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31in" svg:height="3.5453in" svg:x="11.6335in" svg:y="0.6378in">
            <draw:object draw:notify-on-update-of-ranges="Sheet1.A3:Sheet1.A303 Sheet1.H2:Sheet1.H2 Sheet1.H3:Sheet1.H303 Sheet1.A3:Sheet1.A303 Sheet1.I1:Sheet1.I2 Sheet1.I3:Sheet1.I3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1in" svg:height="3.5972in" svg:x="17.937in" svg:y="0.6276in">
            <draw:object draw:notify-on-update-of-ranges="Sheet1.A2:Sheet1.A2 Sheet1.A3:Sheet1.A303 Sheet1.N2:Sheet1.N2 Sheet1.N3:Sheet1.N303 Sheet1.A2:Sheet1.A2 Sheet1.A3:Sheet1.A303 Sheet1.O1:Sheet1.O2 Sheet1.O3:Sheet1.O3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5in" svg:height="3.5449in" svg:x="11.839in" svg:y="4.4449in">
            <draw:object draw:notify-on-update-of-ranges="Sheet1.A2:Sheet1.A2 Sheet1.A3:Sheet1.A303 Sheet1.J2:Sheet1.J2 Sheet1.J3:Sheet1.J303 Sheet1.A2:Sheet1.A2 Sheet1.A3:Sheet1.A303 Sheet1.K1:Sheet1.K2 Sheet1.K3:Sheet1.K3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8.1228in" svg:y="4.4421in">
            <draw:object draw:notify-on-update-of-ranges="Sheet1.A2:Sheet1.A2 Sheet1.A3:Sheet1.A303 Sheet1.L2:Sheet1.L2 Sheet1.L3:Sheet1.L303 Sheet1.A2:Sheet1.A2 Sheet1.A3:Sheet1.A303 Sheet1.M1:Sheet1.M2 Sheet1.M3:Sheet1.M30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fibrin</text:p>
          </table:table-cell>
          <table:covered-table-cell/>
          <table:table-cell office:value-type="string" calcext:value-type="string" table:number-columns-spanned="2" table:number-rows-spanned="1">
            <text:p>pn_ap</text:p>
          </table:table-cell>
          <table:covered-table-cell/>
          <table:table-cell office:value-type="string" calcext:value-type="string" table:number-columns-spanned="2" table:number-rows-spanned="1">
            <text:p>pn</text:p>
          </table:table-cell>
          <table:covered-table-cell/>
          <table:table-cell office:value-type="string" calcext:value-type="string" table:number-columns-spanned="2" table:number-rows-spanned="1">
            <text:p>fibrin</text:p>
          </table:table-cell>
          <table:covered-table-cell/>
          <table:table-cell office:value-type="string" calcext:value-type="string" table:number-columns-spanned="2" table:number-rows-spanned="1">
            <text:p>pn_ap</text:p>
          </table:table-cell>
          <table:covered-table-cell/>
          <table:table-cell office:value-type="string" calcext:value-type="string" table:number-columns-spanned="2" table:number-rows-spanned="1">
            <text:p>pn</text:p>
          </table:table-cell>
          <table:covered-table-cell/>
          <table:table-cell office:value-type="string" calcext:value-type="string">
            <text:p>tpa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 ic_tpa</text:p>
          </table:table-cell>
          <table:table-cell office:value-type="string" calcext:value-type="string">
            <text:p>without ic_tpa</text:p>
          </table:table-cell>
          <table:table-cell office:value-type="string" calcext:value-type="string">
            <text:p>with_ic_tpa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formula="of:=[.B3]*1000" office:value-type="float" office:value="0" calcext:value-type="float">
            <text:p>0</text:p>
          </table:table-cell>
          <table:table-cell table:formula="of:=[.C3]*1000" office:value-type="float" office:value="0" calcext:value-type="float">
            <text:p>0</text:p>
          </table:table-cell>
          <table:table-cell table:formula="of:=[.D3]*1000" office:value-type="float" office:value="0" calcext:value-type="float">
            <text:p>0</text:p>
          </table:table-cell>
          <table:table-cell table:formula="of:=[.E3]*1000" office:value-type="float" office:value="0" calcext:value-type="float">
            <text:p>0</text:p>
          </table:table-cell>
          <table:table-cell table:formula="of:=[.F3]*1000" office:value-type="float" office:value="0" calcext:value-type="float">
            <text:p>0</text:p>
          </table:table-cell>
          <table:table-cell table:formula="of:=[.G3]*1000" office:value-type="float" office:value="0" calcext:value-type="float">
            <text:p>0</text:p>
          </table:table-cell>
          <table:table-cell table:number-columns-repeated="2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0.007" calcext:value-type="float">
            <text:p>10.007</text:p>
          </table:table-cell>
          <table:table-cell table:number-columns-repeated="2" office:value-type="float" office:value="4.7049E-018" calcext:value-type="float">
            <text:p>4.7049E-018</text:p>
          </table:table-cell>
          <table:table-cell office:value-type="float" office:value="6.6124E-018" calcext:value-type="float">
            <text:p>6.6124E-018</text:p>
          </table:table-cell>
          <table:table-cell office:value-type="float" office:value="7.5642E-018" calcext:value-type="float">
            <text:p>7.5642E-018</text:p>
          </table:table-cell>
          <table:table-cell office:value-type="float" office:value="1.4921E-017" calcext:value-type="float">
            <text:p>1.4921E-017</text:p>
          </table:table-cell>
          <table:table-cell office:value-type="float" office:value="1.7258E-017" calcext:value-type="float">
            <text:p>1.7258E-017</text:p>
          </table:table-cell>
          <table:table-cell table:formula="of:=[.B4]*1000" office:value-type="float" office:value="4.7049E-015" calcext:value-type="float">
            <text:p>4.7049E-015</text:p>
          </table:table-cell>
          <table:table-cell table:formula="of:=[.C4]*1000" office:value-type="float" office:value="4.7049E-015" calcext:value-type="float">
            <text:p>4.7049E-015</text:p>
          </table:table-cell>
          <table:table-cell table:formula="of:=[.D4]*1000" office:value-type="float" office:value="6.6124E-015" calcext:value-type="float">
            <text:p>6.6124E-015</text:p>
          </table:table-cell>
          <table:table-cell table:formula="of:=[.E4]*1000" office:value-type="float" office:value="7.5642E-015" calcext:value-type="float">
            <text:p>7.5642E-015</text:p>
          </table:table-cell>
          <table:table-cell table:formula="of:=[.F4]*1000" office:value-type="float" office:value="0.000000000000014921" calcext:value-type="float">
            <text:p>1.4921E-014</text:p>
          </table:table-cell>
          <table:table-cell table:formula="of:=[.G4]*1000" office:value-type="float" office:value="0.000000000000017258" calcext:value-type="float">
            <text:p>1.7258E-014</text:p>
          </table:table-cell>
          <table:table-cell office:value-type="float" office:value="1.7494" calcext:value-type="float">
            <text:p>1.749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20.086" calcext:value-type="float">
            <text:p>20.086</text:p>
          </table:table-cell>
          <table:table-cell table:number-columns-repeated="2" office:value-type="float" office:value="7.7131E-015" calcext:value-type="float">
            <text:p>7.7131E-015</text:p>
          </table:table-cell>
          <table:table-cell office:value-type="float" office:value="1.7978E-015" calcext:value-type="float">
            <text:p>1.7978E-015</text:p>
          </table:table-cell>
          <table:table-cell office:value-type="float" office:value="2.1412E-015" calcext:value-type="float">
            <text:p>2.1412E-015</text:p>
          </table:table-cell>
          <table:table-cell office:value-type="float" office:value="2.0338E-015" calcext:value-type="float">
            <text:p>2.0338E-015</text:p>
          </table:table-cell>
          <table:table-cell office:value-type="float" office:value="2.4605E-015" calcext:value-type="float">
            <text:p>2.4605E-015</text:p>
          </table:table-cell>
          <table:table-cell table:formula="of:=[.B5]*1000" office:value-type="float" office:value="0.0000000000077131" calcext:value-type="float">
            <text:p>7.7131E-012</text:p>
          </table:table-cell>
          <table:table-cell table:formula="of:=[.C5]*1000" office:value-type="float" office:value="0.0000000000077131" calcext:value-type="float">
            <text:p>7.7131E-012</text:p>
          </table:table-cell>
          <table:table-cell table:formula="of:=[.D5]*1000" office:value-type="float" office:value="0.0000000000017978" calcext:value-type="float">
            <text:p>1.7978E-012</text:p>
          </table:table-cell>
          <table:table-cell table:formula="of:=[.E5]*1000" office:value-type="float" office:value="0.0000000000021412" calcext:value-type="float">
            <text:p>2.1412E-012</text:p>
          </table:table-cell>
          <table:table-cell table:formula="of:=[.F5]*1000" office:value-type="float" office:value="0.0000000000020338" calcext:value-type="float">
            <text:p>2.0338E-012</text:p>
          </table:table-cell>
          <table:table-cell table:formula="of:=[.G5]*1000" office:value-type="float" office:value="0.0000000000024605" calcext:value-type="float">
            <text:p>2.4605E-012</text:p>
          </table:table-cell>
          <table:table-cell office:value-type="float" office:value="1.7498" calcext:value-type="float">
            <text:p>1.7498</text:p>
          </table:table-cell>
          <table:table-cell office:value-type="float" office:value="2.0547" calcext:value-type="float">
            <text:p>2.0547</text:p>
          </table:table-cell>
        </table:table-row>
        <table:table-row table:style-name="ro1">
          <table:table-cell office:value-type="float" office:value="30.206" calcext:value-type="float">
            <text:p>30.206</text:p>
          </table:table-cell>
          <table:table-cell table:number-columns-repeated="2" office:value-type="float" office:value="0.00000000000036038" calcext:value-type="float">
            <text:p>3.6038E-013</text:p>
          </table:table-cell>
          <table:table-cell office:value-type="float" office:value="0.00000000000004672" calcext:value-type="float">
            <text:p>4.672E-014</text:p>
          </table:table-cell>
          <table:table-cell office:value-type="float" office:value="0.000000000000059509" calcext:value-type="float">
            <text:p>5.9509E-014</text:p>
          </table:table-cell>
          <table:table-cell office:value-type="float" office:value="0.000000000000027082" calcext:value-type="float">
            <text:p>2.7082E-014</text:p>
          </table:table-cell>
          <table:table-cell office:value-type="float" office:value="0.000000000000034725" calcext:value-type="float">
            <text:p>3.4725E-014</text:p>
          </table:table-cell>
          <table:table-cell table:formula="of:=[.B6]*1000" office:value-type="float" office:value="0.00000000036038" calcext:value-type="float">
            <text:p>3.6038E-010</text:p>
          </table:table-cell>
          <table:table-cell table:formula="of:=[.C6]*1000" office:value-type="float" office:value="0.00000000036038" calcext:value-type="float">
            <text:p>3.6038E-010</text:p>
          </table:table-cell>
          <table:table-cell table:formula="of:=[.D6]*1000" office:value-type="float" office:value="0.00000000004672" calcext:value-type="float">
            <text:p>4.672E-011</text:p>
          </table:table-cell>
          <table:table-cell table:formula="of:=[.E6]*1000" office:value-type="float" office:value="0.000000000059509" calcext:value-type="float">
            <text:p>5.9509E-011</text:p>
          </table:table-cell>
          <table:table-cell table:formula="of:=[.F6]*1000" office:value-type="float" office:value="0.000000000027082" calcext:value-type="float">
            <text:p>2.7082E-011</text:p>
          </table:table-cell>
          <table:table-cell table:formula="of:=[.G6]*1000" office:value-type="float" office:value="0.000000000034725" calcext:value-type="float">
            <text:p>3.4725E-011</text:p>
          </table:table-cell>
          <table:table-cell office:value-type="float" office:value="1.7522" calcext:value-type="float">
            <text:p>1.7522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40.312" calcext:value-type="float">
            <text:p>40.312</text:p>
          </table:table-cell>
          <table:table-cell table:number-columns-repeated="2" office:value-type="float" office:value="0.000000000013058" calcext:value-type="float">
            <text:p>1.3058E-011</text:p>
          </table:table-cell>
          <table:table-cell office:value-type="float" office:value="0.00000000000078477" calcext:value-type="float">
            <text:p>7.8477E-013</text:p>
          </table:table-cell>
          <table:table-cell office:value-type="float" office:value="0.0000000000010199" calcext:value-type="float">
            <text:p>1.0199E-012</text:p>
          </table:table-cell>
          <table:table-cell office:value-type="float" office:value="0.00000000000031126" calcext:value-type="float">
            <text:p>3.1126E-013</text:p>
          </table:table-cell>
          <table:table-cell office:value-type="float" office:value="0.00000000000041105" calcext:value-type="float">
            <text:p>4.1105E-013</text:p>
          </table:table-cell>
          <table:table-cell table:formula="of:=[.B7]*1000" office:value-type="float" office:value="0.000000013058" calcext:value-type="float">
            <text:p>1.3058E-008</text:p>
          </table:table-cell>
          <table:table-cell table:formula="of:=[.C7]*1000" office:value-type="float" office:value="0.000000013058" calcext:value-type="float">
            <text:p>1.3058E-008</text:p>
          </table:table-cell>
          <table:table-cell table:formula="of:=[.D7]*1000" office:value-type="float" office:value="0.00000000078477" calcext:value-type="float">
            <text:p>7.8477E-010</text:p>
          </table:table-cell>
          <table:table-cell table:formula="of:=[.E7]*1000" office:value-type="float" office:value="0.0000000010199" calcext:value-type="float">
            <text:p>0.000000001</text:p>
          </table:table-cell>
          <table:table-cell table:formula="of:=[.F7]*1000" office:value-type="float" office:value="0.00000000031126" calcext:value-type="float">
            <text:p>3.1126E-010</text:p>
          </table:table-cell>
          <table:table-cell table:formula="of:=[.G7]*1000" office:value-type="float" office:value="0.00000000041105" calcext:value-type="float">
            <text:p>4.1105E-010</text:p>
          </table:table-cell>
          <table:table-cell office:value-type="float" office:value="1.7566" calcext:value-type="float">
            <text:p>1.7566</text:p>
          </table:table-cell>
          <table:table-cell office:value-type="float" office:value="2.4026" calcext:value-type="float">
            <text:p>2.4026</text:p>
          </table:table-cell>
        </table:table-row>
        <table:table-row table:style-name="ro1">
          <table:table-cell office:value-type="float" office:value="50.179" calcext:value-type="float">
            <text:p>50.179</text:p>
          </table:table-cell>
          <table:table-cell table:number-columns-repeated="2" office:value-type="float" office:value="0.00000000011504" calcext:value-type="float">
            <text:p>1.1504E-010</text:p>
          </table:table-cell>
          <table:table-cell office:value-type="float" office:value="0.0000000000046291" calcext:value-type="float">
            <text:p>4.6291E-012</text:p>
          </table:table-cell>
          <table:table-cell office:value-type="float" office:value="0.0000000000062482" calcext:value-type="float">
            <text:p>6.2482E-012</text:p>
          </table:table-cell>
          <table:table-cell office:value-type="float" office:value="0.000000000001612" calcext:value-type="float">
            <text:p>1.612E-012</text:p>
          </table:table-cell>
          <table:table-cell office:value-type="float" office:value="0.0000000000022358" calcext:value-type="float">
            <text:p>2.2358E-012</text:p>
          </table:table-cell>
          <table:table-cell table:formula="of:=[.B8]*1000" office:value-type="float" office:value="0.00000011504" calcext:value-type="float">
            <text:p>0.000000115</text:p>
          </table:table-cell>
          <table:table-cell table:formula="of:=[.C8]*1000" office:value-type="float" office:value="0.00000011504" calcext:value-type="float">
            <text:p>0.000000115</text:p>
          </table:table-cell>
          <table:table-cell table:formula="of:=[.D8]*1000" office:value-type="float" office:value="0.0000000046291" calcext:value-type="float">
            <text:p>4.6291E-009</text:p>
          </table:table-cell>
          <table:table-cell table:formula="of:=[.E8]*1000" office:value-type="float" office:value="0.0000000062482" calcext:value-type="float">
            <text:p>6.2482E-009</text:p>
          </table:table-cell>
          <table:table-cell table:formula="of:=[.F8]*1000" office:value-type="float" office:value="0.000000001612" calcext:value-type="float">
            <text:p>1.612E-009</text:p>
          </table:table-cell>
          <table:table-cell table:formula="of:=[.G8]*1000" office:value-type="float" office:value="0.0000000022358" calcext:value-type="float">
            <text:p>2.2358E-009</text:p>
          </table:table-cell>
          <table:table-cell office:value-type="float" office:value="1.7613" calcext:value-type="float">
            <text:p>1.7613</text:p>
          </table:table-cell>
          <table:table-cell office:value-type="float" office:value="2.4833" calcext:value-type="float">
            <text:p>2.4833</text:p>
          </table:table-cell>
        </table:table-row>
        <table:table-row table:style-name="ro1">
          <table:table-cell office:value-type="float" office:value="60.022" calcext:value-type="float">
            <text:p>60.022</text:p>
          </table:table-cell>
          <table:table-cell table:number-columns-repeated="2" office:value-type="float" office:value="0.00000000048399" calcext:value-type="float">
            <text:p>4.8399E-010</text:p>
          </table:table-cell>
          <table:table-cell office:value-type="float" office:value="0.000000000015957" calcext:value-type="float">
            <text:p>1.5957E-011</text:p>
          </table:table-cell>
          <table:table-cell office:value-type="float" office:value="0.000000000022938" calcext:value-type="float">
            <text:p>2.2938E-011</text:p>
          </table:table-cell>
          <table:table-cell office:value-type="float" office:value="0.0000000000051244" calcext:value-type="float">
            <text:p>5.1244E-012</text:p>
          </table:table-cell>
          <table:table-cell office:value-type="float" office:value="0.0000000000075587" calcext:value-type="float">
            <text:p>7.5587E-012</text:p>
          </table:table-cell>
          <table:table-cell table:formula="of:=[.B9]*1000" office:value-type="float" office:value="0.00000048399" calcext:value-type="float">
            <text:p>0.000000484</text:p>
          </table:table-cell>
          <table:table-cell table:formula="of:=[.C9]*1000" office:value-type="float" office:value="0.00000048399" calcext:value-type="float">
            <text:p>0.000000484</text:p>
          </table:table-cell>
          <table:table-cell table:formula="of:=[.D9]*1000" office:value-type="float" office:value="0.000000015957" calcext:value-type="float">
            <text:p>0.000000016</text:p>
          </table:table-cell>
          <table:table-cell table:formula="of:=[.E9]*1000" office:value-type="float" office:value="0.000000022938" calcext:value-type="float">
            <text:p>2.2938E-008</text:p>
          </table:table-cell>
          <table:table-cell table:formula="of:=[.F9]*1000" office:value-type="float" office:value="0.0000000051244" calcext:value-type="float">
            <text:p>5.1244E-009</text:p>
          </table:table-cell>
          <table:table-cell table:formula="of:=[.G9]*1000" office:value-type="float" office:value="0.0000000075587" calcext:value-type="float">
            <text:p>7.5587E-009</text:p>
          </table:table-cell>
          <table:table-cell office:value-type="float" office:value="1.7672" calcext:value-type="float">
            <text:p>1.7672</text:p>
          </table:table-cell>
          <table:table-cell office:value-type="float" office:value="2.6387" calcext:value-type="float">
            <text:p>2.6387</text:p>
          </table:table-cell>
        </table:table-row>
        <table:table-row table:style-name="ro1">
          <table:table-cell office:value-type="float" office:value="70.381" calcext:value-type="float">
            <text:p>70.381</text:p>
          </table:table-cell>
          <table:table-cell table:number-columns-repeated="2" office:value-type="float" office:value="0.0000000022158" calcext:value-type="float">
            <text:p>2.2158E-009</text:p>
          </table:table-cell>
          <table:table-cell office:value-type="float" office:value="0.000000000066038" calcext:value-type="float">
            <text:p>6.6038E-011</text:p>
          </table:table-cell>
          <table:table-cell office:value-type="float" office:value="0.000000000098131" calcext:value-type="float">
            <text:p>9.8131E-011</text:p>
          </table:table-cell>
          <table:table-cell office:value-type="float" office:value="0.000000000018679" calcext:value-type="float">
            <text:p>1.8679E-011</text:p>
          </table:table-cell>
          <table:table-cell office:value-type="float" office:value="0.000000000028306" calcext:value-type="float">
            <text:p>2.8306E-011</text:p>
          </table:table-cell>
          <table:table-cell table:formula="of:=[.B10]*1000" office:value-type="float" office:value="0.0000022158" calcext:value-type="float">
            <text:p>2.2158E-006</text:p>
          </table:table-cell>
          <table:table-cell table:formula="of:=[.C10]*1000" office:value-type="float" office:value="0.0000022158" calcext:value-type="float">
            <text:p>2.2158E-006</text:p>
          </table:table-cell>
          <table:table-cell table:formula="of:=[.D10]*1000" office:value-type="float" office:value="0.000000066038" calcext:value-type="float">
            <text:p>0.000000066</text:p>
          </table:table-cell>
          <table:table-cell table:formula="of:=[.E10]*1000" office:value-type="float" office:value="0.000000098131" calcext:value-type="float">
            <text:p>9.8131E-008</text:p>
          </table:table-cell>
          <table:table-cell table:formula="of:=[.F10]*1000" office:value-type="float" office:value="0.000000018679" calcext:value-type="float">
            <text:p>1.8679E-008</text:p>
          </table:table-cell>
          <table:table-cell table:formula="of:=[.G10]*1000" office:value-type="float" office:value="0.000000028306" calcext:value-type="float">
            <text:p>2.8306E-008</text:p>
          </table:table-cell>
          <table:table-cell office:value-type="float" office:value="1.777" calcext:value-type="float">
            <text:p>1.777</text:p>
          </table:table-cell>
          <table:table-cell office:value-type="float" office:value="2.7374" calcext:value-type="float">
            <text:p>2.7374</text:p>
          </table:table-cell>
        </table:table-row>
        <table:table-row table:style-name="ro1">
          <table:table-cell office:value-type="float" office:value="80.101" calcext:value-type="float">
            <text:p>80.101</text:p>
          </table:table-cell>
          <table:table-cell table:number-columns-repeated="2" office:value-type="float" office:value="0.0000000079164" calcext:value-type="float">
            <text:p>7.9164E-009</text:p>
          </table:table-cell>
          <table:table-cell office:value-type="float" office:value="0.00000000022611" calcext:value-type="float">
            <text:p>2.2611E-010</text:p>
          </table:table-cell>
          <table:table-cell office:value-type="float" office:value="0.00000000034263" calcext:value-type="float">
            <text:p>3.4263E-010</text:p>
          </table:table-cell>
          <table:table-cell office:value-type="float" office:value="0.000000000056914" calcext:value-type="float">
            <text:p>5.6914E-011</text:p>
          </table:table-cell>
          <table:table-cell office:value-type="float" office:value="0.000000000088091" calcext:value-type="float">
            <text:p>8.8091E-011</text:p>
          </table:table-cell>
          <table:table-cell table:formula="of:=[.B11]*1000" office:value-type="float" office:value="0.0000079164" calcext:value-type="float">
            <text:p>7.9164E-006</text:p>
          </table:table-cell>
          <table:table-cell table:formula="of:=[.C11]*1000" office:value-type="float" office:value="0.0000079164" calcext:value-type="float">
            <text:p>7.9164E-006</text:p>
          </table:table-cell>
          <table:table-cell table:formula="of:=[.D11]*1000" office:value-type="float" office:value="0.00000022611" calcext:value-type="float">
            <text:p>2.2611E-007</text:p>
          </table:table-cell>
          <table:table-cell table:formula="of:=[.E11]*1000" office:value-type="float" office:value="0.00000034263" calcext:value-type="float">
            <text:p>3.4263E-007</text:p>
          </table:table-cell>
          <table:table-cell table:formula="of:=[.F11]*1000" office:value-type="float" office:value="0.000000056914" calcext:value-type="float">
            <text:p>5.6914E-008</text:p>
          </table:table-cell>
          <table:table-cell table:formula="of:=[.G11]*1000" office:value-type="float" office:value="0.000000088091" calcext:value-type="float">
            <text:p>8.8091E-008</text:p>
          </table:table-cell>
          <table:table-cell office:value-type="float" office:value="1.7866" calcext:value-type="float">
            <text:p>1.7866</text:p>
          </table:table-cell>
          <table:table-cell office:value-type="float" office:value="2.7954" calcext:value-type="float">
            <text:p>2.7954</text:p>
          </table:table-cell>
        </table:table-row>
        <table:table-row table:style-name="ro1">
          <table:table-cell office:value-type="float" office:value="90.261" calcext:value-type="float">
            <text:p>90.261</text:p>
          </table:table-cell>
          <table:table-cell table:number-columns-repeated="2" office:value-type="float" office:value="0.000000020745" calcext:value-type="float">
            <text:p>2.0745E-008</text:p>
          </table:table-cell>
          <table:table-cell office:value-type="float" office:value="0.0000000005858" calcext:value-type="float">
            <text:p>5.858E-010</text:p>
          </table:table-cell>
          <table:table-cell office:value-type="float" office:value="0.0000000009241" calcext:value-type="float">
            <text:p>9.241E-010</text:p>
          </table:table-cell>
          <table:table-cell office:value-type="float" office:value="0.0000000001357" calcext:value-type="float">
            <text:p>1.357E-010</text:p>
          </table:table-cell>
          <table:table-cell office:value-type="float" office:value="0.0000000002185" calcext:value-type="float">
            <text:p>2.185E-010</text:p>
          </table:table-cell>
          <table:table-cell table:formula="of:=[.B12]*1000" office:value-type="float" office:value="0.000020745" calcext:value-type="float">
            <text:p>0.000020745</text:p>
          </table:table-cell>
          <table:table-cell table:formula="of:=[.C12]*1000" office:value-type="float" office:value="0.000020745" calcext:value-type="float">
            <text:p>0.000020745</text:p>
          </table:table-cell>
          <table:table-cell table:formula="of:=[.D12]*1000" office:value-type="float" office:value="0.0000005858" calcext:value-type="float">
            <text:p>5.858E-007</text:p>
          </table:table-cell>
          <table:table-cell table:formula="of:=[.E12]*1000" office:value-type="float" office:value="0.0000009241" calcext:value-type="float">
            <text:p>9.241E-007</text:p>
          </table:table-cell>
          <table:table-cell table:formula="of:=[.F12]*1000" office:value-type="float" office:value="0.0000001357" calcext:value-type="float">
            <text:p>1.357E-007</text:p>
          </table:table-cell>
          <table:table-cell table:formula="of:=[.G12]*1000" office:value-type="float" office:value="0.0000002185" calcext:value-type="float">
            <text:p>2.185E-007</text:p>
          </table:table-cell>
          <table:table-cell office:value-type="float" office:value="1.7968" calcext:value-type="float">
            <text:p>1.7968</text:p>
          </table:table-cell>
          <table:table-cell office:value-type="float" office:value="2.9171" calcext:value-type="float">
            <text:p>2.9171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table:number-columns-repeated="2" office:value-type="float" office:value="0.000000056219" calcext:value-type="float">
            <text:p>5.6219E-008</text:p>
          </table:table-cell>
          <table:table-cell office:value-type="float" office:value="0.0000000015665" calcext:value-type="float">
            <text:p>1.5665E-009</text:p>
          </table:table-cell>
          <table:table-cell office:value-type="float" office:value="0.0000000025179" calcext:value-type="float">
            <text:p>2.5179E-009</text:p>
          </table:table-cell>
          <table:table-cell office:value-type="float" office:value="0.00000000033813" calcext:value-type="float">
            <text:p>3.3813E-010</text:p>
          </table:table-cell>
          <table:table-cell office:value-type="float" office:value="0.00000000055348" calcext:value-type="float">
            <text:p>5.5348E-010</text:p>
          </table:table-cell>
          <table:table-cell table:formula="of:=[.B13]*1000" office:value-type="float" office:value="0.000056219" calcext:value-type="float">
            <text:p>0.000056219</text:p>
          </table:table-cell>
          <table:table-cell table:formula="of:=[.C13]*1000" office:value-type="float" office:value="0.000056219" calcext:value-type="float">
            <text:p>0.000056219</text:p>
          </table:table-cell>
          <table:table-cell table:formula="of:=[.D13]*1000" office:value-type="float" office:value="0.0000015665" calcext:value-type="float">
            <text:p>1.5665E-006</text:p>
          </table:table-cell>
          <table:table-cell table:formula="of:=[.E13]*1000" office:value-type="float" office:value="0.0000025179" calcext:value-type="float">
            <text:p>2.5179E-006</text:p>
          </table:table-cell>
          <table:table-cell table:formula="of:=[.F13]*1000" office:value-type="float" office:value="0.00000033813" calcext:value-type="float">
            <text:p>3.3813E-007</text:p>
          </table:table-cell>
          <table:table-cell table:formula="of:=[.G13]*1000" office:value-type="float" office:value="0.00000055348" calcext:value-type="float">
            <text:p>5.5348E-007</text:p>
          </table:table-cell>
          <table:table-cell office:value-type="float" office:value="1.8137" calcext:value-type="float">
            <text:p>1.8137</text:p>
          </table:table-cell>
          <table:table-cell office:value-type="float" office:value="2.9903" calcext:value-type="float">
            <text:p>2.9903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table:number-columns-repeated="2" office:value-type="float" office:value="0.00000024706" calcext:value-type="float">
            <text:p>2.4706E-007</text:p>
          </table:table-cell>
          <table:table-cell office:value-type="float" office:value="0.0000000042407" calcext:value-type="float">
            <text:p>4.2407E-009</text:p>
          </table:table-cell>
          <table:table-cell office:value-type="float" office:value="0.0000000069005" calcext:value-type="float">
            <text:p>6.9005E-009</text:p>
          </table:table-cell>
          <table:table-cell office:value-type="float" office:value="0.0000000010551" calcext:value-type="float">
            <text:p>1.0551E-009</text:p>
          </table:table-cell>
          <table:table-cell office:value-type="float" office:value="0.0000000017445" calcext:value-type="float">
            <text:p>1.7445E-009</text:p>
          </table:table-cell>
          <table:table-cell table:formula="of:=[.B14]*1000" office:value-type="float" office:value="0.00024706" calcext:value-type="float">
            <text:p>0.00024706</text:p>
          </table:table-cell>
          <table:table-cell table:formula="of:=[.C14]*1000" office:value-type="float" office:value="0.00024706" calcext:value-type="float">
            <text:p>0.00024706</text:p>
          </table:table-cell>
          <table:table-cell table:formula="of:=[.D14]*1000" office:value-type="float" office:value="0.0000042407" calcext:value-type="float">
            <text:p>4.2407E-006</text:p>
          </table:table-cell>
          <table:table-cell table:formula="of:=[.E14]*1000" office:value-type="float" office:value="0.0000069005" calcext:value-type="float">
            <text:p>6.9005E-006</text:p>
          </table:table-cell>
          <table:table-cell table:formula="of:=[.F14]*1000" office:value-type="float" office:value="0.0000010551" calcext:value-type="float">
            <text:p>1.0551E-006</text:p>
          </table:table-cell>
          <table:table-cell table:formula="of:=[.G14]*1000" office:value-type="float" office:value="0.0000017445" calcext:value-type="float">
            <text:p>1.7445E-006</text:p>
          </table:table-cell>
          <table:table-cell office:value-type="float" office:value="1.8359" calcext:value-type="float">
            <text:p>1.8359</text:p>
          </table:table-cell>
          <table:table-cell office:value-type="float" office:value="3.0448" calcext:value-type="float">
            <text:p>3.0448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0.000036419" calcext:value-type="float">
            <text:p>0.000036419</text:p>
          </table:table-cell>
          <table:table-cell office:value-type="float" office:value="0.000036418" calcext:value-type="float">
            <text:p>0.000036418</text:p>
          </table:table-cell>
          <table:table-cell office:value-type="float" office:value="0.000000025139" calcext:value-type="float">
            <text:p>2.5139E-008</text:p>
          </table:table-cell>
          <table:table-cell office:value-type="float" office:value="0.000000041795" calcext:value-type="float">
            <text:p>4.1795E-008</text:p>
          </table:table-cell>
          <table:table-cell office:value-type="float" office:value="0.000000025487" calcext:value-type="float">
            <text:p>2.5487E-008</text:p>
          </table:table-cell>
          <table:table-cell office:value-type="float" office:value="0.000000042173" calcext:value-type="float">
            <text:p>4.2173E-008</text:p>
          </table:table-cell>
          <table:table-cell table:formula="of:=[.B15]*1000" office:value-type="float" office:value="0.036419" calcext:value-type="float">
            <text:p>0.036419</text:p>
          </table:table-cell>
          <table:table-cell table:formula="of:=[.C15]*1000" office:value-type="float" office:value="0.036418" calcext:value-type="float">
            <text:p>0.036418</text:p>
          </table:table-cell>
          <table:table-cell table:formula="of:=[.D15]*1000" office:value-type="float" office:value="0.000025139" calcext:value-type="float">
            <text:p>0.000025139</text:p>
          </table:table-cell>
          <table:table-cell table:formula="of:=[.E15]*1000" office:value-type="float" office:value="0.000041795" calcext:value-type="float">
            <text:p>0.000041795</text:p>
          </table:table-cell>
          <table:table-cell table:formula="of:=[.F15]*1000" office:value-type="float" office:value="0.000025487" calcext:value-type="float">
            <text:p>0.000025487</text:p>
          </table:table-cell>
          <table:table-cell table:formula="of:=[.G15]*1000" office:value-type="float" office:value="0.000042173" calcext:value-type="float">
            <text:p>0.000042173</text:p>
          </table:table-cell>
          <table:table-cell office:value-type="float" office:value="1.9096" calcext:value-type="float">
            <text:p>1.9096</text:p>
          </table:table-cell>
          <table:table-cell office:value-type="float" office:value="3.1815" calcext:value-type="float">
            <text:p>3.1815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0.0029772" calcext:value-type="float">
            <text:p>0.0029772</text:p>
          </table:table-cell>
          <table:table-cell office:value-type="float" office:value="0.0029769" calcext:value-type="float">
            <text:p>0.0029769</text:p>
          </table:table-cell>
          <table:table-cell office:value-type="float" office:value="0.00000068512" calcext:value-type="float">
            <text:p>6.8512E-007</text:p>
          </table:table-cell>
          <table:table-cell office:value-type="float" office:value="0.0000011073" calcext:value-type="float">
            <text:p>1.1073E-006</text:p>
          </table:table-cell>
          <table:table-cell office:value-type="float" office:value="0.00000028574" calcext:value-type="float">
            <text:p>2.8574E-007</text:p>
          </table:table-cell>
          <table:table-cell office:value-type="float" office:value="0.00000045059" calcext:value-type="float">
            <text:p>4.5059E-007</text:p>
          </table:table-cell>
          <table:table-cell table:formula="of:=[.B16]*1000" office:value-type="float" office:value="2.9772" calcext:value-type="float">
            <text:p>2.9772</text:p>
          </table:table-cell>
          <table:table-cell table:formula="of:=[.C16]*1000" office:value-type="float" office:value="2.9769" calcext:value-type="float">
            <text:p>2.9769</text:p>
          </table:table-cell>
          <table:table-cell table:formula="of:=[.D16]*1000" office:value-type="float" office:value="0.00068512" calcext:value-type="float">
            <text:p>0.00068512</text:p>
          </table:table-cell>
          <table:table-cell table:formula="of:=[.E16]*1000" office:value-type="float" office:value="0.0011073" calcext:value-type="float">
            <text:p>0.0011073</text:p>
          </table:table-cell>
          <table:table-cell table:formula="of:=[.F16]*1000" office:value-type="float" office:value="0.00028574" calcext:value-type="float">
            <text:p>0.00028574</text:p>
          </table:table-cell>
          <table:table-cell table:formula="of:=[.G16]*1000" office:value-type="float" office:value="0.00045059" calcext:value-type="float">
            <text:p>0.00045059</text:p>
          </table:table-cell>
          <table:table-cell office:value-type="float" office:value="2.2799" calcext:value-type="float">
            <text:p>2.2799</text:p>
          </table:table-cell>
          <table:table-cell office:value-type="float" office:value="3.5039" calcext:value-type="float">
            <text:p>3.5039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0.0050414" calcext:value-type="float">
            <text:p>0.0050414</text:p>
          </table:table-cell>
          <table:table-cell office:value-type="float" office:value="0.0050404" calcext:value-type="float">
            <text:p>0.0050404</text:p>
          </table:table-cell>
          <table:table-cell office:value-type="float" office:value="0.0000024905" calcext:value-type="float">
            <text:p>2.4905E-006</text:p>
          </table:table-cell>
          <table:table-cell office:value-type="float" office:value="0.0000038145" calcext:value-type="float">
            <text:p>3.8145E-006</text:p>
          </table:table-cell>
          <table:table-cell office:value-type="float" office:value="0.00000047404" calcext:value-type="float">
            <text:p>0.000000474</text:p>
          </table:table-cell>
          <table:table-cell office:value-type="float" office:value="0.00000068306" calcext:value-type="float">
            <text:p>6.8306E-007</text:p>
          </table:table-cell>
          <table:table-cell table:formula="of:=[.B17]*1000" office:value-type="float" office:value="5.0414" calcext:value-type="float">
            <text:p>5.0414</text:p>
          </table:table-cell>
          <table:table-cell table:formula="of:=[.C17]*1000" office:value-type="float" office:value="5.0404" calcext:value-type="float">
            <text:p>5.0404</text:p>
          </table:table-cell>
          <table:table-cell table:formula="of:=[.D17]*1000" office:value-type="float" office:value="0.0024905" calcext:value-type="float">
            <text:p>0.0024905</text:p>
          </table:table-cell>
          <table:table-cell table:formula="of:=[.E17]*1000" office:value-type="float" office:value="0.0038145" calcext:value-type="float">
            <text:p>0.0038145</text:p>
          </table:table-cell>
          <table:table-cell table:formula="of:=[.F17]*1000" office:value-type="float" office:value="0.00047404" calcext:value-type="float">
            <text:p>0.00047404</text:p>
          </table:table-cell>
          <table:table-cell table:formula="of:=[.G17]*1000" office:value-type="float" office:value="0.00068306" calcext:value-type="float">
            <text:p>0.00068306</text:p>
          </table:table-cell>
          <table:table-cell office:value-type="float" office:value="2.9135" calcext:value-type="float">
            <text:p>2.9135</text:p>
          </table:table-cell>
          <table:table-cell office:value-type="float" office:value="4.0624" calcext:value-type="float">
            <text:p>4.0624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0.0050501" calcext:value-type="float">
            <text:p>0.0050501</text:p>
          </table:table-cell>
          <table:table-cell office:value-type="float" office:value="0.0050486" calcext:value-type="float">
            <text:p>0.0050486</text:p>
          </table:table-cell>
          <table:table-cell office:value-type="float" office:value="0.0000049096" calcext:value-type="float">
            <text:p>4.9096E-006</text:p>
          </table:table-cell>
          <table:table-cell office:value-type="float" office:value="0.0000070681" calcext:value-type="float">
            <text:p>7.0681E-006</text:p>
          </table:table-cell>
          <table:table-cell office:value-type="float" office:value="0.00000060844" calcext:value-type="float">
            <text:p>6.0844E-007</text:p>
          </table:table-cell>
          <table:table-cell office:value-type="float" office:value="0.0000008121" calcext:value-type="float">
            <text:p>8.121E-007</text:p>
          </table:table-cell>
          <table:table-cell table:formula="of:=[.B18]*1000" office:value-type="float" office:value="5.0501" calcext:value-type="float">
            <text:p>5.0501</text:p>
          </table:table-cell>
          <table:table-cell table:formula="of:=[.C18]*1000" office:value-type="float" office:value="5.0486" calcext:value-type="float">
            <text:p>5.0486</text:p>
          </table:table-cell>
          <table:table-cell table:formula="of:=[.D18]*1000" office:value-type="float" office:value="0.0049096" calcext:value-type="float">
            <text:p>0.0049096</text:p>
          </table:table-cell>
          <table:table-cell table:formula="of:=[.E18]*1000" office:value-type="float" office:value="0.0070681" calcext:value-type="float">
            <text:p>0.0070681</text:p>
          </table:table-cell>
          <table:table-cell table:formula="of:=[.F18]*1000" office:value-type="float" office:value="0.00060844" calcext:value-type="float">
            <text:p>0.00060844</text:p>
          </table:table-cell>
          <table:table-cell table:formula="of:=[.G18]*1000" office:value-type="float" office:value="0.0008121" calcext:value-type="float">
            <text:p>0.0008121</text:p>
          </table:table-cell>
          <table:table-cell office:value-type="float" office:value="3.5559" calcext:value-type="float">
            <text:p>3.5559</text:p>
          </table:table-cell>
          <table:table-cell office:value-type="float" office:value="4.6743" calcext:value-type="float">
            <text:p>4.6743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0.0050483" calcext:value-type="float">
            <text:p>0.0050483</text:p>
          </table:table-cell>
          <table:table-cell office:value-type="float" office:value="0.0050462" calcext:value-type="float">
            <text:p>0.0050462</text:p>
          </table:table-cell>
          <table:table-cell office:value-type="float" office:value="0.0000071583" calcext:value-type="float">
            <text:p>7.1583E-006</text:p>
          </table:table-cell>
          <table:table-cell office:value-type="float" office:value="0.0000099588" calcext:value-type="float">
            <text:p>9.9588E-006</text:p>
          </table:table-cell>
          <table:table-cell office:value-type="float" office:value="0.00000065797" calcext:value-type="float">
            <text:p>0.000000658</text:p>
          </table:table-cell>
          <table:table-cell office:value-type="float" office:value="0.00000085579" calcext:value-type="float">
            <text:p>8.5579E-007</text:p>
          </table:table-cell>
          <table:table-cell table:formula="of:=[.B19]*1000" office:value-type="float" office:value="5.0483" calcext:value-type="float">
            <text:p>5.0483</text:p>
          </table:table-cell>
          <table:table-cell table:formula="of:=[.C19]*1000" office:value-type="float" office:value="5.0462" calcext:value-type="float">
            <text:p>5.0462</text:p>
          </table:table-cell>
          <table:table-cell table:formula="of:=[.D19]*1000" office:value-type="float" office:value="0.0071583" calcext:value-type="float">
            <text:p>0.0071583</text:p>
          </table:table-cell>
          <table:table-cell table:formula="of:=[.E19]*1000" office:value-type="float" office:value="0.0099588" calcext:value-type="float">
            <text:p>0.0099588</text:p>
          </table:table-cell>
          <table:table-cell table:formula="of:=[.F19]*1000" office:value-type="float" office:value="0.00065797" calcext:value-type="float">
            <text:p>0.00065797</text:p>
          </table:table-cell>
          <table:table-cell table:formula="of:=[.G19]*1000" office:value-type="float" office:value="0.00085579" calcext:value-type="float">
            <text:p>0.00085579</text:p>
          </table:table-cell>
          <table:table-cell office:value-type="float" office:value="3.726" calcext:value-type="float">
            <text:p>3.726</text:p>
          </table:table-cell>
          <table:table-cell office:value-type="float" office:value="4.8204" calcext:value-type="float">
            <text:p>4.8204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0.0050464" calcext:value-type="float">
            <text:p>0.0050464</text:p>
          </table:table-cell>
          <table:table-cell office:value-type="float" office:value="0.0050438" calcext:value-type="float">
            <text:p>0.0050438</text:p>
          </table:table-cell>
          <table:table-cell office:value-type="float" office:value="0.0000097149" calcext:value-type="float">
            <text:p>9.7149E-006</text:p>
          </table:table-cell>
          <table:table-cell office:value-type="float" office:value="0.000013444" calcext:value-type="float">
            <text:p>0.000013444</text:p>
          </table:table-cell>
          <table:table-cell office:value-type="float" office:value="0.00000065284" calcext:value-type="float">
            <text:p>6.5284E-007</text:p>
          </table:table-cell>
          <table:table-cell office:value-type="float" office:value="0.00000085638" calcext:value-type="float">
            <text:p>8.5638E-007</text:p>
          </table:table-cell>
          <table:table-cell table:formula="of:=[.B20]*1000" office:value-type="float" office:value="5.0464" calcext:value-type="float">
            <text:p>5.0464</text:p>
          </table:table-cell>
          <table:table-cell table:formula="of:=[.C20]*1000" office:value-type="float" office:value="5.0438" calcext:value-type="float">
            <text:p>5.0438</text:p>
          </table:table-cell>
          <table:table-cell table:formula="of:=[.D20]*1000" office:value-type="float" office:value="0.0097149" calcext:value-type="float">
            <text:p>0.0097149</text:p>
          </table:table-cell>
          <table:table-cell table:formula="of:=[.E20]*1000" office:value-type="float" office:value="0.013444" calcext:value-type="float">
            <text:p>0.013444</text:p>
          </table:table-cell>
          <table:table-cell table:formula="of:=[.F20]*1000" office:value-type="float" office:value="0.00065284" calcext:value-type="float">
            <text:p>0.00065284</text:p>
          </table:table-cell>
          <table:table-cell table:formula="of:=[.G20]*1000" office:value-type="float" office:value="0.00085638" calcext:value-type="float">
            <text:p>0.00085638</text:p>
          </table:table-cell>
          <table:table-cell office:value-type="float" office:value="3.6506" calcext:value-type="float">
            <text:p>3.6506</text:p>
          </table:table-cell>
          <table:table-cell office:value-type="float" office:value="4.7765" calcext:value-type="float">
            <text:p>4.7765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0.0050446" calcext:value-type="float">
            <text:p>0.0050446</text:p>
          </table:table-cell>
          <table:table-cell office:value-type="float" office:value="0.0050413" calcext:value-type="float">
            <text:p>0.0050413</text:p>
          </table:table-cell>
          <table:table-cell office:value-type="float" office:value="0.000012822" calcext:value-type="float">
            <text:p>0.000012822</text:p>
          </table:table-cell>
          <table:table-cell office:value-type="float" office:value="0.000017389" calcext:value-type="float">
            <text:p>0.000017389</text:p>
          </table:table-cell>
          <table:table-cell office:value-type="float" office:value="0.00000068417" calcext:value-type="float">
            <text:p>6.8417E-007</text:p>
          </table:table-cell>
          <table:table-cell office:value-type="float" office:value="0.00000089481" calcext:value-type="float">
            <text:p>8.9481E-007</text:p>
          </table:table-cell>
          <table:table-cell table:formula="of:=[.B21]*1000" office:value-type="float" office:value="5.0446" calcext:value-type="float">
            <text:p>5.0446</text:p>
          </table:table-cell>
          <table:table-cell table:formula="of:=[.C21]*1000" office:value-type="float" office:value="5.0413" calcext:value-type="float">
            <text:p>5.0413</text:p>
          </table:table-cell>
          <table:table-cell table:formula="of:=[.D21]*1000" office:value-type="float" office:value="0.012822" calcext:value-type="float">
            <text:p>0.012822</text:p>
          </table:table-cell>
          <table:table-cell table:formula="of:=[.E21]*1000" office:value-type="float" office:value="0.017389" calcext:value-type="float">
            <text:p>0.017389</text:p>
          </table:table-cell>
          <table:table-cell table:formula="of:=[.F21]*1000" office:value-type="float" office:value="0.00068417" calcext:value-type="float">
            <text:p>0.00068417</text:p>
          </table:table-cell>
          <table:table-cell table:formula="of:=[.G21]*1000" office:value-type="float" office:value="0.00089481" calcext:value-type="float">
            <text:p>0.00089481</text:p>
          </table:table-cell>
          <table:table-cell office:value-type="float" office:value="3.8049" calcext:value-type="float">
            <text:p>3.8049</text:p>
          </table:table-cell>
          <table:table-cell office:value-type="float" office:value="4.9624" calcext:value-type="float">
            <text:p>4.9624</text:p>
          </table:table-cell>
        </table:table-row>
        <table:table-row table:style-name="ro1">
          <table:table-cell office:value-type="float" office:value="190.7" calcext:value-type="float">
            <text:p>190.7</text:p>
          </table:table-cell>
          <table:table-cell office:value-type="float" office:value="0.0050426" calcext:value-type="float">
            <text:p>0.0050426</text:p>
          </table:table-cell>
          <table:table-cell office:value-type="float" office:value="0.0050388" calcext:value-type="float">
            <text:p>0.0050388</text:p>
          </table:table-cell>
          <table:table-cell office:value-type="float" office:value="0.000015284" calcext:value-type="float">
            <text:p>0.000015284</text:p>
          </table:table-cell>
          <table:table-cell office:value-type="float" office:value="0.000020521" calcext:value-type="float">
            <text:p>0.000020521</text:p>
          </table:table-cell>
          <table:table-cell office:value-type="float" office:value="0.00000068741" calcext:value-type="float">
            <text:p>6.8741E-007</text:p>
          </table:table-cell>
          <table:table-cell office:value-type="float" office:value="0.00000089944" calcext:value-type="float">
            <text:p>8.9944E-007</text:p>
          </table:table-cell>
          <table:table-cell table:formula="of:=[.B22]*1000" office:value-type="float" office:value="5.0426" calcext:value-type="float">
            <text:p>5.0426</text:p>
          </table:table-cell>
          <table:table-cell table:formula="of:=[.C22]*1000" office:value-type="float" office:value="5.0388" calcext:value-type="float">
            <text:p>5.0388</text:p>
          </table:table-cell>
          <table:table-cell table:formula="of:=[.D22]*1000" office:value-type="float" office:value="0.015284" calcext:value-type="float">
            <text:p>0.015284</text:p>
          </table:table-cell>
          <table:table-cell table:formula="of:=[.E22]*1000" office:value-type="float" office:value="0.020521" calcext:value-type="float">
            <text:p>0.020521</text:p>
          </table:table-cell>
          <table:table-cell table:formula="of:=[.F22]*1000" office:value-type="float" office:value="0.00068741" calcext:value-type="float">
            <text:p>0.00068741</text:p>
          </table:table-cell>
          <table:table-cell table:formula="of:=[.G22]*1000" office:value-type="float" office:value="0.00089944" calcext:value-type="float">
            <text:p>0.00089944</text:p>
          </table:table-cell>
          <table:table-cell office:value-type="float" office:value="3.8015" calcext:value-type="float">
            <text:p>3.8015</text:p>
          </table:table-cell>
          <table:table-cell office:value-type="float" office:value="4.9603" calcext:value-type="float">
            <text:p>4.9603</text:p>
          </table:table-cell>
        </table:table-row>
        <table:table-row table:style-name="ro1">
          <table:table-cell office:value-type="float" office:value="200.7" calcext:value-type="float">
            <text:p>200.7</text:p>
          </table:table-cell>
          <table:table-cell office:value-type="float" office:value="0.0050407" calcext:value-type="float">
            <text:p>0.0050407</text:p>
          </table:table-cell>
          <table:table-cell office:value-type="float" office:value="0.0050362" calcext:value-type="float">
            <text:p>0.0050362</text:p>
          </table:table-cell>
          <table:table-cell office:value-type="float" office:value="0.000017717" calcext:value-type="float">
            <text:p>0.000017717</text:p>
          </table:table-cell>
          <table:table-cell office:value-type="float" office:value="0.000023924" calcext:value-type="float">
            <text:p>0.000023924</text:p>
          </table:table-cell>
          <table:table-cell office:value-type="float" office:value="0.00000067091" calcext:value-type="float">
            <text:p>6.7091E-007</text:p>
          </table:table-cell>
          <table:table-cell office:value-type="float" office:value="0.00000088949" calcext:value-type="float">
            <text:p>8.8949E-007</text:p>
          </table:table-cell>
          <table:table-cell table:formula="of:=[.B23]*1000" office:value-type="float" office:value="5.0407" calcext:value-type="float">
            <text:p>5.0407</text:p>
          </table:table-cell>
          <table:table-cell table:formula="of:=[.C23]*1000" office:value-type="float" office:value="5.0362" calcext:value-type="float">
            <text:p>5.0362</text:p>
          </table:table-cell>
          <table:table-cell table:formula="of:=[.D23]*1000" office:value-type="float" office:value="0.017717" calcext:value-type="float">
            <text:p>0.017717</text:p>
          </table:table-cell>
          <table:table-cell table:formula="of:=[.E23]*1000" office:value-type="float" office:value="0.023924" calcext:value-type="float">
            <text:p>0.023924</text:p>
          </table:table-cell>
          <table:table-cell table:formula="of:=[.F23]*1000" office:value-type="float" office:value="0.00067091" calcext:value-type="float">
            <text:p>0.00067091</text:p>
          </table:table-cell>
          <table:table-cell table:formula="of:=[.G23]*1000" office:value-type="float" office:value="0.00088949" calcext:value-type="float">
            <text:p>0.00088949</text:p>
          </table:table-cell>
          <table:table-cell office:value-type="float" office:value="3.7035" calcext:value-type="float">
            <text:p>3.7035</text:p>
          </table:table-cell>
          <table:table-cell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210.7" calcext:value-type="float">
            <text:p>210.7</text:p>
          </table:table-cell>
          <table:table-cell office:value-type="float" office:value="0.0050388" calcext:value-type="float">
            <text:p>0.0050388</text:p>
          </table:table-cell>
          <table:table-cell office:value-type="float" office:value="0.0050337" calcext:value-type="float">
            <text:p>0.0050337</text:p>
          </table:table-cell>
          <table:table-cell office:value-type="float" office:value="0.000020963" calcext:value-type="float">
            <text:p>0.000020963</text:p>
          </table:table-cell>
          <table:table-cell office:value-type="float" office:value="0.000028049" calcext:value-type="float">
            <text:p>0.000028049</text:p>
          </table:table-cell>
          <table:table-cell office:value-type="float" office:value="0.00000069152" calcext:value-type="float">
            <text:p>6.9152E-007</text:p>
          </table:table-cell>
          <table:table-cell office:value-type="float" office:value="0.00000091631" calcext:value-type="float">
            <text:p>9.1631E-007</text:p>
          </table:table-cell>
          <table:table-cell table:formula="of:=[.B24]*1000" office:value-type="float" office:value="5.0388" calcext:value-type="float">
            <text:p>5.0388</text:p>
          </table:table-cell>
          <table:table-cell table:formula="of:=[.C24]*1000" office:value-type="float" office:value="5.0337" calcext:value-type="float">
            <text:p>5.0337</text:p>
          </table:table-cell>
          <table:table-cell table:formula="of:=[.D24]*1000" office:value-type="float" office:value="0.020963" calcext:value-type="float">
            <text:p>0.020963</text:p>
          </table:table-cell>
          <table:table-cell table:formula="of:=[.E24]*1000" office:value-type="float" office:value="0.028049" calcext:value-type="float">
            <text:p>0.028049</text:p>
          </table:table-cell>
          <table:table-cell table:formula="of:=[.F24]*1000" office:value-type="float" office:value="0.00069152" calcext:value-type="float">
            <text:p>0.00069152</text:p>
          </table:table-cell>
          <table:table-cell table:formula="of:=[.G24]*1000" office:value-type="float" office:value="0.00091631" calcext:value-type="float">
            <text:p>0.00091631</text:p>
          </table:table-cell>
          <table:table-cell office:value-type="float" office:value="3.8096" calcext:value-type="float">
            <text:p>3.8096</text:p>
          </table:table-cell>
          <table:table-cell office:value-type="float" office:value="5.0222" calcext:value-type="float">
            <text:p>5.0222</text:p>
          </table:table-cell>
        </table:table-row>
        <table:table-row table:style-name="ro1">
          <table:table-cell office:value-type="float" office:value="220.7" calcext:value-type="float">
            <text:p>220.7</text:p>
          </table:table-cell>
          <table:table-cell office:value-type="float" office:value="0.0050368" calcext:value-type="float">
            <text:p>0.0050368</text:p>
          </table:table-cell>
          <table:table-cell office:value-type="float" office:value="0.0050311" calcext:value-type="float">
            <text:p>0.0050311</text:p>
          </table:table-cell>
          <table:table-cell office:value-type="float" office:value="0.000023454" calcext:value-type="float">
            <text:p>0.000023454</text:p>
          </table:table-cell>
          <table:table-cell office:value-type="float" office:value="0.000031256" calcext:value-type="float">
            <text:p>0.000031256</text:p>
          </table:table-cell>
          <table:table-cell office:value-type="float" office:value="0.00000069245" calcext:value-type="float">
            <text:p>6.9245E-007</text:p>
          </table:table-cell>
          <table:table-cell office:value-type="float" office:value="0.00000091858" calcext:value-type="float">
            <text:p>9.1858E-007</text:p>
          </table:table-cell>
          <table:table-cell table:formula="of:=[.B25]*1000" office:value-type="float" office:value="5.0368" calcext:value-type="float">
            <text:p>5.0368</text:p>
          </table:table-cell>
          <table:table-cell table:formula="of:=[.C25]*1000" office:value-type="float" office:value="5.0311" calcext:value-type="float">
            <text:p>5.0311</text:p>
          </table:table-cell>
          <table:table-cell table:formula="of:=[.D25]*1000" office:value-type="float" office:value="0.023454" calcext:value-type="float">
            <text:p>0.023454</text:p>
          </table:table-cell>
          <table:table-cell table:formula="of:=[.E25]*1000" office:value-type="float" office:value="0.031256" calcext:value-type="float">
            <text:p>0.031256</text:p>
          </table:table-cell>
          <table:table-cell table:formula="of:=[.F25]*1000" office:value-type="float" office:value="0.00069245" calcext:value-type="float">
            <text:p>0.00069245</text:p>
          </table:table-cell>
          <table:table-cell table:formula="of:=[.G25]*1000" office:value-type="float" office:value="0.00091858" calcext:value-type="float">
            <text:p>0.00091858</text:p>
          </table:table-cell>
          <table:table-cell office:value-type="float" office:value="3.7996" calcext:value-type="float">
            <text:p>3.7996</text:p>
          </table:table-cell>
          <table:table-cell office:value-type="float" office:value="5.0125" calcext:value-type="float">
            <text:p>5.0125</text:p>
          </table:table-cell>
        </table:table-row>
        <table:table-row table:style-name="ro1">
          <table:table-cell office:value-type="float" office:value="230.7" calcext:value-type="float">
            <text:p>230.7</text:p>
          </table:table-cell>
          <table:table-cell office:value-type="float" office:value="0.0050349" calcext:value-type="float">
            <text:p>0.0050349</text:p>
          </table:table-cell>
          <table:table-cell office:value-type="float" office:value="0.0050285" calcext:value-type="float">
            <text:p>0.0050285</text:p>
          </table:table-cell>
          <table:table-cell office:value-type="float" office:value="0.000025806" calcext:value-type="float">
            <text:p>0.000025806</text:p>
          </table:table-cell>
          <table:table-cell office:value-type="float" office:value="0.000034603" calcext:value-type="float">
            <text:p>0.000034603</text:p>
          </table:table-cell>
          <table:table-cell office:value-type="float" office:value="0.00000068003" calcext:value-type="float">
            <text:p>0.00000068</text:p>
          </table:table-cell>
          <table:table-cell office:value-type="float" office:value="0.00000091142" calcext:value-type="float">
            <text:p>9.1142E-007</text:p>
          </table:table-cell>
          <table:table-cell table:formula="of:=[.B26]*1000" office:value-type="float" office:value="5.0349" calcext:value-type="float">
            <text:p>5.0349</text:p>
          </table:table-cell>
          <table:table-cell table:formula="of:=[.C26]*1000" office:value-type="float" office:value="5.0285" calcext:value-type="float">
            <text:p>5.0285</text:p>
          </table:table-cell>
          <table:table-cell table:formula="of:=[.D26]*1000" office:value-type="float" office:value="0.025806" calcext:value-type="float">
            <text:p>0.025806</text:p>
          </table:table-cell>
          <table:table-cell table:formula="of:=[.E26]*1000" office:value-type="float" office:value="0.034603" calcext:value-type="float">
            <text:p>0.034603</text:p>
          </table:table-cell>
          <table:table-cell table:formula="of:=[.F26]*1000" office:value-type="float" office:value="0.00068003" calcext:value-type="float">
            <text:p>0.00068003</text:p>
          </table:table-cell>
          <table:table-cell table:formula="of:=[.G26]*1000" office:value-type="float" office:value="0.00091142" calcext:value-type="float">
            <text:p>0.00091142</text:p>
          </table:table-cell>
          <table:table-cell office:value-type="float" office:value="3.7259" calcext:value-type="float">
            <text:p>3.7259</text:p>
          </table:table-cell>
          <table:table-cell office:value-type="float" office:value="4.9607" calcext:value-type="float">
            <text:p>4.9607</text:p>
          </table:table-cell>
        </table:table-row>
        <table:table-row table:style-name="ro1">
          <table:table-cell office:value-type="float" office:value="240.7" calcext:value-type="float">
            <text:p>240.7</text:p>
          </table:table-cell>
          <table:table-cell office:value-type="float" office:value="0.005033" calcext:value-type="float">
            <text:p>0.005033</text:p>
          </table:table-cell>
          <table:table-cell office:value-type="float" office:value="0.0050259" calcext:value-type="float">
            <text:p>0.0050259</text:p>
          </table:table-cell>
          <table:table-cell office:value-type="float" office:value="0.000029098" calcext:value-type="float">
            <text:p>0.000029098</text:p>
          </table:table-cell>
          <table:table-cell office:value-type="float" office:value="0.000038804" calcext:value-type="float">
            <text:p>0.000038804</text:p>
          </table:table-cell>
          <table:table-cell office:value-type="float" office:value="0.00000069658" calcext:value-type="float">
            <text:p>6.9658E-007</text:p>
          </table:table-cell>
          <table:table-cell office:value-type="float" office:value="0.00000093294" calcext:value-type="float">
            <text:p>9.3294E-007</text:p>
          </table:table-cell>
          <table:table-cell table:formula="of:=[.B27]*1000" office:value-type="float" office:value="5.033" calcext:value-type="float">
            <text:p>5.033</text:p>
          </table:table-cell>
          <table:table-cell table:formula="of:=[.C27]*1000" office:value-type="float" office:value="5.0259" calcext:value-type="float">
            <text:p>5.0259</text:p>
          </table:table-cell>
          <table:table-cell table:formula="of:=[.D27]*1000" office:value-type="float" office:value="0.029098" calcext:value-type="float">
            <text:p>0.029098</text:p>
          </table:table-cell>
          <table:table-cell table:formula="of:=[.E27]*1000" office:value-type="float" office:value="0.038804" calcext:value-type="float">
            <text:p>0.038804</text:p>
          </table:table-cell>
          <table:table-cell table:formula="of:=[.F27]*1000" office:value-type="float" office:value="0.00069658" calcext:value-type="float">
            <text:p>0.00069658</text:p>
          </table:table-cell>
          <table:table-cell table:formula="of:=[.G27]*1000" office:value-type="float" office:value="0.00093294" calcext:value-type="float">
            <text:p>0.00093294</text:p>
          </table:table-cell>
          <table:table-cell office:value-type="float" office:value="3.8081" calcext:value-type="float">
            <text:p>3.8081</text:p>
          </table:table-cell>
          <table:table-cell office:value-type="float" office:value="5.0598" calcext:value-type="float">
            <text:p>5.0598</text:p>
          </table:table-cell>
        </table:table-row>
        <table:table-row table:style-name="ro1">
          <table:table-cell office:value-type="float" office:value="250.7" calcext:value-type="float">
            <text:p>250.7</text:p>
          </table:table-cell>
          <table:table-cell office:value-type="float" office:value="0.005031" calcext:value-type="float">
            <text:p>0.005031</text:p>
          </table:table-cell>
          <table:table-cell office:value-type="float" office:value="0.0050233" calcext:value-type="float">
            <text:p>0.0050233</text:p>
          </table:table-cell>
          <table:table-cell office:value-type="float" office:value="0.000031604" calcext:value-type="float">
            <text:p>0.000031604</text:p>
          </table:table-cell>
          <table:table-cell office:value-type="float" office:value="0.000042065" calcext:value-type="float">
            <text:p>0.000042065</text:p>
          </table:table-cell>
          <table:table-cell office:value-type="float" office:value="0.00000069728" calcext:value-type="float">
            <text:p>6.9728E-007</text:p>
          </table:table-cell>
          <table:table-cell office:value-type="float" office:value="0.00000093481" calcext:value-type="float">
            <text:p>9.3481E-007</text:p>
          </table:table-cell>
          <table:table-cell table:formula="of:=[.B28]*1000" office:value-type="float" office:value="5.031" calcext:value-type="float">
            <text:p>5.031</text:p>
          </table:table-cell>
          <table:table-cell table:formula="of:=[.C28]*1000" office:value-type="float" office:value="5.0233" calcext:value-type="float">
            <text:p>5.0233</text:p>
          </table:table-cell>
          <table:table-cell table:formula="of:=[.D28]*1000" office:value-type="float" office:value="0.031604" calcext:value-type="float">
            <text:p>0.031604</text:p>
          </table:table-cell>
          <table:table-cell table:formula="of:=[.E28]*1000" office:value-type="float" office:value="0.042065" calcext:value-type="float">
            <text:p>0.042065</text:p>
          </table:table-cell>
          <table:table-cell table:formula="of:=[.F28]*1000" office:value-type="float" office:value="0.00069728" calcext:value-type="float">
            <text:p>0.00069728</text:p>
          </table:table-cell>
          <table:table-cell table:formula="of:=[.G28]*1000" office:value-type="float" office:value="0.00093481" calcext:value-type="float">
            <text:p>0.00093481</text:p>
          </table:table-cell>
          <table:table-cell office:value-type="float" office:value="3.7983" calcext:value-type="float">
            <text:p>3.7983</text:p>
          </table:table-cell>
          <table:table-cell office:value-type="float" office:value="5.0492" calcext:value-type="float">
            <text:p>5.0492</text:p>
          </table:table-cell>
        </table:table-row>
        <table:table-row table:style-name="ro1">
          <table:table-cell office:value-type="float" office:value="260.7" calcext:value-type="float">
            <text:p>260.7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050207" calcext:value-type="float">
            <text:p>0.0050207</text:p>
          </table:table-cell>
          <table:table-cell office:value-type="float" office:value="0.000033935" calcext:value-type="float">
            <text:p>0.000033935</text:p>
          </table:table-cell>
          <table:table-cell office:value-type="float" office:value="0.000045403" calcext:value-type="float">
            <text:p>0.000045403</text:p>
          </table:table-cell>
          <table:table-cell office:value-type="float" office:value="0.00000068847" calcext:value-type="float">
            <text:p>6.8847E-007</text:p>
          </table:table-cell>
          <table:table-cell office:value-type="float" office:value="0.00000093025" calcext:value-type="float">
            <text:p>9.3025E-007</text:p>
          </table:table-cell>
          <table:table-cell table:formula="of:=[.B29]*1000" office:value-type="float" office:value="5.029" calcext:value-type="float">
            <text:p>5.029</text:p>
          </table:table-cell>
          <table:table-cell table:formula="of:=[.C29]*1000" office:value-type="float" office:value="5.0207" calcext:value-type="float">
            <text:p>5.0207</text:p>
          </table:table-cell>
          <table:table-cell table:formula="of:=[.D29]*1000" office:value-type="float" office:value="0.033935" calcext:value-type="float">
            <text:p>0.033935</text:p>
          </table:table-cell>
          <table:table-cell table:formula="of:=[.E29]*1000" office:value-type="float" office:value="0.045403" calcext:value-type="float">
            <text:p>0.045403</text:p>
          </table:table-cell>
          <table:table-cell table:formula="of:=[.F29]*1000" office:value-type="float" office:value="0.00068847" calcext:value-type="float">
            <text:p>0.00068847</text:p>
          </table:table-cell>
          <table:table-cell table:formula="of:=[.G29]*1000" office:value-type="float" office:value="0.00093025" calcext:value-type="float">
            <text:p>0.00093025</text:p>
          </table:table-cell>
          <table:table-cell office:value-type="float" office:value="3.7443" calcext:value-type="float">
            <text:p>3.7443</text:p>
          </table:table-cell>
          <table:table-cell office:value-type="float" office:value="5.0111" calcext:value-type="float">
            <text:p>5.0111</text:p>
          </table:table-cell>
        </table:table-row>
        <table:table-row table:style-name="ro1">
          <table:table-cell office:value-type="float" office:value="270.7" calcext:value-type="float">
            <text:p>270.7</text:p>
          </table:table-cell>
          <table:table-cell office:value-type="float" office:value="0.0050271" calcext:value-type="float">
            <text:p>0.0050271</text:p>
          </table:table-cell>
          <table:table-cell office:value-type="float" office:value="0.005018" calcext:value-type="float">
            <text:p>0.005018</text:p>
          </table:table-cell>
          <table:table-cell office:value-type="float" office:value="0.000037226" calcext:value-type="float">
            <text:p>0.000037226</text:p>
          </table:table-cell>
          <table:table-cell office:value-type="float" office:value="0.00004962" calcext:value-type="float">
            <text:p>0.00004962</text:p>
          </table:table-cell>
          <table:table-cell office:value-type="float" office:value="0.000000702" calcext:value-type="float">
            <text:p>0.000000702</text:p>
          </table:table-cell>
          <table:table-cell office:value-type="float" office:value="0.00000094783" calcext:value-type="float">
            <text:p>9.4783E-007</text:p>
          </table:table-cell>
          <table:table-cell table:formula="of:=[.B30]*1000" office:value-type="float" office:value="5.0271" calcext:value-type="float">
            <text:p>5.0271</text:p>
          </table:table-cell>
          <table:table-cell table:formula="of:=[.C30]*1000" office:value-type="float" office:value="5.018" calcext:value-type="float">
            <text:p>5.018</text:p>
          </table:table-cell>
          <table:table-cell table:formula="of:=[.D30]*1000" office:value-type="float" office:value="0.037226" calcext:value-type="float">
            <text:p>0.037226</text:p>
          </table:table-cell>
          <table:table-cell table:formula="of:=[.E30]*1000" office:value-type="float" office:value="0.04962" calcext:value-type="float">
            <text:p>0.04962</text:p>
          </table:table-cell>
          <table:table-cell table:formula="of:=[.F30]*1000" office:value-type="float" office:value="0.000702" calcext:value-type="float">
            <text:p>0.000702</text:p>
          </table:table-cell>
          <table:table-cell table:formula="of:=[.G30]*1000" office:value-type="float" office:value="0.00094783" calcext:value-type="float">
            <text:p>0.00094783</text:p>
          </table:table-cell>
          <table:table-cell office:value-type="float" office:value="3.8085" calcext:value-type="float">
            <text:p>3.8085</text:p>
          </table:table-cell>
          <table:table-cell office:value-type="float" office:value="5.087" calcext:value-type="float">
            <text:p>5.087</text:p>
          </table:table-cell>
        </table:table-row>
        <table:table-row table:style-name="ro1">
          <table:table-cell office:value-type="float" office:value="280.7" calcext:value-type="float">
            <text:p>280.7</text:p>
          </table:table-cell>
          <table:table-cell office:value-type="float" office:value="0.0050251" calcext:value-type="float">
            <text:p>0.0050251</text:p>
          </table:table-cell>
          <table:table-cell office:value-type="float" office:value="0.0050153" calcext:value-type="float">
            <text:p>0.0050153</text:p>
          </table:table-cell>
          <table:table-cell office:value-type="float" office:value="0.000039746" calcext:value-type="float">
            <text:p>0.000039746</text:p>
          </table:table-cell>
          <table:table-cell office:value-type="float" office:value="0.000052926" calcext:value-type="float">
            <text:p>0.000052926</text:p>
          </table:table-cell>
          <table:table-cell office:value-type="float" office:value="0.0000007027" calcext:value-type="float">
            <text:p>7.027E-007</text:p>
          </table:table-cell>
          <table:table-cell office:value-type="float" office:value="0.00000094964" calcext:value-type="float">
            <text:p>9.4964E-007</text:p>
          </table:table-cell>
          <table:table-cell table:formula="of:=[.B31]*1000" office:value-type="float" office:value="5.0251" calcext:value-type="float">
            <text:p>5.0251</text:p>
          </table:table-cell>
          <table:table-cell table:formula="of:=[.C31]*1000" office:value-type="float" office:value="5.0153" calcext:value-type="float">
            <text:p>5.0153</text:p>
          </table:table-cell>
          <table:table-cell table:formula="of:=[.D31]*1000" office:value-type="float" office:value="0.039746" calcext:value-type="float">
            <text:p>0.039746</text:p>
          </table:table-cell>
          <table:table-cell table:formula="of:=[.E31]*1000" office:value-type="float" office:value="0.052926" calcext:value-type="float">
            <text:p>0.052926</text:p>
          </table:table-cell>
          <table:table-cell table:formula="of:=[.F31]*1000" office:value-type="float" office:value="0.0007027" calcext:value-type="float">
            <text:p>0.0007027</text:p>
          </table:table-cell>
          <table:table-cell table:formula="of:=[.G31]*1000" office:value-type="float" office:value="0.00094964" calcext:value-type="float">
            <text:p>0.00094964</text:p>
          </table:table-cell>
          <table:table-cell office:value-type="float" office:value="3.7998" calcext:value-type="float">
            <text:p>3.7998</text:p>
          </table:table-cell>
          <table:table-cell office:value-type="float" office:value="5.0767" calcext:value-type="float">
            <text:p>5.0767</text:p>
          </table:table-cell>
        </table:table-row>
        <table:table-row table:style-name="ro1">
          <table:table-cell office:value-type="float" office:value="290.7" calcext:value-type="float">
            <text:p>290.7</text:p>
          </table:table-cell>
          <table:table-cell office:value-type="float" office:value="0.0050231" calcext:value-type="float">
            <text:p>0.0050231</text:p>
          </table:table-cell>
          <table:table-cell office:value-type="float" office:value="0.0050127" calcext:value-type="float">
            <text:p>0.0050127</text:p>
          </table:table-cell>
          <table:table-cell office:value-type="float" office:value="0.000042093" calcext:value-type="float">
            <text:p>0.000042093</text:p>
          </table:table-cell>
          <table:table-cell office:value-type="float" office:value="0.000056284" calcext:value-type="float">
            <text:p>0.000056284</text:p>
          </table:table-cell>
          <table:table-cell office:value-type="float" office:value="0.00000069666" calcext:value-type="float">
            <text:p>6.9666E-007</text:p>
          </table:table-cell>
          <table:table-cell office:value-type="float" office:value="0.00000094713" calcext:value-type="float">
            <text:p>9.4713E-007</text:p>
          </table:table-cell>
          <table:table-cell table:formula="of:=[.B32]*1000" office:value-type="float" office:value="5.0231" calcext:value-type="float">
            <text:p>5.0231</text:p>
          </table:table-cell>
          <table:table-cell table:formula="of:=[.C32]*1000" office:value-type="float" office:value="5.0127" calcext:value-type="float">
            <text:p>5.0127</text:p>
          </table:table-cell>
          <table:table-cell table:formula="of:=[.D32]*1000" office:value-type="float" office:value="0.042093" calcext:value-type="float">
            <text:p>0.042093</text:p>
          </table:table-cell>
          <table:table-cell table:formula="of:=[.E32]*1000" office:value-type="float" office:value="0.056284" calcext:value-type="float">
            <text:p>0.056284</text:p>
          </table:table-cell>
          <table:table-cell table:formula="of:=[.F32]*1000" office:value-type="float" office:value="0.00069666" calcext:value-type="float">
            <text:p>0.00069666</text:p>
          </table:table-cell>
          <table:table-cell table:formula="of:=[.G32]*1000" office:value-type="float" office:value="0.00094713" calcext:value-type="float">
            <text:p>0.00094713</text:p>
          </table:table-cell>
          <table:table-cell office:value-type="float" office:value="3.7606" calcext:value-type="float">
            <text:p>3.7606</text:p>
          </table:table-cell>
          <table:table-cell office:value-type="float" office:value="5.0491" calcext:value-type="float">
            <text:p>5.0491</text:p>
          </table:table-cell>
        </table:table-row>
        <table:table-row table:style-name="ro1">
          <table:table-cell office:value-type="float" office:value="300.7" calcext:value-type="float">
            <text:p>300.7</text:p>
          </table:table-cell>
          <table:table-cell office:value-type="float" office:value="0.0050211" calcext:value-type="float">
            <text:p>0.0050211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000045354" calcext:value-type="float">
            <text:p>0.000045354</text:p>
          </table:table-cell>
          <table:table-cell office:value-type="float" office:value="0.00006048" calcext:value-type="float">
            <text:p>0.00006048</text:p>
          </table:table-cell>
          <table:table-cell office:value-type="float" office:value="0.00000070782" calcext:value-type="float">
            <text:p>7.0782E-007</text:p>
          </table:table-cell>
          <table:table-cell office:value-type="float" office:value="0.00000096169" calcext:value-type="float">
            <text:p>9.6169E-007</text:p>
          </table:table-cell>
          <table:table-cell table:formula="of:=[.B33]*1000" office:value-type="float" office:value="5.0211" calcext:value-type="float">
            <text:p>5.0211</text:p>
          </table:table-cell>
          <table:table-cell table:formula="of:=[.C33]*1000" office:value-type="float" office:value="5.01" calcext:value-type="float">
            <text:p>5.01</text:p>
          </table:table-cell>
          <table:table-cell table:formula="of:=[.D33]*1000" office:value-type="float" office:value="0.045354" calcext:value-type="float">
            <text:p>0.045354</text:p>
          </table:table-cell>
          <table:table-cell table:formula="of:=[.E33]*1000" office:value-type="float" office:value="0.06048" calcext:value-type="float">
            <text:p>0.06048</text:p>
          </table:table-cell>
          <table:table-cell table:formula="of:=[.F33]*1000" office:value-type="float" office:value="0.00070782" calcext:value-type="float">
            <text:p>0.00070782</text:p>
          </table:table-cell>
          <table:table-cell table:formula="of:=[.G33]*1000" office:value-type="float" office:value="0.00096169" calcext:value-type="float">
            <text:p>0.00096169</text:p>
          </table:table-cell>
          <table:table-cell office:value-type="float" office:value="3.8108" calcext:value-type="float">
            <text:p>3.8108</text:p>
          </table:table-cell>
          <table:table-cell office:value-type="float" office:value="5.1073" calcext:value-type="float">
            <text:p>5.1073</text:p>
          </table:table-cell>
        </table:table-row>
        <table:table-row table:style-name="ro1">
          <table:table-cell office:value-type="float" office:value="310.7" calcext:value-type="float">
            <text:p>310.7</text:p>
          </table:table-cell>
          <table:table-cell office:value-type="float" office:value="0.0050191" calcext:value-type="float">
            <text:p>0.0050191</text:p>
          </table:table-cell>
          <table:table-cell office:value-type="float" office:value="0.0050073" calcext:value-type="float">
            <text:p>0.0050073</text:p>
          </table:table-cell>
          <table:table-cell office:value-type="float" office:value="0.000047887" calcext:value-type="float">
            <text:p>0.000047887</text:p>
          </table:table-cell>
          <table:table-cell office:value-type="float" office:value="0.000063827" calcext:value-type="float">
            <text:p>0.000063827</text:p>
          </table:table-cell>
          <table:table-cell office:value-type="float" office:value="0.00000070862" calcext:value-type="float">
            <text:p>7.0862E-007</text:p>
          </table:table-cell>
          <table:table-cell office:value-type="float" office:value="0.0000009636" calcext:value-type="float">
            <text:p>9.636E-007</text:p>
          </table:table-cell>
          <table:table-cell table:formula="of:=[.B34]*1000" office:value-type="float" office:value="5.0191" calcext:value-type="float">
            <text:p>5.0191</text:p>
          </table:table-cell>
          <table:table-cell table:formula="of:=[.C34]*1000" office:value-type="float" office:value="5.0073" calcext:value-type="float">
            <text:p>5.0073</text:p>
          </table:table-cell>
          <table:table-cell table:formula="of:=[.D34]*1000" office:value-type="float" office:value="0.047887" calcext:value-type="float">
            <text:p>0.047887</text:p>
          </table:table-cell>
          <table:table-cell table:formula="of:=[.E34]*1000" office:value-type="float" office:value="0.063827" calcext:value-type="float">
            <text:p>0.063827</text:p>
          </table:table-cell>
          <table:table-cell table:formula="of:=[.F34]*1000" office:value-type="float" office:value="0.00070862" calcext:value-type="float">
            <text:p>0.00070862</text:p>
          </table:table-cell>
          <table:table-cell table:formula="of:=[.G34]*1000" office:value-type="float" office:value="0.0009636" calcext:value-type="float">
            <text:p>0.0009636</text:p>
          </table:table-cell>
          <table:table-cell office:value-type="float" office:value="3.8034" calcext:value-type="float">
            <text:p>3.8034</text:p>
          </table:table-cell>
          <table:table-cell office:value-type="float" office:value="5.0981" calcext:value-type="float">
            <text:p>5.0981</text:p>
          </table:table-cell>
        </table:table-row>
        <table:table-row table:style-name="ro1">
          <table:table-cell office:value-type="float" office:value="320.7" calcext:value-type="float">
            <text:p>320.7</text:p>
          </table:table-cell>
          <table:table-cell office:value-type="float" office:value="0.0050171" calcext:value-type="float">
            <text:p>0.0050171</text:p>
          </table:table-cell>
          <table:table-cell office:value-type="float" office:value="0.0050046" calcext:value-type="float">
            <text:p>0.0050046</text:p>
          </table:table-cell>
          <table:table-cell office:value-type="float" office:value="0.00005027" calcext:value-type="float">
            <text:p>0.00005027</text:p>
          </table:table-cell>
          <table:table-cell office:value-type="float" office:value="0.000067218" calcext:value-type="float">
            <text:p>0.000067218</text:p>
          </table:table-cell>
          <table:table-cell office:value-type="float" office:value="0.00000070469" calcext:value-type="float">
            <text:p>7.0469E-007</text:p>
          </table:table-cell>
          <table:table-cell office:value-type="float" office:value="0.00000096269" calcext:value-type="float">
            <text:p>9.6269E-007</text:p>
          </table:table-cell>
          <table:table-cell table:formula="of:=[.B35]*1000" office:value-type="float" office:value="5.0171" calcext:value-type="float">
            <text:p>5.0171</text:p>
          </table:table-cell>
          <table:table-cell table:formula="of:=[.C35]*1000" office:value-type="float" office:value="5.0046" calcext:value-type="float">
            <text:p>5.0046</text:p>
          </table:table-cell>
          <table:table-cell table:formula="of:=[.D35]*1000" office:value-type="float" office:value="0.05027" calcext:value-type="float">
            <text:p>0.05027</text:p>
          </table:table-cell>
          <table:table-cell table:formula="of:=[.E35]*1000" office:value-type="float" office:value="0.067218" calcext:value-type="float">
            <text:p>0.067218</text:p>
          </table:table-cell>
          <table:table-cell table:formula="of:=[.F35]*1000" office:value-type="float" office:value="0.00070469" calcext:value-type="float">
            <text:p>0.00070469</text:p>
          </table:table-cell>
          <table:table-cell table:formula="of:=[.G35]*1000" office:value-type="float" office:value="0.00096269" calcext:value-type="float">
            <text:p>0.00096269</text:p>
          </table:table-cell>
          <table:table-cell office:value-type="float" office:value="3.7752" calcext:value-type="float">
            <text:p>3.7752</text:p>
          </table:table-cell>
          <table:table-cell office:value-type="float" office:value="5.0783" calcext:value-type="float">
            <text:p>5.0783</text:p>
          </table:table-cell>
        </table:table-row>
        <table:table-row table:style-name="ro1">
          <table:table-cell office:value-type="float" office:value="330.7" calcext:value-type="float">
            <text:p>330.7</text:p>
          </table:table-cell>
          <table:table-cell office:value-type="float" office:value="0.0050152" calcext:value-type="float">
            <text:p>0.0050152</text:p>
          </table:table-cell>
          <table:table-cell office:value-type="float" office:value="0.0050018" calcext:value-type="float">
            <text:p>0.0050018</text:p>
          </table:table-cell>
          <table:table-cell office:value-type="float" office:value="0.000053485" calcext:value-type="float">
            <text:p>0.000053485</text:p>
          </table:table-cell>
          <table:table-cell office:value-type="float" office:value="0.000071373" calcext:value-type="float">
            <text:p>0.000071373</text:p>
          </table:table-cell>
          <table:table-cell office:value-type="float" office:value="0.00000071399" calcext:value-type="float">
            <text:p>0.000000714</text:p>
          </table:table-cell>
          <table:table-cell office:value-type="float" office:value="0.00000097492" calcext:value-type="float">
            <text:p>9.7492E-007</text:p>
          </table:table-cell>
          <table:table-cell table:formula="of:=[.B36]*1000" office:value-type="float" office:value="5.0152" calcext:value-type="float">
            <text:p>5.0152</text:p>
          </table:table-cell>
          <table:table-cell table:formula="of:=[.C36]*1000" office:value-type="float" office:value="5.0018" calcext:value-type="float">
            <text:p>5.0018</text:p>
          </table:table-cell>
          <table:table-cell table:formula="of:=[.D36]*1000" office:value-type="float" office:value="0.053485" calcext:value-type="float">
            <text:p>0.053485</text:p>
          </table:table-cell>
          <table:table-cell table:formula="of:=[.E36]*1000" office:value-type="float" office:value="0.071373" calcext:value-type="float">
            <text:p>0.071373</text:p>
          </table:table-cell>
          <table:table-cell table:formula="of:=[.F36]*1000" office:value-type="float" office:value="0.00071399" calcext:value-type="float">
            <text:p>0.00071399</text:p>
          </table:table-cell>
          <table:table-cell table:formula="of:=[.G36]*1000" office:value-type="float" office:value="0.00097492" calcext:value-type="float">
            <text:p>0.00097492</text:p>
          </table:table-cell>
          <table:table-cell office:value-type="float" office:value="3.8146" calcext:value-type="float">
            <text:p>3.8146</text:p>
          </table:table-cell>
          <table:table-cell office:value-type="float" office:value="5.1231" calcext:value-type="float">
            <text:p>5.1231</text:p>
          </table:table-cell>
        </table:table-row>
        <table:table-row table:style-name="ro1">
          <table:table-cell office:value-type="float" office:value="340.7" calcext:value-type="float">
            <text:p>340.7</text:p>
          </table:table-cell>
          <table:table-cell office:value-type="float" office:value="0.0050131" calcext:value-type="float">
            <text:p>0.0050131</text:p>
          </table:table-cell>
          <table:table-cell office:value-type="float" office:value="0.0049991" calcext:value-type="float">
            <text:p>0.0049991</text:p>
          </table:table-cell>
          <table:table-cell office:value-type="float" office:value="0.000056033" calcext:value-type="float">
            <text:p>0.000056033</text:p>
          </table:table-cell>
          <table:table-cell office:value-type="float" office:value="0.000074757" calcext:value-type="float">
            <text:p>0.000074757</text:p>
          </table:table-cell>
          <table:table-cell office:value-type="float" office:value="0.00000071496" calcext:value-type="float">
            <text:p>0.000000715</text:p>
          </table:table-cell>
          <table:table-cell office:value-type="float" office:value="0.00000097703" calcext:value-type="float">
            <text:p>0.000000977</text:p>
          </table:table-cell>
          <table:table-cell table:formula="of:=[.B37]*1000" office:value-type="float" office:value="5.0131" calcext:value-type="float">
            <text:p>5.0131</text:p>
          </table:table-cell>
          <table:table-cell table:formula="of:=[.C37]*1000" office:value-type="float" office:value="4.9991" calcext:value-type="float">
            <text:p>4.9991</text:p>
          </table:table-cell>
          <table:table-cell table:formula="of:=[.D37]*1000" office:value-type="float" office:value="0.056033" calcext:value-type="float">
            <text:p>0.056033</text:p>
          </table:table-cell>
          <table:table-cell table:formula="of:=[.E37]*1000" office:value-type="float" office:value="0.074757" calcext:value-type="float">
            <text:p>0.074757</text:p>
          </table:table-cell>
          <table:table-cell table:formula="of:=[.F37]*1000" office:value-type="float" office:value="0.00071496" calcext:value-type="float">
            <text:p>0.00071496</text:p>
          </table:table-cell>
          <table:table-cell table:formula="of:=[.G37]*1000" office:value-type="float" office:value="0.00097703" calcext:value-type="float">
            <text:p>0.00097703</text:p>
          </table:table-cell>
          <table:table-cell office:value-type="float" office:value="3.8085" calcext:value-type="float">
            <text:p>3.8085</text:p>
          </table:table-cell>
          <table:table-cell office:value-type="float" office:value="5.1151" calcext:value-type="float">
            <text:p>5.1151</text:p>
          </table:table-cell>
        </table:table-row>
        <table:table-row table:style-name="ro1">
          <table:table-cell office:value-type="float" office:value="350.7" calcext:value-type="float">
            <text:p>350.7</text:p>
          </table:table-cell>
          <table:table-cell office:value-type="float" office:value="0.0050111" calcext:value-type="float">
            <text:p>0.0050111</text:p>
          </table:table-cell>
          <table:table-cell office:value-type="float" office:value="0.0049963" calcext:value-type="float">
            <text:p>0.0049963</text:p>
          </table:table-cell>
          <table:table-cell office:value-type="float" office:value="0.000058461" calcext:value-type="float">
            <text:p>0.000058461</text:p>
          </table:table-cell>
          <table:table-cell office:value-type="float" office:value="0.000078187" calcext:value-type="float">
            <text:p>0.000078187</text:p>
          </table:table-cell>
          <table:table-cell office:value-type="float" office:value="0.00000071264" calcext:value-type="float">
            <text:p>7.1264E-007</text:p>
          </table:table-cell>
          <table:table-cell office:value-type="float" office:value="0.00000097737" calcext:value-type="float">
            <text:p>9.7737E-007</text:p>
          </table:table-cell>
          <table:table-cell table:formula="of:=[.B38]*1000" office:value-type="float" office:value="5.0111" calcext:value-type="float">
            <text:p>5.0111</text:p>
          </table:table-cell>
          <table:table-cell table:formula="of:=[.C38]*1000" office:value-type="float" office:value="4.9963" calcext:value-type="float">
            <text:p>4.9963</text:p>
          </table:table-cell>
          <table:table-cell table:formula="of:=[.D38]*1000" office:value-type="float" office:value="0.058461" calcext:value-type="float">
            <text:p>0.058461</text:p>
          </table:table-cell>
          <table:table-cell table:formula="of:=[.E38]*1000" office:value-type="float" office:value="0.078187" calcext:value-type="float">
            <text:p>0.078187</text:p>
          </table:table-cell>
          <table:table-cell table:formula="of:=[.F38]*1000" office:value-type="float" office:value="0.00071264" calcext:value-type="float">
            <text:p>0.00071264</text:p>
          </table:table-cell>
          <table:table-cell table:formula="of:=[.G38]*1000" office:value-type="float" office:value="0.00097737" calcext:value-type="float">
            <text:p>0.00097737</text:p>
          </table:table-cell>
          <table:table-cell office:value-type="float" office:value="3.7885" calcext:value-type="float">
            <text:p>3.7885</text:p>
          </table:table-cell>
          <table:table-cell office:value-type="float" office:value="5.1012" calcext:value-type="float">
            <text:p>5.1012</text:p>
          </table:table-cell>
        </table:table-row>
        <table:table-row table:style-name="ro1">
          <table:table-cell office:value-type="float" office:value="360.7" calcext:value-type="float">
            <text:p>360.7</text:p>
          </table:table-cell>
          <table:table-cell office:value-type="float" office:value="0.0050091" calcext:value-type="float">
            <text:p>0.0050091</text:p>
          </table:table-cell>
          <table:table-cell office:value-type="float" office:value="0.0049936" calcext:value-type="float">
            <text:p>0.0049936</text:p>
          </table:table-cell>
          <table:table-cell office:value-type="float" office:value="0.000061624" calcext:value-type="float">
            <text:p>0.000061624</text:p>
          </table:table-cell>
          <table:table-cell office:value-type="float" office:value="0.00008229" calcext:value-type="float">
            <text:p>0.00008229</text:p>
          </table:table-cell>
          <table:table-cell office:value-type="float" office:value="0.00000072048" calcext:value-type="float">
            <text:p>7.2048E-007</text:p>
          </table:table-cell>
          <table:table-cell office:value-type="float" office:value="0.00000098781" calcext:value-type="float">
            <text:p>9.8781E-007</text:p>
          </table:table-cell>
          <table:table-cell table:formula="of:=[.B39]*1000" office:value-type="float" office:value="5.0091" calcext:value-type="float">
            <text:p>5.0091</text:p>
          </table:table-cell>
          <table:table-cell table:formula="of:=[.C39]*1000" office:value-type="float" office:value="4.9936" calcext:value-type="float">
            <text:p>4.9936</text:p>
          </table:table-cell>
          <table:table-cell table:formula="of:=[.D39]*1000" office:value-type="float" office:value="0.061624" calcext:value-type="float">
            <text:p>0.061624</text:p>
          </table:table-cell>
          <table:table-cell table:formula="of:=[.E39]*1000" office:value-type="float" office:value="0.08229" calcext:value-type="float">
            <text:p>0.08229</text:p>
          </table:table-cell>
          <table:table-cell table:formula="of:=[.F39]*1000" office:value-type="float" office:value="0.00072048" calcext:value-type="float">
            <text:p>0.00072048</text:p>
          </table:table-cell>
          <table:table-cell table:formula="of:=[.G39]*1000" office:value-type="float" office:value="0.00098781" calcext:value-type="float">
            <text:p>0.00098781</text:p>
          </table:table-cell>
          <table:table-cell office:value-type="float" office:value="3.8196" calcext:value-type="float">
            <text:p>3.8196</text:p>
          </table:table-cell>
          <table:table-cell office:value-type="float" office:value="5.1357" calcext:value-type="float">
            <text:p>5.1357</text:p>
          </table:table-cell>
        </table:table-row>
        <table:table-row table:style-name="ro1">
          <table:table-cell office:value-type="float" office:value="370.7" calcext:value-type="float">
            <text:p>370.7</text:p>
          </table:table-cell>
          <table:table-cell office:value-type="float" office:value="0.0050071" calcext:value-type="float">
            <text:p>0.0050071</text:p>
          </table:table-cell>
          <table:table-cell office:value-type="float" office:value="0.0049908" calcext:value-type="float">
            <text:p>0.0049908</text:p>
          </table:table-cell>
          <table:table-cell office:value-type="float" office:value="0.000064187" calcext:value-type="float">
            <text:p>0.000064187</text:p>
          </table:table-cell>
          <table:table-cell office:value-type="float" office:value="0.000085708" calcext:value-type="float">
            <text:p>0.000085708</text:p>
          </table:table-cell>
          <table:table-cell office:value-type="float" office:value="0.00000072163" calcext:value-type="float">
            <text:p>7.2163E-007</text:p>
          </table:table-cell>
          <table:table-cell office:value-type="float" office:value="0.00000099017" calcext:value-type="float">
            <text:p>9.9017E-007</text:p>
          </table:table-cell>
          <table:table-cell table:formula="of:=[.B40]*1000" office:value-type="float" office:value="5.0071" calcext:value-type="float">
            <text:p>5.0071</text:p>
          </table:table-cell>
          <table:table-cell table:formula="of:=[.C40]*1000" office:value-type="float" office:value="4.9908" calcext:value-type="float">
            <text:p>4.9908</text:p>
          </table:table-cell>
          <table:table-cell table:formula="of:=[.D40]*1000" office:value-type="float" office:value="0.064187" calcext:value-type="float">
            <text:p>0.064187</text:p>
          </table:table-cell>
          <table:table-cell table:formula="of:=[.E40]*1000" office:value-type="float" office:value="0.085708" calcext:value-type="float">
            <text:p>0.085708</text:p>
          </table:table-cell>
          <table:table-cell table:formula="of:=[.F40]*1000" office:value-type="float" office:value="0.00072163" calcext:value-type="float">
            <text:p>0.00072163</text:p>
          </table:table-cell>
          <table:table-cell table:formula="of:=[.G40]*1000" office:value-type="float" office:value="0.00099017" calcext:value-type="float">
            <text:p>0.00099017</text:p>
          </table:table-cell>
          <table:table-cell office:value-type="float" office:value="3.8147" calcext:value-type="float">
            <text:p>3.8147</text:p>
          </table:table-cell>
          <table:table-cell office:value-type="float" office:value="5.1291" calcext:value-type="float">
            <text:p>5.1291</text:p>
          </table:table-cell>
        </table:table-row>
        <table:table-row table:style-name="ro1">
          <table:table-cell office:value-type="float" office:value="380.7" calcext:value-type="float">
            <text:p>380.7</text:p>
          </table:table-cell>
          <table:table-cell office:value-type="float" office:value="0.0050051" calcext:value-type="float">
            <text:p>0.0050051</text:p>
          </table:table-cell>
          <table:table-cell office:value-type="float" office:value="0.004988" calcext:value-type="float">
            <text:p>0.004988</text:p>
          </table:table-cell>
          <table:table-cell office:value-type="float" office:value="0.000066662" calcext:value-type="float">
            <text:p>0.000066662</text:p>
          </table:table-cell>
          <table:table-cell office:value-type="float" office:value="0.000089178" calcext:value-type="float">
            <text:p>0.000089178</text:p>
          </table:table-cell>
          <table:table-cell office:value-type="float" office:value="0.00000072053" calcext:value-type="float">
            <text:p>7.2053E-007</text:p>
          </table:table-cell>
          <table:table-cell office:value-type="float" office:value="0.00000099148" calcext:value-type="float">
            <text:p>9.9148E-007</text:p>
          </table:table-cell>
          <table:table-cell table:formula="of:=[.B41]*1000" office:value-type="float" office:value="5.0051" calcext:value-type="float">
            <text:p>5.0051</text:p>
          </table:table-cell>
          <table:table-cell table:formula="of:=[.C41]*1000" office:value-type="float" office:value="4.988" calcext:value-type="float">
            <text:p>4.988</text:p>
          </table:table-cell>
          <table:table-cell table:formula="of:=[.D41]*1000" office:value-type="float" office:value="0.066662" calcext:value-type="float">
            <text:p>0.066662</text:p>
          </table:table-cell>
          <table:table-cell table:formula="of:=[.E41]*1000" office:value-type="float" office:value="0.089178" calcext:value-type="float">
            <text:p>0.089178</text:p>
          </table:table-cell>
          <table:table-cell table:formula="of:=[.F41]*1000" office:value-type="float" office:value="0.00072053" calcext:value-type="float">
            <text:p>0.00072053</text:p>
          </table:table-cell>
          <table:table-cell table:formula="of:=[.G41]*1000" office:value-type="float" office:value="0.00099148" calcext:value-type="float">
            <text:p>0.00099148</text:p>
          </table:table-cell>
          <table:table-cell office:value-type="float" office:value="3.8008" calcext:value-type="float">
            <text:p>3.8008</text:p>
          </table:table-cell>
          <table:table-cell office:value-type="float" office:value="5.1195" calcext:value-type="float">
            <text:p>5.1195</text:p>
          </table:table-cell>
        </table:table-row>
        <table:table-row table:style-name="ro1">
          <table:table-cell office:value-type="float" office:value="390.7" calcext:value-type="float">
            <text:p>390.7</text:p>
          </table:table-cell>
          <table:table-cell office:value-type="float" office:value="0.005003" calcext:value-type="float">
            <text:p>0.005003</text:p>
          </table:table-cell>
          <table:table-cell office:value-type="float" office:value="0.0049852" calcext:value-type="float">
            <text:p>0.0049852</text:p>
          </table:table-cell>
          <table:table-cell office:value-type="float" office:value="0.000069772" calcext:value-type="float">
            <text:p>0.000069772</text:p>
          </table:table-cell>
          <table:table-cell office:value-type="float" office:value="0.000093226" calcext:value-type="float">
            <text:p>0.000093226</text:p>
          </table:table-cell>
          <table:table-cell office:value-type="float" office:value="0.00000072723" calcext:value-type="float">
            <text:p>7.2723E-007</text:p>
          </table:table-cell>
          <table:table-cell office:value-type="float" office:value="0.0000010006" calcext:value-type="float">
            <text:p>1.0006E-006</text:p>
          </table:table-cell>
          <table:table-cell table:formula="of:=[.B42]*1000" office:value-type="float" office:value="5.003" calcext:value-type="float">
            <text:p>5.003</text:p>
          </table:table-cell>
          <table:table-cell table:formula="of:=[.C42]*1000" office:value-type="float" office:value="4.9852" calcext:value-type="float">
            <text:p>4.9852</text:p>
          </table:table-cell>
          <table:table-cell table:formula="of:=[.D42]*1000" office:value-type="float" office:value="0.069772" calcext:value-type="float">
            <text:p>0.069772</text:p>
          </table:table-cell>
          <table:table-cell table:formula="of:=[.E42]*1000" office:value-type="float" office:value="0.093226" calcext:value-type="float">
            <text:p>0.093226</text:p>
          </table:table-cell>
          <table:table-cell table:formula="of:=[.F42]*1000" office:value-type="float" office:value="0.00072723" calcext:value-type="float">
            <text:p>0.00072723</text:p>
          </table:table-cell>
          <table:table-cell table:formula="of:=[.G42]*1000" office:value-type="float" office:value="0.0010006" calcext:value-type="float">
            <text:p>0.0010006</text:p>
          </table:table-cell>
          <table:table-cell office:value-type="float" office:value="3.8254" calcext:value-type="float">
            <text:p>3.8254</text:p>
          </table:table-cell>
          <table:table-cell office:value-type="float" office:value="5.1462" calcext:value-type="float">
            <text:p>5.1462</text:p>
          </table:table-cell>
        </table:table-row>
        <table:table-row table:style-name="ro1">
          <table:table-cell office:value-type="float" office:value="400.7" calcext:value-type="float">
            <text:p>400.7</text:p>
          </table:table-cell>
          <table:table-cell office:value-type="float" office:value="0.005001" calcext:value-type="float">
            <text:p>0.005001</text:p>
          </table:table-cell>
          <table:table-cell office:value-type="float" office:value="0.0049824" calcext:value-type="float">
            <text:p>0.0049824</text:p>
          </table:table-cell>
          <table:table-cell office:value-type="float" office:value="0.000072353" calcext:value-type="float">
            <text:p>0.000072353</text:p>
          </table:table-cell>
          <table:table-cell office:value-type="float" office:value="0.000096675" calcext:value-type="float">
            <text:p>0.000096675</text:p>
          </table:table-cell>
          <table:table-cell office:value-type="float" office:value="0.00000072857" calcext:value-type="float">
            <text:p>7.2857E-007</text:p>
          </table:table-cell>
          <table:table-cell office:value-type="float" office:value="0.0000010032" calcext:value-type="float">
            <text:p>1.0032E-006</text:p>
          </table:table-cell>
          <table:table-cell table:formula="of:=[.B43]*1000" office:value-type="float" office:value="5.001" calcext:value-type="float">
            <text:p>5.001</text:p>
          </table:table-cell>
          <table:table-cell table:formula="of:=[.C43]*1000" office:value-type="float" office:value="4.9824" calcext:value-type="float">
            <text:p>4.9824</text:p>
          </table:table-cell>
          <table:table-cell table:formula="of:=[.D43]*1000" office:value-type="float" office:value="0.072353" calcext:value-type="float">
            <text:p>0.072353</text:p>
          </table:table-cell>
          <table:table-cell table:formula="of:=[.E43]*1000" office:value-type="float" office:value="0.096675" calcext:value-type="float">
            <text:p>0.096675</text:p>
          </table:table-cell>
          <table:table-cell table:formula="of:=[.F43]*1000" office:value-type="float" office:value="0.00072857" calcext:value-type="float">
            <text:p>0.00072857</text:p>
          </table:table-cell>
          <table:table-cell table:formula="of:=[.G43]*1000" office:value-type="float" office:value="0.0010032" calcext:value-type="float">
            <text:p>0.0010032</text:p>
          </table:table-cell>
          <table:table-cell office:value-type="float" office:value="3.8217" calcext:value-type="float">
            <text:p>3.8217</text:p>
          </table:table-cell>
          <table:table-cell office:value-type="float" office:value="5.1409" calcext:value-type="float">
            <text:p>5.1409</text:p>
          </table:table-cell>
        </table:table-row>
        <table:table-row table:style-name="ro1">
          <table:table-cell office:value-type="float" office:value="410.7" calcext:value-type="float">
            <text:p>410.7</text:p>
          </table:table-cell>
          <table:table-cell office:value-type="float" office:value="0.0049989" calcext:value-type="float">
            <text:p>0.0049989</text:p>
          </table:table-cell>
          <table:table-cell office:value-type="float" office:value="0.0049796" calcext:value-type="float">
            <text:p>0.0049796</text:p>
          </table:table-cell>
          <table:table-cell office:value-type="float" office:value="0.000074873" calcext:value-type="float">
            <text:p>0.000074873</text:p>
          </table:table-cell>
          <table:table-cell office:value-type="float" office:value="0.00010018" calcext:value-type="float">
            <text:p>0.00010018</text:p>
          </table:table-cell>
          <table:table-cell office:value-type="float" office:value="0.0000007284" calcext:value-type="float">
            <text:p>7.284E-007</text:p>
          </table:table-cell>
          <table:table-cell office:value-type="float" office:value="0.0000010052" calcext:value-type="float">
            <text:p>1.0052E-006</text:p>
          </table:table-cell>
          <table:table-cell table:formula="of:=[.B44]*1000" office:value-type="float" office:value="4.9989" calcext:value-type="float">
            <text:p>4.9989</text:p>
          </table:table-cell>
          <table:table-cell table:formula="of:=[.C44]*1000" office:value-type="float" office:value="4.9796" calcext:value-type="float">
            <text:p>4.9796</text:p>
          </table:table-cell>
          <table:table-cell table:formula="of:=[.D44]*1000" office:value-type="float" office:value="0.074873" calcext:value-type="float">
            <text:p>0.074873</text:p>
          </table:table-cell>
          <table:table-cell table:formula="of:=[.E44]*1000" office:value-type="float" office:value="0.10018" calcext:value-type="float">
            <text:p>0.10018</text:p>
          </table:table-cell>
          <table:table-cell table:formula="of:=[.F44]*1000" office:value-type="float" office:value="0.0007284" calcext:value-type="float">
            <text:p>0.0007284</text:p>
          </table:table-cell>
          <table:table-cell table:formula="of:=[.G44]*1000" office:value-type="float" office:value="0.0010052" calcext:value-type="float">
            <text:p>0.0010052</text:p>
          </table:table-cell>
          <table:table-cell office:value-type="float" office:value="3.8123" calcext:value-type="float">
            <text:p>3.8123</text:p>
          </table:table-cell>
          <table:table-cell office:value-type="float" office:value="5.1344" calcext:value-type="float">
            <text:p>5.1344</text:p>
          </table:table-cell>
        </table:table-row>
        <table:table-row table:style-name="ro1">
          <table:table-cell office:value-type="float" office:value="420.7" calcext:value-type="float">
            <text:p>420.7</text:p>
          </table:table-cell>
          <table:table-cell office:value-type="float" office:value="0.0049969" calcext:value-type="float">
            <text:p>0.0049969</text:p>
          </table:table-cell>
          <table:table-cell office:value-type="float" office:value="0.0049768" calcext:value-type="float">
            <text:p>0.0049768</text:p>
          </table:table-cell>
          <table:table-cell office:value-type="float" office:value="0.000077932" calcext:value-type="float">
            <text:p>0.000077932</text:p>
          </table:table-cell>
          <table:table-cell office:value-type="float" office:value="0.00010418" calcext:value-type="float">
            <text:p>0.00010418</text:p>
          </table:table-cell>
          <table:table-cell office:value-type="float" office:value="0.00000073422" calcext:value-type="float">
            <text:p>7.3422E-007</text:p>
          </table:table-cell>
          <table:table-cell office:value-type="float" office:value="0.0000010133" calcext:value-type="float">
            <text:p>1.0133E-006</text:p>
          </table:table-cell>
          <table:table-cell table:formula="of:=[.B45]*1000" office:value-type="float" office:value="4.9969" calcext:value-type="float">
            <text:p>4.9969</text:p>
          </table:table-cell>
          <table:table-cell table:formula="of:=[.C45]*1000" office:value-type="float" office:value="4.9768" calcext:value-type="float">
            <text:p>4.9768</text:p>
          </table:table-cell>
          <table:table-cell table:formula="of:=[.D45]*1000" office:value-type="float" office:value="0.077932" calcext:value-type="float">
            <text:p>0.077932</text:p>
          </table:table-cell>
          <table:table-cell table:formula="of:=[.E45]*1000" office:value-type="float" office:value="0.10418" calcext:value-type="float">
            <text:p>0.10418</text:p>
          </table:table-cell>
          <table:table-cell table:formula="of:=[.F45]*1000" office:value-type="float" office:value="0.00073422" calcext:value-type="float">
            <text:p>0.00073422</text:p>
          </table:table-cell>
          <table:table-cell table:formula="of:=[.G45]*1000" office:value-type="float" office:value="0.0010133" calcext:value-type="float">
            <text:p>0.0010133</text:p>
          </table:table-cell>
          <table:table-cell office:value-type="float" office:value="3.8318" calcext:value-type="float">
            <text:p>3.8318</text:p>
          </table:table-cell>
          <table:table-cell office:value-type="float" office:value="5.1552" calcext:value-type="float">
            <text:p>5.1552</text:p>
          </table:table-cell>
        </table:table-row>
        <table:table-row table:style-name="ro1">
          <table:table-cell office:value-type="float" office:value="430.7" calcext:value-type="float">
            <text:p>430.7</text:p>
          </table:table-cell>
          <table:table-cell office:value-type="float" office:value="0.0049948" calcext:value-type="float">
            <text:p>0.0049948</text:p>
          </table:table-cell>
          <table:table-cell office:value-type="float" office:value="0.0049739" calcext:value-type="float">
            <text:p>0.0049739</text:p>
          </table:table-cell>
          <table:table-cell office:value-type="float" office:value="0.000080529" calcext:value-type="float">
            <text:p>0.000080529</text:p>
          </table:table-cell>
          <table:table-cell office:value-type="float" office:value="0.00010765" calcext:value-type="float">
            <text:p>0.00010765</text:p>
          </table:table-cell>
          <table:table-cell office:value-type="float" office:value="0.00000073575" calcext:value-type="float">
            <text:p>7.3575E-007</text:p>
          </table:table-cell>
          <table:table-cell office:value-type="float" office:value="0.0000010162" calcext:value-type="float">
            <text:p>1.0162E-006</text:p>
          </table:table-cell>
          <table:table-cell table:formula="of:=[.B46]*1000" office:value-type="float" office:value="4.9948" calcext:value-type="float">
            <text:p>4.9948</text:p>
          </table:table-cell>
          <table:table-cell table:formula="of:=[.C46]*1000" office:value-type="float" office:value="4.9739" calcext:value-type="float">
            <text:p>4.9739</text:p>
          </table:table-cell>
          <table:table-cell table:formula="of:=[.D46]*1000" office:value-type="float" office:value="0.080529" calcext:value-type="float">
            <text:p>0.080529</text:p>
          </table:table-cell>
          <table:table-cell table:formula="of:=[.E46]*1000" office:value-type="float" office:value="0.10765" calcext:value-type="float">
            <text:p>0.10765</text:p>
          </table:table-cell>
          <table:table-cell table:formula="of:=[.F46]*1000" office:value-type="float" office:value="0.00073575" calcext:value-type="float">
            <text:p>0.00073575</text:p>
          </table:table-cell>
          <table:table-cell table:formula="of:=[.G46]*1000" office:value-type="float" office:value="0.0010162" calcext:value-type="float">
            <text:p>0.0010162</text:p>
          </table:table-cell>
          <table:table-cell office:value-type="float" office:value="3.8292" calcext:value-type="float">
            <text:p>3.8292</text:p>
          </table:table-cell>
          <table:table-cell office:value-type="float" office:value="5.151" calcext:value-type="float">
            <text:p>5.151</text:p>
          </table:table-cell>
        </table:table-row>
        <table:table-row table:style-name="ro1">
          <table:table-cell office:value-type="float" office:value="440.7" calcext:value-type="float">
            <text:p>440.7</text:p>
          </table:table-cell>
          <table:table-cell office:value-type="float" office:value="0.0049927" calcext:value-type="float">
            <text:p>0.0049927</text:p>
          </table:table-cell>
          <table:table-cell office:value-type="float" office:value="0.004971" calcext:value-type="float">
            <text:p>0.004971</text:p>
          </table:table-cell>
          <table:table-cell office:value-type="float" office:value="0.000083091" calcext:value-type="float">
            <text:p>0.000083091</text:p>
          </table:table-cell>
          <table:table-cell office:value-type="float" office:value="0.00011119" calcext:value-type="float">
            <text:p>0.00011119</text:p>
          </table:table-cell>
          <table:table-cell office:value-type="float" office:value="0.00000073629" calcext:value-type="float">
            <text:p>7.3629E-007</text:p>
          </table:table-cell>
          <table:table-cell office:value-type="float" office:value="0.0000010188" calcext:value-type="float">
            <text:p>1.0188E-006</text:p>
          </table:table-cell>
          <table:table-cell table:formula="of:=[.B47]*1000" office:value-type="float" office:value="4.9927" calcext:value-type="float">
            <text:p>4.9927</text:p>
          </table:table-cell>
          <table:table-cell table:formula="of:=[.C47]*1000" office:value-type="float" office:value="4.971" calcext:value-type="float">
            <text:p>4.971</text:p>
          </table:table-cell>
          <table:table-cell table:formula="of:=[.D47]*1000" office:value-type="float" office:value="0.083091" calcext:value-type="float">
            <text:p>0.083091</text:p>
          </table:table-cell>
          <table:table-cell table:formula="of:=[.E47]*1000" office:value-type="float" office:value="0.11119" calcext:value-type="float">
            <text:p>0.11119</text:p>
          </table:table-cell>
          <table:table-cell table:formula="of:=[.F47]*1000" office:value-type="float" office:value="0.00073629" calcext:value-type="float">
            <text:p>0.00073629</text:p>
          </table:table-cell>
          <table:table-cell table:formula="of:=[.G47]*1000" office:value-type="float" office:value="0.0010188" calcext:value-type="float">
            <text:p>0.0010188</text:p>
          </table:table-cell>
          <table:table-cell office:value-type="float" office:value="3.8231" calcext:value-type="float">
            <text:p>3.8231</text:p>
          </table:table-cell>
          <table:table-cell office:value-type="float" office:value="5.147" calcext:value-type="float">
            <text:p>5.147</text:p>
          </table:table-cell>
        </table:table-row>
        <table:table-row table:style-name="ro1">
          <table:table-cell office:value-type="float" office:value="450.7" calcext:value-type="float">
            <text:p>450.7</text:p>
          </table:table-cell>
          <table:table-cell office:value-type="float" office:value="0.0049907" calcext:value-type="float">
            <text:p>0.0049907</text:p>
          </table:table-cell>
          <table:table-cell office:value-type="float" office:value="0.0049682" calcext:value-type="float">
            <text:p>0.0049682</text:p>
          </table:table-cell>
          <table:table-cell office:value-type="float" office:value="0.000086103" calcext:value-type="float">
            <text:p>0.000086103</text:p>
          </table:table-cell>
          <table:table-cell office:value-type="float" office:value="0.00011514" calcext:value-type="float">
            <text:p>0.00011514</text:p>
          </table:table-cell>
          <table:table-cell office:value-type="float" office:value="0.00000074142" calcext:value-type="float">
            <text:p>7.4142E-007</text:p>
          </table:table-cell>
          <table:table-cell office:value-type="float" office:value="0.0000010261" calcext:value-type="float">
            <text:p>1.0261E-006</text:p>
          </table:table-cell>
          <table:table-cell table:formula="of:=[.B48]*1000" office:value-type="float" office:value="4.9907" calcext:value-type="float">
            <text:p>4.9907</text:p>
          </table:table-cell>
          <table:table-cell table:formula="of:=[.C48]*1000" office:value-type="float" office:value="4.9682" calcext:value-type="float">
            <text:p>4.9682</text:p>
          </table:table-cell>
          <table:table-cell table:formula="of:=[.D48]*1000" office:value-type="float" office:value="0.086103" calcext:value-type="float">
            <text:p>0.086103</text:p>
          </table:table-cell>
          <table:table-cell table:formula="of:=[.E48]*1000" office:value-type="float" office:value="0.11514" calcext:value-type="float">
            <text:p>0.11514</text:p>
          </table:table-cell>
          <table:table-cell table:formula="of:=[.F48]*1000" office:value-type="float" office:value="0.00074142" calcext:value-type="float">
            <text:p>0.00074142</text:p>
          </table:table-cell>
          <table:table-cell table:formula="of:=[.G48]*1000" office:value-type="float" office:value="0.0010261" calcext:value-type="float">
            <text:p>0.0010261</text:p>
          </table:table-cell>
          <table:table-cell office:value-type="float" office:value="3.8387" calcext:value-type="float">
            <text:p>3.8387</text:p>
          </table:table-cell>
          <table:table-cell office:value-type="float" office:value="5.1632" calcext:value-type="float">
            <text:p>5.1632</text:p>
          </table:table-cell>
        </table:table-row>
        <table:table-row table:style-name="ro1">
          <table:table-cell office:value-type="float" office:value="460.7" calcext:value-type="float">
            <text:p>460.7</text:p>
          </table:table-cell>
          <table:table-cell office:value-type="float" office:value="0.0049886" calcext:value-type="float">
            <text:p>0.0049886</text:p>
          </table:table-cell>
          <table:table-cell office:value-type="float" office:value="0.0049653" calcext:value-type="float">
            <text:p>0.0049653</text:p>
          </table:table-cell>
          <table:table-cell office:value-type="float" office:value="0.000088718" calcext:value-type="float">
            <text:p>0.000088718</text:p>
          </table:table-cell>
          <table:table-cell office:value-type="float" office:value="0.00011864" calcext:value-type="float">
            <text:p>0.00011864</text:p>
          </table:table-cell>
          <table:table-cell office:value-type="float" office:value="0.00000074312" calcext:value-type="float">
            <text:p>7.4312E-007</text:p>
          </table:table-cell>
          <table:table-cell office:value-type="float" office:value="0.0000010293" calcext:value-type="float">
            <text:p>1.0293E-006</text:p>
          </table:table-cell>
          <table:table-cell table:formula="of:=[.B49]*1000" office:value-type="float" office:value="4.9886" calcext:value-type="float">
            <text:p>4.9886</text:p>
          </table:table-cell>
          <table:table-cell table:formula="of:=[.C49]*1000" office:value-type="float" office:value="4.9653" calcext:value-type="float">
            <text:p>4.9653</text:p>
          </table:table-cell>
          <table:table-cell table:formula="of:=[.D49]*1000" office:value-type="float" office:value="0.088718" calcext:value-type="float">
            <text:p>0.088718</text:p>
          </table:table-cell>
          <table:table-cell table:formula="of:=[.E49]*1000" office:value-type="float" office:value="0.11864" calcext:value-type="float">
            <text:p>0.11864</text:p>
          </table:table-cell>
          <table:table-cell table:formula="of:=[.F49]*1000" office:value-type="float" office:value="0.00074312" calcext:value-type="float">
            <text:p>0.00074312</text:p>
          </table:table-cell>
          <table:table-cell table:formula="of:=[.G49]*1000" office:value-type="float" office:value="0.0010293" calcext:value-type="float">
            <text:p>0.0010293</text:p>
          </table:table-cell>
          <table:table-cell office:value-type="float" office:value="3.837" calcext:value-type="float">
            <text:p>3.837</text:p>
          </table:table-cell>
          <table:table-cell office:value-type="float" office:value="5.1601" calcext:value-type="float">
            <text:p>5.1601</text:p>
          </table:table-cell>
        </table:table-row>
        <table:table-row table:style-name="ro1">
          <table:table-cell office:value-type="float" office:value="470.7" calcext:value-type="float">
            <text:p>470.7</text:p>
          </table:table-cell>
          <table:table-cell office:value-type="float" office:value="0.0049865" calcext:value-type="float">
            <text:p>0.0049865</text:p>
          </table:table-cell>
          <table:table-cell office:value-type="float" office:value="0.0049624" calcext:value-type="float">
            <text:p>0.0049624</text:p>
          </table:table-cell>
          <table:table-cell office:value-type="float" office:value="0.000091316" calcext:value-type="float">
            <text:p>0.000091316</text:p>
          </table:table-cell>
          <table:table-cell office:value-type="float" office:value="0.00012221" calcext:value-type="float">
            <text:p>0.00012221</text:p>
          </table:table-cell>
          <table:table-cell office:value-type="float" office:value="0.00000074421" calcext:value-type="float">
            <text:p>7.4421E-007</text:p>
          </table:table-cell>
          <table:table-cell office:value-type="float" office:value="0.0000010324" calcext:value-type="float">
            <text:p>1.0324E-006</text:p>
          </table:table-cell>
          <table:table-cell table:formula="of:=[.B50]*1000" office:value-type="float" office:value="4.9865" calcext:value-type="float">
            <text:p>4.9865</text:p>
          </table:table-cell>
          <table:table-cell table:formula="of:=[.C50]*1000" office:value-type="float" office:value="4.9624" calcext:value-type="float">
            <text:p>4.9624</text:p>
          </table:table-cell>
          <table:table-cell table:formula="of:=[.D50]*1000" office:value-type="float" office:value="0.091316" calcext:value-type="float">
            <text:p>0.091316</text:p>
          </table:table-cell>
          <table:table-cell table:formula="of:=[.E50]*1000" office:value-type="float" office:value="0.12221" calcext:value-type="float">
            <text:p>0.12221</text:p>
          </table:table-cell>
          <table:table-cell table:formula="of:=[.F50]*1000" office:value-type="float" office:value="0.00074421" calcext:value-type="float">
            <text:p>0.00074421</text:p>
          </table:table-cell>
          <table:table-cell table:formula="of:=[.G50]*1000" office:value-type="float" office:value="0.0010324" calcext:value-type="float">
            <text:p>0.0010324</text:p>
          </table:table-cell>
          <table:table-cell office:value-type="float" office:value="3.8333" calcext:value-type="float">
            <text:p>3.8333</text:p>
          </table:table-cell>
          <table:table-cell office:value-type="float" office:value="5.1577" calcext:value-type="float">
            <text:p>5.1577</text:p>
          </table:table-cell>
        </table:table-row>
        <table:table-row table:style-name="ro1">
          <table:table-cell office:value-type="float" office:value="480.7" calcext:value-type="float">
            <text:p>480.7</text:p>
          </table:table-cell>
          <table:table-cell office:value-type="float" office:value="0.0049844" calcext:value-type="float">
            <text:p>0.0049844</text:p>
          </table:table-cell>
          <table:table-cell office:value-type="float" office:value="0.0049595" calcext:value-type="float">
            <text:p>0.0049595</text:p>
          </table:table-cell>
          <table:table-cell office:value-type="float" office:value="0.000094286" calcext:value-type="float">
            <text:p>0.000094286</text:p>
          </table:table-cell>
          <table:table-cell office:value-type="float" office:value="0.00012611" calcext:value-type="float">
            <text:p>0.00012611</text:p>
          </table:table-cell>
          <table:table-cell office:value-type="float" office:value="0.0000007488" calcext:value-type="float">
            <text:p>7.488E-007</text:p>
          </table:table-cell>
          <table:table-cell office:value-type="float" office:value="0.0000010391" calcext:value-type="float">
            <text:p>1.0391E-006</text:p>
          </table:table-cell>
          <table:table-cell table:formula="of:=[.B51]*1000" office:value-type="float" office:value="4.9844" calcext:value-type="float">
            <text:p>4.9844</text:p>
          </table:table-cell>
          <table:table-cell table:formula="of:=[.C51]*1000" office:value-type="float" office:value="4.9595" calcext:value-type="float">
            <text:p>4.9595</text:p>
          </table:table-cell>
          <table:table-cell table:formula="of:=[.D51]*1000" office:value-type="float" office:value="0.094286" calcext:value-type="float">
            <text:p>0.094286</text:p>
          </table:table-cell>
          <table:table-cell table:formula="of:=[.E51]*1000" office:value-type="float" office:value="0.12611" calcext:value-type="float">
            <text:p>0.12611</text:p>
          </table:table-cell>
          <table:table-cell table:formula="of:=[.F51]*1000" office:value-type="float" office:value="0.0007488" calcext:value-type="float">
            <text:p>0.0007488</text:p>
          </table:table-cell>
          <table:table-cell table:formula="of:=[.G51]*1000" office:value-type="float" office:value="0.0010391" calcext:value-type="float">
            <text:p>0.0010391</text:p>
          </table:table-cell>
          <table:table-cell office:value-type="float" office:value="3.846" calcext:value-type="float">
            <text:p>3.846</text:p>
          </table:table-cell>
          <table:table-cell office:value-type="float" office:value="5.1705" calcext:value-type="float">
            <text:p>5.1705</text:p>
          </table:table-cell>
        </table:table-row>
        <table:table-row table:style-name="ro1">
          <table:table-cell office:value-type="float" office:value="490.7" calcext:value-type="float">
            <text:p>490.7</text:p>
          </table:table-cell>
          <table:table-cell office:value-type="float" office:value="0.0049823" calcext:value-type="float">
            <text:p>0.0049823</text:p>
          </table:table-cell>
          <table:table-cell office:value-type="float" office:value="0.0049566" calcext:value-type="float">
            <text:p>0.0049566</text:p>
          </table:table-cell>
          <table:table-cell office:value-type="float" office:value="0.000096919" calcext:value-type="float">
            <text:p>0.000096919</text:p>
          </table:table-cell>
          <table:table-cell office:value-type="float" office:value="0.00012963" calcext:value-type="float">
            <text:p>0.00012963</text:p>
          </table:table-cell>
          <table:table-cell office:value-type="float" office:value="0.00000075067" calcext:value-type="float">
            <text:p>7.5067E-007</text:p>
          </table:table-cell>
          <table:table-cell office:value-type="float" office:value="0.0000010425" calcext:value-type="float">
            <text:p>1.0425E-006</text:p>
          </table:table-cell>
          <table:table-cell table:formula="of:=[.B52]*1000" office:value-type="float" office:value="4.9823" calcext:value-type="float">
            <text:p>4.9823</text:p>
          </table:table-cell>
          <table:table-cell table:formula="of:=[.C52]*1000" office:value-type="float" office:value="4.9566" calcext:value-type="float">
            <text:p>4.9566</text:p>
          </table:table-cell>
          <table:table-cell table:formula="of:=[.D52]*1000" office:value-type="float" office:value="0.096919" calcext:value-type="float">
            <text:p>0.096919</text:p>
          </table:table-cell>
          <table:table-cell table:formula="of:=[.E52]*1000" office:value-type="float" office:value="0.12963" calcext:value-type="float">
            <text:p>0.12963</text:p>
          </table:table-cell>
          <table:table-cell table:formula="of:=[.F52]*1000" office:value-type="float" office:value="0.00075067" calcext:value-type="float">
            <text:p>0.00075067</text:p>
          </table:table-cell>
          <table:table-cell table:formula="of:=[.G52]*1000" office:value-type="float" office:value="0.0010425" calcext:value-type="float">
            <text:p>0.0010425</text:p>
          </table:table-cell>
          <table:table-cell office:value-type="float" office:value="3.845" calcext:value-type="float">
            <text:p>3.845</text:p>
          </table:table-cell>
          <table:table-cell office:value-type="float" office:value="5.1683" calcext:value-type="float">
            <text:p>5.1683</text:p>
          </table:table-cell>
        </table:table-row>
        <table:table-row table:style-name="ro1">
          <table:table-cell office:value-type="float" office:value="500.7" calcext:value-type="float">
            <text:p>500.7</text:p>
          </table:table-cell>
          <table:table-cell office:value-type="float" office:value="0.0049802" calcext:value-type="float">
            <text:p>0.0049802</text:p>
          </table:table-cell>
          <table:table-cell office:value-type="float" office:value="0.0049537" calcext:value-type="float">
            <text:p>0.0049537</text:p>
          </table:table-cell>
          <table:table-cell office:value-type="float" office:value="0.000099548" calcext:value-type="float">
            <text:p>0.000099548</text:p>
          </table:table-cell>
          <table:table-cell office:value-type="float" office:value="0.00013322" calcext:value-type="float">
            <text:p>0.00013322</text:p>
          </table:table-cell>
          <table:table-cell office:value-type="float" office:value="0.00000075218" calcext:value-type="float">
            <text:p>7.5218E-007</text:p>
          </table:table-cell>
          <table:table-cell office:value-type="float" office:value="0.000001046" calcext:value-type="float">
            <text:p>0.000001046</text:p>
          </table:table-cell>
          <table:table-cell table:formula="of:=[.B53]*1000" office:value-type="float" office:value="4.9802" calcext:value-type="float">
            <text:p>4.9802</text:p>
          </table:table-cell>
          <table:table-cell table:formula="of:=[.C53]*1000" office:value-type="float" office:value="4.9537" calcext:value-type="float">
            <text:p>4.9537</text:p>
          </table:table-cell>
          <table:table-cell table:formula="of:=[.D53]*1000" office:value-type="float" office:value="0.099548" calcext:value-type="float">
            <text:p>0.099548</text:p>
          </table:table-cell>
          <table:table-cell table:formula="of:=[.E53]*1000" office:value-type="float" office:value="0.13322" calcext:value-type="float">
            <text:p>0.13322</text:p>
          </table:table-cell>
          <table:table-cell table:formula="of:=[.F53]*1000" office:value-type="float" office:value="0.00075218" calcext:value-type="float">
            <text:p>0.00075218</text:p>
          </table:table-cell>
          <table:table-cell table:formula="of:=[.G53]*1000" office:value-type="float" office:value="0.001046" calcext:value-type="float">
            <text:p>0.001046</text:p>
          </table:table-cell>
          <table:table-cell office:value-type="float" office:value="3.8431" calcext:value-type="float">
            <text:p>3.8431</text:p>
          </table:table-cell>
          <table:table-cell office:value-type="float" office:value="5.1672" calcext:value-type="float">
            <text:p>5.1672</text:p>
          </table:table-cell>
        </table:table-row>
        <table:table-row table:style-name="ro1">
          <table:table-cell office:value-type="float" office:value="510.7" calcext:value-type="float">
            <text:p>510.7</text:p>
          </table:table-cell>
          <table:table-cell office:value-type="float" office:value="0.004978" calcext:value-type="float">
            <text:p>0.004978</text:p>
          </table:table-cell>
          <table:table-cell office:value-type="float" office:value="0.0049507" calcext:value-type="float">
            <text:p>0.0049507</text:p>
          </table:table-cell>
          <table:table-cell office:value-type="float" office:value="0.00010248" calcext:value-type="float">
            <text:p>0.00010248</text:p>
          </table:table-cell>
          <table:table-cell office:value-type="float" office:value="0.00013708" calcext:value-type="float">
            <text:p>0.00013708</text:p>
          </table:table-cell>
          <table:table-cell office:value-type="float" office:value="0.00000075636" calcext:value-type="float">
            <text:p>7.5636E-007</text:p>
          </table:table-cell>
          <table:table-cell office:value-type="float" office:value="0.0000010522" calcext:value-type="float">
            <text:p>1.0522E-006</text:p>
          </table:table-cell>
          <table:table-cell table:formula="of:=[.B54]*1000" office:value-type="float" office:value="4.978" calcext:value-type="float">
            <text:p>4.978</text:p>
          </table:table-cell>
          <table:table-cell table:formula="of:=[.C54]*1000" office:value-type="float" office:value="4.9507" calcext:value-type="float">
            <text:p>4.9507</text:p>
          </table:table-cell>
          <table:table-cell table:formula="of:=[.D54]*1000" office:value-type="float" office:value="0.10248" calcext:value-type="float">
            <text:p>0.10248</text:p>
          </table:table-cell>
          <table:table-cell table:formula="of:=[.E54]*1000" office:value-type="float" office:value="0.13708" calcext:value-type="float">
            <text:p>0.13708</text:p>
          </table:table-cell>
          <table:table-cell table:formula="of:=[.F54]*1000" office:value-type="float" office:value="0.00075636" calcext:value-type="float">
            <text:p>0.00075636</text:p>
          </table:table-cell>
          <table:table-cell table:formula="of:=[.G54]*1000" office:value-type="float" office:value="0.0010522" calcext:value-type="float">
            <text:p>0.0010522</text:p>
          </table:table-cell>
          <table:table-cell office:value-type="float" office:value="3.8534" calcext:value-type="float">
            <text:p>3.8534</text:p>
          </table:table-cell>
          <table:table-cell office:value-type="float" office:value="5.1774" calcext:value-type="float">
            <text:p>5.1774</text:p>
          </table:table-cell>
        </table:table-row>
        <table:table-row table:style-name="ro1">
          <table:table-cell office:value-type="float" office:value="520.7" calcext:value-type="float">
            <text:p>520.7</text:p>
          </table:table-cell>
          <table:table-cell office:value-type="float" office:value="0.0049759" calcext:value-type="float">
            <text:p>0.0049759</text:p>
          </table:table-cell>
          <table:table-cell office:value-type="float" office:value="0.0049478" calcext:value-type="float">
            <text:p>0.0049478</text:p>
          </table:table-cell>
          <table:table-cell office:value-type="float" office:value="0.00010513" calcext:value-type="float">
            <text:p>0.00010513</text:p>
          </table:table-cell>
          <table:table-cell office:value-type="float" office:value="0.00014063" calcext:value-type="float">
            <text:p>0.00014063</text:p>
          </table:table-cell>
          <table:table-cell office:value-type="float" office:value="0.00000075839" calcext:value-type="float">
            <text:p>7.5839E-007</text:p>
          </table:table-cell>
          <table:table-cell office:value-type="float" office:value="0.0000010559" calcext:value-type="float">
            <text:p>1.0559E-006</text:p>
          </table:table-cell>
          <table:table-cell table:formula="of:=[.B55]*1000" office:value-type="float" office:value="4.9759" calcext:value-type="float">
            <text:p>4.9759</text:p>
          </table:table-cell>
          <table:table-cell table:formula="of:=[.C55]*1000" office:value-type="float" office:value="4.9478" calcext:value-type="float">
            <text:p>4.9478</text:p>
          </table:table-cell>
          <table:table-cell table:formula="of:=[.D55]*1000" office:value-type="float" office:value="0.10513" calcext:value-type="float">
            <text:p>0.10513</text:p>
          </table:table-cell>
          <table:table-cell table:formula="of:=[.E55]*1000" office:value-type="float" office:value="0.14063" calcext:value-type="float">
            <text:p>0.14063</text:p>
          </table:table-cell>
          <table:table-cell table:formula="of:=[.F55]*1000" office:value-type="float" office:value="0.00075839" calcext:value-type="float">
            <text:p>0.00075839</text:p>
          </table:table-cell>
          <table:table-cell table:formula="of:=[.G55]*1000" office:value-type="float" office:value="0.0010559" calcext:value-type="float">
            <text:p>0.0010559</text:p>
          </table:table-cell>
          <table:table-cell office:value-type="float" office:value="3.8531" calcext:value-type="float">
            <text:p>3.8531</text:p>
          </table:table-cell>
          <table:table-cell office:value-type="float" office:value="5.1759" calcext:value-type="float">
            <text:p>5.1759</text:p>
          </table:table-cell>
        </table:table-row>
        <table:table-row table:style-name="ro1">
          <table:table-cell office:value-type="float" office:value="530.7" calcext:value-type="float">
            <text:p>530.7</text:p>
          </table:table-cell>
          <table:table-cell office:value-type="float" office:value="0.0049738" calcext:value-type="float">
            <text:p>0.0049738</text:p>
          </table:table-cell>
          <table:table-cell office:value-type="float" office:value="0.0049448" calcext:value-type="float">
            <text:p>0.0049448</text:p>
          </table:table-cell>
          <table:table-cell office:value-type="float" office:value="0.00010779" calcext:value-type="float">
            <text:p>0.00010779</text:p>
          </table:table-cell>
          <table:table-cell office:value-type="float" office:value="0.00014423" calcext:value-type="float">
            <text:p>0.00014423</text:p>
          </table:table-cell>
          <table:table-cell office:value-type="float" office:value="0.00000076021" calcext:value-type="float">
            <text:p>7.6021E-007</text:p>
          </table:table-cell>
          <table:table-cell office:value-type="float" office:value="0.0000010597" calcext:value-type="float">
            <text:p>1.0597E-006</text:p>
          </table:table-cell>
          <table:table-cell table:formula="of:=[.B56]*1000" office:value-type="float" office:value="4.9738" calcext:value-type="float">
            <text:p>4.9738</text:p>
          </table:table-cell>
          <table:table-cell table:formula="of:=[.C56]*1000" office:value-type="float" office:value="4.9448" calcext:value-type="float">
            <text:p>4.9448</text:p>
          </table:table-cell>
          <table:table-cell table:formula="of:=[.D56]*1000" office:value-type="float" office:value="0.10779" calcext:value-type="float">
            <text:p>0.10779</text:p>
          </table:table-cell>
          <table:table-cell table:formula="of:=[.E56]*1000" office:value-type="float" office:value="0.14423" calcext:value-type="float">
            <text:p>0.14423</text:p>
          </table:table-cell>
          <table:table-cell table:formula="of:=[.F56]*1000" office:value-type="float" office:value="0.00076021" calcext:value-type="float">
            <text:p>0.00076021</text:p>
          </table:table-cell>
          <table:table-cell table:formula="of:=[.G56]*1000" office:value-type="float" office:value="0.0010597" calcext:value-type="float">
            <text:p>0.0010597</text:p>
          </table:table-cell>
          <table:table-cell office:value-type="float" office:value="3.8525" calcext:value-type="float">
            <text:p>3.8525</text:p>
          </table:table-cell>
          <table:table-cell office:value-type="float" office:value="5.1756" calcext:value-type="float">
            <text:p>5.1756</text:p>
          </table:table-cell>
        </table:table-row>
        <table:table-row table:style-name="ro1">
          <table:table-cell office:value-type="float" office:value="540.7" calcext:value-type="float">
            <text:p>540.7</text:p>
          </table:table-cell>
          <table:table-cell office:value-type="float" office:value="0.0049717" calcext:value-type="float">
            <text:p>0.0049717</text:p>
          </table:table-cell>
          <table:table-cell office:value-type="float" office:value="0.0049418" calcext:value-type="float">
            <text:p>0.0049418</text:p>
          </table:table-cell>
          <table:table-cell office:value-type="float" office:value="0.00011069" calcext:value-type="float">
            <text:p>0.00011069</text:p>
          </table:table-cell>
          <table:table-cell office:value-type="float" office:value="0.00014806" calcext:value-type="float">
            <text:p>0.00014806</text:p>
          </table:table-cell>
          <table:table-cell office:value-type="float" office:value="0.00000076409" calcext:value-type="float">
            <text:p>7.6409E-007</text:p>
          </table:table-cell>
          <table:table-cell office:value-type="float" office:value="0.0000010656" calcext:value-type="float">
            <text:p>1.0656E-006</text:p>
          </table:table-cell>
          <table:table-cell table:formula="of:=[.B57]*1000" office:value-type="float" office:value="4.9717" calcext:value-type="float">
            <text:p>4.9717</text:p>
          </table:table-cell>
          <table:table-cell table:formula="of:=[.C57]*1000" office:value-type="float" office:value="4.9418" calcext:value-type="float">
            <text:p>4.9418</text:p>
          </table:table-cell>
          <table:table-cell table:formula="of:=[.D57]*1000" office:value-type="float" office:value="0.11069" calcext:value-type="float">
            <text:p>0.11069</text:p>
          </table:table-cell>
          <table:table-cell table:formula="of:=[.E57]*1000" office:value-type="float" office:value="0.14806" calcext:value-type="float">
            <text:p>0.14806</text:p>
          </table:table-cell>
          <table:table-cell table:formula="of:=[.F57]*1000" office:value-type="float" office:value="0.00076409" calcext:value-type="float">
            <text:p>0.00076409</text:p>
          </table:table-cell>
          <table:table-cell table:formula="of:=[.G57]*1000" office:value-type="float" office:value="0.0010656" calcext:value-type="float">
            <text:p>0.0010656</text:p>
          </table:table-cell>
          <table:table-cell office:value-type="float" office:value="3.861" calcext:value-type="float">
            <text:p>3.861</text:p>
          </table:table-cell>
          <table:table-cell office:value-type="float" office:value="5.1838" calcext:value-type="float">
            <text:p>5.1838</text:p>
          </table:table-cell>
        </table:table-row>
        <table:table-row table:style-name="ro1">
          <table:table-cell office:value-type="float" office:value="550.7" calcext:value-type="float">
            <text:p>550.7</text:p>
          </table:table-cell>
          <table:table-cell office:value-type="float" office:value="0.0049695" calcext:value-type="float">
            <text:p>0.0049695</text:p>
          </table:table-cell>
          <table:table-cell office:value-type="float" office:value="0.0049388" calcext:value-type="float">
            <text:p>0.0049388</text:p>
          </table:table-cell>
          <table:table-cell office:value-type="float" office:value="0.00011335" calcext:value-type="float">
            <text:p>0.00011335</text:p>
          </table:table-cell>
          <table:table-cell office:value-type="float" office:value="0.00015162" calcext:value-type="float">
            <text:p>0.00015162</text:p>
          </table:table-cell>
          <table:table-cell office:value-type="float" office:value="0.00000076625" calcext:value-type="float">
            <text:p>7.6625E-007</text:p>
          </table:table-cell>
          <table:table-cell office:value-type="float" office:value="0.0000010695" calcext:value-type="float">
            <text:p>1.0695E-006</text:p>
          </table:table-cell>
          <table:table-cell table:formula="of:=[.B58]*1000" office:value-type="float" office:value="4.9695" calcext:value-type="float">
            <text:p>4.9695</text:p>
          </table:table-cell>
          <table:table-cell table:formula="of:=[.C58]*1000" office:value-type="float" office:value="4.9388" calcext:value-type="float">
            <text:p>4.9388</text:p>
          </table:table-cell>
          <table:table-cell table:formula="of:=[.D58]*1000" office:value-type="float" office:value="0.11335" calcext:value-type="float">
            <text:p>0.11335</text:p>
          </table:table-cell>
          <table:table-cell table:formula="of:=[.E58]*1000" office:value-type="float" office:value="0.15162" calcext:value-type="float">
            <text:p>0.15162</text:p>
          </table:table-cell>
          <table:table-cell table:formula="of:=[.F58]*1000" office:value-type="float" office:value="0.00076625" calcext:value-type="float">
            <text:p>0.00076625</text:p>
          </table:table-cell>
          <table:table-cell table:formula="of:=[.G58]*1000" office:value-type="float" office:value="0.0010695" calcext:value-type="float">
            <text:p>0.0010695</text:p>
          </table:table-cell>
          <table:table-cell office:value-type="float" office:value="3.8613" calcext:value-type="float">
            <text:p>3.8613</text:p>
          </table:table-cell>
          <table:table-cell office:value-type="float" office:value="5.183" calcext:value-type="float">
            <text:p>5.183</text:p>
          </table:table-cell>
        </table:table-row>
        <table:table-row table:style-name="ro1">
          <table:table-cell office:value-type="float" office:value="560.7" calcext:value-type="float">
            <text:p>560.7</text:p>
          </table:table-cell>
          <table:table-cell office:value-type="float" office:value="0.0049674" calcext:value-type="float">
            <text:p>0.0049674</text:p>
          </table:table-cell>
          <table:table-cell office:value-type="float" office:value="0.0049359" calcext:value-type="float">
            <text:p>0.0049359</text:p>
          </table:table-cell>
          <table:table-cell office:value-type="float" office:value="0.00011603" calcext:value-type="float">
            <text:p>0.00011603</text:p>
          </table:table-cell>
          <table:table-cell office:value-type="float" office:value="0.00015525" calcext:value-type="float">
            <text:p>0.00015525</text:p>
          </table:table-cell>
          <table:table-cell office:value-type="float" office:value="0.00000076832" calcext:value-type="float">
            <text:p>7.6832E-007</text:p>
          </table:table-cell>
          <table:table-cell office:value-type="float" office:value="0.0000010736" calcext:value-type="float">
            <text:p>1.0736E-006</text:p>
          </table:table-cell>
          <table:table-cell table:formula="of:=[.B59]*1000" office:value-type="float" office:value="4.9674" calcext:value-type="float">
            <text:p>4.9674</text:p>
          </table:table-cell>
          <table:table-cell table:formula="of:=[.C59]*1000" office:value-type="float" office:value="4.9359" calcext:value-type="float">
            <text:p>4.9359</text:p>
          </table:table-cell>
          <table:table-cell table:formula="of:=[.D59]*1000" office:value-type="float" office:value="0.11603" calcext:value-type="float">
            <text:p>0.11603</text:p>
          </table:table-cell>
          <table:table-cell table:formula="of:=[.E59]*1000" office:value-type="float" office:value="0.15525" calcext:value-type="float">
            <text:p>0.15525</text:p>
          </table:table-cell>
          <table:table-cell table:formula="of:=[.F59]*1000" office:value-type="float" office:value="0.00076832" calcext:value-type="float">
            <text:p>0.00076832</text:p>
          </table:table-cell>
          <table:table-cell table:formula="of:=[.G59]*1000" office:value-type="float" office:value="0.0010736" calcext:value-type="float">
            <text:p>0.0010736</text:p>
          </table:table-cell>
          <table:table-cell office:value-type="float" office:value="3.8615" calcext:value-type="float">
            <text:p>3.8615</text:p>
          </table:table-cell>
          <table:table-cell office:value-type="float" office:value="5.1834" calcext:value-type="float">
            <text:p>5.1834</text:p>
          </table:table-cell>
        </table:table-row>
        <table:table-row table:style-name="ro1">
          <table:table-cell office:value-type="float" office:value="570.7" calcext:value-type="float">
            <text:p>570.7</text:p>
          </table:table-cell>
          <table:table-cell office:value-type="float" office:value="0.0049652" calcext:value-type="float">
            <text:p>0.0049652</text:p>
          </table:table-cell>
          <table:table-cell office:value-type="float" office:value="0.0049328" calcext:value-type="float">
            <text:p>0.0049328</text:p>
          </table:table-cell>
          <table:table-cell office:value-type="float" office:value="0.00011891" calcext:value-type="float">
            <text:p>0.00011891</text:p>
          </table:table-cell>
          <table:table-cell office:value-type="float" office:value="0.00015904" calcext:value-type="float">
            <text:p>0.00015904</text:p>
          </table:table-cell>
          <table:table-cell office:value-type="float" office:value="0.00000077197" calcext:value-type="float">
            <text:p>0.000000772</text:p>
          </table:table-cell>
          <table:table-cell office:value-type="float" office:value="0.0000010793" calcext:value-type="float">
            <text:p>1.0793E-006</text:p>
          </table:table-cell>
          <table:table-cell table:formula="of:=[.B60]*1000" office:value-type="float" office:value="4.9652" calcext:value-type="float">
            <text:p>4.9652</text:p>
          </table:table-cell>
          <table:table-cell table:formula="of:=[.C60]*1000" office:value-type="float" office:value="4.9328" calcext:value-type="float">
            <text:p>4.9328</text:p>
          </table:table-cell>
          <table:table-cell table:formula="of:=[.D60]*1000" office:value-type="float" office:value="0.11891" calcext:value-type="float">
            <text:p>0.11891</text:p>
          </table:table-cell>
          <table:table-cell table:formula="of:=[.E60]*1000" office:value-type="float" office:value="0.15904" calcext:value-type="float">
            <text:p>0.15904</text:p>
          </table:table-cell>
          <table:table-cell table:formula="of:=[.F60]*1000" office:value-type="float" office:value="0.00077197" calcext:value-type="float">
            <text:p>0.00077197</text:p>
          </table:table-cell>
          <table:table-cell table:formula="of:=[.G60]*1000" office:value-type="float" office:value="0.0010793" calcext:value-type="float">
            <text:p>0.0010793</text:p>
          </table:table-cell>
          <table:table-cell office:value-type="float" office:value="3.8687" calcext:value-type="float">
            <text:p>3.868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580.7" calcext:value-type="float">
            <text:p>580.7</text:p>
          </table:table-cell>
          <table:table-cell office:value-type="float" office:value="0.004963" calcext:value-type="float">
            <text:p>0.004963</text:p>
          </table:table-cell>
          <table:table-cell office:value-type="float" office:value="0.0049298" calcext:value-type="float">
            <text:p>0.0049298</text:p>
          </table:table-cell>
          <table:table-cell office:value-type="float" office:value="0.00012159" calcext:value-type="float">
            <text:p>0.00012159</text:p>
          </table:table-cell>
          <table:table-cell office:value-type="float" office:value="0.00016262" calcext:value-type="float">
            <text:p>0.00016262</text:p>
          </table:table-cell>
          <table:table-cell office:value-type="float" office:value="0.00000077425" calcext:value-type="float">
            <text:p>7.7425E-007</text:p>
          </table:table-cell>
          <table:table-cell office:value-type="float" office:value="0.0000010834" calcext:value-type="float">
            <text:p>1.0834E-006</text:p>
          </table:table-cell>
          <table:table-cell table:formula="of:=[.B61]*1000" office:value-type="float" office:value="4.963" calcext:value-type="float">
            <text:p>4.963</text:p>
          </table:table-cell>
          <table:table-cell table:formula="of:=[.C61]*1000" office:value-type="float" office:value="4.9298" calcext:value-type="float">
            <text:p>4.9298</text:p>
          </table:table-cell>
          <table:table-cell table:formula="of:=[.D61]*1000" office:value-type="float" office:value="0.12159" calcext:value-type="float">
            <text:p>0.12159</text:p>
          </table:table-cell>
          <table:table-cell table:formula="of:=[.E61]*1000" office:value-type="float" office:value="0.16262" calcext:value-type="float">
            <text:p>0.16262</text:p>
          </table:table-cell>
          <table:table-cell table:formula="of:=[.F61]*1000" office:value-type="float" office:value="0.00077425" calcext:value-type="float">
            <text:p>0.00077425</text:p>
          </table:table-cell>
          <table:table-cell table:formula="of:=[.G61]*1000" office:value-type="float" office:value="0.0010834" calcext:value-type="float">
            <text:p>0.0010834</text:p>
          </table:table-cell>
          <table:table-cell office:value-type="float" office:value="3.8694" calcext:value-type="float">
            <text:p>3.8694</text:p>
          </table:table-cell>
          <table:table-cell office:value-type="float" office:value="5.1897" calcext:value-type="float">
            <text:p>5.1897</text:p>
          </table:table-cell>
        </table:table-row>
        <table:table-row table:style-name="ro1">
          <table:table-cell office:value-type="float" office:value="590.7" calcext:value-type="float">
            <text:p>590.7</text:p>
          </table:table-cell>
          <table:table-cell office:value-type="float" office:value="0.0049609" calcext:value-type="float">
            <text:p>0.0049609</text:p>
          </table:table-cell>
          <table:table-cell office:value-type="float" office:value="0.0049268" calcext:value-type="float">
            <text:p>0.0049268</text:p>
          </table:table-cell>
          <table:table-cell office:value-type="float" office:value="0.00012428" calcext:value-type="float">
            <text:p>0.00012428</text:p>
          </table:table-cell>
          <table:table-cell office:value-type="float" office:value="0.00016625" calcext:value-type="float">
            <text:p>0.00016625</text:p>
          </table:table-cell>
          <table:table-cell office:value-type="float" office:value="0.00000077653" calcext:value-type="float">
            <text:p>7.7653E-007</text:p>
          </table:table-cell>
          <table:table-cell office:value-type="float" office:value="0.0000010878" calcext:value-type="float">
            <text:p>1.0878E-006</text:p>
          </table:table-cell>
          <table:table-cell table:formula="of:=[.B62]*1000" office:value-type="float" office:value="4.9609" calcext:value-type="float">
            <text:p>4.9609</text:p>
          </table:table-cell>
          <table:table-cell table:formula="of:=[.C62]*1000" office:value-type="float" office:value="4.9268" calcext:value-type="float">
            <text:p>4.9268</text:p>
          </table:table-cell>
          <table:table-cell table:formula="of:=[.D62]*1000" office:value-type="float" office:value="0.12428" calcext:value-type="float">
            <text:p>0.12428</text:p>
          </table:table-cell>
          <table:table-cell table:formula="of:=[.E62]*1000" office:value-type="float" office:value="0.16625" calcext:value-type="float">
            <text:p>0.16625</text:p>
          </table:table-cell>
          <table:table-cell table:formula="of:=[.F62]*1000" office:value-type="float" office:value="0.00077653" calcext:value-type="float">
            <text:p>0.00077653</text:p>
          </table:table-cell>
          <table:table-cell table:formula="of:=[.G62]*1000" office:value-type="float" office:value="0.0010878" calcext:value-type="float">
            <text:p>0.0010878</text:p>
          </table:table-cell>
          <table:table-cell office:value-type="float" office:value="3.8703" calcext:value-type="float">
            <text:p>3.8703</text:p>
          </table:table-cell>
          <table:table-cell office:value-type="float" office:value="5.1906" calcext:value-type="float">
            <text:p>5.1906</text:p>
          </table:table-cell>
        </table:table-row>
        <table:table-row table:style-name="ro1">
          <table:table-cell office:value-type="float" office:value="600.7" calcext:value-type="float">
            <text:p>600.7</text:p>
          </table:table-cell>
          <table:table-cell office:value-type="float" office:value="0.0049587" calcext:value-type="float">
            <text:p>0.0049587</text:p>
          </table:table-cell>
          <table:table-cell office:value-type="float" office:value="0.0049237" calcext:value-type="float">
            <text:p>0.0049237</text:p>
          </table:table-cell>
          <table:table-cell office:value-type="float" office:value="0.00012714" calcext:value-type="float">
            <text:p>0.00012714</text:p>
          </table:table-cell>
          <table:table-cell office:value-type="float" office:value="0.00017002" calcext:value-type="float">
            <text:p>0.00017002</text:p>
          </table:table-cell>
          <table:table-cell office:value-type="float" office:value="0.00000078" calcext:value-type="float">
            <text:p>0.00000078</text:p>
          </table:table-cell>
          <table:table-cell office:value-type="float" office:value="0.0000010933" calcext:value-type="float">
            <text:p>1.0933E-006</text:p>
          </table:table-cell>
          <table:table-cell table:formula="of:=[.B63]*1000" office:value-type="float" office:value="4.9587" calcext:value-type="float">
            <text:p>4.9587</text:p>
          </table:table-cell>
          <table:table-cell table:formula="of:=[.C63]*1000" office:value-type="float" office:value="4.9237" calcext:value-type="float">
            <text:p>4.9237</text:p>
          </table:table-cell>
          <table:table-cell table:formula="of:=[.D63]*1000" office:value-type="float" office:value="0.12714" calcext:value-type="float">
            <text:p>0.12714</text:p>
          </table:table-cell>
          <table:table-cell table:formula="of:=[.E63]*1000" office:value-type="float" office:value="0.17002" calcext:value-type="float">
            <text:p>0.17002</text:p>
          </table:table-cell>
          <table:table-cell table:formula="of:=[.F63]*1000" office:value-type="float" office:value="0.00078" calcext:value-type="float">
            <text:p>0.00078</text:p>
          </table:table-cell>
          <table:table-cell table:formula="of:=[.G63]*1000" office:value-type="float" office:value="0.0010933" calcext:value-type="float">
            <text:p>0.0010933</text:p>
          </table:table-cell>
          <table:table-cell office:value-type="float" office:value="3.8764" calcext:value-type="float">
            <text:p>3.8764</text:p>
          </table:table-cell>
          <table:table-cell office:value-type="float" office:value="5.1961" calcext:value-type="float">
            <text:p>5.1961</text:p>
          </table:table-cell>
        </table:table-row>
        <table:table-row table:style-name="ro1">
          <table:table-cell office:value-type="float" office:value="610.7" calcext:value-type="float">
            <text:p>610.7</text:p>
          </table:table-cell>
          <table:table-cell office:value-type="float" office:value="0.0049565" calcext:value-type="float">
            <text:p>0.0049565</text:p>
          </table:table-cell>
          <table:table-cell office:value-type="float" office:value="0.0049207" calcext:value-type="float">
            <text:p>0.0049207</text:p>
          </table:table-cell>
          <table:table-cell office:value-type="float" office:value="0.00012983" calcext:value-type="float">
            <text:p>0.00012983</text:p>
          </table:table-cell>
          <table:table-cell office:value-type="float" office:value="0.00017362" calcext:value-type="float">
            <text:p>0.00017362</text:p>
          </table:table-cell>
          <table:table-cell office:value-type="float" office:value="0.0000007824" calcext:value-type="float">
            <text:p>7.824E-007</text:p>
          </table:table-cell>
          <table:table-cell office:value-type="float" office:value="0.0000010976" calcext:value-type="float">
            <text:p>1.0976E-006</text:p>
          </table:table-cell>
          <table:table-cell table:formula="of:=[.B64]*1000" office:value-type="float" office:value="4.9565" calcext:value-type="float">
            <text:p>4.9565</text:p>
          </table:table-cell>
          <table:table-cell table:formula="of:=[.C64]*1000" office:value-type="float" office:value="4.9207" calcext:value-type="float">
            <text:p>4.9207</text:p>
          </table:table-cell>
          <table:table-cell table:formula="of:=[.D64]*1000" office:value-type="float" office:value="0.12983" calcext:value-type="float">
            <text:p>0.12983</text:p>
          </table:table-cell>
          <table:table-cell table:formula="of:=[.E64]*1000" office:value-type="float" office:value="0.17362" calcext:value-type="float">
            <text:p>0.17362</text:p>
          </table:table-cell>
          <table:table-cell table:formula="of:=[.F64]*1000" office:value-type="float" office:value="0.0007824" calcext:value-type="float">
            <text:p>0.0007824</text:p>
          </table:table-cell>
          <table:table-cell table:formula="of:=[.G64]*1000" office:value-type="float" office:value="0.0010976" calcext:value-type="float">
            <text:p>0.0010976</text:p>
          </table:table-cell>
          <table:table-cell office:value-type="float" office:value="3.8774" calcext:value-type="float">
            <text:p>3.8774</text:p>
          </table:table-cell>
          <table:table-cell office:value-type="float" office:value="5.1962" calcext:value-type="float">
            <text:p>5.1962</text:p>
          </table:table-cell>
        </table:table-row>
        <table:table-row table:style-name="ro1">
          <table:table-cell office:value-type="float" office:value="620.7" calcext:value-type="float">
            <text:p>620.7</text:p>
          </table:table-cell>
          <table:table-cell office:value-type="float" office:value="0.0049543" calcext:value-type="float">
            <text:p>0.0049543</text:p>
          </table:table-cell>
          <table:table-cell office:value-type="float" office:value="0.0049176" calcext:value-type="float">
            <text:p>0.0049176</text:p>
          </table:table-cell>
          <table:table-cell office:value-type="float" office:value="0.00013254" calcext:value-type="float">
            <text:p>0.00013254</text:p>
          </table:table-cell>
          <table:table-cell office:value-type="float" office:value="0.00017726" calcext:value-type="float">
            <text:p>0.00017726</text:p>
          </table:table-cell>
          <table:table-cell office:value-type="float" office:value="0.00000078484" calcext:value-type="float">
            <text:p>7.8484E-007</text:p>
          </table:table-cell>
          <table:table-cell office:value-type="float" office:value="0.0000011021" calcext:value-type="float">
            <text:p>1.1021E-006</text:p>
          </table:table-cell>
          <table:table-cell table:formula="of:=[.B65]*1000" office:value-type="float" office:value="4.9543" calcext:value-type="float">
            <text:p>4.9543</text:p>
          </table:table-cell>
          <table:table-cell table:formula="of:=[.C65]*1000" office:value-type="float" office:value="4.9176" calcext:value-type="float">
            <text:p>4.9176</text:p>
          </table:table-cell>
          <table:table-cell table:formula="of:=[.D65]*1000" office:value-type="float" office:value="0.13254" calcext:value-type="float">
            <text:p>0.13254</text:p>
          </table:table-cell>
          <table:table-cell table:formula="of:=[.E65]*1000" office:value-type="float" office:value="0.17726" calcext:value-type="float">
            <text:p>0.17726</text:p>
          </table:table-cell>
          <table:table-cell table:formula="of:=[.F65]*1000" office:value-type="float" office:value="0.00078484" calcext:value-type="float">
            <text:p>0.00078484</text:p>
          </table:table-cell>
          <table:table-cell table:formula="of:=[.G65]*1000" office:value-type="float" office:value="0.0011021" calcext:value-type="float">
            <text:p>0.0011021</text:p>
          </table:table-cell>
          <table:table-cell office:value-type="float" office:value="3.8789" calcext:value-type="float">
            <text:p>3.8789</text:p>
          </table:table-cell>
          <table:table-cell office:value-type="float" office:value="5.1974" calcext:value-type="float">
            <text:p>5.1974</text:p>
          </table:table-cell>
        </table:table-row>
        <table:table-row table:style-name="ro1">
          <table:table-cell office:value-type="float" office:value="630.7" calcext:value-type="float">
            <text:p>630.7</text:p>
          </table:table-cell>
          <table:table-cell office:value-type="float" office:value="0.0049521" calcext:value-type="float">
            <text:p>0.0049521</text:p>
          </table:table-cell>
          <table:table-cell office:value-type="float" office:value="0.0049145" calcext:value-type="float">
            <text:p>0.0049145</text:p>
          </table:table-cell>
          <table:table-cell office:value-type="float" office:value="0.00013538" calcext:value-type="float">
            <text:p>0.00013538</text:p>
          </table:table-cell>
          <table:table-cell office:value-type="float" office:value="0.00018101" calcext:value-type="float">
            <text:p>0.00018101</text:p>
          </table:table-cell>
          <table:table-cell office:value-type="float" office:value="0.00000078819" calcext:value-type="float">
            <text:p>7.8819E-007</text:p>
          </table:table-cell>
          <table:table-cell office:value-type="float" office:value="0.0000011076" calcext:value-type="float">
            <text:p>1.1076E-006</text:p>
          </table:table-cell>
          <table:table-cell table:formula="of:=[.B66]*1000" office:value-type="float" office:value="4.9521" calcext:value-type="float">
            <text:p>4.9521</text:p>
          </table:table-cell>
          <table:table-cell table:formula="of:=[.C66]*1000" office:value-type="float" office:value="4.9145" calcext:value-type="float">
            <text:p>4.9145</text:p>
          </table:table-cell>
          <table:table-cell table:formula="of:=[.D66]*1000" office:value-type="float" office:value="0.13538" calcext:value-type="float">
            <text:p>0.13538</text:p>
          </table:table-cell>
          <table:table-cell table:formula="of:=[.E66]*1000" office:value-type="float" office:value="0.18101" calcext:value-type="float">
            <text:p>0.18101</text:p>
          </table:table-cell>
          <table:table-cell table:formula="of:=[.F66]*1000" office:value-type="float" office:value="0.00078819" calcext:value-type="float">
            <text:p>0.00078819</text:p>
          </table:table-cell>
          <table:table-cell table:formula="of:=[.G66]*1000" office:value-type="float" office:value="0.0011076" calcext:value-type="float">
            <text:p>0.0011076</text:p>
          </table:table-cell>
          <table:table-cell office:value-type="float" office:value="3.8841" calcext:value-type="float">
            <text:p>3.8841</text:p>
          </table:table-cell>
          <table:table-cell office:value-type="float" office:value="5.202" calcext:value-type="float">
            <text:p>5.202</text:p>
          </table:table-cell>
        </table:table-row>
        <table:table-row table:style-name="ro1">
          <table:table-cell office:value-type="float" office:value="640.7" calcext:value-type="float">
            <text:p>640.7</text:p>
          </table:table-cell>
          <table:table-cell office:value-type="float" office:value="0.0049499" calcext:value-type="float">
            <text:p>0.0049499</text:p>
          </table:table-cell>
          <table:table-cell office:value-type="float" office:value="0.0049114" calcext:value-type="float">
            <text:p>0.0049114</text:p>
          </table:table-cell>
          <table:table-cell office:value-type="float" office:value="0.00013809" calcext:value-type="float">
            <text:p>0.00013809</text:p>
          </table:table-cell>
          <table:table-cell office:value-type="float" office:value="0.00018461" calcext:value-type="float">
            <text:p>0.00018461</text:p>
          </table:table-cell>
          <table:table-cell office:value-type="float" office:value="0.0000007907" calcext:value-type="float">
            <text:p>7.907E-007</text:p>
          </table:table-cell>
          <table:table-cell office:value-type="float" office:value="0.0000011121" calcext:value-type="float">
            <text:p>1.1121E-006</text:p>
          </table:table-cell>
          <table:table-cell table:formula="of:=[.B67]*1000" office:value-type="float" office:value="4.9499" calcext:value-type="float">
            <text:p>4.9499</text:p>
          </table:table-cell>
          <table:table-cell table:formula="of:=[.C67]*1000" office:value-type="float" office:value="4.9114" calcext:value-type="float">
            <text:p>4.9114</text:p>
          </table:table-cell>
          <table:table-cell table:formula="of:=[.D67]*1000" office:value-type="float" office:value="0.13809" calcext:value-type="float">
            <text:p>0.13809</text:p>
          </table:table-cell>
          <table:table-cell table:formula="of:=[.E67]*1000" office:value-type="float" office:value="0.18461" calcext:value-type="float">
            <text:p>0.18461</text:p>
          </table:table-cell>
          <table:table-cell table:formula="of:=[.F67]*1000" office:value-type="float" office:value="0.0007907" calcext:value-type="float">
            <text:p>0.0007907</text:p>
          </table:table-cell>
          <table:table-cell table:formula="of:=[.G67]*1000" office:value-type="float" office:value="0.0011121" calcext:value-type="float">
            <text:p>0.0011121</text:p>
          </table:table-cell>
          <table:table-cell office:value-type="float" office:value="3.8855" calcext:value-type="float">
            <text:p>3.8855</text:p>
          </table:table-cell>
          <table:table-cell office:value-type="float" office:value="5.2024" calcext:value-type="float">
            <text:p>5.2024</text:p>
          </table:table-cell>
        </table:table-row>
        <table:table-row table:style-name="ro1">
          <table:table-cell office:value-type="float" office:value="650.7" calcext:value-type="float">
            <text:p>650.7</text:p>
          </table:table-cell>
          <table:table-cell office:value-type="float" office:value="0.0049477" calcext:value-type="float">
            <text:p>0.0049477</text:p>
          </table:table-cell>
          <table:table-cell office:value-type="float" office:value="0.0049083" calcext:value-type="float">
            <text:p>0.0049083</text:p>
          </table:table-cell>
          <table:table-cell office:value-type="float" office:value="0.00014081" calcext:value-type="float">
            <text:p>0.00014081</text:p>
          </table:table-cell>
          <table:table-cell office:value-type="float" office:value="0.00018826" calcext:value-type="float">
            <text:p>0.00018826</text:p>
          </table:table-cell>
          <table:table-cell office:value-type="float" office:value="0.00000079327" calcext:value-type="float">
            <text:p>7.9327E-007</text:p>
          </table:table-cell>
          <table:table-cell office:value-type="float" office:value="0.0000011168" calcext:value-type="float">
            <text:p>1.1168E-006</text:p>
          </table:table-cell>
          <table:table-cell table:formula="of:=[.B68]*1000" office:value-type="float" office:value="4.9477" calcext:value-type="float">
            <text:p>4.9477</text:p>
          </table:table-cell>
          <table:table-cell table:formula="of:=[.C68]*1000" office:value-type="float" office:value="4.9083" calcext:value-type="float">
            <text:p>4.9083</text:p>
          </table:table-cell>
          <table:table-cell table:formula="of:=[.D68]*1000" office:value-type="float" office:value="0.14081" calcext:value-type="float">
            <text:p>0.14081</text:p>
          </table:table-cell>
          <table:table-cell table:formula="of:=[.E68]*1000" office:value-type="float" office:value="0.18826" calcext:value-type="float">
            <text:p>0.18826</text:p>
          </table:table-cell>
          <table:table-cell table:formula="of:=[.F68]*1000" office:value-type="float" office:value="0.00079327" calcext:value-type="float">
            <text:p>0.00079327</text:p>
          </table:table-cell>
          <table:table-cell table:formula="of:=[.G68]*1000" office:value-type="float" office:value="0.0011168" calcext:value-type="float">
            <text:p>0.0011168</text:p>
          </table:table-cell>
          <table:table-cell office:value-type="float" office:value="3.8872" calcext:value-type="float">
            <text:p>3.8872</text:p>
          </table:table-cell>
          <table:table-cell office:value-type="float" office:value="5.2038" calcext:value-type="float">
            <text:p>5.2038</text:p>
          </table:table-cell>
        </table:table-row>
        <table:table-row table:style-name="ro1">
          <table:table-cell office:value-type="float" office:value="660.7" calcext:value-type="float">
            <text:p>660.7</text:p>
          </table:table-cell>
          <table:table-cell office:value-type="float" office:value="0.0049454" calcext:value-type="float">
            <text:p>0.0049454</text:p>
          </table:table-cell>
          <table:table-cell office:value-type="float" office:value="0.0049052" calcext:value-type="float">
            <text:p>0.0049052</text:p>
          </table:table-cell>
          <table:table-cell office:value-type="float" office:value="0.00014363" calcext:value-type="float">
            <text:p>0.00014363</text:p>
          </table:table-cell>
          <table:table-cell office:value-type="float" office:value="0.00019199" calcext:value-type="float">
            <text:p>0.00019199</text:p>
          </table:table-cell>
          <table:table-cell office:value-type="float" office:value="0.00000079654" calcext:value-type="float">
            <text:p>7.9654E-007</text:p>
          </table:table-cell>
          <table:table-cell office:value-type="float" office:value="0.0000011223" calcext:value-type="float">
            <text:p>1.1223E-006</text:p>
          </table:table-cell>
          <table:table-cell table:formula="of:=[.B69]*1000" office:value-type="float" office:value="4.9454" calcext:value-type="float">
            <text:p>4.9454</text:p>
          </table:table-cell>
          <table:table-cell table:formula="of:=[.C69]*1000" office:value-type="float" office:value="4.9052" calcext:value-type="float">
            <text:p>4.9052</text:p>
          </table:table-cell>
          <table:table-cell table:formula="of:=[.D69]*1000" office:value-type="float" office:value="0.14363" calcext:value-type="float">
            <text:p>0.14363</text:p>
          </table:table-cell>
          <table:table-cell table:formula="of:=[.E69]*1000" office:value-type="float" office:value="0.19199" calcext:value-type="float">
            <text:p>0.19199</text:p>
          </table:table-cell>
          <table:table-cell table:formula="of:=[.F69]*1000" office:value-type="float" office:value="0.00079654" calcext:value-type="float">
            <text:p>0.00079654</text:p>
          </table:table-cell>
          <table:table-cell table:formula="of:=[.G69]*1000" office:value-type="float" office:value="0.0011223" calcext:value-type="float">
            <text:p>0.0011223</text:p>
          </table:table-cell>
          <table:table-cell office:value-type="float" office:value="3.8918" calcext:value-type="float">
            <text:p>3.8918</text:p>
          </table:table-cell>
          <table:table-cell office:value-type="float" office:value="5.2078" calcext:value-type="float">
            <text:p>5.2078</text:p>
          </table:table-cell>
        </table:table-row>
        <table:table-row table:style-name="ro1">
          <table:table-cell office:value-type="float" office:value="670.7" calcext:value-type="float">
            <text:p>670.7</text:p>
          </table:table-cell>
          <table:table-cell office:value-type="float" office:value="0.0049432" calcext:value-type="float">
            <text:p>0.0049432</text:p>
          </table:table-cell>
          <table:table-cell office:value-type="float" office:value="0.0049021" calcext:value-type="float">
            <text:p>0.0049021</text:p>
          </table:table-cell>
          <table:table-cell office:value-type="float" office:value="0.00014635" calcext:value-type="float">
            <text:p>0.00014635</text:p>
          </table:table-cell>
          <table:table-cell office:value-type="float" office:value="0.0001956" calcext:value-type="float">
            <text:p>0.0001956</text:p>
          </table:table-cell>
          <table:table-cell office:value-type="float" office:value="0.00000079914" calcext:value-type="float">
            <text:p>7.9914E-007</text:p>
          </table:table-cell>
          <table:table-cell office:value-type="float" office:value="0.0000011269" calcext:value-type="float">
            <text:p>1.1269E-006</text:p>
          </table:table-cell>
          <table:table-cell table:formula="of:=[.B70]*1000" office:value-type="float" office:value="4.9432" calcext:value-type="float">
            <text:p>4.9432</text:p>
          </table:table-cell>
          <table:table-cell table:formula="of:=[.C70]*1000" office:value-type="float" office:value="4.9021" calcext:value-type="float">
            <text:p>4.9021</text:p>
          </table:table-cell>
          <table:table-cell table:formula="of:=[.D70]*1000" office:value-type="float" office:value="0.14635" calcext:value-type="float">
            <text:p>0.14635</text:p>
          </table:table-cell>
          <table:table-cell table:formula="of:=[.E70]*1000" office:value-type="float" office:value="0.1956" calcext:value-type="float">
            <text:p>0.1956</text:p>
          </table:table-cell>
          <table:table-cell table:formula="of:=[.F70]*1000" office:value-type="float" office:value="0.00079914" calcext:value-type="float">
            <text:p>0.00079914</text:p>
          </table:table-cell>
          <table:table-cell table:formula="of:=[.G70]*1000" office:value-type="float" office:value="0.0011269" calcext:value-type="float">
            <text:p>0.0011269</text:p>
          </table:table-cell>
          <table:table-cell office:value-type="float" office:value="3.8934" calcext:value-type="float">
            <text:p>3.8934</text:p>
          </table:table-cell>
          <table:table-cell office:value-type="float" office:value="5.2085" calcext:value-type="float">
            <text:p>5.2085</text:p>
          </table:table-cell>
        </table:table-row>
        <table:table-row table:style-name="ro1">
          <table:table-cell office:value-type="float" office:value="680.7" calcext:value-type="float">
            <text:p>680.7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48989" calcext:value-type="float">
            <text:p>0.0048989</text:p>
          </table:table-cell>
          <table:table-cell office:value-type="float" office:value="0.00014908" calcext:value-type="float">
            <text:p>0.00014908</text:p>
          </table:table-cell>
          <table:table-cell office:value-type="float" office:value="0.00019926" calcext:value-type="float">
            <text:p>0.00019926</text:p>
          </table:table-cell>
          <table:table-cell office:value-type="float" office:value="0.00000080182" calcext:value-type="float">
            <text:p>8.0182E-007</text:p>
          </table:table-cell>
          <table:table-cell office:value-type="float" office:value="0.0000011318" calcext:value-type="float">
            <text:p>1.1318E-006</text:p>
          </table:table-cell>
          <table:table-cell table:formula="of:=[.B71]*1000" office:value-type="float" office:value="4.941" calcext:value-type="float">
            <text:p>4.941</text:p>
          </table:table-cell>
          <table:table-cell table:formula="of:=[.C71]*1000" office:value-type="float" office:value="4.8989" calcext:value-type="float">
            <text:p>4.8989</text:p>
          </table:table-cell>
          <table:table-cell table:formula="of:=[.D71]*1000" office:value-type="float" office:value="0.14908" calcext:value-type="float">
            <text:p>0.14908</text:p>
          </table:table-cell>
          <table:table-cell table:formula="of:=[.E71]*1000" office:value-type="float" office:value="0.19926" calcext:value-type="float">
            <text:p>0.19926</text:p>
          </table:table-cell>
          <table:table-cell table:formula="of:=[.F71]*1000" office:value-type="float" office:value="0.00080182" calcext:value-type="float">
            <text:p>0.00080182</text:p>
          </table:table-cell>
          <table:table-cell table:formula="of:=[.G71]*1000" office:value-type="float" office:value="0.0011318" calcext:value-type="float">
            <text:p>0.0011318</text:p>
          </table:table-cell>
          <table:table-cell office:value-type="float" office:value="3.8954" calcext:value-type="float">
            <text:p>3.8954</text:p>
          </table:table-cell>
          <table:table-cell office:value-type="float" office:value="5.2101" calcext:value-type="float">
            <text:p>5.2101</text:p>
          </table:table-cell>
        </table:table-row>
        <table:table-row table:style-name="ro1">
          <table:table-cell office:value-type="float" office:value="690.7" calcext:value-type="float">
            <text:p>690.7</text:p>
          </table:table-cell>
          <table:table-cell office:value-type="float" office:value="0.0049387" calcext:value-type="float">
            <text:p>0.0049387</text:p>
          </table:table-cell>
          <table:table-cell office:value-type="float" office:value="0.0048958" calcext:value-type="float">
            <text:p>0.0048958</text:p>
          </table:table-cell>
          <table:table-cell office:value-type="float" office:value="0.0001519" calcext:value-type="float">
            <text:p>0.0001519</text:p>
          </table:table-cell>
          <table:table-cell office:value-type="float" office:value="0.00020297" calcext:value-type="float">
            <text:p>0.00020297</text:p>
          </table:table-cell>
          <table:table-cell office:value-type="float" office:value="0.00000080504" calcext:value-type="float">
            <text:p>0.000000805</text:p>
          </table:table-cell>
          <table:table-cell office:value-type="float" office:value="0.0000011373" calcext:value-type="float">
            <text:p>1.1373E-006</text:p>
          </table:table-cell>
          <table:table-cell table:formula="of:=[.B72]*1000" office:value-type="float" office:value="4.9387" calcext:value-type="float">
            <text:p>4.9387</text:p>
          </table:table-cell>
          <table:table-cell table:formula="of:=[.C72]*1000" office:value-type="float" office:value="4.8958" calcext:value-type="float">
            <text:p>4.8958</text:p>
          </table:table-cell>
          <table:table-cell table:formula="of:=[.D72]*1000" office:value-type="float" office:value="0.1519" calcext:value-type="float">
            <text:p>0.1519</text:p>
          </table:table-cell>
          <table:table-cell table:formula="of:=[.E72]*1000" office:value-type="float" office:value="0.20297" calcext:value-type="float">
            <text:p>0.20297</text:p>
          </table:table-cell>
          <table:table-cell table:formula="of:=[.F72]*1000" office:value-type="float" office:value="0.00080504" calcext:value-type="float">
            <text:p>0.00080504</text:p>
          </table:table-cell>
          <table:table-cell table:formula="of:=[.G72]*1000" office:value-type="float" office:value="0.0011373" calcext:value-type="float">
            <text:p>0.0011373</text:p>
          </table:table-cell>
          <table:table-cell office:value-type="float" office:value="3.8996" calcext:value-type="float">
            <text:p>3.8996</text:p>
          </table:table-cell>
          <table:table-cell office:value-type="float" office:value="5.2135" calcext:value-type="float">
            <text:p>5.2135</text:p>
          </table:table-cell>
        </table:table-row>
        <table:table-row table:style-name="ro1">
          <table:table-cell office:value-type="float" office:value="700.7" calcext:value-type="float">
            <text:p>700.7</text:p>
          </table:table-cell>
          <table:table-cell office:value-type="float" office:value="0.0049365" calcext:value-type="float">
            <text:p>0.0049365</text:p>
          </table:table-cell>
          <table:table-cell office:value-type="float" office:value="0.0048926" calcext:value-type="float">
            <text:p>0.0048926</text:p>
          </table:table-cell>
          <table:table-cell office:value-type="float" office:value="0.00015462" calcext:value-type="float">
            <text:p>0.00015462</text:p>
          </table:table-cell>
          <table:table-cell office:value-type="float" office:value="0.00020659" calcext:value-type="float">
            <text:p>0.00020659</text:p>
          </table:table-cell>
          <table:table-cell office:value-type="float" office:value="0.00000080774" calcext:value-type="float">
            <text:p>8.0774E-007</text:p>
          </table:table-cell>
          <table:table-cell office:value-type="float" office:value="0.0000011421" calcext:value-type="float">
            <text:p>1.1421E-006</text:p>
          </table:table-cell>
          <table:table-cell table:formula="of:=[.B73]*1000" office:value-type="float" office:value="4.9365" calcext:value-type="float">
            <text:p>4.9365</text:p>
          </table:table-cell>
          <table:table-cell table:formula="of:=[.C73]*1000" office:value-type="float" office:value="4.8926" calcext:value-type="float">
            <text:p>4.8926</text:p>
          </table:table-cell>
          <table:table-cell table:formula="of:=[.D73]*1000" office:value-type="float" office:value="0.15462" calcext:value-type="float">
            <text:p>0.15462</text:p>
          </table:table-cell>
          <table:table-cell table:formula="of:=[.E73]*1000" office:value-type="float" office:value="0.20659" calcext:value-type="float">
            <text:p>0.20659</text:p>
          </table:table-cell>
          <table:table-cell table:formula="of:=[.F73]*1000" office:value-type="float" office:value="0.00080774" calcext:value-type="float">
            <text:p>0.00080774</text:p>
          </table:table-cell>
          <table:table-cell table:formula="of:=[.G73]*1000" office:value-type="float" office:value="0.0011421" calcext:value-type="float">
            <text:p>0.0011421</text:p>
          </table:table-cell>
          <table:table-cell office:value-type="float" office:value="3.9014" calcext:value-type="float">
            <text:p>3.9014</text:p>
          </table:table-cell>
          <table:table-cell office:value-type="float" office:value="5.2145" calcext:value-type="float">
            <text:p>5.2145</text:p>
          </table:table-cell>
        </table:table-row>
        <table:table-row table:style-name="ro1">
          <table:table-cell office:value-type="float" office:value="710.7" calcext:value-type="float">
            <text:p>710.7</text:p>
          </table:table-cell>
          <table:table-cell office:value-type="float" office:value="0.0049342" calcext:value-type="float">
            <text:p>0.0049342</text:p>
          </table:table-cell>
          <table:table-cell office:value-type="float" office:value="0.0048894" calcext:value-type="float">
            <text:p>0.0048894</text:p>
          </table:table-cell>
          <table:table-cell office:value-type="float" office:value="0.00015736" calcext:value-type="float">
            <text:p>0.00015736</text:p>
          </table:table-cell>
          <table:table-cell office:value-type="float" office:value="0.00021025" calcext:value-type="float">
            <text:p>0.00021025</text:p>
          </table:table-cell>
          <table:table-cell office:value-type="float" office:value="0.00000081052" calcext:value-type="float">
            <text:p>8.1052E-007</text:p>
          </table:table-cell>
          <table:table-cell office:value-type="float" office:value="0.0000011472" calcext:value-type="float">
            <text:p>1.1472E-006</text:p>
          </table:table-cell>
          <table:table-cell table:formula="of:=[.B74]*1000" office:value-type="float" office:value="4.9342" calcext:value-type="float">
            <text:p>4.9342</text:p>
          </table:table-cell>
          <table:table-cell table:formula="of:=[.C74]*1000" office:value-type="float" office:value="4.8894" calcext:value-type="float">
            <text:p>4.8894</text:p>
          </table:table-cell>
          <table:table-cell table:formula="of:=[.D74]*1000" office:value-type="float" office:value="0.15736" calcext:value-type="float">
            <text:p>0.15736</text:p>
          </table:table-cell>
          <table:table-cell table:formula="of:=[.E74]*1000" office:value-type="float" office:value="0.21025" calcext:value-type="float">
            <text:p>0.21025</text:p>
          </table:table-cell>
          <table:table-cell table:formula="of:=[.F74]*1000" office:value-type="float" office:value="0.00081052" calcext:value-type="float">
            <text:p>0.00081052</text:p>
          </table:table-cell>
          <table:table-cell table:formula="of:=[.G74]*1000" office:value-type="float" office:value="0.0011472" calcext:value-type="float">
            <text:p>0.0011472</text:p>
          </table:table-cell>
          <table:table-cell office:value-type="float" office:value="3.9035" calcext:value-type="float">
            <text:p>3.9035</text:p>
          </table:table-cell>
          <table:table-cell office:value-type="float" office:value="5.2161" calcext:value-type="float">
            <text:p>5.2161</text:p>
          </table:table-cell>
        </table:table-row>
        <table:table-row table:style-name="ro1">
          <table:table-cell office:value-type="float" office:value="720.7" calcext:value-type="float">
            <text:p>720.7</text:p>
          </table:table-cell>
          <table:table-cell office:value-type="float" office:value="0.0049319" calcext:value-type="float">
            <text:p>0.0049319</text:p>
          </table:table-cell>
          <table:table-cell office:value-type="float" office:value="0.0048862" calcext:value-type="float">
            <text:p>0.0048862</text:p>
          </table:table-cell>
          <table:table-cell office:value-type="float" office:value="0.00016017" calcext:value-type="float">
            <text:p>0.00016017</text:p>
          </table:table-cell>
          <table:table-cell office:value-type="float" office:value="0.00021395" calcext:value-type="float">
            <text:p>0.00021395</text:p>
          </table:table-cell>
          <table:table-cell office:value-type="float" office:value="0.0000008137" calcext:value-type="float">
            <text:p>8.137E-007</text:p>
          </table:table-cell>
          <table:table-cell office:value-type="float" office:value="0.0000011526" calcext:value-type="float">
            <text:p>1.1526E-006</text:p>
          </table:table-cell>
          <table:table-cell table:formula="of:=[.B75]*1000" office:value-type="float" office:value="4.9319" calcext:value-type="float">
            <text:p>4.9319</text:p>
          </table:table-cell>
          <table:table-cell table:formula="of:=[.C75]*1000" office:value-type="float" office:value="4.8862" calcext:value-type="float">
            <text:p>4.8862</text:p>
          </table:table-cell>
          <table:table-cell table:formula="of:=[.D75]*1000" office:value-type="float" office:value="0.16017" calcext:value-type="float">
            <text:p>0.16017</text:p>
          </table:table-cell>
          <table:table-cell table:formula="of:=[.E75]*1000" office:value-type="float" office:value="0.21395" calcext:value-type="float">
            <text:p>0.21395</text:p>
          </table:table-cell>
          <table:table-cell table:formula="of:=[.F75]*1000" office:value-type="float" office:value="0.0008137" calcext:value-type="float">
            <text:p>0.0008137</text:p>
          </table:table-cell>
          <table:table-cell table:formula="of:=[.G75]*1000" office:value-type="float" office:value="0.0011526" calcext:value-type="float">
            <text:p>0.0011526</text:p>
          </table:table-cell>
          <table:table-cell office:value-type="float" office:value="3.9073" calcext:value-type="float">
            <text:p>3.9073</text:p>
          </table:table-cell>
          <table:table-cell office:value-type="float" office:value="5.2192" calcext:value-type="float">
            <text:p>5.2192</text:p>
          </table:table-cell>
        </table:table-row>
        <table:table-row table:style-name="ro1">
          <table:table-cell office:value-type="float" office:value="730.7" calcext:value-type="float">
            <text:p>730.7</text:p>
          </table:table-cell>
          <table:table-cell office:value-type="float" office:value="0.0049296" calcext:value-type="float">
            <text:p>0.0049296</text:p>
          </table:table-cell>
          <table:table-cell office:value-type="float" office:value="0.004883" calcext:value-type="float">
            <text:p>0.004883</text:p>
          </table:table-cell>
          <table:table-cell office:value-type="float" office:value="0.0001629" calcext:value-type="float">
            <text:p>0.0001629</text:p>
          </table:table-cell>
          <table:table-cell office:value-type="float" office:value="0.00021758" calcext:value-type="float">
            <text:p>0.00021758</text:p>
          </table:table-cell>
          <table:table-cell office:value-type="float" office:value="0.00000081649" calcext:value-type="float">
            <text:p>8.1649E-007</text:p>
          </table:table-cell>
          <table:table-cell office:value-type="float" office:value="0.0000011577" calcext:value-type="float">
            <text:p>1.1577E-006</text:p>
          </table:table-cell>
          <table:table-cell table:formula="of:=[.B76]*1000" office:value-type="float" office:value="4.9296" calcext:value-type="float">
            <text:p>4.9296</text:p>
          </table:table-cell>
          <table:table-cell table:formula="of:=[.C76]*1000" office:value-type="float" office:value="4.883" calcext:value-type="float">
            <text:p>4.883</text:p>
          </table:table-cell>
          <table:table-cell table:formula="of:=[.D76]*1000" office:value-type="float" office:value="0.1629" calcext:value-type="float">
            <text:p>0.1629</text:p>
          </table:table-cell>
          <table:table-cell table:formula="of:=[.E76]*1000" office:value-type="float" office:value="0.21758" calcext:value-type="float">
            <text:p>0.21758</text:p>
          </table:table-cell>
          <table:table-cell table:formula="of:=[.F76]*1000" office:value-type="float" office:value="0.00081649" calcext:value-type="float">
            <text:p>0.00081649</text:p>
          </table:table-cell>
          <table:table-cell table:formula="of:=[.G76]*1000" office:value-type="float" office:value="0.0011577" calcext:value-type="float">
            <text:p>0.0011577</text:p>
          </table:table-cell>
          <table:table-cell office:value-type="float" office:value="3.9092" calcext:value-type="float">
            <text:p>3.9092</text:p>
          </table:table-cell>
          <table:table-cell office:value-type="float" office:value="5.2203" calcext:value-type="float">
            <text:p>5.2203</text:p>
          </table:table-cell>
        </table:table-row>
        <table:table-row table:style-name="ro1">
          <table:table-cell office:value-type="float" office:value="740.7" calcext:value-type="float">
            <text:p>740.7</text:p>
          </table:table-cell>
          <table:table-cell office:value-type="float" office:value="0.0049274" calcext:value-type="float">
            <text:p>0.0049274</text:p>
          </table:table-cell>
          <table:table-cell office:value-type="float" office:value="0.0048797" calcext:value-type="float">
            <text:p>0.0048797</text:p>
          </table:table-cell>
          <table:table-cell office:value-type="float" office:value="0.00016565" calcext:value-type="float">
            <text:p>0.00016565</text:p>
          </table:table-cell>
          <table:table-cell office:value-type="float" office:value="0.00022123" calcext:value-type="float">
            <text:p>0.00022123</text:p>
          </table:table-cell>
          <table:table-cell office:value-type="float" office:value="0.00000081935" calcext:value-type="float">
            <text:p>8.1935E-007</text:p>
          </table:table-cell>
          <table:table-cell office:value-type="float" office:value="0.0000011629" calcext:value-type="float">
            <text:p>1.1629E-006</text:p>
          </table:table-cell>
          <table:table-cell table:formula="of:=[.B77]*1000" office:value-type="float" office:value="4.9274" calcext:value-type="float">
            <text:p>4.9274</text:p>
          </table:table-cell>
          <table:table-cell table:formula="of:=[.C77]*1000" office:value-type="float" office:value="4.8797" calcext:value-type="float">
            <text:p>4.8797</text:p>
          </table:table-cell>
          <table:table-cell table:formula="of:=[.D77]*1000" office:value-type="float" office:value="0.16565" calcext:value-type="float">
            <text:p>0.16565</text:p>
          </table:table-cell>
          <table:table-cell table:formula="of:=[.E77]*1000" office:value-type="float" office:value="0.22123" calcext:value-type="float">
            <text:p>0.22123</text:p>
          </table:table-cell>
          <table:table-cell table:formula="of:=[.F77]*1000" office:value-type="float" office:value="0.00081935" calcext:value-type="float">
            <text:p>0.00081935</text:p>
          </table:table-cell>
          <table:table-cell table:formula="of:=[.G77]*1000" office:value-type="float" office:value="0.0011629" calcext:value-type="float">
            <text:p>0.0011629</text:p>
          </table:table-cell>
          <table:table-cell office:value-type="float" office:value="3.9115" calcext:value-type="float">
            <text:p>3.9115</text:p>
          </table:table-cell>
          <table:table-cell office:value-type="float" office:value="5.2221" calcext:value-type="float">
            <text:p>5.2221</text:p>
          </table:table-cell>
        </table:table-row>
        <table:table-row table:style-name="ro1">
          <table:table-cell office:value-type="float" office:value="750.7" calcext:value-type="float">
            <text:p>750.7</text:p>
          </table:table-cell>
          <table:table-cell office:value-type="float" office:value="0.0049251" calcext:value-type="float">
            <text:p>0.0049251</text:p>
          </table:table-cell>
          <table:table-cell office:value-type="float" office:value="0.0048765" calcext:value-type="float">
            <text:p>0.0048765</text:p>
          </table:table-cell>
          <table:table-cell office:value-type="float" office:value="0.00016845" calcext:value-type="float">
            <text:p>0.00016845</text:p>
          </table:table-cell>
          <table:table-cell office:value-type="float" office:value="0.00022493" calcext:value-type="float">
            <text:p>0.00022493</text:p>
          </table:table-cell>
          <table:table-cell office:value-type="float" office:value="0.00000082253" calcext:value-type="float">
            <text:p>8.2253E-007</text:p>
          </table:table-cell>
          <table:table-cell office:value-type="float" office:value="0.0000011684" calcext:value-type="float">
            <text:p>1.1684E-006</text:p>
          </table:table-cell>
          <table:table-cell table:formula="of:=[.B78]*1000" office:value-type="float" office:value="4.9251" calcext:value-type="float">
            <text:p>4.9251</text:p>
          </table:table-cell>
          <table:table-cell table:formula="of:=[.C78]*1000" office:value-type="float" office:value="4.8765" calcext:value-type="float">
            <text:p>4.8765</text:p>
          </table:table-cell>
          <table:table-cell table:formula="of:=[.D78]*1000" office:value-type="float" office:value="0.16845" calcext:value-type="float">
            <text:p>0.16845</text:p>
          </table:table-cell>
          <table:table-cell table:formula="of:=[.E78]*1000" office:value-type="float" office:value="0.22493" calcext:value-type="float">
            <text:p>0.22493</text:p>
          </table:table-cell>
          <table:table-cell table:formula="of:=[.F78]*1000" office:value-type="float" office:value="0.00082253" calcext:value-type="float">
            <text:p>0.00082253</text:p>
          </table:table-cell>
          <table:table-cell table:formula="of:=[.G78]*1000" office:value-type="float" office:value="0.0011684" calcext:value-type="float">
            <text:p>0.0011684</text:p>
          </table:table-cell>
          <table:table-cell office:value-type="float" office:value="3.915" calcext:value-type="float">
            <text:p>3.915</text:p>
          </table:table-cell>
          <table:table-cell office:value-type="float" office:value="5.2248" calcext:value-type="float">
            <text:p>5.2248</text:p>
          </table:table-cell>
        </table:table-row>
        <table:table-row table:style-name="ro1">
          <table:table-cell office:value-type="float" office:value="760.7" calcext:value-type="float">
            <text:p>760.7</text:p>
          </table:table-cell>
          <table:table-cell office:value-type="float" office:value="0.0049228" calcext:value-type="float">
            <text:p>0.0049228</text:p>
          </table:table-cell>
          <table:table-cell office:value-type="float" office:value="0.0048732" calcext:value-type="float">
            <text:p>0.0048732</text:p>
          </table:table-cell>
          <table:table-cell office:value-type="float" office:value="0.00017119" calcext:value-type="float">
            <text:p>0.00017119</text:p>
          </table:table-cell>
          <table:table-cell office:value-type="float" office:value="0.00022856" calcext:value-type="float">
            <text:p>0.00022856</text:p>
          </table:table-cell>
          <table:table-cell office:value-type="float" office:value="0.0000008254" calcext:value-type="float">
            <text:p>8.254E-007</text:p>
          </table:table-cell>
          <table:table-cell office:value-type="float" office:value="0.0000011736" calcext:value-type="float">
            <text:p>1.1736E-006</text:p>
          </table:table-cell>
          <table:table-cell table:formula="of:=[.B79]*1000" office:value-type="float" office:value="4.9228" calcext:value-type="float">
            <text:p>4.9228</text:p>
          </table:table-cell>
          <table:table-cell table:formula="of:=[.C79]*1000" office:value-type="float" office:value="4.8732" calcext:value-type="float">
            <text:p>4.8732</text:p>
          </table:table-cell>
          <table:table-cell table:formula="of:=[.D79]*1000" office:value-type="float" office:value="0.17119" calcext:value-type="float">
            <text:p>0.17119</text:p>
          </table:table-cell>
          <table:table-cell table:formula="of:=[.E79]*1000" office:value-type="float" office:value="0.22856" calcext:value-type="float">
            <text:p>0.22856</text:p>
          </table:table-cell>
          <table:table-cell table:formula="of:=[.F79]*1000" office:value-type="float" office:value="0.0008254" calcext:value-type="float">
            <text:p>0.0008254</text:p>
          </table:table-cell>
          <table:table-cell table:formula="of:=[.G79]*1000" office:value-type="float" office:value="0.0011736" calcext:value-type="float">
            <text:p>0.0011736</text:p>
          </table:table-cell>
          <table:table-cell office:value-type="float" office:value="3.917" calcext:value-type="float">
            <text:p>3.917</text:p>
          </table:table-cell>
          <table:table-cell office:value-type="float" office:value="5.2261" calcext:value-type="float">
            <text:p>5.2261</text:p>
          </table:table-cell>
        </table:table-row>
        <table:table-row table:style-name="ro1">
          <table:table-cell office:value-type="float" office:value="770.7" calcext:value-type="float">
            <text:p>770.7</text:p>
          </table:table-cell>
          <table:table-cell office:value-type="float" office:value="0.0049205" calcext:value-type="float">
            <text:p>0.0049205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017395" calcext:value-type="float">
            <text:p>0.00017395</text:p>
          </table:table-cell>
          <table:table-cell office:value-type="float" office:value="0.00023222" calcext:value-type="float">
            <text:p>0.00023222</text:p>
          </table:table-cell>
          <table:table-cell office:value-type="float" office:value="0.00000082834" calcext:value-type="float">
            <text:p>8.2834E-007</text:p>
          </table:table-cell>
          <table:table-cell office:value-type="float" office:value="0.000001179" calcext:value-type="float">
            <text:p>0.000001179</text:p>
          </table:table-cell>
          <table:table-cell table:formula="of:=[.B80]*1000" office:value-type="float" office:value="4.9205" calcext:value-type="float">
            <text:p>4.9205</text:p>
          </table:table-cell>
          <table:table-cell table:formula="of:=[.C80]*1000" office:value-type="float" office:value="4.87" calcext:value-type="float">
            <text:p>4.87</text:p>
          </table:table-cell>
          <table:table-cell table:formula="of:=[.D80]*1000" office:value-type="float" office:value="0.17395" calcext:value-type="float">
            <text:p>0.17395</text:p>
          </table:table-cell>
          <table:table-cell table:formula="of:=[.E80]*1000" office:value-type="float" office:value="0.23222" calcext:value-type="float">
            <text:p>0.23222</text:p>
          </table:table-cell>
          <table:table-cell table:formula="of:=[.F80]*1000" office:value-type="float" office:value="0.00082834" calcext:value-type="float">
            <text:p>0.00082834</text:p>
          </table:table-cell>
          <table:table-cell table:formula="of:=[.G80]*1000" office:value-type="float" office:value="0.001179" calcext:value-type="float">
            <text:p>0.001179</text:p>
          </table:table-cell>
          <table:table-cell office:value-type="float" office:value="3.9194" calcext:value-type="float">
            <text:p>3.9194</text:p>
          </table:table-cell>
          <table:table-cell office:value-type="float" office:value="5.2279" calcext:value-type="float">
            <text:p>5.2279</text:p>
          </table:table-cell>
        </table:table-row>
        <table:table-row table:style-name="ro1">
          <table:table-cell office:value-type="float" office:value="780.7" calcext:value-type="float">
            <text:p>780.7</text:p>
          </table:table-cell>
          <table:table-cell office:value-type="float" office:value="0.0049181" calcext:value-type="float">
            <text:p>0.0049181</text:p>
          </table:table-cell>
          <table:table-cell office:value-type="float" office:value="0.0048667" calcext:value-type="float">
            <text:p>0.0048667</text:p>
          </table:table-cell>
          <table:table-cell office:value-type="float" office:value="0.00017674" calcext:value-type="float">
            <text:p>0.00017674</text:p>
          </table:table-cell>
          <table:table-cell office:value-type="float" office:value="0.0002359" calcext:value-type="float">
            <text:p>0.0002359</text:p>
          </table:table-cell>
          <table:table-cell office:value-type="float" office:value="0.00000083153" calcext:value-type="float">
            <text:p>8.3153E-007</text:p>
          </table:table-cell>
          <table:table-cell office:value-type="float" office:value="0.0000011846" calcext:value-type="float">
            <text:p>1.1846E-006</text:p>
          </table:table-cell>
          <table:table-cell table:formula="of:=[.B81]*1000" office:value-type="float" office:value="4.9181" calcext:value-type="float">
            <text:p>4.9181</text:p>
          </table:table-cell>
          <table:table-cell table:formula="of:=[.C81]*1000" office:value-type="float" office:value="4.8667" calcext:value-type="float">
            <text:p>4.8667</text:p>
          </table:table-cell>
          <table:table-cell table:formula="of:=[.D81]*1000" office:value-type="float" office:value="0.17674" calcext:value-type="float">
            <text:p>0.17674</text:p>
          </table:table-cell>
          <table:table-cell table:formula="of:=[.E81]*1000" office:value-type="float" office:value="0.2359" calcext:value-type="float">
            <text:p>0.2359</text:p>
          </table:table-cell>
          <table:table-cell table:formula="of:=[.F81]*1000" office:value-type="float" office:value="0.00083153" calcext:value-type="float">
            <text:p>0.00083153</text:p>
          </table:table-cell>
          <table:table-cell table:formula="of:=[.G81]*1000" office:value-type="float" office:value="0.0011846" calcext:value-type="float">
            <text:p>0.0011846</text:p>
          </table:table-cell>
          <table:table-cell office:value-type="float" office:value="3.9226" calcext:value-type="float">
            <text:p>3.9226</text:p>
          </table:table-cell>
          <table:table-cell office:value-type="float" office:value="5.2304" calcext:value-type="float">
            <text:p>5.2304</text:p>
          </table:table-cell>
        </table:table-row>
        <table:table-row table:style-name="ro1">
          <table:table-cell office:value-type="float" office:value="790.7" calcext:value-type="float">
            <text:p>790.7</text:p>
          </table:table-cell>
          <table:table-cell office:value-type="float" office:value="0.0049158" calcext:value-type="float">
            <text:p>0.0049158</text:p>
          </table:table-cell>
          <table:table-cell office:value-type="float" office:value="0.0048634" calcext:value-type="float">
            <text:p>0.0048634</text:p>
          </table:table-cell>
          <table:table-cell office:value-type="float" office:value="0.00017949" calcext:value-type="float">
            <text:p>0.00017949</text:p>
          </table:table-cell>
          <table:table-cell office:value-type="float" office:value="0.00023954" calcext:value-type="float">
            <text:p>0.00023954</text:p>
          </table:table-cell>
          <table:table-cell office:value-type="float" office:value="0.00000083447" calcext:value-type="float">
            <text:p>8.3447E-007</text:p>
          </table:table-cell>
          <table:table-cell office:value-type="float" office:value="0.00000119" calcext:value-type="float">
            <text:p>0.00000119</text:p>
          </table:table-cell>
          <table:table-cell table:formula="of:=[.B82]*1000" office:value-type="float" office:value="4.9158" calcext:value-type="float">
            <text:p>4.9158</text:p>
          </table:table-cell>
          <table:table-cell table:formula="of:=[.C82]*1000" office:value-type="float" office:value="4.8634" calcext:value-type="float">
            <text:p>4.8634</text:p>
          </table:table-cell>
          <table:table-cell table:formula="of:=[.D82]*1000" office:value-type="float" office:value="0.17949" calcext:value-type="float">
            <text:p>0.17949</text:p>
          </table:table-cell>
          <table:table-cell table:formula="of:=[.E82]*1000" office:value-type="float" office:value="0.23954" calcext:value-type="float">
            <text:p>0.23954</text:p>
          </table:table-cell>
          <table:table-cell table:formula="of:=[.F82]*1000" office:value-type="float" office:value="0.00083447" calcext:value-type="float">
            <text:p>0.00083447</text:p>
          </table:table-cell>
          <table:table-cell table:formula="of:=[.G82]*1000" office:value-type="float" office:value="0.00119" calcext:value-type="float">
            <text:p>0.00119</text:p>
          </table:table-cell>
          <table:table-cell office:value-type="float" office:value="3.9248" calcext:value-type="float">
            <text:p>3.9248</text:p>
          </table:table-cell>
          <table:table-cell office:value-type="float" office:value="5.2318" calcext:value-type="float">
            <text:p>5.2318</text:p>
          </table:table-cell>
        </table:table-row>
        <table:table-row table:style-name="ro1">
          <table:table-cell office:value-type="float" office:value="800.7" calcext:value-type="float">
            <text:p>800.7</text:p>
          </table:table-cell>
          <table:table-cell office:value-type="float" office:value="0.0049135" calcext:value-type="float">
            <text:p>0.0049135</text:p>
          </table:table-cell>
          <table:table-cell office:value-type="float" office:value="0.0048601" calcext:value-type="float">
            <text:p>0.0048601</text:p>
          </table:table-cell>
          <table:table-cell office:value-type="float" office:value="0.00018225" calcext:value-type="float">
            <text:p>0.00018225</text:p>
          </table:table-cell>
          <table:table-cell office:value-type="float" office:value="0.00024319" calcext:value-type="float">
            <text:p>0.00024319</text:p>
          </table:table-cell>
          <table:table-cell office:value-type="float" office:value="0.00000083749" calcext:value-type="float">
            <text:p>8.3749E-007</text:p>
          </table:table-cell>
          <table:table-cell office:value-type="float" office:value="0.0000011955" calcext:value-type="float">
            <text:p>1.1955E-006</text:p>
          </table:table-cell>
          <table:table-cell table:formula="of:=[.B83]*1000" office:value-type="float" office:value="4.9135" calcext:value-type="float">
            <text:p>4.9135</text:p>
          </table:table-cell>
          <table:table-cell table:formula="of:=[.C83]*1000" office:value-type="float" office:value="4.8601" calcext:value-type="float">
            <text:p>4.8601</text:p>
          </table:table-cell>
          <table:table-cell table:formula="of:=[.D83]*1000" office:value-type="float" office:value="0.18225" calcext:value-type="float">
            <text:p>0.18225</text:p>
          </table:table-cell>
          <table:table-cell table:formula="of:=[.E83]*1000" office:value-type="float" office:value="0.24319" calcext:value-type="float">
            <text:p>0.24319</text:p>
          </table:table-cell>
          <table:table-cell table:formula="of:=[.F83]*1000" office:value-type="float" office:value="0.00083749" calcext:value-type="float">
            <text:p>0.00083749</text:p>
          </table:table-cell>
          <table:table-cell table:formula="of:=[.G83]*1000" office:value-type="float" office:value="0.0011955" calcext:value-type="float">
            <text:p>0.0011955</text:p>
          </table:table-cell>
          <table:table-cell office:value-type="float" office:value="3.9272" calcext:value-type="float">
            <text:p>3.9272</text:p>
          </table:table-cell>
          <table:table-cell office:value-type="float" office:value="5.2336" calcext:value-type="float">
            <text:p>5.2336</text:p>
          </table:table-cell>
        </table:table-row>
        <table:table-row table:style-name="ro1">
          <table:table-cell office:value-type="float" office:value="810.7" calcext:value-type="float">
            <text:p>810.7</text:p>
          </table:table-cell>
          <table:table-cell office:value-type="float" office:value="0.0049111" calcext:value-type="float">
            <text:p>0.0049111</text:p>
          </table:table-cell>
          <table:table-cell office:value-type="float" office:value="0.0048568" calcext:value-type="float">
            <text:p>0.0048568</text:p>
          </table:table-cell>
          <table:table-cell office:value-type="float" office:value="0.00018504" calcext:value-type="float">
            <text:p>0.00018504</text:p>
          </table:table-cell>
          <table:table-cell office:value-type="float" office:value="0.00024687" calcext:value-type="float">
            <text:p>0.00024687</text:p>
          </table:table-cell>
          <table:table-cell office:value-type="float" office:value="0.00000084069" calcext:value-type="float">
            <text:p>8.4069E-007</text:p>
          </table:table-cell>
          <table:table-cell office:value-type="float" office:value="0.0000012012" calcext:value-type="float">
            <text:p>1.2012E-006</text:p>
          </table:table-cell>
          <table:table-cell table:formula="of:=[.B84]*1000" office:value-type="float" office:value="4.9111" calcext:value-type="float">
            <text:p>4.9111</text:p>
          </table:table-cell>
          <table:table-cell table:formula="of:=[.C84]*1000" office:value-type="float" office:value="4.8568" calcext:value-type="float">
            <text:p>4.8568</text:p>
          </table:table-cell>
          <table:table-cell table:formula="of:=[.D84]*1000" office:value-type="float" office:value="0.18504" calcext:value-type="float">
            <text:p>0.18504</text:p>
          </table:table-cell>
          <table:table-cell table:formula="of:=[.E84]*1000" office:value-type="float" office:value="0.24687" calcext:value-type="float">
            <text:p>0.24687</text:p>
          </table:table-cell>
          <table:table-cell table:formula="of:=[.F84]*1000" office:value-type="float" office:value="0.00084069" calcext:value-type="float">
            <text:p>0.00084069</text:p>
          </table:table-cell>
          <table:table-cell table:formula="of:=[.G84]*1000" office:value-type="float" office:value="0.0012012" calcext:value-type="float">
            <text:p>0.0012012</text:p>
          </table:table-cell>
          <table:table-cell office:value-type="float" office:value="3.9302" calcext:value-type="float">
            <text:p>3.9302</text:p>
          </table:table-cell>
          <table:table-cell office:value-type="float" office:value="5.2359" calcext:value-type="float">
            <text:p>5.2359</text:p>
          </table:table-cell>
        </table:table-row>
        <table:table-row table:style-name="ro1">
          <table:table-cell office:value-type="float" office:value="820.7" calcext:value-type="float">
            <text:p>820.7</text:p>
          </table:table-cell>
          <table:table-cell office:value-type="float" office:value="0.0049088" calcext:value-type="float">
            <text:p>0.0049088</text:p>
          </table:table-cell>
          <table:table-cell office:value-type="float" office:value="0.0048534" calcext:value-type="float">
            <text:p>0.0048534</text:p>
          </table:table-cell>
          <table:table-cell office:value-type="float" office:value="0.00018779" calcext:value-type="float">
            <text:p>0.00018779</text:p>
          </table:table-cell>
          <table:table-cell office:value-type="float" office:value="0.00025051" calcext:value-type="float">
            <text:p>0.00025051</text:p>
          </table:table-cell>
          <table:table-cell office:value-type="float" office:value="0.00000084371" calcext:value-type="float">
            <text:p>8.4371E-007</text:p>
          </table:table-cell>
          <table:table-cell office:value-type="float" office:value="0.0000012068" calcext:value-type="float">
            <text:p>1.2068E-006</text:p>
          </table:table-cell>
          <table:table-cell table:formula="of:=[.B85]*1000" office:value-type="float" office:value="4.9088" calcext:value-type="float">
            <text:p>4.9088</text:p>
          </table:table-cell>
          <table:table-cell table:formula="of:=[.C85]*1000" office:value-type="float" office:value="4.8534" calcext:value-type="float">
            <text:p>4.8534</text:p>
          </table:table-cell>
          <table:table-cell table:formula="of:=[.D85]*1000" office:value-type="float" office:value="0.18779" calcext:value-type="float">
            <text:p>0.18779</text:p>
          </table:table-cell>
          <table:table-cell table:formula="of:=[.E85]*1000" office:value-type="float" office:value="0.25051" calcext:value-type="float">
            <text:p>0.25051</text:p>
          </table:table-cell>
          <table:table-cell table:formula="of:=[.F85]*1000" office:value-type="float" office:value="0.00084371" calcext:value-type="float">
            <text:p>0.00084371</text:p>
          </table:table-cell>
          <table:table-cell table:formula="of:=[.G85]*1000" office:value-type="float" office:value="0.0012068" calcext:value-type="float">
            <text:p>0.0012068</text:p>
          </table:table-cell>
          <table:table-cell office:value-type="float" office:value="3.9325" calcext:value-type="float">
            <text:p>3.9325</text:p>
          </table:table-cell>
          <table:table-cell office:value-type="float" office:value="5.2374" calcext:value-type="float">
            <text:p>5.2374</text:p>
          </table:table-cell>
        </table:table-row>
        <table:table-row table:style-name="ro1">
          <table:table-cell office:value-type="float" office:value="830.7" calcext:value-type="float">
            <text:p>830.7</text:p>
          </table:table-cell>
          <table:table-cell office:value-type="float" office:value="0.0049064" calcext:value-type="float">
            <text:p>0.0049064</text:p>
          </table:table-cell>
          <table:table-cell office:value-type="float" office:value="0.0048501" calcext:value-type="float">
            <text:p>0.0048501</text:p>
          </table:table-cell>
          <table:table-cell office:value-type="float" office:value="0.00019056" calcext:value-type="float">
            <text:p>0.00019056</text:p>
          </table:table-cell>
          <table:table-cell office:value-type="float" office:value="0.00025417" calcext:value-type="float">
            <text:p>0.00025417</text:p>
          </table:table-cell>
          <table:table-cell office:value-type="float" office:value="0.0000008468" calcext:value-type="float">
            <text:p>8.468E-007</text:p>
          </table:table-cell>
          <table:table-cell office:value-type="float" office:value="0.0000012125" calcext:value-type="float">
            <text:p>1.2125E-006</text:p>
          </table:table-cell>
          <table:table-cell table:formula="of:=[.B86]*1000" office:value-type="float" office:value="4.9064" calcext:value-type="float">
            <text:p>4.9064</text:p>
          </table:table-cell>
          <table:table-cell table:formula="of:=[.C86]*1000" office:value-type="float" office:value="4.8501" calcext:value-type="float">
            <text:p>4.8501</text:p>
          </table:table-cell>
          <table:table-cell table:formula="of:=[.D86]*1000" office:value-type="float" office:value="0.19056" calcext:value-type="float">
            <text:p>0.19056</text:p>
          </table:table-cell>
          <table:table-cell table:formula="of:=[.E86]*1000" office:value-type="float" office:value="0.25417" calcext:value-type="float">
            <text:p>0.25417</text:p>
          </table:table-cell>
          <table:table-cell table:formula="of:=[.F86]*1000" office:value-type="float" office:value="0.0008468" calcext:value-type="float">
            <text:p>0.0008468</text:p>
          </table:table-cell>
          <table:table-cell table:formula="of:=[.G86]*1000" office:value-type="float" office:value="0.0012125" calcext:value-type="float">
            <text:p>0.0012125</text:p>
          </table:table-cell>
          <table:table-cell office:value-type="float" office:value="3.9349" calcext:value-type="float">
            <text:p>3.9349</text:p>
          </table:table-cell>
          <table:table-cell office:value-type="float" office:value="5.2392" calcext:value-type="float">
            <text:p>5.2392</text:p>
          </table:table-cell>
        </table:table-row>
        <table:table-row table:style-name="ro1">
          <table:table-cell office:value-type="float" office:value="840.7" calcext:value-type="float">
            <text:p>840.7</text:p>
          </table:table-cell>
          <table:table-cell office:value-type="float" office:value="0.0049041" calcext:value-type="float">
            <text:p>0.0049041</text:p>
          </table:table-cell>
          <table:table-cell office:value-type="float" office:value="0.0048467" calcext:value-type="float">
            <text:p>0.0048467</text:p>
          </table:table-cell>
          <table:table-cell office:value-type="float" office:value="0.00019334" calcext:value-type="float">
            <text:p>0.00019334</text:p>
          </table:table-cell>
          <table:table-cell office:value-type="float" office:value="0.00025784" calcext:value-type="float">
            <text:p>0.00025784</text:p>
          </table:table-cell>
          <table:table-cell office:value-type="float" office:value="0.00000085004" calcext:value-type="float">
            <text:p>0.00000085</text:p>
          </table:table-cell>
          <table:table-cell office:value-type="float" office:value="0.0000012183" calcext:value-type="float">
            <text:p>1.2183E-006</text:p>
          </table:table-cell>
          <table:table-cell table:formula="of:=[.B87]*1000" office:value-type="float" office:value="4.9041" calcext:value-type="float">
            <text:p>4.9041</text:p>
          </table:table-cell>
          <table:table-cell table:formula="of:=[.C87]*1000" office:value-type="float" office:value="4.8467" calcext:value-type="float">
            <text:p>4.8467</text:p>
          </table:table-cell>
          <table:table-cell table:formula="of:=[.D87]*1000" office:value-type="float" office:value="0.19334" calcext:value-type="float">
            <text:p>0.19334</text:p>
          </table:table-cell>
          <table:table-cell table:formula="of:=[.E87]*1000" office:value-type="float" office:value="0.25784" calcext:value-type="float">
            <text:p>0.25784</text:p>
          </table:table-cell>
          <table:table-cell table:formula="of:=[.F87]*1000" office:value-type="float" office:value="0.00085004" calcext:value-type="float">
            <text:p>0.00085004</text:p>
          </table:table-cell>
          <table:table-cell table:formula="of:=[.G87]*1000" office:value-type="float" office:value="0.0012183" calcext:value-type="float">
            <text:p>0.0012183</text:p>
          </table:table-cell>
          <table:table-cell office:value-type="float" office:value="3.9378" calcext:value-type="float">
            <text:p>3.9378</text:p>
          </table:table-cell>
          <table:table-cell office:value-type="float" office:value="5.2414" calcext:value-type="float">
            <text:p>5.2414</text:p>
          </table:table-cell>
        </table:table-row>
        <table:table-row table:style-name="ro1">
          <table:table-cell office:value-type="float" office:value="850.7" calcext:value-type="float">
            <text:p>850.7</text:p>
          </table:table-cell>
          <table:table-cell office:value-type="float" office:value="0.0049017" calcext:value-type="float">
            <text:p>0.0049017</text:p>
          </table:table-cell>
          <table:table-cell office:value-type="float" office:value="0.0048433" calcext:value-type="float">
            <text:p>0.0048433</text:p>
          </table:table-cell>
          <table:table-cell office:value-type="float" office:value="0.0001961" calcext:value-type="float">
            <text:p>0.0001961</text:p>
          </table:table-cell>
          <table:table-cell office:value-type="float" office:value="0.00026148" calcext:value-type="float">
            <text:p>0.00026148</text:p>
          </table:table-cell>
          <table:table-cell office:value-type="float" office:value="0.00000085313" calcext:value-type="float">
            <text:p>8.5313E-007</text:p>
          </table:table-cell>
          <table:table-cell office:value-type="float" office:value="0.000001224" calcext:value-type="float">
            <text:p>0.000001224</text:p>
          </table:table-cell>
          <table:table-cell table:formula="of:=[.B88]*1000" office:value-type="float" office:value="4.9017" calcext:value-type="float">
            <text:p>4.9017</text:p>
          </table:table-cell>
          <table:table-cell table:formula="of:=[.C88]*1000" office:value-type="float" office:value="4.8433" calcext:value-type="float">
            <text:p>4.8433</text:p>
          </table:table-cell>
          <table:table-cell table:formula="of:=[.D88]*1000" office:value-type="float" office:value="0.1961" calcext:value-type="float">
            <text:p>0.1961</text:p>
          </table:table-cell>
          <table:table-cell table:formula="of:=[.E88]*1000" office:value-type="float" office:value="0.26148" calcext:value-type="float">
            <text:p>0.26148</text:p>
          </table:table-cell>
          <table:table-cell table:formula="of:=[.F88]*1000" office:value-type="float" office:value="0.00085313" calcext:value-type="float">
            <text:p>0.00085313</text:p>
          </table:table-cell>
          <table:table-cell table:formula="of:=[.G88]*1000" office:value-type="float" office:value="0.001224" calcext:value-type="float">
            <text:p>0.001224</text:p>
          </table:table-cell>
          <table:table-cell office:value-type="float" office:value="3.9401" calcext:value-type="float">
            <text:p>3.9401</text:p>
          </table:table-cell>
          <table:table-cell office:value-type="float" office:value="5.2429" calcext:value-type="float">
            <text:p>5.2429</text:p>
          </table:table-cell>
        </table:table-row>
        <table:table-row table:style-name="ro1">
          <table:table-cell office:value-type="float" office:value="860.7" calcext:value-type="float">
            <text:p>860.7</text:p>
          </table:table-cell>
          <table:table-cell office:value-type="float" office:value="0.0048993" calcext:value-type="float">
            <text:p>0.0048993</text:p>
          </table:table-cell>
          <table:table-cell office:value-type="float" office:value="0.0048399" calcext:value-type="float">
            <text:p>0.0048399</text:p>
          </table:table-cell>
          <table:table-cell office:value-type="float" office:value="0.00019887" calcext:value-type="float">
            <text:p>0.00019887</text:p>
          </table:table-cell>
          <table:table-cell office:value-type="float" office:value="0.00026513" calcext:value-type="float">
            <text:p>0.00026513</text:p>
          </table:table-cell>
          <table:table-cell office:value-type="float" office:value="0.00000085629" calcext:value-type="float">
            <text:p>8.5629E-007</text:p>
          </table:table-cell>
          <table:table-cell office:value-type="float" office:value="0.0000012299" calcext:value-type="float">
            <text:p>1.2299E-006</text:p>
          </table:table-cell>
          <table:table-cell table:formula="of:=[.B89]*1000" office:value-type="float" office:value="4.8993" calcext:value-type="float">
            <text:p>4.8993</text:p>
          </table:table-cell>
          <table:table-cell table:formula="of:=[.C89]*1000" office:value-type="float" office:value="4.8399" calcext:value-type="float">
            <text:p>4.8399</text:p>
          </table:table-cell>
          <table:table-cell table:formula="of:=[.D89]*1000" office:value-type="float" office:value="0.19887" calcext:value-type="float">
            <text:p>0.19887</text:p>
          </table:table-cell>
          <table:table-cell table:formula="of:=[.E89]*1000" office:value-type="float" office:value="0.26513" calcext:value-type="float">
            <text:p>0.26513</text:p>
          </table:table-cell>
          <table:table-cell table:formula="of:=[.F89]*1000" office:value-type="float" office:value="0.00085629" calcext:value-type="float">
            <text:p>0.00085629</text:p>
          </table:table-cell>
          <table:table-cell table:formula="of:=[.G89]*1000" office:value-type="float" office:value="0.0012299" calcext:value-type="float">
            <text:p>0.0012299</text:p>
          </table:table-cell>
          <table:table-cell office:value-type="float" office:value="3.9426" calcext:value-type="float">
            <text:p>3.9426</text:p>
          </table:table-cell>
          <table:table-cell office:value-type="float" office:value="5.2448" calcext:value-type="float">
            <text:p>5.2448</text:p>
          </table:table-cell>
        </table:table-row>
        <table:table-row table:style-name="ro1">
          <table:table-cell office:value-type="float" office:value="870.7" calcext:value-type="float">
            <text:p>870.7</text:p>
          </table:table-cell>
          <table:table-cell office:value-type="float" office:value="0.0048969" calcext:value-type="float">
            <text:p>0.0048969</text:p>
          </table:table-cell>
          <table:table-cell office:value-type="float" office:value="0.0048365" calcext:value-type="float">
            <text:p>0.0048365</text:p>
          </table:table-cell>
          <table:table-cell office:value-type="float" office:value="0.00020166" calcext:value-type="float">
            <text:p>0.00020166</text:p>
          </table:table-cell>
          <table:table-cell office:value-type="float" office:value="0.0002688" calcext:value-type="float">
            <text:p>0.0002688</text:p>
          </table:table-cell>
          <table:table-cell office:value-type="float" office:value="0.00000085956" calcext:value-type="float">
            <text:p>8.5956E-007</text:p>
          </table:table-cell>
          <table:table-cell office:value-type="float" office:value="0.0000012358" calcext:value-type="float">
            <text:p>1.2358E-006</text:p>
          </table:table-cell>
          <table:table-cell table:formula="of:=[.B90]*1000" office:value-type="float" office:value="4.8969" calcext:value-type="float">
            <text:p>4.8969</text:p>
          </table:table-cell>
          <table:table-cell table:formula="of:=[.C90]*1000" office:value-type="float" office:value="4.8365" calcext:value-type="float">
            <text:p>4.8365</text:p>
          </table:table-cell>
          <table:table-cell table:formula="of:=[.D90]*1000" office:value-type="float" office:value="0.20166" calcext:value-type="float">
            <text:p>0.20166</text:p>
          </table:table-cell>
          <table:table-cell table:formula="of:=[.E90]*1000" office:value-type="float" office:value="0.2688" calcext:value-type="float">
            <text:p>0.2688</text:p>
          </table:table-cell>
          <table:table-cell table:formula="of:=[.F90]*1000" office:value-type="float" office:value="0.00085956" calcext:value-type="float">
            <text:p>0.00085956</text:p>
          </table:table-cell>
          <table:table-cell table:formula="of:=[.G90]*1000" office:value-type="float" office:value="0.0012358" calcext:value-type="float">
            <text:p>0.0012358</text:p>
          </table:table-cell>
          <table:table-cell office:value-type="float" office:value="3.9454" calcext:value-type="float">
            <text:p>3.9454</text:p>
          </table:table-cell>
          <table:table-cell office:value-type="float" office:value="5.2468" calcext:value-type="float">
            <text:p>5.2468</text:p>
          </table:table-cell>
        </table:table-row>
        <table:table-row table:style-name="ro1">
          <table:table-cell office:value-type="float" office:value="880.7" calcext:value-type="float">
            <text:p>880.7</text:p>
          </table:table-cell>
          <table:table-cell office:value-type="float" office:value="0.0048945" calcext:value-type="float">
            <text:p>0.0048945</text:p>
          </table:table-cell>
          <table:table-cell office:value-type="float" office:value="0.004833" calcext:value-type="float">
            <text:p>0.004833</text:p>
          </table:table-cell>
          <table:table-cell office:value-type="float" office:value="0.00020442" calcext:value-type="float">
            <text:p>0.00020442</text:p>
          </table:table-cell>
          <table:table-cell office:value-type="float" office:value="0.00027244" calcext:value-type="float">
            <text:p>0.00027244</text:p>
          </table:table-cell>
          <table:table-cell office:value-type="float" office:value="0.00000086272" calcext:value-type="float">
            <text:p>8.6272E-007</text:p>
          </table:table-cell>
          <table:table-cell office:value-type="float" office:value="0.0000012417" calcext:value-type="float">
            <text:p>1.2417E-006</text:p>
          </table:table-cell>
          <table:table-cell table:formula="of:=[.B91]*1000" office:value-type="float" office:value="4.8945" calcext:value-type="float">
            <text:p>4.8945</text:p>
          </table:table-cell>
          <table:table-cell table:formula="of:=[.C91]*1000" office:value-type="float" office:value="4.833" calcext:value-type="float">
            <text:p>4.833</text:p>
          </table:table-cell>
          <table:table-cell table:formula="of:=[.D91]*1000" office:value-type="float" office:value="0.20442" calcext:value-type="float">
            <text:p>0.20442</text:p>
          </table:table-cell>
          <table:table-cell table:formula="of:=[.E91]*1000" office:value-type="float" office:value="0.27244" calcext:value-type="float">
            <text:p>0.27244</text:p>
          </table:table-cell>
          <table:table-cell table:formula="of:=[.F91]*1000" office:value-type="float" office:value="0.00086272" calcext:value-type="float">
            <text:p>0.00086272</text:p>
          </table:table-cell>
          <table:table-cell table:formula="of:=[.G91]*1000" office:value-type="float" office:value="0.0012417" calcext:value-type="float">
            <text:p>0.0012417</text:p>
          </table:table-cell>
          <table:table-cell office:value-type="float" office:value="3.9477" calcext:value-type="float">
            <text:p>3.9477</text:p>
          </table:table-cell>
          <table:table-cell office:value-type="float" office:value="5.2484" calcext:value-type="float">
            <text:p>5.2484</text:p>
          </table:table-cell>
        </table:table-row>
        <table:table-row table:style-name="ro1">
          <table:table-cell office:value-type="float" office:value="890.7" calcext:value-type="float">
            <text:p>890.7</text:p>
          </table:table-cell>
          <table:table-cell office:value-type="float" office:value="0.0048921" calcext:value-type="float">
            <text:p>0.0048921</text:p>
          </table:table-cell>
          <table:table-cell office:value-type="float" office:value="0.0048296" calcext:value-type="float">
            <text:p>0.0048296</text:p>
          </table:table-cell>
          <table:table-cell office:value-type="float" office:value="0.00020719" calcext:value-type="float">
            <text:p>0.00020719</text:p>
          </table:table-cell>
          <table:table-cell office:value-type="float" office:value="0.00027609" calcext:value-type="float">
            <text:p>0.00027609</text:p>
          </table:table-cell>
          <table:table-cell office:value-type="float" office:value="0.00000086595" calcext:value-type="float">
            <text:p>0.000000866</text:p>
          </table:table-cell>
          <table:table-cell office:value-type="float" office:value="0.0000012477" calcext:value-type="float">
            <text:p>1.2477E-006</text:p>
          </table:table-cell>
          <table:table-cell table:formula="of:=[.B92]*1000" office:value-type="float" office:value="4.8921" calcext:value-type="float">
            <text:p>4.8921</text:p>
          </table:table-cell>
          <table:table-cell table:formula="of:=[.C92]*1000" office:value-type="float" office:value="4.8296" calcext:value-type="float">
            <text:p>4.8296</text:p>
          </table:table-cell>
          <table:table-cell table:formula="of:=[.D92]*1000" office:value-type="float" office:value="0.20719" calcext:value-type="float">
            <text:p>0.20719</text:p>
          </table:table-cell>
          <table:table-cell table:formula="of:=[.E92]*1000" office:value-type="float" office:value="0.27609" calcext:value-type="float">
            <text:p>0.27609</text:p>
          </table:table-cell>
          <table:table-cell table:formula="of:=[.F92]*1000" office:value-type="float" office:value="0.00086595" calcext:value-type="float">
            <text:p>0.00086595</text:p>
          </table:table-cell>
          <table:table-cell table:formula="of:=[.G92]*1000" office:value-type="float" office:value="0.0012477" calcext:value-type="float">
            <text:p>0.0012477</text:p>
          </table:table-cell>
          <table:table-cell office:value-type="float" office:value="3.9501" calcext:value-type="float">
            <text:p>3.9501</text:p>
          </table:table-cell>
          <table:table-cell office:value-type="float" office:value="5.2503" calcext:value-type="float">
            <text:p>5.2503</text:p>
          </table:table-cell>
        </table:table-row>
        <table:table-row table:style-name="ro1">
          <table:table-cell office:value-type="float" office:value="900.7" calcext:value-type="float">
            <text:p>900.7</text:p>
          </table:table-cell>
          <table:table-cell office:value-type="float" office:value="0.0048897" calcext:value-type="float">
            <text:p>0.0048897</text:p>
          </table:table-cell>
          <table:table-cell office:value-type="float" office:value="0.0048261" calcext:value-type="float">
            <text:p>0.0048261</text:p>
          </table:table-cell>
          <table:table-cell office:value-type="float" office:value="0.00020998" calcext:value-type="float">
            <text:p>0.00020998</text:p>
          </table:table-cell>
          <table:table-cell office:value-type="float" office:value="0.00027976" calcext:value-type="float">
            <text:p>0.00027976</text:p>
          </table:table-cell>
          <table:table-cell office:value-type="float" office:value="0.00000086926" calcext:value-type="float">
            <text:p>8.6926E-007</text:p>
          </table:table-cell>
          <table:table-cell office:value-type="float" office:value="0.0000012539" calcext:value-type="float">
            <text:p>1.2539E-006</text:p>
          </table:table-cell>
          <table:table-cell table:formula="of:=[.B93]*1000" office:value-type="float" office:value="4.8897" calcext:value-type="float">
            <text:p>4.8897</text:p>
          </table:table-cell>
          <table:table-cell table:formula="of:=[.C93]*1000" office:value-type="float" office:value="4.8261" calcext:value-type="float">
            <text:p>4.8261</text:p>
          </table:table-cell>
          <table:table-cell table:formula="of:=[.D93]*1000" office:value-type="float" office:value="0.20998" calcext:value-type="float">
            <text:p>0.20998</text:p>
          </table:table-cell>
          <table:table-cell table:formula="of:=[.E93]*1000" office:value-type="float" office:value="0.27976" calcext:value-type="float">
            <text:p>0.27976</text:p>
          </table:table-cell>
          <table:table-cell table:formula="of:=[.F93]*1000" office:value-type="float" office:value="0.00086926" calcext:value-type="float">
            <text:p>0.00086926</text:p>
          </table:table-cell>
          <table:table-cell table:formula="of:=[.G93]*1000" office:value-type="float" office:value="0.0012539" calcext:value-type="float">
            <text:p>0.0012539</text:p>
          </table:table-cell>
          <table:table-cell office:value-type="float" office:value="3.9528" calcext:value-type="float">
            <text:p>3.9528</text:p>
          </table:table-cell>
          <table:table-cell office:value-type="float" office:value="5.2523" calcext:value-type="float">
            <text:p>5.2523</text:p>
          </table:table-cell>
        </table:table-row>
        <table:table-row table:style-name="ro1">
          <table:table-cell office:value-type="float" office:value="910.7" calcext:value-type="float">
            <text:p>910.7</text:p>
          </table:table-cell>
          <table:table-cell office:value-type="float" office:value="0.0048873" calcext:value-type="float">
            <text:p>0.0048873</text:p>
          </table:table-cell>
          <table:table-cell office:value-type="float" office:value="0.0048227" calcext:value-type="float">
            <text:p>0.0048227</text:p>
          </table:table-cell>
          <table:table-cell office:value-type="float" office:value="0.00021275" calcext:value-type="float">
            <text:p>0.00021275</text:p>
          </table:table-cell>
          <table:table-cell office:value-type="float" office:value="0.0002834" calcext:value-type="float">
            <text:p>0.0002834</text:p>
          </table:table-cell>
          <table:table-cell office:value-type="float" office:value="0.0000008725" calcext:value-type="float">
            <text:p>8.725E-007</text:p>
          </table:table-cell>
          <table:table-cell office:value-type="float" office:value="0.0000012599" calcext:value-type="float">
            <text:p>1.2599E-006</text:p>
          </table:table-cell>
          <table:table-cell table:formula="of:=[.B94]*1000" office:value-type="float" office:value="4.8873" calcext:value-type="float">
            <text:p>4.8873</text:p>
          </table:table-cell>
          <table:table-cell table:formula="of:=[.C94]*1000" office:value-type="float" office:value="4.8227" calcext:value-type="float">
            <text:p>4.8227</text:p>
          </table:table-cell>
          <table:table-cell table:formula="of:=[.D94]*1000" office:value-type="float" office:value="0.21275" calcext:value-type="float">
            <text:p>0.21275</text:p>
          </table:table-cell>
          <table:table-cell table:formula="of:=[.E94]*1000" office:value-type="float" office:value="0.2834" calcext:value-type="float">
            <text:p>0.2834</text:p>
          </table:table-cell>
          <table:table-cell table:formula="of:=[.F94]*1000" office:value-type="float" office:value="0.0008725" calcext:value-type="float">
            <text:p>0.0008725</text:p>
          </table:table-cell>
          <table:table-cell table:formula="of:=[.G94]*1000" office:value-type="float" office:value="0.0012599" calcext:value-type="float">
            <text:p>0.0012599</text:p>
          </table:table-cell>
          <table:table-cell office:value-type="float" office:value="3.9552" calcext:value-type="float">
            <text:p>3.9552</text:p>
          </table:table-cell>
          <table:table-cell office:value-type="float" office:value="5.2539" calcext:value-type="float">
            <text:p>5.2539</text:p>
          </table:table-cell>
        </table:table-row>
        <table:table-row table:style-name="ro1">
          <table:table-cell office:value-type="float" office:value="920.7" calcext:value-type="float">
            <text:p>920.7</text:p>
          </table:table-cell>
          <table:table-cell office:value-type="float" office:value="0.0048848" calcext:value-type="float">
            <text:p>0.0048848</text:p>
          </table:table-cell>
          <table:table-cell office:value-type="float" office:value="0.0048192" calcext:value-type="float">
            <text:p>0.0048192</text:p>
          </table:table-cell>
          <table:table-cell office:value-type="float" office:value="0.00021552" calcext:value-type="float">
            <text:p>0.00021552</text:p>
          </table:table-cell>
          <table:table-cell office:value-type="float" office:value="0.00028705" calcext:value-type="float">
            <text:p>0.00028705</text:p>
          </table:table-cell>
          <table:table-cell office:value-type="float" office:value="0.00000087579" calcext:value-type="float">
            <text:p>8.7579E-007</text:p>
          </table:table-cell>
          <table:table-cell office:value-type="float" office:value="0.0000012661" calcext:value-type="float">
            <text:p>1.2661E-006</text:p>
          </table:table-cell>
          <table:table-cell table:formula="of:=[.B95]*1000" office:value-type="float" office:value="4.8848" calcext:value-type="float">
            <text:p>4.8848</text:p>
          </table:table-cell>
          <table:table-cell table:formula="of:=[.C95]*1000" office:value-type="float" office:value="4.8192" calcext:value-type="float">
            <text:p>4.8192</text:p>
          </table:table-cell>
          <table:table-cell table:formula="of:=[.D95]*1000" office:value-type="float" office:value="0.21552" calcext:value-type="float">
            <text:p>0.21552</text:p>
          </table:table-cell>
          <table:table-cell table:formula="of:=[.E95]*1000" office:value-type="float" office:value="0.28705" calcext:value-type="float">
            <text:p>0.28705</text:p>
          </table:table-cell>
          <table:table-cell table:formula="of:=[.F95]*1000" office:value-type="float" office:value="0.00087579" calcext:value-type="float">
            <text:p>0.00087579</text:p>
          </table:table-cell>
          <table:table-cell table:formula="of:=[.G95]*1000" office:value-type="float" office:value="0.0012661" calcext:value-type="float">
            <text:p>0.0012661</text:p>
          </table:table-cell>
          <table:table-cell office:value-type="float" office:value="3.9576" calcext:value-type="float">
            <text:p>3.9576</text:p>
          </table:table-cell>
          <table:table-cell office:value-type="float" office:value="5.2557" calcext:value-type="float">
            <text:p>5.2557</text:p>
          </table:table-cell>
        </table:table-row>
        <table:table-row table:style-name="ro1">
          <table:table-cell office:value-type="float" office:value="930.7" calcext:value-type="float">
            <text:p>930.7</text:p>
          </table:table-cell>
          <table:table-cell office:value-type="float" office:value="0.0048824" calcext:value-type="float">
            <text:p>0.0048824</text:p>
          </table:table-cell>
          <table:table-cell office:value-type="float" office:value="0.0048157" calcext:value-type="float">
            <text:p>0.0048157</text:p>
          </table:table-cell>
          <table:table-cell office:value-type="float" office:value="0.00021831" calcext:value-type="float">
            <text:p>0.00021831</text:p>
          </table:table-cell>
          <table:table-cell office:value-type="float" office:value="0.00029071" calcext:value-type="float">
            <text:p>0.00029071</text:p>
          </table:table-cell>
          <table:table-cell office:value-type="float" office:value="0.00000087915" calcext:value-type="float">
            <text:p>8.7915E-007</text:p>
          </table:table-cell>
          <table:table-cell office:value-type="float" office:value="0.0000012724" calcext:value-type="float">
            <text:p>1.2724E-006</text:p>
          </table:table-cell>
          <table:table-cell table:formula="of:=[.B96]*1000" office:value-type="float" office:value="4.8824" calcext:value-type="float">
            <text:p>4.8824</text:p>
          </table:table-cell>
          <table:table-cell table:formula="of:=[.C96]*1000" office:value-type="float" office:value="4.8157" calcext:value-type="float">
            <text:p>4.8157</text:p>
          </table:table-cell>
          <table:table-cell table:formula="of:=[.D96]*1000" office:value-type="float" office:value="0.21831" calcext:value-type="float">
            <text:p>0.21831</text:p>
          </table:table-cell>
          <table:table-cell table:formula="of:=[.E96]*1000" office:value-type="float" office:value="0.29071" calcext:value-type="float">
            <text:p>0.29071</text:p>
          </table:table-cell>
          <table:table-cell table:formula="of:=[.F96]*1000" office:value-type="float" office:value="0.00087915" calcext:value-type="float">
            <text:p>0.00087915</text:p>
          </table:table-cell>
          <table:table-cell table:formula="of:=[.G96]*1000" office:value-type="float" office:value="0.0012724" calcext:value-type="float">
            <text:p>0.0012724</text:p>
          </table:table-cell>
          <table:table-cell office:value-type="float" office:value="3.9603" calcext:value-type="float">
            <text:p>3.9603</text:p>
          </table:table-cell>
          <table:table-cell office:value-type="float" office:value="5.2576" calcext:value-type="float">
            <text:p>5.2576</text:p>
          </table:table-cell>
        </table:table-row>
        <table:table-row table:style-name="ro1">
          <table:table-cell office:value-type="float" office:value="940.7" calcext:value-type="float">
            <text:p>940.7</text:p>
          </table:table-cell>
          <table:table-cell office:value-type="float" office:value="0.0048799" calcext:value-type="float">
            <text:p>0.0048799</text:p>
          </table:table-cell>
          <table:table-cell office:value-type="float" office:value="0.0048121" calcext:value-type="float">
            <text:p>0.0048121</text:p>
          </table:table-cell>
          <table:table-cell office:value-type="float" office:value="0.00022108" calcext:value-type="float">
            <text:p>0.00022108</text:p>
          </table:table-cell>
          <table:table-cell office:value-type="float" office:value="0.00029435" calcext:value-type="float">
            <text:p>0.00029435</text:p>
          </table:table-cell>
          <table:table-cell office:value-type="float" office:value="0.00000088246" calcext:value-type="float">
            <text:p>8.8246E-007</text:p>
          </table:table-cell>
          <table:table-cell office:value-type="float" office:value="0.0000012786" calcext:value-type="float">
            <text:p>1.2786E-006</text:p>
          </table:table-cell>
          <table:table-cell table:formula="of:=[.B97]*1000" office:value-type="float" office:value="4.8799" calcext:value-type="float">
            <text:p>4.8799</text:p>
          </table:table-cell>
          <table:table-cell table:formula="of:=[.C97]*1000" office:value-type="float" office:value="4.8121" calcext:value-type="float">
            <text:p>4.8121</text:p>
          </table:table-cell>
          <table:table-cell table:formula="of:=[.D97]*1000" office:value-type="float" office:value="0.22108" calcext:value-type="float">
            <text:p>0.22108</text:p>
          </table:table-cell>
          <table:table-cell table:formula="of:=[.E97]*1000" office:value-type="float" office:value="0.29435" calcext:value-type="float">
            <text:p>0.29435</text:p>
          </table:table-cell>
          <table:table-cell table:formula="of:=[.F97]*1000" office:value-type="float" office:value="0.00088246" calcext:value-type="float">
            <text:p>0.00088246</text:p>
          </table:table-cell>
          <table:table-cell table:formula="of:=[.G97]*1000" office:value-type="float" office:value="0.0012786" calcext:value-type="float">
            <text:p>0.0012786</text:p>
          </table:table-cell>
          <table:table-cell office:value-type="float" office:value="3.9626" calcext:value-type="float">
            <text:p>3.9626</text:p>
          </table:table-cell>
          <table:table-cell office:value-type="float" office:value="5.2593" calcext:value-type="float">
            <text:p>5.2593</text:p>
          </table:table-cell>
        </table:table-row>
        <table:table-row table:style-name="ro1">
          <table:table-cell office:value-type="float" office:value="950.7" calcext:value-type="float">
            <text:p>950.7</text:p>
          </table:table-cell>
          <table:table-cell office:value-type="float" office:value="0.0048775" calcext:value-type="float">
            <text:p>0.0048775</text:p>
          </table:table-cell>
          <table:table-cell office:value-type="float" office:value="0.0048086" calcext:value-type="float">
            <text:p>0.0048086</text:p>
          </table:table-cell>
          <table:table-cell office:value-type="float" office:value="0.00022386" calcext:value-type="float">
            <text:p>0.00022386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00088582" calcext:value-type="float">
            <text:p>8.8582E-007</text:p>
          </table:table-cell>
          <table:table-cell office:value-type="float" office:value="0.000001285" calcext:value-type="float">
            <text:p>0.000001285</text:p>
          </table:table-cell>
          <table:table-cell table:formula="of:=[.B98]*1000" office:value-type="float" office:value="4.8775" calcext:value-type="float">
            <text:p>4.8775</text:p>
          </table:table-cell>
          <table:table-cell table:formula="of:=[.C98]*1000" office:value-type="float" office:value="4.8086" calcext:value-type="float">
            <text:p>4.8086</text:p>
          </table:table-cell>
          <table:table-cell table:formula="of:=[.D98]*1000" office:value-type="float" office:value="0.22386" calcext:value-type="float">
            <text:p>0.22386</text:p>
          </table:table-cell>
          <table:table-cell table:formula="of:=[.E98]*1000" office:value-type="float" office:value="0.298" calcext:value-type="float">
            <text:p>0.298</text:p>
          </table:table-cell>
          <table:table-cell table:formula="of:=[.F98]*1000" office:value-type="float" office:value="0.00088582" calcext:value-type="float">
            <text:p>0.00088582</text:p>
          </table:table-cell>
          <table:table-cell table:formula="of:=[.G98]*1000" office:value-type="float" office:value="0.001285" calcext:value-type="float">
            <text:p>0.001285</text:p>
          </table:table-cell>
          <table:table-cell office:value-type="float" office:value="3.9651" calcext:value-type="float">
            <text:p>3.9651</text:p>
          </table:table-cell>
          <table:table-cell office:value-type="float" office:value="5.2611" calcext:value-type="float">
            <text:p>5.2611</text:p>
          </table:table-cell>
        </table:table-row>
        <table:table-row table:style-name="ro1">
          <table:table-cell office:value-type="float" office:value="960.7" calcext:value-type="float">
            <text:p>960.7</text:p>
          </table:table-cell>
          <table:table-cell office:value-type="float" office:value="0.004875" calcext:value-type="float">
            <text:p>0.004875</text:p>
          </table:table-cell>
          <table:table-cell office:value-type="float" office:value="0.004805" calcext:value-type="float">
            <text:p>0.004805</text:p>
          </table:table-cell>
          <table:table-cell office:value-type="float" office:value="0.00022664" calcext:value-type="float">
            <text:p>0.00022664</text:p>
          </table:table-cell>
          <table:table-cell office:value-type="float" office:value="0.00030165" calcext:value-type="float">
            <text:p>0.00030165</text:p>
          </table:table-cell>
          <table:table-cell office:value-type="float" office:value="0.00000088924" calcext:value-type="float">
            <text:p>8.8924E-007</text:p>
          </table:table-cell>
          <table:table-cell office:value-type="float" office:value="0.0000012915" calcext:value-type="float">
            <text:p>1.2915E-006</text:p>
          </table:table-cell>
          <table:table-cell table:formula="of:=[.B99]*1000" office:value-type="float" office:value="4.875" calcext:value-type="float">
            <text:p>4.875</text:p>
          </table:table-cell>
          <table:table-cell table:formula="of:=[.C99]*1000" office:value-type="float" office:value="4.805" calcext:value-type="float">
            <text:p>4.805</text:p>
          </table:table-cell>
          <table:table-cell table:formula="of:=[.D99]*1000" office:value-type="float" office:value="0.22664" calcext:value-type="float">
            <text:p>0.22664</text:p>
          </table:table-cell>
          <table:table-cell table:formula="of:=[.E99]*1000" office:value-type="float" office:value="0.30165" calcext:value-type="float">
            <text:p>0.30165</text:p>
          </table:table-cell>
          <table:table-cell table:formula="of:=[.F99]*1000" office:value-type="float" office:value="0.00088924" calcext:value-type="float">
            <text:p>0.00088924</text:p>
          </table:table-cell>
          <table:table-cell table:formula="of:=[.G99]*1000" office:value-type="float" office:value="0.0012915" calcext:value-type="float">
            <text:p>0.0012915</text:p>
          </table:table-cell>
          <table:table-cell office:value-type="float" office:value="3.9676" calcext:value-type="float">
            <text:p>3.9676</text:p>
          </table:table-cell>
          <table:table-cell office:value-type="float" office:value="5.263" calcext:value-type="float">
            <text:p>5.263</text:p>
          </table:table-cell>
        </table:table-row>
        <table:table-row table:style-name="ro1">
          <table:table-cell office:value-type="float" office:value="970.7" calcext:value-type="float">
            <text:p>970.7</text:p>
          </table:table-cell>
          <table:table-cell office:value-type="float" office:value="0.0048725" calcext:value-type="float">
            <text:p>0.0048725</text:p>
          </table:table-cell>
          <table:table-cell office:value-type="float" office:value="0.0048014" calcext:value-type="float">
            <text:p>0.0048014</text:p>
          </table:table-cell>
          <table:table-cell office:value-type="float" office:value="0.00022942" calcext:value-type="float">
            <text:p>0.00022942</text:p>
          </table:table-cell>
          <table:table-cell office:value-type="float" office:value="0.00030529" calcext:value-type="float">
            <text:p>0.00030529</text:p>
          </table:table-cell>
          <table:table-cell office:value-type="float" office:value="0.00000089263" calcext:value-type="float">
            <text:p>8.9263E-007</text:p>
          </table:table-cell>
          <table:table-cell office:value-type="float" office:value="0.0000012979" calcext:value-type="float">
            <text:p>1.2979E-006</text:p>
          </table:table-cell>
          <table:table-cell table:formula="of:=[.B100]*1000" office:value-type="float" office:value="4.8725" calcext:value-type="float">
            <text:p>4.8725</text:p>
          </table:table-cell>
          <table:table-cell table:formula="of:=[.C100]*1000" office:value-type="float" office:value="4.8014" calcext:value-type="float">
            <text:p>4.8014</text:p>
          </table:table-cell>
          <table:table-cell table:formula="of:=[.D100]*1000" office:value-type="float" office:value="0.22942" calcext:value-type="float">
            <text:p>0.22942</text:p>
          </table:table-cell>
          <table:table-cell table:formula="of:=[.E100]*1000" office:value-type="float" office:value="0.30529" calcext:value-type="float">
            <text:p>0.30529</text:p>
          </table:table-cell>
          <table:table-cell table:formula="of:=[.F100]*1000" office:value-type="float" office:value="0.00089263" calcext:value-type="float">
            <text:p>0.00089263</text:p>
          </table:table-cell>
          <table:table-cell table:formula="of:=[.G100]*1000" office:value-type="float" office:value="0.0012979" calcext:value-type="float">
            <text:p>0.0012979</text:p>
          </table:table-cell>
          <table:table-cell office:value-type="float" office:value="3.97" calcext:value-type="float">
            <text:p>3.97</text:p>
          </table:table-cell>
          <table:table-cell office:value-type="float" office:value="5.2647" calcext:value-type="float">
            <text:p>5.2647</text:p>
          </table:table-cell>
        </table:table-row>
        <table:table-row table:style-name="ro1">
          <table:table-cell office:value-type="float" office:value="980.7" calcext:value-type="float">
            <text:p>980.7</text:p>
          </table:table-cell>
          <table:table-cell office:value-type="float" office:value="0.0048701" calcext:value-type="float">
            <text:p>0.0048701</text:p>
          </table:table-cell>
          <table:table-cell office:value-type="float" office:value="0.0047979" calcext:value-type="float">
            <text:p>0.0047979</text:p>
          </table:table-cell>
          <table:table-cell office:value-type="float" office:value="0.0002322" calcext:value-type="float">
            <text:p>0.0002322</text:p>
          </table:table-cell>
          <table:table-cell office:value-type="float" office:value="0.00030894" calcext:value-type="float">
            <text:p>0.00030894</text:p>
          </table:table-cell>
          <table:table-cell office:value-type="float" office:value="0.00000089605" calcext:value-type="float">
            <text:p>8.9605E-007</text:p>
          </table:table-cell>
          <table:table-cell office:value-type="float" office:value="0.0000013044" calcext:value-type="float">
            <text:p>1.3044E-006</text:p>
          </table:table-cell>
          <table:table-cell table:formula="of:=[.B101]*1000" office:value-type="float" office:value="4.8701" calcext:value-type="float">
            <text:p>4.8701</text:p>
          </table:table-cell>
          <table:table-cell table:formula="of:=[.C101]*1000" office:value-type="float" office:value="4.7979" calcext:value-type="float">
            <text:p>4.7979</text:p>
          </table:table-cell>
          <table:table-cell table:formula="of:=[.D101]*1000" office:value-type="float" office:value="0.2322" calcext:value-type="float">
            <text:p>0.2322</text:p>
          </table:table-cell>
          <table:table-cell table:formula="of:=[.E101]*1000" office:value-type="float" office:value="0.30894" calcext:value-type="float">
            <text:p>0.30894</text:p>
          </table:table-cell>
          <table:table-cell table:formula="of:=[.F101]*1000" office:value-type="float" office:value="0.00089605" calcext:value-type="float">
            <text:p>0.00089605</text:p>
          </table:table-cell>
          <table:table-cell table:formula="of:=[.G101]*1000" office:value-type="float" office:value="0.0013044" calcext:value-type="float">
            <text:p>0.0013044</text:p>
          </table:table-cell>
          <table:table-cell office:value-type="float" office:value="3.9724" calcext:value-type="float">
            <text:p>3.9724</text:p>
          </table:table-cell>
          <table:table-cell office:value-type="float" office:value="5.2664" calcext:value-type="float">
            <text:p>5.2664</text:p>
          </table:table-cell>
        </table:table-row>
        <table:table-row table:style-name="ro1">
          <table:table-cell office:value-type="float" office:value="990.7" calcext:value-type="float">
            <text:p>990.7</text:p>
          </table:table-cell>
          <table:table-cell office:value-type="float" office:value="0.0048676" calcext:value-type="float">
            <text:p>0.0048676</text:p>
          </table:table-cell>
          <table:table-cell office:value-type="float" office:value="0.0047942" calcext:value-type="float">
            <text:p>0.0047942</text:p>
          </table:table-cell>
          <table:table-cell office:value-type="float" office:value="0.00023498" calcext:value-type="float">
            <text:p>0.00023498</text:p>
          </table:table-cell>
          <table:table-cell office:value-type="float" office:value="0.00031259" calcext:value-type="float">
            <text:p>0.00031259</text:p>
          </table:table-cell>
          <table:table-cell office:value-type="float" office:value="0.00000089953" calcext:value-type="float">
            <text:p>8.9953E-007</text:p>
          </table:table-cell>
          <table:table-cell office:value-type="float" office:value="0.0000013111" calcext:value-type="float">
            <text:p>1.3111E-006</text:p>
          </table:table-cell>
          <table:table-cell table:formula="of:=[.B102]*1000" office:value-type="float" office:value="4.8676" calcext:value-type="float">
            <text:p>4.8676</text:p>
          </table:table-cell>
          <table:table-cell table:formula="of:=[.C102]*1000" office:value-type="float" office:value="4.7942" calcext:value-type="float">
            <text:p>4.7942</text:p>
          </table:table-cell>
          <table:table-cell table:formula="of:=[.D102]*1000" office:value-type="float" office:value="0.23498" calcext:value-type="float">
            <text:p>0.23498</text:p>
          </table:table-cell>
          <table:table-cell table:formula="of:=[.E102]*1000" office:value-type="float" office:value="0.31259" calcext:value-type="float">
            <text:p>0.31259</text:p>
          </table:table-cell>
          <table:table-cell table:formula="of:=[.F102]*1000" office:value-type="float" office:value="0.00089953" calcext:value-type="float">
            <text:p>0.00089953</text:p>
          </table:table-cell>
          <table:table-cell table:formula="of:=[.G102]*1000" office:value-type="float" office:value="0.0013111" calcext:value-type="float">
            <text:p>0.0013111</text:p>
          </table:table-cell>
          <table:table-cell office:value-type="float" office:value="3.9749" calcext:value-type="float">
            <text:p>3.9749</text:p>
          </table:table-cell>
          <table:table-cell office:value-type="float" office:value="5.2683" calcext:value-type="float">
            <text:p>5.2683</text:p>
          </table:table-cell>
        </table:table-row>
        <table:table-row table:style-name="ro1">
          <table:table-cell office:value-type="float" office:value="1000.7" calcext:value-type="float">
            <text:p>1000.7</text:p>
          </table:table-cell>
          <table:table-cell office:value-type="float" office:value="0.0048651" calcext:value-type="float">
            <text:p>0.0048651</text:p>
          </table:table-cell>
          <table:table-cell office:value-type="float" office:value="0.0047906" calcext:value-type="float">
            <text:p>0.0047906</text:p>
          </table:table-cell>
          <table:table-cell office:value-type="float" office:value="0.00023776" calcext:value-type="float">
            <text:p>0.00023776</text:p>
          </table:table-cell>
          <table:table-cell office:value-type="float" office:value="0.00031623" calcext:value-type="float">
            <text:p>0.00031623</text:p>
          </table:table-cell>
          <table:table-cell office:value-type="float" office:value="0.00000090299" calcext:value-type="float">
            <text:p>0.000000903</text:p>
          </table:table-cell>
          <table:table-cell office:value-type="float" office:value="0.0000013177" calcext:value-type="float">
            <text:p>1.3177E-006</text:p>
          </table:table-cell>
          <table:table-cell table:formula="of:=[.B103]*1000" office:value-type="float" office:value="4.8651" calcext:value-type="float">
            <text:p>4.8651</text:p>
          </table:table-cell>
          <table:table-cell table:formula="of:=[.C103]*1000" office:value-type="float" office:value="4.7906" calcext:value-type="float">
            <text:p>4.7906</text:p>
          </table:table-cell>
          <table:table-cell table:formula="of:=[.D103]*1000" office:value-type="float" office:value="0.23776" calcext:value-type="float">
            <text:p>0.23776</text:p>
          </table:table-cell>
          <table:table-cell table:formula="of:=[.E103]*1000" office:value-type="float" office:value="0.31623" calcext:value-type="float">
            <text:p>0.31623</text:p>
          </table:table-cell>
          <table:table-cell table:formula="of:=[.F103]*1000" office:value-type="float" office:value="0.00090299" calcext:value-type="float">
            <text:p>0.00090299</text:p>
          </table:table-cell>
          <table:table-cell table:formula="of:=[.G103]*1000" office:value-type="float" office:value="0.0013177" calcext:value-type="float">
            <text:p>0.0013177</text:p>
          </table:table-cell>
          <table:table-cell office:value-type="float" office:value="3.9773" calcext:value-type="float">
            <text:p>3.9773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1010.7" calcext:value-type="float">
            <text:p>1010.7</text:p>
          </table:table-cell>
          <table:table-cell office:value-type="float" office:value="0.0048625" calcext:value-type="float">
            <text:p>0.0048625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024054" calcext:value-type="float">
            <text:p>0.00024054</text:p>
          </table:table-cell>
          <table:table-cell office:value-type="float" office:value="0.00031987" calcext:value-type="float">
            <text:p>0.00031987</text:p>
          </table:table-cell>
          <table:table-cell office:value-type="float" office:value="0.00000090648" calcext:value-type="float">
            <text:p>9.0648E-007</text:p>
          </table:table-cell>
          <table:table-cell office:value-type="float" office:value="0.0000013244" calcext:value-type="float">
            <text:p>1.3244E-006</text:p>
          </table:table-cell>
          <table:table-cell table:formula="of:=[.B104]*1000" office:value-type="float" office:value="4.8625" calcext:value-type="float">
            <text:p>4.8625</text:p>
          </table:table-cell>
          <table:table-cell table:formula="of:=[.C104]*1000" office:value-type="float" office:value="4.787" calcext:value-type="float">
            <text:p>4.787</text:p>
          </table:table-cell>
          <table:table-cell table:formula="of:=[.D104]*1000" office:value-type="float" office:value="0.24054" calcext:value-type="float">
            <text:p>0.24054</text:p>
          </table:table-cell>
          <table:table-cell table:formula="of:=[.E104]*1000" office:value-type="float" office:value="0.31987" calcext:value-type="float">
            <text:p>0.31987</text:p>
          </table:table-cell>
          <table:table-cell table:formula="of:=[.F104]*1000" office:value-type="float" office:value="0.00090648" calcext:value-type="float">
            <text:p>0.00090648</text:p>
          </table:table-cell>
          <table:table-cell table:formula="of:=[.G104]*1000" office:value-type="float" office:value="0.0013244" calcext:value-type="float">
            <text:p>0.0013244</text:p>
          </table:table-cell>
          <table:table-cell office:value-type="float" office:value="3.9797" calcext:value-type="float">
            <text:p>3.9797</text:p>
          </table:table-cell>
          <table:table-cell office:value-type="float" office:value="5.2717" calcext:value-type="float">
            <text:p>5.2717</text:p>
          </table:table-cell>
        </table:table-row>
        <table:table-row table:style-name="ro1">
          <table:table-cell office:value-type="float" office:value="1020.7" calcext:value-type="float">
            <text:p>1020.7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47833" calcext:value-type="float">
            <text:p>0.0047833</text:p>
          </table:table-cell>
          <table:table-cell office:value-type="float" office:value="0.00024333" calcext:value-type="float">
            <text:p>0.00024333</text:p>
          </table:table-cell>
          <table:table-cell office:value-type="float" office:value="0.00032352" calcext:value-type="float">
            <text:p>0.00032352</text:p>
          </table:table-cell>
          <table:table-cell office:value-type="float" office:value="0.00000091003" calcext:value-type="float">
            <text:p>0.00000091</text:p>
          </table:table-cell>
          <table:table-cell office:value-type="float" office:value="0.0000013313" calcext:value-type="float">
            <text:p>1.3313E-006</text:p>
          </table:table-cell>
          <table:table-cell table:formula="of:=[.B105]*1000" office:value-type="float" office:value="4.86" calcext:value-type="float">
            <text:p>4.86</text:p>
          </table:table-cell>
          <table:table-cell table:formula="of:=[.C105]*1000" office:value-type="float" office:value="4.7833" calcext:value-type="float">
            <text:p>4.7833</text:p>
          </table:table-cell>
          <table:table-cell table:formula="of:=[.D105]*1000" office:value-type="float" office:value="0.24333" calcext:value-type="float">
            <text:p>0.24333</text:p>
          </table:table-cell>
          <table:table-cell table:formula="of:=[.E105]*1000" office:value-type="float" office:value="0.32352" calcext:value-type="float">
            <text:p>0.32352</text:p>
          </table:table-cell>
          <table:table-cell table:formula="of:=[.F105]*1000" office:value-type="float" office:value="0.00091003" calcext:value-type="float">
            <text:p>0.00091003</text:p>
          </table:table-cell>
          <table:table-cell table:formula="of:=[.G105]*1000" office:value-type="float" office:value="0.0013313" calcext:value-type="float">
            <text:p>0.0013313</text:p>
          </table:table-cell>
          <table:table-cell office:value-type="float" office:value="3.9822" calcext:value-type="float">
            <text:p>3.9822</text:p>
          </table:table-cell>
          <table:table-cell office:value-type="float" office:value="5.2735" calcext:value-type="float">
            <text:p>5.2735</text:p>
          </table:table-cell>
        </table:table-row>
        <table:table-row table:style-name="ro1">
          <table:table-cell office:value-type="float" office:value="1030.7" calcext:value-type="float">
            <text:p>1030.7</text:p>
          </table:table-cell>
          <table:table-cell office:value-type="float" office:value="0.0048575" calcext:value-type="float">
            <text:p>0.0048575</text:p>
          </table:table-cell>
          <table:table-cell office:value-type="float" office:value="0.0047796" calcext:value-type="float">
            <text:p>0.0047796</text:p>
          </table:table-cell>
          <table:table-cell office:value-type="float" office:value="0.00024611" calcext:value-type="float">
            <text:p>0.00024611</text:p>
          </table:table-cell>
          <table:table-cell office:value-type="float" office:value="0.00032716" calcext:value-type="float">
            <text:p>0.00032716</text:p>
          </table:table-cell>
          <table:table-cell office:value-type="float" office:value="0.00000091356" calcext:value-type="float">
            <text:p>9.1356E-007</text:p>
          </table:table-cell>
          <table:table-cell office:value-type="float" office:value="0.0000013381" calcext:value-type="float">
            <text:p>1.3381E-006</text:p>
          </table:table-cell>
          <table:table-cell table:formula="of:=[.B106]*1000" office:value-type="float" office:value="4.8575" calcext:value-type="float">
            <text:p>4.8575</text:p>
          </table:table-cell>
          <table:table-cell table:formula="of:=[.C106]*1000" office:value-type="float" office:value="4.7796" calcext:value-type="float">
            <text:p>4.7796</text:p>
          </table:table-cell>
          <table:table-cell table:formula="of:=[.D106]*1000" office:value-type="float" office:value="0.24611" calcext:value-type="float">
            <text:p>0.24611</text:p>
          </table:table-cell>
          <table:table-cell table:formula="of:=[.E106]*1000" office:value-type="float" office:value="0.32716" calcext:value-type="float">
            <text:p>0.32716</text:p>
          </table:table-cell>
          <table:table-cell table:formula="of:=[.F106]*1000" office:value-type="float" office:value="0.00091356" calcext:value-type="float">
            <text:p>0.00091356</text:p>
          </table:table-cell>
          <table:table-cell table:formula="of:=[.G106]*1000" office:value-type="float" office:value="0.0013381" calcext:value-type="float">
            <text:p>0.0013381</text:p>
          </table:table-cell>
          <table:table-cell office:value-type="float" office:value="3.9846" calcext:value-type="float">
            <text:p>3.9846</text:p>
          </table:table-cell>
          <table:table-cell office:value-type="float" office:value="5.2752" calcext:value-type="float">
            <text:p>5.2752</text:p>
          </table:table-cell>
        </table:table-row>
        <table:table-row table:style-name="ro1">
          <table:table-cell office:value-type="float" office:value="1040.7" calcext:value-type="float">
            <text:p>1040.7</text:p>
          </table:table-cell>
          <table:table-cell office:value-type="float" office:value="0.0048549" calcext:value-type="float">
            <text:p>0.0048549</text:p>
          </table:table-cell>
          <table:table-cell office:value-type="float" office:value="0.0047759" calcext:value-type="float">
            <text:p>0.0047759</text:p>
          </table:table-cell>
          <table:table-cell office:value-type="float" office:value="0.00024889" calcext:value-type="float">
            <text:p>0.00024889</text:p>
          </table:table-cell>
          <table:table-cell office:value-type="float" office:value="0.0003308" calcext:value-type="float">
            <text:p>0.0003308</text:p>
          </table:table-cell>
          <table:table-cell office:value-type="float" office:value="0.00000091713" calcext:value-type="float">
            <text:p>9.1713E-007</text:p>
          </table:table-cell>
          <table:table-cell office:value-type="float" office:value="0.000001345" calcext:value-type="float">
            <text:p>0.000001345</text:p>
          </table:table-cell>
          <table:table-cell table:formula="of:=[.B107]*1000" office:value-type="float" office:value="4.8549" calcext:value-type="float">
            <text:p>4.8549</text:p>
          </table:table-cell>
          <table:table-cell table:formula="of:=[.C107]*1000" office:value-type="float" office:value="4.7759" calcext:value-type="float">
            <text:p>4.7759</text:p>
          </table:table-cell>
          <table:table-cell table:formula="of:=[.D107]*1000" office:value-type="float" office:value="0.24889" calcext:value-type="float">
            <text:p>0.24889</text:p>
          </table:table-cell>
          <table:table-cell table:formula="of:=[.E107]*1000" office:value-type="float" office:value="0.3308" calcext:value-type="float">
            <text:p>0.3308</text:p>
          </table:table-cell>
          <table:table-cell table:formula="of:=[.F107]*1000" office:value-type="float" office:value="0.00091713" calcext:value-type="float">
            <text:p>0.00091713</text:p>
          </table:table-cell>
          <table:table-cell table:formula="of:=[.G107]*1000" office:value-type="float" office:value="0.001345" calcext:value-type="float">
            <text:p>0.001345</text:p>
          </table:table-cell>
          <table:table-cell office:value-type="float" office:value="3.987" calcext:value-type="float">
            <text:p>3.987</text:p>
          </table:table-cell>
          <table:table-cell office:value-type="float" office:value="5.277" calcext:value-type="float">
            <text:p>5.277</text:p>
          </table:table-cell>
        </table:table-row>
        <table:table-row table:style-name="ro1">
          <table:table-cell office:value-type="float" office:value="1050.7" calcext:value-type="float">
            <text:p>1050.7</text:p>
          </table:table-cell>
          <table:table-cell office:value-type="float" office:value="0.0048524" calcext:value-type="float">
            <text:p>0.0048524</text:p>
          </table:table-cell>
          <table:table-cell office:value-type="float" office:value="0.0047722" calcext:value-type="float">
            <text:p>0.0047722</text:p>
          </table:table-cell>
          <table:table-cell office:value-type="float" office:value="0.00025168" calcext:value-type="float">
            <text:p>0.00025168</text:p>
          </table:table-cell>
          <table:table-cell office:value-type="float" office:value="0.00033444" calcext:value-type="float">
            <text:p>0.00033444</text:p>
          </table:table-cell>
          <table:table-cell office:value-type="float" office:value="0.00000092073" calcext:value-type="float">
            <text:p>9.2073E-007</text:p>
          </table:table-cell>
          <table:table-cell office:value-type="float" office:value="0.0000013521" calcext:value-type="float">
            <text:p>1.3521E-006</text:p>
          </table:table-cell>
          <table:table-cell table:formula="of:=[.B108]*1000" office:value-type="float" office:value="4.8524" calcext:value-type="float">
            <text:p>4.8524</text:p>
          </table:table-cell>
          <table:table-cell table:formula="of:=[.C108]*1000" office:value-type="float" office:value="4.7722" calcext:value-type="float">
            <text:p>4.7722</text:p>
          </table:table-cell>
          <table:table-cell table:formula="of:=[.D108]*1000" office:value-type="float" office:value="0.25168" calcext:value-type="float">
            <text:p>0.25168</text:p>
          </table:table-cell>
          <table:table-cell table:formula="of:=[.E108]*1000" office:value-type="float" office:value="0.33444" calcext:value-type="float">
            <text:p>0.33444</text:p>
          </table:table-cell>
          <table:table-cell table:formula="of:=[.F108]*1000" office:value-type="float" office:value="0.00092073" calcext:value-type="float">
            <text:p>0.00092073</text:p>
          </table:table-cell>
          <table:table-cell table:formula="of:=[.G108]*1000" office:value-type="float" office:value="0.0013521" calcext:value-type="float">
            <text:p>0.0013521</text:p>
          </table:table-cell>
          <table:table-cell office:value-type="float" office:value="3.9894" calcext:value-type="float">
            <text:p>3.9894</text:p>
          </table:table-cell>
          <table:table-cell office:value-type="float" office:value="5.2788" calcext:value-type="float">
            <text:p>5.2788</text:p>
          </table:table-cell>
        </table:table-row>
        <table:table-row table:style-name="ro1">
          <table:table-cell office:value-type="float" office:value="1060.7" calcext:value-type="float">
            <text:p>1060.7</text:p>
          </table:table-cell>
          <table:table-cell office:value-type="float" office:value="0.0048498" calcext:value-type="float">
            <text:p>0.0048498</text:p>
          </table:table-cell>
          <table:table-cell office:value-type="float" office:value="0.0047685" calcext:value-type="float">
            <text:p>0.0047685</text:p>
          </table:table-cell>
          <table:table-cell office:value-type="float" office:value="0.00025447" calcext:value-type="float">
            <text:p>0.00025447</text:p>
          </table:table-cell>
          <table:table-cell office:value-type="float" office:value="0.00033808" calcext:value-type="float">
            <text:p>0.00033808</text:p>
          </table:table-cell>
          <table:table-cell office:value-type="float" office:value="0.00000092434" calcext:value-type="float">
            <text:p>9.2434E-007</text:p>
          </table:table-cell>
          <table:table-cell office:value-type="float" office:value="0.0000013591" calcext:value-type="float">
            <text:p>1.3591E-006</text:p>
          </table:table-cell>
          <table:table-cell table:formula="of:=[.B109]*1000" office:value-type="float" office:value="4.8498" calcext:value-type="float">
            <text:p>4.8498</text:p>
          </table:table-cell>
          <table:table-cell table:formula="of:=[.C109]*1000" office:value-type="float" office:value="4.7685" calcext:value-type="float">
            <text:p>4.7685</text:p>
          </table:table-cell>
          <table:table-cell table:formula="of:=[.D109]*1000" office:value-type="float" office:value="0.25447" calcext:value-type="float">
            <text:p>0.25447</text:p>
          </table:table-cell>
          <table:table-cell table:formula="of:=[.E109]*1000" office:value-type="float" office:value="0.33808" calcext:value-type="float">
            <text:p>0.33808</text:p>
          </table:table-cell>
          <table:table-cell table:formula="of:=[.F109]*1000" office:value-type="float" office:value="0.00092434" calcext:value-type="float">
            <text:p>0.00092434</text:p>
          </table:table-cell>
          <table:table-cell table:formula="of:=[.G109]*1000" office:value-type="float" office:value="0.0013591" calcext:value-type="float">
            <text:p>0.0013591</text:p>
          </table:table-cell>
          <table:table-cell office:value-type="float" office:value="3.9917" calcext:value-type="float">
            <text:p>3.9917</text:p>
          </table:table-cell>
          <table:table-cell office:value-type="float" office:value="5.2804" calcext:value-type="float">
            <text:p>5.2804</text:p>
          </table:table-cell>
        </table:table-row>
        <table:table-row table:style-name="ro1">
          <table:table-cell office:value-type="float" office:value="1070.7" calcext:value-type="float">
            <text:p>1070.7</text:p>
          </table:table-cell>
          <table:table-cell office:value-type="float" office:value="0.0048473" calcext:value-type="float">
            <text:p>0.0048473</text:p>
          </table:table-cell>
          <table:table-cell office:value-type="float" office:value="0.0047647" calcext:value-type="float">
            <text:p>0.0047647</text:p>
          </table:table-cell>
          <table:table-cell office:value-type="float" office:value="0.00025725" calcext:value-type="float">
            <text:p>0.00025725</text:p>
          </table:table-cell>
          <table:table-cell office:value-type="float" office:value="0.00034172" calcext:value-type="float">
            <text:p>0.00034172</text:p>
          </table:table-cell>
          <table:table-cell office:value-type="float" office:value="0.00000092798" calcext:value-type="float">
            <text:p>0.000000928</text:p>
          </table:table-cell>
          <table:table-cell office:value-type="float" office:value="0.0000013663" calcext:value-type="float">
            <text:p>1.3663E-006</text:p>
          </table:table-cell>
          <table:table-cell table:formula="of:=[.B110]*1000" office:value-type="float" office:value="4.8473" calcext:value-type="float">
            <text:p>4.8473</text:p>
          </table:table-cell>
          <table:table-cell table:formula="of:=[.C110]*1000" office:value-type="float" office:value="4.7647" calcext:value-type="float">
            <text:p>4.7647</text:p>
          </table:table-cell>
          <table:table-cell table:formula="of:=[.D110]*1000" office:value-type="float" office:value="0.25725" calcext:value-type="float">
            <text:p>0.25725</text:p>
          </table:table-cell>
          <table:table-cell table:formula="of:=[.E110]*1000" office:value-type="float" office:value="0.34172" calcext:value-type="float">
            <text:p>0.34172</text:p>
          </table:table-cell>
          <table:table-cell table:formula="of:=[.F110]*1000" office:value-type="float" office:value="0.00092798" calcext:value-type="float">
            <text:p>0.00092798</text:p>
          </table:table-cell>
          <table:table-cell table:formula="of:=[.G110]*1000" office:value-type="float" office:value="0.0013663" calcext:value-type="float">
            <text:p>0.0013663</text:p>
          </table:table-cell>
          <table:table-cell office:value-type="float" office:value="3.9941" calcext:value-type="float">
            <text:p>3.9941</text:p>
          </table:table-cell>
          <table:table-cell office:value-type="float" office:value="5.2822" calcext:value-type="float">
            <text:p>5.2822</text:p>
          </table:table-cell>
        </table:table-row>
        <table:table-row table:style-name="ro1">
          <table:table-cell office:value-type="float" office:value="1080.7" calcext:value-type="float">
            <text:p>1080.7</text:p>
          </table:table-cell>
          <table:table-cell office:value-type="float" office:value="0.0048447" calcext:value-type="float">
            <text:p>0.0048447</text:p>
          </table:table-cell>
          <table:table-cell office:value-type="float" office:value="0.004761" calcext:value-type="float">
            <text:p>0.004761</text:p>
          </table:table-cell>
          <table:table-cell office:value-type="float" office:value="0.00026004" calcext:value-type="float">
            <text:p>0.00026004</text:p>
          </table:table-cell>
          <table:table-cell office:value-type="float" office:value="0.00034536" calcext:value-type="float">
            <text:p>0.00034536</text:p>
          </table:table-cell>
          <table:table-cell office:value-type="float" office:value="0.00000093166" calcext:value-type="float">
            <text:p>9.3166E-007</text:p>
          </table:table-cell>
          <table:table-cell office:value-type="float" office:value="0.0000013735" calcext:value-type="float">
            <text:p>1.3735E-006</text:p>
          </table:table-cell>
          <table:table-cell table:formula="of:=[.B111]*1000" office:value-type="float" office:value="4.8447" calcext:value-type="float">
            <text:p>4.8447</text:p>
          </table:table-cell>
          <table:table-cell table:formula="of:=[.C111]*1000" office:value-type="float" office:value="4.761" calcext:value-type="float">
            <text:p>4.761</text:p>
          </table:table-cell>
          <table:table-cell table:formula="of:=[.D111]*1000" office:value-type="float" office:value="0.26004" calcext:value-type="float">
            <text:p>0.26004</text:p>
          </table:table-cell>
          <table:table-cell table:formula="of:=[.E111]*1000" office:value-type="float" office:value="0.34536" calcext:value-type="float">
            <text:p>0.34536</text:p>
          </table:table-cell>
          <table:table-cell table:formula="of:=[.F111]*1000" office:value-type="float" office:value="0.00093166" calcext:value-type="float">
            <text:p>0.00093166</text:p>
          </table:table-cell>
          <table:table-cell table:formula="of:=[.G111]*1000" office:value-type="float" office:value="0.0013735" calcext:value-type="float">
            <text:p>0.0013735</text:p>
          </table:table-cell>
          <table:table-cell office:value-type="float" office:value="3.9965" calcext:value-type="float">
            <text:p>3.9965</text:p>
          </table:table-cell>
          <table:table-cell office:value-type="float" office:value="5.2839" calcext:value-type="float">
            <text:p>5.2839</text:p>
          </table:table-cell>
        </table:table-row>
        <table:table-row table:style-name="ro1">
          <table:table-cell office:value-type="float" office:value="1090.7" calcext:value-type="float">
            <text:p>1090.7</text:p>
          </table:table-cell>
          <table:table-cell office:value-type="float" office:value="0.0048421" calcext:value-type="float">
            <text:p>0.0048421</text:p>
          </table:table-cell>
          <table:table-cell office:value-type="float" office:value="0.0047572" calcext:value-type="float">
            <text:p>0.0047572</text:p>
          </table:table-cell>
          <table:table-cell office:value-type="float" office:value="0.00026283" calcext:value-type="float">
            <text:p>0.00026283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00093535" calcext:value-type="float">
            <text:p>9.3535E-007</text:p>
          </table:table-cell>
          <table:table-cell office:value-type="float" office:value="0.0000013808" calcext:value-type="float">
            <text:p>1.3808E-006</text:p>
          </table:table-cell>
          <table:table-cell table:formula="of:=[.B112]*1000" office:value-type="float" office:value="4.8421" calcext:value-type="float">
            <text:p>4.8421</text:p>
          </table:table-cell>
          <table:table-cell table:formula="of:=[.C112]*1000" office:value-type="float" office:value="4.7572" calcext:value-type="float">
            <text:p>4.7572</text:p>
          </table:table-cell>
          <table:table-cell table:formula="of:=[.D112]*1000" office:value-type="float" office:value="0.26283" calcext:value-type="float">
            <text:p>0.26283</text:p>
          </table:table-cell>
          <table:table-cell table:formula="of:=[.E112]*1000" office:value-type="float" office:value="0.349" calcext:value-type="float">
            <text:p>0.349</text:p>
          </table:table-cell>
          <table:table-cell table:formula="of:=[.F112]*1000" office:value-type="float" office:value="0.00093535" calcext:value-type="float">
            <text:p>0.00093535</text:p>
          </table:table-cell>
          <table:table-cell table:formula="of:=[.G112]*1000" office:value-type="float" office:value="0.0013808" calcext:value-type="float">
            <text:p>0.0013808</text:p>
          </table:table-cell>
          <table:table-cell office:value-type="float" office:value="3.9989" calcext:value-type="float">
            <text:p>3.9989</text:p>
          </table:table-cell>
          <table:table-cell office:value-type="float" office:value="5.2856" calcext:value-type="float">
            <text:p>5.2856</text:p>
          </table:table-cell>
        </table:table-row>
        <table:table-row table:style-name="ro1">
          <table:table-cell office:value-type="float" office:value="1100.7" calcext:value-type="float">
            <text:p>1100.7</text:p>
          </table:table-cell>
          <table:table-cell office:value-type="float" office:value="0.0048395" calcext:value-type="float">
            <text:p>0.0048395</text:p>
          </table:table-cell>
          <table:table-cell office:value-type="float" office:value="0.0047534" calcext:value-type="float">
            <text:p>0.0047534</text:p>
          </table:table-cell>
          <table:table-cell office:value-type="float" office:value="0.00026561" calcext:value-type="float">
            <text:p>0.00026561</text:p>
          </table:table-cell>
          <table:table-cell office:value-type="float" office:value="0.00035263" calcext:value-type="float">
            <text:p>0.00035263</text:p>
          </table:table-cell>
          <table:table-cell office:value-type="float" office:value="0.00000093906" calcext:value-type="float">
            <text:p>9.3906E-007</text:p>
          </table:table-cell>
          <table:table-cell office:value-type="float" office:value="0.0000013881" calcext:value-type="float">
            <text:p>1.3881E-006</text:p>
          </table:table-cell>
          <table:table-cell table:formula="of:=[.B113]*1000" office:value-type="float" office:value="4.8395" calcext:value-type="float">
            <text:p>4.8395</text:p>
          </table:table-cell>
          <table:table-cell table:formula="of:=[.C113]*1000" office:value-type="float" office:value="4.7534" calcext:value-type="float">
            <text:p>4.7534</text:p>
          </table:table-cell>
          <table:table-cell table:formula="of:=[.D113]*1000" office:value-type="float" office:value="0.26561" calcext:value-type="float">
            <text:p>0.26561</text:p>
          </table:table-cell>
          <table:table-cell table:formula="of:=[.E113]*1000" office:value-type="float" office:value="0.35263" calcext:value-type="float">
            <text:p>0.35263</text:p>
          </table:table-cell>
          <table:table-cell table:formula="of:=[.F113]*1000" office:value-type="float" office:value="0.00093906" calcext:value-type="float">
            <text:p>0.00093906</text:p>
          </table:table-cell>
          <table:table-cell table:formula="of:=[.G113]*1000" office:value-type="float" office:value="0.0013881" calcext:value-type="float">
            <text:p>0.0013881</text:p>
          </table:table-cell>
          <table:table-cell office:value-type="float" office:value="4.0012" calcext:value-type="float">
            <text:p>4.0012</text:p>
          </table:table-cell>
          <table:table-cell office:value-type="float" office:value="5.2873" calcext:value-type="float">
            <text:p>5.2873</text:p>
          </table:table-cell>
        </table:table-row>
        <table:table-row table:style-name="ro1">
          <table:table-cell office:value-type="float" office:value="1110.7" calcext:value-type="float">
            <text:p>1110.7</text:p>
          </table:table-cell>
          <table:table-cell office:value-type="float" office:value="0.0048369" calcext:value-type="float">
            <text:p>0.0048369</text:p>
          </table:table-cell>
          <table:table-cell office:value-type="float" office:value="0.0047496" calcext:value-type="float">
            <text:p>0.0047496</text:p>
          </table:table-cell>
          <table:table-cell office:value-type="float" office:value="0.00026841" calcext:value-type="float">
            <text:p>0.00026841</text:p>
          </table:table-cell>
          <table:table-cell office:value-type="float" office:value="0.00035627" calcext:value-type="float">
            <text:p>0.00035627</text:p>
          </table:table-cell>
          <table:table-cell office:value-type="float" office:value="0.00000094282" calcext:value-type="float">
            <text:p>9.4282E-007</text:p>
          </table:table-cell>
          <table:table-cell office:value-type="float" office:value="0.0000013956" calcext:value-type="float">
            <text:p>1.3956E-006</text:p>
          </table:table-cell>
          <table:table-cell table:formula="of:=[.B114]*1000" office:value-type="float" office:value="4.8369" calcext:value-type="float">
            <text:p>4.8369</text:p>
          </table:table-cell>
          <table:table-cell table:formula="of:=[.C114]*1000" office:value-type="float" office:value="4.7496" calcext:value-type="float">
            <text:p>4.7496</text:p>
          </table:table-cell>
          <table:table-cell table:formula="of:=[.D114]*1000" office:value-type="float" office:value="0.26841" calcext:value-type="float">
            <text:p>0.26841</text:p>
          </table:table-cell>
          <table:table-cell table:formula="of:=[.E114]*1000" office:value-type="float" office:value="0.35627" calcext:value-type="float">
            <text:p>0.35627</text:p>
          </table:table-cell>
          <table:table-cell table:formula="of:=[.F114]*1000" office:value-type="float" office:value="0.00094282" calcext:value-type="float">
            <text:p>0.00094282</text:p>
          </table:table-cell>
          <table:table-cell table:formula="of:=[.G114]*1000" office:value-type="float" office:value="0.0013956" calcext:value-type="float">
            <text:p>0.0013956</text:p>
          </table:table-cell>
          <table:table-cell office:value-type="float" office:value="4.0036" calcext:value-type="float">
            <text:p>4.0036</text:p>
          </table:table-cell>
          <table:table-cell office:value-type="float" office:value="5.2891" calcext:value-type="float">
            <text:p>5.2891</text:p>
          </table:table-cell>
        </table:table-row>
        <table:table-row table:style-name="ro1">
          <table:table-cell office:value-type="float" office:value="1120.7" calcext:value-type="float">
            <text:p>1120.7</text:p>
          </table:table-cell>
          <table:table-cell office:value-type="float" office:value="0.0048343" calcext:value-type="float">
            <text:p>0.0048343</text:p>
          </table:table-cell>
          <table:table-cell office:value-type="float" office:value="0.0047457" calcext:value-type="float">
            <text:p>0.0047457</text:p>
          </table:table-cell>
          <table:table-cell office:value-type="float" office:value="0.00027119" calcext:value-type="float">
            <text:p>0.00027119</text:p>
          </table:table-cell>
          <table:table-cell office:value-type="float" office:value="0.0003599" calcext:value-type="float">
            <text:p>0.0003599</text:p>
          </table:table-cell>
          <table:table-cell office:value-type="float" office:value="0.00000094658" calcext:value-type="float">
            <text:p>9.4658E-007</text:p>
          </table:table-cell>
          <table:table-cell office:value-type="float" office:value="0.0000014031" calcext:value-type="float">
            <text:p>1.4031E-006</text:p>
          </table:table-cell>
          <table:table-cell table:formula="of:=[.B115]*1000" office:value-type="float" office:value="4.8343" calcext:value-type="float">
            <text:p>4.8343</text:p>
          </table:table-cell>
          <table:table-cell table:formula="of:=[.C115]*1000" office:value-type="float" office:value="4.7457" calcext:value-type="float">
            <text:p>4.7457</text:p>
          </table:table-cell>
          <table:table-cell table:formula="of:=[.D115]*1000" office:value-type="float" office:value="0.27119" calcext:value-type="float">
            <text:p>0.27119</text:p>
          </table:table-cell>
          <table:table-cell table:formula="of:=[.E115]*1000" office:value-type="float" office:value="0.3599" calcext:value-type="float">
            <text:p>0.3599</text:p>
          </table:table-cell>
          <table:table-cell table:formula="of:=[.F115]*1000" office:value-type="float" office:value="0.00094658" calcext:value-type="float">
            <text:p>0.00094658</text:p>
          </table:table-cell>
          <table:table-cell table:formula="of:=[.G115]*1000" office:value-type="float" office:value="0.0014031" calcext:value-type="float">
            <text:p>0.0014031</text:p>
          </table:table-cell>
          <table:table-cell office:value-type="float" office:value="4.006" calcext:value-type="float">
            <text:p>4.006</text:p>
          </table:table-cell>
          <table:table-cell office:value-type="float" office:value="5.2908" calcext:value-type="float">
            <text:p>5.2908</text:p>
          </table:table-cell>
        </table:table-row>
        <table:table-row table:style-name="ro1">
          <table:table-cell office:value-type="float" office:value="1130.7" calcext:value-type="float">
            <text:p>1130.7</text:p>
          </table:table-cell>
          <table:table-cell office:value-type="float" office:value="0.0048317" calcext:value-type="float">
            <text:p>0.0048317</text:p>
          </table:table-cell>
          <table:table-cell office:value-type="float" office:value="0.0047418" calcext:value-type="float">
            <text:p>0.0047418</text:p>
          </table:table-cell>
          <table:table-cell office:value-type="float" office:value="0.00027398" calcext:value-type="float">
            <text:p>0.00027398</text:p>
          </table:table-cell>
          <table:table-cell office:value-type="float" office:value="0.00036354" calcext:value-type="float">
            <text:p>0.00036354</text:p>
          </table:table-cell>
          <table:table-cell office:value-type="float" office:value="0.00000095038" calcext:value-type="float">
            <text:p>9.5038E-007</text:p>
          </table:table-cell>
          <table:table-cell office:value-type="float" office:value="0.0000014107" calcext:value-type="float">
            <text:p>1.4107E-006</text:p>
          </table:table-cell>
          <table:table-cell table:formula="of:=[.B116]*1000" office:value-type="float" office:value="4.8317" calcext:value-type="float">
            <text:p>4.8317</text:p>
          </table:table-cell>
          <table:table-cell table:formula="of:=[.C116]*1000" office:value-type="float" office:value="4.7418" calcext:value-type="float">
            <text:p>4.7418</text:p>
          </table:table-cell>
          <table:table-cell table:formula="of:=[.D116]*1000" office:value-type="float" office:value="0.27398" calcext:value-type="float">
            <text:p>0.27398</text:p>
          </table:table-cell>
          <table:table-cell table:formula="of:=[.E116]*1000" office:value-type="float" office:value="0.36354" calcext:value-type="float">
            <text:p>0.36354</text:p>
          </table:table-cell>
          <table:table-cell table:formula="of:=[.F116]*1000" office:value-type="float" office:value="0.00095038" calcext:value-type="float">
            <text:p>0.00095038</text:p>
          </table:table-cell>
          <table:table-cell table:formula="of:=[.G116]*1000" office:value-type="float" office:value="0.0014107" calcext:value-type="float">
            <text:p>0.0014107</text:p>
          </table:table-cell>
          <table:table-cell office:value-type="float" office:value="4.0083" calcext:value-type="float">
            <text:p>4.0083</text:p>
          </table:table-cell>
          <table:table-cell office:value-type="float" office:value="5.2925" calcext:value-type="float">
            <text:p>5.2925</text:p>
          </table:table-cell>
        </table:table-row>
        <table:table-row table:style-name="ro1">
          <table:table-cell office:value-type="float" office:value="1140.7" calcext:value-type="float">
            <text:p>1140.7</text:p>
          </table:table-cell>
          <table:table-cell office:value-type="float" office:value="0.004829" calcext:value-type="float">
            <text:p>0.004829</text:p>
          </table:table-cell>
          <table:table-cell office:value-type="float" office:value="0.004738" calcext:value-type="float">
            <text:p>0.004738</text:p>
          </table:table-cell>
          <table:table-cell office:value-type="float" office:value="0.00027677" calcext:value-type="float">
            <text:p>0.00027677</text:p>
          </table:table-cell>
          <table:table-cell office:value-type="float" office:value="0.00036717" calcext:value-type="float">
            <text:p>0.00036717</text:p>
          </table:table-cell>
          <table:table-cell office:value-type="float" office:value="0.00000095421" calcext:value-type="float">
            <text:p>9.5421E-007</text:p>
          </table:table-cell>
          <table:table-cell office:value-type="float" office:value="0.0000014184" calcext:value-type="float">
            <text:p>1.4184E-006</text:p>
          </table:table-cell>
          <table:table-cell table:formula="of:=[.B117]*1000" office:value-type="float" office:value="4.829" calcext:value-type="float">
            <text:p>4.829</text:p>
          </table:table-cell>
          <table:table-cell table:formula="of:=[.C117]*1000" office:value-type="float" office:value="4.738" calcext:value-type="float">
            <text:p>4.738</text:p>
          </table:table-cell>
          <table:table-cell table:formula="of:=[.D117]*1000" office:value-type="float" office:value="0.27677" calcext:value-type="float">
            <text:p>0.27677</text:p>
          </table:table-cell>
          <table:table-cell table:formula="of:=[.E117]*1000" office:value-type="float" office:value="0.36717" calcext:value-type="float">
            <text:p>0.36717</text:p>
          </table:table-cell>
          <table:table-cell table:formula="of:=[.F117]*1000" office:value-type="float" office:value="0.00095421" calcext:value-type="float">
            <text:p>0.00095421</text:p>
          </table:table-cell>
          <table:table-cell table:formula="of:=[.G117]*1000" office:value-type="float" office:value="0.0014184" calcext:value-type="float">
            <text:p>0.0014184</text:p>
          </table:table-cell>
          <table:table-cell office:value-type="float" office:value="4.0107" calcext:value-type="float">
            <text:p>4.0107</text:p>
          </table:table-cell>
          <table:table-cell office:value-type="float" office:value="5.2942" calcext:value-type="float">
            <text:p>5.2942</text:p>
          </table:table-cell>
        </table:table-row>
        <table:table-row table:style-name="ro1">
          <table:table-cell office:value-type="float" office:value="1150.7" calcext:value-type="float">
            <text:p>1150.7</text:p>
          </table:table-cell>
          <table:table-cell office:value-type="float" office:value="0.0048264" calcext:value-type="float">
            <text:p>0.0048264</text:p>
          </table:table-cell>
          <table:table-cell office:value-type="float" office:value="0.0047341" calcext:value-type="float">
            <text:p>0.0047341</text:p>
          </table:table-cell>
          <table:table-cell office:value-type="float" office:value="0.00027956" calcext:value-type="float">
            <text:p>0.00027956</text:p>
          </table:table-cell>
          <table:table-cell office:value-type="float" office:value="0.0003708" calcext:value-type="float">
            <text:p>0.0003708</text:p>
          </table:table-cell>
          <table:table-cell office:value-type="float" office:value="0.00000095805" calcext:value-type="float">
            <text:p>9.5805E-007</text:p>
          </table:table-cell>
          <table:table-cell office:value-type="float" office:value="0.0000014261" calcext:value-type="float">
            <text:p>1.4261E-006</text:p>
          </table:table-cell>
          <table:table-cell table:formula="of:=[.B118]*1000" office:value-type="float" office:value="4.8264" calcext:value-type="float">
            <text:p>4.8264</text:p>
          </table:table-cell>
          <table:table-cell table:formula="of:=[.C118]*1000" office:value-type="float" office:value="4.7341" calcext:value-type="float">
            <text:p>4.7341</text:p>
          </table:table-cell>
          <table:table-cell table:formula="of:=[.D118]*1000" office:value-type="float" office:value="0.27956" calcext:value-type="float">
            <text:p>0.27956</text:p>
          </table:table-cell>
          <table:table-cell table:formula="of:=[.E118]*1000" office:value-type="float" office:value="0.3708" calcext:value-type="float">
            <text:p>0.3708</text:p>
          </table:table-cell>
          <table:table-cell table:formula="of:=[.F118]*1000" office:value-type="float" office:value="0.00095805" calcext:value-type="float">
            <text:p>0.00095805</text:p>
          </table:table-cell>
          <table:table-cell table:formula="of:=[.G118]*1000" office:value-type="float" office:value="0.0014261" calcext:value-type="float">
            <text:p>0.0014261</text:p>
          </table:table-cell>
          <table:table-cell office:value-type="float" office:value="4.013" calcext:value-type="float">
            <text:p>4.013</text:p>
          </table:table-cell>
          <table:table-cell office:value-type="float" office:value="5.2959" calcext:value-type="float">
            <text:p>5.2959</text:p>
          </table:table-cell>
        </table:table-row>
        <table:table-row table:style-name="ro1">
          <table:table-cell office:value-type="float" office:value="1160.7" calcext:value-type="float">
            <text:p>1160.7</text:p>
          </table:table-cell>
          <table:table-cell office:value-type="float" office:value="0.0048237" calcext:value-type="float">
            <text:p>0.0048237</text:p>
          </table:table-cell>
          <table:table-cell office:value-type="float" office:value="0.0047301" calcext:value-type="float">
            <text:p>0.0047301</text:p>
          </table:table-cell>
          <table:table-cell office:value-type="float" office:value="0.00028236" calcext:value-type="float">
            <text:p>0.00028236</text:p>
          </table:table-cell>
          <table:table-cell office:value-type="float" office:value="0.00037443" calcext:value-type="float">
            <text:p>0.00037443</text:p>
          </table:table-cell>
          <table:table-cell office:value-type="float" office:value="0.00000096193" calcext:value-type="float">
            <text:p>9.6193E-007</text:p>
          </table:table-cell>
          <table:table-cell office:value-type="float" office:value="0.000001434" calcext:value-type="float">
            <text:p>0.000001434</text:p>
          </table:table-cell>
          <table:table-cell table:formula="of:=[.B119]*1000" office:value-type="float" office:value="4.8237" calcext:value-type="float">
            <text:p>4.8237</text:p>
          </table:table-cell>
          <table:table-cell table:formula="of:=[.C119]*1000" office:value-type="float" office:value="4.7301" calcext:value-type="float">
            <text:p>4.7301</text:p>
          </table:table-cell>
          <table:table-cell table:formula="of:=[.D119]*1000" office:value-type="float" office:value="0.28236" calcext:value-type="float">
            <text:p>0.28236</text:p>
          </table:table-cell>
          <table:table-cell table:formula="of:=[.E119]*1000" office:value-type="float" office:value="0.37443" calcext:value-type="float">
            <text:p>0.37443</text:p>
          </table:table-cell>
          <table:table-cell table:formula="of:=[.F119]*1000" office:value-type="float" office:value="0.00096193" calcext:value-type="float">
            <text:p>0.00096193</text:p>
          </table:table-cell>
          <table:table-cell table:formula="of:=[.G119]*1000" office:value-type="float" office:value="0.001434" calcext:value-type="float">
            <text:p>0.001434</text:p>
          </table:table-cell>
          <table:table-cell office:value-type="float" office:value="4.0153" calcext:value-type="float">
            <text:p>4.0153</text:p>
          </table:table-cell>
          <table:table-cell office:value-type="float" office:value="5.2976" calcext:value-type="float">
            <text:p>5.2976</text:p>
          </table:table-cell>
        </table:table-row>
        <table:table-row table:style-name="ro1">
          <table:table-cell office:value-type="float" office:value="1170.7" calcext:value-type="float">
            <text:p>1170.7</text:p>
          </table:table-cell>
          <table:table-cell office:value-type="float" office:value="0.004821" calcext:value-type="float">
            <text:p>0.004821</text:p>
          </table:table-cell>
          <table:table-cell office:value-type="float" office:value="0.0047262" calcext:value-type="float">
            <text:p>0.0047262</text:p>
          </table:table-cell>
          <table:table-cell office:value-type="float" office:value="0.00028515" calcext:value-type="float">
            <text:p>0.00028515</text:p>
          </table:table-cell>
          <table:table-cell office:value-type="float" office:value="0.00037806" calcext:value-type="float">
            <text:p>0.00037806</text:p>
          </table:table-cell>
          <table:table-cell office:value-type="float" office:value="0.00000096584" calcext:value-type="float">
            <text:p>9.6584E-007</text:p>
          </table:table-cell>
          <table:table-cell office:value-type="float" office:value="0.0000014419" calcext:value-type="float">
            <text:p>1.4419E-006</text:p>
          </table:table-cell>
          <table:table-cell table:formula="of:=[.B120]*1000" office:value-type="float" office:value="4.821" calcext:value-type="float">
            <text:p>4.821</text:p>
          </table:table-cell>
          <table:table-cell table:formula="of:=[.C120]*1000" office:value-type="float" office:value="4.7262" calcext:value-type="float">
            <text:p>4.7262</text:p>
          </table:table-cell>
          <table:table-cell table:formula="of:=[.D120]*1000" office:value-type="float" office:value="0.28515" calcext:value-type="float">
            <text:p>0.28515</text:p>
          </table:table-cell>
          <table:table-cell table:formula="of:=[.E120]*1000" office:value-type="float" office:value="0.37806" calcext:value-type="float">
            <text:p>0.37806</text:p>
          </table:table-cell>
          <table:table-cell table:formula="of:=[.F120]*1000" office:value-type="float" office:value="0.00096584" calcext:value-type="float">
            <text:p>0.00096584</text:p>
          </table:table-cell>
          <table:table-cell table:formula="of:=[.G120]*1000" office:value-type="float" office:value="0.0014419" calcext:value-type="float">
            <text:p>0.0014419</text:p>
          </table:table-cell>
          <table:table-cell office:value-type="float" office:value="4.0176" calcext:value-type="float">
            <text:p>4.0176</text:p>
          </table:table-cell>
          <table:table-cell office:value-type="float" office:value="5.2993" calcext:value-type="float">
            <text:p>5.2993</text:p>
          </table:table-cell>
        </table:table-row>
        <table:table-row table:style-name="ro1">
          <table:table-cell office:value-type="float" office:value="1180.7" calcext:value-type="float">
            <text:p>1180.7</text:p>
          </table:table-cell>
          <table:table-cell office:value-type="float" office:value="0.0048184" calcext:value-type="float">
            <text:p>0.0048184</text:p>
          </table:table-cell>
          <table:table-cell office:value-type="float" office:value="0.0047222" calcext:value-type="float">
            <text:p>0.0047222</text:p>
          </table:table-cell>
          <table:table-cell office:value-type="float" office:value="0.00028794" calcext:value-type="float">
            <text:p>0.00028794</text:p>
          </table:table-cell>
          <table:table-cell office:value-type="float" office:value="0.00038169" calcext:value-type="float">
            <text:p>0.00038169</text:p>
          </table:table-cell>
          <table:table-cell office:value-type="float" office:value="0.00000096977" calcext:value-type="float">
            <text:p>9.6977E-007</text:p>
          </table:table-cell>
          <table:table-cell office:value-type="float" office:value="0.0000014499" calcext:value-type="float">
            <text:p>1.4499E-006</text:p>
          </table:table-cell>
          <table:table-cell table:formula="of:=[.B121]*1000" office:value-type="float" office:value="4.8184" calcext:value-type="float">
            <text:p>4.8184</text:p>
          </table:table-cell>
          <table:table-cell table:formula="of:=[.C121]*1000" office:value-type="float" office:value="4.7222" calcext:value-type="float">
            <text:p>4.7222</text:p>
          </table:table-cell>
          <table:table-cell table:formula="of:=[.D121]*1000" office:value-type="float" office:value="0.28794" calcext:value-type="float">
            <text:p>0.28794</text:p>
          </table:table-cell>
          <table:table-cell table:formula="of:=[.E121]*1000" office:value-type="float" office:value="0.38169" calcext:value-type="float">
            <text:p>0.38169</text:p>
          </table:table-cell>
          <table:table-cell table:formula="of:=[.F121]*1000" office:value-type="float" office:value="0.00096977" calcext:value-type="float">
            <text:p>0.00096977</text:p>
          </table:table-cell>
          <table:table-cell table:formula="of:=[.G121]*1000" office:value-type="float" office:value="0.0014499" calcext:value-type="float">
            <text:p>0.0014499</text:p>
          </table:table-cell>
          <table:table-cell office:value-type="float" office:value="4.0199" calcext:value-type="float">
            <text:p>4.0199</text:p>
          </table:table-cell>
          <table:table-cell office:value-type="float" office:value="5.3009" calcext:value-type="float">
            <text:p>5.3009</text:p>
          </table:table-cell>
        </table:table-row>
        <table:table-row table:style-name="ro1">
          <table:table-cell office:value-type="float" office:value="1190.7" calcext:value-type="float">
            <text:p>1190.7</text:p>
          </table:table-cell>
          <table:table-cell office:value-type="float" office:value="0.0048157" calcext:value-type="float">
            <text:p>0.0048157</text:p>
          </table:table-cell>
          <table:table-cell office:value-type="float" office:value="0.0047183" calcext:value-type="float">
            <text:p>0.0047183</text:p>
          </table:table-cell>
          <table:table-cell office:value-type="float" office:value="0.00029073" calcext:value-type="float">
            <text:p>0.00029073</text:p>
          </table:table-cell>
          <table:table-cell office:value-type="float" office:value="0.00038532" calcext:value-type="float">
            <text:p>0.00038532</text:p>
          </table:table-cell>
          <table:table-cell office:value-type="float" office:value="0.00000097373" calcext:value-type="float">
            <text:p>9.7373E-007</text:p>
          </table:table-cell>
          <table:table-cell office:value-type="float" office:value="0.000001458" calcext:value-type="float">
            <text:p>0.000001458</text:p>
          </table:table-cell>
          <table:table-cell table:formula="of:=[.B122]*1000" office:value-type="float" office:value="4.8157" calcext:value-type="float">
            <text:p>4.8157</text:p>
          </table:table-cell>
          <table:table-cell table:formula="of:=[.C122]*1000" office:value-type="float" office:value="4.7183" calcext:value-type="float">
            <text:p>4.7183</text:p>
          </table:table-cell>
          <table:table-cell table:formula="of:=[.D122]*1000" office:value-type="float" office:value="0.29073" calcext:value-type="float">
            <text:p>0.29073</text:p>
          </table:table-cell>
          <table:table-cell table:formula="of:=[.E122]*1000" office:value-type="float" office:value="0.38532" calcext:value-type="float">
            <text:p>0.38532</text:p>
          </table:table-cell>
          <table:table-cell table:formula="of:=[.F122]*1000" office:value-type="float" office:value="0.00097373" calcext:value-type="float">
            <text:p>0.00097373</text:p>
          </table:table-cell>
          <table:table-cell table:formula="of:=[.G122]*1000" office:value-type="float" office:value="0.001458" calcext:value-type="float">
            <text:p>0.001458</text:p>
          </table:table-cell>
          <table:table-cell office:value-type="float" office:value="4.0222" calcext:value-type="float">
            <text:p>4.0222</text:p>
          </table:table-cell>
          <table:table-cell office:value-type="float" office:value="5.3026" calcext:value-type="float">
            <text:p>5.3026</text:p>
          </table:table-cell>
        </table:table-row>
        <table:table-row table:style-name="ro1">
          <table:table-cell office:value-type="float" office:value="1200.7" calcext:value-type="float">
            <text:p>1200.7</text:p>
          </table:table-cell>
          <table:table-cell office:value-type="float" office:value="0.004813" calcext:value-type="float">
            <text:p>0.004813</text:p>
          </table:table-cell>
          <table:table-cell office:value-type="float" office:value="0.0047142" calcext:value-type="float">
            <text:p>0.0047142</text:p>
          </table:table-cell>
          <table:table-cell office:value-type="float" office:value="0.00029353" calcext:value-type="float">
            <text:p>0.00029353</text:p>
          </table:table-cell>
          <table:table-cell office:value-type="float" office:value="0.00038894" calcext:value-type="float">
            <text:p>0.00038894</text:p>
          </table:table-cell>
          <table:table-cell office:value-type="float" office:value="0.00000097773" calcext:value-type="float">
            <text:p>9.7773E-007</text:p>
          </table:table-cell>
          <table:table-cell office:value-type="float" office:value="0.0000014662" calcext:value-type="float">
            <text:p>1.4662E-006</text:p>
          </table:table-cell>
          <table:table-cell table:formula="of:=[.B123]*1000" office:value-type="float" office:value="4.813" calcext:value-type="float">
            <text:p>4.813</text:p>
          </table:table-cell>
          <table:table-cell table:formula="of:=[.C123]*1000" office:value-type="float" office:value="4.7142" calcext:value-type="float">
            <text:p>4.7142</text:p>
          </table:table-cell>
          <table:table-cell table:formula="of:=[.D123]*1000" office:value-type="float" office:value="0.29353" calcext:value-type="float">
            <text:p>0.29353</text:p>
          </table:table-cell>
          <table:table-cell table:formula="of:=[.E123]*1000" office:value-type="float" office:value="0.38894" calcext:value-type="float">
            <text:p>0.38894</text:p>
          </table:table-cell>
          <table:table-cell table:formula="of:=[.F123]*1000" office:value-type="float" office:value="0.00097773" calcext:value-type="float">
            <text:p>0.00097773</text:p>
          </table:table-cell>
          <table:table-cell table:formula="of:=[.G123]*1000" office:value-type="float" office:value="0.0014662" calcext:value-type="float">
            <text:p>0.0014662</text:p>
          </table:table-cell>
          <table:table-cell office:value-type="float" office:value="4.0245" calcext:value-type="float">
            <text:p>4.0245</text:p>
          </table:table-cell>
          <table:table-cell office:value-type="float" office:value="5.3043" calcext:value-type="float">
            <text:p>5.3043</text:p>
          </table:table-cell>
        </table:table-row>
        <table:table-row table:style-name="ro1">
          <table:table-cell office:value-type="float" office:value="1210.7" calcext:value-type="float">
            <text:p>1210.7</text:p>
          </table:table-cell>
          <table:table-cell office:value-type="float" office:value="0.0048103" calcext:value-type="float">
            <text:p>0.0048103</text:p>
          </table:table-cell>
          <table:table-cell office:value-type="float" office:value="0.0047102" calcext:value-type="float">
            <text:p>0.0047102</text:p>
          </table:table-cell>
          <table:table-cell office:value-type="float" office:value="0.00029632" calcext:value-type="float">
            <text:p>0.00029632</text:p>
          </table:table-cell>
          <table:table-cell office:value-type="float" office:value="0.00039257" calcext:value-type="float">
            <text:p>0.00039257</text:p>
          </table:table-cell>
          <table:table-cell office:value-type="float" office:value="0.00000098174" calcext:value-type="float">
            <text:p>9.8174E-007</text:p>
          </table:table-cell>
          <table:table-cell office:value-type="float" office:value="0.0000014744" calcext:value-type="float">
            <text:p>1.4744E-006</text:p>
          </table:table-cell>
          <table:table-cell table:formula="of:=[.B124]*1000" office:value-type="float" office:value="4.8103" calcext:value-type="float">
            <text:p>4.8103</text:p>
          </table:table-cell>
          <table:table-cell table:formula="of:=[.C124]*1000" office:value-type="float" office:value="4.7102" calcext:value-type="float">
            <text:p>4.7102</text:p>
          </table:table-cell>
          <table:table-cell table:formula="of:=[.D124]*1000" office:value-type="float" office:value="0.29632" calcext:value-type="float">
            <text:p>0.29632</text:p>
          </table:table-cell>
          <table:table-cell table:formula="of:=[.E124]*1000" office:value-type="float" office:value="0.39257" calcext:value-type="float">
            <text:p>0.39257</text:p>
          </table:table-cell>
          <table:table-cell table:formula="of:=[.F124]*1000" office:value-type="float" office:value="0.00098174" calcext:value-type="float">
            <text:p>0.00098174</text:p>
          </table:table-cell>
          <table:table-cell table:formula="of:=[.G124]*1000" office:value-type="float" office:value="0.0014744" calcext:value-type="float">
            <text:p>0.0014744</text:p>
          </table:table-cell>
          <table:table-cell office:value-type="float" office:value="4.0268" calcext:value-type="float">
            <text:p>4.0268</text:p>
          </table:table-cell>
          <table:table-cell office:value-type="float" office:value="5.3059" calcext:value-type="float">
            <text:p>5.3059</text:p>
          </table:table-cell>
        </table:table-row>
        <table:table-row table:style-name="ro1">
          <table:table-cell office:value-type="float" office:value="1220.7" calcext:value-type="float">
            <text:p>1220.7</text:p>
          </table:table-cell>
          <table:table-cell office:value-type="float" office:value="0.0048076" calcext:value-type="float">
            <text:p>0.0048076</text:p>
          </table:table-cell>
          <table:table-cell office:value-type="float" office:value="0.0047062" calcext:value-type="float">
            <text:p>0.0047062</text:p>
          </table:table-cell>
          <table:table-cell office:value-type="float" office:value="0.00029911" calcext:value-type="float">
            <text:p>0.00029911</text:p>
          </table:table-cell>
          <table:table-cell office:value-type="float" office:value="0.00039619" calcext:value-type="float">
            <text:p>0.00039619</text:p>
          </table:table-cell>
          <table:table-cell office:value-type="float" office:value="0.00000098579" calcext:value-type="float">
            <text:p>9.8579E-007</text:p>
          </table:table-cell>
          <table:table-cell office:value-type="float" office:value="0.0000014828" calcext:value-type="float">
            <text:p>1.4828E-006</text:p>
          </table:table-cell>
          <table:table-cell table:formula="of:=[.B125]*1000" office:value-type="float" office:value="4.8076" calcext:value-type="float">
            <text:p>4.8076</text:p>
          </table:table-cell>
          <table:table-cell table:formula="of:=[.C125]*1000" office:value-type="float" office:value="4.7062" calcext:value-type="float">
            <text:p>4.7062</text:p>
          </table:table-cell>
          <table:table-cell table:formula="of:=[.D125]*1000" office:value-type="float" office:value="0.29911" calcext:value-type="float">
            <text:p>0.29911</text:p>
          </table:table-cell>
          <table:table-cell table:formula="of:=[.E125]*1000" office:value-type="float" office:value="0.39619" calcext:value-type="float">
            <text:p>0.39619</text:p>
          </table:table-cell>
          <table:table-cell table:formula="of:=[.F125]*1000" office:value-type="float" office:value="0.00098579" calcext:value-type="float">
            <text:p>0.00098579</text:p>
          </table:table-cell>
          <table:table-cell table:formula="of:=[.G125]*1000" office:value-type="float" office:value="0.0014828" calcext:value-type="float">
            <text:p>0.0014828</text:p>
          </table:table-cell>
          <table:table-cell office:value-type="float" office:value="4.0291" calcext:value-type="float">
            <text:p>4.0291</text:p>
          </table:table-cell>
          <table:table-cell office:value-type="float" office:value="5.3076" calcext:value-type="float">
            <text:p>5.3076</text:p>
          </table:table-cell>
        </table:table-row>
        <table:table-row table:style-name="ro1">
          <table:table-cell office:value-type="float" office:value="1230.7" calcext:value-type="float">
            <text:p>1230.7</text:p>
          </table:table-cell>
          <table:table-cell office:value-type="float" office:value="0.0048048" calcext:value-type="float">
            <text:p>0.0048048</text:p>
          </table:table-cell>
          <table:table-cell office:value-type="float" office:value="0.0047021" calcext:value-type="float">
            <text:p>0.0047021</text:p>
          </table:table-cell>
          <table:table-cell office:value-type="float" office:value="0.00030191" calcext:value-type="float">
            <text:p>0.00030191</text:p>
          </table:table-cell>
          <table:table-cell office:value-type="float" office:value="0.00039982" calcext:value-type="float">
            <text:p>0.00039982</text:p>
          </table:table-cell>
          <table:table-cell office:value-type="float" office:value="0.00000098987" calcext:value-type="float">
            <text:p>9.8987E-007</text:p>
          </table:table-cell>
          <table:table-cell office:value-type="float" office:value="0.0000014913" calcext:value-type="float">
            <text:p>1.4913E-006</text:p>
          </table:table-cell>
          <table:table-cell table:formula="of:=[.B126]*1000" office:value-type="float" office:value="4.8048" calcext:value-type="float">
            <text:p>4.8048</text:p>
          </table:table-cell>
          <table:table-cell table:formula="of:=[.C126]*1000" office:value-type="float" office:value="4.7021" calcext:value-type="float">
            <text:p>4.7021</text:p>
          </table:table-cell>
          <table:table-cell table:formula="of:=[.D126]*1000" office:value-type="float" office:value="0.30191" calcext:value-type="float">
            <text:p>0.30191</text:p>
          </table:table-cell>
          <table:table-cell table:formula="of:=[.E126]*1000" office:value-type="float" office:value="0.39982" calcext:value-type="float">
            <text:p>0.39982</text:p>
          </table:table-cell>
          <table:table-cell table:formula="of:=[.F126]*1000" office:value-type="float" office:value="0.00098987" calcext:value-type="float">
            <text:p>0.00098987</text:p>
          </table:table-cell>
          <table:table-cell table:formula="of:=[.G126]*1000" office:value-type="float" office:value="0.0014913" calcext:value-type="float">
            <text:p>0.0014913</text:p>
          </table:table-cell>
          <table:table-cell office:value-type="float" office:value="4.0314" calcext:value-type="float">
            <text:p>4.0314</text:p>
          </table:table-cell>
          <table:table-cell office:value-type="float" office:value="5.3093" calcext:value-type="float">
            <text:p>5.3093</text:p>
          </table:table-cell>
        </table:table-row>
        <table:table-row table:style-name="ro1">
          <table:table-cell office:value-type="float" office:value="1240.7" calcext:value-type="float">
            <text:p>1240.7</text:p>
          </table:table-cell>
          <table:table-cell office:value-type="float" office:value="0.0048021" calcext:value-type="float">
            <text:p>0.0048021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03047" calcext:value-type="float">
            <text:p>0.0003047</text:p>
          </table:table-cell>
          <table:table-cell office:value-type="float" office:value="0.00040344" calcext:value-type="float">
            <text:p>0.00040344</text:p>
          </table:table-cell>
          <table:table-cell office:value-type="float" office:value="0.00000099398" calcext:value-type="float">
            <text:p>0.000000994</text:p>
          </table:table-cell>
          <table:table-cell office:value-type="float" office:value="0.0000014998" calcext:value-type="float">
            <text:p>1.4998E-006</text:p>
          </table:table-cell>
          <table:table-cell table:formula="of:=[.B127]*1000" office:value-type="float" office:value="4.8021" calcext:value-type="float">
            <text:p>4.8021</text:p>
          </table:table-cell>
          <table:table-cell table:formula="of:=[.C127]*1000" office:value-type="float" office:value="4.698" calcext:value-type="float">
            <text:p>4.698</text:p>
          </table:table-cell>
          <table:table-cell table:formula="of:=[.D127]*1000" office:value-type="float" office:value="0.3047" calcext:value-type="float">
            <text:p>0.3047</text:p>
          </table:table-cell>
          <table:table-cell table:formula="of:=[.E127]*1000" office:value-type="float" office:value="0.40344" calcext:value-type="float">
            <text:p>0.40344</text:p>
          </table:table-cell>
          <table:table-cell table:formula="of:=[.F127]*1000" office:value-type="float" office:value="0.00099398" calcext:value-type="float">
            <text:p>0.00099398</text:p>
          </table:table-cell>
          <table:table-cell table:formula="of:=[.G127]*1000" office:value-type="float" office:value="0.0014998" calcext:value-type="float">
            <text:p>0.0014998</text:p>
          </table:table-cell>
          <table:table-cell office:value-type="float" office:value="4.0337" calcext:value-type="float">
            <text:p>4.0337</text:p>
          </table:table-cell>
          <table:table-cell office:value-type="float" office:value="5.3109" calcext:value-type="float">
            <text:p>5.3109</text:p>
          </table:table-cell>
        </table:table-row>
        <table:table-row table:style-name="ro1">
          <table:table-cell office:value-type="float" office:value="1250.7" calcext:value-type="float">
            <text:p>1250.7</text:p>
          </table:table-cell>
          <table:table-cell office:value-type="float" office:value="0.0047993" calcext:value-type="float">
            <text:p>0.0047993</text:p>
          </table:table-cell>
          <table:table-cell office:value-type="float" office:value="0.0046939" calcext:value-type="float">
            <text:p>0.0046939</text:p>
          </table:table-cell>
          <table:table-cell office:value-type="float" office:value="0.0003075" calcext:value-type="float">
            <text:p>0.0003075</text:p>
          </table:table-cell>
          <table:table-cell office:value-type="float" office:value="0.00040706" calcext:value-type="float">
            <text:p>0.00040706</text:p>
          </table:table-cell>
          <table:table-cell office:value-type="float" office:value="0.00000099812" calcext:value-type="float">
            <text:p>9.9812E-007</text:p>
          </table:table-cell>
          <table:table-cell office:value-type="float" office:value="0.0000015085" calcext:value-type="float">
            <text:p>1.5085E-006</text:p>
          </table:table-cell>
          <table:table-cell table:formula="of:=[.B128]*1000" office:value-type="float" office:value="4.7993" calcext:value-type="float">
            <text:p>4.7993</text:p>
          </table:table-cell>
          <table:table-cell table:formula="of:=[.C128]*1000" office:value-type="float" office:value="4.6939" calcext:value-type="float">
            <text:p>4.6939</text:p>
          </table:table-cell>
          <table:table-cell table:formula="of:=[.D128]*1000" office:value-type="float" office:value="0.3075" calcext:value-type="float">
            <text:p>0.3075</text:p>
          </table:table-cell>
          <table:table-cell table:formula="of:=[.E128]*1000" office:value-type="float" office:value="0.40706" calcext:value-type="float">
            <text:p>0.40706</text:p>
          </table:table-cell>
          <table:table-cell table:formula="of:=[.F128]*1000" office:value-type="float" office:value="0.00099812" calcext:value-type="float">
            <text:p>0.00099812</text:p>
          </table:table-cell>
          <table:table-cell table:formula="of:=[.G128]*1000" office:value-type="float" office:value="0.0015085" calcext:value-type="float">
            <text:p>0.0015085</text:p>
          </table:table-cell>
          <table:table-cell office:value-type="float" office:value="4.0359" calcext:value-type="float">
            <text:p>4.0359</text:p>
          </table:table-cell>
          <table:table-cell office:value-type="float" office:value="5.3126" calcext:value-type="float">
            <text:p>5.3126</text:p>
          </table:table-cell>
        </table:table-row>
        <table:table-row table:style-name="ro1">
          <table:table-cell office:value-type="float" office:value="1260.7" calcext:value-type="float">
            <text:p>1260.7</text:p>
          </table:table-cell>
          <table:table-cell office:value-type="float" office:value="0.0047966" calcext:value-type="float">
            <text:p>0.0047966</text:p>
          </table:table-cell>
          <table:table-cell office:value-type="float" office:value="0.0046898" calcext:value-type="float">
            <text:p>0.0046898</text:p>
          </table:table-cell>
          <table:table-cell office:value-type="float" office:value="0.00031029" calcext:value-type="float">
            <text:p>0.00031029</text:p>
          </table:table-cell>
          <table:table-cell office:value-type="float" office:value="0.00041068" calcext:value-type="float">
            <text:p>0.00041068</text:p>
          </table:table-cell>
          <table:table-cell office:value-type="float" office:value="0.0000010023" calcext:value-type="float">
            <text:p>1.0023E-006</text:p>
          </table:table-cell>
          <table:table-cell office:value-type="float" office:value="0.0000015172" calcext:value-type="float">
            <text:p>1.5172E-006</text:p>
          </table:table-cell>
          <table:table-cell table:formula="of:=[.B129]*1000" office:value-type="float" office:value="4.7966" calcext:value-type="float">
            <text:p>4.7966</text:p>
          </table:table-cell>
          <table:table-cell table:formula="of:=[.C129]*1000" office:value-type="float" office:value="4.6898" calcext:value-type="float">
            <text:p>4.6898</text:p>
          </table:table-cell>
          <table:table-cell table:formula="of:=[.D129]*1000" office:value-type="float" office:value="0.31029" calcext:value-type="float">
            <text:p>0.31029</text:p>
          </table:table-cell>
          <table:table-cell table:formula="of:=[.E129]*1000" office:value-type="float" office:value="0.41068" calcext:value-type="float">
            <text:p>0.41068</text:p>
          </table:table-cell>
          <table:table-cell table:formula="of:=[.F129]*1000" office:value-type="float" office:value="0.0010023" calcext:value-type="float">
            <text:p>0.0010023</text:p>
          </table:table-cell>
          <table:table-cell table:formula="of:=[.G129]*1000" office:value-type="float" office:value="0.0015172" calcext:value-type="float">
            <text:p>0.0015172</text:p>
          </table:table-cell>
          <table:table-cell office:value-type="float" office:value="4.0382" calcext:value-type="float">
            <text:p>4.0382</text:p>
          </table:table-cell>
          <table:table-cell office:value-type="float" office:value="5.3142" calcext:value-type="float">
            <text:p>5.3142</text:p>
          </table:table-cell>
        </table:table-row>
        <table:table-row table:style-name="ro1">
          <table:table-cell office:value-type="float" office:value="1270.7" calcext:value-type="float">
            <text:p>1270.7</text:p>
          </table:table-cell>
          <table:table-cell office:value-type="float" office:value="0.0047938" calcext:value-type="float">
            <text:p>0.0047938</text:p>
          </table:table-cell>
          <table:table-cell office:value-type="float" office:value="0.0046856" calcext:value-type="float">
            <text:p>0.0046856</text:p>
          </table:table-cell>
          <table:table-cell office:value-type="float" office:value="0.00031309" calcext:value-type="float">
            <text:p>0.00031309</text:p>
          </table:table-cell>
          <table:table-cell office:value-type="float" office:value="0.0004143" calcext:value-type="float">
            <text:p>0.0004143</text:p>
          </table:table-cell>
          <table:table-cell office:value-type="float" office:value="0.0000010065" calcext:value-type="float">
            <text:p>1.0065E-006</text:p>
          </table:table-cell>
          <table:table-cell office:value-type="float" office:value="0.000001526" calcext:value-type="float">
            <text:p>0.000001526</text:p>
          </table:table-cell>
          <table:table-cell table:formula="of:=[.B130]*1000" office:value-type="float" office:value="4.7938" calcext:value-type="float">
            <text:p>4.7938</text:p>
          </table:table-cell>
          <table:table-cell table:formula="of:=[.C130]*1000" office:value-type="float" office:value="4.6856" calcext:value-type="float">
            <text:p>4.6856</text:p>
          </table:table-cell>
          <table:table-cell table:formula="of:=[.D130]*1000" office:value-type="float" office:value="0.31309" calcext:value-type="float">
            <text:p>0.31309</text:p>
          </table:table-cell>
          <table:table-cell table:formula="of:=[.E130]*1000" office:value-type="float" office:value="0.4143" calcext:value-type="float">
            <text:p>0.4143</text:p>
          </table:table-cell>
          <table:table-cell table:formula="of:=[.F130]*1000" office:value-type="float" office:value="0.0010065" calcext:value-type="float">
            <text:p>0.0010065</text:p>
          </table:table-cell>
          <table:table-cell table:formula="of:=[.G130]*1000" office:value-type="float" office:value="0.001526" calcext:value-type="float">
            <text:p>0.001526</text:p>
          </table:table-cell>
          <table:table-cell office:value-type="float" office:value="4.0404" calcext:value-type="float">
            <text:p>4.0404</text:p>
          </table:table-cell>
          <table:table-cell office:value-type="float" office:value="5.3159" calcext:value-type="float">
            <text:p>5.3159</text:p>
          </table:table-cell>
        </table:table-row>
        <table:table-row table:style-name="ro1">
          <table:table-cell office:value-type="float" office:value="1280.7" calcext:value-type="float">
            <text:p>1280.7</text:p>
          </table:table-cell>
          <table:table-cell office:value-type="float" office:value="0.004791" calcext:value-type="float">
            <text:p>0.004791</text:p>
          </table:table-cell>
          <table:table-cell office:value-type="float" office:value="0.0046814" calcext:value-type="float">
            <text:p>0.0046814</text:p>
          </table:table-cell>
          <table:table-cell office:value-type="float" office:value="0.00031589" calcext:value-type="float">
            <text:p>0.00031589</text:p>
          </table:table-cell>
          <table:table-cell office:value-type="float" office:value="0.00041791" calcext:value-type="float">
            <text:p>0.00041791</text:p>
          </table:table-cell>
          <table:table-cell office:value-type="float" office:value="0.0000010107" calcext:value-type="float">
            <text:p>1.0107E-006</text:p>
          </table:table-cell>
          <table:table-cell office:value-type="float" office:value="0.000001535" calcext:value-type="float">
            <text:p>0.000001535</text:p>
          </table:table-cell>
          <table:table-cell table:formula="of:=[.B131]*1000" office:value-type="float" office:value="4.791" calcext:value-type="float">
            <text:p>4.791</text:p>
          </table:table-cell>
          <table:table-cell table:formula="of:=[.C131]*1000" office:value-type="float" office:value="4.6814" calcext:value-type="float">
            <text:p>4.6814</text:p>
          </table:table-cell>
          <table:table-cell table:formula="of:=[.D131]*1000" office:value-type="float" office:value="0.31589" calcext:value-type="float">
            <text:p>0.31589</text:p>
          </table:table-cell>
          <table:table-cell table:formula="of:=[.E131]*1000" office:value-type="float" office:value="0.41791" calcext:value-type="float">
            <text:p>0.41791</text:p>
          </table:table-cell>
          <table:table-cell table:formula="of:=[.F131]*1000" office:value-type="float" office:value="0.0010107" calcext:value-type="float">
            <text:p>0.0010107</text:p>
          </table:table-cell>
          <table:table-cell table:formula="of:=[.G131]*1000" office:value-type="float" office:value="0.001535" calcext:value-type="float">
            <text:p>0.001535</text:p>
          </table:table-cell>
          <table:table-cell office:value-type="float" office:value="4.0427" calcext:value-type="float">
            <text:p>4.0427</text:p>
          </table:table-cell>
          <table:table-cell office:value-type="float" office:value="5.3175" calcext:value-type="float">
            <text:p>5.3175</text:p>
          </table:table-cell>
        </table:table-row>
        <table:table-row table:style-name="ro1">
          <table:table-cell office:value-type="float" office:value="1290.7" calcext:value-type="float">
            <text:p>1290.7</text:p>
          </table:table-cell>
          <table:table-cell office:value-type="float" office:value="0.0047882" calcext:value-type="float">
            <text:p>0.0047882</text:p>
          </table:table-cell>
          <table:table-cell office:value-type="float" office:value="0.0046772" calcext:value-type="float">
            <text:p>0.0046772</text:p>
          </table:table-cell>
          <table:table-cell office:value-type="float" office:value="0.00031868" calcext:value-type="float">
            <text:p>0.00031868</text:p>
          </table:table-cell>
          <table:table-cell office:value-type="float" office:value="0.00042153" calcext:value-type="float">
            <text:p>0.00042153</text:p>
          </table:table-cell>
          <table:table-cell office:value-type="float" office:value="0.000001015" calcext:value-type="float">
            <text:p>0.000001015</text:p>
          </table:table-cell>
          <table:table-cell office:value-type="float" office:value="0.000001544" calcext:value-type="float">
            <text:p>0.000001544</text:p>
          </table:table-cell>
          <table:table-cell table:formula="of:=[.B132]*1000" office:value-type="float" office:value="4.7882" calcext:value-type="float">
            <text:p>4.7882</text:p>
          </table:table-cell>
          <table:table-cell table:formula="of:=[.C132]*1000" office:value-type="float" office:value="4.6772" calcext:value-type="float">
            <text:p>4.6772</text:p>
          </table:table-cell>
          <table:table-cell table:formula="of:=[.D132]*1000" office:value-type="float" office:value="0.31868" calcext:value-type="float">
            <text:p>0.31868</text:p>
          </table:table-cell>
          <table:table-cell table:formula="of:=[.E132]*1000" office:value-type="float" office:value="0.42153" calcext:value-type="float">
            <text:p>0.42153</text:p>
          </table:table-cell>
          <table:table-cell table:formula="of:=[.F132]*1000" office:value-type="float" office:value="0.001015" calcext:value-type="float">
            <text:p>0.001015</text:p>
          </table:table-cell>
          <table:table-cell table:formula="of:=[.G132]*1000" office:value-type="float" office:value="0.001544" calcext:value-type="float">
            <text:p>0.001544</text:p>
          </table:table-cell>
          <table:table-cell office:value-type="float" office:value="4.045" calcext:value-type="float">
            <text:p>4.045</text:p>
          </table:table-cell>
          <table:table-cell office:value-type="float" office:value="5.3191" calcext:value-type="float">
            <text:p>5.3191</text:p>
          </table:table-cell>
        </table:table-row>
        <table:table-row table:style-name="ro1">
          <table:table-cell office:value-type="float" office:value="1300.7" calcext:value-type="float">
            <text:p>1300.7</text:p>
          </table:table-cell>
          <table:table-cell office:value-type="float" office:value="0.0047854" calcext:value-type="float">
            <text:p>0.0047854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00032148" calcext:value-type="float">
            <text:p>0.00032148</text:p>
          </table:table-cell>
          <table:table-cell office:value-type="float" office:value="0.00042515" calcext:value-type="float">
            <text:p>0.00042515</text:p>
          </table:table-cell>
          <table:table-cell office:value-type="float" office:value="0.0000010193" calcext:value-type="float">
            <text:p>1.0193E-006</text:p>
          </table:table-cell>
          <table:table-cell office:value-type="float" office:value="0.0000015532" calcext:value-type="float">
            <text:p>1.5532E-006</text:p>
          </table:table-cell>
          <table:table-cell table:formula="of:=[.B133]*1000" office:value-type="float" office:value="4.7854" calcext:value-type="float">
            <text:p>4.7854</text:p>
          </table:table-cell>
          <table:table-cell table:formula="of:=[.C133]*1000" office:value-type="float" office:value="4.673" calcext:value-type="float">
            <text:p>4.673</text:p>
          </table:table-cell>
          <table:table-cell table:formula="of:=[.D133]*1000" office:value-type="float" office:value="0.32148" calcext:value-type="float">
            <text:p>0.32148</text:p>
          </table:table-cell>
          <table:table-cell table:formula="of:=[.E133]*1000" office:value-type="float" office:value="0.42515" calcext:value-type="float">
            <text:p>0.42515</text:p>
          </table:table-cell>
          <table:table-cell table:formula="of:=[.F133]*1000" office:value-type="float" office:value="0.0010193" calcext:value-type="float">
            <text:p>0.0010193</text:p>
          </table:table-cell>
          <table:table-cell table:formula="of:=[.G133]*1000" office:value-type="float" office:value="0.0015532" calcext:value-type="float">
            <text:p>0.0015532</text:p>
          </table:table-cell>
          <table:table-cell office:value-type="float" office:value="4.0472" calcext:value-type="float">
            <text:p>4.0472</text:p>
          </table:table-cell>
          <table:table-cell office:value-type="float" office:value="5.3208" calcext:value-type="float">
            <text:p>5.3208</text:p>
          </table:table-cell>
        </table:table-row>
        <table:table-row table:style-name="ro1">
          <table:table-cell office:value-type="float" office:value="1310.7" calcext:value-type="float">
            <text:p>1310.7</text:p>
          </table:table-cell>
          <table:table-cell office:value-type="float" office:value="0.0047826" calcext:value-type="float">
            <text:p>0.0047826</text:p>
          </table:table-cell>
          <table:table-cell office:value-type="float" office:value="0.0046688" calcext:value-type="float">
            <text:p>0.0046688</text:p>
          </table:table-cell>
          <table:table-cell office:value-type="float" office:value="0.00032428" calcext:value-type="float">
            <text:p>0.00032428</text:p>
          </table:table-cell>
          <table:table-cell office:value-type="float" office:value="0.00042876" calcext:value-type="float">
            <text:p>0.00042876</text:p>
          </table:table-cell>
          <table:table-cell office:value-type="float" office:value="0.0000010236" calcext:value-type="float">
            <text:p>1.0236E-006</text:p>
          </table:table-cell>
          <table:table-cell office:value-type="float" office:value="0.0000015624" calcext:value-type="float">
            <text:p>1.5624E-006</text:p>
          </table:table-cell>
          <table:table-cell table:formula="of:=[.B134]*1000" office:value-type="float" office:value="4.7826" calcext:value-type="float">
            <text:p>4.7826</text:p>
          </table:table-cell>
          <table:table-cell table:formula="of:=[.C134]*1000" office:value-type="float" office:value="4.6688" calcext:value-type="float">
            <text:p>4.6688</text:p>
          </table:table-cell>
          <table:table-cell table:formula="of:=[.D134]*1000" office:value-type="float" office:value="0.32428" calcext:value-type="float">
            <text:p>0.32428</text:p>
          </table:table-cell>
          <table:table-cell table:formula="of:=[.E134]*1000" office:value-type="float" office:value="0.42876" calcext:value-type="float">
            <text:p>0.42876</text:p>
          </table:table-cell>
          <table:table-cell table:formula="of:=[.F134]*1000" office:value-type="float" office:value="0.0010236" calcext:value-type="float">
            <text:p>0.0010236</text:p>
          </table:table-cell>
          <table:table-cell table:formula="of:=[.G134]*1000" office:value-type="float" office:value="0.0015624" calcext:value-type="float">
            <text:p>0.0015624</text:p>
          </table:table-cell>
          <table:table-cell office:value-type="float" office:value="4.0494" calcext:value-type="float">
            <text:p>4.0494</text:p>
          </table:table-cell>
          <table:table-cell office:value-type="float" office:value="5.3224" calcext:value-type="float">
            <text:p>5.3224</text:p>
          </table:table-cell>
        </table:table-row>
        <table:table-row table:style-name="ro1">
          <table:table-cell office:value-type="float" office:value="1320.7" calcext:value-type="float">
            <text:p>1320.7</text:p>
          </table:table-cell>
          <table:table-cell office:value-type="float" office:value="0.0047798" calcext:value-type="float">
            <text:p>0.0047798</text:p>
          </table:table-cell>
          <table:table-cell office:value-type="float" office:value="0.0046645" calcext:value-type="float">
            <text:p>0.0046645</text:p>
          </table:table-cell>
          <table:table-cell office:value-type="float" office:value="0.00032708" calcext:value-type="float">
            <text:p>0.00032708</text:p>
          </table:table-cell>
          <table:table-cell office:value-type="float" office:value="0.00043237" calcext:value-type="float">
            <text:p>0.00043237</text:p>
          </table:table-cell>
          <table:table-cell office:value-type="float" office:value="0.000001028" calcext:value-type="float">
            <text:p>0.000001028</text:p>
          </table:table-cell>
          <table:table-cell office:value-type="float" office:value="0.0000015718" calcext:value-type="float">
            <text:p>1.5718E-006</text:p>
          </table:table-cell>
          <table:table-cell table:formula="of:=[.B135]*1000" office:value-type="float" office:value="4.7798" calcext:value-type="float">
            <text:p>4.7798</text:p>
          </table:table-cell>
          <table:table-cell table:formula="of:=[.C135]*1000" office:value-type="float" office:value="4.6645" calcext:value-type="float">
            <text:p>4.6645</text:p>
          </table:table-cell>
          <table:table-cell table:formula="of:=[.D135]*1000" office:value-type="float" office:value="0.32708" calcext:value-type="float">
            <text:p>0.32708</text:p>
          </table:table-cell>
          <table:table-cell table:formula="of:=[.E135]*1000" office:value-type="float" office:value="0.43237" calcext:value-type="float">
            <text:p>0.43237</text:p>
          </table:table-cell>
          <table:table-cell table:formula="of:=[.F135]*1000" office:value-type="float" office:value="0.001028" calcext:value-type="float">
            <text:p>0.001028</text:p>
          </table:table-cell>
          <table:table-cell table:formula="of:=[.G135]*1000" office:value-type="float" office:value="0.0015718" calcext:value-type="float">
            <text:p>0.0015718</text:p>
          </table:table-cell>
          <table:table-cell office:value-type="float" office:value="4.0517" calcext:value-type="float">
            <text:p>4.0517</text:p>
          </table:table-cell>
          <table:table-cell office:value-type="float" office:value="5.324" calcext:value-type="float">
            <text:p>5.324</text:p>
          </table:table-cell>
        </table:table-row>
        <table:table-row table:style-name="ro1">
          <table:table-cell office:value-type="float" office:value="1330.7" calcext:value-type="float">
            <text:p>1330.7</text:p>
          </table:table-cell>
          <table:table-cell office:value-type="float" office:value="0.0047769" calcext:value-type="float">
            <text:p>0.0047769</text:p>
          </table:table-cell>
          <table:table-cell office:value-type="float" office:value="0.0046602" calcext:value-type="float">
            <text:p>0.0046602</text:p>
          </table:table-cell>
          <table:table-cell office:value-type="float" office:value="0.00032988" calcext:value-type="float">
            <text:p>0.00032988</text:p>
          </table:table-cell>
          <table:table-cell office:value-type="float" office:value="0.00043598" calcext:value-type="float">
            <text:p>0.00043598</text:p>
          </table:table-cell>
          <table:table-cell office:value-type="float" office:value="0.0000010324" calcext:value-type="float">
            <text:p>1.0324E-006</text:p>
          </table:table-cell>
          <table:table-cell office:value-type="float" office:value="0.0000015813" calcext:value-type="float">
            <text:p>1.5813E-006</text:p>
          </table:table-cell>
          <table:table-cell table:formula="of:=[.B136]*1000" office:value-type="float" office:value="4.7769" calcext:value-type="float">
            <text:p>4.7769</text:p>
          </table:table-cell>
          <table:table-cell table:formula="of:=[.C136]*1000" office:value-type="float" office:value="4.6602" calcext:value-type="float">
            <text:p>4.6602</text:p>
          </table:table-cell>
          <table:table-cell table:formula="of:=[.D136]*1000" office:value-type="float" office:value="0.32988" calcext:value-type="float">
            <text:p>0.32988</text:p>
          </table:table-cell>
          <table:table-cell table:formula="of:=[.E136]*1000" office:value-type="float" office:value="0.43598" calcext:value-type="float">
            <text:p>0.43598</text:p>
          </table:table-cell>
          <table:table-cell table:formula="of:=[.F136]*1000" office:value-type="float" office:value="0.0010324" calcext:value-type="float">
            <text:p>0.0010324</text:p>
          </table:table-cell>
          <table:table-cell table:formula="of:=[.G136]*1000" office:value-type="float" office:value="0.0015813" calcext:value-type="float">
            <text:p>0.0015813</text:p>
          </table:table-cell>
          <table:table-cell office:value-type="float" office:value="4.0539" calcext:value-type="float">
            <text:p>4.0539</text:p>
          </table:table-cell>
          <table:table-cell office:value-type="float" office:value="5.3256" calcext:value-type="float">
            <text:p>5.3256</text:p>
          </table:table-cell>
        </table:table-row>
        <table:table-row table:style-name="ro1">
          <table:table-cell office:value-type="float" office:value="1340.7" calcext:value-type="float">
            <text:p>1340.7</text:p>
          </table:table-cell>
          <table:table-cell office:value-type="float" office:value="0.0047741" calcext:value-type="float">
            <text:p>0.0047741</text:p>
          </table:table-cell>
          <table:table-cell office:value-type="float" office:value="0.0046559" calcext:value-type="float">
            <text:p>0.0046559</text:p>
          </table:table-cell>
          <table:table-cell office:value-type="float" office:value="0.00033267" calcext:value-type="float">
            <text:p>0.00033267</text:p>
          </table:table-cell>
          <table:table-cell office:value-type="float" office:value="0.00043959" calcext:value-type="float">
            <text:p>0.00043959</text:p>
          </table:table-cell>
          <table:table-cell office:value-type="float" office:value="0.0000010368" calcext:value-type="float">
            <text:p>1.0368E-006</text:p>
          </table:table-cell>
          <table:table-cell office:value-type="float" office:value="0.0000015908" calcext:value-type="float">
            <text:p>1.5908E-006</text:p>
          </table:table-cell>
          <table:table-cell table:formula="of:=[.B137]*1000" office:value-type="float" office:value="4.7741" calcext:value-type="float">
            <text:p>4.7741</text:p>
          </table:table-cell>
          <table:table-cell table:formula="of:=[.C137]*1000" office:value-type="float" office:value="4.6559" calcext:value-type="float">
            <text:p>4.6559</text:p>
          </table:table-cell>
          <table:table-cell table:formula="of:=[.D137]*1000" office:value-type="float" office:value="0.33267" calcext:value-type="float">
            <text:p>0.33267</text:p>
          </table:table-cell>
          <table:table-cell table:formula="of:=[.E137]*1000" office:value-type="float" office:value="0.43959" calcext:value-type="float">
            <text:p>0.43959</text:p>
          </table:table-cell>
          <table:table-cell table:formula="of:=[.F137]*1000" office:value-type="float" office:value="0.0010368" calcext:value-type="float">
            <text:p>0.0010368</text:p>
          </table:table-cell>
          <table:table-cell table:formula="of:=[.G137]*1000" office:value-type="float" office:value="0.0015908" calcext:value-type="float">
            <text:p>0.0015908</text:p>
          </table:table-cell>
          <table:table-cell office:value-type="float" office:value="4.0561" calcext:value-type="float">
            <text:p>4.0561</text:p>
          </table:table-cell>
          <table:table-cell office:value-type="float" office:value="5.3272" calcext:value-type="float">
            <text:p>5.3272</text:p>
          </table:table-cell>
        </table:table-row>
        <table:table-row table:style-name="ro1">
          <table:table-cell office:value-type="float" office:value="1350.7" calcext:value-type="float">
            <text:p>1350.7</text:p>
          </table:table-cell>
          <table:table-cell office:value-type="float" office:value="0.0047712" calcext:value-type="float">
            <text:p>0.0047712</text:p>
          </table:table-cell>
          <table:table-cell office:value-type="float" office:value="0.0046515" calcext:value-type="float">
            <text:p>0.0046515</text:p>
          </table:table-cell>
          <table:table-cell office:value-type="float" office:value="0.00033547" calcext:value-type="float">
            <text:p>0.00033547</text:p>
          </table:table-cell>
          <table:table-cell office:value-type="float" office:value="0.0004432" calcext:value-type="float">
            <text:p>0.0004432</text:p>
          </table:table-cell>
          <table:table-cell office:value-type="float" office:value="0.0000010413" calcext:value-type="float">
            <text:p>1.0413E-006</text:p>
          </table:table-cell>
          <table:table-cell office:value-type="float" office:value="0.0000016005" calcext:value-type="float">
            <text:p>1.6005E-006</text:p>
          </table:table-cell>
          <table:table-cell table:formula="of:=[.B138]*1000" office:value-type="float" office:value="4.7712" calcext:value-type="float">
            <text:p>4.7712</text:p>
          </table:table-cell>
          <table:table-cell table:formula="of:=[.C138]*1000" office:value-type="float" office:value="4.6515" calcext:value-type="float">
            <text:p>4.6515</text:p>
          </table:table-cell>
          <table:table-cell table:formula="of:=[.D138]*1000" office:value-type="float" office:value="0.33547" calcext:value-type="float">
            <text:p>0.33547</text:p>
          </table:table-cell>
          <table:table-cell table:formula="of:=[.E138]*1000" office:value-type="float" office:value="0.4432" calcext:value-type="float">
            <text:p>0.4432</text:p>
          </table:table-cell>
          <table:table-cell table:formula="of:=[.F138]*1000" office:value-type="float" office:value="0.0010413" calcext:value-type="float">
            <text:p>0.0010413</text:p>
          </table:table-cell>
          <table:table-cell table:formula="of:=[.G138]*1000" office:value-type="float" office:value="0.0016005" calcext:value-type="float">
            <text:p>0.0016005</text:p>
          </table:table-cell>
          <table:table-cell office:value-type="float" office:value="4.0583" calcext:value-type="float">
            <text:p>4.0583</text:p>
          </table:table-cell>
          <table:table-cell office:value-type="float" office:value="5.3289" calcext:value-type="float">
            <text:p>5.3289</text:p>
          </table:table-cell>
        </table:table-row>
        <table:table-row table:style-name="ro1">
          <table:table-cell office:value-type="float" office:value="1360.7" calcext:value-type="float">
            <text:p>1360.7</text:p>
          </table:table-cell>
          <table:table-cell office:value-type="float" office:value="0.0047684" calcext:value-type="float">
            <text:p>0.0047684</text:p>
          </table:table-cell>
          <table:table-cell office:value-type="float" office:value="0.0046472" calcext:value-type="float">
            <text:p>0.0046472</text:p>
          </table:table-cell>
          <table:table-cell office:value-type="float" office:value="0.00033827" calcext:value-type="float">
            <text:p>0.00033827</text:p>
          </table:table-cell>
          <table:table-cell office:value-type="float" office:value="0.00044681" calcext:value-type="float">
            <text:p>0.00044681</text:p>
          </table:table-cell>
          <table:table-cell office:value-type="float" office:value="0.0000010458" calcext:value-type="float">
            <text:p>1.0458E-006</text:p>
          </table:table-cell>
          <table:table-cell office:value-type="float" office:value="0.0000016104" calcext:value-type="float">
            <text:p>1.6104E-006</text:p>
          </table:table-cell>
          <table:table-cell table:formula="of:=[.B139]*1000" office:value-type="float" office:value="4.7684" calcext:value-type="float">
            <text:p>4.7684</text:p>
          </table:table-cell>
          <table:table-cell table:formula="of:=[.C139]*1000" office:value-type="float" office:value="4.6472" calcext:value-type="float">
            <text:p>4.6472</text:p>
          </table:table-cell>
          <table:table-cell table:formula="of:=[.D139]*1000" office:value-type="float" office:value="0.33827" calcext:value-type="float">
            <text:p>0.33827</text:p>
          </table:table-cell>
          <table:table-cell table:formula="of:=[.E139]*1000" office:value-type="float" office:value="0.44681" calcext:value-type="float">
            <text:p>0.44681</text:p>
          </table:table-cell>
          <table:table-cell table:formula="of:=[.F139]*1000" office:value-type="float" office:value="0.0010458" calcext:value-type="float">
            <text:p>0.0010458</text:p>
          </table:table-cell>
          <table:table-cell table:formula="of:=[.G139]*1000" office:value-type="float" office:value="0.0016104" calcext:value-type="float">
            <text:p>0.0016104</text:p>
          </table:table-cell>
          <table:table-cell office:value-type="float" office:value="4.0605" calcext:value-type="float">
            <text:p>4.0605</text:p>
          </table:table-cell>
          <table:table-cell office:value-type="float" office:value="5.3305" calcext:value-type="float">
            <text:p>5.3305</text:p>
          </table:table-cell>
        </table:table-row>
        <table:table-row table:style-name="ro1">
          <table:table-cell office:value-type="float" office:value="1370.7" calcext:value-type="float">
            <text:p>1370.7</text:p>
          </table:table-cell>
          <table:table-cell office:value-type="float" office:value="0.0047655" calcext:value-type="float">
            <text:p>0.0047655</text:p>
          </table:table-cell>
          <table:table-cell office:value-type="float" office:value="0.0046428" calcext:value-type="float">
            <text:p>0.0046428</text:p>
          </table:table-cell>
          <table:table-cell office:value-type="float" office:value="0.00034107" calcext:value-type="float">
            <text:p>0.00034107</text:p>
          </table:table-cell>
          <table:table-cell office:value-type="float" office:value="0.00045042" calcext:value-type="float">
            <text:p>0.00045042</text:p>
          </table:table-cell>
          <table:table-cell office:value-type="float" office:value="0.0000010503" calcext:value-type="float">
            <text:p>1.0503E-006</text:p>
          </table:table-cell>
          <table:table-cell office:value-type="float" office:value="0.0000016203" calcext:value-type="float">
            <text:p>1.6203E-006</text:p>
          </table:table-cell>
          <table:table-cell table:formula="of:=[.B140]*1000" office:value-type="float" office:value="4.7655" calcext:value-type="float">
            <text:p>4.7655</text:p>
          </table:table-cell>
          <table:table-cell table:formula="of:=[.C140]*1000" office:value-type="float" office:value="4.6428" calcext:value-type="float">
            <text:p>4.6428</text:p>
          </table:table-cell>
          <table:table-cell table:formula="of:=[.D140]*1000" office:value-type="float" office:value="0.34107" calcext:value-type="float">
            <text:p>0.34107</text:p>
          </table:table-cell>
          <table:table-cell table:formula="of:=[.E140]*1000" office:value-type="float" office:value="0.45042" calcext:value-type="float">
            <text:p>0.45042</text:p>
          </table:table-cell>
          <table:table-cell table:formula="of:=[.F140]*1000" office:value-type="float" office:value="0.0010503" calcext:value-type="float">
            <text:p>0.0010503</text:p>
          </table:table-cell>
          <table:table-cell table:formula="of:=[.G140]*1000" office:value-type="float" office:value="0.0016203" calcext:value-type="float">
            <text:p>0.0016203</text:p>
          </table:table-cell>
          <table:table-cell office:value-type="float" office:value="4.0627" calcext:value-type="float">
            <text:p>4.0627</text:p>
          </table:table-cell>
          <table:table-cell office:value-type="float" office:value="5.3321" calcext:value-type="float">
            <text:p>5.3321</text:p>
          </table:table-cell>
        </table:table-row>
        <table:table-row table:style-name="ro1">
          <table:table-cell office:value-type="float" office:value="1380.7" calcext:value-type="float">
            <text:p>1380.7</text:p>
          </table:table-cell>
          <table:table-cell office:value-type="float" office:value="0.0047626" calcext:value-type="float">
            <text:p>0.0047626</text:p>
          </table:table-cell>
          <table:table-cell office:value-type="float" office:value="0.0046384" calcext:value-type="float">
            <text:p>0.0046384</text:p>
          </table:table-cell>
          <table:table-cell office:value-type="float" office:value="0.00034387" calcext:value-type="float">
            <text:p>0.00034387</text:p>
          </table:table-cell>
          <table:table-cell office:value-type="float" office:value="0.00045402" calcext:value-type="float">
            <text:p>0.00045402</text:p>
          </table:table-cell>
          <table:table-cell office:value-type="float" office:value="0.0000010549" calcext:value-type="float">
            <text:p>1.0549E-006</text:p>
          </table:table-cell>
          <table:table-cell office:value-type="float" office:value="0.0000016303" calcext:value-type="float">
            <text:p>1.6303E-006</text:p>
          </table:table-cell>
          <table:table-cell table:formula="of:=[.B141]*1000" office:value-type="float" office:value="4.7626" calcext:value-type="float">
            <text:p>4.7626</text:p>
          </table:table-cell>
          <table:table-cell table:formula="of:=[.C141]*1000" office:value-type="float" office:value="4.6384" calcext:value-type="float">
            <text:p>4.6384</text:p>
          </table:table-cell>
          <table:table-cell table:formula="of:=[.D141]*1000" office:value-type="float" office:value="0.34387" calcext:value-type="float">
            <text:p>0.34387</text:p>
          </table:table-cell>
          <table:table-cell table:formula="of:=[.E141]*1000" office:value-type="float" office:value="0.45402" calcext:value-type="float">
            <text:p>0.45402</text:p>
          </table:table-cell>
          <table:table-cell table:formula="of:=[.F141]*1000" office:value-type="float" office:value="0.0010549" calcext:value-type="float">
            <text:p>0.0010549</text:p>
          </table:table-cell>
          <table:table-cell table:formula="of:=[.G141]*1000" office:value-type="float" office:value="0.0016303" calcext:value-type="float">
            <text:p>0.0016303</text:p>
          </table:table-cell>
          <table:table-cell office:value-type="float" office:value="4.0649" calcext:value-type="float">
            <text:p>4.0649</text:p>
          </table:table-cell>
          <table:table-cell office:value-type="float" office:value="5.3337" calcext:value-type="float">
            <text:p>5.3337</text:p>
          </table:table-cell>
        </table:table-row>
        <table:table-row table:style-name="ro1">
          <table:table-cell office:value-type="float" office:value="1390.7" calcext:value-type="float">
            <text:p>1390.7</text:p>
          </table:table-cell>
          <table:table-cell office:value-type="float" office:value="0.0047597" calcext:value-type="float">
            <text:p>0.0047597</text:p>
          </table:table-cell>
          <table:table-cell office:value-type="float" office:value="0.0046339" calcext:value-type="float">
            <text:p>0.0046339</text:p>
          </table:table-cell>
          <table:table-cell office:value-type="float" office:value="0.00034667" calcext:value-type="float">
            <text:p>0.00034667</text:p>
          </table:table-cell>
          <table:table-cell office:value-type="float" office:value="0.00045763" calcext:value-type="float">
            <text:p>0.00045763</text:p>
          </table:table-cell>
          <table:table-cell office:value-type="float" office:value="0.0000010595" calcext:value-type="float">
            <text:p>1.0595E-006</text:p>
          </table:table-cell>
          <table:table-cell office:value-type="float" office:value="0.0000016405" calcext:value-type="float">
            <text:p>1.6405E-006</text:p>
          </table:table-cell>
          <table:table-cell table:formula="of:=[.B142]*1000" office:value-type="float" office:value="4.7597" calcext:value-type="float">
            <text:p>4.7597</text:p>
          </table:table-cell>
          <table:table-cell table:formula="of:=[.C142]*1000" office:value-type="float" office:value="4.6339" calcext:value-type="float">
            <text:p>4.6339</text:p>
          </table:table-cell>
          <table:table-cell table:formula="of:=[.D142]*1000" office:value-type="float" office:value="0.34667" calcext:value-type="float">
            <text:p>0.34667</text:p>
          </table:table-cell>
          <table:table-cell table:formula="of:=[.E142]*1000" office:value-type="float" office:value="0.45763" calcext:value-type="float">
            <text:p>0.45763</text:p>
          </table:table-cell>
          <table:table-cell table:formula="of:=[.F142]*1000" office:value-type="float" office:value="0.0010595" calcext:value-type="float">
            <text:p>0.0010595</text:p>
          </table:table-cell>
          <table:table-cell table:formula="of:=[.G142]*1000" office:value-type="float" office:value="0.0016405" calcext:value-type="float">
            <text:p>0.0016405</text:p>
          </table:table-cell>
          <table:table-cell office:value-type="float" office:value="4.0671" calcext:value-type="float">
            <text:p>4.0671</text:p>
          </table:table-cell>
          <table:table-cell office:value-type="float" office:value="5.3353" calcext:value-type="float">
            <text:p>5.3353</text:p>
          </table:table-cell>
        </table:table-row>
        <table:table-row table:style-name="ro1">
          <table:table-cell office:value-type="float" office:value="1400.7" calcext:value-type="float">
            <text:p>1400.7</text:p>
          </table:table-cell>
          <table:table-cell office:value-type="float" office:value="0.0047567" calcext:value-type="float">
            <text:p>0.0047567</text:p>
          </table:table-cell>
          <table:table-cell office:value-type="float" office:value="0.0046295" calcext:value-type="float">
            <text:p>0.0046295</text:p>
          </table:table-cell>
          <table:table-cell office:value-type="float" office:value="0.00034947" calcext:value-type="float">
            <text:p>0.00034947</text:p>
          </table:table-cell>
          <table:table-cell office:value-type="float" office:value="0.00046123" calcext:value-type="float">
            <text:p>0.00046123</text:p>
          </table:table-cell>
          <table:table-cell office:value-type="float" office:value="0.0000010641" calcext:value-type="float">
            <text:p>1.0641E-006</text:p>
          </table:table-cell>
          <table:table-cell office:value-type="float" office:value="0.0000016508" calcext:value-type="float">
            <text:p>1.6508E-006</text:p>
          </table:table-cell>
          <table:table-cell table:formula="of:=[.B143]*1000" office:value-type="float" office:value="4.7567" calcext:value-type="float">
            <text:p>4.7567</text:p>
          </table:table-cell>
          <table:table-cell table:formula="of:=[.C143]*1000" office:value-type="float" office:value="4.6295" calcext:value-type="float">
            <text:p>4.6295</text:p>
          </table:table-cell>
          <table:table-cell table:formula="of:=[.D143]*1000" office:value-type="float" office:value="0.34947" calcext:value-type="float">
            <text:p>0.34947</text:p>
          </table:table-cell>
          <table:table-cell table:formula="of:=[.E143]*1000" office:value-type="float" office:value="0.46123" calcext:value-type="float">
            <text:p>0.46123</text:p>
          </table:table-cell>
          <table:table-cell table:formula="of:=[.F143]*1000" office:value-type="float" office:value="0.0010641" calcext:value-type="float">
            <text:p>0.0010641</text:p>
          </table:table-cell>
          <table:table-cell table:formula="of:=[.G143]*1000" office:value-type="float" office:value="0.0016508" calcext:value-type="float">
            <text:p>0.0016508</text:p>
          </table:table-cell>
          <table:table-cell office:value-type="float" office:value="4.0693" calcext:value-type="float">
            <text:p>4.0693</text:p>
          </table:table-cell>
          <table:table-cell office:value-type="float" office:value="5.3369" calcext:value-type="float">
            <text:p>5.3369</text:p>
          </table:table-cell>
        </table:table-row>
        <table:table-row table:style-name="ro1">
          <table:table-cell office:value-type="float" office:value="1410.7" calcext:value-type="float">
            <text:p>1410.7</text:p>
          </table:table-cell>
          <table:table-cell office:value-type="float" office:value="0.0047538" calcext:value-type="float">
            <text:p>0.0047538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0.00035227" calcext:value-type="float">
            <text:p>0.00035227</text:p>
          </table:table-cell>
          <table:table-cell office:value-type="float" office:value="0.00046483" calcext:value-type="float">
            <text:p>0.00046483</text:p>
          </table:table-cell>
          <table:table-cell office:value-type="float" office:value="0.0000010688" calcext:value-type="float">
            <text:p>1.0688E-006</text:p>
          </table:table-cell>
          <table:table-cell office:value-type="float" office:value="0.0000016612" calcext:value-type="float">
            <text:p>1.6612E-006</text:p>
          </table:table-cell>
          <table:table-cell table:formula="of:=[.B144]*1000" office:value-type="float" office:value="4.7538" calcext:value-type="float">
            <text:p>4.7538</text:p>
          </table:table-cell>
          <table:table-cell table:formula="of:=[.C144]*1000" office:value-type="float" office:value="4.625" calcext:value-type="float">
            <text:p>4.625</text:p>
          </table:table-cell>
          <table:table-cell table:formula="of:=[.D144]*1000" office:value-type="float" office:value="0.35227" calcext:value-type="float">
            <text:p>0.35227</text:p>
          </table:table-cell>
          <table:table-cell table:formula="of:=[.E144]*1000" office:value-type="float" office:value="0.46483" calcext:value-type="float">
            <text:p>0.46483</text:p>
          </table:table-cell>
          <table:table-cell table:formula="of:=[.F144]*1000" office:value-type="float" office:value="0.0010688" calcext:value-type="float">
            <text:p>0.0010688</text:p>
          </table:table-cell>
          <table:table-cell table:formula="of:=[.G144]*1000" office:value-type="float" office:value="0.0016612" calcext:value-type="float">
            <text:p>0.0016612</text:p>
          </table:table-cell>
          <table:table-cell office:value-type="float" office:value="4.0715" calcext:value-type="float">
            <text:p>4.0715</text:p>
          </table:table-cell>
          <table:table-cell office:value-type="float" office:value="5.3384" calcext:value-type="float">
            <text:p>5.3384</text:p>
          </table:table-cell>
        </table:table-row>
        <table:table-row table:style-name="ro1">
          <table:table-cell office:value-type="float" office:value="1420.7" calcext:value-type="float">
            <text:p>1420.7</text:p>
          </table:table-cell>
          <table:table-cell office:value-type="float" office:value="0.0047509" calcext:value-type="float">
            <text:p>0.0047509</text:p>
          </table:table-cell>
          <table:table-cell office:value-type="float" office:value="0.0046204" calcext:value-type="float">
            <text:p>0.0046204</text:p>
          </table:table-cell>
          <table:table-cell office:value-type="float" office:value="0.00035508" calcext:value-type="float">
            <text:p>0.00035508</text:p>
          </table:table-cell>
          <table:table-cell office:value-type="float" office:value="0.00046843" calcext:value-type="float">
            <text:p>0.00046843</text:p>
          </table:table-cell>
          <table:table-cell office:value-type="float" office:value="0.0000010735" calcext:value-type="float">
            <text:p>1.0735E-006</text:p>
          </table:table-cell>
          <table:table-cell office:value-type="float" office:value="0.0000016718" calcext:value-type="float">
            <text:p>1.6718E-006</text:p>
          </table:table-cell>
          <table:table-cell table:formula="of:=[.B145]*1000" office:value-type="float" office:value="4.7509" calcext:value-type="float">
            <text:p>4.7509</text:p>
          </table:table-cell>
          <table:table-cell table:formula="of:=[.C145]*1000" office:value-type="float" office:value="4.6204" calcext:value-type="float">
            <text:p>4.6204</text:p>
          </table:table-cell>
          <table:table-cell table:formula="of:=[.D145]*1000" office:value-type="float" office:value="0.35508" calcext:value-type="float">
            <text:p>0.35508</text:p>
          </table:table-cell>
          <table:table-cell table:formula="of:=[.E145]*1000" office:value-type="float" office:value="0.46843" calcext:value-type="float">
            <text:p>0.46843</text:p>
          </table:table-cell>
          <table:table-cell table:formula="of:=[.F145]*1000" office:value-type="float" office:value="0.0010735" calcext:value-type="float">
            <text:p>0.0010735</text:p>
          </table:table-cell>
          <table:table-cell table:formula="of:=[.G145]*1000" office:value-type="float" office:value="0.0016718" calcext:value-type="float">
            <text:p>0.0016718</text:p>
          </table:table-cell>
          <table:table-cell office:value-type="float" office:value="4.0736" calcext:value-type="float">
            <text:p>4.0736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1430.7" calcext:value-type="float">
            <text:p>1430.7</text:p>
          </table:table-cell>
          <table:table-cell office:value-type="float" office:value="0.0047479" calcext:value-type="float">
            <text:p>0.0047479</text:p>
          </table:table-cell>
          <table:table-cell office:value-type="float" office:value="0.0046159" calcext:value-type="float">
            <text:p>0.0046159</text:p>
          </table:table-cell>
          <table:table-cell office:value-type="float" office:value="0.00035788" calcext:value-type="float">
            <text:p>0.00035788</text:p>
          </table:table-cell>
          <table:table-cell office:value-type="float" office:value="0.00047203" calcext:value-type="float">
            <text:p>0.00047203</text:p>
          </table:table-cell>
          <table:table-cell office:value-type="float" office:value="0.0000010783" calcext:value-type="float">
            <text:p>1.0783E-006</text:p>
          </table:table-cell>
          <table:table-cell office:value-type="float" office:value="0.0000016825" calcext:value-type="float">
            <text:p>1.6825E-006</text:p>
          </table:table-cell>
          <table:table-cell table:formula="of:=[.B146]*1000" office:value-type="float" office:value="4.7479" calcext:value-type="float">
            <text:p>4.7479</text:p>
          </table:table-cell>
          <table:table-cell table:formula="of:=[.C146]*1000" office:value-type="float" office:value="4.6159" calcext:value-type="float">
            <text:p>4.6159</text:p>
          </table:table-cell>
          <table:table-cell table:formula="of:=[.D146]*1000" office:value-type="float" office:value="0.35788" calcext:value-type="float">
            <text:p>0.35788</text:p>
          </table:table-cell>
          <table:table-cell table:formula="of:=[.E146]*1000" office:value-type="float" office:value="0.47203" calcext:value-type="float">
            <text:p>0.47203</text:p>
          </table:table-cell>
          <table:table-cell table:formula="of:=[.F146]*1000" office:value-type="float" office:value="0.0010783" calcext:value-type="float">
            <text:p>0.0010783</text:p>
          </table:table-cell>
          <table:table-cell table:formula="of:=[.G146]*1000" office:value-type="float" office:value="0.0016825" calcext:value-type="float">
            <text:p>0.0016825</text:p>
          </table:table-cell>
          <table:table-cell office:value-type="float" office:value="4.0758" calcext:value-type="float">
            <text:p>4.0758</text:p>
          </table:table-cell>
          <table:table-cell office:value-type="float" office:value="5.3416" calcext:value-type="float">
            <text:p>5.3416</text:p>
          </table:table-cell>
        </table:table-row>
        <table:table-row table:style-name="ro1">
          <table:table-cell office:value-type="float" office:value="1440.7" calcext:value-type="float">
            <text:p>1440.7</text:p>
          </table:table-cell>
          <table:table-cell office:value-type="float" office:value="0.0047449" calcext:value-type="float">
            <text:p>0.0047449</text:p>
          </table:table-cell>
          <table:table-cell office:value-type="float" office:value="0.0046113" calcext:value-type="float">
            <text:p>0.0046113</text:p>
          </table:table-cell>
          <table:table-cell office:value-type="float" office:value="0.00036068" calcext:value-type="float">
            <text:p>0.00036068</text:p>
          </table:table-cell>
          <table:table-cell office:value-type="float" office:value="0.00047562" calcext:value-type="float">
            <text:p>0.00047562</text:p>
          </table:table-cell>
          <table:table-cell office:value-type="float" office:value="0.000001083" calcext:value-type="float">
            <text:p>0.000001083</text:p>
          </table:table-cell>
          <table:table-cell office:value-type="float" office:value="0.0000016933" calcext:value-type="float">
            <text:p>1.6933E-006</text:p>
          </table:table-cell>
          <table:table-cell table:formula="of:=[.B147]*1000" office:value-type="float" office:value="4.7449" calcext:value-type="float">
            <text:p>4.7449</text:p>
          </table:table-cell>
          <table:table-cell table:formula="of:=[.C147]*1000" office:value-type="float" office:value="4.6113" calcext:value-type="float">
            <text:p>4.6113</text:p>
          </table:table-cell>
          <table:table-cell table:formula="of:=[.D147]*1000" office:value-type="float" office:value="0.36068" calcext:value-type="float">
            <text:p>0.36068</text:p>
          </table:table-cell>
          <table:table-cell table:formula="of:=[.E147]*1000" office:value-type="float" office:value="0.47562" calcext:value-type="float">
            <text:p>0.47562</text:p>
          </table:table-cell>
          <table:table-cell table:formula="of:=[.F147]*1000" office:value-type="float" office:value="0.001083" calcext:value-type="float">
            <text:p>0.001083</text:p>
          </table:table-cell>
          <table:table-cell table:formula="of:=[.G147]*1000" office:value-type="float" office:value="0.0016933" calcext:value-type="float">
            <text:p>0.0016933</text:p>
          </table:table-cell>
          <table:table-cell office:value-type="float" office:value="4.078" calcext:value-type="float">
            <text:p>4.078</text:p>
          </table:table-cell>
          <table:table-cell office:value-type="float" office:value="5.3432" calcext:value-type="float">
            <text:p>5.3432</text:p>
          </table:table-cell>
        </table:table-row>
        <table:table-row table:style-name="ro1">
          <table:table-cell office:value-type="float" office:value="1450.7" calcext:value-type="float">
            <text:p>1450.7</text:p>
          </table:table-cell>
          <table:table-cell office:value-type="float" office:value="0.004742" calcext:value-type="float">
            <text:p>0.004742</text:p>
          </table:table-cell>
          <table:table-cell office:value-type="float" office:value="0.0046067" calcext:value-type="float">
            <text:p>0.0046067</text:p>
          </table:table-cell>
          <table:table-cell office:value-type="float" office:value="0.00036348" calcext:value-type="float">
            <text:p>0.00036348</text:p>
          </table:table-cell>
          <table:table-cell office:value-type="float" office:value="0.00047922" calcext:value-type="float">
            <text:p>0.00047922</text:p>
          </table:table-cell>
          <table:table-cell office:value-type="float" office:value="0.0000010879" calcext:value-type="float">
            <text:p>1.0879E-006</text:p>
          </table:table-cell>
          <table:table-cell office:value-type="float" office:value="0.0000017043" calcext:value-type="float">
            <text:p>1.7043E-006</text:p>
          </table:table-cell>
          <table:table-cell table:formula="of:=[.B148]*1000" office:value-type="float" office:value="4.742" calcext:value-type="float">
            <text:p>4.742</text:p>
          </table:table-cell>
          <table:table-cell table:formula="of:=[.C148]*1000" office:value-type="float" office:value="4.6067" calcext:value-type="float">
            <text:p>4.6067</text:p>
          </table:table-cell>
          <table:table-cell table:formula="of:=[.D148]*1000" office:value-type="float" office:value="0.36348" calcext:value-type="float">
            <text:p>0.36348</text:p>
          </table:table-cell>
          <table:table-cell table:formula="of:=[.E148]*1000" office:value-type="float" office:value="0.47922" calcext:value-type="float">
            <text:p>0.47922</text:p>
          </table:table-cell>
          <table:table-cell table:formula="of:=[.F148]*1000" office:value-type="float" office:value="0.0010879" calcext:value-type="float">
            <text:p>0.0010879</text:p>
          </table:table-cell>
          <table:table-cell table:formula="of:=[.G148]*1000" office:value-type="float" office:value="0.0017043" calcext:value-type="float">
            <text:p>0.0017043</text:p>
          </table:table-cell>
          <table:table-cell office:value-type="float" office:value="4.0801" calcext:value-type="float">
            <text:p>4.0801</text:p>
          </table:table-cell>
          <table:table-cell office:value-type="float" office:value="5.3448" calcext:value-type="float">
            <text:p>5.3448</text:p>
          </table:table-cell>
        </table:table-row>
        <table:table-row table:style-name="ro1">
          <table:table-cell office:value-type="float" office:value="1460.7" calcext:value-type="float">
            <text:p>1460.7</text:p>
          </table:table-cell>
          <table:table-cell office:value-type="float" office:value="0.004739" calcext:value-type="float">
            <text:p>0.004739</text:p>
          </table:table-cell>
          <table:table-cell office:value-type="float" office:value="0.0046021" calcext:value-type="float">
            <text:p>0.0046021</text:p>
          </table:table-cell>
          <table:table-cell office:value-type="float" office:value="0.00036628" calcext:value-type="float">
            <text:p>0.00036628</text:p>
          </table:table-cell>
          <table:table-cell office:value-type="float" office:value="0.00048281" calcext:value-type="float">
            <text:p>0.00048281</text:p>
          </table:table-cell>
          <table:table-cell office:value-type="float" office:value="0.0000010927" calcext:value-type="float">
            <text:p>1.0927E-006</text:p>
          </table:table-cell>
          <table:table-cell office:value-type="float" office:value="0.0000017154" calcext:value-type="float">
            <text:p>1.7154E-006</text:p>
          </table:table-cell>
          <table:table-cell table:formula="of:=[.B149]*1000" office:value-type="float" office:value="4.739" calcext:value-type="float">
            <text:p>4.739</text:p>
          </table:table-cell>
          <table:table-cell table:formula="of:=[.C149]*1000" office:value-type="float" office:value="4.6021" calcext:value-type="float">
            <text:p>4.6021</text:p>
          </table:table-cell>
          <table:table-cell table:formula="of:=[.D149]*1000" office:value-type="float" office:value="0.36628" calcext:value-type="float">
            <text:p>0.36628</text:p>
          </table:table-cell>
          <table:table-cell table:formula="of:=[.E149]*1000" office:value-type="float" office:value="0.48281" calcext:value-type="float">
            <text:p>0.48281</text:p>
          </table:table-cell>
          <table:table-cell table:formula="of:=[.F149]*1000" office:value-type="float" office:value="0.0010927" calcext:value-type="float">
            <text:p>0.0010927</text:p>
          </table:table-cell>
          <table:table-cell table:formula="of:=[.G149]*1000" office:value-type="float" office:value="0.0017154" calcext:value-type="float">
            <text:p>0.0017154</text:p>
          </table:table-cell>
          <table:table-cell office:value-type="float" office:value="4.0823" calcext:value-type="float">
            <text:p>4.0823</text:p>
          </table:table-cell>
          <table:table-cell office:value-type="float" office:value="5.3463" calcext:value-type="float">
            <text:p>5.3463</text:p>
          </table:table-cell>
        </table:table-row>
        <table:table-row table:style-name="ro1">
          <table:table-cell office:value-type="float" office:value="1470.7" calcext:value-type="float">
            <text:p>1470.7</text:p>
          </table:table-cell>
          <table:table-cell office:value-type="float" office:value="0.004736" calcext:value-type="float">
            <text:p>0.004736</text:p>
          </table:table-cell>
          <table:table-cell office:value-type="float" office:value="0.0045974" calcext:value-type="float">
            <text:p>0.0045974</text:p>
          </table:table-cell>
          <table:table-cell office:value-type="float" office:value="0.00036908" calcext:value-type="float">
            <text:p>0.00036908</text:p>
          </table:table-cell>
          <table:table-cell office:value-type="float" office:value="0.00048641" calcext:value-type="float">
            <text:p>0.00048641</text:p>
          </table:table-cell>
          <table:table-cell office:value-type="float" office:value="0.0000010977" calcext:value-type="float">
            <text:p>1.0977E-006</text:p>
          </table:table-cell>
          <table:table-cell office:value-type="float" office:value="0.0000017266" calcext:value-type="float">
            <text:p>1.7266E-006</text:p>
          </table:table-cell>
          <table:table-cell table:formula="of:=[.B150]*1000" office:value-type="float" office:value="4.736" calcext:value-type="float">
            <text:p>4.736</text:p>
          </table:table-cell>
          <table:table-cell table:formula="of:=[.C150]*1000" office:value-type="float" office:value="4.5974" calcext:value-type="float">
            <text:p>4.5974</text:p>
          </table:table-cell>
          <table:table-cell table:formula="of:=[.D150]*1000" office:value-type="float" office:value="0.36908" calcext:value-type="float">
            <text:p>0.36908</text:p>
          </table:table-cell>
          <table:table-cell table:formula="of:=[.E150]*1000" office:value-type="float" office:value="0.48641" calcext:value-type="float">
            <text:p>0.48641</text:p>
          </table:table-cell>
          <table:table-cell table:formula="of:=[.F150]*1000" office:value-type="float" office:value="0.0010977" calcext:value-type="float">
            <text:p>0.0010977</text:p>
          </table:table-cell>
          <table:table-cell table:formula="of:=[.G150]*1000" office:value-type="float" office:value="0.0017266" calcext:value-type="float">
            <text:p>0.0017266</text:p>
          </table:table-cell>
          <table:table-cell office:value-type="float" office:value="4.0844" calcext:value-type="float">
            <text:p>4.0844</text:p>
          </table:table-cell>
          <table:table-cell office:value-type="float" office:value="5.3479" calcext:value-type="float">
            <text:p>5.3479</text:p>
          </table:table-cell>
        </table:table-row>
        <table:table-row table:style-name="ro1">
          <table:table-cell office:value-type="float" office:value="1480.7" calcext:value-type="float">
            <text:p>1480.7</text:p>
          </table:table-cell>
          <table:table-cell office:value-type="float" office:value="0.004733" calcext:value-type="float">
            <text:p>0.004733</text:p>
          </table:table-cell>
          <table:table-cell office:value-type="float" office:value="0.0045927" calcext:value-type="float">
            <text:p>0.0045927</text:p>
          </table:table-cell>
          <table:table-cell office:value-type="float" office:value="0.00037189" calcext:value-type="float">
            <text:p>0.00037189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0011026" calcext:value-type="float">
            <text:p>1.1026E-006</text:p>
          </table:table-cell>
          <table:table-cell office:value-type="float" office:value="0.000001738" calcext:value-type="float">
            <text:p>0.000001738</text:p>
          </table:table-cell>
          <table:table-cell table:formula="of:=[.B151]*1000" office:value-type="float" office:value="4.733" calcext:value-type="float">
            <text:p>4.733</text:p>
          </table:table-cell>
          <table:table-cell table:formula="of:=[.C151]*1000" office:value-type="float" office:value="4.5927" calcext:value-type="float">
            <text:p>4.5927</text:p>
          </table:table-cell>
          <table:table-cell table:formula="of:=[.D151]*1000" office:value-type="float" office:value="0.37189" calcext:value-type="float">
            <text:p>0.37189</text:p>
          </table:table-cell>
          <table:table-cell table:formula="of:=[.E151]*1000" office:value-type="float" office:value="0.49" calcext:value-type="float">
            <text:p>0.49</text:p>
          </table:table-cell>
          <table:table-cell table:formula="of:=[.F151]*1000" office:value-type="float" office:value="0.0011026" calcext:value-type="float">
            <text:p>0.0011026</text:p>
          </table:table-cell>
          <table:table-cell table:formula="of:=[.G151]*1000" office:value-type="float" office:value="0.001738" calcext:value-type="float">
            <text:p>0.001738</text:p>
          </table:table-cell>
          <table:table-cell office:value-type="float" office:value="4.0866" calcext:value-type="float">
            <text:p>4.0866</text:p>
          </table:table-cell>
          <table:table-cell office:value-type="float" office:value="5.3495" calcext:value-type="float">
            <text:p>5.3495</text:p>
          </table:table-cell>
        </table:table-row>
        <table:table-row table:style-name="ro1">
          <table:table-cell office:value-type="float" office:value="1490.7" calcext:value-type="float">
            <text:p>1490.7</text:p>
          </table:table-cell>
          <table:table-cell office:value-type="float" office:value="0.0047299" calcext:value-type="float">
            <text:p>0.0047299</text:p>
          </table:table-cell>
          <table:table-cell office:value-type="float" office:value="0.004588" calcext:value-type="float">
            <text:p>0.004588</text:p>
          </table:table-cell>
          <table:table-cell office:value-type="float" office:value="0.00037469" calcext:value-type="float">
            <text:p>0.00037469</text:p>
          </table:table-cell>
          <table:table-cell office:value-type="float" office:value="0.00049359" calcext:value-type="float">
            <text:p>0.00049359</text:p>
          </table:table-cell>
          <table:table-cell office:value-type="float" office:value="0.0000011076" calcext:value-type="float">
            <text:p>1.1076E-006</text:p>
          </table:table-cell>
          <table:table-cell office:value-type="float" office:value="0.0000017495" calcext:value-type="float">
            <text:p>1.7495E-006</text:p>
          </table:table-cell>
          <table:table-cell table:formula="of:=[.B152]*1000" office:value-type="float" office:value="4.7299" calcext:value-type="float">
            <text:p>4.7299</text:p>
          </table:table-cell>
          <table:table-cell table:formula="of:=[.C152]*1000" office:value-type="float" office:value="4.588" calcext:value-type="float">
            <text:p>4.588</text:p>
          </table:table-cell>
          <table:table-cell table:formula="of:=[.D152]*1000" office:value-type="float" office:value="0.37469" calcext:value-type="float">
            <text:p>0.37469</text:p>
          </table:table-cell>
          <table:table-cell table:formula="of:=[.E152]*1000" office:value-type="float" office:value="0.49359" calcext:value-type="float">
            <text:p>0.49359</text:p>
          </table:table-cell>
          <table:table-cell table:formula="of:=[.F152]*1000" office:value-type="float" office:value="0.0011076" calcext:value-type="float">
            <text:p>0.0011076</text:p>
          </table:table-cell>
          <table:table-cell table:formula="of:=[.G152]*1000" office:value-type="float" office:value="0.0017495" calcext:value-type="float">
            <text:p>0.0017495</text:p>
          </table:table-cell>
          <table:table-cell office:value-type="float" office:value="4.0887" calcext:value-type="float">
            <text:p>4.0887</text:p>
          </table:table-cell>
          <table:table-cell office:value-type="float" office:value="5.351" calcext:value-type="float">
            <text:p>5.351</text:p>
          </table:table-cell>
        </table:table-row>
        <table:table-row table:style-name="ro1">
          <table:table-cell office:value-type="float" office:value="1500.7" calcext:value-type="float">
            <text:p>1500.7</text:p>
          </table:table-cell>
          <table:table-cell office:value-type="float" office:value="0.0047269" calcext:value-type="float">
            <text:p>0.0047269</text:p>
          </table:table-cell>
          <table:table-cell office:value-type="float" office:value="0.0045833" calcext:value-type="float">
            <text:p>0.0045833</text:p>
          </table:table-cell>
          <table:table-cell office:value-type="float" office:value="0.00037749" calcext:value-type="float">
            <text:p>0.00037749</text:p>
          </table:table-cell>
          <table:table-cell office:value-type="float" office:value="0.00049718" calcext:value-type="float">
            <text:p>0.00049718</text:p>
          </table:table-cell>
          <table:table-cell office:value-type="float" office:value="0.0000011126" calcext:value-type="float">
            <text:p>1.1126E-006</text:p>
          </table:table-cell>
          <table:table-cell office:value-type="float" office:value="0.0000017612" calcext:value-type="float">
            <text:p>1.7612E-006</text:p>
          </table:table-cell>
          <table:table-cell table:formula="of:=[.B153]*1000" office:value-type="float" office:value="4.7269" calcext:value-type="float">
            <text:p>4.7269</text:p>
          </table:table-cell>
          <table:table-cell table:formula="of:=[.C153]*1000" office:value-type="float" office:value="4.5833" calcext:value-type="float">
            <text:p>4.5833</text:p>
          </table:table-cell>
          <table:table-cell table:formula="of:=[.D153]*1000" office:value-type="float" office:value="0.37749" calcext:value-type="float">
            <text:p>0.37749</text:p>
          </table:table-cell>
          <table:table-cell table:formula="of:=[.E153]*1000" office:value-type="float" office:value="0.49718" calcext:value-type="float">
            <text:p>0.49718</text:p>
          </table:table-cell>
          <table:table-cell table:formula="of:=[.F153]*1000" office:value-type="float" office:value="0.0011126" calcext:value-type="float">
            <text:p>0.0011126</text:p>
          </table:table-cell>
          <table:table-cell table:formula="of:=[.G153]*1000" office:value-type="float" office:value="0.0017612" calcext:value-type="float">
            <text:p>0.0017612</text:p>
          </table:table-cell>
          <table:table-cell office:value-type="float" office:value="4.0909" calcext:value-type="float">
            <text:p>4.0909</text:p>
          </table:table-cell>
          <table:table-cell office:value-type="float" office:value="5.3526" calcext:value-type="float">
            <text:p>5.3526</text:p>
          </table:table-cell>
        </table:table-row>
        <table:table-row table:style-name="ro1">
          <table:table-cell office:value-type="float" office:value="1510.7" calcext:value-type="float">
            <text:p>1510.7</text:p>
          </table:table-cell>
          <table:table-cell office:value-type="float" office:value="0.0047238" calcext:value-type="float">
            <text:p>0.0047238</text:p>
          </table:table-cell>
          <table:table-cell office:value-type="float" office:value="0.0045785" calcext:value-type="float">
            <text:p>0.0045785</text:p>
          </table:table-cell>
          <table:table-cell office:value-type="float" office:value="0.0003803" calcext:value-type="float">
            <text:p>0.0003803</text:p>
          </table:table-cell>
          <table:table-cell office:value-type="float" office:value="0.00050076" calcext:value-type="float">
            <text:p>0.00050076</text:p>
          </table:table-cell>
          <table:table-cell office:value-type="float" office:value="0.0000011177" calcext:value-type="float">
            <text:p>1.1177E-006</text:p>
          </table:table-cell>
          <table:table-cell office:value-type="float" office:value="0.0000017731" calcext:value-type="float">
            <text:p>1.7731E-006</text:p>
          </table:table-cell>
          <table:table-cell table:formula="of:=[.B154]*1000" office:value-type="float" office:value="4.7238" calcext:value-type="float">
            <text:p>4.7238</text:p>
          </table:table-cell>
          <table:table-cell table:formula="of:=[.C154]*1000" office:value-type="float" office:value="4.5785" calcext:value-type="float">
            <text:p>4.5785</text:p>
          </table:table-cell>
          <table:table-cell table:formula="of:=[.D154]*1000" office:value-type="float" office:value="0.3803" calcext:value-type="float">
            <text:p>0.3803</text:p>
          </table:table-cell>
          <table:table-cell table:formula="of:=[.E154]*1000" office:value-type="float" office:value="0.50076" calcext:value-type="float">
            <text:p>0.50076</text:p>
          </table:table-cell>
          <table:table-cell table:formula="of:=[.F154]*1000" office:value-type="float" office:value="0.0011177" calcext:value-type="float">
            <text:p>0.0011177</text:p>
          </table:table-cell>
          <table:table-cell table:formula="of:=[.G154]*1000" office:value-type="float" office:value="0.0017731" calcext:value-type="float">
            <text:p>0.0017731</text:p>
          </table:table-cell>
          <table:table-cell office:value-type="float" office:value="4.093" calcext:value-type="float">
            <text:p>4.093</text:p>
          </table:table-cell>
          <table:table-cell office:value-type="float" office:value="5.3542" calcext:value-type="float">
            <text:p>5.3542</text:p>
          </table:table-cell>
        </table:table-row>
        <table:table-row table:style-name="ro1">
          <table:table-cell office:value-type="float" office:value="1520.7" calcext:value-type="float">
            <text:p>1520.7</text:p>
          </table:table-cell>
          <table:table-cell office:value-type="float" office:value="0.0047208" calcext:value-type="float">
            <text:p>0.0047208</text:p>
          </table:table-cell>
          <table:table-cell office:value-type="float" office:value="0.0045737" calcext:value-type="float">
            <text:p>0.0045737</text:p>
          </table:table-cell>
          <table:table-cell office:value-type="float" office:value="0.0003831" calcext:value-type="float">
            <text:p>0.0003831</text:p>
          </table:table-cell>
          <table:table-cell office:value-type="float" office:value="0.00050435" calcext:value-type="float">
            <text:p>0.00050435</text:p>
          </table:table-cell>
          <table:table-cell office:value-type="float" office:value="0.0000011228" calcext:value-type="float">
            <text:p>1.1228E-006</text:p>
          </table:table-cell>
          <table:table-cell office:value-type="float" office:value="0.0000017851" calcext:value-type="float">
            <text:p>1.7851E-006</text:p>
          </table:table-cell>
          <table:table-cell table:formula="of:=[.B155]*1000" office:value-type="float" office:value="4.7208" calcext:value-type="float">
            <text:p>4.7208</text:p>
          </table:table-cell>
          <table:table-cell table:formula="of:=[.C155]*1000" office:value-type="float" office:value="4.5737" calcext:value-type="float">
            <text:p>4.5737</text:p>
          </table:table-cell>
          <table:table-cell table:formula="of:=[.D155]*1000" office:value-type="float" office:value="0.3831" calcext:value-type="float">
            <text:p>0.3831</text:p>
          </table:table-cell>
          <table:table-cell table:formula="of:=[.E155]*1000" office:value-type="float" office:value="0.50435" calcext:value-type="float">
            <text:p>0.50435</text:p>
          </table:table-cell>
          <table:table-cell table:formula="of:=[.F155]*1000" office:value-type="float" office:value="0.0011228" calcext:value-type="float">
            <text:p>0.0011228</text:p>
          </table:table-cell>
          <table:table-cell table:formula="of:=[.G155]*1000" office:value-type="float" office:value="0.0017851" calcext:value-type="float">
            <text:p>0.0017851</text:p>
          </table:table-cell>
          <table:table-cell office:value-type="float" office:value="4.0951" calcext:value-type="float">
            <text:p>4.0951</text:p>
          </table:table-cell>
          <table:table-cell office:value-type="float" office:value="5.3557" calcext:value-type="float">
            <text:p>5.3557</text:p>
          </table:table-cell>
        </table:table-row>
        <table:table-row table:style-name="ro1">
          <table:table-cell office:value-type="float" office:value="1530.7" calcext:value-type="float">
            <text:p>1530.7</text:p>
          </table:table-cell>
          <table:table-cell office:value-type="float" office:value="0.0047177" calcext:value-type="float">
            <text:p>0.0047177</text:p>
          </table:table-cell>
          <table:table-cell office:value-type="float" office:value="0.0045689" calcext:value-type="float">
            <text:p>0.0045689</text:p>
          </table:table-cell>
          <table:table-cell office:value-type="float" office:value="0.0003859" calcext:value-type="float">
            <text:p>0.0003859</text:p>
          </table:table-cell>
          <table:table-cell office:value-type="float" office:value="0.00050793" calcext:value-type="float">
            <text:p>0.00050793</text:p>
          </table:table-cell>
          <table:table-cell office:value-type="float" office:value="0.000001128" calcext:value-type="float">
            <text:p>0.000001128</text:p>
          </table:table-cell>
          <table:table-cell office:value-type="float" office:value="0.0000017972" calcext:value-type="float">
            <text:p>1.7972E-006</text:p>
          </table:table-cell>
          <table:table-cell table:formula="of:=[.B156]*1000" office:value-type="float" office:value="4.7177" calcext:value-type="float">
            <text:p>4.7177</text:p>
          </table:table-cell>
          <table:table-cell table:formula="of:=[.C156]*1000" office:value-type="float" office:value="4.5689" calcext:value-type="float">
            <text:p>4.5689</text:p>
          </table:table-cell>
          <table:table-cell table:formula="of:=[.D156]*1000" office:value-type="float" office:value="0.3859" calcext:value-type="float">
            <text:p>0.3859</text:p>
          </table:table-cell>
          <table:table-cell table:formula="of:=[.E156]*1000" office:value-type="float" office:value="0.50793" calcext:value-type="float">
            <text:p>0.50793</text:p>
          </table:table-cell>
          <table:table-cell table:formula="of:=[.F156]*1000" office:value-type="float" office:value="0.001128" calcext:value-type="float">
            <text:p>0.001128</text:p>
          </table:table-cell>
          <table:table-cell table:formula="of:=[.G156]*1000" office:value-type="float" office:value="0.0017972" calcext:value-type="float">
            <text:p>0.0017972</text:p>
          </table:table-cell>
          <table:table-cell office:value-type="float" office:value="4.0973" calcext:value-type="float">
            <text:p>4.0973</text:p>
          </table:table-cell>
          <table:table-cell office:value-type="float" office:value="5.3573" calcext:value-type="float">
            <text:p>5.3573</text:p>
          </table:table-cell>
        </table:table-row>
        <table:table-row table:style-name="ro1">
          <table:table-cell office:value-type="float" office:value="1540.7" calcext:value-type="float">
            <text:p>1540.7</text:p>
          </table:table-cell>
          <table:table-cell office:value-type="float" office:value="0.0047146" calcext:value-type="float">
            <text:p>0.0047146</text:p>
          </table:table-cell>
          <table:table-cell office:value-type="float" office:value="0.004564" calcext:value-type="float">
            <text:p>0.004564</text:p>
          </table:table-cell>
          <table:table-cell office:value-type="float" office:value="0.00038871" calcext:value-type="float">
            <text:p>0.00038871</text:p>
          </table:table-cell>
          <table:table-cell office:value-type="float" office:value="0.00051151" calcext:value-type="float">
            <text:p>0.00051151</text:p>
          </table:table-cell>
          <table:table-cell office:value-type="float" office:value="0.0000011332" calcext:value-type="float">
            <text:p>1.1332E-006</text:p>
          </table:table-cell>
          <table:table-cell office:value-type="float" office:value="0.0000018096" calcext:value-type="float">
            <text:p>1.8096E-006</text:p>
          </table:table-cell>
          <table:table-cell table:formula="of:=[.B157]*1000" office:value-type="float" office:value="4.7146" calcext:value-type="float">
            <text:p>4.7146</text:p>
          </table:table-cell>
          <table:table-cell table:formula="of:=[.C157]*1000" office:value-type="float" office:value="4.564" calcext:value-type="float">
            <text:p>4.564</text:p>
          </table:table-cell>
          <table:table-cell table:formula="of:=[.D157]*1000" office:value-type="float" office:value="0.38871" calcext:value-type="float">
            <text:p>0.38871</text:p>
          </table:table-cell>
          <table:table-cell table:formula="of:=[.E157]*1000" office:value-type="float" office:value="0.51151" calcext:value-type="float">
            <text:p>0.51151</text:p>
          </table:table-cell>
          <table:table-cell table:formula="of:=[.F157]*1000" office:value-type="float" office:value="0.0011332" calcext:value-type="float">
            <text:p>0.0011332</text:p>
          </table:table-cell>
          <table:table-cell table:formula="of:=[.G157]*1000" office:value-type="float" office:value="0.0018096" calcext:value-type="float">
            <text:p>0.0018096</text:p>
          </table:table-cell>
          <table:table-cell office:value-type="float" office:value="4.0994" calcext:value-type="float">
            <text:p>4.0994</text:p>
          </table:table-cell>
          <table:table-cell office:value-type="float" office:value="5.3588" calcext:value-type="float">
            <text:p>5.3588</text:p>
          </table:table-cell>
        </table:table-row>
        <table:table-row table:style-name="ro1">
          <table:table-cell office:value-type="float" office:value="1550.7" calcext:value-type="float">
            <text:p>1550.7</text:p>
          </table:table-cell>
          <table:table-cell office:value-type="float" office:value="0.0047115" calcext:value-type="float">
            <text:p>0.0047115</text:p>
          </table:table-cell>
          <table:table-cell office:value-type="float" office:value="0.0045591" calcext:value-type="float">
            <text:p>0.0045591</text:p>
          </table:table-cell>
          <table:table-cell office:value-type="float" office:value="0.00039151" calcext:value-type="float">
            <text:p>0.00039151</text:p>
          </table:table-cell>
          <table:table-cell office:value-type="float" office:value="0.00051509" calcext:value-type="float">
            <text:p>0.00051509</text:p>
          </table:table-cell>
          <table:table-cell office:value-type="float" office:value="0.0000011385" calcext:value-type="float">
            <text:p>1.1385E-006</text:p>
          </table:table-cell>
          <table:table-cell office:value-type="float" office:value="0.000001822" calcext:value-type="float">
            <text:p>0.000001822</text:p>
          </table:table-cell>
          <table:table-cell table:formula="of:=[.B158]*1000" office:value-type="float" office:value="4.7115" calcext:value-type="float">
            <text:p>4.7115</text:p>
          </table:table-cell>
          <table:table-cell table:formula="of:=[.C158]*1000" office:value-type="float" office:value="4.5591" calcext:value-type="float">
            <text:p>4.5591</text:p>
          </table:table-cell>
          <table:table-cell table:formula="of:=[.D158]*1000" office:value-type="float" office:value="0.39151" calcext:value-type="float">
            <text:p>0.39151</text:p>
          </table:table-cell>
          <table:table-cell table:formula="of:=[.E158]*1000" office:value-type="float" office:value="0.51509" calcext:value-type="float">
            <text:p>0.51509</text:p>
          </table:table-cell>
          <table:table-cell table:formula="of:=[.F158]*1000" office:value-type="float" office:value="0.0011385" calcext:value-type="float">
            <text:p>0.0011385</text:p>
          </table:table-cell>
          <table:table-cell table:formula="of:=[.G158]*1000" office:value-type="float" office:value="0.001822" calcext:value-type="float">
            <text:p>0.001822</text:p>
          </table:table-cell>
          <table:table-cell office:value-type="float" office:value="4.1015" calcext:value-type="float">
            <text:p>4.1015</text:p>
          </table:table-cell>
          <table:table-cell office:value-type="float" office:value="5.3603" calcext:value-type="float">
            <text:p>5.3603</text:p>
          </table:table-cell>
        </table:table-row>
        <table:table-row table:style-name="ro1">
          <table:table-cell office:value-type="float" office:value="1560.7" calcext:value-type="float">
            <text:p>1560.7</text:p>
          </table:table-cell>
          <table:table-cell office:value-type="float" office:value="0.0047083" calcext:value-type="float">
            <text:p>0.0047083</text:p>
          </table:table-cell>
          <table:table-cell office:value-type="float" office:value="0.0045542" calcext:value-type="float">
            <text:p>0.0045542</text:p>
          </table:table-cell>
          <table:table-cell office:value-type="float" office:value="0.00039431" calcext:value-type="float">
            <text:p>0.00039431</text:p>
          </table:table-cell>
          <table:table-cell office:value-type="float" office:value="0.00051867" calcext:value-type="float">
            <text:p>0.00051867</text:p>
          </table:table-cell>
          <table:table-cell office:value-type="float" office:value="0.0000011438" calcext:value-type="float">
            <text:p>1.1438E-006</text:p>
          </table:table-cell>
          <table:table-cell office:value-type="float" office:value="0.0000018347" calcext:value-type="float">
            <text:p>1.8347E-006</text:p>
          </table:table-cell>
          <table:table-cell table:formula="of:=[.B159]*1000" office:value-type="float" office:value="4.7083" calcext:value-type="float">
            <text:p>4.7083</text:p>
          </table:table-cell>
          <table:table-cell table:formula="of:=[.C159]*1000" office:value-type="float" office:value="4.5542" calcext:value-type="float">
            <text:p>4.5542</text:p>
          </table:table-cell>
          <table:table-cell table:formula="of:=[.D159]*1000" office:value-type="float" office:value="0.39431" calcext:value-type="float">
            <text:p>0.39431</text:p>
          </table:table-cell>
          <table:table-cell table:formula="of:=[.E159]*1000" office:value-type="float" office:value="0.51867" calcext:value-type="float">
            <text:p>0.51867</text:p>
          </table:table-cell>
          <table:table-cell table:formula="of:=[.F159]*1000" office:value-type="float" office:value="0.0011438" calcext:value-type="float">
            <text:p>0.0011438</text:p>
          </table:table-cell>
          <table:table-cell table:formula="of:=[.G159]*1000" office:value-type="float" office:value="0.0018347" calcext:value-type="float">
            <text:p>0.0018347</text:p>
          </table:table-cell>
          <table:table-cell office:value-type="float" office:value="4.1036" calcext:value-type="float">
            <text:p>4.1036</text:p>
          </table:table-cell>
          <table:table-cell office:value-type="float" office:value="5.3619" calcext:value-type="float">
            <text:p>5.3619</text:p>
          </table:table-cell>
        </table:table-row>
        <table:table-row table:style-name="ro1">
          <table:table-cell office:value-type="float" office:value="1570.7" calcext:value-type="float">
            <text:p>1570.7</text:p>
          </table:table-cell>
          <table:table-cell office:value-type="float" office:value="0.0047052" calcext:value-type="float">
            <text:p>0.0047052</text:p>
          </table:table-cell>
          <table:table-cell office:value-type="float" office:value="0.0045492" calcext:value-type="float">
            <text:p>0.0045492</text:p>
          </table:table-cell>
          <table:table-cell office:value-type="float" office:value="0.00039712" calcext:value-type="float">
            <text:p>0.00039712</text:p>
          </table:table-cell>
          <table:table-cell office:value-type="float" office:value="0.00052225" calcext:value-type="float">
            <text:p>0.00052225</text:p>
          </table:table-cell>
          <table:table-cell office:value-type="float" office:value="0.0000011491" calcext:value-type="float">
            <text:p>1.1491E-006</text:p>
          </table:table-cell>
          <table:table-cell office:value-type="float" office:value="0.0000018475" calcext:value-type="float">
            <text:p>1.8475E-006</text:p>
          </table:table-cell>
          <table:table-cell table:formula="of:=[.B160]*1000" office:value-type="float" office:value="4.7052" calcext:value-type="float">
            <text:p>4.7052</text:p>
          </table:table-cell>
          <table:table-cell table:formula="of:=[.C160]*1000" office:value-type="float" office:value="4.5492" calcext:value-type="float">
            <text:p>4.5492</text:p>
          </table:table-cell>
          <table:table-cell table:formula="of:=[.D160]*1000" office:value-type="float" office:value="0.39712" calcext:value-type="float">
            <text:p>0.39712</text:p>
          </table:table-cell>
          <table:table-cell table:formula="of:=[.E160]*1000" office:value-type="float" office:value="0.52225" calcext:value-type="float">
            <text:p>0.52225</text:p>
          </table:table-cell>
          <table:table-cell table:formula="of:=[.F160]*1000" office:value-type="float" office:value="0.0011491" calcext:value-type="float">
            <text:p>0.0011491</text:p>
          </table:table-cell>
          <table:table-cell table:formula="of:=[.G160]*1000" office:value-type="float" office:value="0.0018475" calcext:value-type="float">
            <text:p>0.0018475</text:p>
          </table:table-cell>
          <table:table-cell office:value-type="float" office:value="4.1057" calcext:value-type="float">
            <text:p>4.1057</text:p>
          </table:table-cell>
          <table:table-cell office:value-type="float" office:value="5.3634" calcext:value-type="float">
            <text:p>5.3634</text:p>
          </table:table-cell>
        </table:table-row>
        <table:table-row table:style-name="ro1">
          <table:table-cell office:value-type="float" office:value="1580.7" calcext:value-type="float">
            <text:p>1580.7</text:p>
          </table:table-cell>
          <table:table-cell office:value-type="float" office:value="0.0047021" calcext:value-type="float">
            <text:p>0.0047021</text:p>
          </table:table-cell>
          <table:table-cell office:value-type="float" office:value="0.0045443" calcext:value-type="float">
            <text:p>0.0045443</text:p>
          </table:table-cell>
          <table:table-cell office:value-type="float" office:value="0.00039992" calcext:value-type="float">
            <text:p>0.00039992</text:p>
          </table:table-cell>
          <table:table-cell office:value-type="float" office:value="0.00052582" calcext:value-type="float">
            <text:p>0.00052582</text:p>
          </table:table-cell>
          <table:table-cell office:value-type="float" office:value="0.0000011545" calcext:value-type="float">
            <text:p>1.1545E-006</text:p>
          </table:table-cell>
          <table:table-cell office:value-type="float" office:value="0.0000018606" calcext:value-type="float">
            <text:p>1.8606E-006</text:p>
          </table:table-cell>
          <table:table-cell table:formula="of:=[.B161]*1000" office:value-type="float" office:value="4.7021" calcext:value-type="float">
            <text:p>4.7021</text:p>
          </table:table-cell>
          <table:table-cell table:formula="of:=[.C161]*1000" office:value-type="float" office:value="4.5443" calcext:value-type="float">
            <text:p>4.5443</text:p>
          </table:table-cell>
          <table:table-cell table:formula="of:=[.D161]*1000" office:value-type="float" office:value="0.39992" calcext:value-type="float">
            <text:p>0.39992</text:p>
          </table:table-cell>
          <table:table-cell table:formula="of:=[.E161]*1000" office:value-type="float" office:value="0.52582" calcext:value-type="float">
            <text:p>0.52582</text:p>
          </table:table-cell>
          <table:table-cell table:formula="of:=[.F161]*1000" office:value-type="float" office:value="0.0011545" calcext:value-type="float">
            <text:p>0.0011545</text:p>
          </table:table-cell>
          <table:table-cell table:formula="of:=[.G161]*1000" office:value-type="float" office:value="0.0018606" calcext:value-type="float">
            <text:p>0.0018606</text:p>
          </table:table-cell>
          <table:table-cell office:value-type="float" office:value="4.1078" calcext:value-type="float">
            <text:p>4.1078</text:p>
          </table:table-cell>
          <table:table-cell office:value-type="float" office:value="5.365" calcext:value-type="float">
            <text:p>5.365</text:p>
          </table:table-cell>
        </table:table-row>
        <table:table-row table:style-name="ro1">
          <table:table-cell office:value-type="float" office:value="1590.7" calcext:value-type="float">
            <text:p>1590.7</text:p>
          </table:table-cell>
          <table:table-cell office:value-type="float" office:value="0.0046989" calcext:value-type="float">
            <text:p>0.0046989</text:p>
          </table:table-cell>
          <table:table-cell office:value-type="float" office:value="0.0045392" calcext:value-type="float">
            <text:p>0.0045392</text:p>
          </table:table-cell>
          <table:table-cell office:value-type="float" office:value="0.00040273" calcext:value-type="float">
            <text:p>0.00040273</text:p>
          </table:table-cell>
          <table:table-cell office:value-type="float" office:value="0.0005294" calcext:value-type="float">
            <text:p>0.0005294</text:p>
          </table:table-cell>
          <table:table-cell office:value-type="float" office:value="0.0000011599" calcext:value-type="float">
            <text:p>1.1599E-006</text:p>
          </table:table-cell>
          <table:table-cell office:value-type="float" office:value="0.0000018738" calcext:value-type="float">
            <text:p>1.8738E-006</text:p>
          </table:table-cell>
          <table:table-cell table:formula="of:=[.B162]*1000" office:value-type="float" office:value="4.6989" calcext:value-type="float">
            <text:p>4.6989</text:p>
          </table:table-cell>
          <table:table-cell table:formula="of:=[.C162]*1000" office:value-type="float" office:value="4.5392" calcext:value-type="float">
            <text:p>4.5392</text:p>
          </table:table-cell>
          <table:table-cell table:formula="of:=[.D162]*1000" office:value-type="float" office:value="0.40273" calcext:value-type="float">
            <text:p>0.40273</text:p>
          </table:table-cell>
          <table:table-cell table:formula="of:=[.E162]*1000" office:value-type="float" office:value="0.5294" calcext:value-type="float">
            <text:p>0.5294</text:p>
          </table:table-cell>
          <table:table-cell table:formula="of:=[.F162]*1000" office:value-type="float" office:value="0.0011599" calcext:value-type="float">
            <text:p>0.0011599</text:p>
          </table:table-cell>
          <table:table-cell table:formula="of:=[.G162]*1000" office:value-type="float" office:value="0.0018738" calcext:value-type="float">
            <text:p>0.0018738</text:p>
          </table:table-cell>
          <table:table-cell office:value-type="float" office:value="4.1099" calcext:value-type="float">
            <text:p>4.1099</text:p>
          </table:table-cell>
          <table:table-cell office:value-type="float" office:value="5.3665" calcext:value-type="float">
            <text:p>5.3665</text:p>
          </table:table-cell>
        </table:table-row>
        <table:table-row table:style-name="ro1">
          <table:table-cell office:value-type="float" office:value="1600.7" calcext:value-type="float">
            <text:p>1600.7</text:p>
          </table:table-cell>
          <table:table-cell office:value-type="float" office:value="0.0046957" calcext:value-type="float">
            <text:p>0.0046957</text:p>
          </table:table-cell>
          <table:table-cell office:value-type="float" office:value="0.0045342" calcext:value-type="float">
            <text:p>0.0045342</text:p>
          </table:table-cell>
          <table:table-cell office:value-type="float" office:value="0.00040553" calcext:value-type="float">
            <text:p>0.00040553</text:p>
          </table:table-cell>
          <table:table-cell office:value-type="float" office:value="0.00053297" calcext:value-type="float">
            <text:p>0.00053297</text:p>
          </table:table-cell>
          <table:table-cell office:value-type="float" office:value="0.0000011654" calcext:value-type="float">
            <text:p>1.1654E-006</text:p>
          </table:table-cell>
          <table:table-cell office:value-type="float" office:value="0.0000018871" calcext:value-type="float">
            <text:p>1.8871E-006</text:p>
          </table:table-cell>
          <table:table-cell table:formula="of:=[.B163]*1000" office:value-type="float" office:value="4.6957" calcext:value-type="float">
            <text:p>4.6957</text:p>
          </table:table-cell>
          <table:table-cell table:formula="of:=[.C163]*1000" office:value-type="float" office:value="4.5342" calcext:value-type="float">
            <text:p>4.5342</text:p>
          </table:table-cell>
          <table:table-cell table:formula="of:=[.D163]*1000" office:value-type="float" office:value="0.40553" calcext:value-type="float">
            <text:p>0.40553</text:p>
          </table:table-cell>
          <table:table-cell table:formula="of:=[.E163]*1000" office:value-type="float" office:value="0.53297" calcext:value-type="float">
            <text:p>0.53297</text:p>
          </table:table-cell>
          <table:table-cell table:formula="of:=[.F163]*1000" office:value-type="float" office:value="0.0011654" calcext:value-type="float">
            <text:p>0.0011654</text:p>
          </table:table-cell>
          <table:table-cell table:formula="of:=[.G163]*1000" office:value-type="float" office:value="0.0018871" calcext:value-type="float">
            <text:p>0.0018871</text:p>
          </table:table-cell>
          <table:table-cell office:value-type="float" office:value="4.112" calcext:value-type="float">
            <text:p>4.112</text:p>
          </table:table-cell>
          <table:table-cell office:value-type="float" office:value="5.368" calcext:value-type="float">
            <text:p>5.368</text:p>
          </table:table-cell>
        </table:table-row>
        <table:table-row table:style-name="ro1">
          <table:table-cell office:value-type="float" office:value="1610.7" calcext:value-type="float">
            <text:p>1610.7</text:p>
          </table:table-cell>
          <table:table-cell office:value-type="float" office:value="0.0046925" calcext:value-type="float">
            <text:p>0.0046925</text:p>
          </table:table-cell>
          <table:table-cell office:value-type="float" office:value="0.0045291" calcext:value-type="float">
            <text:p>0.0045291</text:p>
          </table:table-cell>
          <table:table-cell office:value-type="float" office:value="0.00040833" calcext:value-type="float">
            <text:p>0.00040833</text:p>
          </table:table-cell>
          <table:table-cell office:value-type="float" office:value="0.00053654" calcext:value-type="float">
            <text:p>0.00053654</text:p>
          </table:table-cell>
          <table:table-cell office:value-type="float" office:value="0.0000011709" calcext:value-type="float">
            <text:p>1.1709E-006</text:p>
          </table:table-cell>
          <table:table-cell office:value-type="float" office:value="0.0000019007" calcext:value-type="float">
            <text:p>1.9007E-006</text:p>
          </table:table-cell>
          <table:table-cell table:formula="of:=[.B164]*1000" office:value-type="float" office:value="4.6925" calcext:value-type="float">
            <text:p>4.6925</text:p>
          </table:table-cell>
          <table:table-cell table:formula="of:=[.C164]*1000" office:value-type="float" office:value="4.5291" calcext:value-type="float">
            <text:p>4.5291</text:p>
          </table:table-cell>
          <table:table-cell table:formula="of:=[.D164]*1000" office:value-type="float" office:value="0.40833" calcext:value-type="float">
            <text:p>0.40833</text:p>
          </table:table-cell>
          <table:table-cell table:formula="of:=[.E164]*1000" office:value-type="float" office:value="0.53654" calcext:value-type="float">
            <text:p>0.53654</text:p>
          </table:table-cell>
          <table:table-cell table:formula="of:=[.F164]*1000" office:value-type="float" office:value="0.0011709" calcext:value-type="float">
            <text:p>0.0011709</text:p>
          </table:table-cell>
          <table:table-cell table:formula="of:=[.G164]*1000" office:value-type="float" office:value="0.0019007" calcext:value-type="float">
            <text:p>0.0019007</text:p>
          </table:table-cell>
          <table:table-cell office:value-type="float" office:value="4.1141" calcext:value-type="float">
            <text:p>4.1141</text:p>
          </table:table-cell>
          <table:table-cell office:value-type="float" office:value="5.3695" calcext:value-type="float">
            <text:p>5.3695</text:p>
          </table:table-cell>
        </table:table-row>
        <table:table-row table:style-name="ro1">
          <table:table-cell office:value-type="float" office:value="1620.7" calcext:value-type="float">
            <text:p>1620.7</text:p>
          </table:table-cell>
          <table:table-cell office:value-type="float" office:value="0.0046893" calcext:value-type="float">
            <text:p>0.0046893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.00041114" calcext:value-type="float">
            <text:p>0.00041114</text:p>
          </table:table-cell>
          <table:table-cell office:value-type="float" office:value="0.00054011" calcext:value-type="float">
            <text:p>0.00054011</text:p>
          </table:table-cell>
          <table:table-cell office:value-type="float" office:value="0.0000011765" calcext:value-type="float">
            <text:p>1.1765E-006</text:p>
          </table:table-cell>
          <table:table-cell office:value-type="float" office:value="0.0000019145" calcext:value-type="float">
            <text:p>1.9145E-006</text:p>
          </table:table-cell>
          <table:table-cell table:formula="of:=[.B165]*1000" office:value-type="float" office:value="4.6893" calcext:value-type="float">
            <text:p>4.6893</text:p>
          </table:table-cell>
          <table:table-cell table:formula="of:=[.C165]*1000" office:value-type="float" office:value="4.524" calcext:value-type="float">
            <text:p>4.524</text:p>
          </table:table-cell>
          <table:table-cell table:formula="of:=[.D165]*1000" office:value-type="float" office:value="0.41114" calcext:value-type="float">
            <text:p>0.41114</text:p>
          </table:table-cell>
          <table:table-cell table:formula="of:=[.E165]*1000" office:value-type="float" office:value="0.54011" calcext:value-type="float">
            <text:p>0.54011</text:p>
          </table:table-cell>
          <table:table-cell table:formula="of:=[.F165]*1000" office:value-type="float" office:value="0.0011765" calcext:value-type="float">
            <text:p>0.0011765</text:p>
          </table:table-cell>
          <table:table-cell table:formula="of:=[.G165]*1000" office:value-type="float" office:value="0.0019145" calcext:value-type="float">
            <text:p>0.0019145</text:p>
          </table:table-cell>
          <table:table-cell office:value-type="float" office:value="4.1162" calcext:value-type="float">
            <text:p>4.1162</text:p>
          </table:table-cell>
          <table:table-cell office:value-type="float" office:value="5.3711" calcext:value-type="float">
            <text:p>5.3711</text:p>
          </table:table-cell>
        </table:table-row>
        <table:table-row table:style-name="ro1">
          <table:table-cell office:value-type="float" office:value="1630.7" calcext:value-type="float">
            <text:p>1630.7</text:p>
          </table:table-cell>
          <table:table-cell office:value-type="float" office:value="0.0046861" calcext:value-type="float">
            <text:p>0.0046861</text:p>
          </table:table-cell>
          <table:table-cell office:value-type="float" office:value="0.0045188" calcext:value-type="float">
            <text:p>0.0045188</text:p>
          </table:table-cell>
          <table:table-cell office:value-type="float" office:value="0.00041394" calcext:value-type="float">
            <text:p>0.00041394</text:p>
          </table:table-cell>
          <table:table-cell office:value-type="float" office:value="0.00054367" calcext:value-type="float">
            <text:p>0.00054367</text:p>
          </table:table-cell>
          <table:table-cell office:value-type="float" office:value="0.0000011822" calcext:value-type="float">
            <text:p>1.1822E-006</text:p>
          </table:table-cell>
          <table:table-cell office:value-type="float" office:value="0.0000019284" calcext:value-type="float">
            <text:p>1.9284E-006</text:p>
          </table:table-cell>
          <table:table-cell table:formula="of:=[.B166]*1000" office:value-type="float" office:value="4.6861" calcext:value-type="float">
            <text:p>4.6861</text:p>
          </table:table-cell>
          <table:table-cell table:formula="of:=[.C166]*1000" office:value-type="float" office:value="4.5188" calcext:value-type="float">
            <text:p>4.5188</text:p>
          </table:table-cell>
          <table:table-cell table:formula="of:=[.D166]*1000" office:value-type="float" office:value="0.41394" calcext:value-type="float">
            <text:p>0.41394</text:p>
          </table:table-cell>
          <table:table-cell table:formula="of:=[.E166]*1000" office:value-type="float" office:value="0.54367" calcext:value-type="float">
            <text:p>0.54367</text:p>
          </table:table-cell>
          <table:table-cell table:formula="of:=[.F166]*1000" office:value-type="float" office:value="0.0011822" calcext:value-type="float">
            <text:p>0.0011822</text:p>
          </table:table-cell>
          <table:table-cell table:formula="of:=[.G166]*1000" office:value-type="float" office:value="0.0019284" calcext:value-type="float">
            <text:p>0.0019284</text:p>
          </table:table-cell>
          <table:table-cell office:value-type="float" office:value="4.1183" calcext:value-type="float">
            <text:p>4.1183</text:p>
          </table:table-cell>
          <table:table-cell office:value-type="float" office:value="5.3726" calcext:value-type="float">
            <text:p>5.3726</text:p>
          </table:table-cell>
        </table:table-row>
        <table:table-row table:style-name="ro1">
          <table:table-cell office:value-type="float" office:value="1640.7" calcext:value-type="float">
            <text:p>1640.7</text:p>
          </table:table-cell>
          <table:table-cell office:value-type="float" office:value="0.0046829" calcext:value-type="float">
            <text:p>0.0046829</text:p>
          </table:table-cell>
          <table:table-cell office:value-type="float" office:value="0.0045136" calcext:value-type="float">
            <text:p>0.0045136</text:p>
          </table:table-cell>
          <table:table-cell office:value-type="float" office:value="0.00041675" calcext:value-type="float">
            <text:p>0.00041675</text:p>
          </table:table-cell>
          <table:table-cell office:value-type="float" office:value="0.00054724" calcext:value-type="float">
            <text:p>0.00054724</text:p>
          </table:table-cell>
          <table:table-cell office:value-type="float" office:value="0.0000011878" calcext:value-type="float">
            <text:p>1.1878E-006</text:p>
          </table:table-cell>
          <table:table-cell office:value-type="float" office:value="0.0000019426" calcext:value-type="float">
            <text:p>1.9426E-006</text:p>
          </table:table-cell>
          <table:table-cell table:formula="of:=[.B167]*1000" office:value-type="float" office:value="4.6829" calcext:value-type="float">
            <text:p>4.6829</text:p>
          </table:table-cell>
          <table:table-cell table:formula="of:=[.C167]*1000" office:value-type="float" office:value="4.5136" calcext:value-type="float">
            <text:p>4.5136</text:p>
          </table:table-cell>
          <table:table-cell table:formula="of:=[.D167]*1000" office:value-type="float" office:value="0.41675" calcext:value-type="float">
            <text:p>0.41675</text:p>
          </table:table-cell>
          <table:table-cell table:formula="of:=[.E167]*1000" office:value-type="float" office:value="0.54724" calcext:value-type="float">
            <text:p>0.54724</text:p>
          </table:table-cell>
          <table:table-cell table:formula="of:=[.F167]*1000" office:value-type="float" office:value="0.0011878" calcext:value-type="float">
            <text:p>0.0011878</text:p>
          </table:table-cell>
          <table:table-cell table:formula="of:=[.G167]*1000" office:value-type="float" office:value="0.0019426" calcext:value-type="float">
            <text:p>0.0019426</text:p>
          </table:table-cell>
          <table:table-cell office:value-type="float" office:value="4.1204" calcext:value-type="float">
            <text:p>4.1204</text:p>
          </table:table-cell>
          <table:table-cell office:value-type="float" office:value="5.3741" calcext:value-type="float">
            <text:p>5.3741</text:p>
          </table:table-cell>
        </table:table-row>
        <table:table-row table:style-name="ro1">
          <table:table-cell office:value-type="float" office:value="1650.7" calcext:value-type="float">
            <text:p>1650.7</text:p>
          </table:table-cell>
          <table:table-cell office:value-type="float" office:value="0.0046796" calcext:value-type="float">
            <text:p>0.0046796</text:p>
          </table:table-cell>
          <table:table-cell office:value-type="float" office:value="0.0045084" calcext:value-type="float">
            <text:p>0.0045084</text:p>
          </table:table-cell>
          <table:table-cell office:value-type="float" office:value="0.00041955" calcext:value-type="float">
            <text:p>0.00041955</text:p>
          </table:table-cell>
          <table:table-cell office:value-type="float" office:value="0.0005508" calcext:value-type="float">
            <text:p>0.0005508</text:p>
          </table:table-cell>
          <table:table-cell office:value-type="float" office:value="0.0000011936" calcext:value-type="float">
            <text:p>1.1936E-006</text:p>
          </table:table-cell>
          <table:table-cell office:value-type="float" office:value="0.000001957" calcext:value-type="float">
            <text:p>0.000001957</text:p>
          </table:table-cell>
          <table:table-cell table:formula="of:=[.B168]*1000" office:value-type="float" office:value="4.6796" calcext:value-type="float">
            <text:p>4.6796</text:p>
          </table:table-cell>
          <table:table-cell table:formula="of:=[.C168]*1000" office:value-type="float" office:value="4.5084" calcext:value-type="float">
            <text:p>4.5084</text:p>
          </table:table-cell>
          <table:table-cell table:formula="of:=[.D168]*1000" office:value-type="float" office:value="0.41955" calcext:value-type="float">
            <text:p>0.41955</text:p>
          </table:table-cell>
          <table:table-cell table:formula="of:=[.E168]*1000" office:value-type="float" office:value="0.5508" calcext:value-type="float">
            <text:p>0.5508</text:p>
          </table:table-cell>
          <table:table-cell table:formula="of:=[.F168]*1000" office:value-type="float" office:value="0.0011936" calcext:value-type="float">
            <text:p>0.0011936</text:p>
          </table:table-cell>
          <table:table-cell table:formula="of:=[.G168]*1000" office:value-type="float" office:value="0.001957" calcext:value-type="float">
            <text:p>0.001957</text:p>
          </table:table-cell>
          <table:table-cell office:value-type="float" office:value="4.1224" calcext:value-type="float">
            <text:p>4.1224</text:p>
          </table:table-cell>
          <table:table-cell office:value-type="float" office:value="5.3756" calcext:value-type="float">
            <text:p>5.3756</text:p>
          </table:table-cell>
        </table:table-row>
        <table:table-row table:style-name="ro1">
          <table:table-cell office:value-type="float" office:value="1660.7" calcext:value-type="float">
            <text:p>1660.7</text:p>
          </table:table-cell>
          <table:table-cell office:value-type="float" office:value="0.0046763" calcext:value-type="float">
            <text:p>0.0046763</text:p>
          </table:table-cell>
          <table:table-cell office:value-type="float" office:value="0.0045031" calcext:value-type="float">
            <text:p>0.0045031</text:p>
          </table:table-cell>
          <table:table-cell office:value-type="float" office:value="0.00042236" calcext:value-type="float">
            <text:p>0.00042236</text:p>
          </table:table-cell>
          <table:table-cell office:value-type="float" office:value="0.00055436" calcext:value-type="float">
            <text:p>0.00055436</text:p>
          </table:table-cell>
          <table:table-cell office:value-type="float" office:value="0.0000011994" calcext:value-type="float">
            <text:p>1.1994E-006</text:p>
          </table:table-cell>
          <table:table-cell office:value-type="float" office:value="0.0000019716" calcext:value-type="float">
            <text:p>1.9716E-006</text:p>
          </table:table-cell>
          <table:table-cell table:formula="of:=[.B169]*1000" office:value-type="float" office:value="4.6763" calcext:value-type="float">
            <text:p>4.6763</text:p>
          </table:table-cell>
          <table:table-cell table:formula="of:=[.C169]*1000" office:value-type="float" office:value="4.5031" calcext:value-type="float">
            <text:p>4.5031</text:p>
          </table:table-cell>
          <table:table-cell table:formula="of:=[.D169]*1000" office:value-type="float" office:value="0.42236" calcext:value-type="float">
            <text:p>0.42236</text:p>
          </table:table-cell>
          <table:table-cell table:formula="of:=[.E169]*1000" office:value-type="float" office:value="0.55436" calcext:value-type="float">
            <text:p>0.55436</text:p>
          </table:table-cell>
          <table:table-cell table:formula="of:=[.F169]*1000" office:value-type="float" office:value="0.0011994" calcext:value-type="float">
            <text:p>0.0011994</text:p>
          </table:table-cell>
          <table:table-cell table:formula="of:=[.G169]*1000" office:value-type="float" office:value="0.0019716" calcext:value-type="float">
            <text:p>0.0019716</text:p>
          </table:table-cell>
          <table:table-cell office:value-type="float" office:value="4.1245" calcext:value-type="float">
            <text:p>4.1245</text:p>
          </table:table-cell>
          <table:table-cell office:value-type="float" office:value="5.3771" calcext:value-type="float">
            <text:p>5.3771</text:p>
          </table:table-cell>
        </table:table-row>
        <table:table-row table:style-name="ro1">
          <table:table-cell office:value-type="float" office:value="1670.7" calcext:value-type="float">
            <text:p>1670.7</text:p>
          </table:table-cell>
          <table:table-cell office:value-type="float" office:value="0.0046731" calcext:value-type="float">
            <text:p>0.0046731</text:p>
          </table:table-cell>
          <table:table-cell office:value-type="float" office:value="0.0044978" calcext:value-type="float">
            <text:p>0.0044978</text:p>
          </table:table-cell>
          <table:table-cell office:value-type="float" office:value="0.00042516" calcext:value-type="float">
            <text:p>0.00042516</text:p>
          </table:table-cell>
          <table:table-cell office:value-type="float" office:value="0.00055792" calcext:value-type="float">
            <text:p>0.00055792</text:p>
          </table:table-cell>
          <table:table-cell office:value-type="float" office:value="0.0000012052" calcext:value-type="float">
            <text:p>1.2052E-006</text:p>
          </table:table-cell>
          <table:table-cell office:value-type="float" office:value="0.0000019864" calcext:value-type="float">
            <text:p>1.9864E-006</text:p>
          </table:table-cell>
          <table:table-cell table:formula="of:=[.B170]*1000" office:value-type="float" office:value="4.6731" calcext:value-type="float">
            <text:p>4.6731</text:p>
          </table:table-cell>
          <table:table-cell table:formula="of:=[.C170]*1000" office:value-type="float" office:value="4.4978" calcext:value-type="float">
            <text:p>4.4978</text:p>
          </table:table-cell>
          <table:table-cell table:formula="of:=[.D170]*1000" office:value-type="float" office:value="0.42516" calcext:value-type="float">
            <text:p>0.42516</text:p>
          </table:table-cell>
          <table:table-cell table:formula="of:=[.E170]*1000" office:value-type="float" office:value="0.55792" calcext:value-type="float">
            <text:p>0.55792</text:p>
          </table:table-cell>
          <table:table-cell table:formula="of:=[.F170]*1000" office:value-type="float" office:value="0.0012052" calcext:value-type="float">
            <text:p>0.0012052</text:p>
          </table:table-cell>
          <table:table-cell table:formula="of:=[.G170]*1000" office:value-type="float" office:value="0.0019864" calcext:value-type="float">
            <text:p>0.0019864</text:p>
          </table:table-cell>
          <table:table-cell office:value-type="float" office:value="4.1266" calcext:value-type="float">
            <text:p>4.1266</text:p>
          </table:table-cell>
          <table:table-cell office:value-type="float" office:value="5.3786" calcext:value-type="float">
            <text:p>5.3786</text:p>
          </table:table-cell>
        </table:table-row>
        <table:table-row table:style-name="ro1">
          <table:table-cell office:value-type="float" office:value="1680.7" calcext:value-type="float">
            <text:p>1680.7</text:p>
          </table:table-cell>
          <table:table-cell office:value-type="float" office:value="0.0046698" calcext:value-type="float">
            <text:p>0.0046698</text:p>
          </table:table-cell>
          <table:table-cell office:value-type="float" office:value="0.0044925" calcext:value-type="float">
            <text:p>0.0044925</text:p>
          </table:table-cell>
          <table:table-cell office:value-type="float" office:value="0.00042797" calcext:value-type="float">
            <text:p>0.00042797</text:p>
          </table:table-cell>
          <table:table-cell office:value-type="float" office:value="0.00056148" calcext:value-type="float">
            <text:p>0.00056148</text:p>
          </table:table-cell>
          <table:table-cell office:value-type="float" office:value="0.0000012111" calcext:value-type="float">
            <text:p>1.2111E-006</text:p>
          </table:table-cell>
          <table:table-cell office:value-type="float" office:value="0.0000020014" calcext:value-type="float">
            <text:p>2.0014E-006</text:p>
          </table:table-cell>
          <table:table-cell table:formula="of:=[.B171]*1000" office:value-type="float" office:value="4.6698" calcext:value-type="float">
            <text:p>4.6698</text:p>
          </table:table-cell>
          <table:table-cell table:formula="of:=[.C171]*1000" office:value-type="float" office:value="4.4925" calcext:value-type="float">
            <text:p>4.4925</text:p>
          </table:table-cell>
          <table:table-cell table:formula="of:=[.D171]*1000" office:value-type="float" office:value="0.42797" calcext:value-type="float">
            <text:p>0.42797</text:p>
          </table:table-cell>
          <table:table-cell table:formula="of:=[.E171]*1000" office:value-type="float" office:value="0.56148" calcext:value-type="float">
            <text:p>0.56148</text:p>
          </table:table-cell>
          <table:table-cell table:formula="of:=[.F171]*1000" office:value-type="float" office:value="0.0012111" calcext:value-type="float">
            <text:p>0.0012111</text:p>
          </table:table-cell>
          <table:table-cell table:formula="of:=[.G171]*1000" office:value-type="float" office:value="0.0020014" calcext:value-type="float">
            <text:p>0.0020014</text:p>
          </table:table-cell>
          <table:table-cell office:value-type="float" office:value="4.1287" calcext:value-type="float">
            <text:p>4.1287</text:p>
          </table:table-cell>
          <table:table-cell office:value-type="float" office:value="5.3801" calcext:value-type="float">
            <text:p>5.3801</text:p>
          </table:table-cell>
        </table:table-row>
        <table:table-row table:style-name="ro1">
          <table:table-cell office:value-type="float" office:value="1690.7" calcext:value-type="float">
            <text:p>1690.7</text:p>
          </table:table-cell>
          <table:table-cell office:value-type="float" office:value="0.0046665" calcext:value-type="float">
            <text:p>0.0046665</text:p>
          </table:table-cell>
          <table:table-cell office:value-type="float" office:value="0.0044871" calcext:value-type="float">
            <text:p>0.0044871</text:p>
          </table:table-cell>
          <table:table-cell office:value-type="float" office:value="0.00043077" calcext:value-type="float">
            <text:p>0.00043077</text:p>
          </table:table-cell>
          <table:table-cell office:value-type="float" office:value="0.00056504" calcext:value-type="float">
            <text:p>0.00056504</text:p>
          </table:table-cell>
          <table:table-cell office:value-type="float" office:value="0.000001217" calcext:value-type="float">
            <text:p>0.000001217</text:p>
          </table:table-cell>
          <table:table-cell office:value-type="float" office:value="0.0000020166" calcext:value-type="float">
            <text:p>2.0166E-006</text:p>
          </table:table-cell>
          <table:table-cell table:formula="of:=[.B172]*1000" office:value-type="float" office:value="4.6665" calcext:value-type="float">
            <text:p>4.6665</text:p>
          </table:table-cell>
          <table:table-cell table:formula="of:=[.C172]*1000" office:value-type="float" office:value="4.4871" calcext:value-type="float">
            <text:p>4.4871</text:p>
          </table:table-cell>
          <table:table-cell table:formula="of:=[.D172]*1000" office:value-type="float" office:value="0.43077" calcext:value-type="float">
            <text:p>0.43077</text:p>
          </table:table-cell>
          <table:table-cell table:formula="of:=[.E172]*1000" office:value-type="float" office:value="0.56504" calcext:value-type="float">
            <text:p>0.56504</text:p>
          </table:table-cell>
          <table:table-cell table:formula="of:=[.F172]*1000" office:value-type="float" office:value="0.001217" calcext:value-type="float">
            <text:p>0.001217</text:p>
          </table:table-cell>
          <table:table-cell table:formula="of:=[.G172]*1000" office:value-type="float" office:value="0.0020166" calcext:value-type="float">
            <text:p>0.0020166</text:p>
          </table:table-cell>
          <table:table-cell office:value-type="float" office:value="4.1307" calcext:value-type="float">
            <text:p>4.1307</text:p>
          </table:table-cell>
          <table:table-cell office:value-type="float" office:value="5.3816" calcext:value-type="float">
            <text:p>5.3816</text:p>
          </table:table-cell>
        </table:table-row>
        <table:table-row table:style-name="ro1">
          <table:table-cell office:value-type="float" office:value="1700.7" calcext:value-type="float">
            <text:p>1700.7</text:p>
          </table:table-cell>
          <table:table-cell office:value-type="float" office:value="0.0046631" calcext:value-type="float">
            <text:p>0.0046631</text:p>
          </table:table-cell>
          <table:table-cell office:value-type="float" office:value="0.0044817" calcext:value-type="float">
            <text:p>0.0044817</text:p>
          </table:table-cell>
          <table:table-cell office:value-type="float" office:value="0.00043358" calcext:value-type="float">
            <text:p>0.00043358</text:p>
          </table:table-cell>
          <table:table-cell office:value-type="float" office:value="0.00056859" calcext:value-type="float">
            <text:p>0.00056859</text:p>
          </table:table-cell>
          <table:table-cell office:value-type="float" office:value="0.000001223" calcext:value-type="float">
            <text:p>0.000001223</text:p>
          </table:table-cell>
          <table:table-cell office:value-type="float" office:value="0.0000020321" calcext:value-type="float">
            <text:p>2.0321E-006</text:p>
          </table:table-cell>
          <table:table-cell table:formula="of:=[.B173]*1000" office:value-type="float" office:value="4.6631" calcext:value-type="float">
            <text:p>4.6631</text:p>
          </table:table-cell>
          <table:table-cell table:formula="of:=[.C173]*1000" office:value-type="float" office:value="4.4817" calcext:value-type="float">
            <text:p>4.4817</text:p>
          </table:table-cell>
          <table:table-cell table:formula="of:=[.D173]*1000" office:value-type="float" office:value="0.43358" calcext:value-type="float">
            <text:p>0.43358</text:p>
          </table:table-cell>
          <table:table-cell table:formula="of:=[.E173]*1000" office:value-type="float" office:value="0.56859" calcext:value-type="float">
            <text:p>0.56859</text:p>
          </table:table-cell>
          <table:table-cell table:formula="of:=[.F173]*1000" office:value-type="float" office:value="0.001223" calcext:value-type="float">
            <text:p>0.001223</text:p>
          </table:table-cell>
          <table:table-cell table:formula="of:=[.G173]*1000" office:value-type="float" office:value="0.0020321" calcext:value-type="float">
            <text:p>0.0020321</text:p>
          </table:table-cell>
          <table:table-cell office:value-type="float" office:value="4.1328" calcext:value-type="float">
            <text:p>4.1328</text:p>
          </table:table-cell>
          <table:table-cell office:value-type="float" office:value="5.3831" calcext:value-type="float">
            <text:p>5.3831</text:p>
          </table:table-cell>
        </table:table-row>
        <table:table-row table:style-name="ro1">
          <table:table-cell office:value-type="float" office:value="1710.7" calcext:value-type="float">
            <text:p>1710.7</text:p>
          </table:table-cell>
          <table:table-cell office:value-type="float" office:value="0.0046598" calcext:value-type="float">
            <text:p>0.0046598</text:p>
          </table:table-cell>
          <table:table-cell office:value-type="float" office:value="0.0044762" calcext:value-type="float">
            <text:p>0.0044762</text:p>
          </table:table-cell>
          <table:table-cell office:value-type="float" office:value="0.00043638" calcext:value-type="float">
            <text:p>0.00043638</text:p>
          </table:table-cell>
          <table:table-cell office:value-type="float" office:value="0.00057214" calcext:value-type="float">
            <text:p>0.00057214</text:p>
          </table:table-cell>
          <table:table-cell office:value-type="float" office:value="0.0000012291" calcext:value-type="float">
            <text:p>1.2291E-006</text:p>
          </table:table-cell>
          <table:table-cell office:value-type="float" office:value="0.0000020478" calcext:value-type="float">
            <text:p>2.0478E-006</text:p>
          </table:table-cell>
          <table:table-cell table:formula="of:=[.B174]*1000" office:value-type="float" office:value="4.6598" calcext:value-type="float">
            <text:p>4.6598</text:p>
          </table:table-cell>
          <table:table-cell table:formula="of:=[.C174]*1000" office:value-type="float" office:value="4.4762" calcext:value-type="float">
            <text:p>4.4762</text:p>
          </table:table-cell>
          <table:table-cell table:formula="of:=[.D174]*1000" office:value-type="float" office:value="0.43638" calcext:value-type="float">
            <text:p>0.43638</text:p>
          </table:table-cell>
          <table:table-cell table:formula="of:=[.E174]*1000" office:value-type="float" office:value="0.57214" calcext:value-type="float">
            <text:p>0.57214</text:p>
          </table:table-cell>
          <table:table-cell table:formula="of:=[.F174]*1000" office:value-type="float" office:value="0.0012291" calcext:value-type="float">
            <text:p>0.0012291</text:p>
          </table:table-cell>
          <table:table-cell table:formula="of:=[.G174]*1000" office:value-type="float" office:value="0.0020478" calcext:value-type="float">
            <text:p>0.0020478</text:p>
          </table:table-cell>
          <table:table-cell office:value-type="float" office:value="4.1348" calcext:value-type="float">
            <text:p>4.1348</text:p>
          </table:table-cell>
          <table:table-cell office:value-type="float" office:value="5.3846" calcext:value-type="float">
            <text:p>5.3846</text:p>
          </table:table-cell>
        </table:table-row>
        <table:table-row table:style-name="ro1">
          <table:table-cell office:value-type="float" office:value="1720.7" calcext:value-type="float">
            <text:p>1720.7</text:p>
          </table:table-cell>
          <table:table-cell office:value-type="float" office:value="0.0046564" calcext:value-type="float">
            <text:p>0.0046564</text:p>
          </table:table-cell>
          <table:table-cell office:value-type="float" office:value="0.0044708" calcext:value-type="float">
            <text:p>0.0044708</text:p>
          </table:table-cell>
          <table:table-cell office:value-type="float" office:value="0.00043919" calcext:value-type="float">
            <text:p>0.00043919</text:p>
          </table:table-cell>
          <table:table-cell office:value-type="float" office:value="0.00057569" calcext:value-type="float">
            <text:p>0.00057569</text:p>
          </table:table-cell>
          <table:table-cell office:value-type="float" office:value="0.0000012352" calcext:value-type="float">
            <text:p>1.2352E-006</text:p>
          </table:table-cell>
          <table:table-cell office:value-type="float" office:value="0.0000020638" calcext:value-type="float">
            <text:p>2.0638E-006</text:p>
          </table:table-cell>
          <table:table-cell table:formula="of:=[.B175]*1000" office:value-type="float" office:value="4.6564" calcext:value-type="float">
            <text:p>4.6564</text:p>
          </table:table-cell>
          <table:table-cell table:formula="of:=[.C175]*1000" office:value-type="float" office:value="4.4708" calcext:value-type="float">
            <text:p>4.4708</text:p>
          </table:table-cell>
          <table:table-cell table:formula="of:=[.D175]*1000" office:value-type="float" office:value="0.43919" calcext:value-type="float">
            <text:p>0.43919</text:p>
          </table:table-cell>
          <table:table-cell table:formula="of:=[.E175]*1000" office:value-type="float" office:value="0.57569" calcext:value-type="float">
            <text:p>0.57569</text:p>
          </table:table-cell>
          <table:table-cell table:formula="of:=[.F175]*1000" office:value-type="float" office:value="0.0012352" calcext:value-type="float">
            <text:p>0.0012352</text:p>
          </table:table-cell>
          <table:table-cell table:formula="of:=[.G175]*1000" office:value-type="float" office:value="0.0020638" calcext:value-type="float">
            <text:p>0.0020638</text:p>
          </table:table-cell>
          <table:table-cell office:value-type="float" office:value="4.1369" calcext:value-type="float">
            <text:p>4.1369</text:p>
          </table:table-cell>
          <table:table-cell office:value-type="float" office:value="5.3861" calcext:value-type="float">
            <text:p>5.3861</text:p>
          </table:table-cell>
        </table:table-row>
        <table:table-row table:style-name="ro1">
          <table:table-cell office:value-type="float" office:value="1730.7" calcext:value-type="float">
            <text:p>1730.7</text:p>
          </table:table-cell>
          <table:table-cell office:value-type="float" office:value="0.0046531" calcext:value-type="float">
            <text:p>0.0046531</text:p>
          </table:table-cell>
          <table:table-cell office:value-type="float" office:value="0.0044652" calcext:value-type="float">
            <text:p>0.0044652</text:p>
          </table:table-cell>
          <table:table-cell office:value-type="float" office:value="0.00044199" calcext:value-type="float">
            <text:p>0.00044199</text:p>
          </table:table-cell>
          <table:table-cell office:value-type="float" office:value="0.00057924" calcext:value-type="float">
            <text:p>0.00057924</text:p>
          </table:table-cell>
          <table:table-cell office:value-type="float" office:value="0.0000012414" calcext:value-type="float">
            <text:p>1.2414E-006</text:p>
          </table:table-cell>
          <table:table-cell office:value-type="float" office:value="0.00000208" calcext:value-type="float">
            <text:p>0.00000208</text:p>
          </table:table-cell>
          <table:table-cell table:formula="of:=[.B176]*1000" office:value-type="float" office:value="4.6531" calcext:value-type="float">
            <text:p>4.6531</text:p>
          </table:table-cell>
          <table:table-cell table:formula="of:=[.C176]*1000" office:value-type="float" office:value="4.4652" calcext:value-type="float">
            <text:p>4.4652</text:p>
          </table:table-cell>
          <table:table-cell table:formula="of:=[.D176]*1000" office:value-type="float" office:value="0.44199" calcext:value-type="float">
            <text:p>0.44199</text:p>
          </table:table-cell>
          <table:table-cell table:formula="of:=[.E176]*1000" office:value-type="float" office:value="0.57924" calcext:value-type="float">
            <text:p>0.57924</text:p>
          </table:table-cell>
          <table:table-cell table:formula="of:=[.F176]*1000" office:value-type="float" office:value="0.0012414" calcext:value-type="float">
            <text:p>0.0012414</text:p>
          </table:table-cell>
          <table:table-cell table:formula="of:=[.G176]*1000" office:value-type="float" office:value="0.00208" calcext:value-type="float">
            <text:p>0.00208</text:p>
          </table:table-cell>
          <table:table-cell office:value-type="float" office:value="4.1389" calcext:value-type="float">
            <text:p>4.1389</text:p>
          </table:table-cell>
          <table:table-cell office:value-type="float" office:value="5.3876" calcext:value-type="float">
            <text:p>5.3876</text:p>
          </table:table-cell>
        </table:table-row>
        <table:table-row table:style-name="ro1">
          <table:table-cell office:value-type="float" office:value="1740.7" calcext:value-type="float">
            <text:p>1740.7</text:p>
          </table:table-cell>
          <table:table-cell office:value-type="float" office:value="0.0046497" calcext:value-type="float">
            <text:p>0.0046497</text:p>
          </table:table-cell>
          <table:table-cell office:value-type="float" office:value="0.0044597" calcext:value-type="float">
            <text:p>0.0044597</text:p>
          </table:table-cell>
          <table:table-cell office:value-type="float" office:value="0.0004448" calcext:value-type="float">
            <text:p>0.0004448</text:p>
          </table:table-cell>
          <table:table-cell office:value-type="float" office:value="0.00058279" calcext:value-type="float">
            <text:p>0.00058279</text:p>
          </table:table-cell>
          <table:table-cell office:value-type="float" office:value="0.0000012476" calcext:value-type="float">
            <text:p>1.2476E-006</text:p>
          </table:table-cell>
          <table:table-cell office:value-type="float" office:value="0.0000020964" calcext:value-type="float">
            <text:p>2.0964E-006</text:p>
          </table:table-cell>
          <table:table-cell table:formula="of:=[.B177]*1000" office:value-type="float" office:value="4.6497" calcext:value-type="float">
            <text:p>4.6497</text:p>
          </table:table-cell>
          <table:table-cell table:formula="of:=[.C177]*1000" office:value-type="float" office:value="4.4597" calcext:value-type="float">
            <text:p>4.4597</text:p>
          </table:table-cell>
          <table:table-cell table:formula="of:=[.D177]*1000" office:value-type="float" office:value="0.4448" calcext:value-type="float">
            <text:p>0.4448</text:p>
          </table:table-cell>
          <table:table-cell table:formula="of:=[.E177]*1000" office:value-type="float" office:value="0.58279" calcext:value-type="float">
            <text:p>0.58279</text:p>
          </table:table-cell>
          <table:table-cell table:formula="of:=[.F177]*1000" office:value-type="float" office:value="0.0012476" calcext:value-type="float">
            <text:p>0.0012476</text:p>
          </table:table-cell>
          <table:table-cell table:formula="of:=[.G177]*1000" office:value-type="float" office:value="0.0020964" calcext:value-type="float">
            <text:p>0.0020964</text:p>
          </table:table-cell>
          <table:table-cell office:value-type="float" office:value="4.141" calcext:value-type="float">
            <text:p>4.141</text:p>
          </table:table-cell>
          <table:table-cell office:value-type="float" office:value="5.3891" calcext:value-type="float">
            <text:p>5.3891</text:p>
          </table:table-cell>
        </table:table-row>
        <table:table-row table:style-name="ro1">
          <table:table-cell office:value-type="float" office:value="1750.7" calcext:value-type="float">
            <text:p>1750.7</text:p>
          </table:table-cell>
          <table:table-cell office:value-type="float" office:value="0.0046463" calcext:value-type="float">
            <text:p>0.0046463</text:p>
          </table:table-cell>
          <table:table-cell office:value-type="float" office:value="0.0044541" calcext:value-type="float">
            <text:p>0.0044541</text:p>
          </table:table-cell>
          <table:table-cell office:value-type="float" office:value="0.0004476" calcext:value-type="float">
            <text:p>0.0004476</text:p>
          </table:table-cell>
          <table:table-cell office:value-type="float" office:value="0.00058633" calcext:value-type="float">
            <text:p>0.00058633</text:p>
          </table:table-cell>
          <table:table-cell office:value-type="float" office:value="0.0000012539" calcext:value-type="float">
            <text:p>1.2539E-006</text:p>
          </table:table-cell>
          <table:table-cell office:value-type="float" office:value="0.0000021131" calcext:value-type="float">
            <text:p>2.1131E-006</text:p>
          </table:table-cell>
          <table:table-cell table:formula="of:=[.B178]*1000" office:value-type="float" office:value="4.6463" calcext:value-type="float">
            <text:p>4.6463</text:p>
          </table:table-cell>
          <table:table-cell table:formula="of:=[.C178]*1000" office:value-type="float" office:value="4.4541" calcext:value-type="float">
            <text:p>4.4541</text:p>
          </table:table-cell>
          <table:table-cell table:formula="of:=[.D178]*1000" office:value-type="float" office:value="0.4476" calcext:value-type="float">
            <text:p>0.4476</text:p>
          </table:table-cell>
          <table:table-cell table:formula="of:=[.E178]*1000" office:value-type="float" office:value="0.58633" calcext:value-type="float">
            <text:p>0.58633</text:p>
          </table:table-cell>
          <table:table-cell table:formula="of:=[.F178]*1000" office:value-type="float" office:value="0.0012539" calcext:value-type="float">
            <text:p>0.0012539</text:p>
          </table:table-cell>
          <table:table-cell table:formula="of:=[.G178]*1000" office:value-type="float" office:value="0.0021131" calcext:value-type="float">
            <text:p>0.0021131</text:p>
          </table:table-cell>
          <table:table-cell office:value-type="float" office:value="4.143" calcext:value-type="float">
            <text:p>4.143</text:p>
          </table:table-cell>
          <table:table-cell office:value-type="float" office:value="5.3906" calcext:value-type="float">
            <text:p>5.3906</text:p>
          </table:table-cell>
        </table:table-row>
        <table:table-row table:style-name="ro1">
          <table:table-cell office:value-type="float" office:value="1760.7" calcext:value-type="float">
            <text:p>1760.7</text:p>
          </table:table-cell>
          <table:table-cell office:value-type="float" office:value="0.0046429" calcext:value-type="float">
            <text:p>0.0046429</text:p>
          </table:table-cell>
          <table:table-cell office:value-type="float" office:value="0.0044484" calcext:value-type="float">
            <text:p>0.0044484</text:p>
          </table:table-cell>
          <table:table-cell office:value-type="float" office:value="0.00045041" calcext:value-type="float">
            <text:p>0.00045041</text:p>
          </table:table-cell>
          <table:table-cell office:value-type="float" office:value="0.00058987" calcext:value-type="float">
            <text:p>0.00058987</text:p>
          </table:table-cell>
          <table:table-cell office:value-type="float" office:value="0.0000012602" calcext:value-type="float">
            <text:p>1.2602E-006</text:p>
          </table:table-cell>
          <table:table-cell office:value-type="float" office:value="0.0000021301" calcext:value-type="float">
            <text:p>2.1301E-006</text:p>
          </table:table-cell>
          <table:table-cell table:formula="of:=[.B179]*1000" office:value-type="float" office:value="4.6429" calcext:value-type="float">
            <text:p>4.6429</text:p>
          </table:table-cell>
          <table:table-cell table:formula="of:=[.C179]*1000" office:value-type="float" office:value="4.4484" calcext:value-type="float">
            <text:p>4.4484</text:p>
          </table:table-cell>
          <table:table-cell table:formula="of:=[.D179]*1000" office:value-type="float" office:value="0.45041" calcext:value-type="float">
            <text:p>0.45041</text:p>
          </table:table-cell>
          <table:table-cell table:formula="of:=[.E179]*1000" office:value-type="float" office:value="0.58987" calcext:value-type="float">
            <text:p>0.58987</text:p>
          </table:table-cell>
          <table:table-cell table:formula="of:=[.F179]*1000" office:value-type="float" office:value="0.0012602" calcext:value-type="float">
            <text:p>0.0012602</text:p>
          </table:table-cell>
          <table:table-cell table:formula="of:=[.G179]*1000" office:value-type="float" office:value="0.0021301" calcext:value-type="float">
            <text:p>0.0021301</text:p>
          </table:table-cell>
          <table:table-cell office:value-type="float" office:value="4.1451" calcext:value-type="float">
            <text:p>4.1451</text:p>
          </table:table-cell>
          <table:table-cell office:value-type="float" office:value="5.3921" calcext:value-type="float">
            <text:p>5.3921</text:p>
          </table:table-cell>
        </table:table-row>
        <table:table-row table:style-name="ro1">
          <table:table-cell office:value-type="float" office:value="1770.7" calcext:value-type="float">
            <text:p>1770.7</text:p>
          </table:table-cell>
          <table:table-cell office:value-type="float" office:value="0.0046394" calcext:value-type="float">
            <text:p>0.0046394</text:p>
          </table:table-cell>
          <table:table-cell office:value-type="float" office:value="0.0044427" calcext:value-type="float">
            <text:p>0.0044427</text:p>
          </table:table-cell>
          <table:table-cell office:value-type="float" office:value="0.00045321" calcext:value-type="float">
            <text:p>0.00045321</text:p>
          </table:table-cell>
          <table:table-cell office:value-type="float" office:value="0.00059341" calcext:value-type="float">
            <text:p>0.00059341</text:p>
          </table:table-cell>
          <table:table-cell office:value-type="float" office:value="0.0000012666" calcext:value-type="float">
            <text:p>1.2666E-006</text:p>
          </table:table-cell>
          <table:table-cell office:value-type="float" office:value="0.0000021474" calcext:value-type="float">
            <text:p>2.1474E-006</text:p>
          </table:table-cell>
          <table:table-cell table:formula="of:=[.B180]*1000" office:value-type="float" office:value="4.6394" calcext:value-type="float">
            <text:p>4.6394</text:p>
          </table:table-cell>
          <table:table-cell table:formula="of:=[.C180]*1000" office:value-type="float" office:value="4.4427" calcext:value-type="float">
            <text:p>4.4427</text:p>
          </table:table-cell>
          <table:table-cell table:formula="of:=[.D180]*1000" office:value-type="float" office:value="0.45321" calcext:value-type="float">
            <text:p>0.45321</text:p>
          </table:table-cell>
          <table:table-cell table:formula="of:=[.E180]*1000" office:value-type="float" office:value="0.59341" calcext:value-type="float">
            <text:p>0.59341</text:p>
          </table:table-cell>
          <table:table-cell table:formula="of:=[.F180]*1000" office:value-type="float" office:value="0.0012666" calcext:value-type="float">
            <text:p>0.0012666</text:p>
          </table:table-cell>
          <table:table-cell table:formula="of:=[.G180]*1000" office:value-type="float" office:value="0.0021474" calcext:value-type="float">
            <text:p>0.0021474</text:p>
          </table:table-cell>
          <table:table-cell office:value-type="float" office:value="4.1471" calcext:value-type="float">
            <text:p>4.1471</text:p>
          </table:table-cell>
          <table:table-cell office:value-type="float" office:value="5.3936" calcext:value-type="float">
            <text:p>5.3936</text:p>
          </table:table-cell>
        </table:table-row>
        <table:table-row table:style-name="ro1">
          <table:table-cell office:value-type="float" office:value="1780.7" calcext:value-type="float">
            <text:p>1780.7</text:p>
          </table:table-cell>
          <table:table-cell office:value-type="float" office:value="0.004636" calcext:value-type="float">
            <text:p>0.004636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.00045601" calcext:value-type="float">
            <text:p>0.00045601</text:p>
          </table:table-cell>
          <table:table-cell office:value-type="float" office:value="0.00059695" calcext:value-type="float">
            <text:p>0.00059695</text:p>
          </table:table-cell>
          <table:table-cell office:value-type="float" office:value="0.0000012731" calcext:value-type="float">
            <text:p>1.2731E-006</text:p>
          </table:table-cell>
          <table:table-cell office:value-type="float" office:value="0.0000021649" calcext:value-type="float">
            <text:p>2.1649E-006</text:p>
          </table:table-cell>
          <table:table-cell table:formula="of:=[.B181]*1000" office:value-type="float" office:value="4.636" calcext:value-type="float">
            <text:p>4.636</text:p>
          </table:table-cell>
          <table:table-cell table:formula="of:=[.C181]*1000" office:value-type="float" office:value="4.437" calcext:value-type="float">
            <text:p>4.437</text:p>
          </table:table-cell>
          <table:table-cell table:formula="of:=[.D181]*1000" office:value-type="float" office:value="0.45601" calcext:value-type="float">
            <text:p>0.45601</text:p>
          </table:table-cell>
          <table:table-cell table:formula="of:=[.E181]*1000" office:value-type="float" office:value="0.59695" calcext:value-type="float">
            <text:p>0.59695</text:p>
          </table:table-cell>
          <table:table-cell table:formula="of:=[.F181]*1000" office:value-type="float" office:value="0.0012731" calcext:value-type="float">
            <text:p>0.0012731</text:p>
          </table:table-cell>
          <table:table-cell table:formula="of:=[.G181]*1000" office:value-type="float" office:value="0.0021649" calcext:value-type="float">
            <text:p>0.0021649</text:p>
          </table:table-cell>
          <table:table-cell office:value-type="float" office:value="4.1492" calcext:value-type="float">
            <text:p>4.1492</text:p>
          </table:table-cell>
          <table:table-cell office:value-type="float" office:value="5.395" calcext:value-type="float">
            <text:p>5.395</text:p>
          </table:table-cell>
        </table:table-row>
        <table:table-row table:style-name="ro1">
          <table:table-cell office:value-type="float" office:value="1790.7" calcext:value-type="float">
            <text:p>1790.7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44312" calcext:value-type="float">
            <text:p>0.0044312</text:p>
          </table:table-cell>
          <table:table-cell office:value-type="float" office:value="0.00045882" calcext:value-type="float">
            <text:p>0.00045882</text:p>
          </table:table-cell>
          <table:table-cell office:value-type="float" office:value="0.00060048" calcext:value-type="float">
            <text:p>0.00060048</text:p>
          </table:table-cell>
          <table:table-cell office:value-type="float" office:value="0.0000012796" calcext:value-type="float">
            <text:p>1.2796E-006</text:p>
          </table:table-cell>
          <table:table-cell office:value-type="float" office:value="0.0000021827" calcext:value-type="float">
            <text:p>2.1827E-006</text:p>
          </table:table-cell>
          <table:table-cell table:formula="of:=[.B182]*1000" office:value-type="float" office:value="4.6325" calcext:value-type="float">
            <text:p>4.6325</text:p>
          </table:table-cell>
          <table:table-cell table:formula="of:=[.C182]*1000" office:value-type="float" office:value="4.4312" calcext:value-type="float">
            <text:p>4.4312</text:p>
          </table:table-cell>
          <table:table-cell table:formula="of:=[.D182]*1000" office:value-type="float" office:value="0.45882" calcext:value-type="float">
            <text:p>0.45882</text:p>
          </table:table-cell>
          <table:table-cell table:formula="of:=[.E182]*1000" office:value-type="float" office:value="0.60048" calcext:value-type="float">
            <text:p>0.60048</text:p>
          </table:table-cell>
          <table:table-cell table:formula="of:=[.F182]*1000" office:value-type="float" office:value="0.0012796" calcext:value-type="float">
            <text:p>0.0012796</text:p>
          </table:table-cell>
          <table:table-cell table:formula="of:=[.G182]*1000" office:value-type="float" office:value="0.0021827" calcext:value-type="float">
            <text:p>0.0021827</text:p>
          </table:table-cell>
          <table:table-cell office:value-type="float" office:value="4.1512" calcext:value-type="float">
            <text:p>4.1512</text:p>
          </table:table-cell>
          <table:table-cell office:value-type="float" office:value="5.3965" calcext:value-type="float">
            <text:p>5.3965</text:p>
          </table:table-cell>
        </table:table-row>
        <table:table-row table:style-name="ro1">
          <table:table-cell office:value-type="float" office:value="1800.7" calcext:value-type="float">
            <text:p>1800.7</text:p>
          </table:table-cell>
          <table:table-cell office:value-type="float" office:value="0.004629" calcext:value-type="float">
            <text:p>0.004629</text:p>
          </table:table-cell>
          <table:table-cell office:value-type="float" office:value="0.0044254" calcext:value-type="float">
            <text:p>0.0044254</text:p>
          </table:table-cell>
          <table:table-cell office:value-type="float" office:value="0.00046162" calcext:value-type="float">
            <text:p>0.00046162</text:p>
          </table:table-cell>
          <table:table-cell office:value-type="float" office:value="0.00060402" calcext:value-type="float">
            <text:p>0.00060402</text:p>
          </table:table-cell>
          <table:table-cell office:value-type="float" office:value="0.0000012862" calcext:value-type="float">
            <text:p>1.2862E-006</text:p>
          </table:table-cell>
          <table:table-cell office:value-type="float" office:value="0.0000022008" calcext:value-type="float">
            <text:p>2.2008E-006</text:p>
          </table:table-cell>
          <table:table-cell table:formula="of:=[.B183]*1000" office:value-type="float" office:value="4.629" calcext:value-type="float">
            <text:p>4.629</text:p>
          </table:table-cell>
          <table:table-cell table:formula="of:=[.C183]*1000" office:value-type="float" office:value="4.4254" calcext:value-type="float">
            <text:p>4.4254</text:p>
          </table:table-cell>
          <table:table-cell table:formula="of:=[.D183]*1000" office:value-type="float" office:value="0.46162" calcext:value-type="float">
            <text:p>0.46162</text:p>
          </table:table-cell>
          <table:table-cell table:formula="of:=[.E183]*1000" office:value-type="float" office:value="0.60402" calcext:value-type="float">
            <text:p>0.60402</text:p>
          </table:table-cell>
          <table:table-cell table:formula="of:=[.F183]*1000" office:value-type="float" office:value="0.0012862" calcext:value-type="float">
            <text:p>0.0012862</text:p>
          </table:table-cell>
          <table:table-cell table:formula="of:=[.G183]*1000" office:value-type="float" office:value="0.0022008" calcext:value-type="float">
            <text:p>0.0022008</text:p>
          </table:table-cell>
          <table:table-cell office:value-type="float" office:value="4.1532" calcext:value-type="float">
            <text:p>4.1532</text:p>
          </table:table-cell>
          <table:table-cell office:value-type="float" office:value="5.398" calcext:value-type="float">
            <text:p>5.398</text:p>
          </table:table-cell>
        </table:table-row>
        <table:table-row table:style-name="ro1">
          <table:table-cell office:value-type="float" office:value="1810.7" calcext:value-type="float">
            <text:p>1810.7</text:p>
          </table:table-cell>
          <table:table-cell office:value-type="float" office:value="0.0046255" calcext:value-type="float">
            <text:p>0.0046255</text:p>
          </table:table-cell>
          <table:table-cell office:value-type="float" office:value="0.0044195" calcext:value-type="float">
            <text:p>0.0044195</text:p>
          </table:table-cell>
          <table:table-cell office:value-type="float" office:value="0.00046443" calcext:value-type="float">
            <text:p>0.00046443</text:p>
          </table:table-cell>
          <table:table-cell office:value-type="float" office:value="0.00060755" calcext:value-type="float">
            <text:p>0.00060755</text:p>
          </table:table-cell>
          <table:table-cell office:value-type="float" office:value="0.0000012929" calcext:value-type="float">
            <text:p>1.2929E-006</text:p>
          </table:table-cell>
          <table:table-cell office:value-type="float" office:value="0.0000022192" calcext:value-type="float">
            <text:p>2.2192E-006</text:p>
          </table:table-cell>
          <table:table-cell table:formula="of:=[.B184]*1000" office:value-type="float" office:value="4.6255" calcext:value-type="float">
            <text:p>4.6255</text:p>
          </table:table-cell>
          <table:table-cell table:formula="of:=[.C184]*1000" office:value-type="float" office:value="4.4195" calcext:value-type="float">
            <text:p>4.4195</text:p>
          </table:table-cell>
          <table:table-cell table:formula="of:=[.D184]*1000" office:value-type="float" office:value="0.46443" calcext:value-type="float">
            <text:p>0.46443</text:p>
          </table:table-cell>
          <table:table-cell table:formula="of:=[.E184]*1000" office:value-type="float" office:value="0.60755" calcext:value-type="float">
            <text:p>0.60755</text:p>
          </table:table-cell>
          <table:table-cell table:formula="of:=[.F184]*1000" office:value-type="float" office:value="0.0012929" calcext:value-type="float">
            <text:p>0.0012929</text:p>
          </table:table-cell>
          <table:table-cell table:formula="of:=[.G184]*1000" office:value-type="float" office:value="0.0022192" calcext:value-type="float">
            <text:p>0.0022192</text:p>
          </table:table-cell>
          <table:table-cell office:value-type="float" office:value="4.1552" calcext:value-type="float">
            <text:p>4.1552</text:p>
          </table:table-cell>
          <table:table-cell office:value-type="float" office:value="5.3995" calcext:value-type="float">
            <text:p>5.3995</text:p>
          </table:table-cell>
        </table:table-row>
        <table:table-row table:style-name="ro1">
          <table:table-cell office:value-type="float" office:value="1820.7" calcext:value-type="float">
            <text:p>1820.7</text:p>
          </table:table-cell>
          <table:table-cell office:value-type="float" office:value="0.004622" calcext:value-type="float">
            <text:p>0.004622</text:p>
          </table:table-cell>
          <table:table-cell office:value-type="float" office:value="0.0044136" calcext:value-type="float">
            <text:p>0.0044136</text:p>
          </table:table-cell>
          <table:table-cell office:value-type="float" office:value="0.00046723" calcext:value-type="float">
            <text:p>0.00046723</text:p>
          </table:table-cell>
          <table:table-cell office:value-type="float" office:value="0.00061108" calcext:value-type="float">
            <text:p>0.00061108</text:p>
          </table:table-cell>
          <table:table-cell office:value-type="float" office:value="0.0000012996" calcext:value-type="float">
            <text:p>1.2996E-006</text:p>
          </table:table-cell>
          <table:table-cell office:value-type="float" office:value="0.0000022379" calcext:value-type="float">
            <text:p>2.2379E-006</text:p>
          </table:table-cell>
          <table:table-cell table:formula="of:=[.B185]*1000" office:value-type="float" office:value="4.622" calcext:value-type="float">
            <text:p>4.622</text:p>
          </table:table-cell>
          <table:table-cell table:formula="of:=[.C185]*1000" office:value-type="float" office:value="4.4136" calcext:value-type="float">
            <text:p>4.4136</text:p>
          </table:table-cell>
          <table:table-cell table:formula="of:=[.D185]*1000" office:value-type="float" office:value="0.46723" calcext:value-type="float">
            <text:p>0.46723</text:p>
          </table:table-cell>
          <table:table-cell table:formula="of:=[.E185]*1000" office:value-type="float" office:value="0.61108" calcext:value-type="float">
            <text:p>0.61108</text:p>
          </table:table-cell>
          <table:table-cell table:formula="of:=[.F185]*1000" office:value-type="float" office:value="0.0012996" calcext:value-type="float">
            <text:p>0.0012996</text:p>
          </table:table-cell>
          <table:table-cell table:formula="of:=[.G185]*1000" office:value-type="float" office:value="0.0022379" calcext:value-type="float">
            <text:p>0.0022379</text:p>
          </table:table-cell>
          <table:table-cell office:value-type="float" office:value="4.1573" calcext:value-type="float">
            <text:p>4.1573</text:p>
          </table:table-cell>
          <table:table-cell office:value-type="float" office:value="5.4009" calcext:value-type="float">
            <text:p>5.4009</text:p>
          </table:table-cell>
        </table:table-row>
        <table:table-row table:style-name="ro1">
          <table:table-cell office:value-type="float" office:value="1830.7" calcext:value-type="float">
            <text:p>1830.7</text:p>
          </table:table-cell>
          <table:table-cell office:value-type="float" office:value="0.0046185" calcext:value-type="float">
            <text:p>0.0046185</text:p>
          </table:table-cell>
          <table:table-cell office:value-type="float" office:value="0.0044076" calcext:value-type="float">
            <text:p>0.0044076</text:p>
          </table:table-cell>
          <table:table-cell office:value-type="float" office:value="0.00047004" calcext:value-type="float">
            <text:p>0.00047004</text:p>
          </table:table-cell>
          <table:table-cell office:value-type="float" office:value="0.00061461" calcext:value-type="float">
            <text:p>0.00061461</text:p>
          </table:table-cell>
          <table:table-cell office:value-type="float" office:value="0.0000013064" calcext:value-type="float">
            <text:p>1.3064E-006</text:p>
          </table:table-cell>
          <table:table-cell office:value-type="float" office:value="0.000002257" calcext:value-type="float">
            <text:p>0.000002257</text:p>
          </table:table-cell>
          <table:table-cell table:formula="of:=[.B186]*1000" office:value-type="float" office:value="4.6185" calcext:value-type="float">
            <text:p>4.6185</text:p>
          </table:table-cell>
          <table:table-cell table:formula="of:=[.C186]*1000" office:value-type="float" office:value="4.4076" calcext:value-type="float">
            <text:p>4.4076</text:p>
          </table:table-cell>
          <table:table-cell table:formula="of:=[.D186]*1000" office:value-type="float" office:value="0.47004" calcext:value-type="float">
            <text:p>0.47004</text:p>
          </table:table-cell>
          <table:table-cell table:formula="of:=[.E186]*1000" office:value-type="float" office:value="0.61461" calcext:value-type="float">
            <text:p>0.61461</text:p>
          </table:table-cell>
          <table:table-cell table:formula="of:=[.F186]*1000" office:value-type="float" office:value="0.0013064" calcext:value-type="float">
            <text:p>0.0013064</text:p>
          </table:table-cell>
          <table:table-cell table:formula="of:=[.G186]*1000" office:value-type="float" office:value="0.002257" calcext:value-type="float">
            <text:p>0.002257</text:p>
          </table:table-cell>
          <table:table-cell office:value-type="float" office:value="4.1593" calcext:value-type="float">
            <text:p>4.1593</text:p>
          </table:table-cell>
          <table:table-cell office:value-type="float" office:value="5.4024" calcext:value-type="float">
            <text:p>5.4024</text:p>
          </table:table-cell>
        </table:table-row>
        <table:table-row table:style-name="ro1">
          <table:table-cell office:value-type="float" office:value="1840.7" calcext:value-type="float">
            <text:p>1840.7</text:p>
          </table:table-cell>
          <table:table-cell office:value-type="float" office:value="0.0046149" calcext:value-type="float">
            <text:p>0.0046149</text:p>
          </table:table-cell>
          <table:table-cell office:value-type="float" office:value="0.0044016" calcext:value-type="float">
            <text:p>0.0044016</text:p>
          </table:table-cell>
          <table:table-cell office:value-type="float" office:value="0.00047284" calcext:value-type="float">
            <text:p>0.00047284</text:p>
          </table:table-cell>
          <table:table-cell office:value-type="float" office:value="0.00061813" calcext:value-type="float">
            <text:p>0.00061813</text:p>
          </table:table-cell>
          <table:table-cell office:value-type="float" office:value="0.0000013133" calcext:value-type="float">
            <text:p>1.3133E-006</text:p>
          </table:table-cell>
          <table:table-cell office:value-type="float" office:value="0.0000022763" calcext:value-type="float">
            <text:p>2.2763E-006</text:p>
          </table:table-cell>
          <table:table-cell table:formula="of:=[.B187]*1000" office:value-type="float" office:value="4.6149" calcext:value-type="float">
            <text:p>4.6149</text:p>
          </table:table-cell>
          <table:table-cell table:formula="of:=[.C187]*1000" office:value-type="float" office:value="4.4016" calcext:value-type="float">
            <text:p>4.4016</text:p>
          </table:table-cell>
          <table:table-cell table:formula="of:=[.D187]*1000" office:value-type="float" office:value="0.47284" calcext:value-type="float">
            <text:p>0.47284</text:p>
          </table:table-cell>
          <table:table-cell table:formula="of:=[.E187]*1000" office:value-type="float" office:value="0.61813" calcext:value-type="float">
            <text:p>0.61813</text:p>
          </table:table-cell>
          <table:table-cell table:formula="of:=[.F187]*1000" office:value-type="float" office:value="0.0013133" calcext:value-type="float">
            <text:p>0.0013133</text:p>
          </table:table-cell>
          <table:table-cell table:formula="of:=[.G187]*1000" office:value-type="float" office:value="0.0022763" calcext:value-type="float">
            <text:p>0.0022763</text:p>
          </table:table-cell>
          <table:table-cell office:value-type="float" office:value="4.1613" calcext:value-type="float">
            <text:p>4.1613</text:p>
          </table:table-cell>
          <table:table-cell office:value-type="float" office:value="5.4039" calcext:value-type="float">
            <text:p>5.4039</text:p>
          </table:table-cell>
        </table:table-row>
        <table:table-row table:style-name="ro1">
          <table:table-cell office:value-type="float" office:value="1850.7" calcext:value-type="float">
            <text:p>1850.7</text:p>
          </table:table-cell>
          <table:table-cell office:value-type="float" office:value="0.0046114" calcext:value-type="float">
            <text:p>0.0046114</text:p>
          </table:table-cell>
          <table:table-cell office:value-type="float" office:value="0.0043956" calcext:value-type="float">
            <text:p>0.0043956</text:p>
          </table:table-cell>
          <table:table-cell office:value-type="float" office:value="0.00047564" calcext:value-type="float">
            <text:p>0.00047564</text:p>
          </table:table-cell>
          <table:table-cell office:value-type="float" office:value="0.00062165" calcext:value-type="float">
            <text:p>0.00062165</text:p>
          </table:table-cell>
          <table:table-cell office:value-type="float" office:value="0.0000013202" calcext:value-type="float">
            <text:p>1.3202E-006</text:p>
          </table:table-cell>
          <table:table-cell office:value-type="float" office:value="0.000002296" calcext:value-type="float">
            <text:p>0.000002296</text:p>
          </table:table-cell>
          <table:table-cell table:formula="of:=[.B188]*1000" office:value-type="float" office:value="4.6114" calcext:value-type="float">
            <text:p>4.6114</text:p>
          </table:table-cell>
          <table:table-cell table:formula="of:=[.C188]*1000" office:value-type="float" office:value="4.3956" calcext:value-type="float">
            <text:p>4.3956</text:p>
          </table:table-cell>
          <table:table-cell table:formula="of:=[.D188]*1000" office:value-type="float" office:value="0.47564" calcext:value-type="float">
            <text:p>0.47564</text:p>
          </table:table-cell>
          <table:table-cell table:formula="of:=[.E188]*1000" office:value-type="float" office:value="0.62165" calcext:value-type="float">
            <text:p>0.62165</text:p>
          </table:table-cell>
          <table:table-cell table:formula="of:=[.F188]*1000" office:value-type="float" office:value="0.0013202" calcext:value-type="float">
            <text:p>0.0013202</text:p>
          </table:table-cell>
          <table:table-cell table:formula="of:=[.G188]*1000" office:value-type="float" office:value="0.002296" calcext:value-type="float">
            <text:p>0.002296</text:p>
          </table:table-cell>
          <table:table-cell office:value-type="float" office:value="4.1633" calcext:value-type="float">
            <text:p>4.1633</text:p>
          </table:table-cell>
          <table:table-cell office:value-type="float" office:value="5.4053" calcext:value-type="float">
            <text:p>5.4053</text:p>
          </table:table-cell>
        </table:table-row>
        <table:table-row table:style-name="ro1">
          <table:table-cell office:value-type="float" office:value="1860.7" calcext:value-type="float">
            <text:p>1860.7</text:p>
          </table:table-cell>
          <table:table-cell office:value-type="float" office:value="0.0046078" calcext:value-type="float">
            <text:p>0.0046078</text:p>
          </table:table-cell>
          <table:table-cell office:value-type="float" office:value="0.0043895" calcext:value-type="float">
            <text:p>0.0043895</text:p>
          </table:table-cell>
          <table:table-cell office:value-type="float" office:value="0.00047845" calcext:value-type="float">
            <text:p>0.00047845</text:p>
          </table:table-cell>
          <table:table-cell office:value-type="float" office:value="0.00062517" calcext:value-type="float">
            <text:p>0.00062517</text:p>
          </table:table-cell>
          <table:table-cell office:value-type="float" office:value="0.0000013272" calcext:value-type="float">
            <text:p>1.3272E-006</text:p>
          </table:table-cell>
          <table:table-cell office:value-type="float" office:value="0.000002316" calcext:value-type="float">
            <text:p>0.000002316</text:p>
          </table:table-cell>
          <table:table-cell table:formula="of:=[.B189]*1000" office:value-type="float" office:value="4.6078" calcext:value-type="float">
            <text:p>4.6078</text:p>
          </table:table-cell>
          <table:table-cell table:formula="of:=[.C189]*1000" office:value-type="float" office:value="4.3895" calcext:value-type="float">
            <text:p>4.3895</text:p>
          </table:table-cell>
          <table:table-cell table:formula="of:=[.D189]*1000" office:value-type="float" office:value="0.47845" calcext:value-type="float">
            <text:p>0.47845</text:p>
          </table:table-cell>
          <table:table-cell table:formula="of:=[.E189]*1000" office:value-type="float" office:value="0.62517" calcext:value-type="float">
            <text:p>0.62517</text:p>
          </table:table-cell>
          <table:table-cell table:formula="of:=[.F189]*1000" office:value-type="float" office:value="0.0013272" calcext:value-type="float">
            <text:p>0.0013272</text:p>
          </table:table-cell>
          <table:table-cell table:formula="of:=[.G189]*1000" office:value-type="float" office:value="0.002316" calcext:value-type="float">
            <text:p>0.002316</text:p>
          </table:table-cell>
          <table:table-cell office:value-type="float" office:value="4.1653" calcext:value-type="float">
            <text:p>4.1653</text:p>
          </table:table-cell>
          <table:table-cell office:value-type="float" office:value="5.4068" calcext:value-type="float">
            <text:p>5.4068</text:p>
          </table:table-cell>
        </table:table-row>
        <table:table-row table:style-name="ro1">
          <table:table-cell office:value-type="float" office:value="1870.7" calcext:value-type="float">
            <text:p>1870.7</text:p>
          </table:table-cell>
          <table:table-cell office:value-type="float" office:value="0.0046042" calcext:value-type="float">
            <text:p>0.0046042</text:p>
          </table:table-cell>
          <table:table-cell office:value-type="float" office:value="0.0043833" calcext:value-type="float">
            <text:p>0.0043833</text:p>
          </table:table-cell>
          <table:table-cell office:value-type="float" office:value="0.00048125" calcext:value-type="float">
            <text:p>0.00048125</text:p>
          </table:table-cell>
          <table:table-cell office:value-type="float" office:value="0.00062869" calcext:value-type="float">
            <text:p>0.00062869</text:p>
          </table:table-cell>
          <table:table-cell office:value-type="float" office:value="0.0000013343" calcext:value-type="float">
            <text:p>1.3343E-006</text:p>
          </table:table-cell>
          <table:table-cell office:value-type="float" office:value="0.0000023364" calcext:value-type="float">
            <text:p>2.3364E-006</text:p>
          </table:table-cell>
          <table:table-cell table:formula="of:=[.B190]*1000" office:value-type="float" office:value="4.6042" calcext:value-type="float">
            <text:p>4.6042</text:p>
          </table:table-cell>
          <table:table-cell table:formula="of:=[.C190]*1000" office:value-type="float" office:value="4.3833" calcext:value-type="float">
            <text:p>4.3833</text:p>
          </table:table-cell>
          <table:table-cell table:formula="of:=[.D190]*1000" office:value-type="float" office:value="0.48125" calcext:value-type="float">
            <text:p>0.48125</text:p>
          </table:table-cell>
          <table:table-cell table:formula="of:=[.E190]*1000" office:value-type="float" office:value="0.62869" calcext:value-type="float">
            <text:p>0.62869</text:p>
          </table:table-cell>
          <table:table-cell table:formula="of:=[.F190]*1000" office:value-type="float" office:value="0.0013343" calcext:value-type="float">
            <text:p>0.0013343</text:p>
          </table:table-cell>
          <table:table-cell table:formula="of:=[.G190]*1000" office:value-type="float" office:value="0.0023364" calcext:value-type="float">
            <text:p>0.0023364</text:p>
          </table:table-cell>
          <table:table-cell office:value-type="float" office:value="4.1674" calcext:value-type="float">
            <text:p>4.1674</text:p>
          </table:table-cell>
          <table:table-cell office:value-type="float" office:value="5.4082" calcext:value-type="float">
            <text:p>5.4082</text:p>
          </table:table-cell>
        </table:table-row>
        <table:table-row table:style-name="ro1">
          <table:table-cell office:value-type="float" office:value="1880.7" calcext:value-type="float">
            <text:p>1880.7</text:p>
          </table:table-cell>
          <table:table-cell office:value-type="float" office:value="0.0046006" calcext:value-type="float">
            <text:p>0.0046006</text:p>
          </table:table-cell>
          <table:table-cell office:value-type="float" office:value="0.0043771" calcext:value-type="float">
            <text:p>0.0043771</text:p>
          </table:table-cell>
          <table:table-cell office:value-type="float" office:value="0.00048405" calcext:value-type="float">
            <text:p>0.00048405</text:p>
          </table:table-cell>
          <table:table-cell office:value-type="float" office:value="0.00063221" calcext:value-type="float">
            <text:p>0.00063221</text:p>
          </table:table-cell>
          <table:table-cell office:value-type="float" office:value="0.0000013414" calcext:value-type="float">
            <text:p>1.3414E-006</text:p>
          </table:table-cell>
          <table:table-cell office:value-type="float" office:value="0.0000023571" calcext:value-type="float">
            <text:p>2.3571E-006</text:p>
          </table:table-cell>
          <table:table-cell table:formula="of:=[.B191]*1000" office:value-type="float" office:value="4.6006" calcext:value-type="float">
            <text:p>4.6006</text:p>
          </table:table-cell>
          <table:table-cell table:formula="of:=[.C191]*1000" office:value-type="float" office:value="4.3771" calcext:value-type="float">
            <text:p>4.3771</text:p>
          </table:table-cell>
          <table:table-cell table:formula="of:=[.D191]*1000" office:value-type="float" office:value="0.48405" calcext:value-type="float">
            <text:p>0.48405</text:p>
          </table:table-cell>
          <table:table-cell table:formula="of:=[.E191]*1000" office:value-type="float" office:value="0.63221" calcext:value-type="float">
            <text:p>0.63221</text:p>
          </table:table-cell>
          <table:table-cell table:formula="of:=[.F191]*1000" office:value-type="float" office:value="0.0013414" calcext:value-type="float">
            <text:p>0.0013414</text:p>
          </table:table-cell>
          <table:table-cell table:formula="of:=[.G191]*1000" office:value-type="float" office:value="0.0023571" calcext:value-type="float">
            <text:p>0.0023571</text:p>
          </table:table-cell>
          <table:table-cell office:value-type="float" office:value="4.1694" calcext:value-type="float">
            <text:p>4.1694</text:p>
          </table:table-cell>
          <table:table-cell office:value-type="float" office:value="5.4097" calcext:value-type="float">
            <text:p>5.4097</text:p>
          </table:table-cell>
        </table:table-row>
        <table:table-row table:style-name="ro1">
          <table:table-cell office:value-type="float" office:value="1890.7" calcext:value-type="float">
            <text:p>1890.7</text:p>
          </table:table-cell>
          <table:table-cell office:value-type="float" office:value="0.0045969" calcext:value-type="float">
            <text:p>0.0045969</text:p>
          </table:table-cell>
          <table:table-cell office:value-type="float" office:value="0.0043709" calcext:value-type="float">
            <text:p>0.0043709</text:p>
          </table:table-cell>
          <table:table-cell office:value-type="float" office:value="0.00048686" calcext:value-type="float">
            <text:p>0.00048686</text:p>
          </table:table-cell>
          <table:table-cell office:value-type="float" office:value="0.00063572" calcext:value-type="float">
            <text:p>0.00063572</text:p>
          </table:table-cell>
          <table:table-cell office:value-type="float" office:value="0.0000013486" calcext:value-type="float">
            <text:p>1.3486E-006</text:p>
          </table:table-cell>
          <table:table-cell office:value-type="float" office:value="0.0000023782" calcext:value-type="float">
            <text:p>2.3782E-006</text:p>
          </table:table-cell>
          <table:table-cell table:formula="of:=[.B192]*1000" office:value-type="float" office:value="4.5969" calcext:value-type="float">
            <text:p>4.5969</text:p>
          </table:table-cell>
          <table:table-cell table:formula="of:=[.C192]*1000" office:value-type="float" office:value="4.3709" calcext:value-type="float">
            <text:p>4.3709</text:p>
          </table:table-cell>
          <table:table-cell table:formula="of:=[.D192]*1000" office:value-type="float" office:value="0.48686" calcext:value-type="float">
            <text:p>0.48686</text:p>
          </table:table-cell>
          <table:table-cell table:formula="of:=[.E192]*1000" office:value-type="float" office:value="0.63572" calcext:value-type="float">
            <text:p>0.63572</text:p>
          </table:table-cell>
          <table:table-cell table:formula="of:=[.F192]*1000" office:value-type="float" office:value="0.0013486" calcext:value-type="float">
            <text:p>0.0013486</text:p>
          </table:table-cell>
          <table:table-cell table:formula="of:=[.G192]*1000" office:value-type="float" office:value="0.0023782" calcext:value-type="float">
            <text:p>0.0023782</text:p>
          </table:table-cell>
          <table:table-cell office:value-type="float" office:value="4.1714" calcext:value-type="float">
            <text:p>4.1714</text:p>
          </table:table-cell>
          <table:table-cell office:value-type="float" office:value="5.4112" calcext:value-type="float">
            <text:p>5.4112</text:p>
          </table:table-cell>
        </table:table-row>
        <table:table-row table:style-name="ro1">
          <table:table-cell office:value-type="float" office:value="1900.7" calcext:value-type="float">
            <text:p>1900.7</text:p>
          </table:table-cell>
          <table:table-cell office:value-type="float" office:value="0.0045933" calcext:value-type="float">
            <text:p>0.0045933</text:p>
          </table:table-cell>
          <table:table-cell office:value-type="float" office:value="0.0043645" calcext:value-type="float">
            <text:p>0.0043645</text:p>
          </table:table-cell>
          <table:table-cell office:value-type="float" office:value="0.00048966" calcext:value-type="float">
            <text:p>0.00048966</text:p>
          </table:table-cell>
          <table:table-cell office:value-type="float" office:value="0.00063923" calcext:value-type="float">
            <text:p>0.00063923</text:p>
          </table:table-cell>
          <table:table-cell office:value-type="float" office:value="0.0000013559" calcext:value-type="float">
            <text:p>1.3559E-006</text:p>
          </table:table-cell>
          <table:table-cell office:value-type="float" office:value="0.0000023997" calcext:value-type="float">
            <text:p>2.3997E-006</text:p>
          </table:table-cell>
          <table:table-cell table:formula="of:=[.B193]*1000" office:value-type="float" office:value="4.5933" calcext:value-type="float">
            <text:p>4.5933</text:p>
          </table:table-cell>
          <table:table-cell table:formula="of:=[.C193]*1000" office:value-type="float" office:value="4.3645" calcext:value-type="float">
            <text:p>4.3645</text:p>
          </table:table-cell>
          <table:table-cell table:formula="of:=[.D193]*1000" office:value-type="float" office:value="0.48966" calcext:value-type="float">
            <text:p>0.48966</text:p>
          </table:table-cell>
          <table:table-cell table:formula="of:=[.E193]*1000" office:value-type="float" office:value="0.63923" calcext:value-type="float">
            <text:p>0.63923</text:p>
          </table:table-cell>
          <table:table-cell table:formula="of:=[.F193]*1000" office:value-type="float" office:value="0.0013559" calcext:value-type="float">
            <text:p>0.0013559</text:p>
          </table:table-cell>
          <table:table-cell table:formula="of:=[.G193]*1000" office:value-type="float" office:value="0.0023997" calcext:value-type="float">
            <text:p>0.0023997</text:p>
          </table:table-cell>
          <table:table-cell office:value-type="float" office:value="4.1734" calcext:value-type="float">
            <text:p>4.1734</text:p>
          </table:table-cell>
          <table:table-cell office:value-type="float" office:value="5.4126" calcext:value-type="float">
            <text:p>5.4126</text:p>
          </table:table-cell>
        </table:table-row>
        <table:table-row table:style-name="ro1">
          <table:table-cell office:value-type="float" office:value="1910.7" calcext:value-type="float">
            <text:p>1910.7</text:p>
          </table:table-cell>
          <table:table-cell office:value-type="float" office:value="0.0045896" calcext:value-type="float">
            <text:p>0.0045896</text:p>
          </table:table-cell>
          <table:table-cell office:value-type="float" office:value="0.0043582" calcext:value-type="float">
            <text:p>0.0043582</text:p>
          </table:table-cell>
          <table:table-cell office:value-type="float" office:value="0.00049246" calcext:value-type="float">
            <text:p>0.00049246</text:p>
          </table:table-cell>
          <table:table-cell office:value-type="float" office:value="0.00064274" calcext:value-type="float">
            <text:p>0.00064274</text:p>
          </table:table-cell>
          <table:table-cell office:value-type="float" office:value="0.0000013633" calcext:value-type="float">
            <text:p>1.3633E-006</text:p>
          </table:table-cell>
          <table:table-cell office:value-type="float" office:value="0.0000024216" calcext:value-type="float">
            <text:p>2.4216E-006</text:p>
          </table:table-cell>
          <table:table-cell table:formula="of:=[.B194]*1000" office:value-type="float" office:value="4.5896" calcext:value-type="float">
            <text:p>4.5896</text:p>
          </table:table-cell>
          <table:table-cell table:formula="of:=[.C194]*1000" office:value-type="float" office:value="4.3582" calcext:value-type="float">
            <text:p>4.3582</text:p>
          </table:table-cell>
          <table:table-cell table:formula="of:=[.D194]*1000" office:value-type="float" office:value="0.49246" calcext:value-type="float">
            <text:p>0.49246</text:p>
          </table:table-cell>
          <table:table-cell table:formula="of:=[.E194]*1000" office:value-type="float" office:value="0.64274" calcext:value-type="float">
            <text:p>0.64274</text:p>
          </table:table-cell>
          <table:table-cell table:formula="of:=[.F194]*1000" office:value-type="float" office:value="0.0013633" calcext:value-type="float">
            <text:p>0.0013633</text:p>
          </table:table-cell>
          <table:table-cell table:formula="of:=[.G194]*1000" office:value-type="float" office:value="0.0024216" calcext:value-type="float">
            <text:p>0.0024216</text:p>
          </table:table-cell>
          <table:table-cell office:value-type="float" office:value="4.1754" calcext:value-type="float">
            <text:p>4.1754</text:p>
          </table:table-cell>
          <table:table-cell office:value-type="float" office:value="5.4141" calcext:value-type="float">
            <text:p>5.4141</text:p>
          </table:table-cell>
        </table:table-row>
        <table:table-row table:style-name="ro1">
          <table:table-cell office:value-type="float" office:value="1920.7" calcext:value-type="float">
            <text:p>1920.7</text:p>
          </table:table-cell>
          <table:table-cell office:value-type="float" office:value="0.0045859" calcext:value-type="float">
            <text:p>0.0045859</text:p>
          </table:table-cell>
          <table:table-cell office:value-type="float" office:value="0.0043518" calcext:value-type="float">
            <text:p>0.0043518</text:p>
          </table:table-cell>
          <table:table-cell office:value-type="float" office:value="0.00049527" calcext:value-type="float">
            <text:p>0.00049527</text:p>
          </table:table-cell>
          <table:table-cell office:value-type="float" office:value="0.00064625" calcext:value-type="float">
            <text:p>0.00064625</text:p>
          </table:table-cell>
          <table:table-cell office:value-type="float" office:value="0.0000013707" calcext:value-type="float">
            <text:p>1.3707E-006</text:p>
          </table:table-cell>
          <table:table-cell office:value-type="float" office:value="0.0000024438" calcext:value-type="float">
            <text:p>2.4438E-006</text:p>
          </table:table-cell>
          <table:table-cell table:formula="of:=[.B195]*1000" office:value-type="float" office:value="4.5859" calcext:value-type="float">
            <text:p>4.5859</text:p>
          </table:table-cell>
          <table:table-cell table:formula="of:=[.C195]*1000" office:value-type="float" office:value="4.3518" calcext:value-type="float">
            <text:p>4.3518</text:p>
          </table:table-cell>
          <table:table-cell table:formula="of:=[.D195]*1000" office:value-type="float" office:value="0.49527" calcext:value-type="float">
            <text:p>0.49527</text:p>
          </table:table-cell>
          <table:table-cell table:formula="of:=[.E195]*1000" office:value-type="float" office:value="0.64625" calcext:value-type="float">
            <text:p>0.64625</text:p>
          </table:table-cell>
          <table:table-cell table:formula="of:=[.F195]*1000" office:value-type="float" office:value="0.0013707" calcext:value-type="float">
            <text:p>0.0013707</text:p>
          </table:table-cell>
          <table:table-cell table:formula="of:=[.G195]*1000" office:value-type="float" office:value="0.0024438" calcext:value-type="float">
            <text:p>0.0024438</text:p>
          </table:table-cell>
          <table:table-cell office:value-type="float" office:value="4.1774" calcext:value-type="float">
            <text:p>4.1774</text:p>
          </table:table-cell>
          <table:table-cell office:value-type="float" office:value="5.4155" calcext:value-type="float">
            <text:p>5.4155</text:p>
          </table:table-cell>
        </table:table-row>
        <table:table-row table:style-name="ro1">
          <table:table-cell office:value-type="float" office:value="1930.7" calcext:value-type="float">
            <text:p>1930.7</text:p>
          </table:table-cell>
          <table:table-cell office:value-type="float" office:value="0.0045822" calcext:value-type="float">
            <text:p>0.0045822</text:p>
          </table:table-cell>
          <table:table-cell office:value-type="float" office:value="0.0043453" calcext:value-type="float">
            <text:p>0.0043453</text:p>
          </table:table-cell>
          <table:table-cell office:value-type="float" office:value="0.00049807" calcext:value-type="float">
            <text:p>0.00049807</text:p>
          </table:table-cell>
          <table:table-cell office:value-type="float" office:value="0.00064975" calcext:value-type="float">
            <text:p>0.00064975</text:p>
          </table:table-cell>
          <table:table-cell office:value-type="float" office:value="0.0000013782" calcext:value-type="float">
            <text:p>1.3782E-006</text:p>
          </table:table-cell>
          <table:table-cell office:value-type="float" office:value="0.0000024665" calcext:value-type="float">
            <text:p>2.4665E-006</text:p>
          </table:table-cell>
          <table:table-cell table:formula="of:=[.B196]*1000" office:value-type="float" office:value="4.5822" calcext:value-type="float">
            <text:p>4.5822</text:p>
          </table:table-cell>
          <table:table-cell table:formula="of:=[.C196]*1000" office:value-type="float" office:value="4.3453" calcext:value-type="float">
            <text:p>4.3453</text:p>
          </table:table-cell>
          <table:table-cell table:formula="of:=[.D196]*1000" office:value-type="float" office:value="0.49807" calcext:value-type="float">
            <text:p>0.49807</text:p>
          </table:table-cell>
          <table:table-cell table:formula="of:=[.E196]*1000" office:value-type="float" office:value="0.64975" calcext:value-type="float">
            <text:p>0.64975</text:p>
          </table:table-cell>
          <table:table-cell table:formula="of:=[.F196]*1000" office:value-type="float" office:value="0.0013782" calcext:value-type="float">
            <text:p>0.0013782</text:p>
          </table:table-cell>
          <table:table-cell table:formula="of:=[.G196]*1000" office:value-type="float" office:value="0.0024665" calcext:value-type="float">
            <text:p>0.0024665</text:p>
          </table:table-cell>
          <table:table-cell office:value-type="float" office:value="4.1794" calcext:value-type="float">
            <text:p>4.1794</text:p>
          </table:table-cell>
          <table:table-cell office:value-type="float" office:value="5.4169" calcext:value-type="float">
            <text:p>5.4169</text:p>
          </table:table-cell>
        </table:table-row>
        <table:table-row table:style-name="ro1">
          <table:table-cell office:value-type="float" office:value="1940.7" calcext:value-type="float">
            <text:p>1940.7</text:p>
          </table:table-cell>
          <table:table-cell office:value-type="float" office:value="0.0045784" calcext:value-type="float">
            <text:p>0.0045784</text:p>
          </table:table-cell>
          <table:table-cell office:value-type="float" office:value="0.0043388" calcext:value-type="float">
            <text:p>0.0043388</text:p>
          </table:table-cell>
          <table:table-cell office:value-type="float" office:value="0.00050087" calcext:value-type="float">
            <text:p>0.00050087</text:p>
          </table:table-cell>
          <table:table-cell office:value-type="float" office:value="0.00065325" calcext:value-type="float">
            <text:p>0.00065325</text:p>
          </table:table-cell>
          <table:table-cell office:value-type="float" office:value="0.0000013858" calcext:value-type="float">
            <text:p>1.3858E-006</text:p>
          </table:table-cell>
          <table:table-cell office:value-type="float" office:value="0.0000024896" calcext:value-type="float">
            <text:p>2.4896E-006</text:p>
          </table:table-cell>
          <table:table-cell table:formula="of:=[.B197]*1000" office:value-type="float" office:value="4.5784" calcext:value-type="float">
            <text:p>4.5784</text:p>
          </table:table-cell>
          <table:table-cell table:formula="of:=[.C197]*1000" office:value-type="float" office:value="4.3388" calcext:value-type="float">
            <text:p>4.3388</text:p>
          </table:table-cell>
          <table:table-cell table:formula="of:=[.D197]*1000" office:value-type="float" office:value="0.50087" calcext:value-type="float">
            <text:p>0.50087</text:p>
          </table:table-cell>
          <table:table-cell table:formula="of:=[.E197]*1000" office:value-type="float" office:value="0.65325" calcext:value-type="float">
            <text:p>0.65325</text:p>
          </table:table-cell>
          <table:table-cell table:formula="of:=[.F197]*1000" office:value-type="float" office:value="0.0013858" calcext:value-type="float">
            <text:p>0.0013858</text:p>
          </table:table-cell>
          <table:table-cell table:formula="of:=[.G197]*1000" office:value-type="float" office:value="0.0024896" calcext:value-type="float">
            <text:p>0.0024896</text:p>
          </table:table-cell>
          <table:table-cell office:value-type="float" office:value="4.1814" calcext:value-type="float">
            <text:p>4.1814</text:p>
          </table:table-cell>
          <table:table-cell office:value-type="float" office:value="5.4184" calcext:value-type="float">
            <text:p>5.4184</text:p>
          </table:table-cell>
        </table:table-row>
        <table:table-row table:style-name="ro1">
          <table:table-cell office:value-type="float" office:value="1950.7" calcext:value-type="float">
            <text:p>1950.7</text:p>
          </table:table-cell>
          <table:table-cell office:value-type="float" office:value="0.0045747" calcext:value-type="float">
            <text:p>0.0045747</text:p>
          </table:table-cell>
          <table:table-cell office:value-type="float" office:value="0.0043322" calcext:value-type="float">
            <text:p>0.0043322</text:p>
          </table:table-cell>
          <table:table-cell office:value-type="float" office:value="0.00050367" calcext:value-type="float">
            <text:p>0.00050367</text:p>
          </table:table-cell>
          <table:table-cell office:value-type="float" office:value="0.00065675" calcext:value-type="float">
            <text:p>0.00065675</text:p>
          </table:table-cell>
          <table:table-cell office:value-type="float" office:value="0.0000013935" calcext:value-type="float">
            <text:p>1.3935E-006</text:p>
          </table:table-cell>
          <table:table-cell office:value-type="float" office:value="0.0000025131" calcext:value-type="float">
            <text:p>2.5131E-006</text:p>
          </table:table-cell>
          <table:table-cell table:formula="of:=[.B198]*1000" office:value-type="float" office:value="4.5747" calcext:value-type="float">
            <text:p>4.5747</text:p>
          </table:table-cell>
          <table:table-cell table:formula="of:=[.C198]*1000" office:value-type="float" office:value="4.3322" calcext:value-type="float">
            <text:p>4.3322</text:p>
          </table:table-cell>
          <table:table-cell table:formula="of:=[.D198]*1000" office:value-type="float" office:value="0.50367" calcext:value-type="float">
            <text:p>0.50367</text:p>
          </table:table-cell>
          <table:table-cell table:formula="of:=[.E198]*1000" office:value-type="float" office:value="0.65675" calcext:value-type="float">
            <text:p>0.65675</text:p>
          </table:table-cell>
          <table:table-cell table:formula="of:=[.F198]*1000" office:value-type="float" office:value="0.0013935" calcext:value-type="float">
            <text:p>0.0013935</text:p>
          </table:table-cell>
          <table:table-cell table:formula="of:=[.G198]*1000" office:value-type="float" office:value="0.0025131" calcext:value-type="float">
            <text:p>0.0025131</text:p>
          </table:table-cell>
          <table:table-cell office:value-type="float" office:value="4.1834" calcext:value-type="float">
            <text:p>4.1834</text:p>
          </table:table-cell>
          <table:table-cell office:value-type="float" office:value="5.4198" calcext:value-type="float">
            <text:p>5.4198</text:p>
          </table:table-cell>
        </table:table-row>
        <table:table-row table:style-name="ro1">
          <table:table-cell office:value-type="float" office:value="1960.7" calcext:value-type="float">
            <text:p>1960.7</text:p>
          </table:table-cell>
          <table:table-cell office:value-type="float" office:value="0.0045709" calcext:value-type="float">
            <text:p>0.0045709</text:p>
          </table:table-cell>
          <table:table-cell office:value-type="float" office:value="0.0043256" calcext:value-type="float">
            <text:p>0.0043256</text:p>
          </table:table-cell>
          <table:table-cell office:value-type="float" office:value="0.00050647" calcext:value-type="float">
            <text:p>0.00050647</text:p>
          </table:table-cell>
          <table:table-cell office:value-type="float" office:value="0.00066024" calcext:value-type="float">
            <text:p>0.00066024</text:p>
          </table:table-cell>
          <table:table-cell office:value-type="float" office:value="0.0000014013" calcext:value-type="float">
            <text:p>1.4013E-006</text:p>
          </table:table-cell>
          <table:table-cell office:value-type="float" office:value="0.000002537" calcext:value-type="float">
            <text:p>0.000002537</text:p>
          </table:table-cell>
          <table:table-cell table:formula="of:=[.B199]*1000" office:value-type="float" office:value="4.5709" calcext:value-type="float">
            <text:p>4.5709</text:p>
          </table:table-cell>
          <table:table-cell table:formula="of:=[.C199]*1000" office:value-type="float" office:value="4.3256" calcext:value-type="float">
            <text:p>4.3256</text:p>
          </table:table-cell>
          <table:table-cell table:formula="of:=[.D199]*1000" office:value-type="float" office:value="0.50647" calcext:value-type="float">
            <text:p>0.50647</text:p>
          </table:table-cell>
          <table:table-cell table:formula="of:=[.E199]*1000" office:value-type="float" office:value="0.66024" calcext:value-type="float">
            <text:p>0.66024</text:p>
          </table:table-cell>
          <table:table-cell table:formula="of:=[.F199]*1000" office:value-type="float" office:value="0.0014013" calcext:value-type="float">
            <text:p>0.0014013</text:p>
          </table:table-cell>
          <table:table-cell table:formula="of:=[.G199]*1000" office:value-type="float" office:value="0.002537" calcext:value-type="float">
            <text:p>0.002537</text:p>
          </table:table-cell>
          <table:table-cell office:value-type="float" office:value="4.1854" calcext:value-type="float">
            <text:p>4.1854</text:p>
          </table:table-cell>
          <table:table-cell office:value-type="float" office:value="5.4213" calcext:value-type="float">
            <text:p>5.4213</text:p>
          </table:table-cell>
        </table:table-row>
        <table:table-row table:style-name="ro1">
          <table:table-cell office:value-type="float" office:value="1970.7" calcext:value-type="float">
            <text:p>1970.7</text:p>
          </table:table-cell>
          <table:table-cell office:value-type="float" office:value="0.0045671" calcext:value-type="float">
            <text:p>0.0045671</text:p>
          </table:table-cell>
          <table:table-cell office:value-type="float" office:value="0.0043189" calcext:value-type="float">
            <text:p>0.0043189</text:p>
          </table:table-cell>
          <table:table-cell office:value-type="float" office:value="0.00050928" calcext:value-type="float">
            <text:p>0.00050928</text:p>
          </table:table-cell>
          <table:table-cell office:value-type="float" office:value="0.00066374" calcext:value-type="float">
            <text:p>0.00066374</text:p>
          </table:table-cell>
          <table:table-cell office:value-type="float" office:value="0.0000014091" calcext:value-type="float">
            <text:p>1.4091E-006</text:p>
          </table:table-cell>
          <table:table-cell office:value-type="float" office:value="0.0000025614" calcext:value-type="float">
            <text:p>2.5614E-006</text:p>
          </table:table-cell>
          <table:table-cell table:formula="of:=[.B200]*1000" office:value-type="float" office:value="4.5671" calcext:value-type="float">
            <text:p>4.5671</text:p>
          </table:table-cell>
          <table:table-cell table:formula="of:=[.C200]*1000" office:value-type="float" office:value="4.3189" calcext:value-type="float">
            <text:p>4.3189</text:p>
          </table:table-cell>
          <table:table-cell table:formula="of:=[.D200]*1000" office:value-type="float" office:value="0.50928" calcext:value-type="float">
            <text:p>0.50928</text:p>
          </table:table-cell>
          <table:table-cell table:formula="of:=[.E200]*1000" office:value-type="float" office:value="0.66374" calcext:value-type="float">
            <text:p>0.66374</text:p>
          </table:table-cell>
          <table:table-cell table:formula="of:=[.F200]*1000" office:value-type="float" office:value="0.0014091" calcext:value-type="float">
            <text:p>0.0014091</text:p>
          </table:table-cell>
          <table:table-cell table:formula="of:=[.G200]*1000" office:value-type="float" office:value="0.0025614" calcext:value-type="float">
            <text:p>0.0025614</text:p>
          </table:table-cell>
          <table:table-cell office:value-type="float" office:value="4.1874" calcext:value-type="float">
            <text:p>4.1874</text:p>
          </table:table-cell>
          <table:table-cell office:value-type="float" office:value="5.4227" calcext:value-type="float">
            <text:p>5.4227</text:p>
          </table:table-cell>
        </table:table-row>
        <table:table-row table:style-name="ro1">
          <table:table-cell office:value-type="float" office:value="1980.7" calcext:value-type="float">
            <text:p>1980.7</text:p>
          </table:table-cell>
          <table:table-cell office:value-type="float" office:value="0.0045633" calcext:value-type="float">
            <text:p>0.0045633</text:p>
          </table:table-cell>
          <table:table-cell office:value-type="float" office:value="0.0043121" calcext:value-type="float">
            <text:p>0.0043121</text:p>
          </table:table-cell>
          <table:table-cell office:value-type="float" office:value="0.00051208" calcext:value-type="float">
            <text:p>0.00051208</text:p>
          </table:table-cell>
          <table:table-cell office:value-type="float" office:value="0.00066723" calcext:value-type="float">
            <text:p>0.00066723</text:p>
          </table:table-cell>
          <table:table-cell office:value-type="float" office:value="0.0000014171" calcext:value-type="float">
            <text:p>1.4171E-006</text:p>
          </table:table-cell>
          <table:table-cell office:value-type="float" office:value="0.0000025863" calcext:value-type="float">
            <text:p>2.5863E-006</text:p>
          </table:table-cell>
          <table:table-cell table:formula="of:=[.B201]*1000" office:value-type="float" office:value="4.5633" calcext:value-type="float">
            <text:p>4.5633</text:p>
          </table:table-cell>
          <table:table-cell table:formula="of:=[.C201]*1000" office:value-type="float" office:value="4.3121" calcext:value-type="float">
            <text:p>4.3121</text:p>
          </table:table-cell>
          <table:table-cell table:formula="of:=[.D201]*1000" office:value-type="float" office:value="0.51208" calcext:value-type="float">
            <text:p>0.51208</text:p>
          </table:table-cell>
          <table:table-cell table:formula="of:=[.E201]*1000" office:value-type="float" office:value="0.66723" calcext:value-type="float">
            <text:p>0.66723</text:p>
          </table:table-cell>
          <table:table-cell table:formula="of:=[.F201]*1000" office:value-type="float" office:value="0.0014171" calcext:value-type="float">
            <text:p>0.0014171</text:p>
          </table:table-cell>
          <table:table-cell table:formula="of:=[.G201]*1000" office:value-type="float" office:value="0.0025863" calcext:value-type="float">
            <text:p>0.0025863</text:p>
          </table:table-cell>
          <table:table-cell office:value-type="float" office:value="4.1893" calcext:value-type="float">
            <text:p>4.1893</text:p>
          </table:table-cell>
          <table:table-cell office:value-type="float" office:value="5.4241" calcext:value-type="float">
            <text:p>5.4241</text:p>
          </table:table-cell>
        </table:table-row>
        <table:table-row table:style-name="ro1">
          <table:table-cell office:value-type="float" office:value="1990.7" calcext:value-type="float">
            <text:p>1990.7</text:p>
          </table:table-cell>
          <table:table-cell office:value-type="float" office:value="0.0045595" calcext:value-type="float">
            <text:p>0.0045595</text:p>
          </table:table-cell>
          <table:table-cell office:value-type="float" office:value="0.0043053" calcext:value-type="float">
            <text:p>0.0043053</text:p>
          </table:table-cell>
          <table:table-cell office:value-type="float" office:value="0.00051488" calcext:value-type="float">
            <text:p>0.00051488</text:p>
          </table:table-cell>
          <table:table-cell office:value-type="float" office:value="0.00067072" calcext:value-type="float">
            <text:p>0.00067072</text:p>
          </table:table-cell>
          <table:table-cell office:value-type="float" office:value="0.0000014251" calcext:value-type="float">
            <text:p>1.4251E-006</text:p>
          </table:table-cell>
          <table:table-cell office:value-type="float" office:value="0.0000026117" calcext:value-type="float">
            <text:p>2.6117E-006</text:p>
          </table:table-cell>
          <table:table-cell table:formula="of:=[.B202]*1000" office:value-type="float" office:value="4.5595" calcext:value-type="float">
            <text:p>4.5595</text:p>
          </table:table-cell>
          <table:table-cell table:formula="of:=[.C202]*1000" office:value-type="float" office:value="4.3053" calcext:value-type="float">
            <text:p>4.3053</text:p>
          </table:table-cell>
          <table:table-cell table:formula="of:=[.D202]*1000" office:value-type="float" office:value="0.51488" calcext:value-type="float">
            <text:p>0.51488</text:p>
          </table:table-cell>
          <table:table-cell table:formula="of:=[.E202]*1000" office:value-type="float" office:value="0.67072" calcext:value-type="float">
            <text:p>0.67072</text:p>
          </table:table-cell>
          <table:table-cell table:formula="of:=[.F202]*1000" office:value-type="float" office:value="0.0014251" calcext:value-type="float">
            <text:p>0.0014251</text:p>
          </table:table-cell>
          <table:table-cell table:formula="of:=[.G202]*1000" office:value-type="float" office:value="0.0026117" calcext:value-type="float">
            <text:p>0.0026117</text:p>
          </table:table-cell>
          <table:table-cell office:value-type="float" office:value="4.1913" calcext:value-type="float">
            <text:p>4.1913</text:p>
          </table:table-cell>
          <table:table-cell office:value-type="float" office:value="5.4256" calcext:value-type="float">
            <text:p>5.4256</text:p>
          </table:table-cell>
        </table:table-row>
        <table:table-row table:style-name="ro1">
          <table:table-cell office:value-type="float" office:value="2000.7" calcext:value-type="float">
            <text:p>2000.7</text:p>
          </table:table-cell>
          <table:table-cell office:value-type="float" office:value="0.0045556" calcext:value-type="float">
            <text:p>0.0045556</text:p>
          </table:table-cell>
          <table:table-cell office:value-type="float" office:value="0.0042984" calcext:value-type="float">
            <text:p>0.0042984</text:p>
          </table:table-cell>
          <table:table-cell office:value-type="float" office:value="0.00051768" calcext:value-type="float">
            <text:p>0.00051768</text:p>
          </table:table-cell>
          <table:table-cell office:value-type="float" office:value="0.0006742" calcext:value-type="float">
            <text:p>0.0006742</text:p>
          </table:table-cell>
          <table:table-cell office:value-type="float" office:value="0.0000014332" calcext:value-type="float">
            <text:p>1.4332E-006</text:p>
          </table:table-cell>
          <table:table-cell office:value-type="float" office:value="0.0000026375" calcext:value-type="float">
            <text:p>2.6375E-006</text:p>
          </table:table-cell>
          <table:table-cell table:formula="of:=[.B203]*1000" office:value-type="float" office:value="4.5556" calcext:value-type="float">
            <text:p>4.5556</text:p>
          </table:table-cell>
          <table:table-cell table:formula="of:=[.C203]*1000" office:value-type="float" office:value="4.2984" calcext:value-type="float">
            <text:p>4.2984</text:p>
          </table:table-cell>
          <table:table-cell table:formula="of:=[.D203]*1000" office:value-type="float" office:value="0.51768" calcext:value-type="float">
            <text:p>0.51768</text:p>
          </table:table-cell>
          <table:table-cell table:formula="of:=[.E203]*1000" office:value-type="float" office:value="0.6742" calcext:value-type="float">
            <text:p>0.6742</text:p>
          </table:table-cell>
          <table:table-cell table:formula="of:=[.F203]*1000" office:value-type="float" office:value="0.0014332" calcext:value-type="float">
            <text:p>0.0014332</text:p>
          </table:table-cell>
          <table:table-cell table:formula="of:=[.G203]*1000" office:value-type="float" office:value="0.0026375" calcext:value-type="float">
            <text:p>0.0026375</text:p>
          </table:table-cell>
          <table:table-cell office:value-type="float" office:value="4.1933" calcext:value-type="float">
            <text:p>4.1933</text:p>
          </table:table-cell>
          <table:table-cell office:value-type="float" office:value="5.427" calcext:value-type="float">
            <text:p>5.427</text:p>
          </table:table-cell>
        </table:table-row>
        <table:table-row table:style-name="ro1">
          <table:table-cell office:value-type="float" office:value="2010.7" calcext:value-type="float">
            <text:p>2010.7</text:p>
          </table:table-cell>
          <table:table-cell office:value-type="float" office:value="0.0045518" calcext:value-type="float">
            <text:p>0.0045518</text:p>
          </table:table-cell>
          <table:table-cell office:value-type="float" office:value="0.0042915" calcext:value-type="float">
            <text:p>0.0042915</text:p>
          </table:table-cell>
          <table:table-cell office:value-type="float" office:value="0.00052048" calcext:value-type="float">
            <text:p>0.00052048</text:p>
          </table:table-cell>
          <table:table-cell office:value-type="float" office:value="0.00067768" calcext:value-type="float">
            <text:p>0.00067768</text:p>
          </table:table-cell>
          <table:table-cell office:value-type="float" office:value="0.0000014414" calcext:value-type="float">
            <text:p>1.4414E-006</text:p>
          </table:table-cell>
          <table:table-cell office:value-type="float" office:value="0.0000026639" calcext:value-type="float">
            <text:p>2.6639E-006</text:p>
          </table:table-cell>
          <table:table-cell table:formula="of:=[.B204]*1000" office:value-type="float" office:value="4.5518" calcext:value-type="float">
            <text:p>4.5518</text:p>
          </table:table-cell>
          <table:table-cell table:formula="of:=[.C204]*1000" office:value-type="float" office:value="4.2915" calcext:value-type="float">
            <text:p>4.2915</text:p>
          </table:table-cell>
          <table:table-cell table:formula="of:=[.D204]*1000" office:value-type="float" office:value="0.52048" calcext:value-type="float">
            <text:p>0.52048</text:p>
          </table:table-cell>
          <table:table-cell table:formula="of:=[.E204]*1000" office:value-type="float" office:value="0.67768" calcext:value-type="float">
            <text:p>0.67768</text:p>
          </table:table-cell>
          <table:table-cell table:formula="of:=[.F204]*1000" office:value-type="float" office:value="0.0014414" calcext:value-type="float">
            <text:p>0.0014414</text:p>
          </table:table-cell>
          <table:table-cell table:formula="of:=[.G204]*1000" office:value-type="float" office:value="0.0026639" calcext:value-type="float">
            <text:p>0.0026639</text:p>
          </table:table-cell>
          <table:table-cell office:value-type="float" office:value="4.1953" calcext:value-type="float">
            <text:p>4.1953</text:p>
          </table:table-cell>
          <table:table-cell office:value-type="float" office:value="5.4284" calcext:value-type="float">
            <text:p>5.4284</text:p>
          </table:table-cell>
        </table:table-row>
        <table:table-row table:style-name="ro1">
          <table:table-cell office:value-type="float" office:value="2020.7" calcext:value-type="float">
            <text:p>2020.7</text:p>
          </table:table-cell>
          <table:table-cell office:value-type="float" office:value="0.0045479" calcext:value-type="float">
            <text:p>0.0045479</text:p>
          </table:table-cell>
          <table:table-cell office:value-type="float" office:value="0.0042845" calcext:value-type="float">
            <text:p>0.0042845</text:p>
          </table:table-cell>
          <table:table-cell office:value-type="float" office:value="0.00052328" calcext:value-type="float">
            <text:p>0.00052328</text:p>
          </table:table-cell>
          <table:table-cell office:value-type="float" office:value="0.00068116" calcext:value-type="float">
            <text:p>0.00068116</text:p>
          </table:table-cell>
          <table:table-cell office:value-type="float" office:value="0.0000014497" calcext:value-type="float">
            <text:p>1.4497E-006</text:p>
          </table:table-cell>
          <table:table-cell office:value-type="float" office:value="0.0000026908" calcext:value-type="float">
            <text:p>2.6908E-006</text:p>
          </table:table-cell>
          <table:table-cell table:formula="of:=[.B205]*1000" office:value-type="float" office:value="4.5479" calcext:value-type="float">
            <text:p>4.5479</text:p>
          </table:table-cell>
          <table:table-cell table:formula="of:=[.C205]*1000" office:value-type="float" office:value="4.2845" calcext:value-type="float">
            <text:p>4.2845</text:p>
          </table:table-cell>
          <table:table-cell table:formula="of:=[.D205]*1000" office:value-type="float" office:value="0.52328" calcext:value-type="float">
            <text:p>0.52328</text:p>
          </table:table-cell>
          <table:table-cell table:formula="of:=[.E205]*1000" office:value-type="float" office:value="0.68116" calcext:value-type="float">
            <text:p>0.68116</text:p>
          </table:table-cell>
          <table:table-cell table:formula="of:=[.F205]*1000" office:value-type="float" office:value="0.0014497" calcext:value-type="float">
            <text:p>0.0014497</text:p>
          </table:table-cell>
          <table:table-cell table:formula="of:=[.G205]*1000" office:value-type="float" office:value="0.0026908" calcext:value-type="float">
            <text:p>0.0026908</text:p>
          </table:table-cell>
          <table:table-cell office:value-type="float" office:value="4.1973" calcext:value-type="float">
            <text:p>4.1973</text:p>
          </table:table-cell>
          <table:table-cell office:value-type="float" office:value="5.4299" calcext:value-type="float">
            <text:p>5.4299</text:p>
          </table:table-cell>
        </table:table-row>
        <table:table-row table:style-name="ro1">
          <table:table-cell office:value-type="float" office:value="2030.7" calcext:value-type="float">
            <text:p>2030.7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42774" calcext:value-type="float">
            <text:p>0.0042774</text:p>
          </table:table-cell>
          <table:table-cell office:value-type="float" office:value="0.00052608" calcext:value-type="float">
            <text:p>0.00052608</text:p>
          </table:table-cell>
          <table:table-cell office:value-type="float" office:value="0.00068464" calcext:value-type="float">
            <text:p>0.00068464</text:p>
          </table:table-cell>
          <table:table-cell office:value-type="float" office:value="0.000001458" calcext:value-type="float">
            <text:p>0.000001458</text:p>
          </table:table-cell>
          <table:table-cell office:value-type="float" office:value="0.0000027183" calcext:value-type="float">
            <text:p>2.7183E-006</text:p>
          </table:table-cell>
          <table:table-cell table:formula="of:=[.B206]*1000" office:value-type="float" office:value="4.544" calcext:value-type="float">
            <text:p>4.544</text:p>
          </table:table-cell>
          <table:table-cell table:formula="of:=[.C206]*1000" office:value-type="float" office:value="4.2774" calcext:value-type="float">
            <text:p>4.2774</text:p>
          </table:table-cell>
          <table:table-cell table:formula="of:=[.D206]*1000" office:value-type="float" office:value="0.52608" calcext:value-type="float">
            <text:p>0.52608</text:p>
          </table:table-cell>
          <table:table-cell table:formula="of:=[.E206]*1000" office:value-type="float" office:value="0.68464" calcext:value-type="float">
            <text:p>0.68464</text:p>
          </table:table-cell>
          <table:table-cell table:formula="of:=[.F206]*1000" office:value-type="float" office:value="0.001458" calcext:value-type="float">
            <text:p>0.001458</text:p>
          </table:table-cell>
          <table:table-cell table:formula="of:=[.G206]*1000" office:value-type="float" office:value="0.0027183" calcext:value-type="float">
            <text:p>0.0027183</text:p>
          </table:table-cell>
          <table:table-cell office:value-type="float" office:value="4.1993" calcext:value-type="float">
            <text:p>4.1993</text:p>
          </table:table-cell>
          <table:table-cell office:value-type="float" office:value="5.4313" calcext:value-type="float">
            <text:p>5.4313</text:p>
          </table:table-cell>
        </table:table-row>
        <table:table-row table:style-name="ro1">
          <table:table-cell office:value-type="float" office:value="2040.7" calcext:value-type="float">
            <text:p>2040.7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0.0042703" calcext:value-type="float">
            <text:p>0.0042703</text:p>
          </table:table-cell>
          <table:table-cell office:value-type="float" office:value="0.00052888" calcext:value-type="float">
            <text:p>0.00052888</text:p>
          </table:table-cell>
          <table:table-cell office:value-type="float" office:value="0.00068811" calcext:value-type="float">
            <text:p>0.00068811</text:p>
          </table:table-cell>
          <table:table-cell office:value-type="float" office:value="0.0000014665" calcext:value-type="float">
            <text:p>1.4665E-006</text:p>
          </table:table-cell>
          <table:table-cell office:value-type="float" office:value="0.0000027463" calcext:value-type="float">
            <text:p>2.7463E-006</text:p>
          </table:table-cell>
          <table:table-cell table:formula="of:=[.B207]*1000" office:value-type="float" office:value="4.54" calcext:value-type="float">
            <text:p>4.54</text:p>
          </table:table-cell>
          <table:table-cell table:formula="of:=[.C207]*1000" office:value-type="float" office:value="4.2703" calcext:value-type="float">
            <text:p>4.2703</text:p>
          </table:table-cell>
          <table:table-cell table:formula="of:=[.D207]*1000" office:value-type="float" office:value="0.52888" calcext:value-type="float">
            <text:p>0.52888</text:p>
          </table:table-cell>
          <table:table-cell table:formula="of:=[.E207]*1000" office:value-type="float" office:value="0.68811" calcext:value-type="float">
            <text:p>0.68811</text:p>
          </table:table-cell>
          <table:table-cell table:formula="of:=[.F207]*1000" office:value-type="float" office:value="0.0014665" calcext:value-type="float">
            <text:p>0.0014665</text:p>
          </table:table-cell>
          <table:table-cell table:formula="of:=[.G207]*1000" office:value-type="float" office:value="0.0027463" calcext:value-type="float">
            <text:p>0.0027463</text:p>
          </table:table-cell>
          <table:table-cell office:value-type="float" office:value="4.2012" calcext:value-type="float">
            <text:p>4.2012</text:p>
          </table:table-cell>
          <table:table-cell office:value-type="float" office:value="5.4327" calcext:value-type="float">
            <text:p>5.4327</text:p>
          </table:table-cell>
        </table:table-row>
        <table:table-row table:style-name="ro1">
          <table:table-cell office:value-type="float" office:value="2050.7" calcext:value-type="float">
            <text:p>2050.7</text:p>
          </table:table-cell>
          <table:table-cell office:value-type="float" office:value="0.0045361" calcext:value-type="float">
            <text:p>0.0045361</text:p>
          </table:table-cell>
          <table:table-cell office:value-type="float" office:value="0.0042631" calcext:value-type="float">
            <text:p>0.0042631</text:p>
          </table:table-cell>
          <table:table-cell office:value-type="float" office:value="0.00053168" calcext:value-type="float">
            <text:p>0.00053168</text:p>
          </table:table-cell>
          <table:table-cell office:value-type="float" office:value="0.00069159" calcext:value-type="float">
            <text:p>0.00069159</text:p>
          </table:table-cell>
          <table:table-cell office:value-type="float" office:value="0.0000014751" calcext:value-type="float">
            <text:p>1.4751E-006</text:p>
          </table:table-cell>
          <table:table-cell office:value-type="float" office:value="0.0000027748" calcext:value-type="float">
            <text:p>2.7748E-006</text:p>
          </table:table-cell>
          <table:table-cell table:formula="of:=[.B208]*1000" office:value-type="float" office:value="4.5361" calcext:value-type="float">
            <text:p>4.5361</text:p>
          </table:table-cell>
          <table:table-cell table:formula="of:=[.C208]*1000" office:value-type="float" office:value="4.2631" calcext:value-type="float">
            <text:p>4.2631</text:p>
          </table:table-cell>
          <table:table-cell table:formula="of:=[.D208]*1000" office:value-type="float" office:value="0.53168" calcext:value-type="float">
            <text:p>0.53168</text:p>
          </table:table-cell>
          <table:table-cell table:formula="of:=[.E208]*1000" office:value-type="float" office:value="0.69159" calcext:value-type="float">
            <text:p>0.69159</text:p>
          </table:table-cell>
          <table:table-cell table:formula="of:=[.F208]*1000" office:value-type="float" office:value="0.0014751" calcext:value-type="float">
            <text:p>0.0014751</text:p>
          </table:table-cell>
          <table:table-cell table:formula="of:=[.G208]*1000" office:value-type="float" office:value="0.0027748" calcext:value-type="float">
            <text:p>0.0027748</text:p>
          </table:table-cell>
          <table:table-cell office:value-type="float" office:value="4.2032" calcext:value-type="float">
            <text:p>4.2032</text:p>
          </table:table-cell>
          <table:table-cell office:value-type="float" office:value="5.4341" calcext:value-type="float">
            <text:p>5.4341</text:p>
          </table:table-cell>
        </table:table-row>
        <table:table-row table:style-name="ro1">
          <table:table-cell office:value-type="float" office:value="2060.7" calcext:value-type="float">
            <text:p>2060.7</text:p>
          </table:table-cell>
          <table:table-cell office:value-type="float" office:value="0.0045321" calcext:value-type="float">
            <text:p>0.0045321</text:p>
          </table:table-cell>
          <table:table-cell office:value-type="float" office:value="0.0042558" calcext:value-type="float">
            <text:p>0.0042558</text:p>
          </table:table-cell>
          <table:table-cell office:value-type="float" office:value="0.00053448" calcext:value-type="float">
            <text:p>0.00053448</text:p>
          </table:table-cell>
          <table:table-cell office:value-type="float" office:value="0.00069505" calcext:value-type="float">
            <text:p>0.00069505</text:p>
          </table:table-cell>
          <table:table-cell office:value-type="float" office:value="0.0000014837" calcext:value-type="float">
            <text:p>1.4837E-006</text:p>
          </table:table-cell>
          <table:table-cell office:value-type="float" office:value="0.000002804" calcext:value-type="float">
            <text:p>0.000002804</text:p>
          </table:table-cell>
          <table:table-cell table:formula="of:=[.B209]*1000" office:value-type="float" office:value="4.5321" calcext:value-type="float">
            <text:p>4.5321</text:p>
          </table:table-cell>
          <table:table-cell table:formula="of:=[.C209]*1000" office:value-type="float" office:value="4.2558" calcext:value-type="float">
            <text:p>4.2558</text:p>
          </table:table-cell>
          <table:table-cell table:formula="of:=[.D209]*1000" office:value-type="float" office:value="0.53448" calcext:value-type="float">
            <text:p>0.53448</text:p>
          </table:table-cell>
          <table:table-cell table:formula="of:=[.E209]*1000" office:value-type="float" office:value="0.69505" calcext:value-type="float">
            <text:p>0.69505</text:p>
          </table:table-cell>
          <table:table-cell table:formula="of:=[.F209]*1000" office:value-type="float" office:value="0.0014837" calcext:value-type="float">
            <text:p>0.0014837</text:p>
          </table:table-cell>
          <table:table-cell table:formula="of:=[.G209]*1000" office:value-type="float" office:value="0.002804" calcext:value-type="float">
            <text:p>0.002804</text:p>
          </table:table-cell>
          <table:table-cell office:value-type="float" office:value="4.2052" calcext:value-type="float">
            <text:p>4.2052</text:p>
          </table:table-cell>
          <table:table-cell office:value-type="float" office:value="5.4356" calcext:value-type="float">
            <text:p>5.4356</text:p>
          </table:table-cell>
        </table:table-row>
        <table:table-row table:style-name="ro1">
          <table:table-cell office:value-type="float" office:value="2070.7" calcext:value-type="float">
            <text:p>2070.7</text:p>
          </table:table-cell>
          <table:table-cell office:value-type="float" office:value="0.0045281" calcext:value-type="float">
            <text:p>0.0045281</text:p>
          </table:table-cell>
          <table:table-cell office:value-type="float" office:value="0.0042485" calcext:value-type="float">
            <text:p>0.0042485</text:p>
          </table:table-cell>
          <table:table-cell office:value-type="float" office:value="0.00053727" calcext:value-type="float">
            <text:p>0.00053727</text:p>
          </table:table-cell>
          <table:table-cell office:value-type="float" office:value="0.00069852" calcext:value-type="float">
            <text:p>0.00069852</text:p>
          </table:table-cell>
          <table:table-cell office:value-type="float" office:value="0.0000014925" calcext:value-type="float">
            <text:p>1.4925E-006</text:p>
          </table:table-cell>
          <table:table-cell office:value-type="float" office:value="0.0000028338" calcext:value-type="float">
            <text:p>2.8338E-006</text:p>
          </table:table-cell>
          <table:table-cell table:formula="of:=[.B210]*1000" office:value-type="float" office:value="4.5281" calcext:value-type="float">
            <text:p>4.5281</text:p>
          </table:table-cell>
          <table:table-cell table:formula="of:=[.C210]*1000" office:value-type="float" office:value="4.2485" calcext:value-type="float">
            <text:p>4.2485</text:p>
          </table:table-cell>
          <table:table-cell table:formula="of:=[.D210]*1000" office:value-type="float" office:value="0.53727" calcext:value-type="float">
            <text:p>0.53727</text:p>
          </table:table-cell>
          <table:table-cell table:formula="of:=[.E210]*1000" office:value-type="float" office:value="0.69852" calcext:value-type="float">
            <text:p>0.69852</text:p>
          </table:table-cell>
          <table:table-cell table:formula="of:=[.F210]*1000" office:value-type="float" office:value="0.0014925" calcext:value-type="float">
            <text:p>0.0014925</text:p>
          </table:table-cell>
          <table:table-cell table:formula="of:=[.G210]*1000" office:value-type="float" office:value="0.0028338" calcext:value-type="float">
            <text:p>0.0028338</text:p>
          </table:table-cell>
          <table:table-cell office:value-type="float" office:value="4.2072" calcext:value-type="float">
            <text:p>4.2072</text:p>
          </table:table-cell>
          <table:table-cell office:value-type="float" office:value="5.437" calcext:value-type="float">
            <text:p>5.437</text:p>
          </table:table-cell>
        </table:table-row>
        <table:table-row table:style-name="ro1">
          <table:table-cell office:value-type="float" office:value="2080.7" calcext:value-type="float">
            <text:p>2080.7</text:p>
          </table:table-cell>
          <table:table-cell office:value-type="float" office:value="0.0045241" calcext:value-type="float">
            <text:p>0.0045241</text:p>
          </table:table-cell>
          <table:table-cell office:value-type="float" office:value="0.0042411" calcext:value-type="float">
            <text:p>0.0042411</text:p>
          </table:table-cell>
          <table:table-cell office:value-type="float" office:value="0.00054007" calcext:value-type="float">
            <text:p>0.00054007</text:p>
          </table:table-cell>
          <table:table-cell office:value-type="float" office:value="0.00070198" calcext:value-type="float">
            <text:p>0.00070198</text:p>
          </table:table-cell>
          <table:table-cell office:value-type="float" office:value="0.0000015013" calcext:value-type="float">
            <text:p>1.5013E-006</text:p>
          </table:table-cell>
          <table:table-cell office:value-type="float" office:value="0.0000028642" calcext:value-type="float">
            <text:p>2.8642E-006</text:p>
          </table:table-cell>
          <table:table-cell table:formula="of:=[.B211]*1000" office:value-type="float" office:value="4.5241" calcext:value-type="float">
            <text:p>4.5241</text:p>
          </table:table-cell>
          <table:table-cell table:formula="of:=[.C211]*1000" office:value-type="float" office:value="4.2411" calcext:value-type="float">
            <text:p>4.2411</text:p>
          </table:table-cell>
          <table:table-cell table:formula="of:=[.D211]*1000" office:value-type="float" office:value="0.54007" calcext:value-type="float">
            <text:p>0.54007</text:p>
          </table:table-cell>
          <table:table-cell table:formula="of:=[.E211]*1000" office:value-type="float" office:value="0.70198" calcext:value-type="float">
            <text:p>0.70198</text:p>
          </table:table-cell>
          <table:table-cell table:formula="of:=[.F211]*1000" office:value-type="float" office:value="0.0015013" calcext:value-type="float">
            <text:p>0.0015013</text:p>
          </table:table-cell>
          <table:table-cell table:formula="of:=[.G211]*1000" office:value-type="float" office:value="0.0028642" calcext:value-type="float">
            <text:p>0.0028642</text:p>
          </table:table-cell>
          <table:table-cell office:value-type="float" office:value="4.2091" calcext:value-type="float">
            <text:p>4.2091</text:p>
          </table:table-cell>
          <table:table-cell office:value-type="float" office:value="5.4384" calcext:value-type="float">
            <text:p>5.4384</text:p>
          </table:table-cell>
        </table:table-row>
        <table:table-row table:style-name="ro1">
          <table:table-cell office:value-type="float" office:value="2090.7" calcext:value-type="float">
            <text:p>2090.7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042336" calcext:value-type="float">
            <text:p>0.0042336</text:p>
          </table:table-cell>
          <table:table-cell office:value-type="float" office:value="0.00054287" calcext:value-type="float">
            <text:p>0.00054287</text:p>
          </table:table-cell>
          <table:table-cell office:value-type="float" office:value="0.00070544" calcext:value-type="float">
            <text:p>0.00070544</text:p>
          </table:table-cell>
          <table:table-cell office:value-type="float" office:value="0.0000015103" calcext:value-type="float">
            <text:p>1.5103E-006</text:p>
          </table:table-cell>
          <table:table-cell office:value-type="float" office:value="0.0000028952" calcext:value-type="float">
            <text:p>2.8952E-006</text:p>
          </table:table-cell>
          <table:table-cell table:formula="of:=[.B212]*1000" office:value-type="float" office:value="4.52" calcext:value-type="float">
            <text:p>4.52</text:p>
          </table:table-cell>
          <table:table-cell table:formula="of:=[.C212]*1000" office:value-type="float" office:value="4.2336" calcext:value-type="float">
            <text:p>4.2336</text:p>
          </table:table-cell>
          <table:table-cell table:formula="of:=[.D212]*1000" office:value-type="float" office:value="0.54287" calcext:value-type="float">
            <text:p>0.54287</text:p>
          </table:table-cell>
          <table:table-cell table:formula="of:=[.E212]*1000" office:value-type="float" office:value="0.70544" calcext:value-type="float">
            <text:p>0.70544</text:p>
          </table:table-cell>
          <table:table-cell table:formula="of:=[.F212]*1000" office:value-type="float" office:value="0.0015103" calcext:value-type="float">
            <text:p>0.0015103</text:p>
          </table:table-cell>
          <table:table-cell table:formula="of:=[.G212]*1000" office:value-type="float" office:value="0.0028952" calcext:value-type="float">
            <text:p>0.0028952</text:p>
          </table:table-cell>
          <table:table-cell office:value-type="float" office:value="4.2111" calcext:value-type="float">
            <text:p>4.2111</text:p>
          </table:table-cell>
          <table:table-cell office:value-type="float" office:value="5.4398" calcext:value-type="float">
            <text:p>5.4398</text:p>
          </table:table-cell>
        </table:table-row>
        <table:table-row table:style-name="ro1">
          <table:table-cell office:value-type="float" office:value="2100.7" calcext:value-type="float">
            <text:p>2100.7</text:p>
          </table:table-cell>
          <table:table-cell office:value-type="float" office:value="0.004516" calcext:value-type="float">
            <text:p>0.004516</text:p>
          </table:table-cell>
          <table:table-cell office:value-type="float" office:value="0.004226" calcext:value-type="float">
            <text:p>0.004226</text:p>
          </table:table-cell>
          <table:table-cell office:value-type="float" office:value="0.00054567" calcext:value-type="float">
            <text:p>0.00054567</text:p>
          </table:table-cell>
          <table:table-cell office:value-type="float" office:value="0.00070889" calcext:value-type="float">
            <text:p>0.00070889</text:p>
          </table:table-cell>
          <table:table-cell office:value-type="float" office:value="0.0000015194" calcext:value-type="float">
            <text:p>1.5194E-006</text:p>
          </table:table-cell>
          <table:table-cell office:value-type="float" office:value="0.000002927" calcext:value-type="float">
            <text:p>0.000002927</text:p>
          </table:table-cell>
          <table:table-cell table:formula="of:=[.B213]*1000" office:value-type="float" office:value="4.516" calcext:value-type="float">
            <text:p>4.516</text:p>
          </table:table-cell>
          <table:table-cell table:formula="of:=[.C213]*1000" office:value-type="float" office:value="4.226" calcext:value-type="float">
            <text:p>4.226</text:p>
          </table:table-cell>
          <table:table-cell table:formula="of:=[.D213]*1000" office:value-type="float" office:value="0.54567" calcext:value-type="float">
            <text:p>0.54567</text:p>
          </table:table-cell>
          <table:table-cell table:formula="of:=[.E213]*1000" office:value-type="float" office:value="0.70889" calcext:value-type="float">
            <text:p>0.70889</text:p>
          </table:table-cell>
          <table:table-cell table:formula="of:=[.F213]*1000" office:value-type="float" office:value="0.0015194" calcext:value-type="float">
            <text:p>0.0015194</text:p>
          </table:table-cell>
          <table:table-cell table:formula="of:=[.G213]*1000" office:value-type="float" office:value="0.002927" calcext:value-type="float">
            <text:p>0.002927</text:p>
          </table:table-cell>
          <table:table-cell office:value-type="float" office:value="4.2131" calcext:value-type="float">
            <text:p>4.2131</text:p>
          </table:table-cell>
          <table:table-cell office:value-type="float" office:value="5.4412" calcext:value-type="float">
            <text:p>5.4412</text:p>
          </table:table-cell>
        </table:table-row>
        <table:table-row table:style-name="ro1">
          <table:table-cell office:value-type="float" office:value="2110.7" calcext:value-type="float">
            <text:p>2110.7</text:p>
          </table:table-cell>
          <table:table-cell office:value-type="float" office:value="0.0045119" calcext:value-type="float">
            <text:p>0.0045119</text:p>
          </table:table-cell>
          <table:table-cell office:value-type="float" office:value="0.0042184" calcext:value-type="float">
            <text:p>0.0042184</text:p>
          </table:table-cell>
          <table:table-cell office:value-type="float" office:value="0.00054847" calcext:value-type="float">
            <text:p>0.00054847</text:p>
          </table:table-cell>
          <table:table-cell office:value-type="float" office:value="0.00071235" calcext:value-type="float">
            <text:p>0.00071235</text:p>
          </table:table-cell>
          <table:table-cell office:value-type="float" office:value="0.0000015285" calcext:value-type="float">
            <text:p>1.5285E-006</text:p>
          </table:table-cell>
          <table:table-cell office:value-type="float" office:value="0.0000029594" calcext:value-type="float">
            <text:p>2.9594E-006</text:p>
          </table:table-cell>
          <table:table-cell table:formula="of:=[.B214]*1000" office:value-type="float" office:value="4.5119" calcext:value-type="float">
            <text:p>4.5119</text:p>
          </table:table-cell>
          <table:table-cell table:formula="of:=[.C214]*1000" office:value-type="float" office:value="4.2184" calcext:value-type="float">
            <text:p>4.2184</text:p>
          </table:table-cell>
          <table:table-cell table:formula="of:=[.D214]*1000" office:value-type="float" office:value="0.54847" calcext:value-type="float">
            <text:p>0.54847</text:p>
          </table:table-cell>
          <table:table-cell table:formula="of:=[.E214]*1000" office:value-type="float" office:value="0.71235" calcext:value-type="float">
            <text:p>0.71235</text:p>
          </table:table-cell>
          <table:table-cell table:formula="of:=[.F214]*1000" office:value-type="float" office:value="0.0015285" calcext:value-type="float">
            <text:p>0.0015285</text:p>
          </table:table-cell>
          <table:table-cell table:formula="of:=[.G214]*1000" office:value-type="float" office:value="0.0029594" calcext:value-type="float">
            <text:p>0.0029594</text:p>
          </table:table-cell>
          <table:table-cell office:value-type="float" office:value="4.215" calcext:value-type="float">
            <text:p>4.215</text:p>
          </table:table-cell>
          <table:table-cell office:value-type="float" office:value="5.4426" calcext:value-type="float">
            <text:p>5.4426</text:p>
          </table:table-cell>
        </table:table-row>
        <table:table-row table:style-name="ro1">
          <table:table-cell office:value-type="float" office:value="2120.7" calcext:value-type="float">
            <text:p>2120.7</text:p>
          </table:table-cell>
          <table:table-cell office:value-type="float" office:value="0.0045078" calcext:value-type="float">
            <text:p>0.0045078</text:p>
          </table:table-cell>
          <table:table-cell office:value-type="float" office:value="0.0042106" calcext:value-type="float">
            <text:p>0.0042106</text:p>
          </table:table-cell>
          <table:table-cell office:value-type="float" office:value="0.00055126" calcext:value-type="float">
            <text:p>0.00055126</text:p>
          </table:table-cell>
          <table:table-cell office:value-type="float" office:value="0.0007158" calcext:value-type="float">
            <text:p>0.0007158</text:p>
          </table:table-cell>
          <table:table-cell office:value-type="float" office:value="0.0000015378" calcext:value-type="float">
            <text:p>1.5378E-006</text:p>
          </table:table-cell>
          <table:table-cell office:value-type="float" office:value="0.0000029925" calcext:value-type="float">
            <text:p>2.9925E-006</text:p>
          </table:table-cell>
          <table:table-cell table:formula="of:=[.B215]*1000" office:value-type="float" office:value="4.5078" calcext:value-type="float">
            <text:p>4.5078</text:p>
          </table:table-cell>
          <table:table-cell table:formula="of:=[.C215]*1000" office:value-type="float" office:value="4.2106" calcext:value-type="float">
            <text:p>4.2106</text:p>
          </table:table-cell>
          <table:table-cell table:formula="of:=[.D215]*1000" office:value-type="float" office:value="0.55126" calcext:value-type="float">
            <text:p>0.55126</text:p>
          </table:table-cell>
          <table:table-cell table:formula="of:=[.E215]*1000" office:value-type="float" office:value="0.7158" calcext:value-type="float">
            <text:p>0.7158</text:p>
          </table:table-cell>
          <table:table-cell table:formula="of:=[.F215]*1000" office:value-type="float" office:value="0.0015378" calcext:value-type="float">
            <text:p>0.0015378</text:p>
          </table:table-cell>
          <table:table-cell table:formula="of:=[.G215]*1000" office:value-type="float" office:value="0.0029925" calcext:value-type="float">
            <text:p>0.0029925</text:p>
          </table:table-cell>
          <table:table-cell office:value-type="float" office:value="4.217" calcext:value-type="float">
            <text:p>4.217</text:p>
          </table:table-cell>
          <table:table-cell office:value-type="float" office:value="5.4441" calcext:value-type="float">
            <text:p>5.4441</text:p>
          </table:table-cell>
        </table:table-row>
        <table:table-row table:style-name="ro1">
          <table:table-cell office:value-type="float" office:value="2130.7" calcext:value-type="float">
            <text:p>2130.7</text:p>
          </table:table-cell>
          <table:table-cell office:value-type="float" office:value="0.0045037" calcext:value-type="float">
            <text:p>0.0045037</text:p>
          </table:table-cell>
          <table:table-cell office:value-type="float" office:value="0.0042028" calcext:value-type="float">
            <text:p>0.0042028</text:p>
          </table:table-cell>
          <table:table-cell office:value-type="float" office:value="0.00055406" calcext:value-type="float">
            <text:p>0.00055406</text:p>
          </table:table-cell>
          <table:table-cell office:value-type="float" office:value="0.00071924" calcext:value-type="float">
            <text:p>0.00071924</text:p>
          </table:table-cell>
          <table:table-cell office:value-type="float" office:value="0.0000015472" calcext:value-type="float">
            <text:p>1.5472E-006</text:p>
          </table:table-cell>
          <table:table-cell office:value-type="float" office:value="0.0000030264" calcext:value-type="float">
            <text:p>3.0264E-006</text:p>
          </table:table-cell>
          <table:table-cell table:formula="of:=[.B216]*1000" office:value-type="float" office:value="4.5037" calcext:value-type="float">
            <text:p>4.5037</text:p>
          </table:table-cell>
          <table:table-cell table:formula="of:=[.C216]*1000" office:value-type="float" office:value="4.2028" calcext:value-type="float">
            <text:p>4.2028</text:p>
          </table:table-cell>
          <table:table-cell table:formula="of:=[.D216]*1000" office:value-type="float" office:value="0.55406" calcext:value-type="float">
            <text:p>0.55406</text:p>
          </table:table-cell>
          <table:table-cell table:formula="of:=[.E216]*1000" office:value-type="float" office:value="0.71924" calcext:value-type="float">
            <text:p>0.71924</text:p>
          </table:table-cell>
          <table:table-cell table:formula="of:=[.F216]*1000" office:value-type="float" office:value="0.0015472" calcext:value-type="float">
            <text:p>0.0015472</text:p>
          </table:table-cell>
          <table:table-cell table:formula="of:=[.G216]*1000" office:value-type="float" office:value="0.0030264" calcext:value-type="float">
            <text:p>0.0030264</text:p>
          </table:table-cell>
          <table:table-cell office:value-type="float" office:value="4.2189" calcext:value-type="float">
            <text:p>4.2189</text:p>
          </table:table-cell>
          <table:table-cell office:value-type="float" office:value="5.4455" calcext:value-type="float">
            <text:p>5.4455</text:p>
          </table:table-cell>
        </table:table-row>
        <table:table-row table:style-name="ro1">
          <table:table-cell office:value-type="float" office:value="2140.7" calcext:value-type="float">
            <text:p>2140.7</text:p>
          </table:table-cell>
          <table:table-cell office:value-type="float" office:value="0.0044995" calcext:value-type="float">
            <text:p>0.0044995</text:p>
          </table:table-cell>
          <table:table-cell office:value-type="float" office:value="0.004195" calcext:value-type="float">
            <text:p>0.004195</text:p>
          </table:table-cell>
          <table:table-cell office:value-type="float" office:value="0.00055685" calcext:value-type="float">
            <text:p>0.00055685</text:p>
          </table:table-cell>
          <table:table-cell office:value-type="float" office:value="0.00072269" calcext:value-type="float">
            <text:p>0.00072269</text:p>
          </table:table-cell>
          <table:table-cell office:value-type="float" office:value="0.0000015567" calcext:value-type="float">
            <text:p>1.5567E-006</text:p>
          </table:table-cell>
          <table:table-cell office:value-type="float" office:value="0.000003061" calcext:value-type="float">
            <text:p>0.000003061</text:p>
          </table:table-cell>
          <table:table-cell table:formula="of:=[.B217]*1000" office:value-type="float" office:value="4.4995" calcext:value-type="float">
            <text:p>4.4995</text:p>
          </table:table-cell>
          <table:table-cell table:formula="of:=[.C217]*1000" office:value-type="float" office:value="4.195" calcext:value-type="float">
            <text:p>4.195</text:p>
          </table:table-cell>
          <table:table-cell table:formula="of:=[.D217]*1000" office:value-type="float" office:value="0.55685" calcext:value-type="float">
            <text:p>0.55685</text:p>
          </table:table-cell>
          <table:table-cell table:formula="of:=[.E217]*1000" office:value-type="float" office:value="0.72269" calcext:value-type="float">
            <text:p>0.72269</text:p>
          </table:table-cell>
          <table:table-cell table:formula="of:=[.F217]*1000" office:value-type="float" office:value="0.0015567" calcext:value-type="float">
            <text:p>0.0015567</text:p>
          </table:table-cell>
          <table:table-cell table:formula="of:=[.G217]*1000" office:value-type="float" office:value="0.003061" calcext:value-type="float">
            <text:p>0.003061</text:p>
          </table:table-cell>
          <table:table-cell office:value-type="float" office:value="4.2209" calcext:value-type="float">
            <text:p>4.2209</text:p>
          </table:table-cell>
          <table:table-cell office:value-type="float" office:value="5.4469" calcext:value-type="float">
            <text:p>5.4469</text:p>
          </table:table-cell>
        </table:table-row>
        <table:table-row table:style-name="ro1">
          <table:table-cell office:value-type="float" office:value="2150.7" calcext:value-type="float">
            <text:p>2150.7</text:p>
          </table:table-cell>
          <table:table-cell office:value-type="float" office:value="0.0044953" calcext:value-type="float">
            <text:p>0.0044953</text:p>
          </table:table-cell>
          <table:table-cell office:value-type="float" office:value="0.004187" calcext:value-type="float">
            <text:p>0.004187</text:p>
          </table:table-cell>
          <table:table-cell office:value-type="float" office:value="0.00055965" calcext:value-type="float">
            <text:p>0.00055965</text:p>
          </table:table-cell>
          <table:table-cell office:value-type="float" office:value="0.00072613" calcext:value-type="float">
            <text:p>0.00072613</text:p>
          </table:table-cell>
          <table:table-cell office:value-type="float" office:value="0.0000015663" calcext:value-type="float">
            <text:p>1.5663E-006</text:p>
          </table:table-cell>
          <table:table-cell office:value-type="float" office:value="0.0000030965" calcext:value-type="float">
            <text:p>3.0965E-006</text:p>
          </table:table-cell>
          <table:table-cell table:formula="of:=[.B218]*1000" office:value-type="float" office:value="4.4953" calcext:value-type="float">
            <text:p>4.4953</text:p>
          </table:table-cell>
          <table:table-cell table:formula="of:=[.C218]*1000" office:value-type="float" office:value="4.187" calcext:value-type="float">
            <text:p>4.187</text:p>
          </table:table-cell>
          <table:table-cell table:formula="of:=[.D218]*1000" office:value-type="float" office:value="0.55965" calcext:value-type="float">
            <text:p>0.55965</text:p>
          </table:table-cell>
          <table:table-cell table:formula="of:=[.E218]*1000" office:value-type="float" office:value="0.72613" calcext:value-type="float">
            <text:p>0.72613</text:p>
          </table:table-cell>
          <table:table-cell table:formula="of:=[.F218]*1000" office:value-type="float" office:value="0.0015663" calcext:value-type="float">
            <text:p>0.0015663</text:p>
          </table:table-cell>
          <table:table-cell table:formula="of:=[.G218]*1000" office:value-type="float" office:value="0.0030965" calcext:value-type="float">
            <text:p>0.0030965</text:p>
          </table:table-cell>
          <table:table-cell office:value-type="float" office:value="4.2229" calcext:value-type="float">
            <text:p>4.2229</text:p>
          </table:table-cell>
          <table:table-cell office:value-type="float" office:value="5.4483" calcext:value-type="float">
            <text:p>5.4483</text:p>
          </table:table-cell>
        </table:table-row>
        <table:table-row table:style-name="ro1">
          <table:table-cell office:value-type="float" office:value="2160.7" calcext:value-type="float">
            <text:p>2160.7</text:p>
          </table:table-cell>
          <table:table-cell office:value-type="float" office:value="0.0044911" calcext:value-type="float">
            <text:p>0.0044911</text:p>
          </table:table-cell>
          <table:table-cell office:value-type="float" office:value="0.004179" calcext:value-type="float">
            <text:p>0.004179</text:p>
          </table:table-cell>
          <table:table-cell office:value-type="float" office:value="0.00056244" calcext:value-type="float">
            <text:p>0.00056244</text:p>
          </table:table-cell>
          <table:table-cell office:value-type="float" office:value="0.00072956" calcext:value-type="float">
            <text:p>0.00072956</text:p>
          </table:table-cell>
          <table:table-cell office:value-type="float" office:value="0.000001576" calcext:value-type="float">
            <text:p>0.000001576</text:p>
          </table:table-cell>
          <table:table-cell office:value-type="float" office:value="0.0000031327" calcext:value-type="float">
            <text:p>3.1327E-006</text:p>
          </table:table-cell>
          <table:table-cell table:formula="of:=[.B219]*1000" office:value-type="float" office:value="4.4911" calcext:value-type="float">
            <text:p>4.4911</text:p>
          </table:table-cell>
          <table:table-cell table:formula="of:=[.C219]*1000" office:value-type="float" office:value="4.179" calcext:value-type="float">
            <text:p>4.179</text:p>
          </table:table-cell>
          <table:table-cell table:formula="of:=[.D219]*1000" office:value-type="float" office:value="0.56244" calcext:value-type="float">
            <text:p>0.56244</text:p>
          </table:table-cell>
          <table:table-cell table:formula="of:=[.E219]*1000" office:value-type="float" office:value="0.72956" calcext:value-type="float">
            <text:p>0.72956</text:p>
          </table:table-cell>
          <table:table-cell table:formula="of:=[.F219]*1000" office:value-type="float" office:value="0.001576" calcext:value-type="float">
            <text:p>0.001576</text:p>
          </table:table-cell>
          <table:table-cell table:formula="of:=[.G219]*1000" office:value-type="float" office:value="0.0031327" calcext:value-type="float">
            <text:p>0.0031327</text:p>
          </table:table-cell>
          <table:table-cell office:value-type="float" office:value="4.2248" calcext:value-type="float">
            <text:p>4.2248</text:p>
          </table:table-cell>
          <table:table-cell office:value-type="float" office:value="5.4497" calcext:value-type="float">
            <text:p>5.4497</text:p>
          </table:table-cell>
        </table:table-row>
        <table:table-row table:style-name="ro1">
          <table:table-cell office:value-type="float" office:value="2170.7" calcext:value-type="float">
            <text:p>2170.7</text:p>
          </table:table-cell>
          <table:table-cell office:value-type="float" office:value="0.0044869" calcext:value-type="float">
            <text:p>0.0044869</text:p>
          </table:table-cell>
          <table:table-cell office:value-type="float" office:value="0.0041708" calcext:value-type="float">
            <text:p>0.0041708</text:p>
          </table:table-cell>
          <table:table-cell office:value-type="float" office:value="0.00056524" calcext:value-type="float">
            <text:p>0.00056524</text:p>
          </table:table-cell>
          <table:table-cell office:value-type="float" office:value="0.00073299" calcext:value-type="float">
            <text:p>0.00073299</text:p>
          </table:table-cell>
          <table:table-cell office:value-type="float" office:value="0.0000015859" calcext:value-type="float">
            <text:p>1.5859E-006</text:p>
          </table:table-cell>
          <table:table-cell office:value-type="float" office:value="0.0000031698" calcext:value-type="float">
            <text:p>3.1698E-006</text:p>
          </table:table-cell>
          <table:table-cell table:formula="of:=[.B220]*1000" office:value-type="float" office:value="4.4869" calcext:value-type="float">
            <text:p>4.4869</text:p>
          </table:table-cell>
          <table:table-cell table:formula="of:=[.C220]*1000" office:value-type="float" office:value="4.1708" calcext:value-type="float">
            <text:p>4.1708</text:p>
          </table:table-cell>
          <table:table-cell table:formula="of:=[.D220]*1000" office:value-type="float" office:value="0.56524" calcext:value-type="float">
            <text:p>0.56524</text:p>
          </table:table-cell>
          <table:table-cell table:formula="of:=[.E220]*1000" office:value-type="float" office:value="0.73299" calcext:value-type="float">
            <text:p>0.73299</text:p>
          </table:table-cell>
          <table:table-cell table:formula="of:=[.F220]*1000" office:value-type="float" office:value="0.0015859" calcext:value-type="float">
            <text:p>0.0015859</text:p>
          </table:table-cell>
          <table:table-cell table:formula="of:=[.G220]*1000" office:value-type="float" office:value="0.0031698" calcext:value-type="float">
            <text:p>0.0031698</text:p>
          </table:table-cell>
          <table:table-cell office:value-type="float" office:value="4.2268" calcext:value-type="float">
            <text:p>4.2268</text:p>
          </table:table-cell>
          <table:table-cell office:value-type="float" office:value="5.4511" calcext:value-type="float">
            <text:p>5.4511</text:p>
          </table:table-cell>
        </table:table-row>
        <table:table-row table:style-name="ro1">
          <table:table-cell office:value-type="float" office:value="2180.7" calcext:value-type="float">
            <text:p>2180.7</text:p>
          </table:table-cell>
          <table:table-cell office:value-type="float" office:value="0.0044826" calcext:value-type="float">
            <text:p>0.0044826</text:p>
          </table:table-cell>
          <table:table-cell office:value-type="float" office:value="0.0041626" calcext:value-type="float">
            <text:p>0.0041626</text:p>
          </table:table-cell>
          <table:table-cell office:value-type="float" office:value="0.00056803" calcext:value-type="float">
            <text:p>0.00056803</text:p>
          </table:table-cell>
          <table:table-cell office:value-type="float" office:value="0.00073642" calcext:value-type="float">
            <text:p>0.00073642</text:p>
          </table:table-cell>
          <table:table-cell office:value-type="float" office:value="0.0000015958" calcext:value-type="float">
            <text:p>1.5958E-006</text:p>
          </table:table-cell>
          <table:table-cell office:value-type="float" office:value="0.0000032078" calcext:value-type="float">
            <text:p>3.2078E-006</text:p>
          </table:table-cell>
          <table:table-cell table:formula="of:=[.B221]*1000" office:value-type="float" office:value="4.4826" calcext:value-type="float">
            <text:p>4.4826</text:p>
          </table:table-cell>
          <table:table-cell table:formula="of:=[.C221]*1000" office:value-type="float" office:value="4.1626" calcext:value-type="float">
            <text:p>4.1626</text:p>
          </table:table-cell>
          <table:table-cell table:formula="of:=[.D221]*1000" office:value-type="float" office:value="0.56803" calcext:value-type="float">
            <text:p>0.56803</text:p>
          </table:table-cell>
          <table:table-cell table:formula="of:=[.E221]*1000" office:value-type="float" office:value="0.73642" calcext:value-type="float">
            <text:p>0.73642</text:p>
          </table:table-cell>
          <table:table-cell table:formula="of:=[.F221]*1000" office:value-type="float" office:value="0.0015958" calcext:value-type="float">
            <text:p>0.0015958</text:p>
          </table:table-cell>
          <table:table-cell table:formula="of:=[.G221]*1000" office:value-type="float" office:value="0.0032078" calcext:value-type="float">
            <text:p>0.0032078</text:p>
          </table:table-cell>
          <table:table-cell office:value-type="float" office:value="4.2287" calcext:value-type="float">
            <text:p>4.2287</text:p>
          </table:table-cell>
          <table:table-cell office:value-type="float" office:value="5.4525" calcext:value-type="float">
            <text:p>5.4525</text:p>
          </table:table-cell>
        </table:table-row>
        <table:table-row table:style-name="ro1">
          <table:table-cell office:value-type="float" office:value="2190.7" calcext:value-type="float">
            <text:p>2190.7</text:p>
          </table:table-cell>
          <table:table-cell office:value-type="float" office:value="0.0044784" calcext:value-type="float">
            <text:p>0.0044784</text:p>
          </table:table-cell>
          <table:table-cell office:value-type="float" office:value="0.0041543" calcext:value-type="float">
            <text:p>0.0041543</text:p>
          </table:table-cell>
          <table:table-cell office:value-type="float" office:value="0.00057083" calcext:value-type="float">
            <text:p>0.00057083</text:p>
          </table:table-cell>
          <table:table-cell office:value-type="float" office:value="0.00073985" calcext:value-type="float">
            <text:p>0.00073985</text:p>
          </table:table-cell>
          <table:table-cell office:value-type="float" office:value="0.0000016059" calcext:value-type="float">
            <text:p>1.6059E-006</text:p>
          </table:table-cell>
          <table:table-cell office:value-type="float" office:value="0.0000032466" calcext:value-type="float">
            <text:p>3.2466E-006</text:p>
          </table:table-cell>
          <table:table-cell table:formula="of:=[.B222]*1000" office:value-type="float" office:value="4.4784" calcext:value-type="float">
            <text:p>4.4784</text:p>
          </table:table-cell>
          <table:table-cell table:formula="of:=[.C222]*1000" office:value-type="float" office:value="4.1543" calcext:value-type="float">
            <text:p>4.1543</text:p>
          </table:table-cell>
          <table:table-cell table:formula="of:=[.D222]*1000" office:value-type="float" office:value="0.57083" calcext:value-type="float">
            <text:p>0.57083</text:p>
          </table:table-cell>
          <table:table-cell table:formula="of:=[.E222]*1000" office:value-type="float" office:value="0.73985" calcext:value-type="float">
            <text:p>0.73985</text:p>
          </table:table-cell>
          <table:table-cell table:formula="of:=[.F222]*1000" office:value-type="float" office:value="0.0016059" calcext:value-type="float">
            <text:p>0.0016059</text:p>
          </table:table-cell>
          <table:table-cell table:formula="of:=[.G222]*1000" office:value-type="float" office:value="0.0032466" calcext:value-type="float">
            <text:p>0.0032466</text:p>
          </table:table-cell>
          <table:table-cell office:value-type="float" office:value="4.2307" calcext:value-type="float">
            <text:p>4.2307</text:p>
          </table:table-cell>
          <table:table-cell office:value-type="float" office:value="5.4539" calcext:value-type="float">
            <text:p>5.4539</text:p>
          </table:table-cell>
        </table:table-row>
        <table:table-row table:style-name="ro1">
          <table:table-cell office:value-type="float" office:value="2200.7" calcext:value-type="float">
            <text:p>2200.7</text:p>
          </table:table-cell>
          <table:table-cell office:value-type="float" office:value="0.0044741" calcext:value-type="float">
            <text:p>0.0044741</text:p>
          </table:table-cell>
          <table:table-cell office:value-type="float" office:value="0.0041459" calcext:value-type="float">
            <text:p>0.0041459</text:p>
          </table:table-cell>
          <table:table-cell office:value-type="float" office:value="0.00057362" calcext:value-type="float">
            <text:p>0.00057362</text:p>
          </table:table-cell>
          <table:table-cell office:value-type="float" office:value="0.00074327" calcext:value-type="float">
            <text:p>0.00074327</text:p>
          </table:table-cell>
          <table:table-cell office:value-type="float" office:value="0.0000016161" calcext:value-type="float">
            <text:p>1.6161E-006</text:p>
          </table:table-cell>
          <table:table-cell office:value-type="float" office:value="0.0000032864" calcext:value-type="float">
            <text:p>3.2864E-006</text:p>
          </table:table-cell>
          <table:table-cell table:formula="of:=[.B223]*1000" office:value-type="float" office:value="4.4741" calcext:value-type="float">
            <text:p>4.4741</text:p>
          </table:table-cell>
          <table:table-cell table:formula="of:=[.C223]*1000" office:value-type="float" office:value="4.1459" calcext:value-type="float">
            <text:p>4.1459</text:p>
          </table:table-cell>
          <table:table-cell table:formula="of:=[.D223]*1000" office:value-type="float" office:value="0.57362" calcext:value-type="float">
            <text:p>0.57362</text:p>
          </table:table-cell>
          <table:table-cell table:formula="of:=[.E223]*1000" office:value-type="float" office:value="0.74327" calcext:value-type="float">
            <text:p>0.74327</text:p>
          </table:table-cell>
          <table:table-cell table:formula="of:=[.F223]*1000" office:value-type="float" office:value="0.0016161" calcext:value-type="float">
            <text:p>0.0016161</text:p>
          </table:table-cell>
          <table:table-cell table:formula="of:=[.G223]*1000" office:value-type="float" office:value="0.0032864" calcext:value-type="float">
            <text:p>0.0032864</text:p>
          </table:table-cell>
          <table:table-cell office:value-type="float" office:value="4.2326" calcext:value-type="float">
            <text:p>4.2326</text:p>
          </table:table-cell>
          <table:table-cell office:value-type="float" office:value="5.4553" calcext:value-type="float">
            <text:p>5.4553</text:p>
          </table:table-cell>
        </table:table-row>
        <table:table-row table:style-name="ro1">
          <table:table-cell office:value-type="float" office:value="2210.7" calcext:value-type="float">
            <text:p>2210.7</text:p>
          </table:table-cell>
          <table:table-cell office:value-type="float" office:value="0.0044697" calcext:value-type="float">
            <text:p>0.0044697</text:p>
          </table:table-cell>
          <table:table-cell office:value-type="float" office:value="0.0041374" calcext:value-type="float">
            <text:p>0.0041374</text:p>
          </table:table-cell>
          <table:table-cell office:value-type="float" office:value="0.00057641" calcext:value-type="float">
            <text:p>0.00057641</text:p>
          </table:table-cell>
          <table:table-cell office:value-type="float" office:value="0.00074669" calcext:value-type="float">
            <text:p>0.00074669</text:p>
          </table:table-cell>
          <table:table-cell office:value-type="float" office:value="0.0000016264" calcext:value-type="float">
            <text:p>1.6264E-006</text:p>
          </table:table-cell>
          <table:table-cell office:value-type="float" office:value="0.0000033272" calcext:value-type="float">
            <text:p>3.3272E-006</text:p>
          </table:table-cell>
          <table:table-cell table:formula="of:=[.B224]*1000" office:value-type="float" office:value="4.4697" calcext:value-type="float">
            <text:p>4.4697</text:p>
          </table:table-cell>
          <table:table-cell table:formula="of:=[.C224]*1000" office:value-type="float" office:value="4.1374" calcext:value-type="float">
            <text:p>4.1374</text:p>
          </table:table-cell>
          <table:table-cell table:formula="of:=[.D224]*1000" office:value-type="float" office:value="0.57641" calcext:value-type="float">
            <text:p>0.57641</text:p>
          </table:table-cell>
          <table:table-cell table:formula="of:=[.E224]*1000" office:value-type="float" office:value="0.74669" calcext:value-type="float">
            <text:p>0.74669</text:p>
          </table:table-cell>
          <table:table-cell table:formula="of:=[.F224]*1000" office:value-type="float" office:value="0.0016264" calcext:value-type="float">
            <text:p>0.0016264</text:p>
          </table:table-cell>
          <table:table-cell table:formula="of:=[.G224]*1000" office:value-type="float" office:value="0.0033272" calcext:value-type="float">
            <text:p>0.0033272</text:p>
          </table:table-cell>
          <table:table-cell office:value-type="float" office:value="4.2346" calcext:value-type="float">
            <text:p>4.2346</text:p>
          </table:table-cell>
          <table:table-cell office:value-type="float" office:value="5.4567" calcext:value-type="float">
            <text:p>5.4567</text:p>
          </table:table-cell>
        </table:table-row>
        <table:table-row table:style-name="ro1">
          <table:table-cell office:value-type="float" office:value="2220.7" calcext:value-type="float">
            <text:p>2220.7</text:p>
          </table:table-cell>
          <table:table-cell office:value-type="float" office:value="0.0044654" calcext:value-type="float">
            <text:p>0.0044654</text:p>
          </table:table-cell>
          <table:table-cell office:value-type="float" office:value="0.0041288" calcext:value-type="float">
            <text:p>0.0041288</text:p>
          </table:table-cell>
          <table:table-cell office:value-type="float" office:value="0.0005792" calcext:value-type="float">
            <text:p>0.0005792</text:p>
          </table:table-cell>
          <table:table-cell office:value-type="float" office:value="0.0007501" calcext:value-type="float">
            <text:p>0.0007501</text:p>
          </table:table-cell>
          <table:table-cell office:value-type="float" office:value="0.0000016369" calcext:value-type="float">
            <text:p>1.6369E-006</text:p>
          </table:table-cell>
          <table:table-cell office:value-type="float" office:value="0.000003369" calcext:value-type="float">
            <text:p>0.000003369</text:p>
          </table:table-cell>
          <table:table-cell table:formula="of:=[.B225]*1000" office:value-type="float" office:value="4.4654" calcext:value-type="float">
            <text:p>4.4654</text:p>
          </table:table-cell>
          <table:table-cell table:formula="of:=[.C225]*1000" office:value-type="float" office:value="4.1288" calcext:value-type="float">
            <text:p>4.1288</text:p>
          </table:table-cell>
          <table:table-cell table:formula="of:=[.D225]*1000" office:value-type="float" office:value="0.5792" calcext:value-type="float">
            <text:p>0.5792</text:p>
          </table:table-cell>
          <table:table-cell table:formula="of:=[.E225]*1000" office:value-type="float" office:value="0.7501" calcext:value-type="float">
            <text:p>0.7501</text:p>
          </table:table-cell>
          <table:table-cell table:formula="of:=[.F225]*1000" office:value-type="float" office:value="0.0016369" calcext:value-type="float">
            <text:p>0.0016369</text:p>
          </table:table-cell>
          <table:table-cell table:formula="of:=[.G225]*1000" office:value-type="float" office:value="0.003369" calcext:value-type="float">
            <text:p>0.003369</text:p>
          </table:table-cell>
          <table:table-cell office:value-type="float" office:value="4.2365" calcext:value-type="float">
            <text:p>4.2365</text:p>
          </table:table-cell>
          <table:table-cell office:value-type="float" office:value="5.4581" calcext:value-type="float">
            <text:p>5.4581</text:p>
          </table:table-cell>
        </table:table-row>
        <table:table-row table:style-name="ro1">
          <table:table-cell office:value-type="float" office:value="2230.7" calcext:value-type="float">
            <text:p>2230.7</text:p>
          </table:table-cell>
          <table:table-cell office:value-type="float" office:value="0.004461" calcext:value-type="float">
            <text:p>0.004461</text:p>
          </table:table-cell>
          <table:table-cell office:value-type="float" office:value="0.0041201" calcext:value-type="float">
            <text:p>0.0041201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75351" calcext:value-type="float">
            <text:p>0.00075351</text:p>
          </table:table-cell>
          <table:table-cell office:value-type="float" office:value="0.0000016475" calcext:value-type="float">
            <text:p>1.6475E-006</text:p>
          </table:table-cell>
          <table:table-cell office:value-type="float" office:value="0.0000034118" calcext:value-type="float">
            <text:p>3.4118E-006</text:p>
          </table:table-cell>
          <table:table-cell table:formula="of:=[.B226]*1000" office:value-type="float" office:value="4.461" calcext:value-type="float">
            <text:p>4.461</text:p>
          </table:table-cell>
          <table:table-cell table:formula="of:=[.C226]*1000" office:value-type="float" office:value="4.1201" calcext:value-type="float">
            <text:p>4.1201</text:p>
          </table:table-cell>
          <table:table-cell table:formula="of:=[.D226]*1000" office:value-type="float" office:value="0.582" calcext:value-type="float">
            <text:p>0.582</text:p>
          </table:table-cell>
          <table:table-cell table:formula="of:=[.E226]*1000" office:value-type="float" office:value="0.75351" calcext:value-type="float">
            <text:p>0.75351</text:p>
          </table:table-cell>
          <table:table-cell table:formula="of:=[.F226]*1000" office:value-type="float" office:value="0.0016475" calcext:value-type="float">
            <text:p>0.0016475</text:p>
          </table:table-cell>
          <table:table-cell table:formula="of:=[.G226]*1000" office:value-type="float" office:value="0.0034118" calcext:value-type="float">
            <text:p>0.0034118</text:p>
          </table:table-cell>
          <table:table-cell office:value-type="float" office:value="4.2385" calcext:value-type="float">
            <text:p>4.2385</text:p>
          </table:table-cell>
          <table:table-cell office:value-type="float" office:value="5.4594" calcext:value-type="float">
            <text:p>5.4594</text:p>
          </table:table-cell>
        </table:table-row>
        <table:table-row table:style-name="ro1">
          <table:table-cell office:value-type="float" office:value="2240.7" calcext:value-type="float">
            <text:p>2240.7</text:p>
          </table:table-cell>
          <table:table-cell office:value-type="float" office:value="0.0044566" calcext:value-type="float">
            <text:p>0.0044566</text:p>
          </table:table-cell>
          <table:table-cell office:value-type="float" office:value="0.0041112" calcext:value-type="float">
            <text:p>0.0041112</text:p>
          </table:table-cell>
          <table:table-cell office:value-type="float" office:value="0.00058479" calcext:value-type="float">
            <text:p>0.00058479</text:p>
          </table:table-cell>
          <table:table-cell office:value-type="float" office:value="0.00075692" calcext:value-type="float">
            <text:p>0.00075692</text:p>
          </table:table-cell>
          <table:table-cell office:value-type="float" office:value="0.0000016582" calcext:value-type="float">
            <text:p>1.6582E-006</text:p>
          </table:table-cell>
          <table:table-cell office:value-type="float" office:value="0.0000034557" calcext:value-type="float">
            <text:p>3.4557E-006</text:p>
          </table:table-cell>
          <table:table-cell table:formula="of:=[.B227]*1000" office:value-type="float" office:value="4.4566" calcext:value-type="float">
            <text:p>4.4566</text:p>
          </table:table-cell>
          <table:table-cell table:formula="of:=[.C227]*1000" office:value-type="float" office:value="4.1112" calcext:value-type="float">
            <text:p>4.1112</text:p>
          </table:table-cell>
          <table:table-cell table:formula="of:=[.D227]*1000" office:value-type="float" office:value="0.58479" calcext:value-type="float">
            <text:p>0.58479</text:p>
          </table:table-cell>
          <table:table-cell table:formula="of:=[.E227]*1000" office:value-type="float" office:value="0.75692" calcext:value-type="float">
            <text:p>0.75692</text:p>
          </table:table-cell>
          <table:table-cell table:formula="of:=[.F227]*1000" office:value-type="float" office:value="0.0016582" calcext:value-type="float">
            <text:p>0.0016582</text:p>
          </table:table-cell>
          <table:table-cell table:formula="of:=[.G227]*1000" office:value-type="float" office:value="0.0034557" calcext:value-type="float">
            <text:p>0.0034557</text:p>
          </table:table-cell>
          <table:table-cell office:value-type="float" office:value="4.2404" calcext:value-type="float">
            <text:p>4.2404</text:p>
          </table:table-cell>
          <table:table-cell office:value-type="float" office:value="5.4608" calcext:value-type="float">
            <text:p>5.4608</text:p>
          </table:table-cell>
        </table:table-row>
        <table:table-row table:style-name="ro1">
          <table:table-cell office:value-type="float" office:value="2250.7" calcext:value-type="float">
            <text:p>2250.7</text:p>
          </table:table-cell>
          <table:table-cell office:value-type="float" office:value="0.0044522" calcext:value-type="float">
            <text:p>0.0044522</text:p>
          </table:table-cell>
          <table:table-cell office:value-type="float" office:value="0.0041023" calcext:value-type="float">
            <text:p>0.0041023</text:p>
          </table:table-cell>
          <table:table-cell office:value-type="float" office:value="0.00058758" calcext:value-type="float">
            <text:p>0.00058758</text:p>
          </table:table-cell>
          <table:table-cell office:value-type="float" office:value="0.00076032" calcext:value-type="float">
            <text:p>0.00076032</text:p>
          </table:table-cell>
          <table:table-cell office:value-type="float" office:value="0.0000016691" calcext:value-type="float">
            <text:p>1.6691E-006</text:p>
          </table:table-cell>
          <table:table-cell office:value-type="float" office:value="0.0000035007" calcext:value-type="float">
            <text:p>3.5007E-006</text:p>
          </table:table-cell>
          <table:table-cell table:formula="of:=[.B228]*1000" office:value-type="float" office:value="4.4522" calcext:value-type="float">
            <text:p>4.4522</text:p>
          </table:table-cell>
          <table:table-cell table:formula="of:=[.C228]*1000" office:value-type="float" office:value="4.1023" calcext:value-type="float">
            <text:p>4.1023</text:p>
          </table:table-cell>
          <table:table-cell table:formula="of:=[.D228]*1000" office:value-type="float" office:value="0.58758" calcext:value-type="float">
            <text:p>0.58758</text:p>
          </table:table-cell>
          <table:table-cell table:formula="of:=[.E228]*1000" office:value-type="float" office:value="0.76032" calcext:value-type="float">
            <text:p>0.76032</text:p>
          </table:table-cell>
          <table:table-cell table:formula="of:=[.F228]*1000" office:value-type="float" office:value="0.0016691" calcext:value-type="float">
            <text:p>0.0016691</text:p>
          </table:table-cell>
          <table:table-cell table:formula="of:=[.G228]*1000" office:value-type="float" office:value="0.0035007" calcext:value-type="float">
            <text:p>0.0035007</text:p>
          </table:table-cell>
          <table:table-cell office:value-type="float" office:value="4.2424" calcext:value-type="float">
            <text:p>4.2424</text:p>
          </table:table-cell>
          <table:table-cell office:value-type="float" office:value="5.4622" calcext:value-type="float">
            <text:p>5.4622</text:p>
          </table:table-cell>
        </table:table-row>
        <table:table-row table:style-name="ro1">
          <table:table-cell office:value-type="float" office:value="2260.7" calcext:value-type="float">
            <text:p>2260.7</text:p>
          </table:table-cell>
          <table:table-cell office:value-type="float" office:value="0.0044477" calcext:value-type="float">
            <text:p>0.0044477</text:p>
          </table:table-cell>
          <table:table-cell office:value-type="float" office:value="0.0040933" calcext:value-type="float">
            <text:p>0.0040933</text:p>
          </table:table-cell>
          <table:table-cell office:value-type="float" office:value="0.00059037" calcext:value-type="float">
            <text:p>0.00059037</text:p>
          </table:table-cell>
          <table:table-cell office:value-type="float" office:value="0.00076372" calcext:value-type="float">
            <text:p>0.00076372</text:p>
          </table:table-cell>
          <table:table-cell office:value-type="float" office:value="0.0000016801" calcext:value-type="float">
            <text:p>1.6801E-006</text:p>
          </table:table-cell>
          <table:table-cell office:value-type="float" office:value="0.0000035469" calcext:value-type="float">
            <text:p>3.5469E-006</text:p>
          </table:table-cell>
          <table:table-cell table:formula="of:=[.B229]*1000" office:value-type="float" office:value="4.4477" calcext:value-type="float">
            <text:p>4.4477</text:p>
          </table:table-cell>
          <table:table-cell table:formula="of:=[.C229]*1000" office:value-type="float" office:value="4.0933" calcext:value-type="float">
            <text:p>4.0933</text:p>
          </table:table-cell>
          <table:table-cell table:formula="of:=[.D229]*1000" office:value-type="float" office:value="0.59037" calcext:value-type="float">
            <text:p>0.59037</text:p>
          </table:table-cell>
          <table:table-cell table:formula="of:=[.E229]*1000" office:value-type="float" office:value="0.76372" calcext:value-type="float">
            <text:p>0.76372</text:p>
          </table:table-cell>
          <table:table-cell table:formula="of:=[.F229]*1000" office:value-type="float" office:value="0.0016801" calcext:value-type="float">
            <text:p>0.0016801</text:p>
          </table:table-cell>
          <table:table-cell table:formula="of:=[.G229]*1000" office:value-type="float" office:value="0.0035469" calcext:value-type="float">
            <text:p>0.0035469</text:p>
          </table:table-cell>
          <table:table-cell office:value-type="float" office:value="4.2443" calcext:value-type="float">
            <text:p>4.2443</text:p>
          </table:table-cell>
          <table:table-cell office:value-type="float" office:value="5.4636" calcext:value-type="float">
            <text:p>5.4636</text:p>
          </table:table-cell>
        </table:table-row>
        <table:table-row table:style-name="ro1">
          <table:table-cell office:value-type="float" office:value="2270.7" calcext:value-type="float">
            <text:p>2270.7</text:p>
          </table:table-cell>
          <table:table-cell office:value-type="float" office:value="0.0044432" calcext:value-type="float">
            <text:p>0.0044432</text:p>
          </table:table-cell>
          <table:table-cell office:value-type="float" office:value="0.0040842" calcext:value-type="float">
            <text:p>0.0040842</text:p>
          </table:table-cell>
          <table:table-cell office:value-type="float" office:value="0.00059316" calcext:value-type="float">
            <text:p>0.00059316</text:p>
          </table:table-cell>
          <table:table-cell office:value-type="float" office:value="0.00076711" calcext:value-type="float">
            <text:p>0.00076711</text:p>
          </table:table-cell>
          <table:table-cell office:value-type="float" office:value="0.0000016912" calcext:value-type="float">
            <text:p>1.6912E-006</text:p>
          </table:table-cell>
          <table:table-cell office:value-type="float" office:value="0.0000035942" calcext:value-type="float">
            <text:p>3.5942E-006</text:p>
          </table:table-cell>
          <table:table-cell table:formula="of:=[.B230]*1000" office:value-type="float" office:value="4.4432" calcext:value-type="float">
            <text:p>4.4432</text:p>
          </table:table-cell>
          <table:table-cell table:formula="of:=[.C230]*1000" office:value-type="float" office:value="4.0842" calcext:value-type="float">
            <text:p>4.0842</text:p>
          </table:table-cell>
          <table:table-cell table:formula="of:=[.D230]*1000" office:value-type="float" office:value="0.59316" calcext:value-type="float">
            <text:p>0.59316</text:p>
          </table:table-cell>
          <table:table-cell table:formula="of:=[.E230]*1000" office:value-type="float" office:value="0.76711" calcext:value-type="float">
            <text:p>0.76711</text:p>
          </table:table-cell>
          <table:table-cell table:formula="of:=[.F230]*1000" office:value-type="float" office:value="0.0016912" calcext:value-type="float">
            <text:p>0.0016912</text:p>
          </table:table-cell>
          <table:table-cell table:formula="of:=[.G230]*1000" office:value-type="float" office:value="0.0035942" calcext:value-type="float">
            <text:p>0.0035942</text:p>
          </table:table-cell>
          <table:table-cell office:value-type="float" office:value="4.2462" calcext:value-type="float">
            <text:p>4.2462</text:p>
          </table:table-cell>
          <table:table-cell office:value-type="float" office:value="5.465" calcext:value-type="float">
            <text:p>5.465</text:p>
          </table:table-cell>
        </table:table-row>
        <table:table-row table:style-name="ro1">
          <table:table-cell office:value-type="float" office:value="2280.7" calcext:value-type="float">
            <text:p>2280.7</text:p>
          </table:table-cell>
          <table:table-cell office:value-type="float" office:value="0.0044387" calcext:value-type="float">
            <text:p>0.0044387</text:p>
          </table:table-cell>
          <table:table-cell office:value-type="float" office:value="0.004075" calcext:value-type="float">
            <text:p>0.004075</text:p>
          </table:table-cell>
          <table:table-cell office:value-type="float" office:value="0.00059594" calcext:value-type="float">
            <text:p>0.00059594</text:p>
          </table:table-cell>
          <table:table-cell office:value-type="float" office:value="0.0007705" calcext:value-type="float">
            <text:p>0.0007705</text:p>
          </table:table-cell>
          <table:table-cell office:value-type="float" office:value="0.0000017025" calcext:value-type="float">
            <text:p>1.7025E-006</text:p>
          </table:table-cell>
          <table:table-cell office:value-type="float" office:value="0.0000036429" calcext:value-type="float">
            <text:p>3.6429E-006</text:p>
          </table:table-cell>
          <table:table-cell table:formula="of:=[.B231]*1000" office:value-type="float" office:value="4.4387" calcext:value-type="float">
            <text:p>4.4387</text:p>
          </table:table-cell>
          <table:table-cell table:formula="of:=[.C231]*1000" office:value-type="float" office:value="4.075" calcext:value-type="float">
            <text:p>4.075</text:p>
          </table:table-cell>
          <table:table-cell table:formula="of:=[.D231]*1000" office:value-type="float" office:value="0.59594" calcext:value-type="float">
            <text:p>0.59594</text:p>
          </table:table-cell>
          <table:table-cell table:formula="of:=[.E231]*1000" office:value-type="float" office:value="0.7705" calcext:value-type="float">
            <text:p>0.7705</text:p>
          </table:table-cell>
          <table:table-cell table:formula="of:=[.F231]*1000" office:value-type="float" office:value="0.0017025" calcext:value-type="float">
            <text:p>0.0017025</text:p>
          </table:table-cell>
          <table:table-cell table:formula="of:=[.G231]*1000" office:value-type="float" office:value="0.0036429" calcext:value-type="float">
            <text:p>0.0036429</text:p>
          </table:table-cell>
          <table:table-cell office:value-type="float" office:value="4.2482" calcext:value-type="float">
            <text:p>4.2482</text:p>
          </table:table-cell>
          <table:table-cell office:value-type="float" office:value="5.4664" calcext:value-type="float">
            <text:p>5.4664</text:p>
          </table:table-cell>
        </table:table-row>
        <table:table-row table:style-name="ro1">
          <table:table-cell office:value-type="float" office:value="2290.7" calcext:value-type="float">
            <text:p>2290.7</text:p>
          </table:table-cell>
          <table:table-cell office:value-type="float" office:value="0.0044342" calcext:value-type="float">
            <text:p>0.0044342</text:p>
          </table:table-cell>
          <table:table-cell office:value-type="float" office:value="0.0040656" calcext:value-type="float">
            <text:p>0.0040656</text:p>
          </table:table-cell>
          <table:table-cell office:value-type="float" office:value="0.00059873" calcext:value-type="float">
            <text:p>0.00059873</text:p>
          </table:table-cell>
          <table:table-cell office:value-type="float" office:value="0.00077389" calcext:value-type="float">
            <text:p>0.00077389</text:p>
          </table:table-cell>
          <table:table-cell office:value-type="float" office:value="0.0000017139" calcext:value-type="float">
            <text:p>1.7139E-006</text:p>
          </table:table-cell>
          <table:table-cell office:value-type="float" office:value="0.0000036928" calcext:value-type="float">
            <text:p>3.6928E-006</text:p>
          </table:table-cell>
          <table:table-cell table:formula="of:=[.B232]*1000" office:value-type="float" office:value="4.4342" calcext:value-type="float">
            <text:p>4.4342</text:p>
          </table:table-cell>
          <table:table-cell table:formula="of:=[.C232]*1000" office:value-type="float" office:value="4.0656" calcext:value-type="float">
            <text:p>4.0656</text:p>
          </table:table-cell>
          <table:table-cell table:formula="of:=[.D232]*1000" office:value-type="float" office:value="0.59873" calcext:value-type="float">
            <text:p>0.59873</text:p>
          </table:table-cell>
          <table:table-cell table:formula="of:=[.E232]*1000" office:value-type="float" office:value="0.77389" calcext:value-type="float">
            <text:p>0.77389</text:p>
          </table:table-cell>
          <table:table-cell table:formula="of:=[.F232]*1000" office:value-type="float" office:value="0.0017139" calcext:value-type="float">
            <text:p>0.0017139</text:p>
          </table:table-cell>
          <table:table-cell table:formula="of:=[.G232]*1000" office:value-type="float" office:value="0.0036928" calcext:value-type="float">
            <text:p>0.0036928</text:p>
          </table:table-cell>
          <table:table-cell office:value-type="float" office:value="4.2501" calcext:value-type="float">
            <text:p>4.2501</text:p>
          </table:table-cell>
          <table:table-cell office:value-type="float" office:value="5.4678" calcext:value-type="float">
            <text:p>5.4678</text:p>
          </table:table-cell>
        </table:table-row>
        <table:table-row table:style-name="ro1">
          <table:table-cell office:value-type="float" office:value="2300.7" calcext:value-type="float">
            <text:p>2300.7</text:p>
          </table:table-cell>
          <table:table-cell office:value-type="float" office:value="0.0044296" calcext:value-type="float">
            <text:p>0.0044296</text:p>
          </table:table-cell>
          <table:table-cell office:value-type="float" office:value="0.0040561" calcext:value-type="float">
            <text:p>0.0040561</text:p>
          </table:table-cell>
          <table:table-cell office:value-type="float" office:value="0.00060152" calcext:value-type="float">
            <text:p>0.00060152</text:p>
          </table:table-cell>
          <table:table-cell office:value-type="float" office:value="0.00077727" calcext:value-type="float">
            <text:p>0.00077727</text:p>
          </table:table-cell>
          <table:table-cell office:value-type="float" office:value="0.0000017255" calcext:value-type="float">
            <text:p>1.7255E-006</text:p>
          </table:table-cell>
          <table:table-cell office:value-type="float" office:value="0.0000037441" calcext:value-type="float">
            <text:p>3.7441E-006</text:p>
          </table:table-cell>
          <table:table-cell table:formula="of:=[.B233]*1000" office:value-type="float" office:value="4.4296" calcext:value-type="float">
            <text:p>4.4296</text:p>
          </table:table-cell>
          <table:table-cell table:formula="of:=[.C233]*1000" office:value-type="float" office:value="4.0561" calcext:value-type="float">
            <text:p>4.0561</text:p>
          </table:table-cell>
          <table:table-cell table:formula="of:=[.D233]*1000" office:value-type="float" office:value="0.60152" calcext:value-type="float">
            <text:p>0.60152</text:p>
          </table:table-cell>
          <table:table-cell table:formula="of:=[.E233]*1000" office:value-type="float" office:value="0.77727" calcext:value-type="float">
            <text:p>0.77727</text:p>
          </table:table-cell>
          <table:table-cell table:formula="of:=[.F233]*1000" office:value-type="float" office:value="0.0017255" calcext:value-type="float">
            <text:p>0.0017255</text:p>
          </table:table-cell>
          <table:table-cell table:formula="of:=[.G233]*1000" office:value-type="float" office:value="0.0037441" calcext:value-type="float">
            <text:p>0.0037441</text:p>
          </table:table-cell>
          <table:table-cell office:value-type="float" office:value="4.252" calcext:value-type="float">
            <text:p>4.252</text:p>
          </table:table-cell>
          <table:table-cell office:value-type="float" office:value="5.4691" calcext:value-type="float">
            <text:p>5.4691</text:p>
          </table:table-cell>
        </table:table-row>
        <table:table-row table:style-name="ro1">
          <table:table-cell office:value-type="float" office:value="2310.7" calcext:value-type="float">
            <text:p>2310.7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40465" calcext:value-type="float">
            <text:p>0.0040465</text:p>
          </table:table-cell>
          <table:table-cell office:value-type="float" office:value="0.00060431" calcext:value-type="float">
            <text:p>0.00060431</text:p>
          </table:table-cell>
          <table:table-cell office:value-type="float" office:value="0.00078065" calcext:value-type="float">
            <text:p>0.00078065</text:p>
          </table:table-cell>
          <table:table-cell office:value-type="float" office:value="0.0000017373" calcext:value-type="float">
            <text:p>1.7373E-006</text:p>
          </table:table-cell>
          <table:table-cell office:value-type="float" office:value="0.0000037968" calcext:value-type="float">
            <text:p>3.7968E-006</text:p>
          </table:table-cell>
          <table:table-cell table:formula="of:=[.B234]*1000" office:value-type="float" office:value="4.425" calcext:value-type="float">
            <text:p>4.425</text:p>
          </table:table-cell>
          <table:table-cell table:formula="of:=[.C234]*1000" office:value-type="float" office:value="4.0465" calcext:value-type="float">
            <text:p>4.0465</text:p>
          </table:table-cell>
          <table:table-cell table:formula="of:=[.D234]*1000" office:value-type="float" office:value="0.60431" calcext:value-type="float">
            <text:p>0.60431</text:p>
          </table:table-cell>
          <table:table-cell table:formula="of:=[.E234]*1000" office:value-type="float" office:value="0.78065" calcext:value-type="float">
            <text:p>0.78065</text:p>
          </table:table-cell>
          <table:table-cell table:formula="of:=[.F234]*1000" office:value-type="float" office:value="0.0017373" calcext:value-type="float">
            <text:p>0.0017373</text:p>
          </table:table-cell>
          <table:table-cell table:formula="of:=[.G234]*1000" office:value-type="float" office:value="0.0037968" calcext:value-type="float">
            <text:p>0.0037968</text:p>
          </table:table-cell>
          <table:table-cell office:value-type="float" office:value="4.254" calcext:value-type="float">
            <text:p>4.254</text:p>
          </table:table-cell>
          <table:table-cell office:value-type="float" office:value="5.4705" calcext:value-type="float">
            <text:p>5.4705</text:p>
          </table:table-cell>
        </table:table-row>
        <table:table-row table:style-name="ro1">
          <table:table-cell office:value-type="float" office:value="2320.7" calcext:value-type="float">
            <text:p>2320.7</text:p>
          </table:table-cell>
          <table:table-cell office:value-type="float" office:value="0.0044204" calcext:value-type="float">
            <text:p>0.0044204</text:p>
          </table:table-cell>
          <table:table-cell office:value-type="float" office:value="0.0040368" calcext:value-type="float">
            <text:p>0.0040368</text:p>
          </table:table-cell>
          <table:table-cell office:value-type="float" office:value="0.00060709" calcext:value-type="float">
            <text:p>0.00060709</text:p>
          </table:table-cell>
          <table:table-cell office:value-type="float" office:value="0.00078402" calcext:value-type="float">
            <text:p>0.00078402</text:p>
          </table:table-cell>
          <table:table-cell office:value-type="float" office:value="0.0000017492" calcext:value-type="float">
            <text:p>1.7492E-006</text:p>
          </table:table-cell>
          <table:table-cell office:value-type="float" office:value="0.0000038509" calcext:value-type="float">
            <text:p>3.8509E-006</text:p>
          </table:table-cell>
          <table:table-cell table:formula="of:=[.B235]*1000" office:value-type="float" office:value="4.4204" calcext:value-type="float">
            <text:p>4.4204</text:p>
          </table:table-cell>
          <table:table-cell table:formula="of:=[.C235]*1000" office:value-type="float" office:value="4.0368" calcext:value-type="float">
            <text:p>4.0368</text:p>
          </table:table-cell>
          <table:table-cell table:formula="of:=[.D235]*1000" office:value-type="float" office:value="0.60709" calcext:value-type="float">
            <text:p>0.60709</text:p>
          </table:table-cell>
          <table:table-cell table:formula="of:=[.E235]*1000" office:value-type="float" office:value="0.78402" calcext:value-type="float">
            <text:p>0.78402</text:p>
          </table:table-cell>
          <table:table-cell table:formula="of:=[.F235]*1000" office:value-type="float" office:value="0.0017492" calcext:value-type="float">
            <text:p>0.0017492</text:p>
          </table:table-cell>
          <table:table-cell table:formula="of:=[.G235]*1000" office:value-type="float" office:value="0.0038509" calcext:value-type="float">
            <text:p>0.0038509</text:p>
          </table:table-cell>
          <table:table-cell office:value-type="float" office:value="4.2559" calcext:value-type="float">
            <text:p>4.2559</text:p>
          </table:table-cell>
          <table:table-cell office:value-type="float" office:value="5.4719" calcext:value-type="float">
            <text:p>5.4719</text:p>
          </table:table-cell>
        </table:table-row>
        <table:table-row table:style-name="ro1">
          <table:table-cell office:value-type="float" office:value="2330.7" calcext:value-type="float">
            <text:p>2330.7</text:p>
          </table:table-cell>
          <table:table-cell office:value-type="float" office:value="0.0044157" calcext:value-type="float">
            <text:p>0.0044157</text:p>
          </table:table-cell>
          <table:table-cell office:value-type="float" office:value="0.004027" calcext:value-type="float">
            <text:p>0.004027</text:p>
          </table:table-cell>
          <table:table-cell office:value-type="float" office:value="0.00060988" calcext:value-type="float">
            <text:p>0.00060988</text:p>
          </table:table-cell>
          <table:table-cell office:value-type="float" office:value="0.00078739" calcext:value-type="float">
            <text:p>0.00078739</text:p>
          </table:table-cell>
          <table:table-cell office:value-type="float" office:value="0.0000017612" calcext:value-type="float">
            <text:p>1.7612E-006</text:p>
          </table:table-cell>
          <table:table-cell office:value-type="float" office:value="0.0000039066" calcext:value-type="float">
            <text:p>3.9066E-006</text:p>
          </table:table-cell>
          <table:table-cell table:formula="of:=[.B236]*1000" office:value-type="float" office:value="4.4157" calcext:value-type="float">
            <text:p>4.4157</text:p>
          </table:table-cell>
          <table:table-cell table:formula="of:=[.C236]*1000" office:value-type="float" office:value="4.027" calcext:value-type="float">
            <text:p>4.027</text:p>
          </table:table-cell>
          <table:table-cell table:formula="of:=[.D236]*1000" office:value-type="float" office:value="0.60988" calcext:value-type="float">
            <text:p>0.60988</text:p>
          </table:table-cell>
          <table:table-cell table:formula="of:=[.E236]*1000" office:value-type="float" office:value="0.78739" calcext:value-type="float">
            <text:p>0.78739</text:p>
          </table:table-cell>
          <table:table-cell table:formula="of:=[.F236]*1000" office:value-type="float" office:value="0.0017612" calcext:value-type="float">
            <text:p>0.0017612</text:p>
          </table:table-cell>
          <table:table-cell table:formula="of:=[.G236]*1000" office:value-type="float" office:value="0.0039066" calcext:value-type="float">
            <text:p>0.0039066</text:p>
          </table:table-cell>
          <table:table-cell office:value-type="float" office:value="4.2579" calcext:value-type="float">
            <text:p>4.2579</text:p>
          </table:table-cell>
          <table:table-cell office:value-type="float" office:value="5.4733" calcext:value-type="float">
            <text:p>5.4733</text:p>
          </table:table-cell>
        </table:table-row>
        <table:table-row table:style-name="ro1">
          <table:table-cell office:value-type="float" office:value="2340.7" calcext:value-type="float">
            <text:p>2340.7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0.00061266" calcext:value-type="float">
            <text:p>0.00061266</text:p>
          </table:table-cell>
          <table:table-cell office:value-type="float" office:value="0.00079075" calcext:value-type="float">
            <text:p>0.00079075</text:p>
          </table:table-cell>
          <table:table-cell office:value-type="float" office:value="0.0000017734" calcext:value-type="float">
            <text:p>1.7734E-006</text:p>
          </table:table-cell>
          <table:table-cell office:value-type="float" office:value="0.0000039639" calcext:value-type="float">
            <text:p>3.9639E-006</text:p>
          </table:table-cell>
          <table:table-cell table:formula="of:=[.B237]*1000" office:value-type="float" office:value="4.411" calcext:value-type="float">
            <text:p>4.411</text:p>
          </table:table-cell>
          <table:table-cell table:formula="of:=[.C237]*1000" office:value-type="float" office:value="4.017" calcext:value-type="float">
            <text:p>4.017</text:p>
          </table:table-cell>
          <table:table-cell table:formula="of:=[.D237]*1000" office:value-type="float" office:value="0.61266" calcext:value-type="float">
            <text:p>0.61266</text:p>
          </table:table-cell>
          <table:table-cell table:formula="of:=[.E237]*1000" office:value-type="float" office:value="0.79075" calcext:value-type="float">
            <text:p>0.79075</text:p>
          </table:table-cell>
          <table:table-cell table:formula="of:=[.F237]*1000" office:value-type="float" office:value="0.0017734" calcext:value-type="float">
            <text:p>0.0017734</text:p>
          </table:table-cell>
          <table:table-cell table:formula="of:=[.G237]*1000" office:value-type="float" office:value="0.0039639" calcext:value-type="float">
            <text:p>0.0039639</text:p>
          </table:table-cell>
          <table:table-cell office:value-type="float" office:value="4.2598" calcext:value-type="float">
            <text:p>4.2598</text:p>
          </table:table-cell>
          <table:table-cell office:value-type="float" office:value="5.4747" calcext:value-type="float">
            <text:p>5.4747</text:p>
          </table:table-cell>
        </table:table-row>
        <table:table-row table:style-name="ro1">
          <table:table-cell office:value-type="float" office:value="2350.7" calcext:value-type="float">
            <text:p>2350.7</text:p>
          </table:table-cell>
          <table:table-cell office:value-type="float" office:value="0.0044063" calcext:value-type="float">
            <text:p>0.0044063</text:p>
          </table:table-cell>
          <table:table-cell office:value-type="float" office:value="0.0040069" calcext:value-type="float">
            <text:p>0.0040069</text:p>
          </table:table-cell>
          <table:table-cell office:value-type="float" office:value="0.00061545" calcext:value-type="float">
            <text:p>0.00061545</text:p>
          </table:table-cell>
          <table:table-cell office:value-type="float" office:value="0.00079411" calcext:value-type="float">
            <text:p>0.00079411</text:p>
          </table:table-cell>
          <table:table-cell office:value-type="float" office:value="0.0000017858" calcext:value-type="float">
            <text:p>1.7858E-006</text:p>
          </table:table-cell>
          <table:table-cell office:value-type="float" office:value="0.0000040228" calcext:value-type="float">
            <text:p>4.0228E-006</text:p>
          </table:table-cell>
          <table:table-cell table:formula="of:=[.B238]*1000" office:value-type="float" office:value="4.4063" calcext:value-type="float">
            <text:p>4.4063</text:p>
          </table:table-cell>
          <table:table-cell table:formula="of:=[.C238]*1000" office:value-type="float" office:value="4.0069" calcext:value-type="float">
            <text:p>4.0069</text:p>
          </table:table-cell>
          <table:table-cell table:formula="of:=[.D238]*1000" office:value-type="float" office:value="0.61545" calcext:value-type="float">
            <text:p>0.61545</text:p>
          </table:table-cell>
          <table:table-cell table:formula="of:=[.E238]*1000" office:value-type="float" office:value="0.79411" calcext:value-type="float">
            <text:p>0.79411</text:p>
          </table:table-cell>
          <table:table-cell table:formula="of:=[.F238]*1000" office:value-type="float" office:value="0.0017858" calcext:value-type="float">
            <text:p>0.0017858</text:p>
          </table:table-cell>
          <table:table-cell table:formula="of:=[.G238]*1000" office:value-type="float" office:value="0.0040228" calcext:value-type="float">
            <text:p>0.0040228</text:p>
          </table:table-cell>
          <table:table-cell office:value-type="float" office:value="4.2617" calcext:value-type="float">
            <text:p>4.2617</text:p>
          </table:table-cell>
          <table:table-cell office:value-type="float" office:value="5.476" calcext:value-type="float">
            <text:p>5.476</text:p>
          </table:table-cell>
        </table:table-row>
        <table:table-row table:style-name="ro1">
          <table:table-cell office:value-type="float" office:value="2360.7" calcext:value-type="float">
            <text:p>2360.7</text:p>
          </table:table-cell>
          <table:table-cell office:value-type="float" office:value="0.0044015" calcext:value-type="float">
            <text:p>0.0044015</text:p>
          </table:table-cell>
          <table:table-cell office:value-type="float" office:value="0.0039966" calcext:value-type="float">
            <text:p>0.0039966</text:p>
          </table:table-cell>
          <table:table-cell office:value-type="float" office:value="0.00061823" calcext:value-type="float">
            <text:p>0.00061823</text:p>
          </table:table-cell>
          <table:table-cell office:value-type="float" office:value="0.00079746" calcext:value-type="float">
            <text:p>0.00079746</text:p>
          </table:table-cell>
          <table:table-cell office:value-type="float" office:value="0.0000017984" calcext:value-type="float">
            <text:p>1.7984E-006</text:p>
          </table:table-cell>
          <table:table-cell office:value-type="float" office:value="0.0000040834" calcext:value-type="float">
            <text:p>4.0834E-006</text:p>
          </table:table-cell>
          <table:table-cell table:formula="of:=[.B239]*1000" office:value-type="float" office:value="4.4015" calcext:value-type="float">
            <text:p>4.4015</text:p>
          </table:table-cell>
          <table:table-cell table:formula="of:=[.C239]*1000" office:value-type="float" office:value="3.9966" calcext:value-type="float">
            <text:p>3.9966</text:p>
          </table:table-cell>
          <table:table-cell table:formula="of:=[.D239]*1000" office:value-type="float" office:value="0.61823" calcext:value-type="float">
            <text:p>0.61823</text:p>
          </table:table-cell>
          <table:table-cell table:formula="of:=[.E239]*1000" office:value-type="float" office:value="0.79746" calcext:value-type="float">
            <text:p>0.79746</text:p>
          </table:table-cell>
          <table:table-cell table:formula="of:=[.F239]*1000" office:value-type="float" office:value="0.0017984" calcext:value-type="float">
            <text:p>0.0017984</text:p>
          </table:table-cell>
          <table:table-cell table:formula="of:=[.G239]*1000" office:value-type="float" office:value="0.0040834" calcext:value-type="float">
            <text:p>0.0040834</text:p>
          </table:table-cell>
          <table:table-cell office:value-type="float" office:value="4.2636" calcext:value-type="float">
            <text:p>4.2636</text:p>
          </table:table-cell>
          <table:table-cell office:value-type="float" office:value="5.4774" calcext:value-type="float">
            <text:p>5.4774</text:p>
          </table:table-cell>
        </table:table-row>
        <table:table-row table:style-name="ro1">
          <table:table-cell office:value-type="float" office:value="2370.7" calcext:value-type="float">
            <text:p>2370.7</text:p>
          </table:table-cell>
          <table:table-cell office:value-type="float" office:value="0.0043968" calcext:value-type="float">
            <text:p>0.0043968</text:p>
          </table:table-cell>
          <table:table-cell office:value-type="float" office:value="0.0039862" calcext:value-type="float">
            <text:p>0.0039862</text:p>
          </table:table-cell>
          <table:table-cell office:value-type="float" office:value="0.00062101" calcext:value-type="float">
            <text:p>0.00062101</text:p>
          </table:table-cell>
          <table:table-cell office:value-type="float" office:value="0.00080081" calcext:value-type="float">
            <text:p>0.00080081</text:p>
          </table:table-cell>
          <table:table-cell office:value-type="float" office:value="0.0000018111" calcext:value-type="float">
            <text:p>1.8111E-006</text:p>
          </table:table-cell>
          <table:table-cell office:value-type="float" office:value="0.0000041459" calcext:value-type="float">
            <text:p>4.1459E-006</text:p>
          </table:table-cell>
          <table:table-cell table:formula="of:=[.B240]*1000" office:value-type="float" office:value="4.3968" calcext:value-type="float">
            <text:p>4.3968</text:p>
          </table:table-cell>
          <table:table-cell table:formula="of:=[.C240]*1000" office:value-type="float" office:value="3.9862" calcext:value-type="float">
            <text:p>3.9862</text:p>
          </table:table-cell>
          <table:table-cell table:formula="of:=[.D240]*1000" office:value-type="float" office:value="0.62101" calcext:value-type="float">
            <text:p>0.62101</text:p>
          </table:table-cell>
          <table:table-cell table:formula="of:=[.E240]*1000" office:value-type="float" office:value="0.80081" calcext:value-type="float">
            <text:p>0.80081</text:p>
          </table:table-cell>
          <table:table-cell table:formula="of:=[.F240]*1000" office:value-type="float" office:value="0.0018111" calcext:value-type="float">
            <text:p>0.0018111</text:p>
          </table:table-cell>
          <table:table-cell table:formula="of:=[.G240]*1000" office:value-type="float" office:value="0.0041459" calcext:value-type="float">
            <text:p>0.0041459</text:p>
          </table:table-cell>
          <table:table-cell office:value-type="float" office:value="4.2656" calcext:value-type="float">
            <text:p>4.2656</text:p>
          </table:table-cell>
          <table:table-cell office:value-type="float" office:value="5.4788" calcext:value-type="float">
            <text:p>5.4788</text:p>
          </table:table-cell>
        </table:table-row>
        <table:table-row table:style-name="ro1">
          <table:table-cell office:value-type="float" office:value="2380.7" calcext:value-type="float">
            <text:p>2380.7</text:p>
          </table:table-cell>
          <table:table-cell office:value-type="float" office:value="0.004392" calcext:value-type="float">
            <text:p>0.004392</text:p>
          </table:table-cell>
          <table:table-cell office:value-type="float" office:value="0.0039757" calcext:value-type="float">
            <text:p>0.0039757</text:p>
          </table:table-cell>
          <table:table-cell office:value-type="float" office:value="0.0006238" calcext:value-type="float">
            <text:p>0.0006238</text:p>
          </table:table-cell>
          <table:table-cell office:value-type="float" office:value="0.00080415" calcext:value-type="float">
            <text:p>0.00080415</text:p>
          </table:table-cell>
          <table:table-cell office:value-type="float" office:value="0.000001824" calcext:value-type="float">
            <text:p>0.000001824</text:p>
          </table:table-cell>
          <table:table-cell office:value-type="float" office:value="0.0000042102" calcext:value-type="float">
            <text:p>4.2102E-006</text:p>
          </table:table-cell>
          <table:table-cell table:formula="of:=[.B241]*1000" office:value-type="float" office:value="4.392" calcext:value-type="float">
            <text:p>4.392</text:p>
          </table:table-cell>
          <table:table-cell table:formula="of:=[.C241]*1000" office:value-type="float" office:value="3.9757" calcext:value-type="float">
            <text:p>3.9757</text:p>
          </table:table-cell>
          <table:table-cell table:formula="of:=[.D241]*1000" office:value-type="float" office:value="0.6238" calcext:value-type="float">
            <text:p>0.6238</text:p>
          </table:table-cell>
          <table:table-cell table:formula="of:=[.E241]*1000" office:value-type="float" office:value="0.80415" calcext:value-type="float">
            <text:p>0.80415</text:p>
          </table:table-cell>
          <table:table-cell table:formula="of:=[.F241]*1000" office:value-type="float" office:value="0.001824" calcext:value-type="float">
            <text:p>0.001824</text:p>
          </table:table-cell>
          <table:table-cell table:formula="of:=[.G241]*1000" office:value-type="float" office:value="0.0042102" calcext:value-type="float">
            <text:p>0.0042102</text:p>
          </table:table-cell>
          <table:table-cell office:value-type="float" office:value="4.2675" calcext:value-type="float">
            <text:p>4.2675</text:p>
          </table:table-cell>
          <table:table-cell office:value-type="float" office:value="5.4801" calcext:value-type="float">
            <text:p>5.4801</text:p>
          </table:table-cell>
        </table:table-row>
        <table:table-row table:style-name="ro1">
          <table:table-cell office:value-type="float" office:value="2390.7" calcext:value-type="float">
            <text:p>2390.7</text:p>
          </table:table-cell>
          <table:table-cell office:value-type="float" office:value="0.0043871" calcext:value-type="float">
            <text:p>0.0043871</text:p>
          </table:table-cell>
          <table:table-cell office:value-type="float" office:value="0.003965" calcext:value-type="float">
            <text:p>0.003965</text:p>
          </table:table-cell>
          <table:table-cell office:value-type="float" office:value="0.00062658" calcext:value-type="float">
            <text:p>0.00062658</text:p>
          </table:table-cell>
          <table:table-cell office:value-type="float" office:value="0.00080749" calcext:value-type="float">
            <text:p>0.00080749</text:p>
          </table:table-cell>
          <table:table-cell office:value-type="float" office:value="0.0000018371" calcext:value-type="float">
            <text:p>1.8371E-006</text:p>
          </table:table-cell>
          <table:table-cell office:value-type="float" office:value="0.0000042764" calcext:value-type="float">
            <text:p>4.2764E-006</text:p>
          </table:table-cell>
          <table:table-cell table:formula="of:=[.B242]*1000" office:value-type="float" office:value="4.3871" calcext:value-type="float">
            <text:p>4.3871</text:p>
          </table:table-cell>
          <table:table-cell table:formula="of:=[.C242]*1000" office:value-type="float" office:value="3.965" calcext:value-type="float">
            <text:p>3.965</text:p>
          </table:table-cell>
          <table:table-cell table:formula="of:=[.D242]*1000" office:value-type="float" office:value="0.62658" calcext:value-type="float">
            <text:p>0.62658</text:p>
          </table:table-cell>
          <table:table-cell table:formula="of:=[.E242]*1000" office:value-type="float" office:value="0.80749" calcext:value-type="float">
            <text:p>0.80749</text:p>
          </table:table-cell>
          <table:table-cell table:formula="of:=[.F242]*1000" office:value-type="float" office:value="0.0018371" calcext:value-type="float">
            <text:p>0.0018371</text:p>
          </table:table-cell>
          <table:table-cell table:formula="of:=[.G242]*1000" office:value-type="float" office:value="0.0042764" calcext:value-type="float">
            <text:p>0.0042764</text:p>
          </table:table-cell>
          <table:table-cell office:value-type="float" office:value="4.2694" calcext:value-type="float">
            <text:p>4.2694</text:p>
          </table:table-cell>
          <table:table-cell office:value-type="float" office:value="5.4815" calcext:value-type="float">
            <text:p>5.4815</text:p>
          </table:table-cell>
        </table:table-row>
        <table:table-row table:style-name="ro1">
          <table:table-cell office:value-type="float" office:value="2400.7" calcext:value-type="float">
            <text:p>2400.7</text:p>
          </table:table-cell>
          <table:table-cell office:value-type="float" office:value="0.0043822" calcext:value-type="float">
            <text:p>0.0043822</text:p>
          </table:table-cell>
          <table:table-cell office:value-type="float" office:value="0.0039541" calcext:value-type="float">
            <text:p>0.0039541</text:p>
          </table:table-cell>
          <table:table-cell office:value-type="float" office:value="0.00062936" calcext:value-type="float">
            <text:p>0.00062936</text:p>
          </table:table-cell>
          <table:table-cell office:value-type="float" office:value="0.00081082" calcext:value-type="float">
            <text:p>0.00081082</text:p>
          </table:table-cell>
          <table:table-cell office:value-type="float" office:value="0.0000018503" calcext:value-type="float">
            <text:p>1.8503E-006</text:p>
          </table:table-cell>
          <table:table-cell office:value-type="float" office:value="0.0000043447" calcext:value-type="float">
            <text:p>4.3447E-006</text:p>
          </table:table-cell>
          <table:table-cell table:formula="of:=[.B243]*1000" office:value-type="float" office:value="4.3822" calcext:value-type="float">
            <text:p>4.3822</text:p>
          </table:table-cell>
          <table:table-cell table:formula="of:=[.C243]*1000" office:value-type="float" office:value="3.9541" calcext:value-type="float">
            <text:p>3.9541</text:p>
          </table:table-cell>
          <table:table-cell table:formula="of:=[.D243]*1000" office:value-type="float" office:value="0.62936" calcext:value-type="float">
            <text:p>0.62936</text:p>
          </table:table-cell>
          <table:table-cell table:formula="of:=[.E243]*1000" office:value-type="float" office:value="0.81082" calcext:value-type="float">
            <text:p>0.81082</text:p>
          </table:table-cell>
          <table:table-cell table:formula="of:=[.F243]*1000" office:value-type="float" office:value="0.0018503" calcext:value-type="float">
            <text:p>0.0018503</text:p>
          </table:table-cell>
          <table:table-cell table:formula="of:=[.G243]*1000" office:value-type="float" office:value="0.0043447" calcext:value-type="float">
            <text:p>0.0043447</text:p>
          </table:table-cell>
          <table:table-cell office:value-type="float" office:value="4.2714" calcext:value-type="float">
            <text:p>4.2714</text:p>
          </table:table-cell>
          <table:table-cell office:value-type="float" office:value="5.4829" calcext:value-type="float">
            <text:p>5.4829</text:p>
          </table:table-cell>
        </table:table-row>
        <table:table-row table:style-name="ro1">
          <table:table-cell office:value-type="float" office:value="2410.7" calcext:value-type="float">
            <text:p>2410.7</text:p>
          </table:table-cell>
          <table:table-cell office:value-type="float" office:value="0.0043773" calcext:value-type="float">
            <text:p>0.0043773</text:p>
          </table:table-cell>
          <table:table-cell office:value-type="float" office:value="0.0039431" calcext:value-type="float">
            <text:p>0.0039431</text:p>
          </table:table-cell>
          <table:table-cell office:value-type="float" office:value="0.00063214" calcext:value-type="float">
            <text:p>0.00063214</text:p>
          </table:table-cell>
          <table:table-cell office:value-type="float" office:value="0.00081415" calcext:value-type="float">
            <text:p>0.00081415</text:p>
          </table:table-cell>
          <table:table-cell office:value-type="float" office:value="0.0000018638" calcext:value-type="float">
            <text:p>1.8638E-006</text:p>
          </table:table-cell>
          <table:table-cell office:value-type="float" office:value="0.0000044152" calcext:value-type="float">
            <text:p>4.4152E-006</text:p>
          </table:table-cell>
          <table:table-cell table:formula="of:=[.B244]*1000" office:value-type="float" office:value="4.3773" calcext:value-type="float">
            <text:p>4.3773</text:p>
          </table:table-cell>
          <table:table-cell table:formula="of:=[.C244]*1000" office:value-type="float" office:value="3.9431" calcext:value-type="float">
            <text:p>3.9431</text:p>
          </table:table-cell>
          <table:table-cell table:formula="of:=[.D244]*1000" office:value-type="float" office:value="0.63214" calcext:value-type="float">
            <text:p>0.63214</text:p>
          </table:table-cell>
          <table:table-cell table:formula="of:=[.E244]*1000" office:value-type="float" office:value="0.81415" calcext:value-type="float">
            <text:p>0.81415</text:p>
          </table:table-cell>
          <table:table-cell table:formula="of:=[.F244]*1000" office:value-type="float" office:value="0.0018638" calcext:value-type="float">
            <text:p>0.0018638</text:p>
          </table:table-cell>
          <table:table-cell table:formula="of:=[.G244]*1000" office:value-type="float" office:value="0.0044152" calcext:value-type="float">
            <text:p>0.0044152</text:p>
          </table:table-cell>
          <table:table-cell office:value-type="float" office:value="4.2733" calcext:value-type="float">
            <text:p>4.2733</text:p>
          </table:table-cell>
          <table:table-cell office:value-type="float" office:value="5.4842" calcext:value-type="float">
            <text:p>5.4842</text:p>
          </table:table-cell>
        </table:table-row>
        <table:table-row table:style-name="ro1">
          <table:table-cell office:value-type="float" office:value="2420.7" calcext:value-type="float">
            <text:p>2420.7</text:p>
          </table:table-cell>
          <table:table-cell office:value-type="float" office:value="0.0043724" calcext:value-type="float">
            <text:p>0.0043724</text:p>
          </table:table-cell>
          <table:table-cell office:value-type="float" office:value="0.0039319" calcext:value-type="float">
            <text:p>0.0039319</text:p>
          </table:table-cell>
          <table:table-cell office:value-type="float" office:value="0.00063492" calcext:value-type="float">
            <text:p>0.00063492</text:p>
          </table:table-cell>
          <table:table-cell office:value-type="float" office:value="0.00081747" calcext:value-type="float">
            <text:p>0.00081747</text:p>
          </table:table-cell>
          <table:table-cell office:value-type="float" office:value="0.0000018774" calcext:value-type="float">
            <text:p>1.8774E-006</text:p>
          </table:table-cell>
          <table:table-cell office:value-type="float" office:value="0.0000044879" calcext:value-type="float">
            <text:p>4.4879E-006</text:p>
          </table:table-cell>
          <table:table-cell table:formula="of:=[.B245]*1000" office:value-type="float" office:value="4.3724" calcext:value-type="float">
            <text:p>4.3724</text:p>
          </table:table-cell>
          <table:table-cell table:formula="of:=[.C245]*1000" office:value-type="float" office:value="3.9319" calcext:value-type="float">
            <text:p>3.9319</text:p>
          </table:table-cell>
          <table:table-cell table:formula="of:=[.D245]*1000" office:value-type="float" office:value="0.63492" calcext:value-type="float">
            <text:p>0.63492</text:p>
          </table:table-cell>
          <table:table-cell table:formula="of:=[.E245]*1000" office:value-type="float" office:value="0.81747" calcext:value-type="float">
            <text:p>0.81747</text:p>
          </table:table-cell>
          <table:table-cell table:formula="of:=[.F245]*1000" office:value-type="float" office:value="0.0018774" calcext:value-type="float">
            <text:p>0.0018774</text:p>
          </table:table-cell>
          <table:table-cell table:formula="of:=[.G245]*1000" office:value-type="float" office:value="0.0044879" calcext:value-type="float">
            <text:p>0.0044879</text:p>
          </table:table-cell>
          <table:table-cell office:value-type="float" office:value="4.2752" calcext:value-type="float">
            <text:p>4.2752</text:p>
          </table:table-cell>
          <table:table-cell office:value-type="float" office:value="5.4856" calcext:value-type="float">
            <text:p>5.4856</text:p>
          </table:table-cell>
        </table:table-row>
        <table:table-row table:style-name="ro1">
          <table:table-cell office:value-type="float" office:value="2430.7" calcext:value-type="float">
            <text:p>2430.7</text:p>
          </table:table-cell>
          <table:table-cell office:value-type="float" office:value="0.0043674" calcext:value-type="float">
            <text:p>0.0043674</text:p>
          </table:table-cell>
          <table:table-cell office:value-type="float" office:value="0.0039206" calcext:value-type="float">
            <text:p>0.0039206</text:p>
          </table:table-cell>
          <table:table-cell office:value-type="float" office:value="0.00063769" calcext:value-type="float">
            <text:p>0.00063769</text:p>
          </table:table-cell>
          <table:table-cell office:value-type="float" office:value="0.00082078" calcext:value-type="float">
            <text:p>0.00082078</text:p>
          </table:table-cell>
          <table:table-cell office:value-type="float" office:value="0.0000018913" calcext:value-type="float">
            <text:p>1.8913E-006</text:p>
          </table:table-cell>
          <table:table-cell office:value-type="float" office:value="0.0000045629" calcext:value-type="float">
            <text:p>4.5629E-006</text:p>
          </table:table-cell>
          <table:table-cell table:formula="of:=[.B246]*1000" office:value-type="float" office:value="4.3674" calcext:value-type="float">
            <text:p>4.3674</text:p>
          </table:table-cell>
          <table:table-cell table:formula="of:=[.C246]*1000" office:value-type="float" office:value="3.9206" calcext:value-type="float">
            <text:p>3.9206</text:p>
          </table:table-cell>
          <table:table-cell table:formula="of:=[.D246]*1000" office:value-type="float" office:value="0.63769" calcext:value-type="float">
            <text:p>0.63769</text:p>
          </table:table-cell>
          <table:table-cell table:formula="of:=[.E246]*1000" office:value-type="float" office:value="0.82078" calcext:value-type="float">
            <text:p>0.82078</text:p>
          </table:table-cell>
          <table:table-cell table:formula="of:=[.F246]*1000" office:value-type="float" office:value="0.0018913" calcext:value-type="float">
            <text:p>0.0018913</text:p>
          </table:table-cell>
          <table:table-cell table:formula="of:=[.G246]*1000" office:value-type="float" office:value="0.0045629" calcext:value-type="float">
            <text:p>0.0045629</text:p>
          </table:table-cell>
          <table:table-cell office:value-type="float" office:value="4.2771" calcext:value-type="float">
            <text:p>4.2771</text:p>
          </table:table-cell>
          <table:table-cell office:value-type="float" office:value="5.487" calcext:value-type="float">
            <text:p>5.487</text:p>
          </table:table-cell>
        </table:table-row>
        <table:table-row table:style-name="ro1">
          <table:table-cell office:value-type="float" office:value="2440.7" calcext:value-type="float">
            <text:p>2440.7</text:p>
          </table:table-cell>
          <table:table-cell office:value-type="float" office:value="0.0043624" calcext:value-type="float">
            <text:p>0.0043624</text:p>
          </table:table-cell>
          <table:table-cell office:value-type="float" office:value="0.0039091" calcext:value-type="float">
            <text:p>0.0039091</text:p>
          </table:table-cell>
          <table:table-cell office:value-type="float" office:value="0.00064047" calcext:value-type="float">
            <text:p>0.00064047</text:p>
          </table:table-cell>
          <table:table-cell office:value-type="float" office:value="0.00082409" calcext:value-type="float">
            <text:p>0.00082409</text:p>
          </table:table-cell>
          <table:table-cell office:value-type="float" office:value="0.0000019053" calcext:value-type="float">
            <text:p>1.9053E-006</text:p>
          </table:table-cell>
          <table:table-cell office:value-type="float" office:value="0.0000046404" calcext:value-type="float">
            <text:p>4.6404E-006</text:p>
          </table:table-cell>
          <table:table-cell table:formula="of:=[.B247]*1000" office:value-type="float" office:value="4.3624" calcext:value-type="float">
            <text:p>4.3624</text:p>
          </table:table-cell>
          <table:table-cell table:formula="of:=[.C247]*1000" office:value-type="float" office:value="3.9091" calcext:value-type="float">
            <text:p>3.9091</text:p>
          </table:table-cell>
          <table:table-cell table:formula="of:=[.D247]*1000" office:value-type="float" office:value="0.64047" calcext:value-type="float">
            <text:p>0.64047</text:p>
          </table:table-cell>
          <table:table-cell table:formula="of:=[.E247]*1000" office:value-type="float" office:value="0.82409" calcext:value-type="float">
            <text:p>0.82409</text:p>
          </table:table-cell>
          <table:table-cell table:formula="of:=[.F247]*1000" office:value-type="float" office:value="0.0019053" calcext:value-type="float">
            <text:p>0.0019053</text:p>
          </table:table-cell>
          <table:table-cell table:formula="of:=[.G247]*1000" office:value-type="float" office:value="0.0046404" calcext:value-type="float">
            <text:p>0.0046404</text:p>
          </table:table-cell>
          <table:table-cell office:value-type="float" office:value="4.279" calcext:value-type="float">
            <text:p>4.279</text:p>
          </table:table-cell>
          <table:table-cell office:value-type="float" office:value="5.4883" calcext:value-type="float">
            <text:p>5.4883</text:p>
          </table:table-cell>
        </table:table-row>
        <table:table-row table:style-name="ro1">
          <table:table-cell office:value-type="float" office:value="2450.7" calcext:value-type="float">
            <text:p>2450.7</text:p>
          </table:table-cell>
          <table:table-cell office:value-type="float" office:value="0.0043574" calcext:value-type="float">
            <text:p>0.0043574</text:p>
          </table:table-cell>
          <table:table-cell office:value-type="float" office:value="0.0038974" calcext:value-type="float">
            <text:p>0.0038974</text:p>
          </table:table-cell>
          <table:table-cell office:value-type="float" office:value="0.00064325" calcext:value-type="float">
            <text:p>0.00064325</text:p>
          </table:table-cell>
          <table:table-cell office:value-type="float" office:value="0.00082739" calcext:value-type="float">
            <text:p>0.00082739</text:p>
          </table:table-cell>
          <table:table-cell office:value-type="float" office:value="0.0000019195" calcext:value-type="float">
            <text:p>1.9195E-006</text:p>
          </table:table-cell>
          <table:table-cell office:value-type="float" office:value="0.0000047204" calcext:value-type="float">
            <text:p>4.7204E-006</text:p>
          </table:table-cell>
          <table:table-cell table:formula="of:=[.B248]*1000" office:value-type="float" office:value="4.3574" calcext:value-type="float">
            <text:p>4.3574</text:p>
          </table:table-cell>
          <table:table-cell table:formula="of:=[.C248]*1000" office:value-type="float" office:value="3.8974" calcext:value-type="float">
            <text:p>3.8974</text:p>
          </table:table-cell>
          <table:table-cell table:formula="of:=[.D248]*1000" office:value-type="float" office:value="0.64325" calcext:value-type="float">
            <text:p>0.64325</text:p>
          </table:table-cell>
          <table:table-cell table:formula="of:=[.E248]*1000" office:value-type="float" office:value="0.82739" calcext:value-type="float">
            <text:p>0.82739</text:p>
          </table:table-cell>
          <table:table-cell table:formula="of:=[.F248]*1000" office:value-type="float" office:value="0.0019195" calcext:value-type="float">
            <text:p>0.0019195</text:p>
          </table:table-cell>
          <table:table-cell table:formula="of:=[.G248]*1000" office:value-type="float" office:value="0.0047204" calcext:value-type="float">
            <text:p>0.0047204</text:p>
          </table:table-cell>
          <table:table-cell office:value-type="float" office:value="4.281" calcext:value-type="float">
            <text:p>4.281</text:p>
          </table:table-cell>
          <table:table-cell office:value-type="float" office:value="5.4897" calcext:value-type="float">
            <text:p>5.4897</text:p>
          </table:table-cell>
        </table:table-row>
        <table:table-row table:style-name="ro1">
          <table:table-cell office:value-type="float" office:value="2460.7" calcext:value-type="float">
            <text:p>2460.7</text:p>
          </table:table-cell>
          <table:table-cell office:value-type="float" office:value="0.0043523" calcext:value-type="float">
            <text:p>0.0043523</text:p>
          </table:table-cell>
          <table:table-cell office:value-type="float" office:value="0.0038855" calcext:value-type="float">
            <text:p>0.0038855</text:p>
          </table:table-cell>
          <table:table-cell office:value-type="float" office:value="0.00064602" calcext:value-type="float">
            <text:p>0.00064602</text:p>
          </table:table-cell>
          <table:table-cell office:value-type="float" office:value="0.00083069" calcext:value-type="float">
            <text:p>0.00083069</text:p>
          </table:table-cell>
          <table:table-cell office:value-type="float" office:value="0.000001934" calcext:value-type="float">
            <text:p>0.000001934</text:p>
          </table:table-cell>
          <table:table-cell office:value-type="float" office:value="0.0000048031" calcext:value-type="float">
            <text:p>4.8031E-006</text:p>
          </table:table-cell>
          <table:table-cell table:formula="of:=[.B249]*1000" office:value-type="float" office:value="4.3523" calcext:value-type="float">
            <text:p>4.3523</text:p>
          </table:table-cell>
          <table:table-cell table:formula="of:=[.C249]*1000" office:value-type="float" office:value="3.8855" calcext:value-type="float">
            <text:p>3.8855</text:p>
          </table:table-cell>
          <table:table-cell table:formula="of:=[.D249]*1000" office:value-type="float" office:value="0.64602" calcext:value-type="float">
            <text:p>0.64602</text:p>
          </table:table-cell>
          <table:table-cell table:formula="of:=[.E249]*1000" office:value-type="float" office:value="0.83069" calcext:value-type="float">
            <text:p>0.83069</text:p>
          </table:table-cell>
          <table:table-cell table:formula="of:=[.F249]*1000" office:value-type="float" office:value="0.001934" calcext:value-type="float">
            <text:p>0.001934</text:p>
          </table:table-cell>
          <table:table-cell table:formula="of:=[.G249]*1000" office:value-type="float" office:value="0.0048031" calcext:value-type="float">
            <text:p>0.0048031</text:p>
          </table:table-cell>
          <table:table-cell office:value-type="float" office:value="4.2829" calcext:value-type="float">
            <text:p>4.2829</text:p>
          </table:table-cell>
          <table:table-cell office:value-type="float" office:value="5.491" calcext:value-type="float">
            <text:p>5.491</text:p>
          </table:table-cell>
        </table:table-row>
        <table:table-row table:style-name="ro1">
          <table:table-cell office:value-type="float" office:value="2470.7" calcext:value-type="float">
            <text:p>2470.7</text:p>
          </table:table-cell>
          <table:table-cell office:value-type="float" office:value="0.0043472" calcext:value-type="float">
            <text:p>0.0043472</text:p>
          </table:table-cell>
          <table:table-cell office:value-type="float" office:value="0.0038734" calcext:value-type="float">
            <text:p>0.0038734</text:p>
          </table:table-cell>
          <table:table-cell office:value-type="float" office:value="0.0006488" calcext:value-type="float">
            <text:p>0.0006488</text:p>
          </table:table-cell>
          <table:table-cell office:value-type="float" office:value="0.00083397" calcext:value-type="float">
            <text:p>0.00083397</text:p>
          </table:table-cell>
          <table:table-cell office:value-type="float" office:value="0.0000019487" calcext:value-type="float">
            <text:p>1.9487E-006</text:p>
          </table:table-cell>
          <table:table-cell office:value-type="float" office:value="0.0000048886" calcext:value-type="float">
            <text:p>4.8886E-006</text:p>
          </table:table-cell>
          <table:table-cell table:formula="of:=[.B250]*1000" office:value-type="float" office:value="4.3472" calcext:value-type="float">
            <text:p>4.3472</text:p>
          </table:table-cell>
          <table:table-cell table:formula="of:=[.C250]*1000" office:value-type="float" office:value="3.8734" calcext:value-type="float">
            <text:p>3.8734</text:p>
          </table:table-cell>
          <table:table-cell table:formula="of:=[.D250]*1000" office:value-type="float" office:value="0.6488" calcext:value-type="float">
            <text:p>0.6488</text:p>
          </table:table-cell>
          <table:table-cell table:formula="of:=[.E250]*1000" office:value-type="float" office:value="0.83397" calcext:value-type="float">
            <text:p>0.83397</text:p>
          </table:table-cell>
          <table:table-cell table:formula="of:=[.F250]*1000" office:value-type="float" office:value="0.0019487" calcext:value-type="float">
            <text:p>0.0019487</text:p>
          </table:table-cell>
          <table:table-cell table:formula="of:=[.G250]*1000" office:value-type="float" office:value="0.0048886" calcext:value-type="float">
            <text:p>0.0048886</text:p>
          </table:table-cell>
          <table:table-cell office:value-type="float" office:value="4.2848" calcext:value-type="float">
            <text:p>4.2848</text:p>
          </table:table-cell>
          <table:table-cell office:value-type="float" office:value="5.4924" calcext:value-type="float">
            <text:p>5.4924</text:p>
          </table:table-cell>
        </table:table-row>
        <table:table-row table:style-name="ro1">
          <table:table-cell office:value-type="float" office:value="2480.7" calcext:value-type="float">
            <text:p>2480.7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038611" calcext:value-type="float">
            <text:p>0.0038611</text:p>
          </table:table-cell>
          <table:table-cell office:value-type="float" office:value="0.00065157" calcext:value-type="float">
            <text:p>0.00065157</text:p>
          </table:table-cell>
          <table:table-cell office:value-type="float" office:value="0.00083726" calcext:value-type="float">
            <text:p>0.00083726</text:p>
          </table:table-cell>
          <table:table-cell office:value-type="float" office:value="0.0000019635" calcext:value-type="float">
            <text:p>1.9635E-006</text:p>
          </table:table-cell>
          <table:table-cell office:value-type="float" office:value="0.0000049771" calcext:value-type="float">
            <text:p>4.9771E-006</text:p>
          </table:table-cell>
          <table:table-cell table:formula="of:=[.B251]*1000" office:value-type="float" office:value="4.342" calcext:value-type="float">
            <text:p>4.342</text:p>
          </table:table-cell>
          <table:table-cell table:formula="of:=[.C251]*1000" office:value-type="float" office:value="3.8611" calcext:value-type="float">
            <text:p>3.8611</text:p>
          </table:table-cell>
          <table:table-cell table:formula="of:=[.D251]*1000" office:value-type="float" office:value="0.65157" calcext:value-type="float">
            <text:p>0.65157</text:p>
          </table:table-cell>
          <table:table-cell table:formula="of:=[.E251]*1000" office:value-type="float" office:value="0.83726" calcext:value-type="float">
            <text:p>0.83726</text:p>
          </table:table-cell>
          <table:table-cell table:formula="of:=[.F251]*1000" office:value-type="float" office:value="0.0019635" calcext:value-type="float">
            <text:p>0.0019635</text:p>
          </table:table-cell>
          <table:table-cell table:formula="of:=[.G251]*1000" office:value-type="float" office:value="0.0049771" calcext:value-type="float">
            <text:p>0.0049771</text:p>
          </table:table-cell>
          <table:table-cell office:value-type="float" office:value="4.2867" calcext:value-type="float">
            <text:p>4.2867</text:p>
          </table:table-cell>
          <table:table-cell office:value-type="float" office:value="5.4938" calcext:value-type="float">
            <text:p>5.4938</text:p>
          </table:table-cell>
        </table:table-row>
        <table:table-row table:style-name="ro1">
          <table:table-cell office:value-type="float" office:value="2490.7" calcext:value-type="float">
            <text:p>2490.7</text:p>
          </table:table-cell>
          <table:table-cell office:value-type="float" office:value="0.0043368" calcext:value-type="float">
            <text:p>0.0043368</text:p>
          </table:table-cell>
          <table:table-cell office:value-type="float" office:value="0.0038486" calcext:value-type="float">
            <text:p>0.0038486</text:p>
          </table:table-cell>
          <table:table-cell office:value-type="float" office:value="0.00065435" calcext:value-type="float">
            <text:p>0.00065435</text:p>
          </table:table-cell>
          <table:table-cell office:value-type="float" office:value="0.00084053" calcext:value-type="float">
            <text:p>0.00084053</text:p>
          </table:table-cell>
          <table:table-cell office:value-type="float" office:value="0.0000019787" calcext:value-type="float">
            <text:p>1.9787E-006</text:p>
          </table:table-cell>
          <table:table-cell office:value-type="float" office:value="0.0000050687" calcext:value-type="float">
            <text:p>5.0687E-006</text:p>
          </table:table-cell>
          <table:table-cell table:formula="of:=[.B252]*1000" office:value-type="float" office:value="4.3368" calcext:value-type="float">
            <text:p>4.3368</text:p>
          </table:table-cell>
          <table:table-cell table:formula="of:=[.C252]*1000" office:value-type="float" office:value="3.8486" calcext:value-type="float">
            <text:p>3.8486</text:p>
          </table:table-cell>
          <table:table-cell table:formula="of:=[.D252]*1000" office:value-type="float" office:value="0.65435" calcext:value-type="float">
            <text:p>0.65435</text:p>
          </table:table-cell>
          <table:table-cell table:formula="of:=[.E252]*1000" office:value-type="float" office:value="0.84053" calcext:value-type="float">
            <text:p>0.84053</text:p>
          </table:table-cell>
          <table:table-cell table:formula="of:=[.F252]*1000" office:value-type="float" office:value="0.0019787" calcext:value-type="float">
            <text:p>0.0019787</text:p>
          </table:table-cell>
          <table:table-cell table:formula="of:=[.G252]*1000" office:value-type="float" office:value="0.0050687" calcext:value-type="float">
            <text:p>0.0050687</text:p>
          </table:table-cell>
          <table:table-cell office:value-type="float" office:value="4.2886" calcext:value-type="float">
            <text:p>4.2886</text:p>
          </table:table-cell>
          <table:table-cell office:value-type="float" office:value="5.4951" calcext:value-type="float">
            <text:p>5.4951</text:p>
          </table:table-cell>
        </table:table-row>
        <table:table-row table:style-name="ro1">
          <table:table-cell office:value-type="float" office:value="2500.7" calcext:value-type="float">
            <text:p>2500.7</text:p>
          </table:table-cell>
          <table:table-cell office:value-type="float" office:value="0.0043316" calcext:value-type="float">
            <text:p>0.0043316</text:p>
          </table:table-cell>
          <table:table-cell office:value-type="float" office:value="0.0038359" calcext:value-type="float">
            <text:p>0.0038359</text:p>
          </table:table-cell>
          <table:table-cell office:value-type="float" office:value="0.00065712" calcext:value-type="float">
            <text:p>0.00065712</text:p>
          </table:table-cell>
          <table:table-cell office:value-type="float" office:value="0.0008438" calcext:value-type="float">
            <text:p>0.0008438</text:p>
          </table:table-cell>
          <table:table-cell office:value-type="float" office:value="0.000001994" calcext:value-type="float">
            <text:p>0.000001994</text:p>
          </table:table-cell>
          <table:table-cell office:value-type="float" office:value="0.0000051635" calcext:value-type="float">
            <text:p>5.1635E-006</text:p>
          </table:table-cell>
          <table:table-cell table:formula="of:=[.B253]*1000" office:value-type="float" office:value="4.3316" calcext:value-type="float">
            <text:p>4.3316</text:p>
          </table:table-cell>
          <table:table-cell table:formula="of:=[.C253]*1000" office:value-type="float" office:value="3.8359" calcext:value-type="float">
            <text:p>3.8359</text:p>
          </table:table-cell>
          <table:table-cell table:formula="of:=[.D253]*1000" office:value-type="float" office:value="0.65712" calcext:value-type="float">
            <text:p>0.65712</text:p>
          </table:table-cell>
          <table:table-cell table:formula="of:=[.E253]*1000" office:value-type="float" office:value="0.8438" calcext:value-type="float">
            <text:p>0.8438</text:p>
          </table:table-cell>
          <table:table-cell table:formula="of:=[.F253]*1000" office:value-type="float" office:value="0.001994" calcext:value-type="float">
            <text:p>0.001994</text:p>
          </table:table-cell>
          <table:table-cell table:formula="of:=[.G253]*1000" office:value-type="float" office:value="0.0051635" calcext:value-type="float">
            <text:p>0.0051635</text:p>
          </table:table-cell>
          <table:table-cell office:value-type="float" office:value="4.2905" calcext:value-type="float">
            <text:p>4.2905</text:p>
          </table:table-cell>
          <table:table-cell office:value-type="float" office:value="5.4965" calcext:value-type="float">
            <text:p>5.4965</text:p>
          </table:table-cell>
        </table:table-row>
        <table:table-row table:style-name="ro1">
          <table:table-cell office:value-type="float" office:value="2510.7" calcext:value-type="float">
            <text:p>2510.7</text:p>
          </table:table-cell>
          <table:table-cell office:value-type="float" office:value="0.0043264" calcext:value-type="float">
            <text:p>0.0043264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065989" calcext:value-type="float">
            <text:p>0.00065989</text:p>
          </table:table-cell>
          <table:table-cell office:value-type="float" office:value="0.00084706" calcext:value-type="float">
            <text:p>0.00084706</text:p>
          </table:table-cell>
          <table:table-cell office:value-type="float" office:value="0.0000020096" calcext:value-type="float">
            <text:p>2.0096E-006</text:p>
          </table:table-cell>
          <table:table-cell office:value-type="float" office:value="0.0000052618" calcext:value-type="float">
            <text:p>5.2618E-006</text:p>
          </table:table-cell>
          <table:table-cell table:formula="of:=[.B254]*1000" office:value-type="float" office:value="4.3264" calcext:value-type="float">
            <text:p>4.3264</text:p>
          </table:table-cell>
          <table:table-cell table:formula="of:=[.C254]*1000" office:value-type="float" office:value="3.823" calcext:value-type="float">
            <text:p>3.823</text:p>
          </table:table-cell>
          <table:table-cell table:formula="of:=[.D254]*1000" office:value-type="float" office:value="0.65989" calcext:value-type="float">
            <text:p>0.65989</text:p>
          </table:table-cell>
          <table:table-cell table:formula="of:=[.E254]*1000" office:value-type="float" office:value="0.84706" calcext:value-type="float">
            <text:p>0.84706</text:p>
          </table:table-cell>
          <table:table-cell table:formula="of:=[.F254]*1000" office:value-type="float" office:value="0.0020096" calcext:value-type="float">
            <text:p>0.0020096</text:p>
          </table:table-cell>
          <table:table-cell table:formula="of:=[.G254]*1000" office:value-type="float" office:value="0.0052618" calcext:value-type="float">
            <text:p>0.0052618</text:p>
          </table:table-cell>
          <table:table-cell office:value-type="float" office:value="4.2925" calcext:value-type="float">
            <text:p>4.2925</text:p>
          </table:table-cell>
          <table:table-cell office:value-type="float" office:value="5.4978" calcext:value-type="float">
            <text:p>5.4978</text:p>
          </table:table-cell>
        </table:table-row>
        <table:table-row table:style-name="ro1">
          <table:table-cell office:value-type="float" office:value="2520.7" calcext:value-type="float">
            <text:p>2520.7</text:p>
          </table:table-cell>
          <table:table-cell office:value-type="float" office:value="0.0043211" calcext:value-type="float">
            <text:p>0.0043211</text:p>
          </table:table-cell>
          <table:table-cell office:value-type="float" office:value="0.0038098" calcext:value-type="float">
            <text:p>0.0038098</text:p>
          </table:table-cell>
          <table:table-cell office:value-type="float" office:value="0.00066266" calcext:value-type="float">
            <text:p>0.00066266</text:p>
          </table:table-cell>
          <table:table-cell office:value-type="float" office:value="0.00085031" calcext:value-type="float">
            <text:p>0.00085031</text:p>
          </table:table-cell>
          <table:table-cell office:value-type="float" office:value="0.0000020254" calcext:value-type="float">
            <text:p>2.0254E-006</text:p>
          </table:table-cell>
          <table:table-cell office:value-type="float" office:value="0.0000053637" calcext:value-type="float">
            <text:p>5.3637E-006</text:p>
          </table:table-cell>
          <table:table-cell table:formula="of:=[.B255]*1000" office:value-type="float" office:value="4.3211" calcext:value-type="float">
            <text:p>4.3211</text:p>
          </table:table-cell>
          <table:table-cell table:formula="of:=[.C255]*1000" office:value-type="float" office:value="3.8098" calcext:value-type="float">
            <text:p>3.8098</text:p>
          </table:table-cell>
          <table:table-cell table:formula="of:=[.D255]*1000" office:value-type="float" office:value="0.66266" calcext:value-type="float">
            <text:p>0.66266</text:p>
          </table:table-cell>
          <table:table-cell table:formula="of:=[.E255]*1000" office:value-type="float" office:value="0.85031" calcext:value-type="float">
            <text:p>0.85031</text:p>
          </table:table-cell>
          <table:table-cell table:formula="of:=[.F255]*1000" office:value-type="float" office:value="0.0020254" calcext:value-type="float">
            <text:p>0.0020254</text:p>
          </table:table-cell>
          <table:table-cell table:formula="of:=[.G255]*1000" office:value-type="float" office:value="0.0053637" calcext:value-type="float">
            <text:p>0.0053637</text:p>
          </table:table-cell>
          <table:table-cell office:value-type="float" office:value="4.2944" calcext:value-type="float">
            <text:p>4.2944</text:p>
          </table:table-cell>
          <table:table-cell office:value-type="float" office:value="5.4992" calcext:value-type="float">
            <text:p>5.4992</text:p>
          </table:table-cell>
        </table:table-row>
        <table:table-row table:style-name="ro1">
          <table:table-cell office:value-type="float" office:value="2530.7" calcext:value-type="float">
            <text:p>2530.7</text:p>
          </table:table-cell>
          <table:table-cell office:value-type="float" office:value="0.0043157" calcext:value-type="float">
            <text:p>0.0043157</text:p>
          </table:table-cell>
          <table:table-cell office:value-type="float" office:value="0.0037965" calcext:value-type="float">
            <text:p>0.0037965</text:p>
          </table:table-cell>
          <table:table-cell office:value-type="float" office:value="0.00066543" calcext:value-type="float">
            <text:p>0.00066543</text:p>
          </table:table-cell>
          <table:table-cell office:value-type="float" office:value="0.00085356" calcext:value-type="float">
            <text:p>0.00085356</text:p>
          </table:table-cell>
          <table:table-cell office:value-type="float" office:value="0.0000020414" calcext:value-type="float">
            <text:p>2.0414E-006</text:p>
          </table:table-cell>
          <table:table-cell office:value-type="float" office:value="0.0000054693" calcext:value-type="float">
            <text:p>5.4693E-006</text:p>
          </table:table-cell>
          <table:table-cell table:formula="of:=[.B256]*1000" office:value-type="float" office:value="4.3157" calcext:value-type="float">
            <text:p>4.3157</text:p>
          </table:table-cell>
          <table:table-cell table:formula="of:=[.C256]*1000" office:value-type="float" office:value="3.7965" calcext:value-type="float">
            <text:p>3.7965</text:p>
          </table:table-cell>
          <table:table-cell table:formula="of:=[.D256]*1000" office:value-type="float" office:value="0.66543" calcext:value-type="float">
            <text:p>0.66543</text:p>
          </table:table-cell>
          <table:table-cell table:formula="of:=[.E256]*1000" office:value-type="float" office:value="0.85356" calcext:value-type="float">
            <text:p>0.85356</text:p>
          </table:table-cell>
          <table:table-cell table:formula="of:=[.F256]*1000" office:value-type="float" office:value="0.0020414" calcext:value-type="float">
            <text:p>0.0020414</text:p>
          </table:table-cell>
          <table:table-cell table:formula="of:=[.G256]*1000" office:value-type="float" office:value="0.0054693" calcext:value-type="float">
            <text:p>0.0054693</text:p>
          </table:table-cell>
          <table:table-cell office:value-type="float" office:value="4.2963" calcext:value-type="float">
            <text:p>4.2963</text:p>
          </table:table-cell>
          <table:table-cell office:value-type="float" office:value="5.5005" calcext:value-type="float">
            <text:p>5.5005</text:p>
          </table:table-cell>
        </table:table-row>
        <table:table-row table:style-name="ro1">
          <table:table-cell office:value-type="float" office:value="2540.7" calcext:value-type="float">
            <text:p>2540.7</text:p>
          </table:table-cell>
          <table:table-cell office:value-type="float" office:value="0.0043103" calcext:value-type="float">
            <text:p>0.0043103</text:p>
          </table:table-cell>
          <table:table-cell office:value-type="float" office:value="0.0037828" calcext:value-type="float">
            <text:p>0.0037828</text:p>
          </table:table-cell>
          <table:table-cell office:value-type="float" office:value="0.0006682" calcext:value-type="float">
            <text:p>0.0006682</text:p>
          </table:table-cell>
          <table:table-cell office:value-type="float" office:value="0.00085679" calcext:value-type="float">
            <text:p>0.00085679</text:p>
          </table:table-cell>
          <table:table-cell office:value-type="float" office:value="0.0000020577" calcext:value-type="float">
            <text:p>2.0577E-006</text:p>
          </table:table-cell>
          <table:table-cell office:value-type="float" office:value="0.000005579" calcext:value-type="float">
            <text:p>0.000005579</text:p>
          </table:table-cell>
          <table:table-cell table:formula="of:=[.B257]*1000" office:value-type="float" office:value="4.3103" calcext:value-type="float">
            <text:p>4.3103</text:p>
          </table:table-cell>
          <table:table-cell table:formula="of:=[.C257]*1000" office:value-type="float" office:value="3.7828" calcext:value-type="float">
            <text:p>3.7828</text:p>
          </table:table-cell>
          <table:table-cell table:formula="of:=[.D257]*1000" office:value-type="float" office:value="0.6682" calcext:value-type="float">
            <text:p>0.6682</text:p>
          </table:table-cell>
          <table:table-cell table:formula="of:=[.E257]*1000" office:value-type="float" office:value="0.85679" calcext:value-type="float">
            <text:p>0.85679</text:p>
          </table:table-cell>
          <table:table-cell table:formula="of:=[.F257]*1000" office:value-type="float" office:value="0.0020577" calcext:value-type="float">
            <text:p>0.0020577</text:p>
          </table:table-cell>
          <table:table-cell table:formula="of:=[.G257]*1000" office:value-type="float" office:value="0.005579" calcext:value-type="float">
            <text:p>0.005579</text:p>
          </table:table-cell>
          <table:table-cell office:value-type="float" office:value="4.2982" calcext:value-type="float">
            <text:p>4.2982</text:p>
          </table:table-cell>
          <table:table-cell office:value-type="float" office:value="5.5019" calcext:value-type="float">
            <text:p>5.5019</text:p>
          </table:table-cell>
        </table:table-row>
        <table:table-row table:style-name="ro1">
          <table:table-cell office:value-type="float" office:value="2550.7" calcext:value-type="float">
            <text:p>2550.7</text:p>
          </table:table-cell>
          <table:table-cell office:value-type="float" office:value="0.0043049" calcext:value-type="float">
            <text:p>0.0043049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067097" calcext:value-type="float">
            <text:p>0.00067097</text:p>
          </table:table-cell>
          <table:table-cell office:value-type="float" office:value="0.00086002" calcext:value-type="float">
            <text:p>0.00086002</text:p>
          </table:table-cell>
          <table:table-cell office:value-type="float" office:value="0.0000020743" calcext:value-type="float">
            <text:p>2.0743E-006</text:p>
          </table:table-cell>
          <table:table-cell office:value-type="float" office:value="0.0000056929" calcext:value-type="float">
            <text:p>5.6929E-006</text:p>
          </table:table-cell>
          <table:table-cell table:formula="of:=[.B258]*1000" office:value-type="float" office:value="4.3049" calcext:value-type="float">
            <text:p>4.3049</text:p>
          </table:table-cell>
          <table:table-cell table:formula="of:=[.C258]*1000" office:value-type="float" office:value="3.769" calcext:value-type="float">
            <text:p>3.769</text:p>
          </table:table-cell>
          <table:table-cell table:formula="of:=[.D258]*1000" office:value-type="float" office:value="0.67097" calcext:value-type="float">
            <text:p>0.67097</text:p>
          </table:table-cell>
          <table:table-cell table:formula="of:=[.E258]*1000" office:value-type="float" office:value="0.86002" calcext:value-type="float">
            <text:p>0.86002</text:p>
          </table:table-cell>
          <table:table-cell table:formula="of:=[.F258]*1000" office:value-type="float" office:value="0.0020743" calcext:value-type="float">
            <text:p>0.0020743</text:p>
          </table:table-cell>
          <table:table-cell table:formula="of:=[.G258]*1000" office:value-type="float" office:value="0.0056929" calcext:value-type="float">
            <text:p>0.0056929</text:p>
          </table:table-cell>
          <table:table-cell office:value-type="float" office:value="4.3001" calcext:value-type="float">
            <text:p>4.3001</text:p>
          </table:table-cell>
          <table:table-cell office:value-type="float" office:value="5.5032" calcext:value-type="float">
            <text:p>5.5032</text:p>
          </table:table-cell>
        </table:table-row>
        <table:table-row table:style-name="ro1">
          <table:table-cell office:value-type="float" office:value="2560.7" calcext:value-type="float">
            <text:p>2560.7</text:p>
          </table:table-cell>
          <table:table-cell office:value-type="float" office:value="0.0042995" calcext:value-type="float">
            <text:p>0.0042995</text:p>
          </table:table-cell>
          <table:table-cell office:value-type="float" office:value="0.0037548" calcext:value-type="float">
            <text:p>0.0037548</text:p>
          </table:table-cell>
          <table:table-cell office:value-type="float" office:value="0.00067373" calcext:value-type="float">
            <text:p>0.00067373</text:p>
          </table:table-cell>
          <table:table-cell office:value-type="float" office:value="0.00086324" calcext:value-type="float">
            <text:p>0.00086324</text:p>
          </table:table-cell>
          <table:table-cell office:value-type="float" office:value="0.0000020911" calcext:value-type="float">
            <text:p>2.0911E-006</text:p>
          </table:table-cell>
          <table:table-cell office:value-type="float" office:value="0.0000058112" calcext:value-type="float">
            <text:p>5.8112E-006</text:p>
          </table:table-cell>
          <table:table-cell table:formula="of:=[.B259]*1000" office:value-type="float" office:value="4.2995" calcext:value-type="float">
            <text:p>4.2995</text:p>
          </table:table-cell>
          <table:table-cell table:formula="of:=[.C259]*1000" office:value-type="float" office:value="3.7548" calcext:value-type="float">
            <text:p>3.7548</text:p>
          </table:table-cell>
          <table:table-cell table:formula="of:=[.D259]*1000" office:value-type="float" office:value="0.67373" calcext:value-type="float">
            <text:p>0.67373</text:p>
          </table:table-cell>
          <table:table-cell table:formula="of:=[.E259]*1000" office:value-type="float" office:value="0.86324" calcext:value-type="float">
            <text:p>0.86324</text:p>
          </table:table-cell>
          <table:table-cell table:formula="of:=[.F259]*1000" office:value-type="float" office:value="0.0020911" calcext:value-type="float">
            <text:p>0.0020911</text:p>
          </table:table-cell>
          <table:table-cell table:formula="of:=[.G259]*1000" office:value-type="float" office:value="0.0058112" calcext:value-type="float">
            <text:p>0.0058112</text:p>
          </table:table-cell>
          <table:table-cell office:value-type="float" office:value="4.302" calcext:value-type="float">
            <text:p>4.302</text:p>
          </table:table-cell>
          <table:table-cell office:value-type="float" office:value="5.5045" calcext:value-type="float">
            <text:p>5.5045</text:p>
          </table:table-cell>
        </table:table-row>
        <table:table-row table:style-name="ro1">
          <table:table-cell office:value-type="float" office:value="2570.7" calcext:value-type="float">
            <text:p>2570.7</text:p>
          </table:table-cell>
          <table:table-cell office:value-type="float" office:value="0.004294" calcext:value-type="float">
            <text:p>0.004294</text:p>
          </table:table-cell>
          <table:table-cell office:value-type="float" office:value="0.0037404" calcext:value-type="float">
            <text:p>0.0037404</text:p>
          </table:table-cell>
          <table:table-cell office:value-type="float" office:value="0.0006765" calcext:value-type="float">
            <text:p>0.0006765</text:p>
          </table:table-cell>
          <table:table-cell office:value-type="float" office:value="0.00086645" calcext:value-type="float">
            <text:p>0.00086645</text:p>
          </table:table-cell>
          <table:table-cell office:value-type="float" office:value="0.0000021082" calcext:value-type="float">
            <text:p>2.1082E-006</text:p>
          </table:table-cell>
          <table:table-cell office:value-type="float" office:value="0.0000059342" calcext:value-type="float">
            <text:p>5.9342E-006</text:p>
          </table:table-cell>
          <table:table-cell table:formula="of:=[.B260]*1000" office:value-type="float" office:value="4.294" calcext:value-type="float">
            <text:p>4.294</text:p>
          </table:table-cell>
          <table:table-cell table:formula="of:=[.C260]*1000" office:value-type="float" office:value="3.7404" calcext:value-type="float">
            <text:p>3.7404</text:p>
          </table:table-cell>
          <table:table-cell table:formula="of:=[.D260]*1000" office:value-type="float" office:value="0.6765" calcext:value-type="float">
            <text:p>0.6765</text:p>
          </table:table-cell>
          <table:table-cell table:formula="of:=[.E260]*1000" office:value-type="float" office:value="0.86645" calcext:value-type="float">
            <text:p>0.86645</text:p>
          </table:table-cell>
          <table:table-cell table:formula="of:=[.F260]*1000" office:value-type="float" office:value="0.0021082" calcext:value-type="float">
            <text:p>0.0021082</text:p>
          </table:table-cell>
          <table:table-cell table:formula="of:=[.G260]*1000" office:value-type="float" office:value="0.0059342" calcext:value-type="float">
            <text:p>0.0059342</text:p>
          </table:table-cell>
          <table:table-cell office:value-type="float" office:value="4.3039" calcext:value-type="float">
            <text:p>4.3039</text:p>
          </table:table-cell>
          <table:table-cell office:value-type="float" office:value="5.5059" calcext:value-type="float">
            <text:p>5.5059</text:p>
          </table:table-cell>
        </table:table-row>
        <table:table-row table:style-name="ro1">
          <table:table-cell office:value-type="float" office:value="2580.7" calcext:value-type="float">
            <text:p>2580.7</text:p>
          </table:table-cell>
          <table:table-cell office:value-type="float" office:value="0.0042884" calcext:value-type="float">
            <text:p>0.0042884</text:p>
          </table:table-cell>
          <table:table-cell office:value-type="float" office:value="0.0037257" calcext:value-type="float">
            <text:p>0.0037257</text:p>
          </table:table-cell>
          <table:table-cell office:value-type="float" office:value="0.00067926" calcext:value-type="float">
            <text:p>0.00067926</text:p>
          </table:table-cell>
          <table:table-cell office:value-type="float" office:value="0.00086965" calcext:value-type="float">
            <text:p>0.00086965</text:p>
          </table:table-cell>
          <table:table-cell office:value-type="float" office:value="0.0000021255" calcext:value-type="float">
            <text:p>2.1255E-006</text:p>
          </table:table-cell>
          <table:table-cell office:value-type="float" office:value="0.0000060622" calcext:value-type="float">
            <text:p>6.0622E-006</text:p>
          </table:table-cell>
          <table:table-cell table:formula="of:=[.B261]*1000" office:value-type="float" office:value="4.2884" calcext:value-type="float">
            <text:p>4.2884</text:p>
          </table:table-cell>
          <table:table-cell table:formula="of:=[.C261]*1000" office:value-type="float" office:value="3.7257" calcext:value-type="float">
            <text:p>3.7257</text:p>
          </table:table-cell>
          <table:table-cell table:formula="of:=[.D261]*1000" office:value-type="float" office:value="0.67926" calcext:value-type="float">
            <text:p>0.67926</text:p>
          </table:table-cell>
          <table:table-cell table:formula="of:=[.E261]*1000" office:value-type="float" office:value="0.86965" calcext:value-type="float">
            <text:p>0.86965</text:p>
          </table:table-cell>
          <table:table-cell table:formula="of:=[.F261]*1000" office:value-type="float" office:value="0.0021255" calcext:value-type="float">
            <text:p>0.0021255</text:p>
          </table:table-cell>
          <table:table-cell table:formula="of:=[.G261]*1000" office:value-type="float" office:value="0.0060622" calcext:value-type="float">
            <text:p>0.0060622</text:p>
          </table:table-cell>
          <table:table-cell office:value-type="float" office:value="4.3058" calcext:value-type="float">
            <text:p>4.3058</text:p>
          </table:table-cell>
          <table:table-cell office:value-type="float" office:value="5.5072" calcext:value-type="float">
            <text:p>5.5072</text:p>
          </table:table-cell>
        </table:table-row>
        <table:table-row table:style-name="ro1">
          <table:table-cell office:value-type="float" office:value="2590.7" calcext:value-type="float">
            <text:p>2590.7</text:p>
          </table:table-cell>
          <table:table-cell office:value-type="float" office:value="0.0042829" calcext:value-type="float">
            <text:p>0.0042829</text:p>
          </table:table-cell>
          <table:table-cell office:value-type="float" office:value="0.0037107" calcext:value-type="float">
            <text:p>0.0037107</text:p>
          </table:table-cell>
          <table:table-cell office:value-type="float" office:value="0.00068203" calcext:value-type="float">
            <text:p>0.00068203</text:p>
          </table:table-cell>
          <table:table-cell office:value-type="float" office:value="0.00087284" calcext:value-type="float">
            <text:p>0.00087284</text:p>
          </table:table-cell>
          <table:table-cell office:value-type="float" office:value="0.0000021432" calcext:value-type="float">
            <text:p>2.1432E-006</text:p>
          </table:table-cell>
          <table:table-cell office:value-type="float" office:value="0.0000061954" calcext:value-type="float">
            <text:p>6.1954E-006</text:p>
          </table:table-cell>
          <table:table-cell table:formula="of:=[.B262]*1000" office:value-type="float" office:value="4.2829" calcext:value-type="float">
            <text:p>4.2829</text:p>
          </table:table-cell>
          <table:table-cell table:formula="of:=[.C262]*1000" office:value-type="float" office:value="3.7107" calcext:value-type="float">
            <text:p>3.7107</text:p>
          </table:table-cell>
          <table:table-cell table:formula="of:=[.D262]*1000" office:value-type="float" office:value="0.68203" calcext:value-type="float">
            <text:p>0.68203</text:p>
          </table:table-cell>
          <table:table-cell table:formula="of:=[.E262]*1000" office:value-type="float" office:value="0.87284" calcext:value-type="float">
            <text:p>0.87284</text:p>
          </table:table-cell>
          <table:table-cell table:formula="of:=[.F262]*1000" office:value-type="float" office:value="0.0021432" calcext:value-type="float">
            <text:p>0.0021432</text:p>
          </table:table-cell>
          <table:table-cell table:formula="of:=[.G262]*1000" office:value-type="float" office:value="0.0061954" calcext:value-type="float">
            <text:p>0.0061954</text:p>
          </table:table-cell>
          <table:table-cell office:value-type="float" office:value="4.3077" calcext:value-type="float">
            <text:p>4.3077</text:p>
          </table:table-cell>
          <table:table-cell office:value-type="float" office:value="5.5086" calcext:value-type="float">
            <text:p>5.5086</text:p>
          </table:table-cell>
        </table:table-row>
        <table:table-row table:style-name="ro1">
          <table:table-cell office:value-type="float" office:value="2600.7" calcext:value-type="float">
            <text:p>2600.7</text:p>
          </table:table-cell>
          <table:table-cell office:value-type="float" office:value="0.0042772" calcext:value-type="float">
            <text:p>0.0042772</text:p>
          </table:table-cell>
          <table:table-cell office:value-type="float" office:value="0.0036954" calcext:value-type="float">
            <text:p>0.0036954</text:p>
          </table:table-cell>
          <table:table-cell office:value-type="float" office:value="0.00068479" calcext:value-type="float">
            <text:p>0.00068479</text:p>
          </table:table-cell>
          <table:table-cell office:value-type="float" office:value="0.00087602" calcext:value-type="float">
            <text:p>0.00087602</text:p>
          </table:table-cell>
          <table:table-cell office:value-type="float" office:value="0.0000021611" calcext:value-type="float">
            <text:p>2.1611E-006</text:p>
          </table:table-cell>
          <table:table-cell office:value-type="float" office:value="0.0000063341" calcext:value-type="float">
            <text:p>6.3341E-006</text:p>
          </table:table-cell>
          <table:table-cell table:formula="of:=[.B263]*1000" office:value-type="float" office:value="4.2772" calcext:value-type="float">
            <text:p>4.2772</text:p>
          </table:table-cell>
          <table:table-cell table:formula="of:=[.C263]*1000" office:value-type="float" office:value="3.6954" calcext:value-type="float">
            <text:p>3.6954</text:p>
          </table:table-cell>
          <table:table-cell table:formula="of:=[.D263]*1000" office:value-type="float" office:value="0.68479" calcext:value-type="float">
            <text:p>0.68479</text:p>
          </table:table-cell>
          <table:table-cell table:formula="of:=[.E263]*1000" office:value-type="float" office:value="0.87602" calcext:value-type="float">
            <text:p>0.87602</text:p>
          </table:table-cell>
          <table:table-cell table:formula="of:=[.F263]*1000" office:value-type="float" office:value="0.0021611" calcext:value-type="float">
            <text:p>0.0021611</text:p>
          </table:table-cell>
          <table:table-cell table:formula="of:=[.G263]*1000" office:value-type="float" office:value="0.0063341" calcext:value-type="float">
            <text:p>0.0063341</text:p>
          </table:table-cell>
          <table:table-cell office:value-type="float" office:value="4.3096" calcext:value-type="float">
            <text:p>4.3096</text:p>
          </table:table-cell>
          <table:table-cell office:value-type="float" office:value="5.5099" calcext:value-type="float">
            <text:p>5.5099</text:p>
          </table:table-cell>
        </table:table-row>
        <table:table-row table:style-name="ro1">
          <table:table-cell office:value-type="float" office:value="2610.7" calcext:value-type="float">
            <text:p>2610.7</text:p>
          </table:table-cell>
          <table:table-cell office:value-type="float" office:value="0.0042716" calcext:value-type="float">
            <text:p>0.0042716</text:p>
          </table:table-cell>
          <table:table-cell office:value-type="float" office:value="0.0036798" calcext:value-type="float">
            <text:p>0.0036798</text:p>
          </table:table-cell>
          <table:table-cell office:value-type="float" office:value="0.00068755" calcext:value-type="float">
            <text:p>0.00068755</text:p>
          </table:table-cell>
          <table:table-cell office:value-type="float" office:value="0.00087919" calcext:value-type="float">
            <text:p>0.00087919</text:p>
          </table:table-cell>
          <table:table-cell office:value-type="float" office:value="0.0000021793" calcext:value-type="float">
            <text:p>2.1793E-006</text:p>
          </table:table-cell>
          <table:table-cell office:value-type="float" office:value="0.0000064788" calcext:value-type="float">
            <text:p>6.4788E-006</text:p>
          </table:table-cell>
          <table:table-cell table:formula="of:=[.B264]*1000" office:value-type="float" office:value="4.2716" calcext:value-type="float">
            <text:p>4.2716</text:p>
          </table:table-cell>
          <table:table-cell table:formula="of:=[.C264]*1000" office:value-type="float" office:value="3.6798" calcext:value-type="float">
            <text:p>3.6798</text:p>
          </table:table-cell>
          <table:table-cell table:formula="of:=[.D264]*1000" office:value-type="float" office:value="0.68755" calcext:value-type="float">
            <text:p>0.68755</text:p>
          </table:table-cell>
          <table:table-cell table:formula="of:=[.E264]*1000" office:value-type="float" office:value="0.87919" calcext:value-type="float">
            <text:p>0.87919</text:p>
          </table:table-cell>
          <table:table-cell table:formula="of:=[.F264]*1000" office:value-type="float" office:value="0.0021793" calcext:value-type="float">
            <text:p>0.0021793</text:p>
          </table:table-cell>
          <table:table-cell table:formula="of:=[.G264]*1000" office:value-type="float" office:value="0.0064788" calcext:value-type="float">
            <text:p>0.0064788</text:p>
          </table:table-cell>
          <table:table-cell office:value-type="float" office:value="4.3115" calcext:value-type="float">
            <text:p>4.3115</text:p>
          </table:table-cell>
          <table:table-cell office:value-type="float" office:value="5.5113" calcext:value-type="float">
            <text:p>5.5113</text:p>
          </table:table-cell>
        </table:table-row>
        <table:table-row table:style-name="ro1">
          <table:table-cell office:value-type="float" office:value="2620.7" calcext:value-type="float">
            <text:p>2620.7</text:p>
          </table:table-cell>
          <table:table-cell office:value-type="float" office:value="0.0042659" calcext:value-type="float">
            <text:p>0.0042659</text:p>
          </table:table-cell>
          <table:table-cell office:value-type="float" office:value="0.0036639" calcext:value-type="float">
            <text:p>0.0036639</text:p>
          </table:table-cell>
          <table:table-cell office:value-type="float" office:value="0.00069031" calcext:value-type="float">
            <text:p>0.00069031</text:p>
          </table:table-cell>
          <table:table-cell office:value-type="float" office:value="0.00088235" calcext:value-type="float">
            <text:p>0.00088235</text:p>
          </table:table-cell>
          <table:table-cell office:value-type="float" office:value="0.0000021979" calcext:value-type="float">
            <text:p>2.1979E-006</text:p>
          </table:table-cell>
          <table:table-cell office:value-type="float" office:value="0.0000066296" calcext:value-type="float">
            <text:p>6.6296E-006</text:p>
          </table:table-cell>
          <table:table-cell table:formula="of:=[.B265]*1000" office:value-type="float" office:value="4.2659" calcext:value-type="float">
            <text:p>4.2659</text:p>
          </table:table-cell>
          <table:table-cell table:formula="of:=[.C265]*1000" office:value-type="float" office:value="3.6639" calcext:value-type="float">
            <text:p>3.6639</text:p>
          </table:table-cell>
          <table:table-cell table:formula="of:=[.D265]*1000" office:value-type="float" office:value="0.69031" calcext:value-type="float">
            <text:p>0.69031</text:p>
          </table:table-cell>
          <table:table-cell table:formula="of:=[.E265]*1000" office:value-type="float" office:value="0.88235" calcext:value-type="float">
            <text:p>0.88235</text:p>
          </table:table-cell>
          <table:table-cell table:formula="of:=[.F265]*1000" office:value-type="float" office:value="0.0021979" calcext:value-type="float">
            <text:p>0.0021979</text:p>
          </table:table-cell>
          <table:table-cell table:formula="of:=[.G265]*1000" office:value-type="float" office:value="0.0066296" calcext:value-type="float">
            <text:p>0.0066296</text:p>
          </table:table-cell>
          <table:table-cell office:value-type="float" office:value="4.3135" calcext:value-type="float">
            <text:p>4.3135</text:p>
          </table:table-cell>
          <table:table-cell office:value-type="float" office:value="5.5126" calcext:value-type="float">
            <text:p>5.5126</text:p>
          </table:table-cell>
        </table:table-row>
        <table:table-row table:style-name="ro1">
          <table:table-cell office:value-type="float" office:value="2630.7" calcext:value-type="float">
            <text:p>2630.7</text:p>
          </table:table-cell>
          <table:table-cell office:value-type="float" office:value="0.0042601" calcext:value-type="float">
            <text:p>0.0042601</text:p>
          </table:table-cell>
          <table:table-cell office:value-type="float" office:value="0.0036476" calcext:value-type="float">
            <text:p>0.0036476</text:p>
          </table:table-cell>
          <table:table-cell office:value-type="float" office:value="0.00069307" calcext:value-type="float">
            <text:p>0.00069307</text:p>
          </table:table-cell>
          <table:table-cell office:value-type="float" office:value="0.0008855" calcext:value-type="float">
            <text:p>0.0008855</text:p>
          </table:table-cell>
          <table:table-cell office:value-type="float" office:value="0.0000022167" calcext:value-type="float">
            <text:p>2.2167E-006</text:p>
          </table:table-cell>
          <table:table-cell office:value-type="float" office:value="0.000006787" calcext:value-type="float">
            <text:p>0.000006787</text:p>
          </table:table-cell>
          <table:table-cell table:formula="of:=[.B266]*1000" office:value-type="float" office:value="4.2601" calcext:value-type="float">
            <text:p>4.2601</text:p>
          </table:table-cell>
          <table:table-cell table:formula="of:=[.C266]*1000" office:value-type="float" office:value="3.6476" calcext:value-type="float">
            <text:p>3.6476</text:p>
          </table:table-cell>
          <table:table-cell table:formula="of:=[.D266]*1000" office:value-type="float" office:value="0.69307" calcext:value-type="float">
            <text:p>0.69307</text:p>
          </table:table-cell>
          <table:table-cell table:formula="of:=[.E266]*1000" office:value-type="float" office:value="0.8855" calcext:value-type="float">
            <text:p>0.8855</text:p>
          </table:table-cell>
          <table:table-cell table:formula="of:=[.F266]*1000" office:value-type="float" office:value="0.0022167" calcext:value-type="float">
            <text:p>0.0022167</text:p>
          </table:table-cell>
          <table:table-cell table:formula="of:=[.G266]*1000" office:value-type="float" office:value="0.006787" calcext:value-type="float">
            <text:p>0.006787</text:p>
          </table:table-cell>
          <table:table-cell office:value-type="float" office:value="4.3154" calcext:value-type="float">
            <text:p>4.3154</text:p>
          </table:table-cell>
          <table:table-cell office:value-type="float" office:value="5.5139" calcext:value-type="float">
            <text:p>5.5139</text:p>
          </table:table-cell>
        </table:table-row>
        <table:table-row table:style-name="ro1">
          <table:table-cell office:value-type="float" office:value="2640.7" calcext:value-type="float">
            <text:p>2640.7</text:p>
          </table:table-cell>
          <table:table-cell office:value-type="float" office:value="0.0042543" calcext:value-type="float">
            <text:p>0.0042543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069583" calcext:value-type="float">
            <text:p>0.00069583</text:p>
          </table:table-cell>
          <table:table-cell office:value-type="float" office:value="0.00088863" calcext:value-type="float">
            <text:p>0.00088863</text:p>
          </table:table-cell>
          <table:table-cell office:value-type="float" office:value="0.0000022359" calcext:value-type="float">
            <text:p>2.2359E-006</text:p>
          </table:table-cell>
          <table:table-cell office:value-type="float" office:value="0.0000069515" calcext:value-type="float">
            <text:p>6.9515E-006</text:p>
          </table:table-cell>
          <table:table-cell table:formula="of:=[.B267]*1000" office:value-type="float" office:value="4.2543" calcext:value-type="float">
            <text:p>4.2543</text:p>
          </table:table-cell>
          <table:table-cell table:formula="of:=[.C267]*1000" office:value-type="float" office:value="3.631" calcext:value-type="float">
            <text:p>3.631</text:p>
          </table:table-cell>
          <table:table-cell table:formula="of:=[.D267]*1000" office:value-type="float" office:value="0.69583" calcext:value-type="float">
            <text:p>0.69583</text:p>
          </table:table-cell>
          <table:table-cell table:formula="of:=[.E267]*1000" office:value-type="float" office:value="0.88863" calcext:value-type="float">
            <text:p>0.88863</text:p>
          </table:table-cell>
          <table:table-cell table:formula="of:=[.F267]*1000" office:value-type="float" office:value="0.0022359" calcext:value-type="float">
            <text:p>0.0022359</text:p>
          </table:table-cell>
          <table:table-cell table:formula="of:=[.G267]*1000" office:value-type="float" office:value="0.0069515" calcext:value-type="float">
            <text:p>0.0069515</text:p>
          </table:table-cell>
          <table:table-cell office:value-type="float" office:value="4.3173" calcext:value-type="float">
            <text:p>4.3173</text:p>
          </table:table-cell>
          <table:table-cell office:value-type="float" office:value="5.5153" calcext:value-type="float">
            <text:p>5.5153</text:p>
          </table:table-cell>
        </table:table-row>
        <table:table-row table:style-name="ro1">
          <table:table-cell office:value-type="float" office:value="2650.7" calcext:value-type="float">
            <text:p>2650.7</text:p>
          </table:table-cell>
          <table:table-cell office:value-type="float" office:value="0.0042484" calcext:value-type="float">
            <text:p>0.0042484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.00069858" calcext:value-type="float">
            <text:p>0.00069858</text:p>
          </table:table-cell>
          <table:table-cell office:value-type="float" office:value="0.00089175" calcext:value-type="float">
            <text:p>0.00089175</text:p>
          </table:table-cell>
          <table:table-cell office:value-type="float" office:value="0.0000022554" calcext:value-type="float">
            <text:p>2.2554E-006</text:p>
          </table:table-cell>
          <table:table-cell office:value-type="float" office:value="0.0000071233" calcext:value-type="float">
            <text:p>7.1233E-006</text:p>
          </table:table-cell>
          <table:table-cell table:formula="of:=[.B268]*1000" office:value-type="float" office:value="4.2484" calcext:value-type="float">
            <text:p>4.2484</text:p>
          </table:table-cell>
          <table:table-cell table:formula="of:=[.C268]*1000" office:value-type="float" office:value="3.614" calcext:value-type="float">
            <text:p>3.614</text:p>
          </table:table-cell>
          <table:table-cell table:formula="of:=[.D268]*1000" office:value-type="float" office:value="0.69858" calcext:value-type="float">
            <text:p>0.69858</text:p>
          </table:table-cell>
          <table:table-cell table:formula="of:=[.E268]*1000" office:value-type="float" office:value="0.89175" calcext:value-type="float">
            <text:p>0.89175</text:p>
          </table:table-cell>
          <table:table-cell table:formula="of:=[.F268]*1000" office:value-type="float" office:value="0.0022554" calcext:value-type="float">
            <text:p>0.0022554</text:p>
          </table:table-cell>
          <table:table-cell table:formula="of:=[.G268]*1000" office:value-type="float" office:value="0.0071233" calcext:value-type="float">
            <text:p>0.0071233</text:p>
          </table:table-cell>
          <table:table-cell office:value-type="float" office:value="4.3192" calcext:value-type="float">
            <text:p>4.3192</text:p>
          </table:table-cell>
          <table:table-cell office:value-type="float" office:value="5.5166" calcext:value-type="float">
            <text:p>5.5166</text:p>
          </table:table-cell>
        </table:table-row>
        <table:table-row table:style-name="ro1">
          <table:table-cell office:value-type="float" office:value="2660.7" calcext:value-type="float">
            <text:p>2660.7</text:p>
          </table:table-cell>
          <table:table-cell office:value-type="float" office:value="0.0042426" calcext:value-type="float">
            <text:p>0.0042426</text:p>
          </table:table-cell>
          <table:table-cell office:value-type="float" office:value="0.0035966" calcext:value-type="float">
            <text:p>0.0035966</text:p>
          </table:table-cell>
          <table:table-cell office:value-type="float" office:value="0.00070134" calcext:value-type="float">
            <text:p>0.00070134</text:p>
          </table:table-cell>
          <table:table-cell office:value-type="float" office:value="0.00089486" calcext:value-type="float">
            <text:p>0.00089486</text:p>
          </table:table-cell>
          <table:table-cell office:value-type="float" office:value="0.0000022752" calcext:value-type="float">
            <text:p>2.2752E-006</text:p>
          </table:table-cell>
          <table:table-cell office:value-type="float" office:value="0.0000073031" calcext:value-type="float">
            <text:p>7.3031E-006</text:p>
          </table:table-cell>
          <table:table-cell table:formula="of:=[.B269]*1000" office:value-type="float" office:value="4.2426" calcext:value-type="float">
            <text:p>4.2426</text:p>
          </table:table-cell>
          <table:table-cell table:formula="of:=[.C269]*1000" office:value-type="float" office:value="3.5966" calcext:value-type="float">
            <text:p>3.5966</text:p>
          </table:table-cell>
          <table:table-cell table:formula="of:=[.D269]*1000" office:value-type="float" office:value="0.70134" calcext:value-type="float">
            <text:p>0.70134</text:p>
          </table:table-cell>
          <table:table-cell table:formula="of:=[.E269]*1000" office:value-type="float" office:value="0.89486" calcext:value-type="float">
            <text:p>0.89486</text:p>
          </table:table-cell>
          <table:table-cell table:formula="of:=[.F269]*1000" office:value-type="float" office:value="0.0022752" calcext:value-type="float">
            <text:p>0.0022752</text:p>
          </table:table-cell>
          <table:table-cell table:formula="of:=[.G269]*1000" office:value-type="float" office:value="0.0073031" calcext:value-type="float">
            <text:p>0.0073031</text:p>
          </table:table-cell>
          <table:table-cell office:value-type="float" office:value="4.3211" calcext:value-type="float">
            <text:p>4.3211</text:p>
          </table:table-cell>
          <table:table-cell office:value-type="float" office:value="5.5179" calcext:value-type="float">
            <text:p>5.5179</text:p>
          </table:table-cell>
        </table:table-row>
        <table:table-row table:style-name="ro1">
          <table:table-cell office:value-type="float" office:value="2670.7" calcext:value-type="float">
            <text:p>2670.7</text:p>
          </table:table-cell>
          <table:table-cell office:value-type="float" office:value="0.0042366" calcext:value-type="float">
            <text:p>0.0042366</text:p>
          </table:table-cell>
          <table:table-cell office:value-type="float" office:value="0.0035788" calcext:value-type="float">
            <text:p>0.0035788</text:p>
          </table:table-cell>
          <table:table-cell office:value-type="float" office:value="0.00070409" calcext:value-type="float">
            <text:p>0.00070409</text:p>
          </table:table-cell>
          <table:table-cell office:value-type="float" office:value="0.00089796" calcext:value-type="float">
            <text:p>0.00089796</text:p>
          </table:table-cell>
          <table:table-cell office:value-type="float" office:value="0.0000022953" calcext:value-type="float">
            <text:p>2.2953E-006</text:p>
          </table:table-cell>
          <table:table-cell office:value-type="float" office:value="0.0000074912" calcext:value-type="float">
            <text:p>7.4912E-006</text:p>
          </table:table-cell>
          <table:table-cell table:formula="of:=[.B270]*1000" office:value-type="float" office:value="4.2366" calcext:value-type="float">
            <text:p>4.2366</text:p>
          </table:table-cell>
          <table:table-cell table:formula="of:=[.C270]*1000" office:value-type="float" office:value="3.5788" calcext:value-type="float">
            <text:p>3.5788</text:p>
          </table:table-cell>
          <table:table-cell table:formula="of:=[.D270]*1000" office:value-type="float" office:value="0.70409" calcext:value-type="float">
            <text:p>0.70409</text:p>
          </table:table-cell>
          <table:table-cell table:formula="of:=[.E270]*1000" office:value-type="float" office:value="0.89796" calcext:value-type="float">
            <text:p>0.89796</text:p>
          </table:table-cell>
          <table:table-cell table:formula="of:=[.F270]*1000" office:value-type="float" office:value="0.0022953" calcext:value-type="float">
            <text:p>0.0022953</text:p>
          </table:table-cell>
          <table:table-cell table:formula="of:=[.G270]*1000" office:value-type="float" office:value="0.0074912" calcext:value-type="float">
            <text:p>0.0074912</text:p>
          </table:table-cell>
          <table:table-cell office:value-type="float" office:value="4.323" calcext:value-type="float">
            <text:p>4.323</text:p>
          </table:table-cell>
          <table:table-cell office:value-type="float" office:value="5.5193" calcext:value-type="float">
            <text:p>5.5193</text:p>
          </table:table-cell>
        </table:table-row>
        <table:table-row table:style-name="ro1">
          <table:table-cell office:value-type="float" office:value="2680.7" calcext:value-type="float">
            <text:p>2680.7</text:p>
          </table:table-cell>
          <table:table-cell office:value-type="float" office:value="0.0042306" calcext:value-type="float">
            <text:p>0.0042306</text:p>
          </table:table-cell>
          <table:table-cell office:value-type="float" office:value="0.0035606" calcext:value-type="float">
            <text:p>0.0035606</text:p>
          </table:table-cell>
          <table:table-cell office:value-type="float" office:value="0.00070685" calcext:value-type="float">
            <text:p>0.00070685</text:p>
          </table:table-cell>
          <table:table-cell office:value-type="float" office:value="0.00090104" calcext:value-type="float">
            <text:p>0.00090104</text:p>
          </table:table-cell>
          <table:table-cell office:value-type="float" office:value="0.0000023158" calcext:value-type="float">
            <text:p>2.3158E-006</text:p>
          </table:table-cell>
          <table:table-cell office:value-type="float" office:value="0.0000076883" calcext:value-type="float">
            <text:p>7.6883E-006</text:p>
          </table:table-cell>
          <table:table-cell table:formula="of:=[.B271]*1000" office:value-type="float" office:value="4.2306" calcext:value-type="float">
            <text:p>4.2306</text:p>
          </table:table-cell>
          <table:table-cell table:formula="of:=[.C271]*1000" office:value-type="float" office:value="3.5606" calcext:value-type="float">
            <text:p>3.5606</text:p>
          </table:table-cell>
          <table:table-cell table:formula="of:=[.D271]*1000" office:value-type="float" office:value="0.70685" calcext:value-type="float">
            <text:p>0.70685</text:p>
          </table:table-cell>
          <table:table-cell table:formula="of:=[.E271]*1000" office:value-type="float" office:value="0.90104" calcext:value-type="float">
            <text:p>0.90104</text:p>
          </table:table-cell>
          <table:table-cell table:formula="of:=[.F271]*1000" office:value-type="float" office:value="0.0023158" calcext:value-type="float">
            <text:p>0.0023158</text:p>
          </table:table-cell>
          <table:table-cell table:formula="of:=[.G271]*1000" office:value-type="float" office:value="0.0076883" calcext:value-type="float">
            <text:p>0.0076883</text:p>
          </table:table-cell>
          <table:table-cell office:value-type="float" office:value="4.3249" calcext:value-type="float">
            <text:p>4.3249</text:p>
          </table:table-cell>
          <table:table-cell office:value-type="float" office:value="5.5206" calcext:value-type="float">
            <text:p>5.5206</text:p>
          </table:table-cell>
        </table:table-row>
        <table:table-row table:style-name="ro1">
          <table:table-cell office:value-type="float" office:value="2690.7" calcext:value-type="float">
            <text:p>2690.7</text:p>
          </table:table-cell>
          <table:table-cell office:value-type="float" office:value="0.0042246" calcext:value-type="float">
            <text:p>0.0042246</text:p>
          </table:table-cell>
          <table:table-cell office:value-type="float" office:value="0.0035419" calcext:value-type="float">
            <text:p>0.0035419</text:p>
          </table:table-cell>
          <table:table-cell office:value-type="float" office:value="0.0007096" calcext:value-type="float">
            <text:p>0.0007096</text:p>
          </table:table-cell>
          <table:table-cell office:value-type="float" office:value="0.0009041" calcext:value-type="float">
            <text:p>0.0009041</text:p>
          </table:table-cell>
          <table:table-cell office:value-type="float" office:value="0.0000023367" calcext:value-type="float">
            <text:p>2.3367E-006</text:p>
          </table:table-cell>
          <table:table-cell office:value-type="float" office:value="0.000007895" calcext:value-type="float">
            <text:p>0.000007895</text:p>
          </table:table-cell>
          <table:table-cell table:formula="of:=[.B272]*1000" office:value-type="float" office:value="4.2246" calcext:value-type="float">
            <text:p>4.2246</text:p>
          </table:table-cell>
          <table:table-cell table:formula="of:=[.C272]*1000" office:value-type="float" office:value="3.5419" calcext:value-type="float">
            <text:p>3.5419</text:p>
          </table:table-cell>
          <table:table-cell table:formula="of:=[.D272]*1000" office:value-type="float" office:value="0.7096" calcext:value-type="float">
            <text:p>0.7096</text:p>
          </table:table-cell>
          <table:table-cell table:formula="of:=[.E272]*1000" office:value-type="float" office:value="0.9041" calcext:value-type="float">
            <text:p>0.9041</text:p>
          </table:table-cell>
          <table:table-cell table:formula="of:=[.F272]*1000" office:value-type="float" office:value="0.0023367" calcext:value-type="float">
            <text:p>0.0023367</text:p>
          </table:table-cell>
          <table:table-cell table:formula="of:=[.G272]*1000" office:value-type="float" office:value="0.007895" calcext:value-type="float">
            <text:p>0.007895</text:p>
          </table:table-cell>
          <table:table-cell office:value-type="float" office:value="4.3268" calcext:value-type="float">
            <text:p>4.3268</text:p>
          </table:table-cell>
          <table:table-cell office:value-type="float" office:value="5.5219" calcext:value-type="float">
            <text:p>5.5219</text:p>
          </table:table-cell>
        </table:table-row>
        <table:table-row table:style-name="ro1">
          <table:table-cell office:value-type="float" office:value="2700.7" calcext:value-type="float">
            <text:p>2700.7</text:p>
          </table:table-cell>
          <table:table-cell office:value-type="float" office:value="0.0042185" calcext:value-type="float">
            <text:p>0.0042185</text:p>
          </table:table-cell>
          <table:table-cell office:value-type="float" office:value="0.0035228" calcext:value-type="float">
            <text:p>0.0035228</text:p>
          </table:table-cell>
          <table:table-cell office:value-type="float" office:value="0.00071235" calcext:value-type="float">
            <text:p>0.00071235</text:p>
          </table:table-cell>
          <table:table-cell office:value-type="float" office:value="0.00090715" calcext:value-type="float">
            <text:p>0.00090715</text:p>
          </table:table-cell>
          <table:table-cell office:value-type="float" office:value="0.0000023579" calcext:value-type="float">
            <text:p>2.3579E-006</text:p>
          </table:table-cell>
          <table:table-cell office:value-type="float" office:value="0.0000081117" calcext:value-type="float">
            <text:p>8.1117E-006</text:p>
          </table:table-cell>
          <table:table-cell table:formula="of:=[.B273]*1000" office:value-type="float" office:value="4.2185" calcext:value-type="float">
            <text:p>4.2185</text:p>
          </table:table-cell>
          <table:table-cell table:formula="of:=[.C273]*1000" office:value-type="float" office:value="3.5228" calcext:value-type="float">
            <text:p>3.5228</text:p>
          </table:table-cell>
          <table:table-cell table:formula="of:=[.D273]*1000" office:value-type="float" office:value="0.71235" calcext:value-type="float">
            <text:p>0.71235</text:p>
          </table:table-cell>
          <table:table-cell table:formula="of:=[.E273]*1000" office:value-type="float" office:value="0.90715" calcext:value-type="float">
            <text:p>0.90715</text:p>
          </table:table-cell>
          <table:table-cell table:formula="of:=[.F273]*1000" office:value-type="float" office:value="0.0023579" calcext:value-type="float">
            <text:p>0.0023579</text:p>
          </table:table-cell>
          <table:table-cell table:formula="of:=[.G273]*1000" office:value-type="float" office:value="0.0081117" calcext:value-type="float">
            <text:p>0.0081117</text:p>
          </table:table-cell>
          <table:table-cell office:value-type="float" office:value="4.3287" calcext:value-type="float">
            <text:p>4.3287</text:p>
          </table:table-cell>
          <table:table-cell office:value-type="float" office:value="5.5232" calcext:value-type="float">
            <text:p>5.5232</text:p>
          </table:table-cell>
        </table:table-row>
        <table:table-row table:style-name="ro1">
          <table:table-cell office:value-type="float" office:value="2710.7" calcext:value-type="float">
            <text:p>2710.7</text:p>
          </table:table-cell>
          <table:table-cell office:value-type="float" office:value="0.0042123" calcext:value-type="float">
            <text:p>0.0042123</text:p>
          </table:table-cell>
          <table:table-cell office:value-type="float" office:value="0.0035032" calcext:value-type="float">
            <text:p>0.0035032</text:p>
          </table:table-cell>
          <table:table-cell office:value-type="float" office:value="0.0007151" calcext:value-type="float">
            <text:p>0.0007151</text:p>
          </table:table-cell>
          <table:table-cell office:value-type="float" office:value="0.00091019" calcext:value-type="float">
            <text:p>0.00091019</text:p>
          </table:table-cell>
          <table:table-cell office:value-type="float" office:value="0.0000023796" calcext:value-type="float">
            <text:p>2.3796E-006</text:p>
          </table:table-cell>
          <table:table-cell office:value-type="float" office:value="0.0000083393" calcext:value-type="float">
            <text:p>8.3393E-006</text:p>
          </table:table-cell>
          <table:table-cell table:formula="of:=[.B274]*1000" office:value-type="float" office:value="4.2123" calcext:value-type="float">
            <text:p>4.2123</text:p>
          </table:table-cell>
          <table:table-cell table:formula="of:=[.C274]*1000" office:value-type="float" office:value="3.5032" calcext:value-type="float">
            <text:p>3.5032</text:p>
          </table:table-cell>
          <table:table-cell table:formula="of:=[.D274]*1000" office:value-type="float" office:value="0.7151" calcext:value-type="float">
            <text:p>0.7151</text:p>
          </table:table-cell>
          <table:table-cell table:formula="of:=[.E274]*1000" office:value-type="float" office:value="0.91019" calcext:value-type="float">
            <text:p>0.91019</text:p>
          </table:table-cell>
          <table:table-cell table:formula="of:=[.F274]*1000" office:value-type="float" office:value="0.0023796" calcext:value-type="float">
            <text:p>0.0023796</text:p>
          </table:table-cell>
          <table:table-cell table:formula="of:=[.G274]*1000" office:value-type="float" office:value="0.0083393" calcext:value-type="float">
            <text:p>0.0083393</text:p>
          </table:table-cell>
          <table:table-cell office:value-type="float" office:value="4.3306" calcext:value-type="float">
            <text:p>4.3306</text:p>
          </table:table-cell>
          <table:table-cell office:value-type="float" office:value="5.5246" calcext:value-type="float">
            <text:p>5.5246</text:p>
          </table:table-cell>
        </table:table-row>
        <table:table-row table:style-name="ro1">
          <table:table-cell office:value-type="float" office:value="2720.7" calcext:value-type="float">
            <text:p>2720.7</text:p>
          </table:table-cell>
          <table:table-cell office:value-type="float" office:value="0.0042061" calcext:value-type="float">
            <text:p>0.0042061</text:p>
          </table:table-cell>
          <table:table-cell office:value-type="float" office:value="0.0034831" calcext:value-type="float">
            <text:p>0.0034831</text:p>
          </table:table-cell>
          <table:table-cell office:value-type="float" office:value="0.00071784" calcext:value-type="float">
            <text:p>0.00071784</text:p>
          </table:table-cell>
          <table:table-cell office:value-type="float" office:value="0.0009132" calcext:value-type="float">
            <text:p>0.0009132</text:p>
          </table:table-cell>
          <table:table-cell office:value-type="float" office:value="0.0000024016" calcext:value-type="float">
            <text:p>2.4016E-006</text:p>
          </table:table-cell>
          <table:table-cell office:value-type="float" office:value="0.0000085785" calcext:value-type="float">
            <text:p>8.5785E-006</text:p>
          </table:table-cell>
          <table:table-cell table:formula="of:=[.B275]*1000" office:value-type="float" office:value="4.2061" calcext:value-type="float">
            <text:p>4.2061</text:p>
          </table:table-cell>
          <table:table-cell table:formula="of:=[.C275]*1000" office:value-type="float" office:value="3.4831" calcext:value-type="float">
            <text:p>3.4831</text:p>
          </table:table-cell>
          <table:table-cell table:formula="of:=[.D275]*1000" office:value-type="float" office:value="0.71784" calcext:value-type="float">
            <text:p>0.71784</text:p>
          </table:table-cell>
          <table:table-cell table:formula="of:=[.E275]*1000" office:value-type="float" office:value="0.9132" calcext:value-type="float">
            <text:p>0.9132</text:p>
          </table:table-cell>
          <table:table-cell table:formula="of:=[.F275]*1000" office:value-type="float" office:value="0.0024016" calcext:value-type="float">
            <text:p>0.0024016</text:p>
          </table:table-cell>
          <table:table-cell table:formula="of:=[.G275]*1000" office:value-type="float" office:value="0.0085785" calcext:value-type="float">
            <text:p>0.0085785</text:p>
          </table:table-cell>
          <table:table-cell office:value-type="float" office:value="4.3324" calcext:value-type="float">
            <text:p>4.3324</text:p>
          </table:table-cell>
          <table:table-cell office:value-type="float" office:value="5.5259" calcext:value-type="float">
            <text:p>5.5259</text:p>
          </table:table-cell>
        </table:table-row>
        <table:table-row table:style-name="ro1">
          <table:table-cell office:value-type="float" office:value="2730.7" calcext:value-type="float">
            <text:p>2730.7</text:p>
          </table:table-cell>
          <table:table-cell office:value-type="float" office:value="0.0041999" calcext:value-type="float">
            <text:p>0.0041999</text:p>
          </table:table-cell>
          <table:table-cell office:value-type="float" office:value="0.0034625" calcext:value-type="float">
            <text:p>0.0034625</text:p>
          </table:table-cell>
          <table:table-cell office:value-type="float" office:value="0.00072059" calcext:value-type="float">
            <text:p>0.00072059</text:p>
          </table:table-cell>
          <table:table-cell office:value-type="float" office:value="0.0009162" calcext:value-type="float">
            <text:p>0.0009162</text:p>
          </table:table-cell>
          <table:table-cell office:value-type="float" office:value="0.000002424" calcext:value-type="float">
            <text:p>0.000002424</text:p>
          </table:table-cell>
          <table:table-cell office:value-type="float" office:value="0.00000883" calcext:value-type="float">
            <text:p>0.00000883</text:p>
          </table:table-cell>
          <table:table-cell table:formula="of:=[.B276]*1000" office:value-type="float" office:value="4.1999" calcext:value-type="float">
            <text:p>4.1999</text:p>
          </table:table-cell>
          <table:table-cell table:formula="of:=[.C276]*1000" office:value-type="float" office:value="3.4625" calcext:value-type="float">
            <text:p>3.4625</text:p>
          </table:table-cell>
          <table:table-cell table:formula="of:=[.D276]*1000" office:value-type="float" office:value="0.72059" calcext:value-type="float">
            <text:p>0.72059</text:p>
          </table:table-cell>
          <table:table-cell table:formula="of:=[.E276]*1000" office:value-type="float" office:value="0.9162" calcext:value-type="float">
            <text:p>0.9162</text:p>
          </table:table-cell>
          <table:table-cell table:formula="of:=[.F276]*1000" office:value-type="float" office:value="0.002424" calcext:value-type="float">
            <text:p>0.002424</text:p>
          </table:table-cell>
          <table:table-cell table:formula="of:=[.G276]*1000" office:value-type="float" office:value="0.00883" calcext:value-type="float">
            <text:p>0.00883</text:p>
          </table:table-cell>
          <table:table-cell office:value-type="float" office:value="4.3343" calcext:value-type="float">
            <text:p>4.3343</text:p>
          </table:table-cell>
          <table:table-cell office:value-type="float" office:value="5.5272" calcext:value-type="float">
            <text:p>5.5272</text:p>
          </table:table-cell>
        </table:table-row>
        <table:table-row table:style-name="ro1">
          <table:table-cell office:value-type="float" office:value="2740.7" calcext:value-type="float">
            <text:p>2740.7</text:p>
          </table:table-cell>
          <table:table-cell office:value-type="float" office:value="0.0041936" calcext:value-type="float">
            <text:p>0.0041936</text:p>
          </table:table-cell>
          <table:table-cell office:value-type="float" office:value="0.0034413" calcext:value-type="float">
            <text:p>0.0034413</text:p>
          </table:table-cell>
          <table:table-cell office:value-type="float" office:value="0.00072334" calcext:value-type="float">
            <text:p>0.00072334</text:p>
          </table:table-cell>
          <table:table-cell office:value-type="float" office:value="0.00091918" calcext:value-type="float">
            <text:p>0.00091918</text:p>
          </table:table-cell>
          <table:table-cell office:value-type="float" office:value="0.0000024468" calcext:value-type="float">
            <text:p>2.4468E-006</text:p>
          </table:table-cell>
          <table:table-cell office:value-type="float" office:value="0.0000090947" calcext:value-type="float">
            <text:p>9.0947E-006</text:p>
          </table:table-cell>
          <table:table-cell table:formula="of:=[.B277]*1000" office:value-type="float" office:value="4.1936" calcext:value-type="float">
            <text:p>4.1936</text:p>
          </table:table-cell>
          <table:table-cell table:formula="of:=[.C277]*1000" office:value-type="float" office:value="3.4413" calcext:value-type="float">
            <text:p>3.4413</text:p>
          </table:table-cell>
          <table:table-cell table:formula="of:=[.D277]*1000" office:value-type="float" office:value="0.72334" calcext:value-type="float">
            <text:p>0.72334</text:p>
          </table:table-cell>
          <table:table-cell table:formula="of:=[.E277]*1000" office:value-type="float" office:value="0.91918" calcext:value-type="float">
            <text:p>0.91918</text:p>
          </table:table-cell>
          <table:table-cell table:formula="of:=[.F277]*1000" office:value-type="float" office:value="0.0024468" calcext:value-type="float">
            <text:p>0.0024468</text:p>
          </table:table-cell>
          <table:table-cell table:formula="of:=[.G277]*1000" office:value-type="float" office:value="0.0090947" calcext:value-type="float">
            <text:p>0.0090947</text:p>
          </table:table-cell>
          <table:table-cell office:value-type="float" office:value="4.3362" calcext:value-type="float">
            <text:p>4.3362</text:p>
          </table:table-cell>
          <table:table-cell office:value-type="float" office:value="5.5285" calcext:value-type="float">
            <text:p>5.5285</text:p>
          </table:table-cell>
        </table:table-row>
        <table:table-row table:style-name="ro1">
          <table:table-cell office:value-type="float" office:value="2750.7" calcext:value-type="float">
            <text:p>2750.7</text:p>
          </table:table-cell>
          <table:table-cell office:value-type="float" office:value="0.0041872" calcext:value-type="float">
            <text:p>0.0041872</text:p>
          </table:table-cell>
          <table:table-cell office:value-type="float" office:value="0.0034195" calcext:value-type="float">
            <text:p>0.0034195</text:p>
          </table:table-cell>
          <table:table-cell office:value-type="float" office:value="0.00072608" calcext:value-type="float">
            <text:p>0.00072608</text:p>
          </table:table-cell>
          <table:table-cell office:value-type="float" office:value="0.00092213" calcext:value-type="float">
            <text:p>0.00092213</text:p>
          </table:table-cell>
          <table:table-cell office:value-type="float" office:value="0.0000024701" calcext:value-type="float">
            <text:p>2.4701E-006</text:p>
          </table:table-cell>
          <table:table-cell office:value-type="float" office:value="0.0000093736" calcext:value-type="float">
            <text:p>9.3736E-006</text:p>
          </table:table-cell>
          <table:table-cell table:formula="of:=[.B278]*1000" office:value-type="float" office:value="4.1872" calcext:value-type="float">
            <text:p>4.1872</text:p>
          </table:table-cell>
          <table:table-cell table:formula="of:=[.C278]*1000" office:value-type="float" office:value="3.4195" calcext:value-type="float">
            <text:p>3.4195</text:p>
          </table:table-cell>
          <table:table-cell table:formula="of:=[.D278]*1000" office:value-type="float" office:value="0.72608" calcext:value-type="float">
            <text:p>0.72608</text:p>
          </table:table-cell>
          <table:table-cell table:formula="of:=[.E278]*1000" office:value-type="float" office:value="0.92213" calcext:value-type="float">
            <text:p>0.92213</text:p>
          </table:table-cell>
          <table:table-cell table:formula="of:=[.F278]*1000" office:value-type="float" office:value="0.0024701" calcext:value-type="float">
            <text:p>0.0024701</text:p>
          </table:table-cell>
          <table:table-cell table:formula="of:=[.G278]*1000" office:value-type="float" office:value="0.0093736" calcext:value-type="float">
            <text:p>0.0093736</text:p>
          </table:table-cell>
          <table:table-cell office:value-type="float" office:value="4.3381" calcext:value-type="float">
            <text:p>4.3381</text:p>
          </table:table-cell>
          <table:table-cell office:value-type="float" office:value="5.5299" calcext:value-type="float">
            <text:p>5.5299</text:p>
          </table:table-cell>
        </table:table-row>
        <table:table-row table:style-name="ro1">
          <table:table-cell office:value-type="float" office:value="2760.7" calcext:value-type="float">
            <text:p>2760.7</text:p>
          </table:table-cell>
          <table:table-cell office:value-type="float" office:value="0.0041808" calcext:value-type="float">
            <text:p>0.0041808</text:p>
          </table:table-cell>
          <table:table-cell office:value-type="float" office:value="0.0033971" calcext:value-type="float">
            <text:p>0.0033971</text:p>
          </table:table-cell>
          <table:table-cell office:value-type="float" office:value="0.00072882" calcext:value-type="float">
            <text:p>0.00072882</text:p>
          </table:table-cell>
          <table:table-cell office:value-type="float" office:value="0.00092507" calcext:value-type="float">
            <text:p>0.00092507</text:p>
          </table:table-cell>
          <table:table-cell office:value-type="float" office:value="0.0000024937" calcext:value-type="float">
            <text:p>2.4937E-006</text:p>
          </table:table-cell>
          <table:table-cell office:value-type="float" office:value="0.0000096676" calcext:value-type="float">
            <text:p>9.6676E-006</text:p>
          </table:table-cell>
          <table:table-cell table:formula="of:=[.B279]*1000" office:value-type="float" office:value="4.1808" calcext:value-type="float">
            <text:p>4.1808</text:p>
          </table:table-cell>
          <table:table-cell table:formula="of:=[.C279]*1000" office:value-type="float" office:value="3.3971" calcext:value-type="float">
            <text:p>3.3971</text:p>
          </table:table-cell>
          <table:table-cell table:formula="of:=[.D279]*1000" office:value-type="float" office:value="0.72882" calcext:value-type="float">
            <text:p>0.72882</text:p>
          </table:table-cell>
          <table:table-cell table:formula="of:=[.E279]*1000" office:value-type="float" office:value="0.92507" calcext:value-type="float">
            <text:p>0.92507</text:p>
          </table:table-cell>
          <table:table-cell table:formula="of:=[.F279]*1000" office:value-type="float" office:value="0.0024937" calcext:value-type="float">
            <text:p>0.0024937</text:p>
          </table:table-cell>
          <table:table-cell table:formula="of:=[.G279]*1000" office:value-type="float" office:value="0.0096676" calcext:value-type="float">
            <text:p>0.0096676</text:p>
          </table:table-cell>
          <table:table-cell office:value-type="float" office:value="4.34" calcext:value-type="float">
            <text:p>4.34</text:p>
          </table:table-cell>
          <table:table-cell office:value-type="float" office:value="5.5312" calcext:value-type="float">
            <text:p>5.5312</text:p>
          </table:table-cell>
        </table:table-row>
        <table:table-row table:style-name="ro1">
          <table:table-cell office:value-type="float" office:value="2770.7" calcext:value-type="float">
            <text:p>2770.7</text:p>
          </table:table-cell>
          <table:table-cell office:value-type="float" office:value="0.0041743" calcext:value-type="float">
            <text:p>0.0041743</text:p>
          </table:table-cell>
          <table:table-cell office:value-type="float" office:value="0.0033741" calcext:value-type="float">
            <text:p>0.0033741</text:p>
          </table:table-cell>
          <table:table-cell office:value-type="float" office:value="0.00073156" calcext:value-type="float">
            <text:p>0.00073156</text:p>
          </table:table-cell>
          <table:table-cell office:value-type="float" office:value="0.00092798" calcext:value-type="float">
            <text:p>0.00092798</text:p>
          </table:table-cell>
          <table:table-cell office:value-type="float" office:value="0.0000025179" calcext:value-type="float">
            <text:p>2.5179E-006</text:p>
          </table:table-cell>
          <table:table-cell office:value-type="float" office:value="0.0000099777" calcext:value-type="float">
            <text:p>9.9777E-006</text:p>
          </table:table-cell>
          <table:table-cell table:formula="of:=[.B280]*1000" office:value-type="float" office:value="4.1743" calcext:value-type="float">
            <text:p>4.1743</text:p>
          </table:table-cell>
          <table:table-cell table:formula="of:=[.C280]*1000" office:value-type="float" office:value="3.3741" calcext:value-type="float">
            <text:p>3.3741</text:p>
          </table:table-cell>
          <table:table-cell table:formula="of:=[.D280]*1000" office:value-type="float" office:value="0.73156" calcext:value-type="float">
            <text:p>0.73156</text:p>
          </table:table-cell>
          <table:table-cell table:formula="of:=[.E280]*1000" office:value-type="float" office:value="0.92798" calcext:value-type="float">
            <text:p>0.92798</text:p>
          </table:table-cell>
          <table:table-cell table:formula="of:=[.F280]*1000" office:value-type="float" office:value="0.0025179" calcext:value-type="float">
            <text:p>0.0025179</text:p>
          </table:table-cell>
          <table:table-cell table:formula="of:=[.G280]*1000" office:value-type="float" office:value="0.0099777" calcext:value-type="float">
            <text:p>0.0099777</text:p>
          </table:table-cell>
          <table:table-cell office:value-type="float" office:value="4.3419" calcext:value-type="float">
            <text:p>4.3419</text:p>
          </table:table-cell>
          <table:table-cell office:value-type="float" office:value="5.5325" calcext:value-type="float">
            <text:p>5.5325</text:p>
          </table:table-cell>
        </table:table-row>
        <table:table-row table:style-name="ro1">
          <table:table-cell office:value-type="float" office:value="2780.7" calcext:value-type="float">
            <text:p>2780.7</text:p>
          </table:table-cell>
          <table:table-cell office:value-type="float" office:value="0.0041678" calcext:value-type="float">
            <text:p>0.0041678</text:p>
          </table:table-cell>
          <table:table-cell office:value-type="float" office:value="0.0033504" calcext:value-type="float">
            <text:p>0.0033504</text:p>
          </table:table-cell>
          <table:table-cell office:value-type="float" office:value="0.0007343" calcext:value-type="float">
            <text:p>0.0007343</text:p>
          </table:table-cell>
          <table:table-cell office:value-type="float" office:value="0.00093086" calcext:value-type="float">
            <text:p>0.00093086</text:p>
          </table:table-cell>
          <table:table-cell office:value-type="float" office:value="0.0000025425" calcext:value-type="float">
            <text:p>2.5425E-006</text:p>
          </table:table-cell>
          <table:table-cell office:value-type="float" office:value="0.000010305" calcext:value-type="float">
            <text:p>0.000010305</text:p>
          </table:table-cell>
          <table:table-cell table:formula="of:=[.B281]*1000" office:value-type="float" office:value="4.1678" calcext:value-type="float">
            <text:p>4.1678</text:p>
          </table:table-cell>
          <table:table-cell table:formula="of:=[.C281]*1000" office:value-type="float" office:value="3.3504" calcext:value-type="float">
            <text:p>3.3504</text:p>
          </table:table-cell>
          <table:table-cell table:formula="of:=[.D281]*1000" office:value-type="float" office:value="0.7343" calcext:value-type="float">
            <text:p>0.7343</text:p>
          </table:table-cell>
          <table:table-cell table:formula="of:=[.E281]*1000" office:value-type="float" office:value="0.93086" calcext:value-type="float">
            <text:p>0.93086</text:p>
          </table:table-cell>
          <table:table-cell table:formula="of:=[.F281]*1000" office:value-type="float" office:value="0.0025425" calcext:value-type="float">
            <text:p>0.0025425</text:p>
          </table:table-cell>
          <table:table-cell table:formula="of:=[.G281]*1000" office:value-type="float" office:value="0.010305" calcext:value-type="float">
            <text:p>0.010305</text:p>
          </table:table-cell>
          <table:table-cell office:value-type="float" office:value="4.3438" calcext:value-type="float">
            <text:p>4.3438</text:p>
          </table:table-cell>
          <table:table-cell office:value-type="float" office:value="5.5338" calcext:value-type="float">
            <text:p>5.5338</text:p>
          </table:table-cell>
        </table:table-row>
        <table:table-row table:style-name="ro1">
          <table:table-cell office:value-type="float" office:value="2790.7" calcext:value-type="float">
            <text:p>2790.7</text:p>
          </table:table-cell>
          <table:table-cell office:value-type="float" office:value="0.0041612" calcext:value-type="float">
            <text:p>0.0041612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073704" calcext:value-type="float">
            <text:p>0.00073704</text:p>
          </table:table-cell>
          <table:table-cell office:value-type="float" office:value="0.00093372" calcext:value-type="float">
            <text:p>0.00093372</text:p>
          </table:table-cell>
          <table:table-cell office:value-type="float" office:value="0.0000025675" calcext:value-type="float">
            <text:p>2.5675E-006</text:p>
          </table:table-cell>
          <table:table-cell office:value-type="float" office:value="0.000010651" calcext:value-type="float">
            <text:p>0.000010651</text:p>
          </table:table-cell>
          <table:table-cell table:formula="of:=[.B282]*1000" office:value-type="float" office:value="4.1612" calcext:value-type="float">
            <text:p>4.1612</text:p>
          </table:table-cell>
          <table:table-cell table:formula="of:=[.C282]*1000" office:value-type="float" office:value="3.326" calcext:value-type="float">
            <text:p>3.326</text:p>
          </table:table-cell>
          <table:table-cell table:formula="of:=[.D282]*1000" office:value-type="float" office:value="0.73704" calcext:value-type="float">
            <text:p>0.73704</text:p>
          </table:table-cell>
          <table:table-cell table:formula="of:=[.E282]*1000" office:value-type="float" office:value="0.93372" calcext:value-type="float">
            <text:p>0.93372</text:p>
          </table:table-cell>
          <table:table-cell table:formula="of:=[.F282]*1000" office:value-type="float" office:value="0.0025675" calcext:value-type="float">
            <text:p>0.0025675</text:p>
          </table:table-cell>
          <table:table-cell table:formula="of:=[.G282]*1000" office:value-type="float" office:value="0.010651" calcext:value-type="float">
            <text:p>0.010651</text:p>
          </table:table-cell>
          <table:table-cell office:value-type="float" office:value="4.3457" calcext:value-type="float">
            <text:p>4.3457</text:p>
          </table:table-cell>
          <table:table-cell office:value-type="float" office:value="5.5351" calcext:value-type="float">
            <text:p>5.5351</text:p>
          </table:table-cell>
        </table:table-row>
        <table:table-row table:style-name="ro1">
          <table:table-cell office:value-type="float" office:value="2800.7" calcext:value-type="float">
            <text:p>2800.7</text:p>
          </table:table-cell>
          <table:table-cell office:value-type="float" office:value="0.0041546" calcext:value-type="float">
            <text:p>0.0041546</text:p>
          </table:table-cell>
          <table:table-cell office:value-type="float" office:value="0.0033009" calcext:value-type="float">
            <text:p>0.0033009</text:p>
          </table:table-cell>
          <table:table-cell office:value-type="float" office:value="0.00073977" calcext:value-type="float">
            <text:p>0.00073977</text:p>
          </table:table-cell>
          <table:table-cell office:value-type="float" office:value="0.00093656" calcext:value-type="float">
            <text:p>0.00093656</text:p>
          </table:table-cell>
          <table:table-cell office:value-type="float" office:value="0.0000025931" calcext:value-type="float">
            <text:p>2.5931E-006</text:p>
          </table:table-cell>
          <table:table-cell office:value-type="float" office:value="0.000011018" calcext:value-type="float">
            <text:p>0.000011018</text:p>
          </table:table-cell>
          <table:table-cell table:formula="of:=[.B283]*1000" office:value-type="float" office:value="4.1546" calcext:value-type="float">
            <text:p>4.1546</text:p>
          </table:table-cell>
          <table:table-cell table:formula="of:=[.C283]*1000" office:value-type="float" office:value="3.3009" calcext:value-type="float">
            <text:p>3.3009</text:p>
          </table:table-cell>
          <table:table-cell table:formula="of:=[.D283]*1000" office:value-type="float" office:value="0.73977" calcext:value-type="float">
            <text:p>0.73977</text:p>
          </table:table-cell>
          <table:table-cell table:formula="of:=[.E283]*1000" office:value-type="float" office:value="0.93656" calcext:value-type="float">
            <text:p>0.93656</text:p>
          </table:table-cell>
          <table:table-cell table:formula="of:=[.F283]*1000" office:value-type="float" office:value="0.0025931" calcext:value-type="float">
            <text:p>0.0025931</text:p>
          </table:table-cell>
          <table:table-cell table:formula="of:=[.G283]*1000" office:value-type="float" office:value="0.011018" calcext:value-type="float">
            <text:p>0.011018</text:p>
          </table:table-cell>
          <table:table-cell office:value-type="float" office:value="4.3476" calcext:value-type="float">
            <text:p>4.3476</text:p>
          </table:table-cell>
          <table:table-cell office:value-type="float" office:value="5.5364" calcext:value-type="float">
            <text:p>5.5364</text:p>
          </table:table-cell>
        </table:table-row>
        <table:table-row table:style-name="ro1">
          <table:table-cell office:value-type="float" office:value="2810.7" calcext:value-type="float">
            <text:p>2810.7</text:p>
          </table:table-cell>
          <table:table-cell office:value-type="float" office:value="0.0041479" calcext:value-type="float">
            <text:p>0.0041479</text:p>
          </table:table-cell>
          <table:table-cell office:value-type="float" office:value="0.0032749" calcext:value-type="float">
            <text:p>0.0032749</text:p>
          </table:table-cell>
          <table:table-cell office:value-type="float" office:value="0.00074251" calcext:value-type="float">
            <text:p>0.00074251</text:p>
          </table:table-cell>
          <table:table-cell office:value-type="float" office:value="0.00093936" calcext:value-type="float">
            <text:p>0.00093936</text:p>
          </table:table-cell>
          <table:table-cell office:value-type="float" office:value="0.0000026191" calcext:value-type="float">
            <text:p>2.6191E-006</text:p>
          </table:table-cell>
          <table:table-cell office:value-type="float" office:value="0.000011405" calcext:value-type="float">
            <text:p>0.000011405</text:p>
          </table:table-cell>
          <table:table-cell table:formula="of:=[.B284]*1000" office:value-type="float" office:value="4.1479" calcext:value-type="float">
            <text:p>4.1479</text:p>
          </table:table-cell>
          <table:table-cell table:formula="of:=[.C284]*1000" office:value-type="float" office:value="3.2749" calcext:value-type="float">
            <text:p>3.2749</text:p>
          </table:table-cell>
          <table:table-cell table:formula="of:=[.D284]*1000" office:value-type="float" office:value="0.74251" calcext:value-type="float">
            <text:p>0.74251</text:p>
          </table:table-cell>
          <table:table-cell table:formula="of:=[.E284]*1000" office:value-type="float" office:value="0.93936" calcext:value-type="float">
            <text:p>0.93936</text:p>
          </table:table-cell>
          <table:table-cell table:formula="of:=[.F284]*1000" office:value-type="float" office:value="0.0026191" calcext:value-type="float">
            <text:p>0.0026191</text:p>
          </table:table-cell>
          <table:table-cell table:formula="of:=[.G284]*1000" office:value-type="float" office:value="0.011405" calcext:value-type="float">
            <text:p>0.011405</text:p>
          </table:table-cell>
          <table:table-cell office:value-type="float" office:value="4.3495" calcext:value-type="float">
            <text:p>4.3495</text:p>
          </table:table-cell>
          <table:table-cell office:value-type="float" office:value="5.5378" calcext:value-type="float">
            <text:p>5.5378</text:p>
          </table:table-cell>
        </table:table-row>
        <table:table-row table:style-name="ro1">
          <table:table-cell office:value-type="float" office:value="2820.7" calcext:value-type="float">
            <text:p>2820.7</text:p>
          </table:table-cell>
          <table:table-cell office:value-type="float" office:value="0.0041411" calcext:value-type="float">
            <text:p>0.0041411</text:p>
          </table:table-cell>
          <table:table-cell office:value-type="float" office:value="0.0032482" calcext:value-type="float">
            <text:p>0.0032482</text:p>
          </table:table-cell>
          <table:table-cell office:value-type="float" office:value="0.00074524" calcext:value-type="float">
            <text:p>0.00074524</text:p>
          </table:table-cell>
          <table:table-cell office:value-type="float" office:value="0.00094213" calcext:value-type="float">
            <text:p>0.00094213</text:p>
          </table:table-cell>
          <table:table-cell office:value-type="float" office:value="0.0000026457" calcext:value-type="float">
            <text:p>2.6457E-006</text:p>
          </table:table-cell>
          <table:table-cell office:value-type="float" office:value="0.000011816" calcext:value-type="float">
            <text:p>0.000011816</text:p>
          </table:table-cell>
          <table:table-cell table:formula="of:=[.B285]*1000" office:value-type="float" office:value="4.1411" calcext:value-type="float">
            <text:p>4.1411</text:p>
          </table:table-cell>
          <table:table-cell table:formula="of:=[.C285]*1000" office:value-type="float" office:value="3.2482" calcext:value-type="float">
            <text:p>3.2482</text:p>
          </table:table-cell>
          <table:table-cell table:formula="of:=[.D285]*1000" office:value-type="float" office:value="0.74524" calcext:value-type="float">
            <text:p>0.74524</text:p>
          </table:table-cell>
          <table:table-cell table:formula="of:=[.E285]*1000" office:value-type="float" office:value="0.94213" calcext:value-type="float">
            <text:p>0.94213</text:p>
          </table:table-cell>
          <table:table-cell table:formula="of:=[.F285]*1000" office:value-type="float" office:value="0.0026457" calcext:value-type="float">
            <text:p>0.0026457</text:p>
          </table:table-cell>
          <table:table-cell table:formula="of:=[.G285]*1000" office:value-type="float" office:value="0.011816" calcext:value-type="float">
            <text:p>0.011816</text:p>
          </table:table-cell>
          <table:table-cell office:value-type="float" office:value="4.3514" calcext:value-type="float">
            <text:p>4.3514</text:p>
          </table:table-cell>
          <table:table-cell office:value-type="float" office:value="5.5391" calcext:value-type="float">
            <text:p>5.5391</text:p>
          </table:table-cell>
        </table:table-row>
        <table:table-row table:style-name="ro1">
          <table:table-cell office:value-type="float" office:value="2830.7" calcext:value-type="float">
            <text:p>2830.7</text:p>
          </table:table-cell>
          <table:table-cell office:value-type="float" office:value="0.0041343" calcext:value-type="float">
            <text:p>0.0041343</text:p>
          </table:table-cell>
          <table:table-cell office:value-type="float" office:value="0.0032205" calcext:value-type="float">
            <text:p>0.0032205</text:p>
          </table:table-cell>
          <table:table-cell office:value-type="float" office:value="0.00074797" calcext:value-type="float">
            <text:p>0.00074797</text:p>
          </table:table-cell>
          <table:table-cell office:value-type="float" office:value="0.00094487" calcext:value-type="float">
            <text:p>0.00094487</text:p>
          </table:table-cell>
          <table:table-cell office:value-type="float" office:value="0.0000026727" calcext:value-type="float">
            <text:p>2.6727E-006</text:p>
          </table:table-cell>
          <table:table-cell office:value-type="float" office:value="0.000012251" calcext:value-type="float">
            <text:p>0.000012251</text:p>
          </table:table-cell>
          <table:table-cell table:formula="of:=[.B286]*1000" office:value-type="float" office:value="4.1343" calcext:value-type="float">
            <text:p>4.1343</text:p>
          </table:table-cell>
          <table:table-cell table:formula="of:=[.C286]*1000" office:value-type="float" office:value="3.2205" calcext:value-type="float">
            <text:p>3.2205</text:p>
          </table:table-cell>
          <table:table-cell table:formula="of:=[.D286]*1000" office:value-type="float" office:value="0.74797" calcext:value-type="float">
            <text:p>0.74797</text:p>
          </table:table-cell>
          <table:table-cell table:formula="of:=[.E286]*1000" office:value-type="float" office:value="0.94487" calcext:value-type="float">
            <text:p>0.94487</text:p>
          </table:table-cell>
          <table:table-cell table:formula="of:=[.F286]*1000" office:value-type="float" office:value="0.0026727" calcext:value-type="float">
            <text:p>0.0026727</text:p>
          </table:table-cell>
          <table:table-cell table:formula="of:=[.G286]*1000" office:value-type="float" office:value="0.012251" calcext:value-type="float">
            <text:p>0.012251</text:p>
          </table:table-cell>
          <table:table-cell office:value-type="float" office:value="4.3533" calcext:value-type="float">
            <text:p>4.3533</text:p>
          </table:table-cell>
          <table:table-cell office:value-type="float" office:value="5.5404" calcext:value-type="float">
            <text:p>5.5404</text:p>
          </table:table-cell>
        </table:table-row>
        <table:table-row table:style-name="ro1">
          <table:table-cell office:value-type="float" office:value="2840.7" calcext:value-type="float">
            <text:p>2840.7</text:p>
          </table:table-cell>
          <table:table-cell office:value-type="float" office:value="0.0041274" calcext:value-type="float">
            <text:p>0.0041274</text:p>
          </table:table-cell>
          <table:table-cell office:value-type="float" office:value="0.003192" calcext:value-type="float">
            <text:p>0.003192</text:p>
          </table:table-cell>
          <table:table-cell office:value-type="float" office:value="0.0007507" calcext:value-type="float">
            <text:p>0.0007507</text:p>
          </table:table-cell>
          <table:table-cell office:value-type="float" office:value="0.00094757" calcext:value-type="float">
            <text:p>0.00094757</text:p>
          </table:table-cell>
          <table:table-cell office:value-type="float" office:value="0.0000027004" calcext:value-type="float">
            <text:p>2.7004E-006</text:p>
          </table:table-cell>
          <table:table-cell office:value-type="float" office:value="0.000012713" calcext:value-type="float">
            <text:p>0.000012713</text:p>
          </table:table-cell>
          <table:table-cell table:formula="of:=[.B287]*1000" office:value-type="float" office:value="4.1274" calcext:value-type="float">
            <text:p>4.1274</text:p>
          </table:table-cell>
          <table:table-cell table:formula="of:=[.C287]*1000" office:value-type="float" office:value="3.192" calcext:value-type="float">
            <text:p>3.192</text:p>
          </table:table-cell>
          <table:table-cell table:formula="of:=[.D287]*1000" office:value-type="float" office:value="0.7507" calcext:value-type="float">
            <text:p>0.7507</text:p>
          </table:table-cell>
          <table:table-cell table:formula="of:=[.E287]*1000" office:value-type="float" office:value="0.94757" calcext:value-type="float">
            <text:p>0.94757</text:p>
          </table:table-cell>
          <table:table-cell table:formula="of:=[.F287]*1000" office:value-type="float" office:value="0.0027004" calcext:value-type="float">
            <text:p>0.0027004</text:p>
          </table:table-cell>
          <table:table-cell table:formula="of:=[.G287]*1000" office:value-type="float" office:value="0.012713" calcext:value-type="float">
            <text:p>0.012713</text:p>
          </table:table-cell>
          <table:table-cell office:value-type="float" office:value="4.3551" calcext:value-type="float">
            <text:p>4.3551</text:p>
          </table:table-cell>
          <table:table-cell office:value-type="float" office:value="5.5417" calcext:value-type="float">
            <text:p>5.5417</text:p>
          </table:table-cell>
        </table:table-row>
        <table:table-row table:style-name="ro1">
          <table:table-cell office:value-type="float" office:value="2850.7" calcext:value-type="float">
            <text:p>2850.7</text:p>
          </table:table-cell>
          <table:table-cell office:value-type="float" office:value="0.0041204" calcext:value-type="float">
            <text:p>0.0041204</text:p>
          </table:table-cell>
          <table:table-cell office:value-type="float" office:value="0.0031625" calcext:value-type="float">
            <text:p>0.0031625</text:p>
          </table:table-cell>
          <table:table-cell office:value-type="float" office:value="0.00075343" calcext:value-type="float">
            <text:p>0.00075343</text:p>
          </table:table-cell>
          <table:table-cell office:value-type="float" office:value="0.00095024" calcext:value-type="float">
            <text:p>0.00095024</text:p>
          </table:table-cell>
          <table:table-cell office:value-type="float" office:value="0.0000027286" calcext:value-type="float">
            <text:p>2.7286E-006</text:p>
          </table:table-cell>
          <table:table-cell office:value-type="float" office:value="0.000013203" calcext:value-type="float">
            <text:p>0.000013203</text:p>
          </table:table-cell>
          <table:table-cell table:formula="of:=[.B288]*1000" office:value-type="float" office:value="4.1204" calcext:value-type="float">
            <text:p>4.1204</text:p>
          </table:table-cell>
          <table:table-cell table:formula="of:=[.C288]*1000" office:value-type="float" office:value="3.1625" calcext:value-type="float">
            <text:p>3.1625</text:p>
          </table:table-cell>
          <table:table-cell table:formula="of:=[.D288]*1000" office:value-type="float" office:value="0.75343" calcext:value-type="float">
            <text:p>0.75343</text:p>
          </table:table-cell>
          <table:table-cell table:formula="of:=[.E288]*1000" office:value-type="float" office:value="0.95024" calcext:value-type="float">
            <text:p>0.95024</text:p>
          </table:table-cell>
          <table:table-cell table:formula="of:=[.F288]*1000" office:value-type="float" office:value="0.0027286" calcext:value-type="float">
            <text:p>0.0027286</text:p>
          </table:table-cell>
          <table:table-cell table:formula="of:=[.G288]*1000" office:value-type="float" office:value="0.013203" calcext:value-type="float">
            <text:p>0.013203</text:p>
          </table:table-cell>
          <table:table-cell office:value-type="float" office:value="4.357" calcext:value-type="float">
            <text:p>4.357</text:p>
          </table:table-cell>
          <table:table-cell office:value-type="float" office:value="5.543" calcext:value-type="float">
            <text:p>5.543</text:p>
          </table:table-cell>
        </table:table-row>
        <table:table-row table:style-name="ro1">
          <table:table-cell office:value-type="float" office:value="2860.7" calcext:value-type="float">
            <text:p>2860.7</text:p>
          </table:table-cell>
          <table:table-cell office:value-type="float" office:value="0.0041134" calcext:value-type="float">
            <text:p>0.0041134</text:p>
          </table:table-cell>
          <table:table-cell office:value-type="float" office:value="0.0031319" calcext:value-type="float">
            <text:p>0.0031319</text:p>
          </table:table-cell>
          <table:table-cell office:value-type="float" office:value="0.00075616" calcext:value-type="float">
            <text:p>0.00075616</text:p>
          </table:table-cell>
          <table:table-cell office:value-type="float" office:value="0.00095287" calcext:value-type="float">
            <text:p>0.00095287</text:p>
          </table:table-cell>
          <table:table-cell office:value-type="float" office:value="0.0000027573" calcext:value-type="float">
            <text:p>2.7573E-006</text:p>
          </table:table-cell>
          <table:table-cell office:value-type="float" office:value="0.000013724" calcext:value-type="float">
            <text:p>0.000013724</text:p>
          </table:table-cell>
          <table:table-cell table:formula="of:=[.B289]*1000" office:value-type="float" office:value="4.1134" calcext:value-type="float">
            <text:p>4.1134</text:p>
          </table:table-cell>
          <table:table-cell table:formula="of:=[.C289]*1000" office:value-type="float" office:value="3.1319" calcext:value-type="float">
            <text:p>3.1319</text:p>
          </table:table-cell>
          <table:table-cell table:formula="of:=[.D289]*1000" office:value-type="float" office:value="0.75616" calcext:value-type="float">
            <text:p>0.75616</text:p>
          </table:table-cell>
          <table:table-cell table:formula="of:=[.E289]*1000" office:value-type="float" office:value="0.95287" calcext:value-type="float">
            <text:p>0.95287</text:p>
          </table:table-cell>
          <table:table-cell table:formula="of:=[.F289]*1000" office:value-type="float" office:value="0.0027573" calcext:value-type="float">
            <text:p>0.0027573</text:p>
          </table:table-cell>
          <table:table-cell table:formula="of:=[.G289]*1000" office:value-type="float" office:value="0.013724" calcext:value-type="float">
            <text:p>0.013724</text:p>
          </table:table-cell>
          <table:table-cell office:value-type="float" office:value="4.3589" calcext:value-type="float">
            <text:p>4.3589</text:p>
          </table:table-cell>
          <table:table-cell office:value-type="float" office:value="5.5443" calcext:value-type="float">
            <text:p>5.5443</text:p>
          </table:table-cell>
        </table:table-row>
        <table:table-row table:style-name="ro1">
          <table:table-cell office:value-type="float" office:value="2870.7" calcext:value-type="float">
            <text:p>2870.7</text:p>
          </table:table-cell>
          <table:table-cell office:value-type="float" office:value="0.0041063" calcext:value-type="float">
            <text:p>0.0041063</text:p>
          </table:table-cell>
          <table:table-cell office:value-type="float" office:value="0.0031003" calcext:value-type="float">
            <text:p>0.0031003</text:p>
          </table:table-cell>
          <table:table-cell office:value-type="float" office:value="0.00075888" calcext:value-type="float">
            <text:p>0.00075888</text:p>
          </table:table-cell>
          <table:table-cell office:value-type="float" office:value="0.00095545" calcext:value-type="float">
            <text:p>0.00095545</text:p>
          </table:table-cell>
          <table:table-cell office:value-type="float" office:value="0.0000027867" calcext:value-type="float">
            <text:p>2.7867E-006</text:p>
          </table:table-cell>
          <table:table-cell office:value-type="float" office:value="0.000014277" calcext:value-type="float">
            <text:p>0.000014277</text:p>
          </table:table-cell>
          <table:table-cell table:formula="of:=[.B290]*1000" office:value-type="float" office:value="4.1063" calcext:value-type="float">
            <text:p>4.1063</text:p>
          </table:table-cell>
          <table:table-cell table:formula="of:=[.C290]*1000" office:value-type="float" office:value="3.1003" calcext:value-type="float">
            <text:p>3.1003</text:p>
          </table:table-cell>
          <table:table-cell table:formula="of:=[.D290]*1000" office:value-type="float" office:value="0.75888" calcext:value-type="float">
            <text:p>0.75888</text:p>
          </table:table-cell>
          <table:table-cell table:formula="of:=[.E290]*1000" office:value-type="float" office:value="0.95545" calcext:value-type="float">
            <text:p>0.95545</text:p>
          </table:table-cell>
          <table:table-cell table:formula="of:=[.F290]*1000" office:value-type="float" office:value="0.0027867" calcext:value-type="float">
            <text:p>0.0027867</text:p>
          </table:table-cell>
          <table:table-cell table:formula="of:=[.G290]*1000" office:value-type="float" office:value="0.014277" calcext:value-type="float">
            <text:p>0.014277</text:p>
          </table:table-cell>
          <table:table-cell office:value-type="float" office:value="4.3608" calcext:value-type="float">
            <text:p>4.3608</text:p>
          </table:table-cell>
          <table:table-cell office:value-type="float" office:value="5.5456" calcext:value-type="float">
            <text:p>5.5456</text:p>
          </table:table-cell>
        </table:table-row>
        <table:table-row table:style-name="ro1">
          <table:table-cell office:value-type="float" office:value="2880.7" calcext:value-type="float">
            <text:p>2880.7</text:p>
          </table:table-cell>
          <table:table-cell office:value-type="float" office:value="0.0040991" calcext:value-type="float">
            <text:p>0.0040991</text:p>
          </table:table-cell>
          <table:table-cell office:value-type="float" office:value="0.0030676" calcext:value-type="float">
            <text:p>0.0030676</text:p>
          </table:table-cell>
          <table:table-cell office:value-type="float" office:value="0.0007616" calcext:value-type="float">
            <text:p>0.0007616</text:p>
          </table:table-cell>
          <table:table-cell office:value-type="float" office:value="0.00095799" calcext:value-type="float">
            <text:p>0.00095799</text:p>
          </table:table-cell>
          <table:table-cell office:value-type="float" office:value="0.0000028167" calcext:value-type="float">
            <text:p>2.8167E-006</text:p>
          </table:table-cell>
          <table:table-cell office:value-type="float" office:value="0.000014866" calcext:value-type="float">
            <text:p>0.000014866</text:p>
          </table:table-cell>
          <table:table-cell table:formula="of:=[.B291]*1000" office:value-type="float" office:value="4.0991" calcext:value-type="float">
            <text:p>4.0991</text:p>
          </table:table-cell>
          <table:table-cell table:formula="of:=[.C291]*1000" office:value-type="float" office:value="3.0676" calcext:value-type="float">
            <text:p>3.0676</text:p>
          </table:table-cell>
          <table:table-cell table:formula="of:=[.D291]*1000" office:value-type="float" office:value="0.7616" calcext:value-type="float">
            <text:p>0.7616</text:p>
          </table:table-cell>
          <table:table-cell table:formula="of:=[.E291]*1000" office:value-type="float" office:value="0.95799" calcext:value-type="float">
            <text:p>0.95799</text:p>
          </table:table-cell>
          <table:table-cell table:formula="of:=[.F291]*1000" office:value-type="float" office:value="0.0028167" calcext:value-type="float">
            <text:p>0.0028167</text:p>
          </table:table-cell>
          <table:table-cell table:formula="of:=[.G291]*1000" office:value-type="float" office:value="0.014866" calcext:value-type="float">
            <text:p>0.014866</text:p>
          </table:table-cell>
          <table:table-cell office:value-type="float" office:value="4.3627" calcext:value-type="float">
            <text:p>4.3627</text:p>
          </table:table-cell>
          <table:table-cell office:value-type="float" office:value="5.5469" calcext:value-type="float">
            <text:p>5.5469</text:p>
          </table:table-cell>
        </table:table-row>
        <table:table-row table:style-name="ro1">
          <table:table-cell office:value-type="float" office:value="2890.7" calcext:value-type="float">
            <text:p>2890.7</text:p>
          </table:table-cell>
          <table:table-cell office:value-type="float" office:value="0.0040918" calcext:value-type="float">
            <text:p>0.0040918</text:p>
          </table:table-cell>
          <table:table-cell office:value-type="float" office:value="0.0030336" calcext:value-type="float">
            <text:p>0.0030336</text:p>
          </table:table-cell>
          <table:table-cell office:value-type="float" office:value="0.00076432" calcext:value-type="float">
            <text:p>0.00076432</text:p>
          </table:table-cell>
          <table:table-cell office:value-type="float" office:value="0.00096048" calcext:value-type="float">
            <text:p>0.00096048</text:p>
          </table:table-cell>
          <table:table-cell office:value-type="float" office:value="0.0000028473" calcext:value-type="float">
            <text:p>2.8473E-006</text:p>
          </table:table-cell>
          <table:table-cell office:value-type="float" office:value="0.000015492" calcext:value-type="float">
            <text:p>0.000015492</text:p>
          </table:table-cell>
          <table:table-cell table:formula="of:=[.B292]*1000" office:value-type="float" office:value="4.0918" calcext:value-type="float">
            <text:p>4.0918</text:p>
          </table:table-cell>
          <table:table-cell table:formula="of:=[.C292]*1000" office:value-type="float" office:value="3.0336" calcext:value-type="float">
            <text:p>3.0336</text:p>
          </table:table-cell>
          <table:table-cell table:formula="of:=[.D292]*1000" office:value-type="float" office:value="0.76432" calcext:value-type="float">
            <text:p>0.76432</text:p>
          </table:table-cell>
          <table:table-cell table:formula="of:=[.E292]*1000" office:value-type="float" office:value="0.96048" calcext:value-type="float">
            <text:p>0.96048</text:p>
          </table:table-cell>
          <table:table-cell table:formula="of:=[.F292]*1000" office:value-type="float" office:value="0.0028473" calcext:value-type="float">
            <text:p>0.0028473</text:p>
          </table:table-cell>
          <table:table-cell table:formula="of:=[.G292]*1000" office:value-type="float" office:value="0.015492" calcext:value-type="float">
            <text:p>0.015492</text:p>
          </table:table-cell>
          <table:table-cell office:value-type="float" office:value="4.3646" calcext:value-type="float">
            <text:p>4.3646</text:p>
          </table:table-cell>
          <table:table-cell office:value-type="float" office:value="5.5482" calcext:value-type="float">
            <text:p>5.5482</text:p>
          </table:table-cell>
        </table:table-row>
        <table:table-row table:style-name="ro1">
          <table:table-cell office:value-type="float" office:value="2900.7" calcext:value-type="float">
            <text:p>2900.7</text:p>
          </table:table-cell>
          <table:table-cell office:value-type="float" office:value="0.0040845" calcext:value-type="float">
            <text:p>0.0040845</text:p>
          </table:table-cell>
          <table:table-cell office:value-type="float" office:value="0.0029984" calcext:value-type="float">
            <text:p>0.0029984</text:p>
          </table:table-cell>
          <table:table-cell office:value-type="float" office:value="0.00076704" calcext:value-type="float">
            <text:p>0.00076704</text:p>
          </table:table-cell>
          <table:table-cell office:value-type="float" office:value="0.00096291" calcext:value-type="float">
            <text:p>0.00096291</text:p>
          </table:table-cell>
          <table:table-cell office:value-type="float" office:value="0.0000028786" calcext:value-type="float">
            <text:p>2.8786E-006</text:p>
          </table:table-cell>
          <table:table-cell office:value-type="float" office:value="0.000016159" calcext:value-type="float">
            <text:p>0.000016159</text:p>
          </table:table-cell>
          <table:table-cell table:formula="of:=[.B293]*1000" office:value-type="float" office:value="4.0845" calcext:value-type="float">
            <text:p>4.0845</text:p>
          </table:table-cell>
          <table:table-cell table:formula="of:=[.C293]*1000" office:value-type="float" office:value="2.9984" calcext:value-type="float">
            <text:p>2.9984</text:p>
          </table:table-cell>
          <table:table-cell table:formula="of:=[.D293]*1000" office:value-type="float" office:value="0.76704" calcext:value-type="float">
            <text:p>0.76704</text:p>
          </table:table-cell>
          <table:table-cell table:formula="of:=[.E293]*1000" office:value-type="float" office:value="0.96291" calcext:value-type="float">
            <text:p>0.96291</text:p>
          </table:table-cell>
          <table:table-cell table:formula="of:=[.F293]*1000" office:value-type="float" office:value="0.0028786" calcext:value-type="float">
            <text:p>0.0028786</text:p>
          </table:table-cell>
          <table:table-cell table:formula="of:=[.G293]*1000" office:value-type="float" office:value="0.016159" calcext:value-type="float">
            <text:p>0.016159</text:p>
          </table:table-cell>
          <table:table-cell office:value-type="float" office:value="4.3664" calcext:value-type="float">
            <text:p>4.3664</text:p>
          </table:table-cell>
          <table:table-cell office:value-type="float" office:value="5.5495" calcext:value-type="float">
            <text:p>5.5495</text:p>
          </table:table-cell>
        </table:table-row>
        <table:table-row table:style-name="ro1">
          <table:table-cell office:value-type="float" office:value="2910.7" calcext:value-type="float">
            <text:p>2910.7</text:p>
          </table:table-cell>
          <table:table-cell office:value-type="float" office:value="0.0040771" calcext:value-type="float">
            <text:p>0.0040771</text:p>
          </table:table-cell>
          <table:table-cell office:value-type="float" office:value="0.0029619" calcext:value-type="float">
            <text:p>0.0029619</text:p>
          </table:table-cell>
          <table:table-cell office:value-type="float" office:value="0.00076976" calcext:value-type="float">
            <text:p>0.00076976</text:p>
          </table:table-cell>
          <table:table-cell office:value-type="float" office:value="0.0009653" calcext:value-type="float">
            <text:p>0.0009653</text:p>
          </table:table-cell>
          <table:table-cell office:value-type="float" office:value="0.0000029105" calcext:value-type="float">
            <text:p>2.9105E-006</text:p>
          </table:table-cell>
          <table:table-cell office:value-type="float" office:value="0.000016869" calcext:value-type="float">
            <text:p>0.000016869</text:p>
          </table:table-cell>
          <table:table-cell table:formula="of:=[.B294]*1000" office:value-type="float" office:value="4.0771" calcext:value-type="float">
            <text:p>4.0771</text:p>
          </table:table-cell>
          <table:table-cell table:formula="of:=[.C294]*1000" office:value-type="float" office:value="2.9619" calcext:value-type="float">
            <text:p>2.9619</text:p>
          </table:table-cell>
          <table:table-cell table:formula="of:=[.D294]*1000" office:value-type="float" office:value="0.76976" calcext:value-type="float">
            <text:p>0.76976</text:p>
          </table:table-cell>
          <table:table-cell table:formula="of:=[.E294]*1000" office:value-type="float" office:value="0.9653" calcext:value-type="float">
            <text:p>0.9653</text:p>
          </table:table-cell>
          <table:table-cell table:formula="of:=[.F294]*1000" office:value-type="float" office:value="0.0029105" calcext:value-type="float">
            <text:p>0.0029105</text:p>
          </table:table-cell>
          <table:table-cell table:formula="of:=[.G294]*1000" office:value-type="float" office:value="0.016869" calcext:value-type="float">
            <text:p>0.016869</text:p>
          </table:table-cell>
          <table:table-cell office:value-type="float" office:value="4.3683" calcext:value-type="float">
            <text:p>4.3683</text:p>
          </table:table-cell>
          <table:table-cell office:value-type="float" office:value="5.5508" calcext:value-type="float">
            <text:p>5.5508</text:p>
          </table:table-cell>
        </table:table-row>
        <table:table-row table:style-name="ro1">
          <table:table-cell office:value-type="float" office:value="2920.7" calcext:value-type="float">
            <text:p>2920.7</text:p>
          </table:table-cell>
          <table:table-cell office:value-type="float" office:value="0.0040697" calcext:value-type="float">
            <text:p>0.0040697</text:p>
          </table:table-cell>
          <table:table-cell office:value-type="float" office:value="0.0029239" calcext:value-type="float">
            <text:p>0.0029239</text:p>
          </table:table-cell>
          <table:table-cell office:value-type="float" office:value="0.00077247" calcext:value-type="float">
            <text:p>0.00077247</text:p>
          </table:table-cell>
          <table:table-cell office:value-type="float" office:value="0.00096762" calcext:value-type="float">
            <text:p>0.00096762</text:p>
          </table:table-cell>
          <table:table-cell office:value-type="float" office:value="0.0000029431" calcext:value-type="float">
            <text:p>2.9431E-006</text:p>
          </table:table-cell>
          <table:table-cell office:value-type="float" office:value="0.000017624" calcext:value-type="float">
            <text:p>0.000017624</text:p>
          </table:table-cell>
          <table:table-cell table:formula="of:=[.B295]*1000" office:value-type="float" office:value="4.0697" calcext:value-type="float">
            <text:p>4.0697</text:p>
          </table:table-cell>
          <table:table-cell table:formula="of:=[.C295]*1000" office:value-type="float" office:value="2.9239" calcext:value-type="float">
            <text:p>2.9239</text:p>
          </table:table-cell>
          <table:table-cell table:formula="of:=[.D295]*1000" office:value-type="float" office:value="0.77247" calcext:value-type="float">
            <text:p>0.77247</text:p>
          </table:table-cell>
          <table:table-cell table:formula="of:=[.E295]*1000" office:value-type="float" office:value="0.96762" calcext:value-type="float">
            <text:p>0.96762</text:p>
          </table:table-cell>
          <table:table-cell table:formula="of:=[.F295]*1000" office:value-type="float" office:value="0.0029431" calcext:value-type="float">
            <text:p>0.0029431</text:p>
          </table:table-cell>
          <table:table-cell table:formula="of:=[.G295]*1000" office:value-type="float" office:value="0.017624" calcext:value-type="float">
            <text:p>0.017624</text:p>
          </table:table-cell>
          <table:table-cell office:value-type="float" office:value="4.3702" calcext:value-type="float">
            <text:p>4.3702</text:p>
          </table:table-cell>
          <table:table-cell office:value-type="float" office:value="5.5521" calcext:value-type="float">
            <text:p>5.5521</text:p>
          </table:table-cell>
        </table:table-row>
        <table:table-row table:style-name="ro1">
          <table:table-cell office:value-type="float" office:value="2930.7" calcext:value-type="float">
            <text:p>2930.7</text:p>
          </table:table-cell>
          <table:table-cell office:value-type="float" office:value="0.0040621" calcext:value-type="float">
            <text:p>0.0040621</text:p>
          </table:table-cell>
          <table:table-cell office:value-type="float" office:value="0.0028845" calcext:value-type="float">
            <text:p>0.0028845</text:p>
          </table:table-cell>
          <table:table-cell office:value-type="float" office:value="0.00077518" calcext:value-type="float">
            <text:p>0.00077518</text:p>
          </table:table-cell>
          <table:table-cell office:value-type="float" office:value="0.00096989" calcext:value-type="float">
            <text:p>0.00096989</text:p>
          </table:table-cell>
          <table:table-cell office:value-type="float" office:value="0.0000029765" calcext:value-type="float">
            <text:p>2.9765E-006</text:p>
          </table:table-cell>
          <table:table-cell office:value-type="float" office:value="0.000018429" calcext:value-type="float">
            <text:p>0.000018429</text:p>
          </table:table-cell>
          <table:table-cell table:formula="of:=[.B296]*1000" office:value-type="float" office:value="4.0621" calcext:value-type="float">
            <text:p>4.0621</text:p>
          </table:table-cell>
          <table:table-cell table:formula="of:=[.C296]*1000" office:value-type="float" office:value="2.8845" calcext:value-type="float">
            <text:p>2.8845</text:p>
          </table:table-cell>
          <table:table-cell table:formula="of:=[.D296]*1000" office:value-type="float" office:value="0.77518" calcext:value-type="float">
            <text:p>0.77518</text:p>
          </table:table-cell>
          <table:table-cell table:formula="of:=[.E296]*1000" office:value-type="float" office:value="0.96989" calcext:value-type="float">
            <text:p>0.96989</text:p>
          </table:table-cell>
          <table:table-cell table:formula="of:=[.F296]*1000" office:value-type="float" office:value="0.0029765" calcext:value-type="float">
            <text:p>0.0029765</text:p>
          </table:table-cell>
          <table:table-cell table:formula="of:=[.G296]*1000" office:value-type="float" office:value="0.018429" calcext:value-type="float">
            <text:p>0.018429</text:p>
          </table:table-cell>
          <table:table-cell office:value-type="float" office:value="4.3721" calcext:value-type="float">
            <text:p>4.3721</text:p>
          </table:table-cell>
          <table:table-cell office:value-type="float" office:value="5.5534" calcext:value-type="float">
            <text:p>5.5534</text:p>
          </table:table-cell>
        </table:table-row>
        <table:table-row table:style-name="ro1">
          <table:table-cell office:value-type="float" office:value="2940.7" calcext:value-type="float">
            <text:p>2940.7</text:p>
          </table:table-cell>
          <table:table-cell office:value-type="float" office:value="0.0040545" calcext:value-type="float">
            <text:p>0.0040545</text:p>
          </table:table-cell>
          <table:table-cell office:value-type="float" office:value="0.0028435" calcext:value-type="float">
            <text:p>0.0028435</text:p>
          </table:table-cell>
          <table:table-cell office:value-type="float" office:value="0.00077789" calcext:value-type="float">
            <text:p>0.00077789</text:p>
          </table:table-cell>
          <table:table-cell office:value-type="float" office:value="0.00097208" calcext:value-type="float">
            <text:p>0.00097208</text:p>
          </table:table-cell>
          <table:table-cell office:value-type="float" office:value="0.0000030106" calcext:value-type="float">
            <text:p>3.0106E-006</text:p>
          </table:table-cell>
          <table:table-cell office:value-type="float" office:value="0.000019286" calcext:value-type="float">
            <text:p>0.000019286</text:p>
          </table:table-cell>
          <table:table-cell table:formula="of:=[.B297]*1000" office:value-type="float" office:value="4.0545" calcext:value-type="float">
            <text:p>4.0545</text:p>
          </table:table-cell>
          <table:table-cell table:formula="of:=[.C297]*1000" office:value-type="float" office:value="2.8435" calcext:value-type="float">
            <text:p>2.8435</text:p>
          </table:table-cell>
          <table:table-cell table:formula="of:=[.D297]*1000" office:value-type="float" office:value="0.77789" calcext:value-type="float">
            <text:p>0.77789</text:p>
          </table:table-cell>
          <table:table-cell table:formula="of:=[.E297]*1000" office:value-type="float" office:value="0.97208" calcext:value-type="float">
            <text:p>0.97208</text:p>
          </table:table-cell>
          <table:table-cell table:formula="of:=[.F297]*1000" office:value-type="float" office:value="0.0030106" calcext:value-type="float">
            <text:p>0.0030106</text:p>
          </table:table-cell>
          <table:table-cell table:formula="of:=[.G297]*1000" office:value-type="float" office:value="0.019286" calcext:value-type="float">
            <text:p>0.019286</text:p>
          </table:table-cell>
          <table:table-cell office:value-type="float" office:value="4.374" calcext:value-type="float">
            <text:p>4.374</text:p>
          </table:table-cell>
          <table:table-cell office:value-type="float" office:value="5.5547" calcext:value-type="float">
            <text:p>5.5547</text:p>
          </table:table-cell>
        </table:table-row>
        <table:table-row table:style-name="ro1">
          <table:table-cell office:value-type="float" office:value="2950.7" calcext:value-type="float">
            <text:p>2950.7</text:p>
          </table:table-cell>
          <table:table-cell office:value-type="float" office:value="0.0040468" calcext:value-type="float">
            <text:p>0.0040468</text:p>
          </table:table-cell>
          <table:table-cell office:value-type="float" office:value="0.0028009" calcext:value-type="float">
            <text:p>0.0028009</text:p>
          </table:table-cell>
          <table:table-cell office:value-type="float" office:value="0.0007806" calcext:value-type="float">
            <text:p>0.0007806</text:p>
          </table:table-cell>
          <table:table-cell office:value-type="float" office:value="0.00097421" calcext:value-type="float">
            <text:p>0.00097421</text:p>
          </table:table-cell>
          <table:table-cell office:value-type="float" office:value="0.0000030455" calcext:value-type="float">
            <text:p>3.0455E-006</text:p>
          </table:table-cell>
          <table:table-cell office:value-type="float" office:value="0.000020197" calcext:value-type="float">
            <text:p>0.000020197</text:p>
          </table:table-cell>
          <table:table-cell table:formula="of:=[.B298]*1000" office:value-type="float" office:value="4.0468" calcext:value-type="float">
            <text:p>4.0468</text:p>
          </table:table-cell>
          <table:table-cell table:formula="of:=[.C298]*1000" office:value-type="float" office:value="2.8009" calcext:value-type="float">
            <text:p>2.8009</text:p>
          </table:table-cell>
          <table:table-cell table:formula="of:=[.D298]*1000" office:value-type="float" office:value="0.7806" calcext:value-type="float">
            <text:p>0.7806</text:p>
          </table:table-cell>
          <table:table-cell table:formula="of:=[.E298]*1000" office:value-type="float" office:value="0.97421" calcext:value-type="float">
            <text:p>0.97421</text:p>
          </table:table-cell>
          <table:table-cell table:formula="of:=[.F298]*1000" office:value-type="float" office:value="0.0030455" calcext:value-type="float">
            <text:p>0.0030455</text:p>
          </table:table-cell>
          <table:table-cell table:formula="of:=[.G298]*1000" office:value-type="float" office:value="0.020197" calcext:value-type="float">
            <text:p>0.020197</text:p>
          </table:table-cell>
          <table:table-cell office:value-type="float" office:value="4.3759" calcext:value-type="float">
            <text:p>4.3759</text:p>
          </table:table-cell>
          <table:table-cell office:value-type="float" office:value="5.556" calcext:value-type="float">
            <text:p>5.556</text:p>
          </table:table-cell>
        </table:table-row>
        <table:table-row table:style-name="ro1">
          <table:table-cell office:value-type="float" office:value="2960.7" calcext:value-type="float">
            <text:p>2960.7</text:p>
          </table:table-cell>
          <table:table-cell office:value-type="float" office:value="0.004039" calcext:value-type="float">
            <text:p>0.004039</text:p>
          </table:table-cell>
          <table:table-cell office:value-type="float" office:value="0.0027565" calcext:value-type="float">
            <text:p>0.0027565</text:p>
          </table:table-cell>
          <table:table-cell office:value-type="float" office:value="0.00078331" calcext:value-type="float">
            <text:p>0.00078331</text:p>
          </table:table-cell>
          <table:table-cell office:value-type="float" office:value="0.00097627" calcext:value-type="float">
            <text:p>0.00097627</text:p>
          </table:table-cell>
          <table:table-cell office:value-type="float" office:value="0.0000030811" calcext:value-type="float">
            <text:p>3.0811E-006</text:p>
          </table:table-cell>
          <table:table-cell office:value-type="float" office:value="0.000021167" calcext:value-type="float">
            <text:p>0.000021167</text:p>
          </table:table-cell>
          <table:table-cell table:formula="of:=[.B299]*1000" office:value-type="float" office:value="4.039" calcext:value-type="float">
            <text:p>4.039</text:p>
          </table:table-cell>
          <table:table-cell table:formula="of:=[.C299]*1000" office:value-type="float" office:value="2.7565" calcext:value-type="float">
            <text:p>2.7565</text:p>
          </table:table-cell>
          <table:table-cell table:formula="of:=[.D299]*1000" office:value-type="float" office:value="0.78331" calcext:value-type="float">
            <text:p>0.78331</text:p>
          </table:table-cell>
          <table:table-cell table:formula="of:=[.E299]*1000" office:value-type="float" office:value="0.97627" calcext:value-type="float">
            <text:p>0.97627</text:p>
          </table:table-cell>
          <table:table-cell table:formula="of:=[.F299]*1000" office:value-type="float" office:value="0.0030811" calcext:value-type="float">
            <text:p>0.0030811</text:p>
          </table:table-cell>
          <table:table-cell table:formula="of:=[.G299]*1000" office:value-type="float" office:value="0.021167" calcext:value-type="float">
            <text:p>0.021167</text:p>
          </table:table-cell>
          <table:table-cell office:value-type="float" office:value="4.3777" calcext:value-type="float">
            <text:p>4.3777</text:p>
          </table:table-cell>
          <table:table-cell office:value-type="float" office:value="5.5573" calcext:value-type="float">
            <text:p>5.5573</text:p>
          </table:table-cell>
        </table:table-row>
        <table:table-row table:style-name="ro1">
          <table:table-cell office:value-type="float" office:value="2970.7" calcext:value-type="float">
            <text:p>2970.7</text:p>
          </table:table-cell>
          <table:table-cell office:value-type="float" office:value="0.0040311" calcext:value-type="float">
            <text:p>0.0040311</text:p>
          </table:table-cell>
          <table:table-cell office:value-type="float" office:value="0.0027104" calcext:value-type="float">
            <text:p>0.0027104</text:p>
          </table:table-cell>
          <table:table-cell office:value-type="float" office:value="0.00078601" calcext:value-type="float">
            <text:p>0.00078601</text:p>
          </table:table-cell>
          <table:table-cell office:value-type="float" office:value="0.00097825" calcext:value-type="float">
            <text:p>0.00097825</text:p>
          </table:table-cell>
          <table:table-cell office:value-type="float" office:value="0.0000031176" calcext:value-type="float">
            <text:p>3.1176E-006</text:p>
          </table:table-cell>
          <table:table-cell office:value-type="float" office:value="0.000022198" calcext:value-type="float">
            <text:p>0.000022198</text:p>
          </table:table-cell>
          <table:table-cell table:formula="of:=[.B300]*1000" office:value-type="float" office:value="4.0311" calcext:value-type="float">
            <text:p>4.0311</text:p>
          </table:table-cell>
          <table:table-cell table:formula="of:=[.C300]*1000" office:value-type="float" office:value="2.7104" calcext:value-type="float">
            <text:p>2.7104</text:p>
          </table:table-cell>
          <table:table-cell table:formula="of:=[.D300]*1000" office:value-type="float" office:value="0.78601" calcext:value-type="float">
            <text:p>0.78601</text:p>
          </table:table-cell>
          <table:table-cell table:formula="of:=[.E300]*1000" office:value-type="float" office:value="0.97825" calcext:value-type="float">
            <text:p>0.97825</text:p>
          </table:table-cell>
          <table:table-cell table:formula="of:=[.F300]*1000" office:value-type="float" office:value="0.0031176" calcext:value-type="float">
            <text:p>0.0031176</text:p>
          </table:table-cell>
          <table:table-cell table:formula="of:=[.G300]*1000" office:value-type="float" office:value="0.022198" calcext:value-type="float">
            <text:p>0.022198</text:p>
          </table:table-cell>
          <table:table-cell office:value-type="float" office:value="4.3796" calcext:value-type="float">
            <text:p>4.3796</text:p>
          </table:table-cell>
          <table:table-cell office:value-type="float" office:value="5.5586" calcext:value-type="float">
            <text:p>5.5586</text:p>
          </table:table-cell>
        </table:table-row>
        <table:table-row table:style-name="ro1">
          <table:table-cell office:value-type="float" office:value="2980.7" calcext:value-type="float">
            <text:p>2980.7</text:p>
          </table:table-cell>
          <table:table-cell office:value-type="float" office:value="0.0040232" calcext:value-type="float">
            <text:p>0.0040232</text:p>
          </table:table-cell>
          <table:table-cell office:value-type="float" office:value="0.0026624" calcext:value-type="float">
            <text:p>0.0026624</text:p>
          </table:table-cell>
          <table:table-cell office:value-type="float" office:value="0.00078872" calcext:value-type="float">
            <text:p>0.00078872</text:p>
          </table:table-cell>
          <table:table-cell office:value-type="float" office:value="0.00098015" calcext:value-type="float">
            <text:p>0.00098015</text:p>
          </table:table-cell>
          <table:table-cell office:value-type="float" office:value="0.0000031549" calcext:value-type="float">
            <text:p>3.1549E-006</text:p>
          </table:table-cell>
          <table:table-cell office:value-type="float" office:value="0.000023293" calcext:value-type="float">
            <text:p>0.000023293</text:p>
          </table:table-cell>
          <table:table-cell table:formula="of:=[.B301]*1000" office:value-type="float" office:value="4.0232" calcext:value-type="float">
            <text:p>4.0232</text:p>
          </table:table-cell>
          <table:table-cell table:formula="of:=[.C301]*1000" office:value-type="float" office:value="2.6624" calcext:value-type="float">
            <text:p>2.6624</text:p>
          </table:table-cell>
          <table:table-cell table:formula="of:=[.D301]*1000" office:value-type="float" office:value="0.78872" calcext:value-type="float">
            <text:p>0.78872</text:p>
          </table:table-cell>
          <table:table-cell table:formula="of:=[.E301]*1000" office:value-type="float" office:value="0.98015" calcext:value-type="float">
            <text:p>0.98015</text:p>
          </table:table-cell>
          <table:table-cell table:formula="of:=[.F301]*1000" office:value-type="float" office:value="0.0031549" calcext:value-type="float">
            <text:p>0.0031549</text:p>
          </table:table-cell>
          <table:table-cell table:formula="of:=[.G301]*1000" office:value-type="float" office:value="0.023293" calcext:value-type="float">
            <text:p>0.023293</text:p>
          </table:table-cell>
          <table:table-cell office:value-type="float" office:value="4.3815" calcext:value-type="float">
            <text:p>4.3815</text:p>
          </table:table-cell>
          <table:table-cell office:value-type="float" office:value="5.5599" calcext:value-type="float">
            <text:p>5.5599</text:p>
          </table:table-cell>
        </table:table-row>
        <table:table-row table:style-name="ro1">
          <table:table-cell office:value-type="float" office:value="2990.7" calcext:value-type="float">
            <text:p>2990.7</text:p>
          </table:table-cell>
          <table:table-cell office:value-type="float" office:value="0.0040151" calcext:value-type="float">
            <text:p>0.0040151</text:p>
          </table:table-cell>
          <table:table-cell office:value-type="float" office:value="0.0026124" calcext:value-type="float">
            <text:p>0.0026124</text:p>
          </table:table-cell>
          <table:table-cell office:value-type="float" office:value="0.00079141" calcext:value-type="float">
            <text:p>0.00079141</text:p>
          </table:table-cell>
          <table:table-cell office:value-type="float" office:value="0.00098196" calcext:value-type="float">
            <text:p>0.00098196</text:p>
          </table:table-cell>
          <table:table-cell office:value-type="float" office:value="0.0000031931" calcext:value-type="float">
            <text:p>3.1931E-006</text:p>
          </table:table-cell>
          <table:table-cell office:value-type="float" office:value="0.000024455" calcext:value-type="float">
            <text:p>0.000024455</text:p>
          </table:table-cell>
          <table:table-cell table:formula="of:=[.B302]*1000" office:value-type="float" office:value="4.0151" calcext:value-type="float">
            <text:p>4.0151</text:p>
          </table:table-cell>
          <table:table-cell table:formula="of:=[.C302]*1000" office:value-type="float" office:value="2.6124" calcext:value-type="float">
            <text:p>2.6124</text:p>
          </table:table-cell>
          <table:table-cell table:formula="of:=[.D302]*1000" office:value-type="float" office:value="0.79141" calcext:value-type="float">
            <text:p>0.79141</text:p>
          </table:table-cell>
          <table:table-cell table:formula="of:=[.E302]*1000" office:value-type="float" office:value="0.98196" calcext:value-type="float">
            <text:p>0.98196</text:p>
          </table:table-cell>
          <table:table-cell table:formula="of:=[.F302]*1000" office:value-type="float" office:value="0.0031931" calcext:value-type="float">
            <text:p>0.0031931</text:p>
          </table:table-cell>
          <table:table-cell table:formula="of:=[.G302]*1000" office:value-type="float" office:value="0.024455" calcext:value-type="float">
            <text:p>0.024455</text:p>
          </table:table-cell>
          <table:table-cell office:value-type="float" office:value="4.3834" calcext:value-type="float">
            <text:p>4.3834</text:p>
          </table:table-cell>
          <table:table-cell office:value-type="float" office:value="5.5612" calcext:value-type="float">
            <text:p>5.5612</text:p>
          </table:table-cell>
        </table:table-row>
        <table:table-row table:style-name="ro1">
          <table:table-cell office:value-type="float" office:value="3000.7" calcext:value-type="float">
            <text:p>3000.7</text:p>
          </table:table-cell>
          <table:table-cell office:value-type="float" office:value="0.004007" calcext:value-type="float">
            <text:p>0.004007</text:p>
          </table:table-cell>
          <table:table-cell office:value-type="float" office:value="0.0025604" calcext:value-type="float">
            <text:p>0.0025604</text:p>
          </table:table-cell>
          <table:table-cell office:value-type="float" office:value="0.00079411" calcext:value-type="float">
            <text:p>0.00079411</text:p>
          </table:table-cell>
          <table:table-cell office:value-type="float" office:value="0.00098369" calcext:value-type="float">
            <text:p>0.00098369</text:p>
          </table:table-cell>
          <table:table-cell office:value-type="float" office:value="0.0000032322" calcext:value-type="float">
            <text:p>3.2322E-006</text:p>
          </table:table-cell>
          <table:table-cell office:value-type="float" office:value="0.000025687" calcext:value-type="float">
            <text:p>0.000025687</text:p>
          </table:table-cell>
          <table:table-cell table:formula="of:=[.B303]*1000" office:value-type="float" office:value="4.007" calcext:value-type="float">
            <text:p>4.007</text:p>
          </table:table-cell>
          <table:table-cell table:formula="of:=[.C303]*1000" office:value-type="float" office:value="2.5604" calcext:value-type="float">
            <text:p>2.5604</text:p>
          </table:table-cell>
          <table:table-cell table:formula="of:=[.D303]*1000" office:value-type="float" office:value="0.79411" calcext:value-type="float">
            <text:p>0.79411</text:p>
          </table:table-cell>
          <table:table-cell table:formula="of:=[.E303]*1000" office:value-type="float" office:value="0.98369" calcext:value-type="float">
            <text:p>0.98369</text:p>
          </table:table-cell>
          <table:table-cell table:formula="of:=[.F303]*1000" office:value-type="float" office:value="0.0032322" calcext:value-type="float">
            <text:p>0.0032322</text:p>
          </table:table-cell>
          <table:table-cell table:formula="of:=[.G303]*1000" office:value-type="float" office:value="0.025687" calcext:value-type="float">
            <text:p>0.025687</text:p>
          </table:table-cell>
          <table:table-cell office:value-type="float" office:value="4.3852" calcext:value-type="float">
            <text:p>4.3852</text:p>
          </table:table-cell>
          <table:table-cell office:value-type="float" office:value="5.5625" calcext:value-type="float">
            <text:p>5.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5:31:05.71350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5:57:00.793180348</dc:date>
    <dc:creator>Tie Wu</dc:creator>
    <meta:generator>LibreOffice/4.2.8.2$Linux_x86 LibreOffice_project/420m0$Build-2</meta:generator>
    <meta:editing-duration>P0D</meta:editing-duration>
    <meta:editing-cycles>1</meta:editing-cycles>
    <meta:document-statistic meta:table-count="1" meta:cell-count="4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scatter" chart:style-name="ch1">
        <chart:title svg:x="3.12cm" svg:y="0.316cm" chart:style-name="ch2">
          <text:p>Effect of Intracellular tPA on Fibrin Concentration</text:p>
        </chart:title>
        <chart:legend chart:legend-position="end" svg:x="12.471cm" svg:y="3.955cm" style:legend-expansion="high" chart:style-name="ch3"/>
        <chart:plot-area chart:style-name="ch4" table:cell-range-address="Sheet1.A3:Sheet1.A303 Sheet1.H2:Sheet1.H303 Sheet1.I1:Sheet1.I303" chart:data-source-has-labels="row" svg:x="1.416cm" svg:y="1.301cm" svg:width="10.735cm" svg:height="6.459cm">
          <chartooo:coordinate-region svg:x="1.852cm" svg:y="1.5cm" svg:width="9.927cm" svg:height="5.613cm"/>
          <chart:axis chart:dimension="x" chart:name="primary-x" chart:style-name="ch5">
            <chart:title svg:x="5.829cm" svg:y="7.941cm" chart:style-name="ch6">
              <text:p>Time (sec)</text:p>
            </chart:title>
          </chart:axis>
          <chart:axis chart:dimension="y" chart:name="primary-y" chart:style-name="ch7">
            <chart:title svg:x="0.451cm" svg:y="6.224cm" chart:style-name="ch8">
              <text:p>Concentration (μM)</text:p>
            </chart:title>
            <chart:grid chart:style-name="ch9" chart:class="major"/>
          </chart:axis>
          <chart:series chart:style-name="ch10" chart:values-cell-range-address="Sheet1.H3:Sheet1.H303" chart:label-cell-address="Sheet1.H2:Sheet1.H2" chart:class="chart:scatter">
            <chart:domain table:cell-range-address="Sheet1.A3:Sheet1.A303"/>
            <chart:data-point chart:repeated="301"/>
          </chart:series>
          <chart:series chart:style-name="ch11" chart:values-cell-range-address="Sheet1.I3:Sheet1.I303" chart:label-cell-address="Sheet1.I1:Sheet1.I2" chart:class="chart:scatter"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out ic_tpa</text:p>
                <draw:g>
                  <svg:desc>Sheet1.H2:Sheet1.H2</svg:desc>
                </draw:g>
              </table:table-cell>
              <table:table-cell office:value-type="string">
                <text:p>With ic_tpa</text:p>
                <text:list>
                  <text:list-item>
                    <text:p/>
                  </text:list-item>
                  <text:list-item>
                    <text:p>With ic_tpa</text:p>
                  </text:list-item>
                </text:list>
                <draw:g>
                  <svg:desc>Sheet1.I1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H3:Sheet1.H303</svg:desc>
                </draw:g>
              </table:table-cell>
              <table:table-cell office:value-type="float" office:value="0">
                <text:p>0</text:p>
                <draw:g>
                  <svg:desc>Sheet1.I3:Sheet1.I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4.7049E-015">
                <text:p>4.7049E-015</text:p>
              </table:table-cell>
              <table:table-cell office:value-type="float" office:value="4.7049E-015">
                <text:p>4.7049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0.0000000000077131">
                <text:p>0.0000000000077131</text:p>
              </table:table-cell>
              <table:table-cell office:value-type="float" office:value="0.0000000000077131">
                <text:p>0.0000000000077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0.00000000036038">
                <text:p>0.00000000036038</text:p>
              </table:table-cell>
              <table:table-cell office:value-type="float" office:value="0.00000000036038">
                <text:p>0.000000000360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0.000000013058">
                <text:p>0.000000013058</text:p>
              </table:table-cell>
              <table:table-cell office:value-type="float" office:value="0.000000013058">
                <text:p>0.000000013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0.00000011504">
                <text:p>0.00000011504</text:p>
              </table:table-cell>
              <table:table-cell office:value-type="float" office:value="0.00000011504">
                <text:p>0.00000011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0.00000048399">
                <text:p>0.00000048399</text:p>
              </table:table-cell>
              <table:table-cell office:value-type="float" office:value="0.00000048399">
                <text:p>0.00000048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0.0000022158">
                <text:p>0.0000022158</text:p>
              </table:table-cell>
              <table:table-cell office:value-type="float" office:value="0.0000022158">
                <text:p>0.0000022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0.0000079164">
                <text:p>0.0000079164</text:p>
              </table:table-cell>
              <table:table-cell office:value-type="float" office:value="0.0000079164">
                <text:p>0.0000079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0.000020745">
                <text:p>0.000020745</text:p>
              </table:table-cell>
              <table:table-cell office:value-type="float" office:value="0.000020745">
                <text:p>0.000020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0.000056219">
                <text:p>0.000056219</text:p>
              </table:table-cell>
              <table:table-cell office:value-type="float" office:value="0.000056219">
                <text:p>0.0000562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00024706">
                <text:p>0.00024706</text:p>
              </table:table-cell>
              <table:table-cell office:value-type="float" office:value="0.00024706">
                <text:p>0.0002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0.036419">
                <text:p>0.036419</text:p>
              </table:table-cell>
              <table:table-cell office:value-type="float" office:value="0.036418">
                <text:p>0.0364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2.9772">
                <text:p>2.9772</text:p>
              </table:table-cell>
              <table:table-cell office:value-type="float" office:value="2.9769">
                <text:p>2.9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5.0414">
                <text:p>5.0414</text:p>
              </table:table-cell>
              <table:table-cell office:value-type="float" office:value="5.0404">
                <text:p>5.0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5.0501">
                <text:p>5.0501</text:p>
              </table:table-cell>
              <table:table-cell office:value-type="float" office:value="5.0486">
                <text:p>5.0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5.0483">
                <text:p>5.0483</text:p>
              </table:table-cell>
              <table:table-cell office:value-type="float" office:value="5.0462">
                <text:p>5.0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5.0464">
                <text:p>5.0464</text:p>
              </table:table-cell>
              <table:table-cell office:value-type="float" office:value="5.0438">
                <text:p>5.04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5.0446">
                <text:p>5.0446</text:p>
              </table:table-cell>
              <table:table-cell office:value-type="float" office:value="5.0413">
                <text:p>5.0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5.0426">
                <text:p>5.0426</text:p>
              </table:table-cell>
              <table:table-cell office:value-type="float" office:value="5.0388">
                <text:p>5.0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5.0407">
                <text:p>5.0407</text:p>
              </table:table-cell>
              <table:table-cell office:value-type="float" office:value="5.0362">
                <text:p>5.0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5.0388">
                <text:p>5.0388</text:p>
              </table:table-cell>
              <table:table-cell office:value-type="float" office:value="5.0337">
                <text:p>5.0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5.0368">
                <text:p>5.0368</text:p>
              </table:table-cell>
              <table:table-cell office:value-type="float" office:value="5.0311">
                <text:p>5.03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5.0349">
                <text:p>5.0349</text:p>
              </table:table-cell>
              <table:table-cell office:value-type="float" office:value="5.0285">
                <text:p>5.0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5.033">
                <text:p>5.033</text:p>
              </table:table-cell>
              <table:table-cell office:value-type="float" office:value="5.0259">
                <text:p>5.0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5.031">
                <text:p>5.031</text:p>
              </table:table-cell>
              <table:table-cell office:value-type="float" office:value="5.0233">
                <text:p>5.02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5.029">
                <text:p>5.029</text:p>
              </table:table-cell>
              <table:table-cell office:value-type="float" office:value="5.0207">
                <text:p>5.0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5.0271">
                <text:p>5.0271</text:p>
              </table:table-cell>
              <table:table-cell office:value-type="float" office:value="5.018">
                <text:p>5.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5.0251">
                <text:p>5.0251</text:p>
              </table:table-cell>
              <table:table-cell office:value-type="float" office:value="5.0153">
                <text:p>5.01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5.0231">
                <text:p>5.0231</text:p>
              </table:table-cell>
              <table:table-cell office:value-type="float" office:value="5.0127">
                <text:p>5.01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5.0211">
                <text:p>5.0211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5.0191">
                <text:p>5.0191</text:p>
              </table:table-cell>
              <table:table-cell office:value-type="float" office:value="5.0073">
                <text:p>5.0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5.0171">
                <text:p>5.0171</text:p>
              </table:table-cell>
              <table:table-cell office:value-type="float" office:value="5.0046">
                <text:p>5.00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5.0152">
                <text:p>5.0152</text:p>
              </table:table-cell>
              <table:table-cell office:value-type="float" office:value="5.0018">
                <text:p>5.0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5.0131">
                <text:p>5.0131</text:p>
              </table:table-cell>
              <table:table-cell office:value-type="float" office:value="4.9991">
                <text:p>4.9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5.0111">
                <text:p>5.0111</text:p>
              </table:table-cell>
              <table:table-cell office:value-type="float" office:value="4.9963">
                <text:p>4.99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5.0091">
                <text:p>5.0091</text:p>
              </table:table-cell>
              <table:table-cell office:value-type="float" office:value="4.9936">
                <text:p>4.9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5.0071">
                <text:p>5.0071</text:p>
              </table:table-cell>
              <table:table-cell office:value-type="float" office:value="4.9908">
                <text:p>4.99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5.0051">
                <text:p>5.0051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5.003">
                <text:p>5.003</text:p>
              </table:table-cell>
              <table:table-cell office:value-type="float" office:value="4.9852">
                <text:p>4.98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5.001">
                <text:p>5.001</text:p>
              </table:table-cell>
              <table:table-cell office:value-type="float" office:value="4.9824">
                <text:p>4.9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4.9989">
                <text:p>4.9989</text:p>
              </table:table-cell>
              <table:table-cell office:value-type="float" office:value="4.9796">
                <text:p>4.97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4.9969">
                <text:p>4.9969</text:p>
              </table:table-cell>
              <table:table-cell office:value-type="float" office:value="4.9768">
                <text:p>4.97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4.9948">
                <text:p>4.9948</text:p>
              </table:table-cell>
              <table:table-cell office:value-type="float" office:value="4.9739">
                <text:p>4.97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4.9927">
                <text:p>4.9927</text:p>
              </table:table-cell>
              <table:table-cell office:value-type="float" office:value="4.971">
                <text:p>4.9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4.9907">
                <text:p>4.9907</text:p>
              </table:table-cell>
              <table:table-cell office:value-type="float" office:value="4.9682">
                <text:p>4.96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4.9886">
                <text:p>4.9886</text:p>
              </table:table-cell>
              <table:table-cell office:value-type="float" office:value="4.9653">
                <text:p>4.9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4.9865">
                <text:p>4.9865</text:p>
              </table:table-cell>
              <table:table-cell office:value-type="float" office:value="4.9624">
                <text:p>4.9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4.9844">
                <text:p>4.9844</text:p>
              </table:table-cell>
              <table:table-cell office:value-type="float" office:value="4.9595">
                <text:p>4.9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4.9823">
                <text:p>4.9823</text:p>
              </table:table-cell>
              <table:table-cell office:value-type="float" office:value="4.9566">
                <text:p>4.95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4.9802">
                <text:p>4.9802</text:p>
              </table:table-cell>
              <table:table-cell office:value-type="float" office:value="4.9537">
                <text:p>4.95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4.978">
                <text:p>4.978</text:p>
              </table:table-cell>
              <table:table-cell office:value-type="float" office:value="4.9507">
                <text:p>4.9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4.9759">
                <text:p>4.9759</text:p>
              </table:table-cell>
              <table:table-cell office:value-type="float" office:value="4.9478">
                <text:p>4.94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4.9738">
                <text:p>4.9738</text:p>
              </table:table-cell>
              <table:table-cell office:value-type="float" office:value="4.9448">
                <text:p>4.9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4.9717">
                <text:p>4.9717</text:p>
              </table:table-cell>
              <table:table-cell office:value-type="float" office:value="4.9418">
                <text:p>4.9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4.9695">
                <text:p>4.9695</text:p>
              </table:table-cell>
              <table:table-cell office:value-type="float" office:value="4.9388">
                <text:p>4.9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4.9674">
                <text:p>4.9674</text:p>
              </table:table-cell>
              <table:table-cell office:value-type="float" office:value="4.9359">
                <text:p>4.9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4.9652">
                <text:p>4.9652</text:p>
              </table:table-cell>
              <table:table-cell office:value-type="float" office:value="4.9328">
                <text:p>4.93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4.963">
                <text:p>4.963</text:p>
              </table:table-cell>
              <table:table-cell office:value-type="float" office:value="4.9298">
                <text:p>4.9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4.9609">
                <text:p>4.9609</text:p>
              </table:table-cell>
              <table:table-cell office:value-type="float" office:value="4.9268">
                <text:p>4.9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4.9587">
                <text:p>4.9587</text:p>
              </table:table-cell>
              <table:table-cell office:value-type="float" office:value="4.9237">
                <text:p>4.9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4.9565">
                <text:p>4.9565</text:p>
              </table:table-cell>
              <table:table-cell office:value-type="float" office:value="4.9207">
                <text:p>4.92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4.9543">
                <text:p>4.9543</text:p>
              </table:table-cell>
              <table:table-cell office:value-type="float" office:value="4.9176">
                <text:p>4.91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4.9521">
                <text:p>4.9521</text:p>
              </table:table-cell>
              <table:table-cell office:value-type="float" office:value="4.9145">
                <text:p>4.91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4.9499">
                <text:p>4.9499</text:p>
              </table:table-cell>
              <table:table-cell office:value-type="float" office:value="4.9114">
                <text:p>4.91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4.9477">
                <text:p>4.9477</text:p>
              </table:table-cell>
              <table:table-cell office:value-type="float" office:value="4.9083">
                <text:p>4.90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4.9454">
                <text:p>4.9454</text:p>
              </table:table-cell>
              <table:table-cell office:value-type="float" office:value="4.9052">
                <text:p>4.9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4.9432">
                <text:p>4.9432</text:p>
              </table:table-cell>
              <table:table-cell office:value-type="float" office:value="4.9021">
                <text:p>4.90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4.941">
                <text:p>4.941</text:p>
              </table:table-cell>
              <table:table-cell office:value-type="float" office:value="4.8989">
                <text:p>4.89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4.9387">
                <text:p>4.9387</text:p>
              </table:table-cell>
              <table:table-cell office:value-type="float" office:value="4.8958">
                <text:p>4.8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4.9365">
                <text:p>4.9365</text:p>
              </table:table-cell>
              <table:table-cell office:value-type="float" office:value="4.8926">
                <text:p>4.89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4.9342">
                <text:p>4.9342</text:p>
              </table:table-cell>
              <table:table-cell office:value-type="float" office:value="4.8894">
                <text:p>4.8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4.9319">
                <text:p>4.9319</text:p>
              </table:table-cell>
              <table:table-cell office:value-type="float" office:value="4.8862">
                <text:p>4.8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4.9296">
                <text:p>4.9296</text:p>
              </table:table-cell>
              <table:table-cell office:value-type="float" office:value="4.883">
                <text:p>4.8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4.9274">
                <text:p>4.9274</text:p>
              </table:table-cell>
              <table:table-cell office:value-type="float" office:value="4.8797">
                <text:p>4.87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4.9251">
                <text:p>4.9251</text:p>
              </table:table-cell>
              <table:table-cell office:value-type="float" office:value="4.8765">
                <text:p>4.8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4.9228">
                <text:p>4.9228</text:p>
              </table:table-cell>
              <table:table-cell office:value-type="float" office:value="4.8732">
                <text:p>4.8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4.9205">
                <text:p>4.9205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4.9181">
                <text:p>4.9181</text:p>
              </table:table-cell>
              <table:table-cell office:value-type="float" office:value="4.8667">
                <text:p>4.8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4.9158">
                <text:p>4.9158</text:p>
              </table:table-cell>
              <table:table-cell office:value-type="float" office:value="4.8634">
                <text:p>4.86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4.9135">
                <text:p>4.9135</text:p>
              </table:table-cell>
              <table:table-cell office:value-type="float" office:value="4.8601">
                <text:p>4.8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4.9111">
                <text:p>4.9111</text:p>
              </table:table-cell>
              <table:table-cell office:value-type="float" office:value="4.8568">
                <text:p>4.8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4.9088">
                <text:p>4.9088</text:p>
              </table:table-cell>
              <table:table-cell office:value-type="float" office:value="4.8534">
                <text:p>4.85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4.9064">
                <text:p>4.9064</text:p>
              </table:table-cell>
              <table:table-cell office:value-type="float" office:value="4.8501">
                <text:p>4.85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4.9041">
                <text:p>4.9041</text:p>
              </table:table-cell>
              <table:table-cell office:value-type="float" office:value="4.8467">
                <text:p>4.84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4.9017">
                <text:p>4.9017</text:p>
              </table:table-cell>
              <table:table-cell office:value-type="float" office:value="4.8433">
                <text:p>4.84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4.8993">
                <text:p>4.8993</text:p>
              </table:table-cell>
              <table:table-cell office:value-type="float" office:value="4.8399">
                <text:p>4.83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4.8969">
                <text:p>4.8969</text:p>
              </table:table-cell>
              <table:table-cell office:value-type="float" office:value="4.8365">
                <text:p>4.8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4.8945">
                <text:p>4.8945</text:p>
              </table:table-cell>
              <table:table-cell office:value-type="float" office:value="4.833">
                <text:p>4.8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4.8921">
                <text:p>4.8921</text:p>
              </table:table-cell>
              <table:table-cell office:value-type="float" office:value="4.8296">
                <text:p>4.8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4.8897">
                <text:p>4.8897</text:p>
              </table:table-cell>
              <table:table-cell office:value-type="float" office:value="4.8261">
                <text:p>4.8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4.8873">
                <text:p>4.8873</text:p>
              </table:table-cell>
              <table:table-cell office:value-type="float" office:value="4.8227">
                <text:p>4.8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4.8848">
                <text:p>4.8848</text:p>
              </table:table-cell>
              <table:table-cell office:value-type="float" office:value="4.8192">
                <text:p>4.81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4.8824">
                <text:p>4.8824</text:p>
              </table:table-cell>
              <table:table-cell office:value-type="float" office:value="4.8157">
                <text:p>4.81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4.8799">
                <text:p>4.8799</text:p>
              </table:table-cell>
              <table:table-cell office:value-type="float" office:value="4.8121">
                <text:p>4.81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4.8775">
                <text:p>4.8775</text:p>
              </table:table-cell>
              <table:table-cell office:value-type="float" office:value="4.8086">
                <text:p>4.80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4.875">
                <text:p>4.875</text:p>
              </table:table-cell>
              <table:table-cell office:value-type="float" office:value="4.805">
                <text:p>4.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4.8725">
                <text:p>4.8725</text:p>
              </table:table-cell>
              <table:table-cell office:value-type="float" office:value="4.8014">
                <text:p>4.80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4.8701">
                <text:p>4.8701</text:p>
              </table:table-cell>
              <table:table-cell office:value-type="float" office:value="4.7979">
                <text:p>4.7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4.8676">
                <text:p>4.8676</text:p>
              </table:table-cell>
              <table:table-cell office:value-type="float" office:value="4.7942">
                <text:p>4.79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4.8651">
                <text:p>4.8651</text:p>
              </table:table-cell>
              <table:table-cell office:value-type="float" office:value="4.7906">
                <text:p>4.79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4.8625">
                <text:p>4.8625</text:p>
              </table:table-cell>
              <table:table-cell office:value-type="float" office:value="4.787">
                <text:p>4.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4.86">
                <text:p>4.86</text:p>
              </table:table-cell>
              <table:table-cell office:value-type="float" office:value="4.7833">
                <text:p>4.7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4.8575">
                <text:p>4.8575</text:p>
              </table:table-cell>
              <table:table-cell office:value-type="float" office:value="4.7796">
                <text:p>4.77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4.8549">
                <text:p>4.8549</text:p>
              </table:table-cell>
              <table:table-cell office:value-type="float" office:value="4.7759">
                <text:p>4.77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4.8524">
                <text:p>4.8524</text:p>
              </table:table-cell>
              <table:table-cell office:value-type="float" office:value="4.7722">
                <text:p>4.77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4.8498">
                <text:p>4.8498</text:p>
              </table:table-cell>
              <table:table-cell office:value-type="float" office:value="4.7685">
                <text:p>4.7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4.8473">
                <text:p>4.8473</text:p>
              </table:table-cell>
              <table:table-cell office:value-type="float" office:value="4.7647">
                <text:p>4.7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4.8447">
                <text:p>4.8447</text:p>
              </table:table-cell>
              <table:table-cell office:value-type="float" office:value="4.761">
                <text:p>4.7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4.8421">
                <text:p>4.8421</text:p>
              </table:table-cell>
              <table:table-cell office:value-type="float" office:value="4.7572">
                <text:p>4.7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4.8395">
                <text:p>4.8395</text:p>
              </table:table-cell>
              <table:table-cell office:value-type="float" office:value="4.7534">
                <text:p>4.75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4.8369">
                <text:p>4.8369</text:p>
              </table:table-cell>
              <table:table-cell office:value-type="float" office:value="4.7496">
                <text:p>4.7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4.8343">
                <text:p>4.8343</text:p>
              </table:table-cell>
              <table:table-cell office:value-type="float" office:value="4.7457">
                <text:p>4.74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4.8317">
                <text:p>4.8317</text:p>
              </table:table-cell>
              <table:table-cell office:value-type="float" office:value="4.7418">
                <text:p>4.7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4.829">
                <text:p>4.829</text:p>
              </table:table-cell>
              <table:table-cell office:value-type="float" office:value="4.738">
                <text:p>4.7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4.8264">
                <text:p>4.8264</text:p>
              </table:table-cell>
              <table:table-cell office:value-type="float" office:value="4.7341">
                <text:p>4.7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4.8237">
                <text:p>4.8237</text:p>
              </table:table-cell>
              <table:table-cell office:value-type="float" office:value="4.7301">
                <text:p>4.7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4.821">
                <text:p>4.821</text:p>
              </table:table-cell>
              <table:table-cell office:value-type="float" office:value="4.7262">
                <text:p>4.72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4.8184">
                <text:p>4.8184</text:p>
              </table:table-cell>
              <table:table-cell office:value-type="float" office:value="4.7222">
                <text:p>4.72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4.8157">
                <text:p>4.8157</text:p>
              </table:table-cell>
              <table:table-cell office:value-type="float" office:value="4.7183">
                <text:p>4.71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4.813">
                <text:p>4.813</text:p>
              </table:table-cell>
              <table:table-cell office:value-type="float" office:value="4.7142">
                <text:p>4.7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4.8103">
                <text:p>4.8103</text:p>
              </table:table-cell>
              <table:table-cell office:value-type="float" office:value="4.7102">
                <text:p>4.71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4.8076">
                <text:p>4.8076</text:p>
              </table:table-cell>
              <table:table-cell office:value-type="float" office:value="4.7062">
                <text:p>4.70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4.8048">
                <text:p>4.8048</text:p>
              </table:table-cell>
              <table:table-cell office:value-type="float" office:value="4.7021">
                <text:p>4.7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4.8021">
                <text:p>4.8021</text:p>
              </table:table-cell>
              <table:table-cell office:value-type="float" office:value="4.698">
                <text:p>4.6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4.7993">
                <text:p>4.7993</text:p>
              </table:table-cell>
              <table:table-cell office:value-type="float" office:value="4.6939">
                <text:p>4.69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4.7966">
                <text:p>4.7966</text:p>
              </table:table-cell>
              <table:table-cell office:value-type="float" office:value="4.6898">
                <text:p>4.68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4.7938">
                <text:p>4.7938</text:p>
              </table:table-cell>
              <table:table-cell office:value-type="float" office:value="4.6856">
                <text:p>4.68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4.791">
                <text:p>4.791</text:p>
              </table:table-cell>
              <table:table-cell office:value-type="float" office:value="4.6814">
                <text:p>4.681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4.7882">
                <text:p>4.7882</text:p>
              </table:table-cell>
              <table:table-cell office:value-type="float" office:value="4.6772">
                <text:p>4.67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4.7854">
                <text:p>4.7854</text:p>
              </table:table-cell>
              <table:table-cell office:value-type="float" office:value="4.673">
                <text:p>4.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4.7826">
                <text:p>4.7826</text:p>
              </table:table-cell>
              <table:table-cell office:value-type="float" office:value="4.6688">
                <text:p>4.6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4.7798">
                <text:p>4.7798</text:p>
              </table:table-cell>
              <table:table-cell office:value-type="float" office:value="4.6645">
                <text:p>4.66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4.7769">
                <text:p>4.7769</text:p>
              </table:table-cell>
              <table:table-cell office:value-type="float" office:value="4.6602">
                <text:p>4.66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4.7741">
                <text:p>4.7741</text:p>
              </table:table-cell>
              <table:table-cell office:value-type="float" office:value="4.6559">
                <text:p>4.65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4.7712">
                <text:p>4.7712</text:p>
              </table:table-cell>
              <table:table-cell office:value-type="float" office:value="4.6515">
                <text:p>4.65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4.7684">
                <text:p>4.7684</text:p>
              </table:table-cell>
              <table:table-cell office:value-type="float" office:value="4.6472">
                <text:p>4.64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4.7655">
                <text:p>4.7655</text:p>
              </table:table-cell>
              <table:table-cell office:value-type="float" office:value="4.6428">
                <text:p>4.6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4.7626">
                <text:p>4.7626</text:p>
              </table:table-cell>
              <table:table-cell office:value-type="float" office:value="4.6384">
                <text:p>4.63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4.7597">
                <text:p>4.7597</text:p>
              </table:table-cell>
              <table:table-cell office:value-type="float" office:value="4.6339">
                <text:p>4.63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4.7567">
                <text:p>4.7567</text:p>
              </table:table-cell>
              <table:table-cell office:value-type="float" office:value="4.6295">
                <text:p>4.6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4.7538">
                <text:p>4.7538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4.7509">
                <text:p>4.7509</text:p>
              </table:table-cell>
              <table:table-cell office:value-type="float" office:value="4.6204">
                <text:p>4.6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4.7479">
                <text:p>4.7479</text:p>
              </table:table-cell>
              <table:table-cell office:value-type="float" office:value="4.6159">
                <text:p>4.6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4.7449">
                <text:p>4.7449</text:p>
              </table:table-cell>
              <table:table-cell office:value-type="float" office:value="4.6113">
                <text:p>4.6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4.742">
                <text:p>4.742</text:p>
              </table:table-cell>
              <table:table-cell office:value-type="float" office:value="4.6067">
                <text:p>4.60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4.739">
                <text:p>4.739</text:p>
              </table:table-cell>
              <table:table-cell office:value-type="float" office:value="4.6021">
                <text:p>4.60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4.736">
                <text:p>4.736</text:p>
              </table:table-cell>
              <table:table-cell office:value-type="float" office:value="4.5974">
                <text:p>4.5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4.733">
                <text:p>4.733</text:p>
              </table:table-cell>
              <table:table-cell office:value-type="float" office:value="4.5927">
                <text:p>4.59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4.7299">
                <text:p>4.7299</text:p>
              </table:table-cell>
              <table:table-cell office:value-type="float" office:value="4.588">
                <text:p>4.5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4.7269">
                <text:p>4.7269</text:p>
              </table:table-cell>
              <table:table-cell office:value-type="float" office:value="4.5833">
                <text:p>4.5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4.7238">
                <text:p>4.7238</text:p>
              </table:table-cell>
              <table:table-cell office:value-type="float" office:value="4.5785">
                <text:p>4.57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4.7208">
                <text:p>4.7208</text:p>
              </table:table-cell>
              <table:table-cell office:value-type="float" office:value="4.5737">
                <text:p>4.57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4.7177">
                <text:p>4.7177</text:p>
              </table:table-cell>
              <table:table-cell office:value-type="float" office:value="4.5689">
                <text:p>4.56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4.7146">
                <text:p>4.7146</text:p>
              </table:table-cell>
              <table:table-cell office:value-type="float" office:value="4.564">
                <text:p>4.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4.7115">
                <text:p>4.7115</text:p>
              </table:table-cell>
              <table:table-cell office:value-type="float" office:value="4.5591">
                <text:p>4.55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4.7083">
                <text:p>4.7083</text:p>
              </table:table-cell>
              <table:table-cell office:value-type="float" office:value="4.5542">
                <text:p>4.55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4.7052">
                <text:p>4.7052</text:p>
              </table:table-cell>
              <table:table-cell office:value-type="float" office:value="4.5492">
                <text:p>4.5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4.7021">
                <text:p>4.7021</text:p>
              </table:table-cell>
              <table:table-cell office:value-type="float" office:value="4.5443">
                <text:p>4.54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4.6989">
                <text:p>4.6989</text:p>
              </table:table-cell>
              <table:table-cell office:value-type="float" office:value="4.5392">
                <text:p>4.53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4.6957">
                <text:p>4.6957</text:p>
              </table:table-cell>
              <table:table-cell office:value-type="float" office:value="4.5342">
                <text:p>4.53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4.6925">
                <text:p>4.6925</text:p>
              </table:table-cell>
              <table:table-cell office:value-type="float" office:value="4.5291">
                <text:p>4.5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4.6893">
                <text:p>4.6893</text:p>
              </table:table-cell>
              <table:table-cell office:value-type="float" office:value="4.524">
                <text:p>4.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4.6861">
                <text:p>4.6861</text:p>
              </table:table-cell>
              <table:table-cell office:value-type="float" office:value="4.5188">
                <text:p>4.5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4.6829">
                <text:p>4.6829</text:p>
              </table:table-cell>
              <table:table-cell office:value-type="float" office:value="4.5136">
                <text:p>4.5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4.6796">
                <text:p>4.6796</text:p>
              </table:table-cell>
              <table:table-cell office:value-type="float" office:value="4.5084">
                <text:p>4.5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4.6763">
                <text:p>4.6763</text:p>
              </table:table-cell>
              <table:table-cell office:value-type="float" office:value="4.5031">
                <text:p>4.50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4.6731">
                <text:p>4.6731</text:p>
              </table:table-cell>
              <table:table-cell office:value-type="float" office:value="4.4978">
                <text:p>4.4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4.6698">
                <text:p>4.6698</text:p>
              </table:table-cell>
              <table:table-cell office:value-type="float" office:value="4.4925">
                <text:p>4.49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4.6665">
                <text:p>4.6665</text:p>
              </table:table-cell>
              <table:table-cell office:value-type="float" office:value="4.4871">
                <text:p>4.48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4.6631">
                <text:p>4.6631</text:p>
              </table:table-cell>
              <table:table-cell office:value-type="float" office:value="4.4817">
                <text:p>4.4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4.6598">
                <text:p>4.6598</text:p>
              </table:table-cell>
              <table:table-cell office:value-type="float" office:value="4.4762">
                <text:p>4.47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4.6564">
                <text:p>4.6564</text:p>
              </table:table-cell>
              <table:table-cell office:value-type="float" office:value="4.4708">
                <text:p>4.47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4.6531">
                <text:p>4.6531</text:p>
              </table:table-cell>
              <table:table-cell office:value-type="float" office:value="4.4652">
                <text:p>4.4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4.6497">
                <text:p>4.6497</text:p>
              </table:table-cell>
              <table:table-cell office:value-type="float" office:value="4.4597">
                <text:p>4.45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4.6463">
                <text:p>4.6463</text:p>
              </table:table-cell>
              <table:table-cell office:value-type="float" office:value="4.4541">
                <text:p>4.45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4.6429">
                <text:p>4.6429</text:p>
              </table:table-cell>
              <table:table-cell office:value-type="float" office:value="4.4484">
                <text:p>4.44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4.6394">
                <text:p>4.6394</text:p>
              </table:table-cell>
              <table:table-cell office:value-type="float" office:value="4.4427">
                <text:p>4.44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4.636">
                <text:p>4.636</text:p>
              </table:table-cell>
              <table:table-cell office:value-type="float" office:value="4.437">
                <text:p>4.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4.6325">
                <text:p>4.6325</text:p>
              </table:table-cell>
              <table:table-cell office:value-type="float" office:value="4.4312">
                <text:p>4.4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4.629">
                <text:p>4.629</text:p>
              </table:table-cell>
              <table:table-cell office:value-type="float" office:value="4.4254">
                <text:p>4.42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4.6255">
                <text:p>4.6255</text:p>
              </table:table-cell>
              <table:table-cell office:value-type="float" office:value="4.4195">
                <text:p>4.41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4.622">
                <text:p>4.622</text:p>
              </table:table-cell>
              <table:table-cell office:value-type="float" office:value="4.4136">
                <text:p>4.4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4.6185">
                <text:p>4.6185</text:p>
              </table:table-cell>
              <table:table-cell office:value-type="float" office:value="4.4076">
                <text:p>4.40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4.6149">
                <text:p>4.6149</text:p>
              </table:table-cell>
              <table:table-cell office:value-type="float" office:value="4.4016">
                <text:p>4.4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4.6114">
                <text:p>4.6114</text:p>
              </table:table-cell>
              <table:table-cell office:value-type="float" office:value="4.3956">
                <text:p>4.39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4.6078">
                <text:p>4.6078</text:p>
              </table:table-cell>
              <table:table-cell office:value-type="float" office:value="4.3895">
                <text:p>4.38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4.6042">
                <text:p>4.6042</text:p>
              </table:table-cell>
              <table:table-cell office:value-type="float" office:value="4.3833">
                <text:p>4.38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4.6006">
                <text:p>4.6006</text:p>
              </table:table-cell>
              <table:table-cell office:value-type="float" office:value="4.3771">
                <text:p>4.37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4.5969">
                <text:p>4.5969</text:p>
              </table:table-cell>
              <table:table-cell office:value-type="float" office:value="4.3709">
                <text:p>4.37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4.5933">
                <text:p>4.5933</text:p>
              </table:table-cell>
              <table:table-cell office:value-type="float" office:value="4.3645">
                <text:p>4.36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4.5896">
                <text:p>4.5896</text:p>
              </table:table-cell>
              <table:table-cell office:value-type="float" office:value="4.3582">
                <text:p>4.35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4.5859">
                <text:p>4.5859</text:p>
              </table:table-cell>
              <table:table-cell office:value-type="float" office:value="4.3518">
                <text:p>4.35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4.5822">
                <text:p>4.5822</text:p>
              </table:table-cell>
              <table:table-cell office:value-type="float" office:value="4.3453">
                <text:p>4.3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4.5784">
                <text:p>4.5784</text:p>
              </table:table-cell>
              <table:table-cell office:value-type="float" office:value="4.3388">
                <text:p>4.33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4.5747">
                <text:p>4.5747</text:p>
              </table:table-cell>
              <table:table-cell office:value-type="float" office:value="4.3322">
                <text:p>4.3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4.5709">
                <text:p>4.5709</text:p>
              </table:table-cell>
              <table:table-cell office:value-type="float" office:value="4.3256">
                <text:p>4.32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4.5671">
                <text:p>4.5671</text:p>
              </table:table-cell>
              <table:table-cell office:value-type="float" office:value="4.3189">
                <text:p>4.3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4.5633">
                <text:p>4.5633</text:p>
              </table:table-cell>
              <table:table-cell office:value-type="float" office:value="4.3121">
                <text:p>4.31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4.5595">
                <text:p>4.5595</text:p>
              </table:table-cell>
              <table:table-cell office:value-type="float" office:value="4.3053">
                <text:p>4.3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4.5556">
                <text:p>4.5556</text:p>
              </table:table-cell>
              <table:table-cell office:value-type="float" office:value="4.2984">
                <text:p>4.2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4.5518">
                <text:p>4.5518</text:p>
              </table:table-cell>
              <table:table-cell office:value-type="float" office:value="4.2915">
                <text:p>4.29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4.5479">
                <text:p>4.5479</text:p>
              </table:table-cell>
              <table:table-cell office:value-type="float" office:value="4.2845">
                <text:p>4.28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4.544">
                <text:p>4.544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4.54">
                <text:p>4.54</text:p>
              </table:table-cell>
              <table:table-cell office:value-type="float" office:value="4.2703">
                <text:p>4.27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4.5361">
                <text:p>4.5361</text:p>
              </table:table-cell>
              <table:table-cell office:value-type="float" office:value="4.2631">
                <text:p>4.26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4.5321">
                <text:p>4.5321</text:p>
              </table:table-cell>
              <table:table-cell office:value-type="float" office:value="4.2558">
                <text:p>4.255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4.5281">
                <text:p>4.5281</text:p>
              </table:table-cell>
              <table:table-cell office:value-type="float" office:value="4.2485">
                <text:p>4.248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4.5241">
                <text:p>4.5241</text:p>
              </table:table-cell>
              <table:table-cell office:value-type="float" office:value="4.2411">
                <text:p>4.24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4.52">
                <text:p>4.52</text:p>
              </table:table-cell>
              <table:table-cell office:value-type="float" office:value="4.2336">
                <text:p>4.2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4.516">
                <text:p>4.516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4.5119">
                <text:p>4.5119</text:p>
              </table:table-cell>
              <table:table-cell office:value-type="float" office:value="4.2184">
                <text:p>4.21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4.5078">
                <text:p>4.5078</text:p>
              </table:table-cell>
              <table:table-cell office:value-type="float" office:value="4.2106">
                <text:p>4.2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4.5037">
                <text:p>4.5037</text:p>
              </table:table-cell>
              <table:table-cell office:value-type="float" office:value="4.2028">
                <text:p>4.20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4.4995">
                <text:p>4.4995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4.4953">
                <text:p>4.4953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4.4911">
                <text:p>4.4911</text:p>
              </table:table-cell>
              <table:table-cell office:value-type="float" office:value="4.179">
                <text:p>4.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4.4869">
                <text:p>4.4869</text:p>
              </table:table-cell>
              <table:table-cell office:value-type="float" office:value="4.1708">
                <text:p>4.17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4.4826">
                <text:p>4.4826</text:p>
              </table:table-cell>
              <table:table-cell office:value-type="float" office:value="4.1626">
                <text:p>4.16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4.4784">
                <text:p>4.4784</text:p>
              </table:table-cell>
              <table:table-cell office:value-type="float" office:value="4.1543">
                <text:p>4.15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4.4741">
                <text:p>4.4741</text:p>
              </table:table-cell>
              <table:table-cell office:value-type="float" office:value="4.1459">
                <text:p>4.14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4.4697">
                <text:p>4.4697</text:p>
              </table:table-cell>
              <table:table-cell office:value-type="float" office:value="4.1374">
                <text:p>4.13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4.4654">
                <text:p>4.4654</text:p>
              </table:table-cell>
              <table:table-cell office:value-type="float" office:value="4.1288">
                <text:p>4.12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4.461">
                <text:p>4.461</text:p>
              </table:table-cell>
              <table:table-cell office:value-type="float" office:value="4.1201">
                <text:p>4.12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4.4566">
                <text:p>4.4566</text:p>
              </table:table-cell>
              <table:table-cell office:value-type="float" office:value="4.1112">
                <text:p>4.11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4.4522">
                <text:p>4.4522</text:p>
              </table:table-cell>
              <table:table-cell office:value-type="float" office:value="4.1023">
                <text:p>4.10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4.4477">
                <text:p>4.4477</text:p>
              </table:table-cell>
              <table:table-cell office:value-type="float" office:value="4.0933">
                <text:p>4.09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4.4432">
                <text:p>4.4432</text:p>
              </table:table-cell>
              <table:table-cell office:value-type="float" office:value="4.0842">
                <text:p>4.0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4.4387">
                <text:p>4.4387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4.4342">
                <text:p>4.4342</text:p>
              </table:table-cell>
              <table:table-cell office:value-type="float" office:value="4.0656">
                <text:p>4.0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4.4296">
                <text:p>4.4296</text:p>
              </table:table-cell>
              <table:table-cell office:value-type="float" office:value="4.0561">
                <text:p>4.05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4.425">
                <text:p>4.425</text:p>
              </table:table-cell>
              <table:table-cell office:value-type="float" office:value="4.0465">
                <text:p>4.04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4.4204">
                <text:p>4.4204</text:p>
              </table:table-cell>
              <table:table-cell office:value-type="float" office:value="4.0368">
                <text:p>4.03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4.4157">
                <text:p>4.4157</text:p>
              </table:table-cell>
              <table:table-cell office:value-type="float" office:value="4.027">
                <text:p>4.0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4.411">
                <text:p>4.411</text:p>
              </table:table-cell>
              <table:table-cell office:value-type="float" office:value="4.017">
                <text:p>4.0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4.4063">
                <text:p>4.4063</text:p>
              </table:table-cell>
              <table:table-cell office:value-type="float" office:value="4.0069">
                <text:p>4.00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4.4015">
                <text:p>4.4015</text:p>
              </table:table-cell>
              <table:table-cell office:value-type="float" office:value="3.9966">
                <text:p>3.9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4.3968">
                <text:p>4.3968</text:p>
              </table:table-cell>
              <table:table-cell office:value-type="float" office:value="3.9862">
                <text:p>3.98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4.392">
                <text:p>4.392</text:p>
              </table:table-cell>
              <table:table-cell office:value-type="float" office:value="3.9757">
                <text:p>3.97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4.3871">
                <text:p>4.3871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4.3822">
                <text:p>4.3822</text:p>
              </table:table-cell>
              <table:table-cell office:value-type="float" office:value="3.9541">
                <text:p>3.95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4.3773">
                <text:p>4.3773</text:p>
              </table:table-cell>
              <table:table-cell office:value-type="float" office:value="3.9431">
                <text:p>3.94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4.3724">
                <text:p>4.3724</text:p>
              </table:table-cell>
              <table:table-cell office:value-type="float" office:value="3.9319">
                <text:p>3.93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4.3674">
                <text:p>4.3674</text:p>
              </table:table-cell>
              <table:table-cell office:value-type="float" office:value="3.9206">
                <text:p>3.92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4.3624">
                <text:p>4.3624</text:p>
              </table:table-cell>
              <table:table-cell office:value-type="float" office:value="3.9091">
                <text:p>3.90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4.3574">
                <text:p>4.3574</text:p>
              </table:table-cell>
              <table:table-cell office:value-type="float" office:value="3.8974">
                <text:p>3.89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4.3523">
                <text:p>4.3523</text:p>
              </table:table-cell>
              <table:table-cell office:value-type="float" office:value="3.8855">
                <text:p>3.88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4.3472">
                <text:p>4.3472</text:p>
              </table:table-cell>
              <table:table-cell office:value-type="float" office:value="3.8734">
                <text:p>3.87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4.342">
                <text:p>4.342</text:p>
              </table:table-cell>
              <table:table-cell office:value-type="float" office:value="3.8611">
                <text:p>3.86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4.3368">
                <text:p>4.3368</text:p>
              </table:table-cell>
              <table:table-cell office:value-type="float" office:value="3.8486">
                <text:p>3.8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4.3316">
                <text:p>4.3316</text:p>
              </table:table-cell>
              <table:table-cell office:value-type="float" office:value="3.8359">
                <text:p>3.83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4.3264">
                <text:p>4.3264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4.3211">
                <text:p>4.3211</text:p>
              </table:table-cell>
              <table:table-cell office:value-type="float" office:value="3.8098">
                <text:p>3.80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4.3157">
                <text:p>4.3157</text:p>
              </table:table-cell>
              <table:table-cell office:value-type="float" office:value="3.7965">
                <text:p>3.79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4.3103">
                <text:p>4.3103</text:p>
              </table:table-cell>
              <table:table-cell office:value-type="float" office:value="3.7828">
                <text:p>3.78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4.3049">
                <text:p>4.3049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4.2995">
                <text:p>4.2995</text:p>
              </table:table-cell>
              <table:table-cell office:value-type="float" office:value="3.7548">
                <text:p>3.75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4.294">
                <text:p>4.294</text:p>
              </table:table-cell>
              <table:table-cell office:value-type="float" office:value="3.7404">
                <text:p>3.74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4.2884">
                <text:p>4.2884</text:p>
              </table:table-cell>
              <table:table-cell office:value-type="float" office:value="3.7257">
                <text:p>3.72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4.2829">
                <text:p>4.2829</text:p>
              </table:table-cell>
              <table:table-cell office:value-type="float" office:value="3.7107">
                <text:p>3.71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4.2772">
                <text:p>4.2772</text:p>
              </table:table-cell>
              <table:table-cell office:value-type="float" office:value="3.6954">
                <text:p>3.695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4.2716">
                <text:p>4.2716</text:p>
              </table:table-cell>
              <table:table-cell office:value-type="float" office:value="3.6798">
                <text:p>3.67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4.2659">
                <text:p>4.2659</text:p>
              </table:table-cell>
              <table:table-cell office:value-type="float" office:value="3.6639">
                <text:p>3.66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4.2601">
                <text:p>4.2601</text:p>
              </table:table-cell>
              <table:table-cell office:value-type="float" office:value="3.6476">
                <text:p>3.6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4.2543">
                <text:p>4.2543</text:p>
              </table:table-cell>
              <table:table-cell office:value-type="float" office:value="3.631">
                <text:p>3.6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4.2484">
                <text:p>4.2484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4.2426">
                <text:p>4.2426</text:p>
              </table:table-cell>
              <table:table-cell office:value-type="float" office:value="3.5966">
                <text:p>3.59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4.2366">
                <text:p>4.2366</text:p>
              </table:table-cell>
              <table:table-cell office:value-type="float" office:value="3.5788">
                <text:p>3.57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4.2306">
                <text:p>4.2306</text:p>
              </table:table-cell>
              <table:table-cell office:value-type="float" office:value="3.5606">
                <text:p>3.56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4.2246">
                <text:p>4.2246</text:p>
              </table:table-cell>
              <table:table-cell office:value-type="float" office:value="3.5419">
                <text:p>3.54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4.2185">
                <text:p>4.2185</text:p>
              </table:table-cell>
              <table:table-cell office:value-type="float" office:value="3.5228">
                <text:p>3.52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4.2123">
                <text:p>4.2123</text:p>
              </table:table-cell>
              <table:table-cell office:value-type="float" office:value="3.5032">
                <text:p>3.50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4.2061">
                <text:p>4.2061</text:p>
              </table:table-cell>
              <table:table-cell office:value-type="float" office:value="3.4831">
                <text:p>3.48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4.1999">
                <text:p>4.1999</text:p>
              </table:table-cell>
              <table:table-cell office:value-type="float" office:value="3.4625">
                <text:p>3.4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4.1936">
                <text:p>4.1936</text:p>
              </table:table-cell>
              <table:table-cell office:value-type="float" office:value="3.4413">
                <text:p>3.4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4.1872">
                <text:p>4.1872</text:p>
              </table:table-cell>
              <table:table-cell office:value-type="float" office:value="3.4195">
                <text:p>3.41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4.1808">
                <text:p>4.1808</text:p>
              </table:table-cell>
              <table:table-cell office:value-type="float" office:value="3.3971">
                <text:p>3.39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4.1743">
                <text:p>4.1743</text:p>
              </table:table-cell>
              <table:table-cell office:value-type="float" office:value="3.3741">
                <text:p>3.37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4.1678">
                <text:p>4.1678</text:p>
              </table:table-cell>
              <table:table-cell office:value-type="float" office:value="3.3504">
                <text:p>3.35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4.1612">
                <text:p>4.1612</text:p>
              </table:table-cell>
              <table:table-cell office:value-type="float" office:value="3.326">
                <text:p>3.3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4.1546">
                <text:p>4.1546</text:p>
              </table:table-cell>
              <table:table-cell office:value-type="float" office:value="3.3009">
                <text:p>3.30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4.1479">
                <text:p>4.1479</text:p>
              </table:table-cell>
              <table:table-cell office:value-type="float" office:value="3.2749">
                <text:p>3.27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4.1411">
                <text:p>4.1411</text:p>
              </table:table-cell>
              <table:table-cell office:value-type="float" office:value="3.2482">
                <text:p>3.2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4.1343">
                <text:p>4.1343</text:p>
              </table:table-cell>
              <table:table-cell office:value-type="float" office:value="3.2205">
                <text:p>3.22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4.1274">
                <text:p>4.1274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4.1204">
                <text:p>4.1204</text:p>
              </table:table-cell>
              <table:table-cell office:value-type="float" office:value="3.1625">
                <text:p>3.16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4.1134">
                <text:p>4.1134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4.1063">
                <text:p>4.1063</text:p>
              </table:table-cell>
              <table:table-cell office:value-type="float" office:value="3.1003">
                <text:p>3.10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4.0991">
                <text:p>4.0991</text:p>
              </table:table-cell>
              <table:table-cell office:value-type="float" office:value="3.0676">
                <text:p>3.06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4.0918">
                <text:p>4.0918</text:p>
              </table:table-cell>
              <table:table-cell office:value-type="float" office:value="3.0336">
                <text:p>3.03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4.0845">
                <text:p>4.0845</text:p>
              </table:table-cell>
              <table:table-cell office:value-type="float" office:value="2.9984">
                <text:p>2.9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4.0771">
                <text:p>4.0771</text:p>
              </table:table-cell>
              <table:table-cell office:value-type="float" office:value="2.9619">
                <text:p>2.96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4.0697">
                <text:p>4.0697</text:p>
              </table:table-cell>
              <table:table-cell office:value-type="float" office:value="2.9239">
                <text:p>2.92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4.0621">
                <text:p>4.0621</text:p>
              </table:table-cell>
              <table:table-cell office:value-type="float" office:value="2.8845">
                <text:p>2.88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4.0545">
                <text:p>4.0545</text:p>
              </table:table-cell>
              <table:table-cell office:value-type="float" office:value="2.8435">
                <text:p>2.84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4.0468">
                <text:p>4.0468</text:p>
              </table:table-cell>
              <table:table-cell office:value-type="float" office:value="2.8009">
                <text:p>2.80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4.039">
                <text:p>4.039</text:p>
              </table:table-cell>
              <table:table-cell office:value-type="float" office:value="2.7565">
                <text:p>2.75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4.0311">
                <text:p>4.0311</text:p>
              </table:table-cell>
              <table:table-cell office:value-type="float" office:value="2.7104">
                <text:p>2.71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4.0232">
                <text:p>4.0232</text:p>
              </table:table-cell>
              <table:table-cell office:value-type="float" office:value="2.6624">
                <text:p>2.66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4.0151">
                <text:p>4.0151</text:p>
              </table:table-cell>
              <table:table-cell office:value-type="float" office:value="2.6124">
                <text:p>2.612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4.007">
                <text:p>4.007</text:p>
              </table:table-cell>
              <table:table-cell office:value-type="float" office:value="2.5604">
                <text:p>2.5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138cm" xlink:href=".." xlink:type="simple" chart:class="chart:scatter" chart:style-name="ch1">
        <chart:title svg:x="4.6cm" svg:y="0.318cm" chart:style-name="ch2">
          <text:p>Effect of Intracellular tPA Release</text:p>
        </chart:title>
        <chart:legend chart:legend-position="end" svg:x="12.521cm" svg:y="4.021cm" style:legend-expansion="high" chart:style-name="ch3"/>
        <chart:plot-area chart:style-name="ch4" table:cell-range-address="Sheet1.A2:Sheet1.A303 Sheet1.N2:Sheet1.N303 Sheet1.O1:Sheet1.O303" chart:data-source-has-labels="row" svg:x="1.415cm" svg:y="1.305cm" svg:width="10.788cm" svg:height="6.585cm">
          <chartooo:coordinate-region svg:x="1.851cm" svg:y="1.505cm" svg:width="9.98cm" svg:height="5.738cm"/>
          <chart:axis chart:dimension="x" chart:name="primary-x" chart:style-name="ch5">
            <chart:title svg:x="5.445cm" svg:y="8.073cm" chart:style-name="ch6">
              <text:p>Time (seconds)</text:p>
            </chart:title>
          </chart:axis>
          <chart:axis chart:dimension="y" chart:name="primary-y" chart:style-name="ch7">
            <chart:title svg:x="0.451cm" svg:y="6.596cm" chart:style-name="ch8">
              <text:p>tPA Concentration (nM)</text:p>
            </chart:title>
            <chart:grid chart:style-name="ch9" chart:class="major"/>
          </chart:axis>
          <chart:series chart:style-name="ch10" chart:values-cell-range-address="Sheet1.N3:Sheet1.N303" chart:label-cell-address="Sheet1.N2:Sheet1.N2" chart:class="chart:scatter">
            <chart:domain table:cell-range-address="Sheet1.A3:Sheet1.A303"/>
            <chart:data-point chart:repeated="301"/>
          </chart:series>
          <chart:series chart:style-name="ch11" chart:values-cell-range-address="Sheet1.O3:Sheet1.O303" chart:label-cell-address="Sheet1.O1:Sheet1.O2" chart:class="chart:scatter"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out ic_tpa</text:p>
                <draw:g>
                  <svg:desc>Sheet1.N2:Sheet1.N2</svg:desc>
                </draw:g>
              </table:table-cell>
              <table:table-cell office:value-type="string">
                <text:p>with_ic_tpa</text:p>
                <text:list>
                  <text:list-item>
                    <text:p/>
                  </text:list-item>
                  <text:list-item>
                    <text:p>with_ic_tpa</text:p>
                  </text:list-item>
                </text:list>
                <draw:g>
                  <svg:desc>Sheet1.O1:Sheet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1.75">
                <text:p>1.75</text:p>
                <draw:g>
                  <svg:desc>Sheet1.N3:Sheet1.N303</svg:desc>
                </draw:g>
              </table:table-cell>
              <table:table-cell office:value-type="float" office:value="1.75">
                <text:p>1.75</text:p>
                <draw:g>
                  <svg:desc>Sheet1.O3:Sheet1.O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1.7494">
                <text:p>1.7494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1.7498">
                <text:p>1.7498</text:p>
              </table:table-cell>
              <table:table-cell office:value-type="float" office:value="2.0547">
                <text:p>2.0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1.7522">
                <text:p>1.752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1.7566">
                <text:p>1.7566</text:p>
              </table:table-cell>
              <table:table-cell office:value-type="float" office:value="2.4026">
                <text:p>2.4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1.7613">
                <text:p>1.7613</text:p>
              </table:table-cell>
              <table:table-cell office:value-type="float" office:value="2.4833">
                <text:p>2.4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1.7672">
                <text:p>1.7672</text:p>
              </table:table-cell>
              <table:table-cell office:value-type="float" office:value="2.6387">
                <text:p>2.6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1.777">
                <text:p>1.777</text:p>
              </table:table-cell>
              <table:table-cell office:value-type="float" office:value="2.7374">
                <text:p>2.7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1.7866">
                <text:p>1.7866</text:p>
              </table:table-cell>
              <table:table-cell office:value-type="float" office:value="2.7954">
                <text:p>2.7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1.7968">
                <text:p>1.7968</text:p>
              </table:table-cell>
              <table:table-cell office:value-type="float" office:value="2.9171">
                <text:p>2.9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1.8137">
                <text:p>1.8137</text:p>
              </table:table-cell>
              <table:table-cell office:value-type="float" office:value="2.9903">
                <text:p>2.99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1.8359">
                <text:p>1.8359</text:p>
              </table:table-cell>
              <table:table-cell office:value-type="float" office:value="3.0448">
                <text:p>3.0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1.9096">
                <text:p>1.9096</text:p>
              </table:table-cell>
              <table:table-cell office:value-type="float" office:value="3.1815">
                <text:p>3.1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2.2799">
                <text:p>2.2799</text:p>
              </table:table-cell>
              <table:table-cell office:value-type="float" office:value="3.5039">
                <text:p>3.5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2.9135">
                <text:p>2.9135</text:p>
              </table:table-cell>
              <table:table-cell office:value-type="float" office:value="4.0624">
                <text:p>4.0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3.5559">
                <text:p>3.5559</text:p>
              </table:table-cell>
              <table:table-cell office:value-type="float" office:value="4.6743">
                <text:p>4.67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3.726">
                <text:p>3.726</text:p>
              </table:table-cell>
              <table:table-cell office:value-type="float" office:value="4.8204">
                <text:p>4.82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3.6506">
                <text:p>3.6506</text:p>
              </table:table-cell>
              <table:table-cell office:value-type="float" office:value="4.7765">
                <text:p>4.7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3.8049">
                <text:p>3.8049</text:p>
              </table:table-cell>
              <table:table-cell office:value-type="float" office:value="4.9624">
                <text:p>4.9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3.8015">
                <text:p>3.8015</text:p>
              </table:table-cell>
              <table:table-cell office:value-type="float" office:value="4.9603">
                <text:p>4.96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3.7035">
                <text:p>3.7035</text:p>
              </table:table-cell>
              <table:table-cell office:value-type="float" office:value="4.892">
                <text:p>4.8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3.8096">
                <text:p>3.8096</text:p>
              </table:table-cell>
              <table:table-cell office:value-type="float" office:value="5.0222">
                <text:p>5.0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3.7996">
                <text:p>3.7996</text:p>
              </table:table-cell>
              <table:table-cell office:value-type="float" office:value="5.0125">
                <text:p>5.0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3.7259">
                <text:p>3.7259</text:p>
              </table:table-cell>
              <table:table-cell office:value-type="float" office:value="4.9607">
                <text:p>4.9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3.8081">
                <text:p>3.8081</text:p>
              </table:table-cell>
              <table:table-cell office:value-type="float" office:value="5.0598">
                <text:p>5.0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3.7983">
                <text:p>3.7983</text:p>
              </table:table-cell>
              <table:table-cell office:value-type="float" office:value="5.0492">
                <text:p>5.0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3.7443">
                <text:p>3.7443</text:p>
              </table:table-cell>
              <table:table-cell office:value-type="float" office:value="5.0111">
                <text:p>5.0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3.8085">
                <text:p>3.8085</text:p>
              </table:table-cell>
              <table:table-cell office:value-type="float" office:value="5.087">
                <text:p>5.0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3.7998">
                <text:p>3.7998</text:p>
              </table:table-cell>
              <table:table-cell office:value-type="float" office:value="5.0767">
                <text:p>5.0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3.7606">
                <text:p>3.7606</text:p>
              </table:table-cell>
              <table:table-cell office:value-type="float" office:value="5.0491">
                <text:p>5.04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3.8108">
                <text:p>3.8108</text:p>
              </table:table-cell>
              <table:table-cell office:value-type="float" office:value="5.1073">
                <text:p>5.10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3.8034">
                <text:p>3.8034</text:p>
              </table:table-cell>
              <table:table-cell office:value-type="float" office:value="5.0981">
                <text:p>5.0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3.7752">
                <text:p>3.7752</text:p>
              </table:table-cell>
              <table:table-cell office:value-type="float" office:value="5.0783">
                <text:p>5.07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3.8146">
                <text:p>3.8146</text:p>
              </table:table-cell>
              <table:table-cell office:value-type="float" office:value="5.1231">
                <text:p>5.12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3.8085">
                <text:p>3.8085</text:p>
              </table:table-cell>
              <table:table-cell office:value-type="float" office:value="5.1151">
                <text:p>5.11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3.7885">
                <text:p>3.7885</text:p>
              </table:table-cell>
              <table:table-cell office:value-type="float" office:value="5.1012">
                <text:p>5.10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3.8196">
                <text:p>3.8196</text:p>
              </table:table-cell>
              <table:table-cell office:value-type="float" office:value="5.1357">
                <text:p>5.13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3.8147">
                <text:p>3.8147</text:p>
              </table:table-cell>
              <table:table-cell office:value-type="float" office:value="5.1291">
                <text:p>5.12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3.8008">
                <text:p>3.8008</text:p>
              </table:table-cell>
              <table:table-cell office:value-type="float" office:value="5.1195">
                <text:p>5.1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3.8254">
                <text:p>3.8254</text:p>
              </table:table-cell>
              <table:table-cell office:value-type="float" office:value="5.1462">
                <text:p>5.14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3.8217">
                <text:p>3.8217</text:p>
              </table:table-cell>
              <table:table-cell office:value-type="float" office:value="5.1409">
                <text:p>5.1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3.8123">
                <text:p>3.8123</text:p>
              </table:table-cell>
              <table:table-cell office:value-type="float" office:value="5.1344">
                <text:p>5.13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3.8318">
                <text:p>3.8318</text:p>
              </table:table-cell>
              <table:table-cell office:value-type="float" office:value="5.1552">
                <text:p>5.1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3.8292">
                <text:p>3.8292</text:p>
              </table:table-cell>
              <table:table-cell office:value-type="float" office:value="5.151">
                <text:p>5.1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3.8231">
                <text:p>3.8231</text:p>
              </table:table-cell>
              <table:table-cell office:value-type="float" office:value="5.147">
                <text:p>5.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3.8387">
                <text:p>3.8387</text:p>
              </table:table-cell>
              <table:table-cell office:value-type="float" office:value="5.1632">
                <text:p>5.16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3.837">
                <text:p>3.837</text:p>
              </table:table-cell>
              <table:table-cell office:value-type="float" office:value="5.1601">
                <text:p>5.16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3.8333">
                <text:p>3.8333</text:p>
              </table:table-cell>
              <table:table-cell office:value-type="float" office:value="5.1577">
                <text:p>5.1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3.846">
                <text:p>3.846</text:p>
              </table:table-cell>
              <table:table-cell office:value-type="float" office:value="5.1705">
                <text:p>5.17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3.845">
                <text:p>3.845</text:p>
              </table:table-cell>
              <table:table-cell office:value-type="float" office:value="5.1683">
                <text:p>5.16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3.8431">
                <text:p>3.8431</text:p>
              </table:table-cell>
              <table:table-cell office:value-type="float" office:value="5.1672">
                <text:p>5.1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3.8534">
                <text:p>3.8534</text:p>
              </table:table-cell>
              <table:table-cell office:value-type="float" office:value="5.1774">
                <text:p>5.17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3.8531">
                <text:p>3.8531</text:p>
              </table:table-cell>
              <table:table-cell office:value-type="float" office:value="5.1759">
                <text:p>5.1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3.8525">
                <text:p>3.8525</text:p>
              </table:table-cell>
              <table:table-cell office:value-type="float" office:value="5.1756">
                <text:p>5.17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3.861">
                <text:p>3.861</text:p>
              </table:table-cell>
              <table:table-cell office:value-type="float" office:value="5.1838">
                <text:p>5.1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3.8613">
                <text:p>3.8613</text:p>
              </table:table-cell>
              <table:table-cell office:value-type="float" office:value="5.183">
                <text:p>5.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3.8615">
                <text:p>3.8615</text:p>
              </table:table-cell>
              <table:table-cell office:value-type="float" office:value="5.1834">
                <text:p>5.18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3.8687">
                <text:p>3.8687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3.8694">
                <text:p>3.8694</text:p>
              </table:table-cell>
              <table:table-cell office:value-type="float" office:value="5.1897">
                <text:p>5.1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3.8703">
                <text:p>3.8703</text:p>
              </table:table-cell>
              <table:table-cell office:value-type="float" office:value="5.1906">
                <text:p>5.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3.8764">
                <text:p>3.8764</text:p>
              </table:table-cell>
              <table:table-cell office:value-type="float" office:value="5.1961">
                <text:p>5.1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3.8774">
                <text:p>3.8774</text:p>
              </table:table-cell>
              <table:table-cell office:value-type="float" office:value="5.1962">
                <text:p>5.1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3.8789">
                <text:p>3.8789</text:p>
              </table:table-cell>
              <table:table-cell office:value-type="float" office:value="5.1974">
                <text:p>5.19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3.8841">
                <text:p>3.8841</text:p>
              </table:table-cell>
              <table:table-cell office:value-type="float" office:value="5.202">
                <text:p>5.2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3.8855">
                <text:p>3.8855</text:p>
              </table:table-cell>
              <table:table-cell office:value-type="float" office:value="5.2024">
                <text:p>5.2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3.8872">
                <text:p>3.8872</text:p>
              </table:table-cell>
              <table:table-cell office:value-type="float" office:value="5.2038">
                <text:p>5.20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3.8918">
                <text:p>3.8918</text:p>
              </table:table-cell>
              <table:table-cell office:value-type="float" office:value="5.2078">
                <text:p>5.20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3.8934">
                <text:p>3.8934</text:p>
              </table:table-cell>
              <table:table-cell office:value-type="float" office:value="5.2085">
                <text:p>5.20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3.8954">
                <text:p>3.8954</text:p>
              </table:table-cell>
              <table:table-cell office:value-type="float" office:value="5.2101">
                <text:p>5.21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3.8996">
                <text:p>3.8996</text:p>
              </table:table-cell>
              <table:table-cell office:value-type="float" office:value="5.2135">
                <text:p>5.21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3.9014">
                <text:p>3.9014</text:p>
              </table:table-cell>
              <table:table-cell office:value-type="float" office:value="5.2145">
                <text:p>5.2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3.9035">
                <text:p>3.9035</text:p>
              </table:table-cell>
              <table:table-cell office:value-type="float" office:value="5.2161">
                <text:p>5.21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3.9073">
                <text:p>3.9073</text:p>
              </table:table-cell>
              <table:table-cell office:value-type="float" office:value="5.2192">
                <text:p>5.2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3.9092">
                <text:p>3.9092</text:p>
              </table:table-cell>
              <table:table-cell office:value-type="float" office:value="5.2203">
                <text:p>5.22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3.9115">
                <text:p>3.9115</text:p>
              </table:table-cell>
              <table:table-cell office:value-type="float" office:value="5.2221">
                <text:p>5.22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3.915">
                <text:p>3.915</text:p>
              </table:table-cell>
              <table:table-cell office:value-type="float" office:value="5.2248">
                <text:p>5.22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3.917">
                <text:p>3.917</text:p>
              </table:table-cell>
              <table:table-cell office:value-type="float" office:value="5.2261">
                <text:p>5.22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3.9194">
                <text:p>3.9194</text:p>
              </table:table-cell>
              <table:table-cell office:value-type="float" office:value="5.2279">
                <text:p>5.22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3.9226">
                <text:p>3.9226</text:p>
              </table:table-cell>
              <table:table-cell office:value-type="float" office:value="5.2304">
                <text:p>5.2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3.9248">
                <text:p>3.9248</text:p>
              </table:table-cell>
              <table:table-cell office:value-type="float" office:value="5.2318">
                <text:p>5.23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3.9272">
                <text:p>3.9272</text:p>
              </table:table-cell>
              <table:table-cell office:value-type="float" office:value="5.2336">
                <text:p>5.2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3.9302">
                <text:p>3.9302</text:p>
              </table:table-cell>
              <table:table-cell office:value-type="float" office:value="5.2359">
                <text:p>5.23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3.9325">
                <text:p>3.9325</text:p>
              </table:table-cell>
              <table:table-cell office:value-type="float" office:value="5.2374">
                <text:p>5.23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3.9349">
                <text:p>3.9349</text:p>
              </table:table-cell>
              <table:table-cell office:value-type="float" office:value="5.2392">
                <text:p>5.23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3.9378">
                <text:p>3.9378</text:p>
              </table:table-cell>
              <table:table-cell office:value-type="float" office:value="5.2414">
                <text:p>5.24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3.9401">
                <text:p>3.9401</text:p>
              </table:table-cell>
              <table:table-cell office:value-type="float" office:value="5.2429">
                <text:p>5.24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3.9426">
                <text:p>3.9426</text:p>
              </table:table-cell>
              <table:table-cell office:value-type="float" office:value="5.2448">
                <text:p>5.2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3.9454">
                <text:p>3.9454</text:p>
              </table:table-cell>
              <table:table-cell office:value-type="float" office:value="5.2468">
                <text:p>5.24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3.9477">
                <text:p>3.9477</text:p>
              </table:table-cell>
              <table:table-cell office:value-type="float" office:value="5.2484">
                <text:p>5.24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3.9501">
                <text:p>3.9501</text:p>
              </table:table-cell>
              <table:table-cell office:value-type="float" office:value="5.2503">
                <text:p>5.25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3.9528">
                <text:p>3.9528</text:p>
              </table:table-cell>
              <table:table-cell office:value-type="float" office:value="5.2523">
                <text:p>5.25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3.9552">
                <text:p>3.9552</text:p>
              </table:table-cell>
              <table:table-cell office:value-type="float" office:value="5.2539">
                <text:p>5.25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3.9576">
                <text:p>3.9576</text:p>
              </table:table-cell>
              <table:table-cell office:value-type="float" office:value="5.2557">
                <text:p>5.25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3.9603">
                <text:p>3.9603</text:p>
              </table:table-cell>
              <table:table-cell office:value-type="float" office:value="5.2576">
                <text:p>5.25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3.9626">
                <text:p>3.9626</text:p>
              </table:table-cell>
              <table:table-cell office:value-type="float" office:value="5.2593">
                <text:p>5.25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3.9651">
                <text:p>3.9651</text:p>
              </table:table-cell>
              <table:table-cell office:value-type="float" office:value="5.2611">
                <text:p>5.26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3.9676">
                <text:p>3.9676</text:p>
              </table:table-cell>
              <table:table-cell office:value-type="float" office:value="5.263">
                <text:p>5.2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3.97">
                <text:p>3.97</text:p>
              </table:table-cell>
              <table:table-cell office:value-type="float" office:value="5.2647">
                <text:p>5.26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3.9724">
                <text:p>3.9724</text:p>
              </table:table-cell>
              <table:table-cell office:value-type="float" office:value="5.2664">
                <text:p>5.26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3.9749">
                <text:p>3.9749</text:p>
              </table:table-cell>
              <table:table-cell office:value-type="float" office:value="5.2683">
                <text:p>5.2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3.9773">
                <text:p>3.9773</text:p>
              </table:table-cell>
              <table:table-cell office:value-type="float" office:value="5.27">
                <text:p>5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3.9797">
                <text:p>3.9797</text:p>
              </table:table-cell>
              <table:table-cell office:value-type="float" office:value="5.2717">
                <text:p>5.27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3.9822">
                <text:p>3.9822</text:p>
              </table:table-cell>
              <table:table-cell office:value-type="float" office:value="5.2735">
                <text:p>5.27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3.9846">
                <text:p>3.9846</text:p>
              </table:table-cell>
              <table:table-cell office:value-type="float" office:value="5.2752">
                <text:p>5.27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3.987">
                <text:p>3.987</text:p>
              </table:table-cell>
              <table:table-cell office:value-type="float" office:value="5.277">
                <text:p>5.2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3.9894">
                <text:p>3.9894</text:p>
              </table:table-cell>
              <table:table-cell office:value-type="float" office:value="5.2788">
                <text:p>5.27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3.9917">
                <text:p>3.9917</text:p>
              </table:table-cell>
              <table:table-cell office:value-type="float" office:value="5.2804">
                <text:p>5.2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3.9941">
                <text:p>3.9941</text:p>
              </table:table-cell>
              <table:table-cell office:value-type="float" office:value="5.2822">
                <text:p>5.28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3.9965">
                <text:p>3.9965</text:p>
              </table:table-cell>
              <table:table-cell office:value-type="float" office:value="5.2839">
                <text:p>5.28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3.9989">
                <text:p>3.9989</text:p>
              </table:table-cell>
              <table:table-cell office:value-type="float" office:value="5.2856">
                <text:p>5.28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4.0012">
                <text:p>4.0012</text:p>
              </table:table-cell>
              <table:table-cell office:value-type="float" office:value="5.2873">
                <text:p>5.28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4.0036">
                <text:p>4.0036</text:p>
              </table:table-cell>
              <table:table-cell office:value-type="float" office:value="5.2891">
                <text:p>5.28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4.006">
                <text:p>4.006</text:p>
              </table:table-cell>
              <table:table-cell office:value-type="float" office:value="5.2908">
                <text:p>5.29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4.0083">
                <text:p>4.0083</text:p>
              </table:table-cell>
              <table:table-cell office:value-type="float" office:value="5.2925">
                <text:p>5.2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4.0107">
                <text:p>4.0107</text:p>
              </table:table-cell>
              <table:table-cell office:value-type="float" office:value="5.2942">
                <text:p>5.29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4.013">
                <text:p>4.013</text:p>
              </table:table-cell>
              <table:table-cell office:value-type="float" office:value="5.2959">
                <text:p>5.29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4.0153">
                <text:p>4.0153</text:p>
              </table:table-cell>
              <table:table-cell office:value-type="float" office:value="5.2976">
                <text:p>5.2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4.0176">
                <text:p>4.0176</text:p>
              </table:table-cell>
              <table:table-cell office:value-type="float" office:value="5.2993">
                <text:p>5.29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4.0199">
                <text:p>4.0199</text:p>
              </table:table-cell>
              <table:table-cell office:value-type="float" office:value="5.3009">
                <text:p>5.30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4.0222">
                <text:p>4.0222</text:p>
              </table:table-cell>
              <table:table-cell office:value-type="float" office:value="5.3026">
                <text:p>5.30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4.0245">
                <text:p>4.0245</text:p>
              </table:table-cell>
              <table:table-cell office:value-type="float" office:value="5.3043">
                <text:p>5.30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4.0268">
                <text:p>4.0268</text:p>
              </table:table-cell>
              <table:table-cell office:value-type="float" office:value="5.3059">
                <text:p>5.30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4.0291">
                <text:p>4.0291</text:p>
              </table:table-cell>
              <table:table-cell office:value-type="float" office:value="5.3076">
                <text:p>5.30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4.0314">
                <text:p>4.0314</text:p>
              </table:table-cell>
              <table:table-cell office:value-type="float" office:value="5.3093">
                <text:p>5.3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4.0337">
                <text:p>4.0337</text:p>
              </table:table-cell>
              <table:table-cell office:value-type="float" office:value="5.3109">
                <text:p>5.31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4.0359">
                <text:p>4.0359</text:p>
              </table:table-cell>
              <table:table-cell office:value-type="float" office:value="5.3126">
                <text:p>5.3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4.0382">
                <text:p>4.0382</text:p>
              </table:table-cell>
              <table:table-cell office:value-type="float" office:value="5.3142">
                <text:p>5.31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4.0404">
                <text:p>4.0404</text:p>
              </table:table-cell>
              <table:table-cell office:value-type="float" office:value="5.3159">
                <text:p>5.31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4.0427">
                <text:p>4.0427</text:p>
              </table:table-cell>
              <table:table-cell office:value-type="float" office:value="5.3175">
                <text:p>5.31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4.045">
                <text:p>4.045</text:p>
              </table:table-cell>
              <table:table-cell office:value-type="float" office:value="5.3191">
                <text:p>5.3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4.0472">
                <text:p>4.0472</text:p>
              </table:table-cell>
              <table:table-cell office:value-type="float" office:value="5.3208">
                <text:p>5.32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4.0494">
                <text:p>4.0494</text:p>
              </table:table-cell>
              <table:table-cell office:value-type="float" office:value="5.3224">
                <text:p>5.3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4.0517">
                <text:p>4.0517</text:p>
              </table:table-cell>
              <table:table-cell office:value-type="float" office:value="5.324">
                <text:p>5.3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4.0539">
                <text:p>4.0539</text:p>
              </table:table-cell>
              <table:table-cell office:value-type="float" office:value="5.3256">
                <text:p>5.32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4.0561">
                <text:p>4.0561</text:p>
              </table:table-cell>
              <table:table-cell office:value-type="float" office:value="5.3272">
                <text:p>5.3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4.0583">
                <text:p>4.0583</text:p>
              </table:table-cell>
              <table:table-cell office:value-type="float" office:value="5.3289">
                <text:p>5.32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4.0605">
                <text:p>4.0605</text:p>
              </table:table-cell>
              <table:table-cell office:value-type="float" office:value="5.3305">
                <text:p>5.3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4.0627">
                <text:p>4.0627</text:p>
              </table:table-cell>
              <table:table-cell office:value-type="float" office:value="5.3321">
                <text:p>5.33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4.0649">
                <text:p>4.0649</text:p>
              </table:table-cell>
              <table:table-cell office:value-type="float" office:value="5.3337">
                <text:p>5.33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4.0671">
                <text:p>4.0671</text:p>
              </table:table-cell>
              <table:table-cell office:value-type="float" office:value="5.3353">
                <text:p>5.3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4.0693">
                <text:p>4.0693</text:p>
              </table:table-cell>
              <table:table-cell office:value-type="float" office:value="5.3369">
                <text:p>5.33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4.0715">
                <text:p>4.0715</text:p>
              </table:table-cell>
              <table:table-cell office:value-type="float" office:value="5.3384">
                <text:p>5.3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4.0736">
                <text:p>4.073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4.0758">
                <text:p>4.0758</text:p>
              </table:table-cell>
              <table:table-cell office:value-type="float" office:value="5.3416">
                <text:p>5.34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4.078">
                <text:p>4.078</text:p>
              </table:table-cell>
              <table:table-cell office:value-type="float" office:value="5.3432">
                <text:p>5.3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4.0801">
                <text:p>4.0801</text:p>
              </table:table-cell>
              <table:table-cell office:value-type="float" office:value="5.3448">
                <text:p>5.344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4.0823">
                <text:p>4.0823</text:p>
              </table:table-cell>
              <table:table-cell office:value-type="float" office:value="5.3463">
                <text:p>5.34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4.0844">
                <text:p>4.0844</text:p>
              </table:table-cell>
              <table:table-cell office:value-type="float" office:value="5.3479">
                <text:p>5.34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4.0866">
                <text:p>4.0866</text:p>
              </table:table-cell>
              <table:table-cell office:value-type="float" office:value="5.3495">
                <text:p>5.3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4.0887">
                <text:p>4.0887</text:p>
              </table:table-cell>
              <table:table-cell office:value-type="float" office:value="5.351">
                <text:p>5.3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4.0909">
                <text:p>4.0909</text:p>
              </table:table-cell>
              <table:table-cell office:value-type="float" office:value="5.3526">
                <text:p>5.35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4.093">
                <text:p>4.093</text:p>
              </table:table-cell>
              <table:table-cell office:value-type="float" office:value="5.3542">
                <text:p>5.35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4.0951">
                <text:p>4.0951</text:p>
              </table:table-cell>
              <table:table-cell office:value-type="float" office:value="5.3557">
                <text:p>5.35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4.0973">
                <text:p>4.0973</text:p>
              </table:table-cell>
              <table:table-cell office:value-type="float" office:value="5.3573">
                <text:p>5.35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4.0994">
                <text:p>4.0994</text:p>
              </table:table-cell>
              <table:table-cell office:value-type="float" office:value="5.3588">
                <text:p>5.35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4.1015">
                <text:p>4.1015</text:p>
              </table:table-cell>
              <table:table-cell office:value-type="float" office:value="5.3603">
                <text:p>5.36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4.1036">
                <text:p>4.1036</text:p>
              </table:table-cell>
              <table:table-cell office:value-type="float" office:value="5.3619">
                <text:p>5.36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4.1057">
                <text:p>4.1057</text:p>
              </table:table-cell>
              <table:table-cell office:value-type="float" office:value="5.3634">
                <text:p>5.36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4.1078">
                <text:p>4.1078</text:p>
              </table:table-cell>
              <table:table-cell office:value-type="float" office:value="5.365">
                <text:p>5.3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4.1099">
                <text:p>4.1099</text:p>
              </table:table-cell>
              <table:table-cell office:value-type="float" office:value="5.3665">
                <text:p>5.36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4.112">
                <text:p>4.112</text:p>
              </table:table-cell>
              <table:table-cell office:value-type="float" office:value="5.368">
                <text:p>5.3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4.1141">
                <text:p>4.1141</text:p>
              </table:table-cell>
              <table:table-cell office:value-type="float" office:value="5.3695">
                <text:p>5.36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4.1162">
                <text:p>4.1162</text:p>
              </table:table-cell>
              <table:table-cell office:value-type="float" office:value="5.3711">
                <text:p>5.3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4.1183">
                <text:p>4.1183</text:p>
              </table:table-cell>
              <table:table-cell office:value-type="float" office:value="5.3726">
                <text:p>5.37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4.1204">
                <text:p>4.1204</text:p>
              </table:table-cell>
              <table:table-cell office:value-type="float" office:value="5.3741">
                <text:p>5.37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4.1224">
                <text:p>4.1224</text:p>
              </table:table-cell>
              <table:table-cell office:value-type="float" office:value="5.3756">
                <text:p>5.3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4.1245">
                <text:p>4.1245</text:p>
              </table:table-cell>
              <table:table-cell office:value-type="float" office:value="5.3771">
                <text:p>5.37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4.1266">
                <text:p>4.1266</text:p>
              </table:table-cell>
              <table:table-cell office:value-type="float" office:value="5.3786">
                <text:p>5.37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4.1287">
                <text:p>4.1287</text:p>
              </table:table-cell>
              <table:table-cell office:value-type="float" office:value="5.3801">
                <text:p>5.38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4.1307">
                <text:p>4.1307</text:p>
              </table:table-cell>
              <table:table-cell office:value-type="float" office:value="5.3816">
                <text:p>5.38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4.1328">
                <text:p>4.1328</text:p>
              </table:table-cell>
              <table:table-cell office:value-type="float" office:value="5.3831">
                <text:p>5.38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4.1348">
                <text:p>4.1348</text:p>
              </table:table-cell>
              <table:table-cell office:value-type="float" office:value="5.3846">
                <text:p>5.3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4.1369">
                <text:p>4.1369</text:p>
              </table:table-cell>
              <table:table-cell office:value-type="float" office:value="5.3861">
                <text:p>5.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4.1389">
                <text:p>4.1389</text:p>
              </table:table-cell>
              <table:table-cell office:value-type="float" office:value="5.3876">
                <text:p>5.38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4.141">
                <text:p>4.141</text:p>
              </table:table-cell>
              <table:table-cell office:value-type="float" office:value="5.3891">
                <text:p>5.3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4.143">
                <text:p>4.143</text:p>
              </table:table-cell>
              <table:table-cell office:value-type="float" office:value="5.3906">
                <text:p>5.39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4.1451">
                <text:p>4.1451</text:p>
              </table:table-cell>
              <table:table-cell office:value-type="float" office:value="5.3921">
                <text:p>5.39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4.1471">
                <text:p>4.1471</text:p>
              </table:table-cell>
              <table:table-cell office:value-type="float" office:value="5.3936">
                <text:p>5.39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4.1492">
                <text:p>4.1492</text:p>
              </table:table-cell>
              <table:table-cell office:value-type="float" office:value="5.395">
                <text:p>5.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4.1512">
                <text:p>4.1512</text:p>
              </table:table-cell>
              <table:table-cell office:value-type="float" office:value="5.3965">
                <text:p>5.39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4.1532">
                <text:p>4.1532</text:p>
              </table:table-cell>
              <table:table-cell office:value-type="float" office:value="5.398">
                <text:p>5.3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4.1552">
                <text:p>4.1552</text:p>
              </table:table-cell>
              <table:table-cell office:value-type="float" office:value="5.3995">
                <text:p>5.39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4.1573">
                <text:p>4.1573</text:p>
              </table:table-cell>
              <table:table-cell office:value-type="float" office:value="5.4009">
                <text:p>5.40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4.1593">
                <text:p>4.1593</text:p>
              </table:table-cell>
              <table:table-cell office:value-type="float" office:value="5.4024">
                <text:p>5.40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4.1613">
                <text:p>4.1613</text:p>
              </table:table-cell>
              <table:table-cell office:value-type="float" office:value="5.4039">
                <text:p>5.40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4.1633">
                <text:p>4.1633</text:p>
              </table:table-cell>
              <table:table-cell office:value-type="float" office:value="5.4053">
                <text:p>5.40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4.1653">
                <text:p>4.1653</text:p>
              </table:table-cell>
              <table:table-cell office:value-type="float" office:value="5.4068">
                <text:p>5.40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4.1674">
                <text:p>4.1674</text:p>
              </table:table-cell>
              <table:table-cell office:value-type="float" office:value="5.4082">
                <text:p>5.4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4.1694">
                <text:p>4.1694</text:p>
              </table:table-cell>
              <table:table-cell office:value-type="float" office:value="5.4097">
                <text:p>5.40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4.1714">
                <text:p>4.1714</text:p>
              </table:table-cell>
              <table:table-cell office:value-type="float" office:value="5.4112">
                <text:p>5.41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4.1734">
                <text:p>4.1734</text:p>
              </table:table-cell>
              <table:table-cell office:value-type="float" office:value="5.4126">
                <text:p>5.41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4.1754">
                <text:p>4.1754</text:p>
              </table:table-cell>
              <table:table-cell office:value-type="float" office:value="5.4141">
                <text:p>5.41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4.1774">
                <text:p>4.1774</text:p>
              </table:table-cell>
              <table:table-cell office:value-type="float" office:value="5.4155">
                <text:p>5.41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4.1794">
                <text:p>4.1794</text:p>
              </table:table-cell>
              <table:table-cell office:value-type="float" office:value="5.4169">
                <text:p>5.41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4.1814">
                <text:p>4.1814</text:p>
              </table:table-cell>
              <table:table-cell office:value-type="float" office:value="5.4184">
                <text:p>5.41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4.1834">
                <text:p>4.1834</text:p>
              </table:table-cell>
              <table:table-cell office:value-type="float" office:value="5.4198">
                <text:p>5.41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4.1854">
                <text:p>4.1854</text:p>
              </table:table-cell>
              <table:table-cell office:value-type="float" office:value="5.4213">
                <text:p>5.4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4.1874">
                <text:p>4.1874</text:p>
              </table:table-cell>
              <table:table-cell office:value-type="float" office:value="5.4227">
                <text:p>5.42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4.1893">
                <text:p>4.1893</text:p>
              </table:table-cell>
              <table:table-cell office:value-type="float" office:value="5.4241">
                <text:p>5.42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4.1913">
                <text:p>4.1913</text:p>
              </table:table-cell>
              <table:table-cell office:value-type="float" office:value="5.4256">
                <text:p>5.42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4.1933">
                <text:p>4.1933</text:p>
              </table:table-cell>
              <table:table-cell office:value-type="float" office:value="5.427">
                <text:p>5.4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4.1953">
                <text:p>4.1953</text:p>
              </table:table-cell>
              <table:table-cell office:value-type="float" office:value="5.4284">
                <text:p>5.4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4.1973">
                <text:p>4.1973</text:p>
              </table:table-cell>
              <table:table-cell office:value-type="float" office:value="5.4299">
                <text:p>5.42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4.1993">
                <text:p>4.1993</text:p>
              </table:table-cell>
              <table:table-cell office:value-type="float" office:value="5.4313">
                <text:p>5.4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4.2012">
                <text:p>4.2012</text:p>
              </table:table-cell>
              <table:table-cell office:value-type="float" office:value="5.4327">
                <text:p>5.43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4.2032">
                <text:p>4.2032</text:p>
              </table:table-cell>
              <table:table-cell office:value-type="float" office:value="5.4341">
                <text:p>5.43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4.2052">
                <text:p>4.2052</text:p>
              </table:table-cell>
              <table:table-cell office:value-type="float" office:value="5.4356">
                <text:p>5.4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4.2072">
                <text:p>4.2072</text:p>
              </table:table-cell>
              <table:table-cell office:value-type="float" office:value="5.437">
                <text:p>5.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4.2091">
                <text:p>4.2091</text:p>
              </table:table-cell>
              <table:table-cell office:value-type="float" office:value="5.4384">
                <text:p>5.43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4.2111">
                <text:p>4.2111</text:p>
              </table:table-cell>
              <table:table-cell office:value-type="float" office:value="5.4398">
                <text:p>5.43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4.2131">
                <text:p>4.2131</text:p>
              </table:table-cell>
              <table:table-cell office:value-type="float" office:value="5.4412">
                <text:p>5.44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4.215">
                <text:p>4.215</text:p>
              </table:table-cell>
              <table:table-cell office:value-type="float" office:value="5.4426">
                <text:p>5.44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4.217">
                <text:p>4.217</text:p>
              </table:table-cell>
              <table:table-cell office:value-type="float" office:value="5.4441">
                <text:p>5.44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4.2189">
                <text:p>4.2189</text:p>
              </table:table-cell>
              <table:table-cell office:value-type="float" office:value="5.4455">
                <text:p>5.44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4.2209">
                <text:p>4.2209</text:p>
              </table:table-cell>
              <table:table-cell office:value-type="float" office:value="5.4469">
                <text:p>5.44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4.2229">
                <text:p>4.2229</text:p>
              </table:table-cell>
              <table:table-cell office:value-type="float" office:value="5.4483">
                <text:p>5.44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4.2248">
                <text:p>4.2248</text:p>
              </table:table-cell>
              <table:table-cell office:value-type="float" office:value="5.4497">
                <text:p>5.44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4.2268">
                <text:p>4.2268</text:p>
              </table:table-cell>
              <table:table-cell office:value-type="float" office:value="5.4511">
                <text:p>5.45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4.2287">
                <text:p>4.2287</text:p>
              </table:table-cell>
              <table:table-cell office:value-type="float" office:value="5.4525">
                <text:p>5.45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4.2307">
                <text:p>4.2307</text:p>
              </table:table-cell>
              <table:table-cell office:value-type="float" office:value="5.4539">
                <text:p>5.45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4.2326">
                <text:p>4.2326</text:p>
              </table:table-cell>
              <table:table-cell office:value-type="float" office:value="5.4553">
                <text:p>5.45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4.2346">
                <text:p>4.2346</text:p>
              </table:table-cell>
              <table:table-cell office:value-type="float" office:value="5.4567">
                <text:p>5.45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4.2365">
                <text:p>4.2365</text:p>
              </table:table-cell>
              <table:table-cell office:value-type="float" office:value="5.4581">
                <text:p>5.45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4.2385">
                <text:p>4.2385</text:p>
              </table:table-cell>
              <table:table-cell office:value-type="float" office:value="5.4594">
                <text:p>5.4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4.2404">
                <text:p>4.2404</text:p>
              </table:table-cell>
              <table:table-cell office:value-type="float" office:value="5.4608">
                <text:p>5.46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4.2424">
                <text:p>4.2424</text:p>
              </table:table-cell>
              <table:table-cell office:value-type="float" office:value="5.4622">
                <text:p>5.46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4.2443">
                <text:p>4.2443</text:p>
              </table:table-cell>
              <table:table-cell office:value-type="float" office:value="5.4636">
                <text:p>5.4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4.2462">
                <text:p>4.2462</text:p>
              </table:table-cell>
              <table:table-cell office:value-type="float" office:value="5.465">
                <text:p>5.4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4.2482">
                <text:p>4.2482</text:p>
              </table:table-cell>
              <table:table-cell office:value-type="float" office:value="5.4664">
                <text:p>5.46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4.2501">
                <text:p>4.2501</text:p>
              </table:table-cell>
              <table:table-cell office:value-type="float" office:value="5.4678">
                <text:p>5.46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4.252">
                <text:p>4.252</text:p>
              </table:table-cell>
              <table:table-cell office:value-type="float" office:value="5.4691">
                <text:p>5.46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4.254">
                <text:p>4.254</text:p>
              </table:table-cell>
              <table:table-cell office:value-type="float" office:value="5.4705">
                <text:p>5.47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4.2559">
                <text:p>4.2559</text:p>
              </table:table-cell>
              <table:table-cell office:value-type="float" office:value="5.4719">
                <text:p>5.47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4.2579">
                <text:p>4.2579</text:p>
              </table:table-cell>
              <table:table-cell office:value-type="float" office:value="5.4733">
                <text:p>5.47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4.2598">
                <text:p>4.2598</text:p>
              </table:table-cell>
              <table:table-cell office:value-type="float" office:value="5.4747">
                <text:p>5.4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4.2617">
                <text:p>4.2617</text:p>
              </table:table-cell>
              <table:table-cell office:value-type="float" office:value="5.476">
                <text:p>5.4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4.2636">
                <text:p>4.2636</text:p>
              </table:table-cell>
              <table:table-cell office:value-type="float" office:value="5.4774">
                <text:p>5.4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4.2656">
                <text:p>4.2656</text:p>
              </table:table-cell>
              <table:table-cell office:value-type="float" office:value="5.4788">
                <text:p>5.47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4.2675">
                <text:p>4.2675</text:p>
              </table:table-cell>
              <table:table-cell office:value-type="float" office:value="5.4801">
                <text:p>5.48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4.2694">
                <text:p>4.2694</text:p>
              </table:table-cell>
              <table:table-cell office:value-type="float" office:value="5.4815">
                <text:p>5.4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4.2714">
                <text:p>4.2714</text:p>
              </table:table-cell>
              <table:table-cell office:value-type="float" office:value="5.4829">
                <text:p>5.4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4.2733">
                <text:p>4.2733</text:p>
              </table:table-cell>
              <table:table-cell office:value-type="float" office:value="5.4842">
                <text:p>5.484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4.2752">
                <text:p>4.2752</text:p>
              </table:table-cell>
              <table:table-cell office:value-type="float" office:value="5.4856">
                <text:p>5.48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4.2771">
                <text:p>4.2771</text:p>
              </table:table-cell>
              <table:table-cell office:value-type="float" office:value="5.487">
                <text:p>5.4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4.279">
                <text:p>4.279</text:p>
              </table:table-cell>
              <table:table-cell office:value-type="float" office:value="5.4883">
                <text:p>5.48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4.281">
                <text:p>4.281</text:p>
              </table:table-cell>
              <table:table-cell office:value-type="float" office:value="5.4897">
                <text:p>5.48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4.2829">
                <text:p>4.2829</text:p>
              </table:table-cell>
              <table:table-cell office:value-type="float" office:value="5.491">
                <text:p>5.4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4.2848">
                <text:p>4.2848</text:p>
              </table:table-cell>
              <table:table-cell office:value-type="float" office:value="5.4924">
                <text:p>5.49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4.2867">
                <text:p>4.2867</text:p>
              </table:table-cell>
              <table:table-cell office:value-type="float" office:value="5.4938">
                <text:p>5.493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4.2886">
                <text:p>4.2886</text:p>
              </table:table-cell>
              <table:table-cell office:value-type="float" office:value="5.4951">
                <text:p>5.49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4.2905">
                <text:p>4.2905</text:p>
              </table:table-cell>
              <table:table-cell office:value-type="float" office:value="5.4965">
                <text:p>5.49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4.2925">
                <text:p>4.2925</text:p>
              </table:table-cell>
              <table:table-cell office:value-type="float" office:value="5.4978">
                <text:p>5.4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4.2944">
                <text:p>4.2944</text:p>
              </table:table-cell>
              <table:table-cell office:value-type="float" office:value="5.4992">
                <text:p>5.49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4.2963">
                <text:p>4.2963</text:p>
              </table:table-cell>
              <table:table-cell office:value-type="float" office:value="5.5005">
                <text:p>5.50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4.2982">
                <text:p>4.2982</text:p>
              </table:table-cell>
              <table:table-cell office:value-type="float" office:value="5.5019">
                <text:p>5.50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4.3001">
                <text:p>4.3001</text:p>
              </table:table-cell>
              <table:table-cell office:value-type="float" office:value="5.5032">
                <text:p>5.50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4.302">
                <text:p>4.302</text:p>
              </table:table-cell>
              <table:table-cell office:value-type="float" office:value="5.5045">
                <text:p>5.50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4.3039">
                <text:p>4.3039</text:p>
              </table:table-cell>
              <table:table-cell office:value-type="float" office:value="5.5059">
                <text:p>5.50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4.3058">
                <text:p>4.3058</text:p>
              </table:table-cell>
              <table:table-cell office:value-type="float" office:value="5.5072">
                <text:p>5.50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4.3077">
                <text:p>4.3077</text:p>
              </table:table-cell>
              <table:table-cell office:value-type="float" office:value="5.5086">
                <text:p>5.50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4.3096">
                <text:p>4.3096</text:p>
              </table:table-cell>
              <table:table-cell office:value-type="float" office:value="5.5099">
                <text:p>5.50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4.3115">
                <text:p>4.3115</text:p>
              </table:table-cell>
              <table:table-cell office:value-type="float" office:value="5.5113">
                <text:p>5.51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4.3135">
                <text:p>4.3135</text:p>
              </table:table-cell>
              <table:table-cell office:value-type="float" office:value="5.5126">
                <text:p>5.51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4.3154">
                <text:p>4.3154</text:p>
              </table:table-cell>
              <table:table-cell office:value-type="float" office:value="5.5139">
                <text:p>5.51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4.3173">
                <text:p>4.3173</text:p>
              </table:table-cell>
              <table:table-cell office:value-type="float" office:value="5.5153">
                <text:p>5.51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4.3192">
                <text:p>4.3192</text:p>
              </table:table-cell>
              <table:table-cell office:value-type="float" office:value="5.5166">
                <text:p>5.51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4.3211">
                <text:p>4.3211</text:p>
              </table:table-cell>
              <table:table-cell office:value-type="float" office:value="5.5179">
                <text:p>5.51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4.323">
                <text:p>4.323</text:p>
              </table:table-cell>
              <table:table-cell office:value-type="float" office:value="5.5193">
                <text:p>5.51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4.3249">
                <text:p>4.3249</text:p>
              </table:table-cell>
              <table:table-cell office:value-type="float" office:value="5.5206">
                <text:p>5.52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4.3268">
                <text:p>4.3268</text:p>
              </table:table-cell>
              <table:table-cell office:value-type="float" office:value="5.5219">
                <text:p>5.52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4.3287">
                <text:p>4.3287</text:p>
              </table:table-cell>
              <table:table-cell office:value-type="float" office:value="5.5232">
                <text:p>5.52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4.3306">
                <text:p>4.3306</text:p>
              </table:table-cell>
              <table:table-cell office:value-type="float" office:value="5.5246">
                <text:p>5.52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4.3324">
                <text:p>4.3324</text:p>
              </table:table-cell>
              <table:table-cell office:value-type="float" office:value="5.5259">
                <text:p>5.52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4.3343">
                <text:p>4.3343</text:p>
              </table:table-cell>
              <table:table-cell office:value-type="float" office:value="5.5272">
                <text:p>5.52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4.3362">
                <text:p>4.3362</text:p>
              </table:table-cell>
              <table:table-cell office:value-type="float" office:value="5.5285">
                <text:p>5.52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4.3381">
                <text:p>4.3381</text:p>
              </table:table-cell>
              <table:table-cell office:value-type="float" office:value="5.5299">
                <text:p>5.52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4.34">
                <text:p>4.34</text:p>
              </table:table-cell>
              <table:table-cell office:value-type="float" office:value="5.5312">
                <text:p>5.53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4.3419">
                <text:p>4.3419</text:p>
              </table:table-cell>
              <table:table-cell office:value-type="float" office:value="5.5325">
                <text:p>5.53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4.3438">
                <text:p>4.3438</text:p>
              </table:table-cell>
              <table:table-cell office:value-type="float" office:value="5.5338">
                <text:p>5.53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4.3457">
                <text:p>4.3457</text:p>
              </table:table-cell>
              <table:table-cell office:value-type="float" office:value="5.5351">
                <text:p>5.53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4.3476">
                <text:p>4.3476</text:p>
              </table:table-cell>
              <table:table-cell office:value-type="float" office:value="5.5364">
                <text:p>5.53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4.3495">
                <text:p>4.3495</text:p>
              </table:table-cell>
              <table:table-cell office:value-type="float" office:value="5.5378">
                <text:p>5.53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4.3514">
                <text:p>4.3514</text:p>
              </table:table-cell>
              <table:table-cell office:value-type="float" office:value="5.5391">
                <text:p>5.53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4.3533">
                <text:p>4.3533</text:p>
              </table:table-cell>
              <table:table-cell office:value-type="float" office:value="5.5404">
                <text:p>5.54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4.3551">
                <text:p>4.3551</text:p>
              </table:table-cell>
              <table:table-cell office:value-type="float" office:value="5.5417">
                <text:p>5.54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4.357">
                <text:p>4.357</text:p>
              </table:table-cell>
              <table:table-cell office:value-type="float" office:value="5.543">
                <text:p>5.5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4.3589">
                <text:p>4.3589</text:p>
              </table:table-cell>
              <table:table-cell office:value-type="float" office:value="5.5443">
                <text:p>5.54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4.3608">
                <text:p>4.3608</text:p>
              </table:table-cell>
              <table:table-cell office:value-type="float" office:value="5.5456">
                <text:p>5.54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4.3627">
                <text:p>4.3627</text:p>
              </table:table-cell>
              <table:table-cell office:value-type="float" office:value="5.5469">
                <text:p>5.54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4.3646">
                <text:p>4.3646</text:p>
              </table:table-cell>
              <table:table-cell office:value-type="float" office:value="5.5482">
                <text:p>5.54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4.3664">
                <text:p>4.3664</text:p>
              </table:table-cell>
              <table:table-cell office:value-type="float" office:value="5.5495">
                <text:p>5.54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4.3683">
                <text:p>4.3683</text:p>
              </table:table-cell>
              <table:table-cell office:value-type="float" office:value="5.5508">
                <text:p>5.55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4.3702">
                <text:p>4.3702</text:p>
              </table:table-cell>
              <table:table-cell office:value-type="float" office:value="5.5521">
                <text:p>5.55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4.3721">
                <text:p>4.3721</text:p>
              </table:table-cell>
              <table:table-cell office:value-type="float" office:value="5.5534">
                <text:p>5.55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4.374">
                <text:p>4.374</text:p>
              </table:table-cell>
              <table:table-cell office:value-type="float" office:value="5.5547">
                <text:p>5.55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4.3759">
                <text:p>4.3759</text:p>
              </table:table-cell>
              <table:table-cell office:value-type="float" office:value="5.556">
                <text:p>5.5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4.3777">
                <text:p>4.3777</text:p>
              </table:table-cell>
              <table:table-cell office:value-type="float" office:value="5.5573">
                <text:p>5.55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4.3796">
                <text:p>4.3796</text:p>
              </table:table-cell>
              <table:table-cell office:value-type="float" office:value="5.5586">
                <text:p>5.55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4.3815">
                <text:p>4.3815</text:p>
              </table:table-cell>
              <table:table-cell office:value-type="float" office:value="5.5599">
                <text:p>5.559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4.3834">
                <text:p>4.3834</text:p>
              </table:table-cell>
              <table:table-cell office:value-type="float" office:value="5.5612">
                <text:p>5.56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4.3852">
                <text:p>4.3852</text:p>
              </table:table-cell>
              <table:table-cell office:value-type="float" office:value="5.5625">
                <text:p>5.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chart:class="chart:scatter" chart:style-name="ch1">
        <chart:title svg:x="1.228cm" svg:y="0.316cm" chart:style-name="ch2">
          <text:p>Effect of Intracellular tPA release on Plasmin-Antiplasmin Formation</text:p>
        </chart:title>
        <chart:legend chart:legend-position="end" svg:x="12.444cm" svg:y="3.954cm" style:legend-expansion="high" chart:style-name="ch3"/>
        <chart:plot-area chart:style-name="ch4" table:cell-range-address="Sheet1.A2:Sheet1.A303 Sheet1.J2:Sheet1.J303 Sheet1.K1:Sheet1.K303" chart:data-source-has-labels="row" svg:x="1.415cm" svg:y="1.301cm" svg:width="10.71cm" svg:height="6.458cm">
          <chartooo:coordinate-region svg:x="2.142cm" svg:y="1.5cm" svg:width="9.611cm" svg:height="5.612cm"/>
          <chart:axis chart:dimension="x" chart:name="primary-x" chart:style-name="ch5">
            <chart:title svg:x="5.406cm" svg:y="7.94cm" chart:style-name="ch6">
              <text:p>Time (seconds)</text:p>
            </chart:title>
          </chart:axis>
          <chart:axis chart:dimension="y" chart:name="primary-y" chart:style-name="ch7">
            <chart:title svg:x="0.451cm" svg:y="6.224cm" chart:style-name="ch8">
              <text:p>Concentration (μM)</text:p>
            </chart:title>
            <chart:grid chart:style-name="ch9" chart:class="major"/>
          </chart:axis>
          <chart:series chart:style-name="ch10" chart:values-cell-range-address="Sheet1.J3:Sheet1.J303" chart:label-cell-address="Sheet1.J2:Sheet1.J2" chart:class="chart:scatter">
            <chart:domain table:cell-range-address="Sheet1.A3:Sheet1.A303"/>
            <chart:data-point chart:repeated="301"/>
          </chart:series>
          <chart:series chart:style-name="ch11" chart:values-cell-range-address="Sheet1.K3:Sheet1.K303" chart:label-cell-address="Sheet1.K1:Sheet1.K2" chart:class="chart:scatter"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out ic_tpa</text:p>
                <draw:g>
                  <svg:desc>Sheet1.J2:Sheet1.J2</svg:desc>
                </draw:g>
              </table:table-cell>
              <table:table-cell office:value-type="string">
                <text:p>With ic_tpa</text:p>
                <text:list>
                  <text:list-item>
                    <text:p/>
                  </text:list-item>
                  <text:list-item>
                    <text:p>With ic_tpa</text:p>
                  </text:list-item>
                </text:list>
                <draw:g>
                  <svg:desc>Sheet1.K1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J3:Sheet1.J303</svg:desc>
                </draw:g>
              </table:table-cell>
              <table:table-cell office:value-type="float" office:value="0">
                <text:p>0</text:p>
                <draw:g>
                  <svg:desc>Sheet1.K3:Sheet1.K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6.6124E-015">
                <text:p>6.6124E-015</text:p>
              </table:table-cell>
              <table:table-cell office:value-type="float" office:value="7.5642E-015">
                <text:p>7.5642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0.0000000000017978">
                <text:p>0.0000000000017978</text:p>
              </table:table-cell>
              <table:table-cell office:value-type="float" office:value="0.0000000000021412">
                <text:p>0.0000000000021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0.00000000004672">
                <text:p>0.00000000004672</text:p>
              </table:table-cell>
              <table:table-cell office:value-type="float" office:value="0.000000000059509">
                <text:p>0.000000000059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0.00000000078477">
                <text:p>0.00000000078477</text:p>
              </table:table-cell>
              <table:table-cell office:value-type="float" office:value="0.0000000010199">
                <text:p>0.0000000010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0.0000000046291">
                <text:p>0.0000000046291</text:p>
              </table:table-cell>
              <table:table-cell office:value-type="float" office:value="0.0000000062482">
                <text:p>0.0000000062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0.000000015957">
                <text:p>0.000000015957</text:p>
              </table:table-cell>
              <table:table-cell office:value-type="float" office:value="0.000000022938">
                <text:p>0.000000022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0.000000066038">
                <text:p>0.000000066038</text:p>
              </table:table-cell>
              <table:table-cell office:value-type="float" office:value="0.000000098131">
                <text:p>0.0000000981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0.00000022611">
                <text:p>0.00000022611</text:p>
              </table:table-cell>
              <table:table-cell office:value-type="float" office:value="0.00000034263">
                <text:p>0.00000034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0.0000005858">
                <text:p>0.0000005858</text:p>
              </table:table-cell>
              <table:table-cell office:value-type="float" office:value="0.0000009241">
                <text:p>0.00000092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0.0000015665">
                <text:p>0.0000015665</text:p>
              </table:table-cell>
              <table:table-cell office:value-type="float" office:value="0.0000025179">
                <text:p>0.0000025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0000042407">
                <text:p>0.0000042407</text:p>
              </table:table-cell>
              <table:table-cell office:value-type="float" office:value="0.0000069005">
                <text:p>0.0000069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0.000025139">
                <text:p>0.000025139</text:p>
              </table:table-cell>
              <table:table-cell office:value-type="float" office:value="0.000041795">
                <text:p>0.0000417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0.00068512">
                <text:p>0.00068512</text:p>
              </table:table-cell>
              <table:table-cell office:value-type="float" office:value="0.0011073">
                <text:p>0.0011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0.0024905">
                <text:p>0.0024905</text:p>
              </table:table-cell>
              <table:table-cell office:value-type="float" office:value="0.0038145">
                <text:p>0.0038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0.0049096">
                <text:p>0.0049096</text:p>
              </table:table-cell>
              <table:table-cell office:value-type="float" office:value="0.0070681">
                <text:p>0.0070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0.0071583">
                <text:p>0.0071583</text:p>
              </table:table-cell>
              <table:table-cell office:value-type="float" office:value="0.0099588">
                <text:p>0.0099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0.0097149">
                <text:p>0.0097149</text:p>
              </table:table-cell>
              <table:table-cell office:value-type="float" office:value="0.013444">
                <text:p>0.013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0.012822">
                <text:p>0.012822</text:p>
              </table:table-cell>
              <table:table-cell office:value-type="float" office:value="0.017389">
                <text:p>0.0173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0.015284">
                <text:p>0.015284</text:p>
              </table:table-cell>
              <table:table-cell office:value-type="float" office:value="0.020521">
                <text:p>0.020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0.017717">
                <text:p>0.017717</text:p>
              </table:table-cell>
              <table:table-cell office:value-type="float" office:value="0.023924">
                <text:p>0.0239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0.020963">
                <text:p>0.020963</text:p>
              </table:table-cell>
              <table:table-cell office:value-type="float" office:value="0.028049">
                <text:p>0.028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0.023454">
                <text:p>0.023454</text:p>
              </table:table-cell>
              <table:table-cell office:value-type="float" office:value="0.031256">
                <text:p>0.031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0.025806">
                <text:p>0.025806</text:p>
              </table:table-cell>
              <table:table-cell office:value-type="float" office:value="0.034603">
                <text:p>0.034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0.029098">
                <text:p>0.029098</text:p>
              </table:table-cell>
              <table:table-cell office:value-type="float" office:value="0.038804">
                <text:p>0.038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0.031604">
                <text:p>0.031604</text:p>
              </table:table-cell>
              <table:table-cell office:value-type="float" office:value="0.042065">
                <text:p>0.0420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0.033935">
                <text:p>0.033935</text:p>
              </table:table-cell>
              <table:table-cell office:value-type="float" office:value="0.045403">
                <text:p>0.0454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0.037226">
                <text:p>0.037226</text:p>
              </table:table-cell>
              <table:table-cell office:value-type="float" office:value="0.04962">
                <text:p>0.04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0.039746">
                <text:p>0.039746</text:p>
              </table:table-cell>
              <table:table-cell office:value-type="float" office:value="0.052926">
                <text:p>0.0529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0.042093">
                <text:p>0.042093</text:p>
              </table:table-cell>
              <table:table-cell office:value-type="float" office:value="0.056284">
                <text:p>0.056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0.045354">
                <text:p>0.045354</text:p>
              </table:table-cell>
              <table:table-cell office:value-type="float" office:value="0.06048">
                <text:p>0.060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0.047887">
                <text:p>0.047887</text:p>
              </table:table-cell>
              <table:table-cell office:value-type="float" office:value="0.063827">
                <text:p>0.063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0.05027">
                <text:p>0.05027</text:p>
              </table:table-cell>
              <table:table-cell office:value-type="float" office:value="0.067218">
                <text:p>0.0672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0.053485">
                <text:p>0.053485</text:p>
              </table:table-cell>
              <table:table-cell office:value-type="float" office:value="0.071373">
                <text:p>0.071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0.056033">
                <text:p>0.056033</text:p>
              </table:table-cell>
              <table:table-cell office:value-type="float" office:value="0.074757">
                <text:p>0.074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0.058461">
                <text:p>0.058461</text:p>
              </table:table-cell>
              <table:table-cell office:value-type="float" office:value="0.078187">
                <text:p>0.078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0.061624">
                <text:p>0.061624</text:p>
              </table:table-cell>
              <table:table-cell office:value-type="float" office:value="0.08229">
                <text:p>0.082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0.064187">
                <text:p>0.064187</text:p>
              </table:table-cell>
              <table:table-cell office:value-type="float" office:value="0.085708">
                <text:p>0.085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0.066662">
                <text:p>0.066662</text:p>
              </table:table-cell>
              <table:table-cell office:value-type="float" office:value="0.089178">
                <text:p>0.0891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0.069772">
                <text:p>0.069772</text:p>
              </table:table-cell>
              <table:table-cell office:value-type="float" office:value="0.093226">
                <text:p>0.093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0.072353">
                <text:p>0.072353</text:p>
              </table:table-cell>
              <table:table-cell office:value-type="float" office:value="0.096675">
                <text:p>0.0966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0.074873">
                <text:p>0.074873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0.077932">
                <text:p>0.077932</text:p>
              </table:table-cell>
              <table:table-cell office:value-type="float" office:value="0.10418">
                <text:p>0.104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0.080529">
                <text:p>0.080529</text:p>
              </table:table-cell>
              <table:table-cell office:value-type="float" office:value="0.10765">
                <text:p>0.107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0.083091">
                <text:p>0.083091</text:p>
              </table:table-cell>
              <table:table-cell office:value-type="float" office:value="0.11119">
                <text:p>0.111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0.086103">
                <text:p>0.086103</text:p>
              </table:table-cell>
              <table:table-cell office:value-type="float" office:value="0.11514">
                <text:p>0.115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0.088718">
                <text:p>0.088718</text:p>
              </table:table-cell>
              <table:table-cell office:value-type="float" office:value="0.11864">
                <text:p>0.118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0.091316">
                <text:p>0.091316</text:p>
              </table:table-cell>
              <table:table-cell office:value-type="float" office:value="0.12221">
                <text:p>0.122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0.094286">
                <text:p>0.094286</text:p>
              </table:table-cell>
              <table:table-cell office:value-type="float" office:value="0.12611">
                <text:p>0.126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0.096919">
                <text:p>0.096919</text:p>
              </table:table-cell>
              <table:table-cell office:value-type="float" office:value="0.12963">
                <text:p>0.12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0.099548">
                <text:p>0.099548</text:p>
              </table:table-cell>
              <table:table-cell office:value-type="float" office:value="0.13322">
                <text:p>0.133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0.10248">
                <text:p>0.10248</text:p>
              </table:table-cell>
              <table:table-cell office:value-type="float" office:value="0.13708">
                <text:p>0.137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0.10513">
                <text:p>0.10513</text:p>
              </table:table-cell>
              <table:table-cell office:value-type="float" office:value="0.14063">
                <text:p>0.140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0.10779">
                <text:p>0.10779</text:p>
              </table:table-cell>
              <table:table-cell office:value-type="float" office:value="0.14423">
                <text:p>0.14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0.11069">
                <text:p>0.11069</text:p>
              </table:table-cell>
              <table:table-cell office:value-type="float" office:value="0.14806">
                <text:p>0.14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0.11335">
                <text:p>0.11335</text:p>
              </table:table-cell>
              <table:table-cell office:value-type="float" office:value="0.15162">
                <text:p>0.15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0.11603">
                <text:p>0.11603</text:p>
              </table:table-cell>
              <table:table-cell office:value-type="float" office:value="0.15525">
                <text:p>0.15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0.11891">
                <text:p>0.11891</text:p>
              </table:table-cell>
              <table:table-cell office:value-type="float" office:value="0.15904">
                <text:p>0.159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0.12159">
                <text:p>0.12159</text:p>
              </table:table-cell>
              <table:table-cell office:value-type="float" office:value="0.16262">
                <text:p>0.162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0.12428">
                <text:p>0.12428</text:p>
              </table:table-cell>
              <table:table-cell office:value-type="float" office:value="0.16625">
                <text:p>0.16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0.12714">
                <text:p>0.12714</text:p>
              </table:table-cell>
              <table:table-cell office:value-type="float" office:value="0.17002">
                <text:p>0.170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0.12983">
                <text:p>0.12983</text:p>
              </table:table-cell>
              <table:table-cell office:value-type="float" office:value="0.17362">
                <text:p>0.17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0.13254">
                <text:p>0.13254</text:p>
              </table:table-cell>
              <table:table-cell office:value-type="float" office:value="0.17726">
                <text:p>0.177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0.13538">
                <text:p>0.13538</text:p>
              </table:table-cell>
              <table:table-cell office:value-type="float" office:value="0.18101">
                <text:p>0.181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0.13809">
                <text:p>0.13809</text:p>
              </table:table-cell>
              <table:table-cell office:value-type="float" office:value="0.18461">
                <text:p>0.184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0.14081">
                <text:p>0.14081</text:p>
              </table:table-cell>
              <table:table-cell office:value-type="float" office:value="0.18826">
                <text:p>0.188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0.14363">
                <text:p>0.14363</text:p>
              </table:table-cell>
              <table:table-cell office:value-type="float" office:value="0.19199">
                <text:p>0.19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0.14635">
                <text:p>0.14635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0.14908">
                <text:p>0.14908</text:p>
              </table:table-cell>
              <table:table-cell office:value-type="float" office:value="0.19926">
                <text:p>0.199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0.1519">
                <text:p>0.1519</text:p>
              </table:table-cell>
              <table:table-cell office:value-type="float" office:value="0.20297">
                <text:p>0.202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0.15462">
                <text:p>0.15462</text:p>
              </table:table-cell>
              <table:table-cell office:value-type="float" office:value="0.20659">
                <text:p>0.206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0.15736">
                <text:p>0.15736</text:p>
              </table:table-cell>
              <table:table-cell office:value-type="float" office:value="0.21025">
                <text:p>0.210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0.16017">
                <text:p>0.16017</text:p>
              </table:table-cell>
              <table:table-cell office:value-type="float" office:value="0.21395">
                <text:p>0.213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0.1629">
                <text:p>0.1629</text:p>
              </table:table-cell>
              <table:table-cell office:value-type="float" office:value="0.21758">
                <text:p>0.21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0.16565">
                <text:p>0.16565</text:p>
              </table:table-cell>
              <table:table-cell office:value-type="float" office:value="0.22123">
                <text:p>0.22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0.16845">
                <text:p>0.16845</text:p>
              </table:table-cell>
              <table:table-cell office:value-type="float" office:value="0.22493">
                <text:p>0.224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0.17119">
                <text:p>0.17119</text:p>
              </table:table-cell>
              <table:table-cell office:value-type="float" office:value="0.22856">
                <text:p>0.22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0.17395">
                <text:p>0.17395</text:p>
              </table:table-cell>
              <table:table-cell office:value-type="float" office:value="0.23222">
                <text:p>0.232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0.17674">
                <text:p>0.17674</text:p>
              </table:table-cell>
              <table:table-cell office:value-type="float" office:value="0.2359">
                <text:p>0.23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0.17949">
                <text:p>0.17949</text:p>
              </table:table-cell>
              <table:table-cell office:value-type="float" office:value="0.23954">
                <text:p>0.239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0.18225">
                <text:p>0.18225</text:p>
              </table:table-cell>
              <table:table-cell office:value-type="float" office:value="0.24319">
                <text:p>0.24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0.18504">
                <text:p>0.18504</text:p>
              </table:table-cell>
              <table:table-cell office:value-type="float" office:value="0.24687">
                <text:p>0.246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0.18779">
                <text:p>0.18779</text:p>
              </table:table-cell>
              <table:table-cell office:value-type="float" office:value="0.25051">
                <text:p>0.250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0.19056">
                <text:p>0.19056</text:p>
              </table:table-cell>
              <table:table-cell office:value-type="float" office:value="0.25417">
                <text:p>0.254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0.19334">
                <text:p>0.19334</text:p>
              </table:table-cell>
              <table:table-cell office:value-type="float" office:value="0.25784">
                <text:p>0.25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0.1961">
                <text:p>0.1961</text:p>
              </table:table-cell>
              <table:table-cell office:value-type="float" office:value="0.26148">
                <text:p>0.26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0.19887">
                <text:p>0.19887</text:p>
              </table:table-cell>
              <table:table-cell office:value-type="float" office:value="0.26513">
                <text:p>0.26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0.20166">
                <text:p>0.20166</text:p>
              </table:table-cell>
              <table:table-cell office:value-type="float" office:value="0.2688">
                <text:p>0.2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0.20442">
                <text:p>0.20442</text:p>
              </table:table-cell>
              <table:table-cell office:value-type="float" office:value="0.27244">
                <text:p>0.272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0.20719">
                <text:p>0.20719</text:p>
              </table:table-cell>
              <table:table-cell office:value-type="float" office:value="0.27609">
                <text:p>0.276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0.20998">
                <text:p>0.20998</text:p>
              </table:table-cell>
              <table:table-cell office:value-type="float" office:value="0.27976">
                <text:p>0.27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0.21275">
                <text:p>0.21275</text:p>
              </table:table-cell>
              <table:table-cell office:value-type="float" office:value="0.2834">
                <text:p>0.2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0.21552">
                <text:p>0.21552</text:p>
              </table:table-cell>
              <table:table-cell office:value-type="float" office:value="0.28705">
                <text:p>0.287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0.21831">
                <text:p>0.21831</text:p>
              </table:table-cell>
              <table:table-cell office:value-type="float" office:value="0.29071">
                <text:p>0.290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0.22108">
                <text:p>0.22108</text:p>
              </table:table-cell>
              <table:table-cell office:value-type="float" office:value="0.29435">
                <text:p>0.294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0.22386">
                <text:p>0.22386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0.22664">
                <text:p>0.22664</text:p>
              </table:table-cell>
              <table:table-cell office:value-type="float" office:value="0.30165">
                <text:p>0.30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0.22942">
                <text:p>0.22942</text:p>
              </table:table-cell>
              <table:table-cell office:value-type="float" office:value="0.30529">
                <text:p>0.305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0.2322">
                <text:p>0.2322</text:p>
              </table:table-cell>
              <table:table-cell office:value-type="float" office:value="0.30894">
                <text:p>0.308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0.23498">
                <text:p>0.23498</text:p>
              </table:table-cell>
              <table:table-cell office:value-type="float" office:value="0.31259">
                <text:p>0.312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0.23776">
                <text:p>0.23776</text:p>
              </table:table-cell>
              <table:table-cell office:value-type="float" office:value="0.31623">
                <text:p>0.316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0.24054">
                <text:p>0.24054</text:p>
              </table:table-cell>
              <table:table-cell office:value-type="float" office:value="0.31987">
                <text:p>0.31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0.24333">
                <text:p>0.24333</text:p>
              </table:table-cell>
              <table:table-cell office:value-type="float" office:value="0.32352">
                <text:p>0.323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0.24611">
                <text:p>0.24611</text:p>
              </table:table-cell>
              <table:table-cell office:value-type="float" office:value="0.32716">
                <text:p>0.32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0.24889">
                <text:p>0.24889</text:p>
              </table:table-cell>
              <table:table-cell office:value-type="float" office:value="0.3308">
                <text:p>0.3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0.25168">
                <text:p>0.25168</text:p>
              </table:table-cell>
              <table:table-cell office:value-type="float" office:value="0.33444">
                <text:p>0.33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0.25447">
                <text:p>0.25447</text:p>
              </table:table-cell>
              <table:table-cell office:value-type="float" office:value="0.33808">
                <text:p>0.338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0.25725">
                <text:p>0.25725</text:p>
              </table:table-cell>
              <table:table-cell office:value-type="float" office:value="0.34172">
                <text:p>0.341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0.26004">
                <text:p>0.26004</text:p>
              </table:table-cell>
              <table:table-cell office:value-type="float" office:value="0.34536">
                <text:p>0.345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0.26283">
                <text:p>0.26283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0.26561">
                <text:p>0.26561</text:p>
              </table:table-cell>
              <table:table-cell office:value-type="float" office:value="0.35263">
                <text:p>0.35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0.26841">
                <text:p>0.26841</text:p>
              </table:table-cell>
              <table:table-cell office:value-type="float" office:value="0.35627">
                <text:p>0.356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0.27119">
                <text:p>0.27119</text:p>
              </table:table-cell>
              <table:table-cell office:value-type="float" office:value="0.3599">
                <text:p>0.3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0.27398">
                <text:p>0.27398</text:p>
              </table:table-cell>
              <table:table-cell office:value-type="float" office:value="0.36354">
                <text:p>0.363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0.27677">
                <text:p>0.27677</text:p>
              </table:table-cell>
              <table:table-cell office:value-type="float" office:value="0.36717">
                <text:p>0.367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0.27956">
                <text:p>0.27956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0.28236">
                <text:p>0.28236</text:p>
              </table:table-cell>
              <table:table-cell office:value-type="float" office:value="0.37443">
                <text:p>0.37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0.28515">
                <text:p>0.28515</text:p>
              </table:table-cell>
              <table:table-cell office:value-type="float" office:value="0.37806">
                <text:p>0.378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0.28794">
                <text:p>0.28794</text:p>
              </table:table-cell>
              <table:table-cell office:value-type="float" office:value="0.38169">
                <text:p>0.381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0.29073">
                <text:p>0.29073</text:p>
              </table:table-cell>
              <table:table-cell office:value-type="float" office:value="0.38532">
                <text:p>0.385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0.29353">
                <text:p>0.29353</text:p>
              </table:table-cell>
              <table:table-cell office:value-type="float" office:value="0.38894">
                <text:p>0.388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0.29632">
                <text:p>0.29632</text:p>
              </table:table-cell>
              <table:table-cell office:value-type="float" office:value="0.39257">
                <text:p>0.39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0.29911">
                <text:p>0.29911</text:p>
              </table:table-cell>
              <table:table-cell office:value-type="float" office:value="0.39619">
                <text:p>0.396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0.30191">
                <text:p>0.30191</text:p>
              </table:table-cell>
              <table:table-cell office:value-type="float" office:value="0.39982">
                <text:p>0.399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0.3047">
                <text:p>0.3047</text:p>
              </table:table-cell>
              <table:table-cell office:value-type="float" office:value="0.40344">
                <text:p>0.403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0.3075">
                <text:p>0.3075</text:p>
              </table:table-cell>
              <table:table-cell office:value-type="float" office:value="0.40706">
                <text:p>0.40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0.31029">
                <text:p>0.31029</text:p>
              </table:table-cell>
              <table:table-cell office:value-type="float" office:value="0.41068">
                <text:p>0.41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0.31309">
                <text:p>0.31309</text:p>
              </table:table-cell>
              <table:table-cell office:value-type="float" office:value="0.4143">
                <text:p>0.4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0.31589">
                <text:p>0.31589</text:p>
              </table:table-cell>
              <table:table-cell office:value-type="float" office:value="0.41791">
                <text:p>0.417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0.31868">
                <text:p>0.31868</text:p>
              </table:table-cell>
              <table:table-cell office:value-type="float" office:value="0.42153">
                <text:p>0.421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0.32148">
                <text:p>0.32148</text:p>
              </table:table-cell>
              <table:table-cell office:value-type="float" office:value="0.42515">
                <text:p>0.425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0.32428">
                <text:p>0.32428</text:p>
              </table:table-cell>
              <table:table-cell office:value-type="float" office:value="0.42876">
                <text:p>0.428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0.32708">
                <text:p>0.32708</text:p>
              </table:table-cell>
              <table:table-cell office:value-type="float" office:value="0.43237">
                <text:p>0.432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0.32988">
                <text:p>0.32988</text:p>
              </table:table-cell>
              <table:table-cell office:value-type="float" office:value="0.43598">
                <text:p>0.435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0.33267">
                <text:p>0.33267</text:p>
              </table:table-cell>
              <table:table-cell office:value-type="float" office:value="0.43959">
                <text:p>0.439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0.33547">
                <text:p>0.33547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0.33827">
                <text:p>0.33827</text:p>
              </table:table-cell>
              <table:table-cell office:value-type="float" office:value="0.44681">
                <text:p>0.446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0.34107">
                <text:p>0.34107</text:p>
              </table:table-cell>
              <table:table-cell office:value-type="float" office:value="0.45042">
                <text:p>0.450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0.34387">
                <text:p>0.34387</text:p>
              </table:table-cell>
              <table:table-cell office:value-type="float" office:value="0.45402">
                <text:p>0.454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0.34667">
                <text:p>0.34667</text:p>
              </table:table-cell>
              <table:table-cell office:value-type="float" office:value="0.45763">
                <text:p>0.457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0.34947">
                <text:p>0.34947</text:p>
              </table:table-cell>
              <table:table-cell office:value-type="float" office:value="0.46123">
                <text:p>0.461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0.35227">
                <text:p>0.35227</text:p>
              </table:table-cell>
              <table:table-cell office:value-type="float" office:value="0.46483">
                <text:p>0.4648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0.35508">
                <text:p>0.35508</text:p>
              </table:table-cell>
              <table:table-cell office:value-type="float" office:value="0.46843">
                <text:p>0.468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0.35788">
                <text:p>0.35788</text:p>
              </table:table-cell>
              <table:table-cell office:value-type="float" office:value="0.47203">
                <text:p>0.472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0.36068">
                <text:p>0.36068</text:p>
              </table:table-cell>
              <table:table-cell office:value-type="float" office:value="0.47562">
                <text:p>0.47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0.36348">
                <text:p>0.36348</text:p>
              </table:table-cell>
              <table:table-cell office:value-type="float" office:value="0.47922">
                <text:p>0.479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0.36628">
                <text:p>0.36628</text:p>
              </table:table-cell>
              <table:table-cell office:value-type="float" office:value="0.48281">
                <text:p>0.482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0.36908">
                <text:p>0.36908</text:p>
              </table:table-cell>
              <table:table-cell office:value-type="float" office:value="0.48641">
                <text:p>0.486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0.37189">
                <text:p>0.3718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0.37469">
                <text:p>0.37469</text:p>
              </table:table-cell>
              <table:table-cell office:value-type="float" office:value="0.49359">
                <text:p>0.493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0.37749">
                <text:p>0.37749</text:p>
              </table:table-cell>
              <table:table-cell office:value-type="float" office:value="0.49718">
                <text:p>0.49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0.3803">
                <text:p>0.3803</text:p>
              </table:table-cell>
              <table:table-cell office:value-type="float" office:value="0.50076">
                <text:p>0.50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0.3831">
                <text:p>0.3831</text:p>
              </table:table-cell>
              <table:table-cell office:value-type="float" office:value="0.50435">
                <text:p>0.504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0.3859">
                <text:p>0.3859</text:p>
              </table:table-cell>
              <table:table-cell office:value-type="float" office:value="0.50793">
                <text:p>0.507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0.38871">
                <text:p>0.38871</text:p>
              </table:table-cell>
              <table:table-cell office:value-type="float" office:value="0.51151">
                <text:p>0.511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0.39151">
                <text:p>0.39151</text:p>
              </table:table-cell>
              <table:table-cell office:value-type="float" office:value="0.51509">
                <text:p>0.515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0.39431">
                <text:p>0.39431</text:p>
              </table:table-cell>
              <table:table-cell office:value-type="float" office:value="0.51867">
                <text:p>0.518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0.39712">
                <text:p>0.39712</text:p>
              </table:table-cell>
              <table:table-cell office:value-type="float" office:value="0.52225">
                <text:p>0.522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0.39992">
                <text:p>0.39992</text:p>
              </table:table-cell>
              <table:table-cell office:value-type="float" office:value="0.52582">
                <text:p>0.525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0.40273">
                <text:p>0.40273</text:p>
              </table:table-cell>
              <table:table-cell office:value-type="float" office:value="0.5294">
                <text:p>0.52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0.40553">
                <text:p>0.40553</text:p>
              </table:table-cell>
              <table:table-cell office:value-type="float" office:value="0.53297">
                <text:p>0.532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0.40833">
                <text:p>0.40833</text:p>
              </table:table-cell>
              <table:table-cell office:value-type="float" office:value="0.53654">
                <text:p>0.536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0.41114">
                <text:p>0.41114</text:p>
              </table:table-cell>
              <table:table-cell office:value-type="float" office:value="0.54011">
                <text:p>0.540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0.41394">
                <text:p>0.41394</text:p>
              </table:table-cell>
              <table:table-cell office:value-type="float" office:value="0.54367">
                <text:p>0.543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0.41675">
                <text:p>0.41675</text:p>
              </table:table-cell>
              <table:table-cell office:value-type="float" office:value="0.54724">
                <text:p>0.5472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0.41955">
                <text:p>0.41955</text:p>
              </table:table-cell>
              <table:table-cell office:value-type="float" office:value="0.5508">
                <text:p>0.55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0.42236">
                <text:p>0.42236</text:p>
              </table:table-cell>
              <table:table-cell office:value-type="float" office:value="0.55436">
                <text:p>0.554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0.42516">
                <text:p>0.42516</text:p>
              </table:table-cell>
              <table:table-cell office:value-type="float" office:value="0.55792">
                <text:p>0.557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0.42797">
                <text:p>0.42797</text:p>
              </table:table-cell>
              <table:table-cell office:value-type="float" office:value="0.56148">
                <text:p>0.561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0.43077">
                <text:p>0.43077</text:p>
              </table:table-cell>
              <table:table-cell office:value-type="float" office:value="0.56504">
                <text:p>0.565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0.43358">
                <text:p>0.43358</text:p>
              </table:table-cell>
              <table:table-cell office:value-type="float" office:value="0.56859">
                <text:p>0.568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0.43638">
                <text:p>0.43638</text:p>
              </table:table-cell>
              <table:table-cell office:value-type="float" office:value="0.57214">
                <text:p>0.572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0.43919">
                <text:p>0.43919</text:p>
              </table:table-cell>
              <table:table-cell office:value-type="float" office:value="0.57569">
                <text:p>0.57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0.44199">
                <text:p>0.44199</text:p>
              </table:table-cell>
              <table:table-cell office:value-type="float" office:value="0.57924">
                <text:p>0.579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0.4448">
                <text:p>0.4448</text:p>
              </table:table-cell>
              <table:table-cell office:value-type="float" office:value="0.58279">
                <text:p>0.582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0.4476">
                <text:p>0.4476</text:p>
              </table:table-cell>
              <table:table-cell office:value-type="float" office:value="0.58633">
                <text:p>0.586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0.45041">
                <text:p>0.45041</text:p>
              </table:table-cell>
              <table:table-cell office:value-type="float" office:value="0.58987">
                <text:p>0.589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0.45321">
                <text:p>0.45321</text:p>
              </table:table-cell>
              <table:table-cell office:value-type="float" office:value="0.59341">
                <text:p>0.593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0.45601">
                <text:p>0.45601</text:p>
              </table:table-cell>
              <table:table-cell office:value-type="float" office:value="0.59695">
                <text:p>0.596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0.45882">
                <text:p>0.45882</text:p>
              </table:table-cell>
              <table:table-cell office:value-type="float" office:value="0.60048">
                <text:p>0.600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0.46162">
                <text:p>0.46162</text:p>
              </table:table-cell>
              <table:table-cell office:value-type="float" office:value="0.60402">
                <text:p>0.604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0.46443">
                <text:p>0.46443</text:p>
              </table:table-cell>
              <table:table-cell office:value-type="float" office:value="0.60755">
                <text:p>0.607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0.46723">
                <text:p>0.46723</text:p>
              </table:table-cell>
              <table:table-cell office:value-type="float" office:value="0.61108">
                <text:p>0.611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0.47004">
                <text:p>0.47004</text:p>
              </table:table-cell>
              <table:table-cell office:value-type="float" office:value="0.61461">
                <text:p>0.614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0.47284">
                <text:p>0.47284</text:p>
              </table:table-cell>
              <table:table-cell office:value-type="float" office:value="0.61813">
                <text:p>0.618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0.47564">
                <text:p>0.47564</text:p>
              </table:table-cell>
              <table:table-cell office:value-type="float" office:value="0.62165">
                <text:p>0.621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0.47845">
                <text:p>0.47845</text:p>
              </table:table-cell>
              <table:table-cell office:value-type="float" office:value="0.62517">
                <text:p>0.62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0.48125">
                <text:p>0.48125</text:p>
              </table:table-cell>
              <table:table-cell office:value-type="float" office:value="0.62869">
                <text:p>0.628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0.48405">
                <text:p>0.48405</text:p>
              </table:table-cell>
              <table:table-cell office:value-type="float" office:value="0.63221">
                <text:p>0.632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0.48686">
                <text:p>0.48686</text:p>
              </table:table-cell>
              <table:table-cell office:value-type="float" office:value="0.63572">
                <text:p>0.635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0.48966">
                <text:p>0.48966</text:p>
              </table:table-cell>
              <table:table-cell office:value-type="float" office:value="0.63923">
                <text:p>0.639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0.49246">
                <text:p>0.49246</text:p>
              </table:table-cell>
              <table:table-cell office:value-type="float" office:value="0.64274">
                <text:p>0.642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0.49527">
                <text:p>0.49527</text:p>
              </table:table-cell>
              <table:table-cell office:value-type="float" office:value="0.64625">
                <text:p>0.646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0.49807">
                <text:p>0.49807</text:p>
              </table:table-cell>
              <table:table-cell office:value-type="float" office:value="0.64975">
                <text:p>0.649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0.50087">
                <text:p>0.50087</text:p>
              </table:table-cell>
              <table:table-cell office:value-type="float" office:value="0.65325">
                <text:p>0.65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0.50367">
                <text:p>0.50367</text:p>
              </table:table-cell>
              <table:table-cell office:value-type="float" office:value="0.65675">
                <text:p>0.656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0.50647">
                <text:p>0.50647</text:p>
              </table:table-cell>
              <table:table-cell office:value-type="float" office:value="0.66024">
                <text:p>0.66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0.50928">
                <text:p>0.50928</text:p>
              </table:table-cell>
              <table:table-cell office:value-type="float" office:value="0.66374">
                <text:p>0.663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0.51208">
                <text:p>0.51208</text:p>
              </table:table-cell>
              <table:table-cell office:value-type="float" office:value="0.66723">
                <text:p>0.667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0.51488">
                <text:p>0.51488</text:p>
              </table:table-cell>
              <table:table-cell office:value-type="float" office:value="0.67072">
                <text:p>0.670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0.51768">
                <text:p>0.51768</text:p>
              </table:table-cell>
              <table:table-cell office:value-type="float" office:value="0.6742">
                <text:p>0.67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0.52048">
                <text:p>0.52048</text:p>
              </table:table-cell>
              <table:table-cell office:value-type="float" office:value="0.67768">
                <text:p>0.677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0.52328">
                <text:p>0.52328</text:p>
              </table:table-cell>
              <table:table-cell office:value-type="float" office:value="0.68116">
                <text:p>0.681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0.52608">
                <text:p>0.52608</text:p>
              </table:table-cell>
              <table:table-cell office:value-type="float" office:value="0.68464">
                <text:p>0.684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0.52888">
                <text:p>0.52888</text:p>
              </table:table-cell>
              <table:table-cell office:value-type="float" office:value="0.68811">
                <text:p>0.688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0.53168">
                <text:p>0.53168</text:p>
              </table:table-cell>
              <table:table-cell office:value-type="float" office:value="0.69159">
                <text:p>0.691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0.53448">
                <text:p>0.53448</text:p>
              </table:table-cell>
              <table:table-cell office:value-type="float" office:value="0.69505">
                <text:p>0.695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0.53727">
                <text:p>0.53727</text:p>
              </table:table-cell>
              <table:table-cell office:value-type="float" office:value="0.69852">
                <text:p>0.698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0.54007">
                <text:p>0.54007</text:p>
              </table:table-cell>
              <table:table-cell office:value-type="float" office:value="0.70198">
                <text:p>0.701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0.54287">
                <text:p>0.54287</text:p>
              </table:table-cell>
              <table:table-cell office:value-type="float" office:value="0.70544">
                <text:p>0.705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0.54567">
                <text:p>0.54567</text:p>
              </table:table-cell>
              <table:table-cell office:value-type="float" office:value="0.70889">
                <text:p>0.708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0.54847">
                <text:p>0.54847</text:p>
              </table:table-cell>
              <table:table-cell office:value-type="float" office:value="0.71235">
                <text:p>0.712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0.55126">
                <text:p>0.55126</text:p>
              </table:table-cell>
              <table:table-cell office:value-type="float" office:value="0.7158">
                <text:p>0.71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0.55406">
                <text:p>0.55406</text:p>
              </table:table-cell>
              <table:table-cell office:value-type="float" office:value="0.71924">
                <text:p>0.719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0.55685">
                <text:p>0.55685</text:p>
              </table:table-cell>
              <table:table-cell office:value-type="float" office:value="0.72269">
                <text:p>0.722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0.55965">
                <text:p>0.55965</text:p>
              </table:table-cell>
              <table:table-cell office:value-type="float" office:value="0.72613">
                <text:p>0.726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0.56244">
                <text:p>0.56244</text:p>
              </table:table-cell>
              <table:table-cell office:value-type="float" office:value="0.72956">
                <text:p>0.72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0.56524">
                <text:p>0.56524</text:p>
              </table:table-cell>
              <table:table-cell office:value-type="float" office:value="0.73299">
                <text:p>0.732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0.56803">
                <text:p>0.56803</text:p>
              </table:table-cell>
              <table:table-cell office:value-type="float" office:value="0.73642">
                <text:p>0.736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0.57083">
                <text:p>0.57083</text:p>
              </table:table-cell>
              <table:table-cell office:value-type="float" office:value="0.73985">
                <text:p>0.739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0.57362">
                <text:p>0.57362</text:p>
              </table:table-cell>
              <table:table-cell office:value-type="float" office:value="0.74327">
                <text:p>0.743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0.57641">
                <text:p>0.57641</text:p>
              </table:table-cell>
              <table:table-cell office:value-type="float" office:value="0.74669">
                <text:p>0.746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0.5792">
                <text:p>0.5792</text:p>
              </table:table-cell>
              <table:table-cell office:value-type="float" office:value="0.7501">
                <text:p>0.75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0.582">
                <text:p>0.582</text:p>
              </table:table-cell>
              <table:table-cell office:value-type="float" office:value="0.75351">
                <text:p>0.753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0.58479">
                <text:p>0.58479</text:p>
              </table:table-cell>
              <table:table-cell office:value-type="float" office:value="0.75692">
                <text:p>0.75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0.58758">
                <text:p>0.58758</text:p>
              </table:table-cell>
              <table:table-cell office:value-type="float" office:value="0.76032">
                <text:p>0.760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0.59037">
                <text:p>0.59037</text:p>
              </table:table-cell>
              <table:table-cell office:value-type="float" office:value="0.76372">
                <text:p>0.763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0.59316">
                <text:p>0.59316</text:p>
              </table:table-cell>
              <table:table-cell office:value-type="float" office:value="0.76711">
                <text:p>0.76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0.59594">
                <text:p>0.59594</text:p>
              </table:table-cell>
              <table:table-cell office:value-type="float" office:value="0.7705">
                <text:p>0.77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0.59873">
                <text:p>0.59873</text:p>
              </table:table-cell>
              <table:table-cell office:value-type="float" office:value="0.77389">
                <text:p>0.77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0.60152">
                <text:p>0.60152</text:p>
              </table:table-cell>
              <table:table-cell office:value-type="float" office:value="0.77727">
                <text:p>0.77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0.60431">
                <text:p>0.60431</text:p>
              </table:table-cell>
              <table:table-cell office:value-type="float" office:value="0.78065">
                <text:p>0.780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0.60709">
                <text:p>0.60709</text:p>
              </table:table-cell>
              <table:table-cell office:value-type="float" office:value="0.78402">
                <text:p>0.784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0.60988">
                <text:p>0.60988</text:p>
              </table:table-cell>
              <table:table-cell office:value-type="float" office:value="0.78739">
                <text:p>0.787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0.61266">
                <text:p>0.61266</text:p>
              </table:table-cell>
              <table:table-cell office:value-type="float" office:value="0.79075">
                <text:p>0.790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0.61545">
                <text:p>0.61545</text:p>
              </table:table-cell>
              <table:table-cell office:value-type="float" office:value="0.79411">
                <text:p>0.794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0.61823">
                <text:p>0.61823</text:p>
              </table:table-cell>
              <table:table-cell office:value-type="float" office:value="0.79746">
                <text:p>0.79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0.62101">
                <text:p>0.62101</text:p>
              </table:table-cell>
              <table:table-cell office:value-type="float" office:value="0.80081">
                <text:p>0.800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0.6238">
                <text:p>0.6238</text:p>
              </table:table-cell>
              <table:table-cell office:value-type="float" office:value="0.80415">
                <text:p>0.804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0.62658">
                <text:p>0.62658</text:p>
              </table:table-cell>
              <table:table-cell office:value-type="float" office:value="0.80749">
                <text:p>0.807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0.62936">
                <text:p>0.62936</text:p>
              </table:table-cell>
              <table:table-cell office:value-type="float" office:value="0.81082">
                <text:p>0.810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0.63214">
                <text:p>0.63214</text:p>
              </table:table-cell>
              <table:table-cell office:value-type="float" office:value="0.81415">
                <text:p>0.814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0.63492">
                <text:p>0.63492</text:p>
              </table:table-cell>
              <table:table-cell office:value-type="float" office:value="0.81747">
                <text:p>0.817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0.63769">
                <text:p>0.63769</text:p>
              </table:table-cell>
              <table:table-cell office:value-type="float" office:value="0.82078">
                <text:p>0.8207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0.64047">
                <text:p>0.64047</text:p>
              </table:table-cell>
              <table:table-cell office:value-type="float" office:value="0.82409">
                <text:p>0.824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0.64325">
                <text:p>0.64325</text:p>
              </table:table-cell>
              <table:table-cell office:value-type="float" office:value="0.82739">
                <text:p>0.827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0.64602">
                <text:p>0.64602</text:p>
              </table:table-cell>
              <table:table-cell office:value-type="float" office:value="0.83069">
                <text:p>0.830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0.6488">
                <text:p>0.6488</text:p>
              </table:table-cell>
              <table:table-cell office:value-type="float" office:value="0.83397">
                <text:p>0.833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0.65157">
                <text:p>0.65157</text:p>
              </table:table-cell>
              <table:table-cell office:value-type="float" office:value="0.83726">
                <text:p>0.837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0.65435">
                <text:p>0.65435</text:p>
              </table:table-cell>
              <table:table-cell office:value-type="float" office:value="0.84053">
                <text:p>0.840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0.65712">
                <text:p>0.65712</text:p>
              </table:table-cell>
              <table:table-cell office:value-type="float" office:value="0.8438">
                <text:p>0.84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0.65989">
                <text:p>0.65989</text:p>
              </table:table-cell>
              <table:table-cell office:value-type="float" office:value="0.84706">
                <text:p>0.847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0.66266">
                <text:p>0.66266</text:p>
              </table:table-cell>
              <table:table-cell office:value-type="float" office:value="0.85031">
                <text:p>0.850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0.66543">
                <text:p>0.66543</text:p>
              </table:table-cell>
              <table:table-cell office:value-type="float" office:value="0.85356">
                <text:p>0.853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0.6682">
                <text:p>0.6682</text:p>
              </table:table-cell>
              <table:table-cell office:value-type="float" office:value="0.85679">
                <text:p>0.856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0.67097">
                <text:p>0.67097</text:p>
              </table:table-cell>
              <table:table-cell office:value-type="float" office:value="0.86002">
                <text:p>0.860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0.67373">
                <text:p>0.67373</text:p>
              </table:table-cell>
              <table:table-cell office:value-type="float" office:value="0.86324">
                <text:p>0.863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0.6765">
                <text:p>0.6765</text:p>
              </table:table-cell>
              <table:table-cell office:value-type="float" office:value="0.86645">
                <text:p>0.866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0.67926">
                <text:p>0.67926</text:p>
              </table:table-cell>
              <table:table-cell office:value-type="float" office:value="0.86965">
                <text:p>0.86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0.68203">
                <text:p>0.68203</text:p>
              </table:table-cell>
              <table:table-cell office:value-type="float" office:value="0.87284">
                <text:p>0.872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0.68479">
                <text:p>0.68479</text:p>
              </table:table-cell>
              <table:table-cell office:value-type="float" office:value="0.87602">
                <text:p>0.87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0.68755">
                <text:p>0.68755</text:p>
              </table:table-cell>
              <table:table-cell office:value-type="float" office:value="0.87919">
                <text:p>0.879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0.69031">
                <text:p>0.69031</text:p>
              </table:table-cell>
              <table:table-cell office:value-type="float" office:value="0.88235">
                <text:p>0.882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0.69307">
                <text:p>0.69307</text:p>
              </table:table-cell>
              <table:table-cell office:value-type="float" office:value="0.8855">
                <text:p>0.8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0.69583">
                <text:p>0.69583</text:p>
              </table:table-cell>
              <table:table-cell office:value-type="float" office:value="0.88863">
                <text:p>0.888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0.69858">
                <text:p>0.69858</text:p>
              </table:table-cell>
              <table:table-cell office:value-type="float" office:value="0.89175">
                <text:p>0.891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0.70134">
                <text:p>0.70134</text:p>
              </table:table-cell>
              <table:table-cell office:value-type="float" office:value="0.89486">
                <text:p>0.894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0.70409">
                <text:p>0.70409</text:p>
              </table:table-cell>
              <table:table-cell office:value-type="float" office:value="0.89796">
                <text:p>0.897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0.70685">
                <text:p>0.70685</text:p>
              </table:table-cell>
              <table:table-cell office:value-type="float" office:value="0.90104">
                <text:p>0.90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0.7096">
                <text:p>0.7096</text:p>
              </table:table-cell>
              <table:table-cell office:value-type="float" office:value="0.9041">
                <text:p>0.904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0.71235">
                <text:p>0.71235</text:p>
              </table:table-cell>
              <table:table-cell office:value-type="float" office:value="0.90715">
                <text:p>0.907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0.7151">
                <text:p>0.7151</text:p>
              </table:table-cell>
              <table:table-cell office:value-type="float" office:value="0.91019">
                <text:p>0.910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0.71784">
                <text:p>0.71784</text:p>
              </table:table-cell>
              <table:table-cell office:value-type="float" office:value="0.9132">
                <text:p>0.91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0.72059">
                <text:p>0.72059</text:p>
              </table:table-cell>
              <table:table-cell office:value-type="float" office:value="0.9162">
                <text:p>0.91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0.72334">
                <text:p>0.72334</text:p>
              </table:table-cell>
              <table:table-cell office:value-type="float" office:value="0.91918">
                <text:p>0.919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0.72608">
                <text:p>0.72608</text:p>
              </table:table-cell>
              <table:table-cell office:value-type="float" office:value="0.92213">
                <text:p>0.922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0.72882">
                <text:p>0.72882</text:p>
              </table:table-cell>
              <table:table-cell office:value-type="float" office:value="0.92507">
                <text:p>0.925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0.73156">
                <text:p>0.73156</text:p>
              </table:table-cell>
              <table:table-cell office:value-type="float" office:value="0.92798">
                <text:p>0.927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0.7343">
                <text:p>0.7343</text:p>
              </table:table-cell>
              <table:table-cell office:value-type="float" office:value="0.93086">
                <text:p>0.930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0.73704">
                <text:p>0.73704</text:p>
              </table:table-cell>
              <table:table-cell office:value-type="float" office:value="0.93372">
                <text:p>0.9337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0.73977">
                <text:p>0.73977</text:p>
              </table:table-cell>
              <table:table-cell office:value-type="float" office:value="0.93656">
                <text:p>0.936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0.74251">
                <text:p>0.74251</text:p>
              </table:table-cell>
              <table:table-cell office:value-type="float" office:value="0.93936">
                <text:p>0.939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0.74524">
                <text:p>0.74524</text:p>
              </table:table-cell>
              <table:table-cell office:value-type="float" office:value="0.94213">
                <text:p>0.942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0.74797">
                <text:p>0.74797</text:p>
              </table:table-cell>
              <table:table-cell office:value-type="float" office:value="0.94487">
                <text:p>0.94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0.7507">
                <text:p>0.7507</text:p>
              </table:table-cell>
              <table:table-cell office:value-type="float" office:value="0.94757">
                <text:p>0.947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0.75343">
                <text:p>0.75343</text:p>
              </table:table-cell>
              <table:table-cell office:value-type="float" office:value="0.95024">
                <text:p>0.950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0.75616">
                <text:p>0.75616</text:p>
              </table:table-cell>
              <table:table-cell office:value-type="float" office:value="0.95287">
                <text:p>0.95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0.75888">
                <text:p>0.75888</text:p>
              </table:table-cell>
              <table:table-cell office:value-type="float" office:value="0.95545">
                <text:p>0.955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0.7616">
                <text:p>0.7616</text:p>
              </table:table-cell>
              <table:table-cell office:value-type="float" office:value="0.95799">
                <text:p>0.957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0.76432">
                <text:p>0.76432</text:p>
              </table:table-cell>
              <table:table-cell office:value-type="float" office:value="0.96048">
                <text:p>0.960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0.76704">
                <text:p>0.76704</text:p>
              </table:table-cell>
              <table:table-cell office:value-type="float" office:value="0.96291">
                <text:p>0.962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0.76976">
                <text:p>0.76976</text:p>
              </table:table-cell>
              <table:table-cell office:value-type="float" office:value="0.9653">
                <text:p>0.96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0.77247">
                <text:p>0.77247</text:p>
              </table:table-cell>
              <table:table-cell office:value-type="float" office:value="0.96762">
                <text:p>0.967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0.77518">
                <text:p>0.77518</text:p>
              </table:table-cell>
              <table:table-cell office:value-type="float" office:value="0.96989">
                <text:p>0.969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0.77789">
                <text:p>0.77789</text:p>
              </table:table-cell>
              <table:table-cell office:value-type="float" office:value="0.97208">
                <text:p>0.972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0.7806">
                <text:p>0.7806</text:p>
              </table:table-cell>
              <table:table-cell office:value-type="float" office:value="0.97421">
                <text:p>0.974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0.78331">
                <text:p>0.78331</text:p>
              </table:table-cell>
              <table:table-cell office:value-type="float" office:value="0.97627">
                <text:p>0.976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0.78601">
                <text:p>0.78601</text:p>
              </table:table-cell>
              <table:table-cell office:value-type="float" office:value="0.97825">
                <text:p>0.978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0.78872">
                <text:p>0.78872</text:p>
              </table:table-cell>
              <table:table-cell office:value-type="float" office:value="0.98015">
                <text:p>0.980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0.79141">
                <text:p>0.79141</text:p>
              </table:table-cell>
              <table:table-cell office:value-type="float" office:value="0.98196">
                <text:p>0.98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0.79411">
                <text:p>0.79411</text:p>
              </table:table-cell>
              <table:table-cell office:value-type="float" office:value="0.98369">
                <text:p>0.983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.5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Active Plasmin Concentration</text:p>
        </chart:title>
        <chart:legend chart:legend-position="end" svg:x="12.459cm" svg:y="3.952cm" style:legend-expansion="high" chart:style-name="ch3"/>
        <chart:plot-area chart:style-name="ch4" table:cell-range-address="Sheet1.A2:Sheet1.A303 Sheet1.L2:Sheet1.L303 Sheet1.M1:Sheet1.M303" chart:data-source-has-labels="row" svg:x="1.416cm" svg:y="1.301cm" svg:width="10.724cm" svg:height="6.453cm">
          <chartooo:coordinate-region svg:x="2.514cm" svg:y="1.501cm" svg:width="9.254cm" svg:height="5.606cm"/>
          <chart:axis chart:dimension="x" chart:name="primary-x" chart:style-name="ch5">
            <chart:title svg:x="5.414cm" svg:y="7.935cm" chart:style-name="ch6">
              <text:p>Time (seconds)</text:p>
            </chart:title>
          </chart:axis>
          <chart:axis chart:dimension="y" chart:name="primary-y" chart:style-name="ch7">
            <chart:title svg:x="0.451cm" svg:y="6.221cm" chart:style-name="ch8">
              <text:p>Concentration (μM)</text:p>
            </chart:title>
            <chart:grid chart:style-name="ch9" chart:class="major"/>
          </chart:axis>
          <chart:series chart:style-name="ch10" chart:values-cell-range-address="Sheet1.L3:Sheet1.L303" chart:label-cell-address="Sheet1.L2:Sheet1.L2" chart:class="chart:scatter">
            <chart:domain table:cell-range-address="Sheet1.A3:Sheet1.A303"/>
            <chart:data-point chart:repeated="301"/>
          </chart:series>
          <chart:series chart:style-name="ch11" chart:values-cell-range-address="Sheet1.M3:Sheet1.M303" chart:label-cell-address="Sheet1.M1:Sheet1.M2" chart:class="chart:scatter">
            <chart:data-point chart:repeated="3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thout ic_tpa</text:p>
                <draw:g>
                  <svg:desc>Sheet1.L2:Sheet1.L2</svg:desc>
                </draw:g>
              </table:table-cell>
              <table:table-cell office:value-type="string">
                <text:p>With ic_tpa</text:p>
                <text:list>
                  <text:list-item>
                    <text:p/>
                  </text:list-item>
                  <text:list-item>
                    <text:p>With ic_tpa</text:p>
                  </text:list-item>
                </text:list>
                <draw:g>
                  <svg:desc>Sheet1.M1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03</svg:desc>
                </draw:g>
              </table:table-cell>
              <table:table-cell office:value-type="float" office:value="0">
                <text:p>0</text:p>
                <draw:g>
                  <svg:desc>Sheet1.L3:Sheet1.L303</svg:desc>
                </draw:g>
              </table:table-cell>
              <table:table-cell office:value-type="float" office:value="0">
                <text:p>0</text:p>
                <draw:g>
                  <svg:desc>Sheet1.M3:Sheet1.M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07">
                <text:p>10.007</text:p>
              </table:table-cell>
              <table:table-cell office:value-type="float" office:value="0.000000000000014921">
                <text:p>0.000000000000014921</text:p>
              </table:table-cell>
              <table:table-cell office:value-type="float" office:value="0.000000000000017258">
                <text:p>0.0000000000000172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086">
                <text:p>20.086</text:p>
              </table:table-cell>
              <table:table-cell office:value-type="float" office:value="0.0000000000020338">
                <text:p>0.0000000000020338</text:p>
              </table:table-cell>
              <table:table-cell office:value-type="float" office:value="0.0000000000024605">
                <text:p>0.0000000000024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06">
                <text:p>30.206</text:p>
              </table:table-cell>
              <table:table-cell office:value-type="float" office:value="0.000000000027082">
                <text:p>0.000000000027082</text:p>
              </table:table-cell>
              <table:table-cell office:value-type="float" office:value="0.000000000034725">
                <text:p>0.000000000034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312">
                <text:p>40.312</text:p>
              </table:table-cell>
              <table:table-cell office:value-type="float" office:value="0.00000000031126">
                <text:p>0.00000000031126</text:p>
              </table:table-cell>
              <table:table-cell office:value-type="float" office:value="0.00000000041105">
                <text:p>0.00000000041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79">
                <text:p>50.179</text:p>
              </table:table-cell>
              <table:table-cell office:value-type="float" office:value="0.000000001612">
                <text:p>0.000000001612</text:p>
              </table:table-cell>
              <table:table-cell office:value-type="float" office:value="0.0000000022358">
                <text:p>0.0000000022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022">
                <text:p>60.022</text:p>
              </table:table-cell>
              <table:table-cell office:value-type="float" office:value="0.0000000051244">
                <text:p>0.0000000051244</text:p>
              </table:table-cell>
              <table:table-cell office:value-type="float" office:value="0.0000000075587">
                <text:p>0.0000000075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.381">
                <text:p>70.381</text:p>
              </table:table-cell>
              <table:table-cell office:value-type="float" office:value="0.000000018679">
                <text:p>0.000000018679</text:p>
              </table:table-cell>
              <table:table-cell office:value-type="float" office:value="0.000000028306">
                <text:p>0.000000028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101">
                <text:p>80.101</text:p>
              </table:table-cell>
              <table:table-cell office:value-type="float" office:value="0.000000056914">
                <text:p>0.000000056914</text:p>
              </table:table-cell>
              <table:table-cell office:value-type="float" office:value="0.000000088091">
                <text:p>0.000000088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.261">
                <text:p>90.261</text:p>
              </table:table-cell>
              <table:table-cell office:value-type="float" office:value="0.0000001357">
                <text:p>0.0000001357</text:p>
              </table:table-cell>
              <table:table-cell office:value-type="float" office:value="0.0000002185">
                <text:p>0.0000002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7">
                <text:p>100.7</text:p>
              </table:table-cell>
              <table:table-cell office:value-type="float" office:value="0.00000033813">
                <text:p>0.00000033813</text:p>
              </table:table-cell>
              <table:table-cell office:value-type="float" office:value="0.00000055348">
                <text:p>0.00000055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.7">
                <text:p>110.7</text:p>
              </table:table-cell>
              <table:table-cell office:value-type="float" office:value="0.0000010551">
                <text:p>0.0000010551</text:p>
              </table:table-cell>
              <table:table-cell office:value-type="float" office:value="0.0000017445">
                <text:p>0.0000017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.7">
                <text:p>120.7</text:p>
              </table:table-cell>
              <table:table-cell office:value-type="float" office:value="0.000025487">
                <text:p>0.000025487</text:p>
              </table:table-cell>
              <table:table-cell office:value-type="float" office:value="0.000042173">
                <text:p>0.000042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.7">
                <text:p>130.7</text:p>
              </table:table-cell>
              <table:table-cell office:value-type="float" office:value="0.00028574">
                <text:p>0.00028574</text:p>
              </table:table-cell>
              <table:table-cell office:value-type="float" office:value="0.00045059">
                <text:p>0.000450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.7">
                <text:p>140.7</text:p>
              </table:table-cell>
              <table:table-cell office:value-type="float" office:value="0.00047404">
                <text:p>0.00047404</text:p>
              </table:table-cell>
              <table:table-cell office:value-type="float" office:value="0.00068306">
                <text:p>0.00068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.7">
                <text:p>150.7</text:p>
              </table:table-cell>
              <table:table-cell office:value-type="float" office:value="0.00060844">
                <text:p>0.00060844</text:p>
              </table:table-cell>
              <table:table-cell office:value-type="float" office:value="0.0008121">
                <text:p>0.0008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.7">
                <text:p>160.7</text:p>
              </table:table-cell>
              <table:table-cell office:value-type="float" office:value="0.00065797">
                <text:p>0.00065797</text:p>
              </table:table-cell>
              <table:table-cell office:value-type="float" office:value="0.00085579">
                <text:p>0.00085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.7">
                <text:p>170.7</text:p>
              </table:table-cell>
              <table:table-cell office:value-type="float" office:value="0.00065284">
                <text:p>0.00065284</text:p>
              </table:table-cell>
              <table:table-cell office:value-type="float" office:value="0.00085638">
                <text:p>0.00085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.7">
                <text:p>180.7</text:p>
              </table:table-cell>
              <table:table-cell office:value-type="float" office:value="0.00068417">
                <text:p>0.00068417</text:p>
              </table:table-cell>
              <table:table-cell office:value-type="float" office:value="0.00089481">
                <text:p>0.00089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.7">
                <text:p>190.7</text:p>
              </table:table-cell>
              <table:table-cell office:value-type="float" office:value="0.00068741">
                <text:p>0.00068741</text:p>
              </table:table-cell>
              <table:table-cell office:value-type="float" office:value="0.00089944">
                <text:p>0.00089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.7">
                <text:p>200.7</text:p>
              </table:table-cell>
              <table:table-cell office:value-type="float" office:value="0.00067091">
                <text:p>0.00067091</text:p>
              </table:table-cell>
              <table:table-cell office:value-type="float" office:value="0.00088949">
                <text:p>0.0008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.7">
                <text:p>210.7</text:p>
              </table:table-cell>
              <table:table-cell office:value-type="float" office:value="0.00069152">
                <text:p>0.00069152</text:p>
              </table:table-cell>
              <table:table-cell office:value-type="float" office:value="0.00091631">
                <text:p>0.000916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.7">
                <text:p>220.7</text:p>
              </table:table-cell>
              <table:table-cell office:value-type="float" office:value="0.00069245">
                <text:p>0.00069245</text:p>
              </table:table-cell>
              <table:table-cell office:value-type="float" office:value="0.00091858">
                <text:p>0.00091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.7">
                <text:p>230.7</text:p>
              </table:table-cell>
              <table:table-cell office:value-type="float" office:value="0.00068003">
                <text:p>0.00068003</text:p>
              </table:table-cell>
              <table:table-cell office:value-type="float" office:value="0.00091142">
                <text:p>0.00091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.7">
                <text:p>240.7</text:p>
              </table:table-cell>
              <table:table-cell office:value-type="float" office:value="0.00069658">
                <text:p>0.00069658</text:p>
              </table:table-cell>
              <table:table-cell office:value-type="float" office:value="0.00093294">
                <text:p>0.00093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.7">
                <text:p>250.7</text:p>
              </table:table-cell>
              <table:table-cell office:value-type="float" office:value="0.00069728">
                <text:p>0.00069728</text:p>
              </table:table-cell>
              <table:table-cell office:value-type="float" office:value="0.00093481">
                <text:p>0.000934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.7">
                <text:p>260.7</text:p>
              </table:table-cell>
              <table:table-cell office:value-type="float" office:value="0.00068847">
                <text:p>0.00068847</text:p>
              </table:table-cell>
              <table:table-cell office:value-type="float" office:value="0.00093025">
                <text:p>0.00093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.7">
                <text:p>270.7</text:p>
              </table:table-cell>
              <table:table-cell office:value-type="float" office:value="0.000702">
                <text:p>0.000702</text:p>
              </table:table-cell>
              <table:table-cell office:value-type="float" office:value="0.00094783">
                <text:p>0.00094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.7">
                <text:p>280.7</text:p>
              </table:table-cell>
              <table:table-cell office:value-type="float" office:value="0.0007027">
                <text:p>0.0007027</text:p>
              </table:table-cell>
              <table:table-cell office:value-type="float" office:value="0.00094964">
                <text:p>0.00094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.7">
                <text:p>290.7</text:p>
              </table:table-cell>
              <table:table-cell office:value-type="float" office:value="0.00069666">
                <text:p>0.00069666</text:p>
              </table:table-cell>
              <table:table-cell office:value-type="float" office:value="0.00094713">
                <text:p>0.000947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.7">
                <text:p>300.7</text:p>
              </table:table-cell>
              <table:table-cell office:value-type="float" office:value="0.00070782">
                <text:p>0.00070782</text:p>
              </table:table-cell>
              <table:table-cell office:value-type="float" office:value="0.00096169">
                <text:p>0.000961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.7">
                <text:p>310.7</text:p>
              </table:table-cell>
              <table:table-cell office:value-type="float" office:value="0.00070862">
                <text:p>0.00070862</text:p>
              </table:table-cell>
              <table:table-cell office:value-type="float" office:value="0.0009636">
                <text:p>0.00096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.7">
                <text:p>320.7</text:p>
              </table:table-cell>
              <table:table-cell office:value-type="float" office:value="0.00070469">
                <text:p>0.00070469</text:p>
              </table:table-cell>
              <table:table-cell office:value-type="float" office:value="0.00096269">
                <text:p>0.000962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.7">
                <text:p>330.7</text:p>
              </table:table-cell>
              <table:table-cell office:value-type="float" office:value="0.00071399">
                <text:p>0.00071399</text:p>
              </table:table-cell>
              <table:table-cell office:value-type="float" office:value="0.00097492">
                <text:p>0.000974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.7">
                <text:p>340.7</text:p>
              </table:table-cell>
              <table:table-cell office:value-type="float" office:value="0.00071496">
                <text:p>0.00071496</text:p>
              </table:table-cell>
              <table:table-cell office:value-type="float" office:value="0.00097703">
                <text:p>0.00097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.7">
                <text:p>350.7</text:p>
              </table:table-cell>
              <table:table-cell office:value-type="float" office:value="0.00071264">
                <text:p>0.00071264</text:p>
              </table:table-cell>
              <table:table-cell office:value-type="float" office:value="0.00097737">
                <text:p>0.00097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.7">
                <text:p>360.7</text:p>
              </table:table-cell>
              <table:table-cell office:value-type="float" office:value="0.00072048">
                <text:p>0.00072048</text:p>
              </table:table-cell>
              <table:table-cell office:value-type="float" office:value="0.00098781">
                <text:p>0.000987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.7">
                <text:p>370.7</text:p>
              </table:table-cell>
              <table:table-cell office:value-type="float" office:value="0.00072163">
                <text:p>0.00072163</text:p>
              </table:table-cell>
              <table:table-cell office:value-type="float" office:value="0.00099017">
                <text:p>0.00099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.7">
                <text:p>380.7</text:p>
              </table:table-cell>
              <table:table-cell office:value-type="float" office:value="0.00072053">
                <text:p>0.00072053</text:p>
              </table:table-cell>
              <table:table-cell office:value-type="float" office:value="0.00099148">
                <text:p>0.00099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.7">
                <text:p>390.7</text:p>
              </table:table-cell>
              <table:table-cell office:value-type="float" office:value="0.00072723">
                <text:p>0.00072723</text:p>
              </table:table-cell>
              <table:table-cell office:value-type="float" office:value="0.0010006">
                <text:p>0.001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7">
                <text:p>400.7</text:p>
              </table:table-cell>
              <table:table-cell office:value-type="float" office:value="0.00072857">
                <text:p>0.00072857</text:p>
              </table:table-cell>
              <table:table-cell office:value-type="float" office:value="0.0010032">
                <text:p>0.00100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7">
                <text:p>410.7</text:p>
              </table:table-cell>
              <table:table-cell office:value-type="float" office:value="0.0007284">
                <text:p>0.0007284</text:p>
              </table:table-cell>
              <table:table-cell office:value-type="float" office:value="0.0010052">
                <text:p>0.0010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.7">
                <text:p>420.7</text:p>
              </table:table-cell>
              <table:table-cell office:value-type="float" office:value="0.00073422">
                <text:p>0.00073422</text:p>
              </table:table-cell>
              <table:table-cell office:value-type="float" office:value="0.0010133">
                <text:p>0.00101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.7">
                <text:p>430.7</text:p>
              </table:table-cell>
              <table:table-cell office:value-type="float" office:value="0.00073575">
                <text:p>0.00073575</text:p>
              </table:table-cell>
              <table:table-cell office:value-type="float" office:value="0.0010162">
                <text:p>0.0010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.7">
                <text:p>440.7</text:p>
              </table:table-cell>
              <table:table-cell office:value-type="float" office:value="0.00073629">
                <text:p>0.00073629</text:p>
              </table:table-cell>
              <table:table-cell office:value-type="float" office:value="0.0010188">
                <text:p>0.00101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.7">
                <text:p>450.7</text:p>
              </table:table-cell>
              <table:table-cell office:value-type="float" office:value="0.00074142">
                <text:p>0.00074142</text:p>
              </table:table-cell>
              <table:table-cell office:value-type="float" office:value="0.0010261">
                <text:p>0.00102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.7">
                <text:p>460.7</text:p>
              </table:table-cell>
              <table:table-cell office:value-type="float" office:value="0.00074312">
                <text:p>0.00074312</text:p>
              </table:table-cell>
              <table:table-cell office:value-type="float" office:value="0.0010293">
                <text:p>0.0010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.7">
                <text:p>470.7</text:p>
              </table:table-cell>
              <table:table-cell office:value-type="float" office:value="0.00074421">
                <text:p>0.00074421</text:p>
              </table:table-cell>
              <table:table-cell office:value-type="float" office:value="0.0010324">
                <text:p>0.00103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.7">
                <text:p>480.7</text:p>
              </table:table-cell>
              <table:table-cell office:value-type="float" office:value="0.0007488">
                <text:p>0.0007488</text:p>
              </table:table-cell>
              <table:table-cell office:value-type="float" office:value="0.0010391">
                <text:p>0.00103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.7">
                <text:p>490.7</text:p>
              </table:table-cell>
              <table:table-cell office:value-type="float" office:value="0.00075067">
                <text:p>0.00075067</text:p>
              </table:table-cell>
              <table:table-cell office:value-type="float" office:value="0.0010425">
                <text:p>0.0010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7">
                <text:p>500.7</text:p>
              </table:table-cell>
              <table:table-cell office:value-type="float" office:value="0.00075218">
                <text:p>0.00075218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.7">
                <text:p>510.7</text:p>
              </table:table-cell>
              <table:table-cell office:value-type="float" office:value="0.00075636">
                <text:p>0.00075636</text:p>
              </table:table-cell>
              <table:table-cell office:value-type="float" office:value="0.0010522">
                <text:p>0.0010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.7">
                <text:p>520.7</text:p>
              </table:table-cell>
              <table:table-cell office:value-type="float" office:value="0.00075839">
                <text:p>0.00075839</text:p>
              </table:table-cell>
              <table:table-cell office:value-type="float" office:value="0.0010559">
                <text:p>0.0010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.7">
                <text:p>530.7</text:p>
              </table:table-cell>
              <table:table-cell office:value-type="float" office:value="0.00076021">
                <text:p>0.00076021</text:p>
              </table:table-cell>
              <table:table-cell office:value-type="float" office:value="0.0010597">
                <text:p>0.0010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.7">
                <text:p>540.7</text:p>
              </table:table-cell>
              <table:table-cell office:value-type="float" office:value="0.00076409">
                <text:p>0.00076409</text:p>
              </table:table-cell>
              <table:table-cell office:value-type="float" office:value="0.0010656">
                <text:p>0.00106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.7">
                <text:p>550.7</text:p>
              </table:table-cell>
              <table:table-cell office:value-type="float" office:value="0.00076625">
                <text:p>0.00076625</text:p>
              </table:table-cell>
              <table:table-cell office:value-type="float" office:value="0.0010695">
                <text:p>0.00106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.7">
                <text:p>560.7</text:p>
              </table:table-cell>
              <table:table-cell office:value-type="float" office:value="0.00076832">
                <text:p>0.00076832</text:p>
              </table:table-cell>
              <table:table-cell office:value-type="float" office:value="0.0010736">
                <text:p>0.0010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.7">
                <text:p>570.7</text:p>
              </table:table-cell>
              <table:table-cell office:value-type="float" office:value="0.00077197">
                <text:p>0.00077197</text:p>
              </table:table-cell>
              <table:table-cell office:value-type="float" office:value="0.0010793">
                <text:p>0.00107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.7">
                <text:p>580.7</text:p>
              </table:table-cell>
              <table:table-cell office:value-type="float" office:value="0.00077425">
                <text:p>0.00077425</text:p>
              </table:table-cell>
              <table:table-cell office:value-type="float" office:value="0.0010834">
                <text:p>0.00108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7">
                <text:p>590.7</text:p>
              </table:table-cell>
              <table:table-cell office:value-type="float" office:value="0.00077653">
                <text:p>0.00077653</text:p>
              </table:table-cell>
              <table:table-cell office:value-type="float" office:value="0.0010878">
                <text:p>0.00108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.7">
                <text:p>600.7</text:p>
              </table:table-cell>
              <table:table-cell office:value-type="float" office:value="0.00078">
                <text:p>0.00078</text:p>
              </table:table-cell>
              <table:table-cell office:value-type="float" office:value="0.0010933">
                <text:p>0.00109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.7">
                <text:p>610.7</text:p>
              </table:table-cell>
              <table:table-cell office:value-type="float" office:value="0.0007824">
                <text:p>0.0007824</text:p>
              </table:table-cell>
              <table:table-cell office:value-type="float" office:value="0.0010976">
                <text:p>0.00109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.7">
                <text:p>620.7</text:p>
              </table:table-cell>
              <table:table-cell office:value-type="float" office:value="0.00078484">
                <text:p>0.00078484</text:p>
              </table:table-cell>
              <table:table-cell office:value-type="float" office:value="0.0011021">
                <text:p>0.00110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.7">
                <text:p>630.7</text:p>
              </table:table-cell>
              <table:table-cell office:value-type="float" office:value="0.00078819">
                <text:p>0.00078819</text:p>
              </table:table-cell>
              <table:table-cell office:value-type="float" office:value="0.0011076">
                <text:p>0.00110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.7">
                <text:p>640.7</text:p>
              </table:table-cell>
              <table:table-cell office:value-type="float" office:value="0.0007907">
                <text:p>0.0007907</text:p>
              </table:table-cell>
              <table:table-cell office:value-type="float" office:value="0.0011121">
                <text:p>0.00111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.7">
                <text:p>650.7</text:p>
              </table:table-cell>
              <table:table-cell office:value-type="float" office:value="0.00079327">
                <text:p>0.00079327</text:p>
              </table:table-cell>
              <table:table-cell office:value-type="float" office:value="0.0011168">
                <text:p>0.0011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.7">
                <text:p>660.7</text:p>
              </table:table-cell>
              <table:table-cell office:value-type="float" office:value="0.00079654">
                <text:p>0.00079654</text:p>
              </table:table-cell>
              <table:table-cell office:value-type="float" office:value="0.0011223">
                <text:p>0.0011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.7">
                <text:p>670.7</text:p>
              </table:table-cell>
              <table:table-cell office:value-type="float" office:value="0.00079914">
                <text:p>0.00079914</text:p>
              </table:table-cell>
              <table:table-cell office:value-type="float" office:value="0.0011269">
                <text:p>0.0011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.7">
                <text:p>680.7</text:p>
              </table:table-cell>
              <table:table-cell office:value-type="float" office:value="0.00080182">
                <text:p>0.00080182</text:p>
              </table:table-cell>
              <table:table-cell office:value-type="float" office:value="0.0011318">
                <text:p>0.00113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.7">
                <text:p>690.7</text:p>
              </table:table-cell>
              <table:table-cell office:value-type="float" office:value="0.00080504">
                <text:p>0.00080504</text:p>
              </table:table-cell>
              <table:table-cell office:value-type="float" office:value="0.0011373">
                <text:p>0.0011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.7">
                <text:p>700.7</text:p>
              </table:table-cell>
              <table:table-cell office:value-type="float" office:value="0.00080774">
                <text:p>0.00080774</text:p>
              </table:table-cell>
              <table:table-cell office:value-type="float" office:value="0.0011421">
                <text:p>0.0011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.7">
                <text:p>710.7</text:p>
              </table:table-cell>
              <table:table-cell office:value-type="float" office:value="0.00081052">
                <text:p>0.00081052</text:p>
              </table:table-cell>
              <table:table-cell office:value-type="float" office:value="0.0011472">
                <text:p>0.00114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.7">
                <text:p>720.7</text:p>
              </table:table-cell>
              <table:table-cell office:value-type="float" office:value="0.0008137">
                <text:p>0.0008137</text:p>
              </table:table-cell>
              <table:table-cell office:value-type="float" office:value="0.0011526">
                <text:p>0.00115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.7">
                <text:p>730.7</text:p>
              </table:table-cell>
              <table:table-cell office:value-type="float" office:value="0.00081649">
                <text:p>0.00081649</text:p>
              </table:table-cell>
              <table:table-cell office:value-type="float" office:value="0.0011577">
                <text:p>0.00115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.7">
                <text:p>740.7</text:p>
              </table:table-cell>
              <table:table-cell office:value-type="float" office:value="0.00081935">
                <text:p>0.00081935</text:p>
              </table:table-cell>
              <table:table-cell office:value-type="float" office:value="0.0011629">
                <text:p>0.00116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.7">
                <text:p>750.7</text:p>
              </table:table-cell>
              <table:table-cell office:value-type="float" office:value="0.00082253">
                <text:p>0.00082253</text:p>
              </table:table-cell>
              <table:table-cell office:value-type="float" office:value="0.0011684">
                <text:p>0.00116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.7">
                <text:p>760.7</text:p>
              </table:table-cell>
              <table:table-cell office:value-type="float" office:value="0.0008254">
                <text:p>0.0008254</text:p>
              </table:table-cell>
              <table:table-cell office:value-type="float" office:value="0.0011736">
                <text:p>0.00117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7">
                <text:p>770.7</text:p>
              </table:table-cell>
              <table:table-cell office:value-type="float" office:value="0.00082834">
                <text:p>0.00082834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.7">
                <text:p>780.7</text:p>
              </table:table-cell>
              <table:table-cell office:value-type="float" office:value="0.00083153">
                <text:p>0.00083153</text:p>
              </table:table-cell>
              <table:table-cell office:value-type="float" office:value="0.0011846">
                <text:p>0.00118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.7">
                <text:p>790.7</text:p>
              </table:table-cell>
              <table:table-cell office:value-type="float" office:value="0.00083447">
                <text:p>0.00083447</text:p>
              </table:table-cell>
              <table:table-cell office:value-type="float" office:value="0.00119">
                <text:p>0.00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.7">
                <text:p>800.7</text:p>
              </table:table-cell>
              <table:table-cell office:value-type="float" office:value="0.00083749">
                <text:p>0.00083749</text:p>
              </table:table-cell>
              <table:table-cell office:value-type="float" office:value="0.0011955">
                <text:p>0.00119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.7">
                <text:p>810.7</text:p>
              </table:table-cell>
              <table:table-cell office:value-type="float" office:value="0.00084069">
                <text:p>0.00084069</text:p>
              </table:table-cell>
              <table:table-cell office:value-type="float" office:value="0.0012012">
                <text:p>0.00120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.7">
                <text:p>820.7</text:p>
              </table:table-cell>
              <table:table-cell office:value-type="float" office:value="0.00084371">
                <text:p>0.00084371</text:p>
              </table:table-cell>
              <table:table-cell office:value-type="float" office:value="0.0012068">
                <text:p>0.0012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.7">
                <text:p>830.7</text:p>
              </table:table-cell>
              <table:table-cell office:value-type="float" office:value="0.0008468">
                <text:p>0.0008468</text:p>
              </table:table-cell>
              <table:table-cell office:value-type="float" office:value="0.0012125">
                <text:p>0.0012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.7">
                <text:p>840.7</text:p>
              </table:table-cell>
              <table:table-cell office:value-type="float" office:value="0.00085004">
                <text:p>0.00085004</text:p>
              </table:table-cell>
              <table:table-cell office:value-type="float" office:value="0.0012183">
                <text:p>0.00121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.7">
                <text:p>850.7</text:p>
              </table:table-cell>
              <table:table-cell office:value-type="float" office:value="0.00085313">
                <text:p>0.00085313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.7">
                <text:p>860.7</text:p>
              </table:table-cell>
              <table:table-cell office:value-type="float" office:value="0.00085629">
                <text:p>0.00085629</text:p>
              </table:table-cell>
              <table:table-cell office:value-type="float" office:value="0.0012299">
                <text:p>0.00122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.7">
                <text:p>870.7</text:p>
              </table:table-cell>
              <table:table-cell office:value-type="float" office:value="0.00085956">
                <text:p>0.00085956</text:p>
              </table:table-cell>
              <table:table-cell office:value-type="float" office:value="0.0012358">
                <text:p>0.0012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.7">
                <text:p>880.7</text:p>
              </table:table-cell>
              <table:table-cell office:value-type="float" office:value="0.00086272">
                <text:p>0.00086272</text:p>
              </table:table-cell>
              <table:table-cell office:value-type="float" office:value="0.0012417">
                <text:p>0.00124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.7">
                <text:p>890.7</text:p>
              </table:table-cell>
              <table:table-cell office:value-type="float" office:value="0.00086595">
                <text:p>0.00086595</text:p>
              </table:table-cell>
              <table:table-cell office:value-type="float" office:value="0.0012477">
                <text:p>0.00124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.7">
                <text:p>900.7</text:p>
              </table:table-cell>
              <table:table-cell office:value-type="float" office:value="0.00086926">
                <text:p>0.00086926</text:p>
              </table:table-cell>
              <table:table-cell office:value-type="float" office:value="0.0012539">
                <text:p>0.00125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.7">
                <text:p>910.7</text:p>
              </table:table-cell>
              <table:table-cell office:value-type="float" office:value="0.0008725">
                <text:p>0.0008725</text:p>
              </table:table-cell>
              <table:table-cell office:value-type="float" office:value="0.0012599">
                <text:p>0.0012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.7">
                <text:p>920.7</text:p>
              </table:table-cell>
              <table:table-cell office:value-type="float" office:value="0.00087579">
                <text:p>0.00087579</text:p>
              </table:table-cell>
              <table:table-cell office:value-type="float" office:value="0.0012661">
                <text:p>0.00126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.7">
                <text:p>930.7</text:p>
              </table:table-cell>
              <table:table-cell office:value-type="float" office:value="0.00087915">
                <text:p>0.00087915</text:p>
              </table:table-cell>
              <table:table-cell office:value-type="float" office:value="0.0012724">
                <text:p>0.0012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.7">
                <text:p>940.7</text:p>
              </table:table-cell>
              <table:table-cell office:value-type="float" office:value="0.00088246">
                <text:p>0.00088246</text:p>
              </table:table-cell>
              <table:table-cell office:value-type="float" office:value="0.0012786">
                <text:p>0.00127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.7">
                <text:p>950.7</text:p>
              </table:table-cell>
              <table:table-cell office:value-type="float" office:value="0.00088582">
                <text:p>0.00088582</text:p>
              </table:table-cell>
              <table:table-cell office:value-type="float" office:value="0.001285">
                <text:p>0.00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.7">
                <text:p>960.7</text:p>
              </table:table-cell>
              <table:table-cell office:value-type="float" office:value="0.00088924">
                <text:p>0.00088924</text:p>
              </table:table-cell>
              <table:table-cell office:value-type="float" office:value="0.0012915">
                <text:p>0.0012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.7">
                <text:p>970.7</text:p>
              </table:table-cell>
              <table:table-cell office:value-type="float" office:value="0.00089263">
                <text:p>0.00089263</text:p>
              </table:table-cell>
              <table:table-cell office:value-type="float" office:value="0.0012979">
                <text:p>0.0012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.7">
                <text:p>980.7</text:p>
              </table:table-cell>
              <table:table-cell office:value-type="float" office:value="0.00089605">
                <text:p>0.00089605</text:p>
              </table:table-cell>
              <table:table-cell office:value-type="float" office:value="0.0013044">
                <text:p>0.00130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.7">
                <text:p>990.7</text:p>
              </table:table-cell>
              <table:table-cell office:value-type="float" office:value="0.00089953">
                <text:p>0.00089953</text:p>
              </table:table-cell>
              <table:table-cell office:value-type="float" office:value="0.0013111">
                <text:p>0.00131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.7">
                <text:p>1000.7</text:p>
              </table:table-cell>
              <table:table-cell office:value-type="float" office:value="0.00090299">
                <text:p>0.00090299</text:p>
              </table:table-cell>
              <table:table-cell office:value-type="float" office:value="0.0013177">
                <text:p>0.00131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.7">
                <text:p>1010.7</text:p>
              </table:table-cell>
              <table:table-cell office:value-type="float" office:value="0.00090648">
                <text:p>0.00090648</text:p>
              </table:table-cell>
              <table:table-cell office:value-type="float" office:value="0.0013244">
                <text:p>0.00132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7">
                <text:p>1020.7</text:p>
              </table:table-cell>
              <table:table-cell office:value-type="float" office:value="0.00091003">
                <text:p>0.00091003</text:p>
              </table:table-cell>
              <table:table-cell office:value-type="float" office:value="0.0013313">
                <text:p>0.00133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.7">
                <text:p>1030.7</text:p>
              </table:table-cell>
              <table:table-cell office:value-type="float" office:value="0.00091356">
                <text:p>0.00091356</text:p>
              </table:table-cell>
              <table:table-cell office:value-type="float" office:value="0.0013381">
                <text:p>0.00133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.7">
                <text:p>1040.7</text:p>
              </table:table-cell>
              <table:table-cell office:value-type="float" office:value="0.00091713">
                <text:p>0.00091713</text:p>
              </table:table-cell>
              <table:table-cell office:value-type="float" office:value="0.001345">
                <text:p>0.001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.7">
                <text:p>1050.7</text:p>
              </table:table-cell>
              <table:table-cell office:value-type="float" office:value="0.00092073">
                <text:p>0.00092073</text:p>
              </table:table-cell>
              <table:table-cell office:value-type="float" office:value="0.0013521">
                <text:p>0.0013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.7">
                <text:p>1060.7</text:p>
              </table:table-cell>
              <table:table-cell office:value-type="float" office:value="0.00092434">
                <text:p>0.00092434</text:p>
              </table:table-cell>
              <table:table-cell office:value-type="float" office:value="0.0013591">
                <text:p>0.00135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.7">
                <text:p>1070.7</text:p>
              </table:table-cell>
              <table:table-cell office:value-type="float" office:value="0.00092798">
                <text:p>0.00092798</text:p>
              </table:table-cell>
              <table:table-cell office:value-type="float" office:value="0.0013663">
                <text:p>0.0013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.7">
                <text:p>1080.7</text:p>
              </table:table-cell>
              <table:table-cell office:value-type="float" office:value="0.00093166">
                <text:p>0.00093166</text:p>
              </table:table-cell>
              <table:table-cell office:value-type="float" office:value="0.0013735">
                <text:p>0.00137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.7">
                <text:p>1090.7</text:p>
              </table:table-cell>
              <table:table-cell office:value-type="float" office:value="0.00093535">
                <text:p>0.00093535</text:p>
              </table:table-cell>
              <table:table-cell office:value-type="float" office:value="0.0013808">
                <text:p>0.00138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.7">
                <text:p>1100.7</text:p>
              </table:table-cell>
              <table:table-cell office:value-type="float" office:value="0.00093906">
                <text:p>0.00093906</text:p>
              </table:table-cell>
              <table:table-cell office:value-type="float" office:value="0.0013881">
                <text:p>0.0013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.7">
                <text:p>1110.7</text:p>
              </table:table-cell>
              <table:table-cell office:value-type="float" office:value="0.00094282">
                <text:p>0.00094282</text:p>
              </table:table-cell>
              <table:table-cell office:value-type="float" office:value="0.0013956">
                <text:p>0.00139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.7">
                <text:p>1120.7</text:p>
              </table:table-cell>
              <table:table-cell office:value-type="float" office:value="0.00094658">
                <text:p>0.00094658</text:p>
              </table:table-cell>
              <table:table-cell office:value-type="float" office:value="0.0014031">
                <text:p>0.0014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.7">
                <text:p>1130.7</text:p>
              </table:table-cell>
              <table:table-cell office:value-type="float" office:value="0.00095038">
                <text:p>0.00095038</text:p>
              </table:table-cell>
              <table:table-cell office:value-type="float" office:value="0.0014107">
                <text:p>0.0014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.7">
                <text:p>1140.7</text:p>
              </table:table-cell>
              <table:table-cell office:value-type="float" office:value="0.00095421">
                <text:p>0.00095421</text:p>
              </table:table-cell>
              <table:table-cell office:value-type="float" office:value="0.0014184">
                <text:p>0.00141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.7">
                <text:p>1150.7</text:p>
              </table:table-cell>
              <table:table-cell office:value-type="float" office:value="0.00095805">
                <text:p>0.00095805</text:p>
              </table:table-cell>
              <table:table-cell office:value-type="float" office:value="0.0014261">
                <text:p>0.00142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.7">
                <text:p>1160.7</text:p>
              </table:table-cell>
              <table:table-cell office:value-type="float" office:value="0.00096193">
                <text:p>0.00096193</text:p>
              </table:table-cell>
              <table:table-cell office:value-type="float" office:value="0.001434">
                <text:p>0.0014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.7">
                <text:p>1170.7</text:p>
              </table:table-cell>
              <table:table-cell office:value-type="float" office:value="0.00096584">
                <text:p>0.00096584</text:p>
              </table:table-cell>
              <table:table-cell office:value-type="float" office:value="0.0014419">
                <text:p>0.00144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.7">
                <text:p>1180.7</text:p>
              </table:table-cell>
              <table:table-cell office:value-type="float" office:value="0.00096977">
                <text:p>0.00096977</text:p>
              </table:table-cell>
              <table:table-cell office:value-type="float" office:value="0.0014499">
                <text:p>0.00144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.7">
                <text:p>1190.7</text:p>
              </table:table-cell>
              <table:table-cell office:value-type="float" office:value="0.00097373">
                <text:p>0.00097373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.7">
                <text:p>1200.7</text:p>
              </table:table-cell>
              <table:table-cell office:value-type="float" office:value="0.00097773">
                <text:p>0.00097773</text:p>
              </table:table-cell>
              <table:table-cell office:value-type="float" office:value="0.0014662">
                <text:p>0.00146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.7">
                <text:p>1210.7</text:p>
              </table:table-cell>
              <table:table-cell office:value-type="float" office:value="0.00098174">
                <text:p>0.00098174</text:p>
              </table:table-cell>
              <table:table-cell office:value-type="float" office:value="0.0014744">
                <text:p>0.00147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.7">
                <text:p>1220.7</text:p>
              </table:table-cell>
              <table:table-cell office:value-type="float" office:value="0.00098579">
                <text:p>0.00098579</text:p>
              </table:table-cell>
              <table:table-cell office:value-type="float" office:value="0.0014828">
                <text:p>0.0014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.7">
                <text:p>1230.7</text:p>
              </table:table-cell>
              <table:table-cell office:value-type="float" office:value="0.00098987">
                <text:p>0.00098987</text:p>
              </table:table-cell>
              <table:table-cell office:value-type="float" office:value="0.0014913">
                <text:p>0.00149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.7">
                <text:p>1240.7</text:p>
              </table:table-cell>
              <table:table-cell office:value-type="float" office:value="0.00099398">
                <text:p>0.00099398</text:p>
              </table:table-cell>
              <table:table-cell office:value-type="float" office:value="0.0014998">
                <text:p>0.0014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.7">
                <text:p>1250.7</text:p>
              </table:table-cell>
              <table:table-cell office:value-type="float" office:value="0.00099812">
                <text:p>0.00099812</text:p>
              </table:table-cell>
              <table:table-cell office:value-type="float" office:value="0.0015085">
                <text:p>0.00150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.7">
                <text:p>1260.7</text:p>
              </table:table-cell>
              <table:table-cell office:value-type="float" office:value="0.0010023">
                <text:p>0.0010023</text:p>
              </table:table-cell>
              <table:table-cell office:value-type="float" office:value="0.0015172">
                <text:p>0.00151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.7">
                <text:p>1270.7</text:p>
              </table:table-cell>
              <table:table-cell office:value-type="float" office:value="0.0010065">
                <text:p>0.0010065</text:p>
              </table:table-cell>
              <table:table-cell office:value-type="float" office:value="0.001526">
                <text:p>0.0015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.7">
                <text:p>1280.7</text:p>
              </table:table-cell>
              <table:table-cell office:value-type="float" office:value="0.0010107">
                <text:p>0.0010107</text:p>
              </table:table-cell>
              <table:table-cell office:value-type="float" office:value="0.001535">
                <text:p>0.0015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.7">
                <text:p>1290.7</text:p>
              </table:table-cell>
              <table:table-cell office:value-type="float" office:value="0.001015">
                <text:p>0.001015</text:p>
              </table:table-cell>
              <table:table-cell office:value-type="float" office:value="0.001544">
                <text:p>0.001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.7">
                <text:p>1300.7</text:p>
              </table:table-cell>
              <table:table-cell office:value-type="float" office:value="0.0010193">
                <text:p>0.0010193</text:p>
              </table:table-cell>
              <table:table-cell office:value-type="float" office:value="0.0015532">
                <text:p>0.00155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.7">
                <text:p>1310.7</text:p>
              </table:table-cell>
              <table:table-cell office:value-type="float" office:value="0.0010236">
                <text:p>0.0010236</text:p>
              </table:table-cell>
              <table:table-cell office:value-type="float" office:value="0.0015624">
                <text:p>0.0015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.7">
                <text:p>1320.7</text:p>
              </table:table-cell>
              <table:table-cell office:value-type="float" office:value="0.001028">
                <text:p>0.001028</text:p>
              </table:table-cell>
              <table:table-cell office:value-type="float" office:value="0.0015718">
                <text:p>0.0015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.7">
                <text:p>1330.7</text:p>
              </table:table-cell>
              <table:table-cell office:value-type="float" office:value="0.0010324">
                <text:p>0.0010324</text:p>
              </table:table-cell>
              <table:table-cell office:value-type="float" office:value="0.0015813">
                <text:p>0.0015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.7">
                <text:p>1340.7</text:p>
              </table:table-cell>
              <table:table-cell office:value-type="float" office:value="0.0010368">
                <text:p>0.0010368</text:p>
              </table:table-cell>
              <table:table-cell office:value-type="float" office:value="0.0015908">
                <text:p>0.00159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.7">
                <text:p>1350.7</text:p>
              </table:table-cell>
              <table:table-cell office:value-type="float" office:value="0.0010413">
                <text:p>0.0010413</text:p>
              </table:table-cell>
              <table:table-cell office:value-type="float" office:value="0.0016005">
                <text:p>0.0016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.7">
                <text:p>1360.7</text:p>
              </table:table-cell>
              <table:table-cell office:value-type="float" office:value="0.0010458">
                <text:p>0.0010458</text:p>
              </table:table-cell>
              <table:table-cell office:value-type="float" office:value="0.0016104">
                <text:p>0.001610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.7">
                <text:p>1370.7</text:p>
              </table:table-cell>
              <table:table-cell office:value-type="float" office:value="0.0010503">
                <text:p>0.0010503</text:p>
              </table:table-cell>
              <table:table-cell office:value-type="float" office:value="0.0016203">
                <text:p>0.00162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.7">
                <text:p>1380.7</text:p>
              </table:table-cell>
              <table:table-cell office:value-type="float" office:value="0.0010549">
                <text:p>0.0010549</text:p>
              </table:table-cell>
              <table:table-cell office:value-type="float" office:value="0.0016303">
                <text:p>0.00163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.7">
                <text:p>1390.7</text:p>
              </table:table-cell>
              <table:table-cell office:value-type="float" office:value="0.0010595">
                <text:p>0.0010595</text:p>
              </table:table-cell>
              <table:table-cell office:value-type="float" office:value="0.0016405">
                <text:p>0.00164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.7">
                <text:p>1400.7</text:p>
              </table:table-cell>
              <table:table-cell office:value-type="float" office:value="0.0010641">
                <text:p>0.0010641</text:p>
              </table:table-cell>
              <table:table-cell office:value-type="float" office:value="0.0016508">
                <text:p>0.00165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.7">
                <text:p>1410.7</text:p>
              </table:table-cell>
              <table:table-cell office:value-type="float" office:value="0.0010688">
                <text:p>0.0010688</text:p>
              </table:table-cell>
              <table:table-cell office:value-type="float" office:value="0.0016612">
                <text:p>0.00166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.7">
                <text:p>1420.7</text:p>
              </table:table-cell>
              <table:table-cell office:value-type="float" office:value="0.0010735">
                <text:p>0.0010735</text:p>
              </table:table-cell>
              <table:table-cell office:value-type="float" office:value="0.0016718">
                <text:p>0.0016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.7">
                <text:p>1430.7</text:p>
              </table:table-cell>
              <table:table-cell office:value-type="float" office:value="0.0010783">
                <text:p>0.0010783</text:p>
              </table:table-cell>
              <table:table-cell office:value-type="float" office:value="0.0016825">
                <text:p>0.00168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.7">
                <text:p>1440.7</text:p>
              </table:table-cell>
              <table:table-cell office:value-type="float" office:value="0.001083">
                <text:p>0.001083</text:p>
              </table:table-cell>
              <table:table-cell office:value-type="float" office:value="0.0016933">
                <text:p>0.0016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.7">
                <text:p>1450.7</text:p>
              </table:table-cell>
              <table:table-cell office:value-type="float" office:value="0.0010879">
                <text:p>0.0010879</text:p>
              </table:table-cell>
              <table:table-cell office:value-type="float" office:value="0.0017043">
                <text:p>0.00170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.7">
                <text:p>1460.7</text:p>
              </table:table-cell>
              <table:table-cell office:value-type="float" office:value="0.0010927">
                <text:p>0.0010927</text:p>
              </table:table-cell>
              <table:table-cell office:value-type="float" office:value="0.0017154">
                <text:p>0.0017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.7">
                <text:p>1470.7</text:p>
              </table:table-cell>
              <table:table-cell office:value-type="float" office:value="0.0010977">
                <text:p>0.0010977</text:p>
              </table:table-cell>
              <table:table-cell office:value-type="float" office:value="0.0017266">
                <text:p>0.00172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.7">
                <text:p>1480.7</text:p>
              </table:table-cell>
              <table:table-cell office:value-type="float" office:value="0.0011026">
                <text:p>0.0011026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.7">
                <text:p>1490.7</text:p>
              </table:table-cell>
              <table:table-cell office:value-type="float" office:value="0.0011076">
                <text:p>0.0011076</text:p>
              </table:table-cell>
              <table:table-cell office:value-type="float" office:value="0.0017495">
                <text:p>0.00174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.7">
                <text:p>1500.7</text:p>
              </table:table-cell>
              <table:table-cell office:value-type="float" office:value="0.0011126">
                <text:p>0.0011126</text:p>
              </table:table-cell>
              <table:table-cell office:value-type="float" office:value="0.0017612">
                <text:p>0.00176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.7">
                <text:p>1510.7</text:p>
              </table:table-cell>
              <table:table-cell office:value-type="float" office:value="0.0011177">
                <text:p>0.0011177</text:p>
              </table:table-cell>
              <table:table-cell office:value-type="float" office:value="0.0017731">
                <text:p>0.0017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.7">
                <text:p>1520.7</text:p>
              </table:table-cell>
              <table:table-cell office:value-type="float" office:value="0.0011228">
                <text:p>0.0011228</text:p>
              </table:table-cell>
              <table:table-cell office:value-type="float" office:value="0.0017851">
                <text:p>0.00178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.7">
                <text:p>1530.7</text:p>
              </table:table-cell>
              <table:table-cell office:value-type="float" office:value="0.001128">
                <text:p>0.001128</text:p>
              </table:table-cell>
              <table:table-cell office:value-type="float" office:value="0.0017972">
                <text:p>0.00179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.7">
                <text:p>1540.7</text:p>
              </table:table-cell>
              <table:table-cell office:value-type="float" office:value="0.0011332">
                <text:p>0.0011332</text:p>
              </table:table-cell>
              <table:table-cell office:value-type="float" office:value="0.0018096">
                <text:p>0.00180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.7">
                <text:p>1550.7</text:p>
              </table:table-cell>
              <table:table-cell office:value-type="float" office:value="0.0011385">
                <text:p>0.0011385</text:p>
              </table:table-cell>
              <table:table-cell office:value-type="float" office:value="0.001822">
                <text:p>0.0018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.7">
                <text:p>1560.7</text:p>
              </table:table-cell>
              <table:table-cell office:value-type="float" office:value="0.0011438">
                <text:p>0.0011438</text:p>
              </table:table-cell>
              <table:table-cell office:value-type="float" office:value="0.0018347">
                <text:p>0.00183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.7">
                <text:p>1570.7</text:p>
              </table:table-cell>
              <table:table-cell office:value-type="float" office:value="0.0011491">
                <text:p>0.0011491</text:p>
              </table:table-cell>
              <table:table-cell office:value-type="float" office:value="0.0018475">
                <text:p>0.00184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.7">
                <text:p>1580.7</text:p>
              </table:table-cell>
              <table:table-cell office:value-type="float" office:value="0.0011545">
                <text:p>0.0011545</text:p>
              </table:table-cell>
              <table:table-cell office:value-type="float" office:value="0.0018606">
                <text:p>0.00186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.7">
                <text:p>1590.7</text:p>
              </table:table-cell>
              <table:table-cell office:value-type="float" office:value="0.0011599">
                <text:p>0.0011599</text:p>
              </table:table-cell>
              <table:table-cell office:value-type="float" office:value="0.0018738">
                <text:p>0.00187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.7">
                <text:p>1600.7</text:p>
              </table:table-cell>
              <table:table-cell office:value-type="float" office:value="0.0011654">
                <text:p>0.0011654</text:p>
              </table:table-cell>
              <table:table-cell office:value-type="float" office:value="0.0018871">
                <text:p>0.00188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.7">
                <text:p>1610.7</text:p>
              </table:table-cell>
              <table:table-cell office:value-type="float" office:value="0.0011709">
                <text:p>0.0011709</text:p>
              </table:table-cell>
              <table:table-cell office:value-type="float" office:value="0.0019007">
                <text:p>0.00190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.7">
                <text:p>1620.7</text:p>
              </table:table-cell>
              <table:table-cell office:value-type="float" office:value="0.0011765">
                <text:p>0.0011765</text:p>
              </table:table-cell>
              <table:table-cell office:value-type="float" office:value="0.0019145">
                <text:p>0.00191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.7">
                <text:p>1630.7</text:p>
              </table:table-cell>
              <table:table-cell office:value-type="float" office:value="0.0011822">
                <text:p>0.0011822</text:p>
              </table:table-cell>
              <table:table-cell office:value-type="float" office:value="0.0019284">
                <text:p>0.0019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.7">
                <text:p>1640.7</text:p>
              </table:table-cell>
              <table:table-cell office:value-type="float" office:value="0.0011878">
                <text:p>0.0011878</text:p>
              </table:table-cell>
              <table:table-cell office:value-type="float" office:value="0.0019426">
                <text:p>0.00194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.7">
                <text:p>1650.7</text:p>
              </table:table-cell>
              <table:table-cell office:value-type="float" office:value="0.0011936">
                <text:p>0.0011936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.7">
                <text:p>1660.7</text:p>
              </table:table-cell>
              <table:table-cell office:value-type="float" office:value="0.0011994">
                <text:p>0.0011994</text:p>
              </table:table-cell>
              <table:table-cell office:value-type="float" office:value="0.0019716">
                <text:p>0.0019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.7">
                <text:p>1670.7</text:p>
              </table:table-cell>
              <table:table-cell office:value-type="float" office:value="0.0012052">
                <text:p>0.0012052</text:p>
              </table:table-cell>
              <table:table-cell office:value-type="float" office:value="0.0019864">
                <text:p>0.00198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.7">
                <text:p>1680.7</text:p>
              </table:table-cell>
              <table:table-cell office:value-type="float" office:value="0.0012111">
                <text:p>0.0012111</text:p>
              </table:table-cell>
              <table:table-cell office:value-type="float" office:value="0.0020014">
                <text:p>0.00200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.7">
                <text:p>1690.7</text:p>
              </table:table-cell>
              <table:table-cell office:value-type="float" office:value="0.001217">
                <text:p>0.001217</text:p>
              </table:table-cell>
              <table:table-cell office:value-type="float" office:value="0.0020166">
                <text:p>0.0020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.7">
                <text:p>1700.7</text:p>
              </table:table-cell>
              <table:table-cell office:value-type="float" office:value="0.001223">
                <text:p>0.001223</text:p>
              </table:table-cell>
              <table:table-cell office:value-type="float" office:value="0.0020321">
                <text:p>0.00203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.7">
                <text:p>1710.7</text:p>
              </table:table-cell>
              <table:table-cell office:value-type="float" office:value="0.0012291">
                <text:p>0.0012291</text:p>
              </table:table-cell>
              <table:table-cell office:value-type="float" office:value="0.0020478">
                <text:p>0.00204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.7">
                <text:p>1720.7</text:p>
              </table:table-cell>
              <table:table-cell office:value-type="float" office:value="0.0012352">
                <text:p>0.0012352</text:p>
              </table:table-cell>
              <table:table-cell office:value-type="float" office:value="0.0020638">
                <text:p>0.00206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.7">
                <text:p>1730.7</text:p>
              </table:table-cell>
              <table:table-cell office:value-type="float" office:value="0.0012414">
                <text:p>0.0012414</text:p>
              </table:table-cell>
              <table:table-cell office:value-type="float" office:value="0.00208">
                <text:p>0.002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.7">
                <text:p>1740.7</text:p>
              </table:table-cell>
              <table:table-cell office:value-type="float" office:value="0.0012476">
                <text:p>0.0012476</text:p>
              </table:table-cell>
              <table:table-cell office:value-type="float" office:value="0.0020964">
                <text:p>0.00209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.7">
                <text:p>1750.7</text:p>
              </table:table-cell>
              <table:table-cell office:value-type="float" office:value="0.0012539">
                <text:p>0.0012539</text:p>
              </table:table-cell>
              <table:table-cell office:value-type="float" office:value="0.0021131">
                <text:p>0.00211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.7">
                <text:p>1760.7</text:p>
              </table:table-cell>
              <table:table-cell office:value-type="float" office:value="0.0012602">
                <text:p>0.0012602</text:p>
              </table:table-cell>
              <table:table-cell office:value-type="float" office:value="0.0021301">
                <text:p>0.002130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.7">
                <text:p>1770.7</text:p>
              </table:table-cell>
              <table:table-cell office:value-type="float" office:value="0.0012666">
                <text:p>0.0012666</text:p>
              </table:table-cell>
              <table:table-cell office:value-type="float" office:value="0.0021474">
                <text:p>0.0021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.7">
                <text:p>1780.7</text:p>
              </table:table-cell>
              <table:table-cell office:value-type="float" office:value="0.0012731">
                <text:p>0.0012731</text:p>
              </table:table-cell>
              <table:table-cell office:value-type="float" office:value="0.0021649">
                <text:p>0.00216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.7">
                <text:p>1790.7</text:p>
              </table:table-cell>
              <table:table-cell office:value-type="float" office:value="0.0012796">
                <text:p>0.0012796</text:p>
              </table:table-cell>
              <table:table-cell office:value-type="float" office:value="0.0021827">
                <text:p>0.00218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.7">
                <text:p>1800.7</text:p>
              </table:table-cell>
              <table:table-cell office:value-type="float" office:value="0.0012862">
                <text:p>0.0012862</text:p>
              </table:table-cell>
              <table:table-cell office:value-type="float" office:value="0.0022008">
                <text:p>0.0022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.7">
                <text:p>1810.7</text:p>
              </table:table-cell>
              <table:table-cell office:value-type="float" office:value="0.0012929">
                <text:p>0.0012929</text:p>
              </table:table-cell>
              <table:table-cell office:value-type="float" office:value="0.0022192">
                <text:p>0.00221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.7">
                <text:p>1820.7</text:p>
              </table:table-cell>
              <table:table-cell office:value-type="float" office:value="0.0012996">
                <text:p>0.0012996</text:p>
              </table:table-cell>
              <table:table-cell office:value-type="float" office:value="0.0022379">
                <text:p>0.00223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.7">
                <text:p>1830.7</text:p>
              </table:table-cell>
              <table:table-cell office:value-type="float" office:value="0.0013064">
                <text:p>0.0013064</text:p>
              </table:table-cell>
              <table:table-cell office:value-type="float" office:value="0.002257">
                <text:p>0.0022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.7">
                <text:p>1840.7</text:p>
              </table:table-cell>
              <table:table-cell office:value-type="float" office:value="0.0013133">
                <text:p>0.0013133</text:p>
              </table:table-cell>
              <table:table-cell office:value-type="float" office:value="0.0022763">
                <text:p>0.00227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.7">
                <text:p>1850.7</text:p>
              </table:table-cell>
              <table:table-cell office:value-type="float" office:value="0.0013202">
                <text:p>0.0013202</text:p>
              </table:table-cell>
              <table:table-cell office:value-type="float" office:value="0.002296">
                <text:p>0.002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.7">
                <text:p>1860.7</text:p>
              </table:table-cell>
              <table:table-cell office:value-type="float" office:value="0.0013272">
                <text:p>0.0013272</text:p>
              </table:table-cell>
              <table:table-cell office:value-type="float" office:value="0.002316">
                <text:p>0.0023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.7">
                <text:p>1870.7</text:p>
              </table:table-cell>
              <table:table-cell office:value-type="float" office:value="0.0013343">
                <text:p>0.0013343</text:p>
              </table:table-cell>
              <table:table-cell office:value-type="float" office:value="0.0023364">
                <text:p>0.00233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.7">
                <text:p>1880.7</text:p>
              </table:table-cell>
              <table:table-cell office:value-type="float" office:value="0.0013414">
                <text:p>0.0013414</text:p>
              </table:table-cell>
              <table:table-cell office:value-type="float" office:value="0.0023571">
                <text:p>0.00235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.7">
                <text:p>1890.7</text:p>
              </table:table-cell>
              <table:table-cell office:value-type="float" office:value="0.0013486">
                <text:p>0.0013486</text:p>
              </table:table-cell>
              <table:table-cell office:value-type="float" office:value="0.0023782">
                <text:p>0.00237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.7">
                <text:p>1900.7</text:p>
              </table:table-cell>
              <table:table-cell office:value-type="float" office:value="0.0013559">
                <text:p>0.0013559</text:p>
              </table:table-cell>
              <table:table-cell office:value-type="float" office:value="0.0023997">
                <text:p>0.00239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.7">
                <text:p>1910.7</text:p>
              </table:table-cell>
              <table:table-cell office:value-type="float" office:value="0.0013633">
                <text:p>0.0013633</text:p>
              </table:table-cell>
              <table:table-cell office:value-type="float" office:value="0.0024216">
                <text:p>0.00242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.7">
                <text:p>1920.7</text:p>
              </table:table-cell>
              <table:table-cell office:value-type="float" office:value="0.0013707">
                <text:p>0.0013707</text:p>
              </table:table-cell>
              <table:table-cell office:value-type="float" office:value="0.0024438">
                <text:p>0.00244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.7">
                <text:p>1930.7</text:p>
              </table:table-cell>
              <table:table-cell office:value-type="float" office:value="0.0013782">
                <text:p>0.0013782</text:p>
              </table:table-cell>
              <table:table-cell office:value-type="float" office:value="0.0024665">
                <text:p>0.0024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.7">
                <text:p>1940.7</text:p>
              </table:table-cell>
              <table:table-cell office:value-type="float" office:value="0.0013858">
                <text:p>0.0013858</text:p>
              </table:table-cell>
              <table:table-cell office:value-type="float" office:value="0.0024896">
                <text:p>0.0024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.7">
                <text:p>1950.7</text:p>
              </table:table-cell>
              <table:table-cell office:value-type="float" office:value="0.0013935">
                <text:p>0.0013935</text:p>
              </table:table-cell>
              <table:table-cell office:value-type="float" office:value="0.0025131">
                <text:p>0.00251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.7">
                <text:p>1960.7</text:p>
              </table:table-cell>
              <table:table-cell office:value-type="float" office:value="0.0014013">
                <text:p>0.0014013</text:p>
              </table:table-cell>
              <table:table-cell office:value-type="float" office:value="0.002537">
                <text:p>0.0025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.7">
                <text:p>1970.7</text:p>
              </table:table-cell>
              <table:table-cell office:value-type="float" office:value="0.0014091">
                <text:p>0.0014091</text:p>
              </table:table-cell>
              <table:table-cell office:value-type="float" office:value="0.0025614">
                <text:p>0.00256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.7">
                <text:p>1980.7</text:p>
              </table:table-cell>
              <table:table-cell office:value-type="float" office:value="0.0014171">
                <text:p>0.0014171</text:p>
              </table:table-cell>
              <table:table-cell office:value-type="float" office:value="0.0025863">
                <text:p>0.00258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.7">
                <text:p>1990.7</text:p>
              </table:table-cell>
              <table:table-cell office:value-type="float" office:value="0.0014251">
                <text:p>0.0014251</text:p>
              </table:table-cell>
              <table:table-cell office:value-type="float" office:value="0.0026117">
                <text:p>0.0026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.7">
                <text:p>2000.7</text:p>
              </table:table-cell>
              <table:table-cell office:value-type="float" office:value="0.0014332">
                <text:p>0.0014332</text:p>
              </table:table-cell>
              <table:table-cell office:value-type="float" office:value="0.0026375">
                <text:p>0.00263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.7">
                <text:p>2010.7</text:p>
              </table:table-cell>
              <table:table-cell office:value-type="float" office:value="0.0014414">
                <text:p>0.0014414</text:p>
              </table:table-cell>
              <table:table-cell office:value-type="float" office:value="0.0026639">
                <text:p>0.00266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.7">
                <text:p>2020.7</text:p>
              </table:table-cell>
              <table:table-cell office:value-type="float" office:value="0.0014497">
                <text:p>0.0014497</text:p>
              </table:table-cell>
              <table:table-cell office:value-type="float" office:value="0.0026908">
                <text:p>0.00269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.7">
                <text:p>2030.7</text:p>
              </table:table-cell>
              <table:table-cell office:value-type="float" office:value="0.001458">
                <text:p>0.001458</text:p>
              </table:table-cell>
              <table:table-cell office:value-type="float" office:value="0.0027183">
                <text:p>0.0027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.7">
                <text:p>2040.7</text:p>
              </table:table-cell>
              <table:table-cell office:value-type="float" office:value="0.0014665">
                <text:p>0.0014665</text:p>
              </table:table-cell>
              <table:table-cell office:value-type="float" office:value="0.0027463">
                <text:p>0.00274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.7">
                <text:p>2050.7</text:p>
              </table:table-cell>
              <table:table-cell office:value-type="float" office:value="0.0014751">
                <text:p>0.0014751</text:p>
              </table:table-cell>
              <table:table-cell office:value-type="float" office:value="0.0027748">
                <text:p>0.00277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.7">
                <text:p>2060.7</text:p>
              </table:table-cell>
              <table:table-cell office:value-type="float" office:value="0.0014837">
                <text:p>0.0014837</text:p>
              </table:table-cell>
              <table:table-cell office:value-type="float" office:value="0.002804">
                <text:p>0.0028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.7">
                <text:p>2070.7</text:p>
              </table:table-cell>
              <table:table-cell office:value-type="float" office:value="0.0014925">
                <text:p>0.0014925</text:p>
              </table:table-cell>
              <table:table-cell office:value-type="float" office:value="0.0028338">
                <text:p>0.0028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.7">
                <text:p>2080.7</text:p>
              </table:table-cell>
              <table:table-cell office:value-type="float" office:value="0.0015013">
                <text:p>0.0015013</text:p>
              </table:table-cell>
              <table:table-cell office:value-type="float" office:value="0.0028642">
                <text:p>0.00286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.7">
                <text:p>2090.7</text:p>
              </table:table-cell>
              <table:table-cell office:value-type="float" office:value="0.0015103">
                <text:p>0.0015103</text:p>
              </table:table-cell>
              <table:table-cell office:value-type="float" office:value="0.0028952">
                <text:p>0.00289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.7">
                <text:p>2100.7</text:p>
              </table:table-cell>
              <table:table-cell office:value-type="float" office:value="0.0015194">
                <text:p>0.0015194</text:p>
              </table:table-cell>
              <table:table-cell office:value-type="float" office:value="0.002927">
                <text:p>0.0029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.7">
                <text:p>2110.7</text:p>
              </table:table-cell>
              <table:table-cell office:value-type="float" office:value="0.0015285">
                <text:p>0.0015285</text:p>
              </table:table-cell>
              <table:table-cell office:value-type="float" office:value="0.0029594">
                <text:p>0.0029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.7">
                <text:p>2120.7</text:p>
              </table:table-cell>
              <table:table-cell office:value-type="float" office:value="0.0015378">
                <text:p>0.0015378</text:p>
              </table:table-cell>
              <table:table-cell office:value-type="float" office:value="0.0029925">
                <text:p>0.00299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.7">
                <text:p>2130.7</text:p>
              </table:table-cell>
              <table:table-cell office:value-type="float" office:value="0.0015472">
                <text:p>0.0015472</text:p>
              </table:table-cell>
              <table:table-cell office:value-type="float" office:value="0.0030264">
                <text:p>0.0030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.7">
                <text:p>2140.7</text:p>
              </table:table-cell>
              <table:table-cell office:value-type="float" office:value="0.0015567">
                <text:p>0.0015567</text:p>
              </table:table-cell>
              <table:table-cell office:value-type="float" office:value="0.003061">
                <text:p>0.0030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.7">
                <text:p>2150.7</text:p>
              </table:table-cell>
              <table:table-cell office:value-type="float" office:value="0.0015663">
                <text:p>0.0015663</text:p>
              </table:table-cell>
              <table:table-cell office:value-type="float" office:value="0.0030965">
                <text:p>0.00309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.7">
                <text:p>2160.7</text:p>
              </table:table-cell>
              <table:table-cell office:value-type="float" office:value="0.001576">
                <text:p>0.001576</text:p>
              </table:table-cell>
              <table:table-cell office:value-type="float" office:value="0.0031327">
                <text:p>0.00313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.7">
                <text:p>2170.7</text:p>
              </table:table-cell>
              <table:table-cell office:value-type="float" office:value="0.0015859">
                <text:p>0.0015859</text:p>
              </table:table-cell>
              <table:table-cell office:value-type="float" office:value="0.0031698">
                <text:p>0.00316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.7">
                <text:p>2180.7</text:p>
              </table:table-cell>
              <table:table-cell office:value-type="float" office:value="0.0015958">
                <text:p>0.0015958</text:p>
              </table:table-cell>
              <table:table-cell office:value-type="float" office:value="0.0032078">
                <text:p>0.00320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.7">
                <text:p>2190.7</text:p>
              </table:table-cell>
              <table:table-cell office:value-type="float" office:value="0.0016059">
                <text:p>0.0016059</text:p>
              </table:table-cell>
              <table:table-cell office:value-type="float" office:value="0.0032466">
                <text:p>0.00324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.7">
                <text:p>2200.7</text:p>
              </table:table-cell>
              <table:table-cell office:value-type="float" office:value="0.0016161">
                <text:p>0.0016161</text:p>
              </table:table-cell>
              <table:table-cell office:value-type="float" office:value="0.0032864">
                <text:p>0.00328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.7">
                <text:p>2210.7</text:p>
              </table:table-cell>
              <table:table-cell office:value-type="float" office:value="0.0016264">
                <text:p>0.0016264</text:p>
              </table:table-cell>
              <table:table-cell office:value-type="float" office:value="0.0033272">
                <text:p>0.00332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.7">
                <text:p>2220.7</text:p>
              </table:table-cell>
              <table:table-cell office:value-type="float" office:value="0.0016369">
                <text:p>0.0016369</text:p>
              </table:table-cell>
              <table:table-cell office:value-type="float" office:value="0.003369">
                <text:p>0.0033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.7">
                <text:p>2230.7</text:p>
              </table:table-cell>
              <table:table-cell office:value-type="float" office:value="0.0016475">
                <text:p>0.0016475</text:p>
              </table:table-cell>
              <table:table-cell office:value-type="float" office:value="0.0034118">
                <text:p>0.00341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.7">
                <text:p>2240.7</text:p>
              </table:table-cell>
              <table:table-cell office:value-type="float" office:value="0.0016582">
                <text:p>0.0016582</text:p>
              </table:table-cell>
              <table:table-cell office:value-type="float" office:value="0.0034557">
                <text:p>0.00345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.7">
                <text:p>2250.7</text:p>
              </table:table-cell>
              <table:table-cell office:value-type="float" office:value="0.0016691">
                <text:p>0.0016691</text:p>
              </table:table-cell>
              <table:table-cell office:value-type="float" office:value="0.0035007">
                <text:p>0.00350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.7">
                <text:p>2260.7</text:p>
              </table:table-cell>
              <table:table-cell office:value-type="float" office:value="0.0016801">
                <text:p>0.0016801</text:p>
              </table:table-cell>
              <table:table-cell office:value-type="float" office:value="0.0035469">
                <text:p>0.00354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.7">
                <text:p>2270.7</text:p>
              </table:table-cell>
              <table:table-cell office:value-type="float" office:value="0.0016912">
                <text:p>0.0016912</text:p>
              </table:table-cell>
              <table:table-cell office:value-type="float" office:value="0.0035942">
                <text:p>0.00359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.7">
                <text:p>2280.7</text:p>
              </table:table-cell>
              <table:table-cell office:value-type="float" office:value="0.0017025">
                <text:p>0.0017025</text:p>
              </table:table-cell>
              <table:table-cell office:value-type="float" office:value="0.0036429">
                <text:p>0.0036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.7">
                <text:p>2290.7</text:p>
              </table:table-cell>
              <table:table-cell office:value-type="float" office:value="0.0017139">
                <text:p>0.0017139</text:p>
              </table:table-cell>
              <table:table-cell office:value-type="float" office:value="0.0036928">
                <text:p>0.00369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.7">
                <text:p>2300.7</text:p>
              </table:table-cell>
              <table:table-cell office:value-type="float" office:value="0.0017255">
                <text:p>0.0017255</text:p>
              </table:table-cell>
              <table:table-cell office:value-type="float" office:value="0.0037441">
                <text:p>0.00374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.7">
                <text:p>2310.7</text:p>
              </table:table-cell>
              <table:table-cell office:value-type="float" office:value="0.0017373">
                <text:p>0.0017373</text:p>
              </table:table-cell>
              <table:table-cell office:value-type="float" office:value="0.0037968">
                <text:p>0.0037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.7">
                <text:p>2320.7</text:p>
              </table:table-cell>
              <table:table-cell office:value-type="float" office:value="0.0017492">
                <text:p>0.0017492</text:p>
              </table:table-cell>
              <table:table-cell office:value-type="float" office:value="0.0038509">
                <text:p>0.00385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.7">
                <text:p>2330.7</text:p>
              </table:table-cell>
              <table:table-cell office:value-type="float" office:value="0.0017612">
                <text:p>0.0017612</text:p>
              </table:table-cell>
              <table:table-cell office:value-type="float" office:value="0.0039066">
                <text:p>0.003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.7">
                <text:p>2340.7</text:p>
              </table:table-cell>
              <table:table-cell office:value-type="float" office:value="0.0017734">
                <text:p>0.0017734</text:p>
              </table:table-cell>
              <table:table-cell office:value-type="float" office:value="0.0039639">
                <text:p>0.00396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.7">
                <text:p>2350.7</text:p>
              </table:table-cell>
              <table:table-cell office:value-type="float" office:value="0.0017858">
                <text:p>0.0017858</text:p>
              </table:table-cell>
              <table:table-cell office:value-type="float" office:value="0.0040228">
                <text:p>0.00402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.7">
                <text:p>2360.7</text:p>
              </table:table-cell>
              <table:table-cell office:value-type="float" office:value="0.0017984">
                <text:p>0.0017984</text:p>
              </table:table-cell>
              <table:table-cell office:value-type="float" office:value="0.0040834">
                <text:p>0.0040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.7">
                <text:p>2370.7</text:p>
              </table:table-cell>
              <table:table-cell office:value-type="float" office:value="0.0018111">
                <text:p>0.0018111</text:p>
              </table:table-cell>
              <table:table-cell office:value-type="float" office:value="0.0041459">
                <text:p>0.00414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.7">
                <text:p>2380.7</text:p>
              </table:table-cell>
              <table:table-cell office:value-type="float" office:value="0.001824">
                <text:p>0.001824</text:p>
              </table:table-cell>
              <table:table-cell office:value-type="float" office:value="0.0042102">
                <text:p>0.00421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.7">
                <text:p>2390.7</text:p>
              </table:table-cell>
              <table:table-cell office:value-type="float" office:value="0.0018371">
                <text:p>0.0018371</text:p>
              </table:table-cell>
              <table:table-cell office:value-type="float" office:value="0.0042764">
                <text:p>0.004276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.7">
                <text:p>2400.7</text:p>
              </table:table-cell>
              <table:table-cell office:value-type="float" office:value="0.0018503">
                <text:p>0.0018503</text:p>
              </table:table-cell>
              <table:table-cell office:value-type="float" office:value="0.0043447">
                <text:p>0.00434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.7">
                <text:p>2410.7</text:p>
              </table:table-cell>
              <table:table-cell office:value-type="float" office:value="0.0018638">
                <text:p>0.0018638</text:p>
              </table:table-cell>
              <table:table-cell office:value-type="float" office:value="0.0044152">
                <text:p>0.0044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.7">
                <text:p>2420.7</text:p>
              </table:table-cell>
              <table:table-cell office:value-type="float" office:value="0.0018774">
                <text:p>0.0018774</text:p>
              </table:table-cell>
              <table:table-cell office:value-type="float" office:value="0.0044879">
                <text:p>0.0044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.7">
                <text:p>2430.7</text:p>
              </table:table-cell>
              <table:table-cell office:value-type="float" office:value="0.0018913">
                <text:p>0.0018913</text:p>
              </table:table-cell>
              <table:table-cell office:value-type="float" office:value="0.0045629">
                <text:p>0.00456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.7">
                <text:p>2440.7</text:p>
              </table:table-cell>
              <table:table-cell office:value-type="float" office:value="0.0019053">
                <text:p>0.0019053</text:p>
              </table:table-cell>
              <table:table-cell office:value-type="float" office:value="0.0046404">
                <text:p>0.00464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.7">
                <text:p>2450.7</text:p>
              </table:table-cell>
              <table:table-cell office:value-type="float" office:value="0.0019195">
                <text:p>0.0019195</text:p>
              </table:table-cell>
              <table:table-cell office:value-type="float" office:value="0.0047204">
                <text:p>0.00472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.7">
                <text:p>2460.7</text:p>
              </table:table-cell>
              <table:table-cell office:value-type="float" office:value="0.001934">
                <text:p>0.001934</text:p>
              </table:table-cell>
              <table:table-cell office:value-type="float" office:value="0.0048031">
                <text:p>0.0048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.7">
                <text:p>2470.7</text:p>
              </table:table-cell>
              <table:table-cell office:value-type="float" office:value="0.0019487">
                <text:p>0.0019487</text:p>
              </table:table-cell>
              <table:table-cell office:value-type="float" office:value="0.0048886">
                <text:p>0.00488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.7">
                <text:p>2480.7</text:p>
              </table:table-cell>
              <table:table-cell office:value-type="float" office:value="0.0019635">
                <text:p>0.0019635</text:p>
              </table:table-cell>
              <table:table-cell office:value-type="float" office:value="0.0049771">
                <text:p>0.00497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.7">
                <text:p>2490.7</text:p>
              </table:table-cell>
              <table:table-cell office:value-type="float" office:value="0.0019787">
                <text:p>0.0019787</text:p>
              </table:table-cell>
              <table:table-cell office:value-type="float" office:value="0.0050687">
                <text:p>0.00506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.7">
                <text:p>2500.7</text:p>
              </table:table-cell>
              <table:table-cell office:value-type="float" office:value="0.001994">
                <text:p>0.001994</text:p>
              </table:table-cell>
              <table:table-cell office:value-type="float" office:value="0.0051635">
                <text:p>0.00516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.7">
                <text:p>2510.7</text:p>
              </table:table-cell>
              <table:table-cell office:value-type="float" office:value="0.0020096">
                <text:p>0.0020096</text:p>
              </table:table-cell>
              <table:table-cell office:value-type="float" office:value="0.0052618">
                <text:p>0.00526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.7">
                <text:p>2520.7</text:p>
              </table:table-cell>
              <table:table-cell office:value-type="float" office:value="0.0020254">
                <text:p>0.0020254</text:p>
              </table:table-cell>
              <table:table-cell office:value-type="float" office:value="0.0053637">
                <text:p>0.00536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.7">
                <text:p>2530.7</text:p>
              </table:table-cell>
              <table:table-cell office:value-type="float" office:value="0.0020414">
                <text:p>0.0020414</text:p>
              </table:table-cell>
              <table:table-cell office:value-type="float" office:value="0.0054693">
                <text:p>0.00546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.7">
                <text:p>2540.7</text:p>
              </table:table-cell>
              <table:table-cell office:value-type="float" office:value="0.0020577">
                <text:p>0.0020577</text:p>
              </table:table-cell>
              <table:table-cell office:value-type="float" office:value="0.005579">
                <text:p>0.0055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.7">
                <text:p>2550.7</text:p>
              </table:table-cell>
              <table:table-cell office:value-type="float" office:value="0.0020743">
                <text:p>0.0020743</text:p>
              </table:table-cell>
              <table:table-cell office:value-type="float" office:value="0.0056929">
                <text:p>0.00569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.7">
                <text:p>2560.7</text:p>
              </table:table-cell>
              <table:table-cell office:value-type="float" office:value="0.0020911">
                <text:p>0.0020911</text:p>
              </table:table-cell>
              <table:table-cell office:value-type="float" office:value="0.0058112">
                <text:p>0.00581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.7">
                <text:p>2570.7</text:p>
              </table:table-cell>
              <table:table-cell office:value-type="float" office:value="0.0021082">
                <text:p>0.0021082</text:p>
              </table:table-cell>
              <table:table-cell office:value-type="float" office:value="0.0059342">
                <text:p>0.00593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.7">
                <text:p>2580.7</text:p>
              </table:table-cell>
              <table:table-cell office:value-type="float" office:value="0.0021255">
                <text:p>0.0021255</text:p>
              </table:table-cell>
              <table:table-cell office:value-type="float" office:value="0.0060622">
                <text:p>0.00606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.7">
                <text:p>2590.7</text:p>
              </table:table-cell>
              <table:table-cell office:value-type="float" office:value="0.0021432">
                <text:p>0.0021432</text:p>
              </table:table-cell>
              <table:table-cell office:value-type="float" office:value="0.0061954">
                <text:p>0.00619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.7">
                <text:p>2600.7</text:p>
              </table:table-cell>
              <table:table-cell office:value-type="float" office:value="0.0021611">
                <text:p>0.0021611</text:p>
              </table:table-cell>
              <table:table-cell office:value-type="float" office:value="0.0063341">
                <text:p>0.00633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.7">
                <text:p>2610.7</text:p>
              </table:table-cell>
              <table:table-cell office:value-type="float" office:value="0.0021793">
                <text:p>0.0021793</text:p>
              </table:table-cell>
              <table:table-cell office:value-type="float" office:value="0.0064788">
                <text:p>0.00647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.7">
                <text:p>2620.7</text:p>
              </table:table-cell>
              <table:table-cell office:value-type="float" office:value="0.0021979">
                <text:p>0.0021979</text:p>
              </table:table-cell>
              <table:table-cell office:value-type="float" office:value="0.0066296">
                <text:p>0.00662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.7">
                <text:p>2630.7</text:p>
              </table:table-cell>
              <table:table-cell office:value-type="float" office:value="0.0022167">
                <text:p>0.0022167</text:p>
              </table:table-cell>
              <table:table-cell office:value-type="float" office:value="0.006787">
                <text:p>0.00678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.7">
                <text:p>2640.7</text:p>
              </table:table-cell>
              <table:table-cell office:value-type="float" office:value="0.0022359">
                <text:p>0.0022359</text:p>
              </table:table-cell>
              <table:table-cell office:value-type="float" office:value="0.0069515">
                <text:p>0.00695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.7">
                <text:p>2650.7</text:p>
              </table:table-cell>
              <table:table-cell office:value-type="float" office:value="0.0022554">
                <text:p>0.0022554</text:p>
              </table:table-cell>
              <table:table-cell office:value-type="float" office:value="0.0071233">
                <text:p>0.00712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.7">
                <text:p>2660.7</text:p>
              </table:table-cell>
              <table:table-cell office:value-type="float" office:value="0.0022752">
                <text:p>0.0022752</text:p>
              </table:table-cell>
              <table:table-cell office:value-type="float" office:value="0.0073031">
                <text:p>0.00730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.7">
                <text:p>2670.7</text:p>
              </table:table-cell>
              <table:table-cell office:value-type="float" office:value="0.0022953">
                <text:p>0.0022953</text:p>
              </table:table-cell>
              <table:table-cell office:value-type="float" office:value="0.0074912">
                <text:p>0.00749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.7">
                <text:p>2680.7</text:p>
              </table:table-cell>
              <table:table-cell office:value-type="float" office:value="0.0023158">
                <text:p>0.0023158</text:p>
              </table:table-cell>
              <table:table-cell office:value-type="float" office:value="0.0076883">
                <text:p>0.00768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.7">
                <text:p>2690.7</text:p>
              </table:table-cell>
              <table:table-cell office:value-type="float" office:value="0.0023367">
                <text:p>0.0023367</text:p>
              </table:table-cell>
              <table:table-cell office:value-type="float" office:value="0.007895">
                <text:p>0.0078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.7">
                <text:p>2700.7</text:p>
              </table:table-cell>
              <table:table-cell office:value-type="float" office:value="0.0023579">
                <text:p>0.0023579</text:p>
              </table:table-cell>
              <table:table-cell office:value-type="float" office:value="0.0081117">
                <text:p>0.00811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.7">
                <text:p>2710.7</text:p>
              </table:table-cell>
              <table:table-cell office:value-type="float" office:value="0.0023796">
                <text:p>0.0023796</text:p>
              </table:table-cell>
              <table:table-cell office:value-type="float" office:value="0.0083393">
                <text:p>0.00833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.7">
                <text:p>2720.7</text:p>
              </table:table-cell>
              <table:table-cell office:value-type="float" office:value="0.0024016">
                <text:p>0.0024016</text:p>
              </table:table-cell>
              <table:table-cell office:value-type="float" office:value="0.0085785">
                <text:p>0.008578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.7">
                <text:p>2730.7</text:p>
              </table:table-cell>
              <table:table-cell office:value-type="float" office:value="0.002424">
                <text:p>0.002424</text:p>
              </table:table-cell>
              <table:table-cell office:value-type="float" office:value="0.00883">
                <text:p>0.008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.7">
                <text:p>2740.7</text:p>
              </table:table-cell>
              <table:table-cell office:value-type="float" office:value="0.0024468">
                <text:p>0.0024468</text:p>
              </table:table-cell>
              <table:table-cell office:value-type="float" office:value="0.0090947">
                <text:p>0.00909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.7">
                <text:p>2750.7</text:p>
              </table:table-cell>
              <table:table-cell office:value-type="float" office:value="0.0024701">
                <text:p>0.0024701</text:p>
              </table:table-cell>
              <table:table-cell office:value-type="float" office:value="0.0093736">
                <text:p>0.00937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.7">
                <text:p>2760.7</text:p>
              </table:table-cell>
              <table:table-cell office:value-type="float" office:value="0.0024937">
                <text:p>0.0024937</text:p>
              </table:table-cell>
              <table:table-cell office:value-type="float" office:value="0.0096676">
                <text:p>0.00966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.7">
                <text:p>2770.7</text:p>
              </table:table-cell>
              <table:table-cell office:value-type="float" office:value="0.0025179">
                <text:p>0.0025179</text:p>
              </table:table-cell>
              <table:table-cell office:value-type="float" office:value="0.0099777">
                <text:p>0.00997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.7">
                <text:p>2780.7</text:p>
              </table:table-cell>
              <table:table-cell office:value-type="float" office:value="0.0025425">
                <text:p>0.0025425</text:p>
              </table:table-cell>
              <table:table-cell office:value-type="float" office:value="0.010305">
                <text:p>0.0103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.7">
                <text:p>2790.7</text:p>
              </table:table-cell>
              <table:table-cell office:value-type="float" office:value="0.0025675">
                <text:p>0.0025675</text:p>
              </table:table-cell>
              <table:table-cell office:value-type="float" office:value="0.010651">
                <text:p>0.0106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.7">
                <text:p>2800.7</text:p>
              </table:table-cell>
              <table:table-cell office:value-type="float" office:value="0.0025931">
                <text:p>0.0025931</text:p>
              </table:table-cell>
              <table:table-cell office:value-type="float" office:value="0.011018">
                <text:p>0.0110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.7">
                <text:p>2810.7</text:p>
              </table:table-cell>
              <table:table-cell office:value-type="float" office:value="0.0026191">
                <text:p>0.0026191</text:p>
              </table:table-cell>
              <table:table-cell office:value-type="float" office:value="0.011405">
                <text:p>0.0114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.7">
                <text:p>2820.7</text:p>
              </table:table-cell>
              <table:table-cell office:value-type="float" office:value="0.0026457">
                <text:p>0.0026457</text:p>
              </table:table-cell>
              <table:table-cell office:value-type="float" office:value="0.011816">
                <text:p>0.01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.7">
                <text:p>2830.7</text:p>
              </table:table-cell>
              <table:table-cell office:value-type="float" office:value="0.0026727">
                <text:p>0.0026727</text:p>
              </table:table-cell>
              <table:table-cell office:value-type="float" office:value="0.012251">
                <text:p>0.0122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.7">
                <text:p>2840.7</text:p>
              </table:table-cell>
              <table:table-cell office:value-type="float" office:value="0.0027004">
                <text:p>0.0027004</text:p>
              </table:table-cell>
              <table:table-cell office:value-type="float" office:value="0.012713">
                <text:p>0.0127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.7">
                <text:p>2850.7</text:p>
              </table:table-cell>
              <table:table-cell office:value-type="float" office:value="0.0027286">
                <text:p>0.0027286</text:p>
              </table:table-cell>
              <table:table-cell office:value-type="float" office:value="0.013203">
                <text:p>0.0132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.7">
                <text:p>2860.7</text:p>
              </table:table-cell>
              <table:table-cell office:value-type="float" office:value="0.0027573">
                <text:p>0.0027573</text:p>
              </table:table-cell>
              <table:table-cell office:value-type="float" office:value="0.013724">
                <text:p>0.013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.7">
                <text:p>2870.7</text:p>
              </table:table-cell>
              <table:table-cell office:value-type="float" office:value="0.0027867">
                <text:p>0.0027867</text:p>
              </table:table-cell>
              <table:table-cell office:value-type="float" office:value="0.014277">
                <text:p>0.0142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.7">
                <text:p>2880.7</text:p>
              </table:table-cell>
              <table:table-cell office:value-type="float" office:value="0.0028167">
                <text:p>0.0028167</text:p>
              </table:table-cell>
              <table:table-cell office:value-type="float" office:value="0.014866">
                <text:p>0.014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.7">
                <text:p>2890.7</text:p>
              </table:table-cell>
              <table:table-cell office:value-type="float" office:value="0.0028473">
                <text:p>0.0028473</text:p>
              </table:table-cell>
              <table:table-cell office:value-type="float" office:value="0.015492">
                <text:p>0.0154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.7">
                <text:p>2900.7</text:p>
              </table:table-cell>
              <table:table-cell office:value-type="float" office:value="0.0028786">
                <text:p>0.0028786</text:p>
              </table:table-cell>
              <table:table-cell office:value-type="float" office:value="0.016159">
                <text:p>0.0161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.7">
                <text:p>2910.7</text:p>
              </table:table-cell>
              <table:table-cell office:value-type="float" office:value="0.0029105">
                <text:p>0.0029105</text:p>
              </table:table-cell>
              <table:table-cell office:value-type="float" office:value="0.016869">
                <text:p>0.0168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.7">
                <text:p>2920.7</text:p>
              </table:table-cell>
              <table:table-cell office:value-type="float" office:value="0.0029431">
                <text:p>0.0029431</text:p>
              </table:table-cell>
              <table:table-cell office:value-type="float" office:value="0.017624">
                <text:p>0.01762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.7">
                <text:p>2930.7</text:p>
              </table:table-cell>
              <table:table-cell office:value-type="float" office:value="0.0029765">
                <text:p>0.0029765</text:p>
              </table:table-cell>
              <table:table-cell office:value-type="float" office:value="0.018429">
                <text:p>0.0184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.7">
                <text:p>2940.7</text:p>
              </table:table-cell>
              <table:table-cell office:value-type="float" office:value="0.0030106">
                <text:p>0.0030106</text:p>
              </table:table-cell>
              <table:table-cell office:value-type="float" office:value="0.019286">
                <text:p>0.0192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.7">
                <text:p>2950.7</text:p>
              </table:table-cell>
              <table:table-cell office:value-type="float" office:value="0.0030455">
                <text:p>0.0030455</text:p>
              </table:table-cell>
              <table:table-cell office:value-type="float" office:value="0.020197">
                <text:p>0.0201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.7">
                <text:p>2960.7</text:p>
              </table:table-cell>
              <table:table-cell office:value-type="float" office:value="0.0030811">
                <text:p>0.0030811</text:p>
              </table:table-cell>
              <table:table-cell office:value-type="float" office:value="0.021167">
                <text:p>0.0211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.7">
                <text:p>2970.7</text:p>
              </table:table-cell>
              <table:table-cell office:value-type="float" office:value="0.0031176">
                <text:p>0.0031176</text:p>
              </table:table-cell>
              <table:table-cell office:value-type="float" office:value="0.022198">
                <text:p>0.022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.7">
                <text:p>2980.7</text:p>
              </table:table-cell>
              <table:table-cell office:value-type="float" office:value="0.0031549">
                <text:p>0.0031549</text:p>
              </table:table-cell>
              <table:table-cell office:value-type="float" office:value="0.023293">
                <text:p>0.0232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.7">
                <text:p>2990.7</text:p>
              </table:table-cell>
              <table:table-cell office:value-type="float" office:value="0.0031931">
                <text:p>0.0031931</text:p>
              </table:table-cell>
              <table:table-cell office:value-type="float" office:value="0.024455">
                <text:p>0.0244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.7">
                <text:p>3000.7</text:p>
              </table:table-cell>
              <table:table-cell office:value-type="float" office:value="0.0032322">
                <text:p>0.0032322</text:p>
              </table:table-cell>
              <table:table-cell office:value-type="float" office:value="0.025687">
                <text:p>0.0256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